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Normal">
      <style:paragraph-properties fo:break-before="page">
        <style:tab-stops>
          <style:tab-stop style:position="6.405cm"/>
          <style:tab-stop style:position="6.872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5.722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12.031cm"/>
        </style:tab-stops>
      </style:paragraph-properties>
    </style:style>
    <style:style style:name="P9" style:family="paragraph" style:parent-style-name="Normal">
      <style:paragraph-properties fo:margin-left="0.635cm" fo:margin-right="0cm" fo:text-indent="-0.635cm" style:auto-text-indent="false">
        <style:tab-stops>
          <style:tab-stop style:position="6.114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>
          <style:tab-stop style:position="1.803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7.126cm"/>
        </style:tab-stops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>
        <style:tab-stops>
          <style:tab-stop style:position="2.385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6.72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4.242cm"/>
        </style:tab-stops>
      </style:paragraph-properties>
      <style:text-properties officeooo:paragraph-rsid="0018aa5e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18aa5e"/>
    </style:style>
    <style:style style:name="P16" style:family="paragraph" style:parent-style-name="Normal">
      <style:text-properties officeooo:paragraph-rsid="001d5a4e"/>
    </style:style>
    <style:style style:name="P17" style:family="paragraph" style:parent-style-name="Normal">
      <style:text-properties officeooo:paragraph-rsid="001f43ae"/>
    </style:style>
    <style:style style:name="P18" style:family="paragraph" style:parent-style-name="Normal">
      <style:paragraph-properties fo:break-before="page"/>
      <style:text-properties officeooo:paragraph-rsid="001f43ae"/>
    </style:style>
    <style:style style:name="P19" style:family="paragraph" style:parent-style-name="Normal">
      <style:text-properties officeooo:paragraph-rsid="0020c0fc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222d9f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 style:master-page-name="MP0">
      <style:paragraph-properties style:page-number="auto" fo:break-before="page"/>
    </style:style>
    <style:style style:name="P23" style:family="paragraph" style:parent-style-name="Heading_20_1"/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text-properties officeooo:paragraph-rsid="002385d5"/>
    </style:style>
    <style:style style:name="P27" style:family="paragraph" style:parent-style-name="Heading_20_2"/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paragraph-rsid="00480764"/>
    </style:style>
    <style:style style:name="P30" style:family="paragraph" style:parent-style-name="Normal">
      <style:paragraph-properties fo:margin-left="0.635cm" fo:margin-right="0cm" fo:text-indent="-0.635cm" style:auto-text-indent="false" fo:break-before="page">
        <style:tab-stops>
          <style:tab-stop style:position="6.948cm"/>
        </style:tab-stops>
      </style:paragraph-properties>
      <style:text-properties officeooo:paragraph-rsid="00450635"/>
    </style:style>
    <style:style style:name="P31" style:family="paragraph" style:parent-style-name="Normal">
      <style:paragraph-properties fo:margin-left="0.635cm" fo:margin-right="0cm" fo:text-indent="-0.635cm" style:auto-text-indent="false">
        <style:tab-stops/>
      </style:paragraph-properties>
      <style:text-properties officeooo:paragraph-rsid="00450635"/>
    </style:style>
    <style:style style:name="P3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  <style:text-properties officeooo:paragraph-rsid="00450635"/>
    </style:style>
    <style:style style:name="P33" style:family="paragraph" style:parent-style-name="Normal">
      <style:paragraph-properties fo:break-before="page">
        <style:tab-stops>
          <style:tab-stop style:position="4.946cm"/>
          <style:tab-stop style:position="5.341cm"/>
        </style:tab-stops>
      </style:paragraph-properties>
      <style:text-properties officeooo:paragraph-rsid="00450635"/>
    </style:style>
    <style:style style:name="P3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826cm"/>
        </style:tab-stops>
      </style:paragraph-properties>
      <style:text-properties officeooo:paragraph-rsid="00450635"/>
    </style:style>
    <style:style style:name="P35" style:family="paragraph" style:parent-style-name="Normal">
      <style:paragraph-properties fo:break-before="page">
        <style:tab-stops>
          <style:tab-stop style:position="8.027cm"/>
        </style:tab-stops>
      </style:paragraph-properties>
      <style:text-properties officeooo:paragraph-rsid="00450635"/>
    </style:style>
    <style:style style:name="P36" style:family="paragraph" style:parent-style-name="Normal">
      <style:paragraph-properties>
        <style:tab-stops>
          <style:tab-stop style:position="7.458cm"/>
        </style:tab-stops>
      </style:paragraph-properties>
      <style:text-properties officeooo:paragraph-rsid="00450635"/>
    </style:style>
    <style:style style:name="P37" style:family="paragraph" style:parent-style-name="Normal">
      <style:paragraph-properties>
        <style:tab-stops>
          <style:tab-stop style:position="1.055cm"/>
        </style:tab-stops>
      </style:paragraph-properties>
      <style:text-properties officeooo:paragraph-rsid="00450635"/>
    </style:style>
    <style:style style:name="P38" style:family="paragraph" style:parent-style-name="Normal">
      <style:paragraph-properties>
        <style:tab-stops>
          <style:tab-stop style:position="5.327cm"/>
        </style:tab-stops>
      </style:paragraph-properties>
      <style:text-properties officeooo:paragraph-rsid="00450635"/>
    </style:style>
    <style:style style:name="P39" style:family="paragraph" style:parent-style-name="Normal">
      <style:paragraph-properties fo:margin-left="0cm" fo:margin-right="0cm" fo:text-indent="0.635cm" style:auto-text-indent="false">
        <style:tab-stops>
          <style:tab-stop style:position="7.752cm"/>
        </style:tab-stops>
      </style:paragraph-properties>
      <style:text-properties officeooo:paragraph-rsid="00450635"/>
    </style:style>
    <style:style style:name="P40" style:family="paragraph" style:parent-style-name="Normal">
      <style:paragraph-properties fo:break-before="page">
        <style:tab-stops>
          <style:tab-stop style:position="5.812cm"/>
          <style:tab-stop style:position="6.336cm"/>
          <style:tab-stop style:position="7.426cm"/>
          <style:tab-stop style:position="7.867cm"/>
          <style:tab-stop style:position="10.802cm"/>
          <style:tab-stop style:position="13.134cm"/>
        </style:tab-stops>
      </style:paragraph-properties>
      <style:text-properties officeooo:paragraph-rsid="00450635"/>
    </style:style>
    <style:style style:name="P41" style:family="paragraph" style:parent-style-name="Normal">
      <style:paragraph-properties>
        <style:tab-stops>
          <style:tab-stop style:position="8.158cm"/>
        </style:tab-stops>
      </style:paragraph-properties>
      <style:text-properties officeooo:paragraph-rsid="00450635"/>
    </style:style>
    <style:style style:name="P4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112cm"/>
        </style:tab-stops>
      </style:paragraph-properties>
      <style:text-properties officeooo:paragraph-rsid="00450635"/>
    </style:style>
    <style:style style:name="P43" style:family="paragraph" style:parent-style-name="Normal">
      <style:paragraph-properties fo:margin-left="0.635cm" fo:margin-right="0cm" fo:text-indent="-0.635cm" style:auto-text-indent="false">
        <style:tab-stops>
          <style:tab-stop style:position="5.191cm"/>
          <style:tab-stop style:position="6.676cm"/>
        </style:tab-stops>
      </style:paragraph-properties>
      <style:text-properties officeooo:paragraph-rsid="00450635"/>
    </style:style>
    <style:style style:name="P44" style:family="paragraph" style:parent-style-name="Normal">
      <style:paragraph-properties fo:margin-left="0.635cm" fo:margin-right="0cm" fo:text-indent="-0.635cm" style:auto-text-indent="false">
        <style:tab-stops>
          <style:tab-stop style:position="6.784cm"/>
          <style:tab-stop style:position="12.079cm"/>
        </style:tab-stops>
      </style:paragraph-properties>
      <style:text-properties officeooo:paragraph-rsid="00450635"/>
    </style:style>
    <style:style style:name="P45" style:family="paragraph" style:parent-style-name="Normal">
      <style:paragraph-properties>
        <style:tab-stops>
          <style:tab-stop style:position="3.933cm"/>
        </style:tab-stops>
      </style:paragraph-properties>
      <style:text-properties officeooo:paragraph-rsid="00450635"/>
    </style:style>
    <style:style style:name="P46" style:family="paragraph" style:parent-style-name="Normal">
      <style:paragraph-properties fo:margin-left="0.635cm" fo:margin-right="0cm" fo:text-indent="-0.635cm" style:auto-text-indent="false" fo:break-before="page">
        <style:tab-stops>
          <style:tab-stop style:position="2.614cm"/>
          <style:tab-stop style:position="4.281cm"/>
          <style:tab-stop style:position="5.551cm"/>
          <style:tab-stop style:position="6.701cm"/>
          <style:tab-stop style:position="7.918cm"/>
          <style:tab-stop style:position="9.532cm"/>
          <style:tab-stop style:position="10.548cm"/>
        </style:tab-stops>
      </style:paragraph-properties>
      <style:text-properties officeooo:paragraph-rsid="00450635"/>
    </style:style>
    <style:style style:name="P47" style:family="paragraph" style:parent-style-name="Normal">
      <style:paragraph-properties>
        <style:tab-stops>
          <style:tab-stop style:position="4.295cm"/>
          <style:tab-stop style:position="5.611cm"/>
          <style:tab-stop style:position="6.962cm"/>
        </style:tab-stops>
      </style:paragraph-properties>
      <style:text-properties officeooo:paragraph-rsid="00450635"/>
    </style:style>
    <style:style style:name="P48" style:family="paragraph" style:parent-style-name="Normal">
      <style:paragraph-properties>
        <style:tab-stops>
          <style:tab-stop style:position="3.764cm"/>
        </style:tab-stops>
      </style:paragraph-properties>
      <style:text-properties officeooo:paragraph-rsid="00450635"/>
    </style:style>
    <style:style style:name="P49" style:family="paragraph" style:parent-style-name="Normal">
      <style:paragraph-properties fo:break-before="page">
        <style:tab-stops>
          <style:tab-stop style:position="5.002cm"/>
        </style:tab-stops>
      </style:paragraph-properties>
      <style:text-properties officeooo:paragraph-rsid="00450635"/>
    </style:style>
    <style:style style:name="P50" style:family="paragraph" style:parent-style-name="Normal">
      <style:paragraph-properties>
        <style:tab-stops>
          <style:tab-stop style:position="2.917cm"/>
          <style:tab-stop style:position="7.551cm"/>
        </style:tab-stops>
      </style:paragraph-properties>
      <style:text-properties officeooo:paragraph-rsid="00508d0d"/>
    </style:style>
    <style:style style:name="P5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344cm"/>
          <style:tab-stop style:position="6.754cm"/>
        </style:tab-stops>
      </style:paragraph-properties>
      <style:text-properties officeooo:paragraph-rsid="00450635"/>
    </style:style>
    <style:style style:name="P52" style:family="paragraph" style:parent-style-name="Normal">
      <style:paragraph-properties fo:margin-left="0cm" fo:margin-right="0cm" fo:text-indent="0.635cm" style:auto-text-indent="false"/>
      <style:text-properties officeooo:paragraph-rsid="00450635"/>
    </style:style>
    <style:style style:name="P53" style:family="paragraph" style:parent-style-name="Normal">
      <style:paragraph-properties fo:margin-left="0cm" fo:margin-right="0cm" fo:text-indent="0.635cm" style:auto-text-indent="false" fo:break-before="page"/>
      <style:text-properties officeooo:paragraph-rsid="00450635"/>
    </style:style>
    <style:style style:name="P54" style:family="paragraph" style:parent-style-name="Normal">
      <style:paragraph-properties fo:break-before="page"/>
      <style:text-properties officeooo:paragraph-rsid="00450635"/>
    </style:style>
    <style:style style:name="P55" style:family="paragraph" style:parent-style-name="Normal">
      <style:text-properties officeooo:paragraph-rsid="00450635"/>
    </style:style>
    <style:style style:name="P56" style:family="paragraph" style:parent-style-name="Normal">
      <style:paragraph-properties fo:margin-left="0cm" fo:margin-right="0cm" fo:text-indent="0.635cm" style:auto-text-indent="false"/>
      <style:text-properties officeooo:paragraph-rsid="00480764"/>
    </style:style>
    <style:style style:name="P57" style:family="paragraph" style:parent-style-name="Normal">
      <style:paragraph-properties fo:margin-left="0cm" fo:margin-right="0cm" fo:text-indent="0.635cm" style:auto-text-indent="false"/>
      <style:text-properties officeooo:paragraph-rsid="004d9e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f0f0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7" style:family="text">
      <style:text-properties fo:language="fr" fo:country="FR" style:language-asian="el" style:country-asian="GR" style:language-complex="el" style:country-complex="GR"/>
    </style:style>
    <style:style style:name="T8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fd7f5" style:font-style-asian="italic" style:font-style-complex="italic"/>
    </style:style>
    <style:style style:name="T13" style:family="text">
      <style:text-properties fo:font-style="italic" officeooo:rsid="00450635" style:font-style-asian="italic" style:font-style-complex="italic"/>
    </style:style>
    <style:style style:name="T14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1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20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21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2" style:family="text">
      <style:text-properties fo:language="el" fo:country="GR" style:language-asian="el" style:country-asian="GR" style:language-complex="el" style:country-complex="GR"/>
    </style:style>
    <style:style style:name="T23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24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25" style:family="text">
      <style:text-properties fo:language="it" fo:country="IT" style:language-asian="el" style:country-asian="GR" style:language-complex="el" style:country-complex="GR"/>
    </style:style>
    <style:style style:name="T26" style:family="text">
      <style:text-properties style:language-asian="el" style:country-asian="GR" style:language-complex="el" style:country-complex="GR"/>
    </style:style>
    <style:style style:name="T27" style:family="text">
      <style:text-properties style:language-asian="en" style:country-asian="US" style:language-complex="en" style:country-complex="US"/>
    </style:style>
    <style:style style:name="T28" style:family="text">
      <style:text-properties fo:color="#404040" loext:opacity="100%"/>
    </style:style>
    <style:style style:name="T29" style:family="text">
      <style:text-properties fo:color="#404040" loext:opacity="100%"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30" style:family="text">
      <style:text-properties fo:color="#404040" loext:opacity="100%" fo:font-style="italic" style:font-style-asian="italic" style:font-style-complex="italic"/>
    </style:style>
    <style:style style:name="T31" style:family="text">
      <style:text-properties fo:color="#5e5e5e" loext:opacity="100%"/>
    </style:style>
    <style:style style:name="T32" style:family="text">
      <style:text-properties fo:color="#5e5e5e" loext:opacity="100%" fo:font-style="italic" style:font-style-asian="italic" style:font-style-complex="italic"/>
    </style:style>
    <style:style style:name="T33" style:family="text">
      <style:text-properties fo:color="#5e5e5e" loext:opacity="100%" style:language-asian="el" style:country-asian="GR" style:language-complex="el" style:country-complex="GR"/>
    </style:style>
    <style:style style:name="T34" style:family="text">
      <style:text-properties fo:color="#5e5e5e" loext:opacity="100%" fo:language="el" fo:country="GR" style:language-asian="el" style:country-asian="GR" style:language-complex="el" style:country-complex="GR"/>
    </style:style>
    <style:style style:name="T35" style:family="text">
      <style:text-properties fo:color="#373214" loext:opacity="100%"/>
    </style:style>
    <style:style style:name="T36" style:family="text">
      <style:text-properties fo:color="#373214" loext:opacity="100%" fo:font-style="italic" style:font-style-asian="italic" style:font-style-complex="italic"/>
    </style:style>
    <style:style style:name="T37" style:family="text">
      <style:text-properties fo:color="#8f8462" loext:opacity="100%"/>
    </style:style>
    <style:style style:name="T38" style:family="text">
      <style:text-properties style:text-position="super 67%" fo:font-weight="bold" style:font-weight-asian="bold" style:font-weight-complex="bold"/>
    </style:style>
    <style:style style:name="T39" style:family="text">
      <style:text-properties fo:color="#000000" loext:opacity="100%" fo:font-style="italic" fo:font-weight="bold" officeooo:rsid="00480764" style:font-style-asian="italic" style:font-weight-asian="bold" style:font-style-complex="italic" style:font-weight-complex="bold"/>
    </style:style>
    <style:style style:name="T40" style:family="text">
      <style:text-properties fo:color="#000000" loext:opacity="100%" fo:font-weight="bold" officeooo:rsid="0049f0f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bookmark-start text:name="bookmark0"/><text:span text:style-name="Default_20_Paragraph_20_Font">HIPPoCRATIS EPIDEM. VI. ET<text:line-break/>CALENI IN ILLUM COMMEN-</text:span><text:bookmark-end text:name="bookmark0"/></text:h>
      <text:h text:style-name="Heading_20_1" text:outline-level="1"><text:span text:style-name="Default_20_Paragraph_20_Font">TARIUS I. </text:span></text:h>
      <text:h text:style-name="Heading_20_2" text:outline-level="2">praefatio. </text:h>
      <text:p text:style-name="P52">Sextum Hippocratis librum<text:line-break/>de popularibus morbis multi explanatores corruperunt,<text:line-break/>alii aliter, ut quisque se verisimiliter explanaturum esse<text:line-break/>sperabat, ipsius verba permutantes. Quamobrem propter<text:line-break/>hoc et ego veteres codices indagare et eorum commenta-<text:line-break/>ria, qui primi librum hunc explanaverunt, evolvere coa-<text:line-break/>ctus sum. Inter quos et Zeuxis Tarentinus et Erythraeus</text:p>
      <text:p text:style-name="P54">Heraclides censentur, ante quos etiam Bacchius et Glau-<text:line-break/>cias exstiterunt. Isti sane, si veterem prius scripturam<text:line-break/>edocentes, locum esse mendosum postea dicerent, consen-<text:line-break/>taneum esset propterea et ipsos veram Hippocratis scriptu-<text:line-break/>ram hanc aut illam esse cogitare, eorumque mihi diligen-<text:line-break/>tia probaretur, si post loci castigationem eos aliquid<text:line-break/>utile una et caeteris magistri opinioni consentiens edocere<text:line-break/>perspicerem. Quapropter quum illi nonnunquam in utro-<text:line-break/>que aberrent, illud mihi longe satius fore visum est, si<text:line-break/>antiquam lectionem servans, eam semper interpretari stu-<text:line-break/>duero; quod si hoc interdum facere nequiverim, ipsam<text:line-break/>aliqua verisimili castigatione emendavero, quemadmodum<text:line-break/>Heraclides in fecundo libro de morbis popularibus fecit<text:line-break/>loco illo, ubi scriptum est, ad Aphrodisium autem urae,<text:line-break/>Graece <text:span text:style-name="Default_20_Paragraph_20_Font"><text:span text:style-name="T22">οὐραὶ</text:span></text:span><text:span text:style-name="Default_20_Paragraph_20_Font"><text:span text:style-name="T26">. </text:span></text:span>spectabant. Quoniam ab explanatoribus<text:line-break/>haec dictio <text:span text:style-name="Default_20_Paragraph_20_Font"><text:span text:style-name="T22">οὐραὶ</text:span></text:span><text:span text:style-name="Default_20_Paragraph_20_Font"><text:span text:style-name="T26"> </text:span></text:span>minime probabiliter declarata est, for-<text:line-break/>san , inquit, prius <text:span text:style-name="Default_20_Paragraph_20_Font"><text:span text:style-name="T22">Φύραι</text:span></text:span><text:span text:style-name="Default_20_Paragraph_20_Font"><text:span text:style-name="T26"> </text:span></text:span>per litteram <text:span text:style-name="Default_20_Paragraph_20_Font"><text:span text:style-name="T21">Θ</text:span></text:span><text:span text:style-name="Default_20_Paragraph_20_Font"><text:span text:style-name="T26"> </text:span></text:span>scriptum erat;<text:line-break/>linea vero, quae in ipso media erat, abolita librarius</text:p>
      <text:p text:style-name="P54"><text:span text:style-name="Default_20_Paragraph_20_Font"><text:span text:style-name="T22">οὐραὶ</text:span></text:span><text:span text:style-name="Default_20_Paragraph_20_Font"><text:span text:style-name="T26"> </text:span></text:span>scriptum fuisse existimavit. Fieri namque hoc modo<text:line-break/>potuit ut membrana tenui deleta simul et haec linea de-<text:line-break/>leretur et ab initio protinus ipsam debilius obscuriusique<text:line-break/>scriptam temporis longinquitate prorsus evanuisse. Inter<text:line-break/>omnes autem qui veteres scripturas perverterunt Capito-<text:line-break/>nem et Dioscoridem ad hoc faciendum audacissimos inve-<text:line-break/>nio. Ego itaque considerans num omnium istorum an<text:line-break/>eorum tantummodo qui recte scripturas commutarunt, an<text:line-break/>nullius prorsum, meminisse aequius foret, mecum ita con-<text:line-break/>stitui, si nullus eorum, qui commentaria haec lecturi<text:line-break/>sunt, ipsorum longitudinem aegre laturus esset, omnium<text:line-break/>meminisse rectius fore; sed multi quum sint, qui non<text:line-break/>hujusmodi solum commentaria, verum etiam moderatiora<text:line-break/>vituperent solumque utilibus studeant, mediam quandam<text:line-break/>inter utraque haec extrema explanationem facere. Atque<text:line-break/>id statim ab initio testatus sum ut ab his commentariis<text:line-break/>recedant qui ipsis non delectantur. Ego etenim quem-<text:line-break/>admodum alia multa rogantibus amicis obtemperans con-<text:line-break/>feci , ita et hasce explanationes illorum causa facere ag-</text:p>
      <text:p text:style-name="P54">gressus sum. Ea vero quae a me scriberentur in vulgus<text:line-break/>exire considerans, his prooemiis opus habui. Quemadmo-<text:line-break/>dum igitur haec praefatus sum, ita et istud praefari ne-<text:line-break/>cesse est, locutionis videlicet genus hoc in libro longe<text:line-break/>ab eo esse diversum, quo in primo et tertio de morbis<text:line-break/>popularibus libro Hippocrates usus, quos sere omnes con-<text:line-break/>sentiunt solos ab Hippocrate, ut emitterentur, fuisse con-<text:line-break/>scriptos, ex aliis autem quinque, quintum et septimum<text:line-break/>procul dubio spurios esse ac subditivos. Sextum vero<text:line-break/>llunc quem in praesentia habemus in manibus et ante<text:line-break/>ipsum, secundum librum, ex illis quae sibi ipse Hippo-<text:line-break/>crates collegerat, Thessalum ejus filium ajunt conflavisse;<text:line-break/>quin et nonnulli ipsum Thessalum aliquid ex propria sen-<text:line-break/>tentia adscripsisse opinantur; nonnulli vero post ipsum,<text:line-break/>alios. In primo sane atque tertio libro quasdam aërisi con-<text:line-break/>stitutiones Hippocrates exponit, post quas morbi in vul-<text:line-break/>gus grassati enumerantur; hanc enim dictionem <text:span text:style-name="Default_20_Paragraph_20_Font"><text:span text:style-name="T22">έπιὐημῆ</text:span></text:span><text:span text:style-name="Default_20_Paragraph_20_Font"><text:span text:style-name="T26">-</text:span></text:span></text:p>
      <text:p text:style-name="P54"><text:span text:style-name="Default_20_Paragraph_20_Font"><text:span text:style-name="T22">σαντα</text:span></text:span><text:span text:style-name="Default_20_Paragraph_20_Font"><text:span text:style-name="T26"> </text:span></text:span>istis attribuere HippocrateS conspicitur et hanc ob<text:line-break/>causam <text:span text:style-name="Default_20_Paragraph_20_Font"><text:span text:style-name="T11">l</text:span></text:span>ibrorum inscriptionem talem fecit, populareS ipsos<text:line-break/>appellans, Graece <text:span text:style-name="Default_20_Paragraph_20_Font"><text:span text:style-name="T22">ἐπιθημἰωίς</text:span></text:span><text:span text:style-name="Default_20_Paragraph_20_Font"><text:span text:style-name="T26">, </text:span></text:span>splia de morbiS in populum<text:line-break/>passim saevientibus in ipsis agitur; non <text:span text:style-name="Default_20_Paragraph_20_Font"><text:span text:style-name="T22">ἐπιὐημιὸΐν</text:span></text:span><text:span text:style-name="Default_20_Paragraph_20_Font"><text:span text:style-name="T26">, </text:span></text:span>hoc<text:line-break/>est de ipsius Hippocratis peregrinationibus quibus mussas<text:line-break/>civitates peragravit. In duobus autem his libris haec<text:line-break/>est exigua portio, sed plurima doctrinae portio aphorismi<text:line-break/>quidam esse videntur, finguIi propria circurnspectrone se-<text:line-break/>parati. Quare duo hi libri Cum propria inscriptione ca-<text:line-break/>rerent, aliorum communem suscepisse dicuntur, ut et ipsi<text:line-break/>videlicet populares vocarentur , quum minimum in iiS con..<text:line-break/>tineretur, quod ipsi inscriptioni consentiret. QuartuS au-<text:line-break/>tem liber istis locutionis forma persimilis , contemplationis<text:line-break/>utilitate longe superatur. Quicunque vero librum hunc<text:line-break/>sextum Thessali constitutiones appellaverunt, manifeste<text:line-break/>falluntur. Haec mihi praedixisse fatis fit , quum et alia<text:line-break/>non pauca a quibusdam explanatoribus scripta fuerint,<text:line-break/>quae, ne longior essem, congruens fuit praetermittere.</text:p>
      <text:h text:style-name="P25" text:outline-level="2">I.</text:h>
      <text:p text:style-name="P55"><text:span text:style-name="Default_20_Paragraph_20_Font"><text:span text:style-name="T11">Quibuscunque ex abortu.</text:span></text:span></text:p>
      <text:p text:style-name="P52">Communem aliquem sermonem de re communi semel<text:line-break/>tamen sacere constitui; cuivis autem lecturo suam pro-<text:line-break/>priam linguam ut libuerit scribere liceat. Nonnulli qui-<text:line-break/>dem <text:span text:style-name="Default_20_Paragraph_20_Font"><text:span text:style-name="T22">ὸσησι</text:span></text:span><text:span text:style-name="Default_20_Paragraph_20_Font"><text:span text:style-name="T26"> </text:span></text:span>primam dictionem ex tribus syllabis constantem<text:line-break/>scripserunt, aliqui vero <text:span text:style-name="Default_20_Paragraph_20_Font"><text:span text:style-name="T22">ὸκόσ</text:span></text:span><text:span text:style-name="Default_20_Paragraph_20_Font"><text:span text:style-name="T26">^</text:span></text:span><text:span text:style-name="Default_20_Paragraph_20_Font"><text:span text:style-name="T22">σι</text:span></text:span><text:span text:style-name="Default_20_Paragraph_20_Font"><text:span text:style-name="T26"> </text:span></text:span>ex quatuor, quidam non<text:line-break/>per K scribunt <text:span text:style-name="Default_20_Paragraph_20_Font"><text:span text:style-name="T22">ύκόσησιν</text:span></text:span><text:span text:style-name="Default_20_Paragraph_20_Font"><text:span text:style-name="T26">, </text:span></text:span>sed per <text:span text:style-name="Default_20_Paragraph_20_Font"><text:span text:style-name="T22">π</text:span></text:span><text:span text:style-name="Default_20_Paragraph_20_Font"><text:span text:style-name="T26"> </text:span></text:span>secundam syllabam,<text:line-break/>quemadmodum Capito non in hoc modo, verum etiam in<text:line-break/>omnibus aliis hujusmodi nominibus fecit. Nihil autem<text:line-break/>artis operum hoc an illo modo scripseris interest Quo-<text:line-break/>circa melius esse mihi persuasi, si eas solum scripturas in<text:line-break/>meis commentariis attulero, quae sententiae significationem<text:line-break/>permutant; quae vero solis verbis, sententia minime vio-<text:line-break/>lata, dissentiunt, eas cujusque arbitrio scribendas ac pro-<text:line-break/>ferendas permisero. Rursum igitur ab altero initio supra</text:p>
      <text:p text:style-name="P30">positam dictionem repetens ad ipsius explanationem me</text:p>
      <text:p text:style-name="P55">convertam. . ,</text:p>
      <text:h text:style-name="Heading_20_2" text:outline-level="2">II.</text:h>
      <text:p text:style-name="P31"><text:span text:style-name="Default_20_Paragraph_20_Font"><text:span text:style-name="T11">Quibuscunque ex abortu et uteri tumoribus ad capitis gra-<text:line-break/>vita</text:span></text:span><text:span text:style-name="Default_20_Paragraph_20_Font"><text:span text:style-name="T1">l</text:span></text:span><text:span text:style-name="Default_20_Paragraph_20_Font"><text:span text:style-name="T11">em convertuntur assectus, iis ad sinciput maxime<text:line-break/>dolores sunt et quicunque caeteri ab uteris oriuntur, iis<text:line-break/>octo aut decem mensibus in ischium desinunt.</text:span></text:span></text:p>
      <text:p text:style-name="P52">Quod Attici <text:span text:style-name="Default_20_Paragraph_20_Font"><text:span text:style-name="T22">άμ</text:span></text:span><text:span text:style-name="Default_20_Paragraph_20_Font"><text:span text:style-name="T26">/^</text:span></text:span><text:span text:style-name="Default_20_Paragraph_20_Font"><text:span text:style-name="T22">λαισιν</text:span></text:span><text:span text:style-name="Default_20_Paragraph_20_Font"><text:span text:style-name="T26">, </text:span></text:span>id est abortum vocant, id<text:line-break/>Hippocrates <text:span text:style-name="Default_20_Paragraph_20_Font"><text:span text:style-name="T22">άπσφθσράν</text:span></text:span><text:span text:style-name="Default_20_Paragraph_20_Font"><text:span text:style-name="T26">, </text:span></text:span>hoc est deperditionem appellare<text:line-break/>consuevit et verba vero huic appeIIationi congruentia et<text:line-break/>a grammaticis vocata participia ipsi proportione quadram.<text:line-break/>tia scribit ; <text:span text:style-name="Default_20_Paragraph_20_Font"><text:span text:style-name="T22">άμ</text:span></text:span><text:span text:style-name="Default_20_Paragraph_20_Font"><text:span text:style-name="T26">^</text:span></text:span><text:span text:style-name="Default_20_Paragraph_20_Font"><text:span text:style-name="T22">λιόσκειν</text:span></text:span><text:span text:style-name="Default_20_Paragraph_20_Font"><text:span text:style-name="T26"> </text:span></text:span>autem , hoc est abortiri , sortassis<text:line-break/>enim quispiam et id ipsum ignorat, de impersecta soetuum<text:line-break/>emissione, utcunque facta suerit, pronunciant i medica-<text:line-break/>menta quoque id praestantia ambIotica, id est abortivum</text:p>
      <text:p text:style-name="P54"><text:span text:style-name="Default_20_Paragraph_20_Font"><text:span text:style-name="T1">facientia nuncupanti significatum quidem dictionis femel<text:line-break/>nunc dixisse abunde sit; mox utiliora incipiemus, lllud<text:line-break/>tantum prius admonebimus veteres explanatores dictio-<text:line-break/>nern illam in hac parte ita scripsisse, quibuscunque a </text:span></text:span><text:span text:style-name="Default_20_Paragraph_20_Font"><text:span text:style-name="T9">per-<text:line-break/>ditione circa</text:span></text:span><text:span text:style-name="Default_20_Paragraph_20_Font"><text:span text:style-name="T1"> uteros et tumoribus in capitis gravitates<text:line-break/>convertitur, </text:span></text:span><text:span text:style-name="Default_20_Paragraph_20_Font"><text:span text:style-name="T38">1</text:span></text:span><text:span text:style-name="Default_20_Paragraph_20_Font"><text:span text:style-name="T1"> perditionem, non deperditionem, volentes<text:line-break/>ipsum abortum nominere. Alii verou da praepositionem<text:line-break/>adjungentes, deperditionem scilicet ipsam appellare volue-<text:line-break/>runt, atque ita' saepius Hippocrates appellavisse deprehen-<text:line-break/>ditur; num vero et hotr loco ita fecerit, obscurum esu<text:line-break/>Quemadmodum autem in hae dictione etsi variis nodis<text:line-break/>scribant; eadem tamen orationis sententia .etinetm, ita<text:line-break/>si quis'uteros plurali numero aut uterum singulari et ca-<text:line-break/>pilis gravitatem aut gravitates dixerit,;' orationis minime'<text:line-break/>sententiam 'variat. Qua de causa et ego Calenus has in'<text:line-break/>locutione dissensiones quia rerum significatarum nullam<text:line-break/>permutant, recensendas examinandasque nequaquam judi-<text:line-break/>cavi. Quod igitur ab Hippocrate dicitur, hoc est: Qui-</text:span></text:span></text:p>
      <text:p text:style-name="P54"><text:span text:style-name="Default_20_Paragraph_20_Font"><text:span text:style-name="T1">bus mulieribus ex foetuum abortu oedemata, id est tumo-<text:line-break/>res in utero passis per consensum gravitas 'capitis accide-<text:line-break/>rit, his lu sincipite dolorem excitari, nec non et alias<text:line-break/>capitis gravitates, quaecunque ex uteri affectibus oriuntur,<text:line-break/>eadem ratione sincipiti adhaerentes dolores concitare.<text:line-break/>Primum igitur quid oedematis nomen significet, conside-<text:line-break/>rare opus esu Videtur enim semper Hippocrates , ut ple-<text:line-break/>rumque ostensum est, omnes praeter naturam tumores hoc<text:line-break/>vocabulo nominare, sive dolore careant durique sint,<text:line-break/>quos proprie scirrhos Graeci appellant, sive dolorem </text:span></text:span><text:span text:style-name="Default_20_Paragraph_20_Font"><text:span text:style-name="T9">in-<text:line-break/></text:span></text:span><text:span text:style-name="Default_20_Paragraph_20_Font"><text:span text:style-name="T1">ferunt, quos phlegmonas, id est inflammationes, proprie<text:line-break/>vocant, sive absque dolore laxi atque molles sint, hos<text:line-break/>vero solos oedemata Graeci appellant. In praetentis sane<text:line-break/>ridetur eorum tumorum meminisse, qui diutius perma-<text:line-break/>nere et capiti gravitatem inferre valent. Quod in ahorti-<text:line-break/>bus quidem id evenire soleat, res ipsa sensibus apparens<text:line-break/>testatur, verum quid sit in causa, quare inter alias capi-<text:line-break/>tis partes sinciput magis dolore afficiatur, quidam hujus</text:span></text:span></text:p>
      <text:p text:style-name="P53"><text:span text:style-name="Default_20_Paragraph_20_Font"><text:span text:style-name="T1">libri explanatores indagare conati inter se dissentiunt.<text:line-break/>Alii enim situm e regione, quem Graeci </text:span></text:span><text:span text:style-name="Default_20_Paragraph_20_Font"><text:span text:style-name="T19">κατ</text:span></text:span><text:span text:style-name="Default_20_Paragraph_20_Font"><text:span text:style-name="T3"> </text:span></text:span><text:span text:style-name="Default_20_Paragraph_20_Font"><text:span text:style-name="T19">ἴξιν</text:span></text:span><text:span text:style-name="Default_20_Paragraph_20_Font"><text:span text:style-name="T3"> </text:span></text:span><text:span text:style-name="Default_20_Paragraph_20_Font"><text:span text:style-name="T1">vocant,<text:line-break/>caufantur: lumborum namque et plane dorsi partibus<text:line-break/>affectu alique divexatis , in posterius cerebrum situs recti-<text:line-break/>tudinem pertinere affirmant: nonnulli et ipsius uteri po-<text:line-break/>sterioribus partibus affectis occiput, prioribus sinciput<text:line-break/>affectum participare testantur. Verum alii situs rectitu-<text:line-break/>diuem, quam et </text:span></text:span><text:span text:style-name="Default_20_Paragraph_20_Font"><text:span text:style-name="T19">κατ</text:span></text:span><text:span text:style-name="Default_20_Paragraph_20_Font"><text:span text:style-name="T3"> </text:span></text:span><text:span text:style-name="Default_20_Paragraph_20_Font"><text:span text:style-name="T19">ἴξιν</text:span></text:span><text:span text:style-name="Default_20_Paragraph_20_Font"><text:span text:style-name="T3"> </text:span></text:span><text:span text:style-name="Default_20_Paragraph_20_Font"><text:span text:style-name="T1">Hippocrates nominat, dimitten-<text:line-break/>tes, cerebrum in consensum uteri affectuum duci comen-<text:line-break/>dunt, utpote quae nervofa particula sit, cerebrum vero<text:line-break/>nervis originem praebeat, atque idcirco capitis gravitates<text:line-break/>oriri; sed quum plurima cerebri pars in sincipite locetur,<text:line-break/>propterea eo maxime Ioco dolorem sentiri. Alii partem<text:line-break/>hanc capitis infirmissimam esse dicentes, ideo et magis<text:line-break/>t quam alias obnoxiam esse vitiis . affirmant. Caeterum qui<text:line-break/>ex meniis cerebri partibus lu sincipite positis in utero<text:line-break/>nervos descendere ajunt, neque ut ipsorum mentio . fiat</text:span></text:span></text:p>
      <text:p text:style-name="P53"><text:span text:style-name="Default_20_Paragraph_20_Font"><text:span text:style-name="T1">digni funi; sicut nec</text:span></text:span><text:span text:style-name="Default_20_Paragraph_20_Font"><text:span text:style-name="T9">n</text:span></text:span><text:span text:style-name="Default_20_Paragraph_20_Font"><text:span text:style-name="T1">e etiam illi fortasse, qui asserunt<text:line-break/>quia nervosus uterus est, ideo ip.b patiente simul et ner.<text:line-break/>vorum principium affici ; cur namque peritonaeum utero<text:line-break/>^vicinius, intestina, ventriculus, septum transversum, quod<text:line-break/>et ipsa nervosa sunt, non in affectuum uteri participa-<text:line-break/>trouem trahuntur? Quam isti adhuc illi magis damnandi<text:line-break/>sunt qui una cum testibus cerebrum affici tradunt, quo-<text:line-break/>niam et ipsi ex eadem materia , ex qua cerebrum , creati<text:line-break/>funt; atque ideo nihil mirum,- si ut uteri affectus cere-<text:line-break/>brum sentiat, quandoquidem et utero testes inhaerescant.<text:line-break/>Quodsi adhuc rudiores istis recensuero, forsitan me quis-<text:line-break/>plam increpuerit et eorum qua fupra posui immemorem<text:line-break/>appellaverit. Satius igitur fuerit ipsorum - nugis semel<text:line-break/>posthabitis nequaquam amplius eo</text:span></text:span><text:span text:style-name="Default_20_Paragraph_20_Font"><text:span text:style-name="T9">r</text:span></text:span><text:span text:style-name="Default_20_Paragraph_20_Font"><text:span text:style-name="T1">um quae dixerint<text:line-break/>meminisse. At .eorum sermo qui nervosum esse uterum<text:line-break/>praedicant, fecundum aliquam significationem verus, fe-<text:line-break/>eundum aliquam falsus esse putandus esu Tria enim simi-<text:line-break/>larium corporum in animalibus genera funt, quae et exan-<text:line-break/>gura et sinu carentia videntur; horum aliqua ex ossibus,</text:span></text:span></text:p>
      <text:p text:style-name="P54"><text:span text:style-name="Default_20_Paragraph_20_Font"><text:span text:style-name="T1">aliqua ex cerebro et dorsi medulla, aliqua ex musculis<text:line-break/>prodeunt. Horum primum genus ab Hippocrate quidem<text:line-break/>omnino copula nominatur , fecundum nervus et tonus,<text:line-break/>tertium vero .tendo. Sed certi quidem homines omnia<text:line-break/>haec nervos appellantes, ob eam quam dixi similitudi-<text:line-break/>nem, primum ipsorum genus colligatorium esse ajunt, </text:span></text:span><text:span text:style-name="Default_20_Paragraph_20_Font"><text:span text:style-name="T9">t</text:span></text:span><text:span text:style-name="Default_20_Paragraph_20_Font"><text:span text:style-name="T1">e-<text:line-break/>cundum autem sentiens atque electorium , tertium apo-<text:line-break/>neurosin, hoc est nerveam propaginem cognominant. Ex<text:line-break/>nullo istorum trium generum uterus nervos multos siulci-<text:line-break/>pit. Sed quoniam ipsius corpus latissime distendi contra-<text:line-break/>que in brevissimum spatium contrahi cernitur, quod a<text:line-break/>nullo carnuso membro aut pingui praestatur, hae ratione<text:line-break/>uterum nervosum esse ex quadam similitudine dicimus;<text:line-break/>derivatum a nervis nomen ei quoque imponentes, quem-<text:line-break/>admodum sane et vesicam et reliqua omnia alba et exan-<text:line-break/>gui materia, ita nuncupare soliti sicut, quando plurimum<text:line-break/>extendi rursmnque in </text:span></text:span><text:span text:style-name="Default_20_Paragraph_20_Font"><text:span text:style-name="T9">t</text:span></text:span><text:span text:style-name="Default_20_Paragraph_20_Font"><text:span text:style-name="T1">e ipsa retrahi et subsidere viden-<text:line-break/>tur. Hac eadem itaque ratione et vocatum colem in ma-</text:span></text:span></text:p>
      <text:p text:style-name="P54"><text:span text:style-name="Default_20_Paragraph_20_Font"><text:span text:style-name="T1">rium genitalibus et uteri cervicem nervosos esse consir-<text:line-break/>mant; nonnulli vero et carnosum nervum penis colem<text:line-break/>appellant, ah eoque penem et ipsum totum nervosum<text:line-break/>dicunt. lu hunc itaque modum non secundum proprie<text:line-break/>nervorum potentiam , verum secundum corpoream substan-<text:line-break/>tiam similitudinem accipientes, deinde quaerunt, quid<text:line-break/>est, quare collis affectus nervorum principia non simul<text:line-break/>vehementer afficit, principia. nervorum autem cerebrum<text:line-break/>dorsique medullam appello. Atqui su uterum nervi qui-<text:line-break/>dem plane inseruntur: alioqui enim quo modo sentiret?<text:line-break/>sed admodum pusilli funt isti, si cum membri magnitudine<text:line-break/>comparentur. Quamobrem non levi ecnsideratione dignum<text:line-break/>est, si quis isse physice speculari voluerit, curnam ali-<text:line-break/>quae ex istis mulieribus quas ob frequentes uteri affectus<text:line-break/>n ter ari as vocant , contractionibus ac distentionibus nervo-<text:line-break/>rum convulsioni similibus corripiantur, quum tamen in<text:line-break/>uteri phlegmone haud itu multum id accidere cernatur,<text:line-break/>licet febres valde vehementes et calidae concitentur, ob</text:span></text:span></text:p>
      <text:p text:style-name="P54"><text:span text:style-name="Default_20_Paragraph_20_Font"><text:span text:style-name="T1">quas lingua, ut ipsis deinceps hoc in libro narrabit, veluti<text:line-break/>a fuligine denigrescat. oportebat igitur eos haec prius<text:line-break/>explorare, quicunque de capitis uterique in affectibus su-<text:line-break/>cletate dicere aliquid aggrediuntur. calidas vehementesque<text:line-break/>febres ab utero provenire neminem in artis operibus ver-<text:line-break/>satum praeterit. Nam in Alexandria sophisticam artem<text:line-break/>edocentes, a quibus potissimum libri longis falsisque scr-<text:line-break/>monibus referti sunt, inter adolescentulos a gregibus et<text:line-break/>armentis venientes et ad aegrotos nunquam accedentes,<text:line-break/>ipsi quoque hac in re minime exercitati plerumque ver- .<text:line-break/>fantur ; ab omnibus enim istic hominibus victus ratio valde<text:line-break/>neglecta esu Quisquis igitur ex uteri phlegmone laborans<text:line-break/>tes mulieres conspexit, quomodo calidae magnaeque febres<text:line-break/>omne corpus occupantes caput haud aliter exurant atque<text:line-break/>illae, quae. sine uteri vitio similes oriuntur, apprime no-<text:line-break/>vit. .Caeterum etsi nec adhuc evidenter illi febricitant,<text:line-break/>quibus menstrua purgamenta suppressa sunt, periculum<text:line-break/>tanien impendet ne cito in scbrem incidant, istarumque.</text:span></text:span></text:p>
      <text:p text:style-name="P54"><text:span text:style-name="Default_20_Paragraph_20_Font"><text:span text:style-name="T1">caput grave redditur et halitibus calidisque humoribus<text:line-break/>repletur, quocirca et ipsarum nonnullae febrem habeant<text:line-break/>postea aut non habeant, supore opprimuntur. Haec rane<text:line-break/>ita fieri fen</text:span></text:span><text:span text:style-name="Default_20_Paragraph_20_Font"><text:span text:style-name="T9">ta</text:span></text:span><text:span text:style-name="Default_20_Paragraph_20_Font"><text:span text:style-name="T1"> percipitur. Quae cau</text:span></text:span><text:span text:style-name="Default_20_Paragraph_20_Font"><text:span text:style-name="T9">t</text:span></text:span><text:span text:style-name="Default_20_Paragraph_20_Font"><text:span text:style-name="T1">a vero sit, propter<text:line-break/>quam ab hujusmodi uteri affectibus caput repletur, postea<text:line-break/>quae</text:span></text:span><text:span text:style-name="Default_20_Paragraph_20_Font"><text:span text:style-name="T9">r</text:span></text:span><text:span text:style-name="Default_20_Paragraph_20_Font"><text:span text:style-name="T1">ere oportuit notis quidem invenire expetentem, sin<text:line-break/>minus, at illud saltem quod experientia ostendit, obfer-<text:line-break/>vantem m emori ter que tenentem. Igitur nos aliquas id<text:line-break/>genus affectuum fantibus apparentium caulas assignare eo-<text:line-break/>nasutum, atque hinc initium capere decrevimus. Inler<text:line-break/>omnes corporis partes plurimas maximasque venas uteri<text:line-break/>habent. Quumque eos aut menses aut a partu purgamenta<text:line-break/>suppressa aut pblegmone aliqua utcunque orta male ac-<text:line-break/>ciprum, ip</text:span></text:span><text:span text:style-name="Default_20_Paragraph_20_Font"><text:span text:style-name="T9">t</text:span></text:span><text:span text:style-name="Default_20_Paragraph_20_Font"><text:span text:style-name="T1">os sanguine compleri necesse esu Quo dein<text:line-break/>putrescente, si febris excitetur, inter fynochorum species<text:line-break/>ipsam connumerari opus est, nam id genus febrium ex<text:line-break/>putrescente sanguine accendi ostensum est; hae vero ca-<text:line-break/>lentium vaporum vim haud parvam in caput submittunt.</text:span></text:span></text:p>
      <text:p text:style-name="P54"><text:span text:style-name="Default_20_Paragraph_20_Font"><text:span text:style-name="T1">Verum capite quavis de causa horum vaporum pleno, gra-<text:line-break/>vitales maxime. in </text:span></text:span><text:span text:style-name="Default_20_Paragraph_20_Font"><text:span text:style-name="T11">t</text:span></text:span><text:span text:style-name="Default_20_Paragraph_20_Font"><text:span text:style-name="T1">yn cipi te hominem vexantes apparere<text:line-break/>illi quibus artis opera curae strui, priusquam a me au-<text:line-break/>di verius, notum habuerunt. At quae hujus eventi cau</text:span></text:span><text:span text:style-name="Default_20_Paragraph_20_Font"><text:span text:style-name="T11">t</text:span></text:span><text:span text:style-name="Default_20_Paragraph_20_Font"><text:span text:style-name="T1">a<text:line-break/>sit . forsitn scire aves; tibi igitur eam quae mihi verisimile<text:line-break/>lima vi</text:span></text:span><text:span text:style-name="Default_20_Paragraph_20_Font"><text:span text:style-name="T11">t</text:span></text:span><text:span text:style-name="Default_20_Paragraph_20_Font"><text:span text:style-name="T1">a .fuerit, exponam, neque hanc unicam, fed plo-<text:line-break/>res. Primum quidem vapores illos calidos proxime dictos<text:line-break/>per arterias in caput fubvulare ratio ostendit: ipfas quo-<text:line-break/>que arterias per collum ab utraque vocati infundibuli<text:line-break/>parte recta in fynciput discurrentes videre licet. Prae-<text:line-break/>ferea et omni sanitatis tempore tenuia et halituofa cerebri<text:line-break/>excrementa maxime per sinciput difflari sulere affirma-<text:line-break/>mus; si quidem in ipfo suturae laxissimae fiant et ipsa<text:line-break/>calvaria subtilissima plurimisque meatibus parvis, ad haec.<text:line-break/>et multa sentientia corpora juxta futuras strui: membra-<text:line-break/>nulae enim quaedam crassem cerebri involucrum periura-<text:line-break/>nio vocatae. tunicae connectunt et multitudo tenuium con-</text:span></text:span></text:p>
      <text:p text:style-name="P53"><text:span text:style-name="Default_20_Paragraph_20_Font"><text:span text:style-name="T1">ceptaculorum per suturas exsiliunt; aequos autem magni-<text:line-break/>sudine affectus magis censoria naturaliter corpora perci-<text:line-break/>piunt, magis vero sentientia ab .nfereutibus dolorem causis<text:line-break/>magis cruciantur. His fano de causis lu sincipite dolores<text:line-break/>fiunt, modo illa invenienda causa superest, propter quam<text:line-break/>ceto aut decem mensibus mulieribus ita male habitis in<text:line-break/>coxendice finit, hoc est irruit morbus. Verum quoniam<text:line-break/>. nonnulli non octo aut decem meusibus, fed octavo aut<text:line-break/>decimo scribendum censent, dicuntque in multis et potis-<text:line-break/>simum vetustissimis codicibus hoc Graecum elementum et<text:line-break/>hoc </text:span></text:span><text:span text:style-name="Default_20_Paragraph_20_Font"><text:span text:style-name="T19">η</text:span></text:span><text:span text:style-name="Default_20_Paragraph_20_Font"><text:span text:style-name="T3"> </text:span></text:span><text:span text:style-name="Default_20_Paragraph_20_Font"><text:span text:style-name="T1">reperiri , i quidem Ioco hujus dictionis , i loco<text:line-break/>decem scriptum esse, ulterius quae et in istis sit differen-<text:line-break/>tia perpendamus. Si enim ita legamus, octo aut. decem<text:line-break/>. mensibus in coxendicem finire , ab abortu, non a con-<text:line-break/>ceptu menses numerabimu</text:span></text:span><text:span text:style-name="Default_20_Paragraph_20_Font"><text:span text:style-name="T9">s</text:span></text:span><text:span text:style-name="Default_20_Paragraph_20_Font"><text:span text:style-name="T1">; si vero octavo mensa aut de-<text:line-break/>citno, sic a conceptu tempu</text:span></text:span><text:span text:style-name="Default_20_Paragraph_20_Font"><text:span text:style-name="T9">s</text:span></text:span><text:span text:style-name="Default_20_Paragraph_20_Font"><text:span text:style-name="T1"> significari affirmabimus. Mihi<text:line-break/>fano id fieri posse ridetur , ut sinam utramque lectionem<text:line-break/>utroque modo sententia accipiatur, at hujus quoddicitur</text:span></text:span></text:p>
      <text:p text:style-name="P53"><text:span text:style-name="Default_20_Paragraph_20_Font"><text:span text:style-name="T1">judicium experientiae committendum est ; quemadmodum<text:line-break/>ego et in omnibus id genus et id eo, de quo nunc loqui-<text:line-break/>mnr, siemper feci. Atque observanti mihi nonnunquam<text:line-break/>quadraginta diebus , nonnunquam duobus mensibus aut<text:line-break/>quatuor morbus finiri atque aboleri. visus est; quibusdam<text:line-break/>vero et in plures men</text:span></text:span><text:span text:style-name="Default_20_Paragraph_20_Font"><text:span text:style-name="T9">t</text:span></text:span><text:span text:style-name="Default_20_Paragraph_20_Font"><text:span text:style-name="T1">es productus fuit et nonnullae re-<text:line-break/>vera ad octavum mensem, aliae et ad decimum pervene-<text:line-break/>runt. Vidi quoque ex utero in coxendicem migrare col-<text:line-break/>ligique materiam ; id vero haud in multis, quamvis mul-<text:line-break/>- tas ex utero male habento diu. laborantes spectaverint.</text:span></text:span></text:p>
      <text:p text:style-name="P52"><text:span text:style-name="Default_20_Paragraph_20_Font"><text:span text:style-name="T1">Ejus itaque. investigare caulam gravabor , quod nondum<text:line-break/>an revera ita eveniret certior factus essem. Aristoteles<text:line-break/>-namque, an est, prius firme cognito; deinde propter quid<text:line-break/>est quaeri oportere praecepit, .quod si quis antequam, an<text:line-break/>est, firma notitia perceperit, propter qu</text:span></text:span><text:span text:style-name="Default_20_Paragraph_20_Font"><text:span text:style-name="T9">o</text:span></text:span><text:span text:style-name="Default_20_Paragraph_20_Font"><text:span text:style-name="T1">d sit, inveftiga-<text:line-break/>verit, homo iste nugari garrireque maluisse, quamvis ve-<text:line-break/>ritatem explorare ridetur, Igitur qui et nunc propositae<text:line-break/>rei causam reddere conati sunt, haec in medium esterno t.<text:line-break/>Quicunque ..e</text:span></text:span><text:span text:style-name="Default_20_Paragraph_20_Font"><text:span text:style-name="T9">n</text:span></text:span><text:span text:style-name="Default_20_Paragraph_20_Font"><text:span text:style-name="T1">im a tempore abortus usque ad octo aut</text:span></text:span></text:p>
      <text:p text:style-name="P54"><text:span text:style-name="Default_20_Paragraph_20_Font"><text:span text:style-name="T1">decem mensus numerare dignum putant, uterum duobus<text:line-break/>temporibus, octavo scilicet mense et decimo, malis tole-<text:line-break/>randis assuevisse dicunt : octavo enim mense foetum con-<text:line-break/>verti, decimo autem in lucem edi: sic igitur et in prae-<text:line-break/>sentia iisdem statis temporibus contristantes humores ex-<text:line-break/>cerni, quae in locum vicinum, fufcipereque transmissa<text:line-break/>poteutem, irruerunt, asseveranti At qui a conceptionis<text:line-break/>tempore numerandum esse jubent, rationi magis confeu-<text:line-break/>taneum esse dicunt, ut quemadmodum etsi tempore inter-<text:line-break/>medio foetus nullo vitio tentatus sit, novum tamen ali-<text:line-break/>quem motum uterus circa ipsum temporibus istis, dum<text:line-break/>aut convertitur, aut partu editur, habuerit, ita et nunc<text:line-break/>habeat. caeterum utrique falluntur, qui foetus motiones<text:line-break/>utero tribuant. Quando enim octavo mense convertitur,<text:line-break/>hune fiane motum omnino ex se ipso ciet, atque tunc<text:line-break/>paritur, cum vehementius commotus aliquam ex conti-<text:line-break/>nentibus membranis effregerit, hoc enim et in libro de<text:line-break/>pueri natura hisce verbis testatum est: Quum vero mu-</text:span></text:span></text:p>
      <text:p text:style-name="P53"><text:span text:style-name="Default_20_Paragraph_20_Font"><text:span text:style-name="T1">lieri parius tempora adveniunt, tunc puero, commoto<text:line-break/>manibusque et pedibus se</text:span></text:span><text:span text:style-name="Default_20_Paragraph_20_Font"><text:span text:style-name="T9">t</text:span></text:span><text:span text:style-name="Default_20_Paragraph_20_Font"><text:span text:style-name="T1">e agitanti aliquando, intimarum<text:line-break/>membranarum dirumpere accidit: una effracta, reliquae<text:line-break/>imbecilliorem facultatem habent; atqui prima suetum am-<text:line-break/>hiens laceratur, deinde ultima. Quando igitur, nec dum<text:line-break/>utero foetus per abortum ejectus continetur,. neque ut<text:line-break/>motus ipsius incolumes ferventur fieri potest. Perinde<text:line-break/>vero atque isti neque illi fide digni sunt, qui septimum<text:line-break/>men</text:span></text:span><text:span text:style-name="Default_20_Paragraph_20_Font"><text:span text:style-name="T9">t</text:span></text:span><text:span text:style-name="Default_20_Paragraph_20_Font"><text:span text:style-name="T1">em ac nonum foetuum parius efficere, octavum vero<text:line-break/>ac decimum egressiones propter naturam uno men</text:span></text:span><text:span text:style-name="Default_20_Paragraph_20_Font"><text:span text:style-name="T9">t</text:span></text:span><text:span text:style-name="Default_20_Paragraph_20_Font"><text:span text:style-name="T1">e natu-<text:line-break/>ralibus tardiores efficere asserunt, quod secundo popula-<text:line-break/>rium morborum libro dictum esse volunt in illis verbis,<text:line-break/>ubi dixit, postero; ac si dixisset posteriorem tempore aut<text:line-break/>. men</text:span></text:span><text:span text:style-name="Default_20_Paragraph_20_Font"><text:span text:style-name="T9">t</text:span></text:span><text:span text:style-name="Default_20_Paragraph_20_Font"><text:span text:style-name="T1">e; sed boe prius in eo libro declaravimus, at ego si<text:line-break/>hoc dictum ita </text:span></text:span><text:span text:style-name="Default_20_Paragraph_20_Font"><text:span text:style-name="T9">t</text:span></text:span><text:span text:style-name="Default_20_Paragraph_20_Font"><text:span text:style-name="T1">e habere prius vidissem, pe</text:span></text:span><text:span text:style-name="Default_20_Paragraph_20_Font"><text:span text:style-name="T9">r</text:span></text:span><text:span text:style-name="Default_20_Paragraph_20_Font"><text:span text:style-name="T1">quisivissem<text:line-break/>^utique ipsius causam diligentius; sid quoniam per multa<text:line-break/>fleta tempora uteri affectus judicari et judicatoriorum die-</text:span></text:span></text:p>
      <text:p text:style-name="P53"><text:span text:style-name="Default_20_Paragraph_20_Font"><text:span text:style-name="T1">rum circuitibus consonare perfpexi, nt ipsis lu libro de<text:line-break/>praesagiis docuit, causae inventionem relinquo, quum ne-<text:line-break/>que femper neque plerumque ita fieri videam. . Verum<text:line-break/>^scriptorem hunc, sive Hippocrates sit sive Thessalus sive<text:line-break/>alius quispiam; in duabus forsan aut tribus .mulieribus<text:line-break/>ita evenisse fortuito conspicatum, inco</text:span></text:span><text:span text:style-name="Default_20_Paragraph_20_Font"><text:span text:style-name="T9">n</text:span></text:span><text:span text:style-name="Default_20_Paragraph_20_Font"><text:span text:style-name="T1">sultius de re ne-<text:line-break/>que femper neque crebrius incidente, ut diximus; in<text:line-break/>universum pronunciasse existimo. Sed de his hactenus a<text:line-break/>nobis dictum esto. Eorum autem meminerimus, quae in<text:line-break/>narratione Hippocrates coniunctionem </text:span></text:span><text:span text:style-name="Default_20_Paragraph_20_Font"><text:span text:style-name="T9">e</text:span></text:span><text:span text:style-name="Default_20_Paragraph_20_Font"><text:span text:style-name="T1">t interjecerunt in-<text:line-break/>ter eam partem, in capitis gravitatem vertitur et eam im<text:line-break/>synciprte dolores, totamque scripturam ita constituemus.<text:line-break/>Quibuscunque a perditione circa uterum et tumoribus in<text:line-break/>capitis gravitatem commutetur et in sincipite dolores et<text:line-break/>quicunque alii ab uteris, iis octo mensibus aut decem in<text:line-break/>coxendicem desinit. Medicinalem sane quandam praescii-<text:line-break/>ptionem ad praesagiendum utilem, non cau</text:span></text:span><text:span text:style-name="Default_20_Paragraph_20_Font"><text:span text:style-name="T9">t</text:span></text:span><text:span text:style-name="Default_20_Paragraph_20_Font"><text:span text:style-name="T1">as reddentem<text:line-break/>priori sermoni adjuugunt, talem judicantea esse sententiam:</text:span></text:span></text:p>
      <text:p text:style-name="P54"><text:span text:style-name="Default_20_Paragraph_20_Font"><text:span text:style-name="T1">quibuscunque mulieribus in utero ex abortu tumoribus<text:line-break/>excitatis in capitis gravitatem fit .commutatio et in fyn-<text:line-break/>cipite iisdem dolores fiunt, istis octo et decem mensium<text:line-break/>spatio in coxendicem uterum vexantia recumbunt; tan</text:span></text:span><text:span text:style-name="Default_20_Paragraph_20_Font"><text:span text:style-name="T3">-</text:span></text:span><text:span text:style-name="Default_20_Paragraph_20_Font"><text:span text:style-name="T19">ὲ</text:span></text:span><text:span text:style-name="Default_20_Paragraph_20_Font"><text:span text:style-name="T3"><text:line-break/></text:span></text:span><text:span text:style-name="Default_20_Paragraph_20_Font"><text:span text:style-name="T1">quam non omnibus uteri tumoribus Ancipiti dolorem 1</text:span></text:span><text:span text:style-name="Default_20_Paragraph_20_Font"><text:span text:style-name="T11">n-<text:line-break/></text:span></text:span><text:span text:style-name="Default_20_Paragraph_20_Font"><text:span text:style-name="T1">feren tibus, neque omnibus in coxendicem abscedentibus,<text:line-break/>led illis tantummodo qui in sincipite dolores creanti<text:line-break/>verum quum id quoque ego observaverim, haud ita fieri<text:line-break/>compertum habui. Quin etlam neque ipsi huiusce rei ali-<text:line-break/>quam rationem afferunt: cnr enim soli illi uteri tumores,<text:line-break/>qui sincipita dolores intulerunt, .in coxendicem ab iis<text:line-break/>migrare putentur, assignari causa non potest Quamobrem<text:line-break/>neque nos ipsis crediderimus, utpote neque ab experien-<text:line-break/>tia neque ex rei natura iudicatorio sermonis hujus asilo-<text:line-break/>orationem confequuti. Illud quoque in confesso est eam<text:line-break/>mortem quam ita scripsit Hippocrates, et quaecunque aliae,<text:line-break/>ab uteris, duobus modis explanari. Quidam sane ad uteri<text:line-break/>affectus sermonem referunt tanquam omnibus ipsis aut</text:span></text:span></text:p>
      <text:p text:style-name="P53"><text:span text:style-name="Default_20_Paragraph_20_Font"><text:span text:style-name="T1">minus quam praedictus capitis gravitates et in sincipite<text:line-break/>doleres evenientes habentibus. Alii vero ad capitis asse-<text:line-break/>otus sermonem referunt , ac si ita omnem verborum seriem<text:line-break/>scripsisset: quibuscunque a perditione. et tumoribus in ca-<text:line-break/>pitis gravitatem vertitur, in sincipite dolores sunt et alii<text:line-break/>quoque capitis affectus ab utero exorti in sincipite ma-<text:line-break/>xime sese ostendunt. Alios affectus intelligamus capitis<text:line-break/>gravitati proportione respondentes-, aliquos autem ex ipsis<text:line-break/>cephalaeae vocant, aliquos hemicranias, aliquos cepha-f<text:line-break/>lalgias, id est capitis dolores simpliciter.</text:span></text:span></text:p>
      <text:h text:style-name="Heading_20_2" text:outline-level="2"><text:span text:style-name="Default_20_Paragraph_20_Font">HI. ec ..</text:span></text:h>
      <text:p text:style-name="P31"><text:span text:style-name="Default_20_Paragraph_20_Font"><text:span text:style-name="T9">lsu</text:span></text:span><text:span text:style-name="Default_20_Paragraph_20_Font"><text:span text:style-name="T1">i </text:span></text:span><text:span text:style-name="Default_20_Paragraph_20_Font"><text:span text:style-name="T9">acum</text:span></text:span><text:span text:style-name="Default_20_Paragraph_20_Font"><text:span text:style-name="T1">i</text:span></text:span><text:span text:style-name="Default_20_Paragraph_20_Font"><text:span text:style-name="T9">nato sunt cap</text:span></text:span><text:span text:style-name="Default_20_Paragraph_20_Font"><text:span text:style-name="T1">i</text:span></text:span><text:span text:style-name="Default_20_Paragraph_20_Font"><text:span text:style-name="T9">te et val</text:span></text:span><text:span text:style-name="Default_20_Paragraph_20_Font"><text:span text:style-name="T1">i</text:span></text:span><text:span text:style-name="Default_20_Paragraph_20_Font"><text:span text:style-name="T9">da qu</text:span></text:span><text:span text:style-name="Default_20_Paragraph_20_Font"><text:span text:style-name="T1">i</text:span></text:span><text:span text:style-name="Default_20_Paragraph_20_Font"><text:span text:style-name="T9">dem cervice; tum<text:line-break/>caeteri</text:span></text:span><text:span text:style-name="Default_20_Paragraph_20_Font"><text:span text:style-name="T1">s </text:span></text:span><text:span text:style-name="Default_20_Paragraph_20_Font"><text:span text:style-name="T9">tum</text:span></text:span><text:span text:style-name="Default_20_Paragraph_20_Font"><text:span text:style-name="T1"> o</text:span></text:span><text:span text:style-name="Default_20_Paragraph_20_Font"><text:span text:style-name="T9">ssibu</text:span></text:span><text:span text:style-name="Default_20_Paragraph_20_Font"><text:span text:style-name="T1">s </text:span></text:span><text:span text:style-name="Default_20_Paragraph_20_Font"><text:span text:style-name="T9">r</text:span></text:span><text:span text:style-name="Default_20_Paragraph_20_Font"><text:span text:style-name="T1">o</text:span></text:span><text:span text:style-name="Default_20_Paragraph_20_Font"><text:span text:style-name="T9">bust</text:span></text:span><text:span text:style-name="Default_20_Paragraph_20_Font"><text:span text:style-name="T1">i </text:span></text:span><text:span text:style-name="Default_20_Paragraph_20_Font"><text:span text:style-name="T9">sunt. Qui vero caput d</text:span></text:span><text:span text:style-name="Default_20_Paragraph_20_Font"><text:span text:style-name="T1">o-<text:line-break/></text:span></text:span><text:span text:style-name="Default_20_Paragraph_20_Font"><text:span text:style-name="T9">bent , sinen</text:span></text:span><text:span text:style-name="Default_20_Paragraph_20_Font"><text:span text:style-name="T1">t</text:span></text:span><text:span text:style-name="Default_20_Paragraph_20_Font"><text:span text:style-name="T9">e</text:span></text:span><text:span text:style-name="Default_20_Paragraph_20_Font"><text:span text:style-name="T1">s </text:span></text:span><text:span text:style-name="Default_20_Paragraph_20_Font"><text:span text:style-name="T9">habent aures , h</text:span></text:span><text:span text:style-name="Default_20_Paragraph_20_Font"><text:span text:style-name="T1">i</text:span></text:span><text:span text:style-name="Default_20_Paragraph_20_Font"><text:span text:style-name="T9">s pala</text:span></text:span><text:span text:style-name="Default_20_Paragraph_20_Font"><text:span text:style-name="T1">t</text:span></text:span><text:span text:style-name="Default_20_Paragraph_20_Font"><text:span text:style-name="T9">u</text:span></text:span><text:span text:style-name="Default_20_Paragraph_20_Font"><text:span text:style-name="T1">m </text:span></text:span><text:span text:style-name="Default_20_Paragraph_20_Font"><text:span text:style-name="T9">concavum est<text:line-break/>et dente</text:span></text:span><text:span text:style-name="Default_20_Paragraph_20_Font"><text:span text:style-name="T1">s </text:span></text:span><text:span text:style-name="Default_20_Paragraph_20_Font"><text:span text:style-name="T9">perversa serie p</text:span></text:span><text:span text:style-name="Default_20_Paragraph_20_Font"><text:span text:style-name="T1">o</text:span></text:span><text:span text:style-name="Default_20_Paragraph_20_Font"><text:span text:style-name="T9">sit</text:span></text:span><text:span text:style-name="Default_20_Paragraph_20_Font"><text:span text:style-name="T1">u</text:span></text:span></text:p>
      <text:p text:style-name="P53"><text:span text:style-name="Default_20_Paragraph_20_Font"><text:span text:style-name="T1">Hoc loco etiam nihil refert, utrum craterauchenes<text:line-break/>Graeca voce per quinque syllabas aut eratrauchenes per<text:line-break/>quatuor quispiam feripferit: robustis enim cervicibus ho-<text:line-break/>minea utraque vox significati Maerauchenes vero, id est<text:line-break/>Iongicolli, ut nonnulli veterem scripturam permutantes<text:line-break/>fcribunt, non eandem rem significat. Valida enim cervix<text:line-break/>robusta nominatur ob duritiam magnitudinemque ossium,<text:line-break/>plerumque talis existens , ita quoque </text:span></text:span><text:span text:style-name="Default_20_Paragraph_20_Font"><text:span text:style-name="T11">t</text:span></text:span><text:span text:style-name="Default_20_Paragraph_20_Font"><text:span text:style-name="T1">e habent ipsi cir-<text:line-break/>compositi musculi, tendones et copulae; at longae cervi-.<text:line-break/>ces tantum abest utri aliqua polleant, ut etiam pror-<text:line-break/>sirs vitiosae sint, perinde atque angustum longumque pe-<text:line-break/>ctus, quandoquidem id amplum esse, non latum dumtaxat<text:line-break/>- aut longum, opertet. Amplum autem in lati profundique<text:line-break/>dimensione pectus, collum et aliud quodque membrum<text:line-break/>consistit, cum proportione inter fe congrua ea aucta fue-<text:line-break/>rint, in ipsis vero protius et longitudo aut major est aut -<text:line-break/>aequalis iis quae moderate </text:span></text:span><text:span text:style-name="Default_20_Paragraph_20_Font"><text:span text:style-name="T11">t</text:span></text:span><text:span text:style-name="Default_20_Paragraph_20_Font"><text:span text:style-name="T1">e habent. Hominum quidem<text:line-break/>nobis obviam venientium pectora non prius apparent</text:span></text:span></text:p>
      <text:p text:style-name="P54"><text:span text:style-name="Default_20_Paragraph_20_Font"><text:span text:style-name="T1">quam eorum corpora nudata fuerint : fed caput illico alli.<text:line-break/>fpirimus et quodnam in formatione ac magnitudine vitium<text:line-break/>habeat cognoscimus :c in magnitudine, si minus su aut<text:line-break/>majus quam conveniat; in .formatione, si exquisite ro-<text:line-break/></text:span></text:span><text:span text:style-name="Default_20_Paragraph_20_Font"><text:span text:style-name="T4">tuudum.su, </text:span></text:span><text:span text:style-name="Default_20_Paragraph_20_Font"><text:span text:style-name="T1">frontis occipitiique prominentia cereus peni-<text:line-break/>tus aut acutum . productiores , quam deceat., eminentias<text:line-break/>habens aut utrasque aut. altera tantum i aut una dumtaxat<text:line-break/>eminentia praeditum, altera vero privatum. lu majore<text:line-break/>itaque capite et acuto et excessus quantitas consideranda<text:line-break/>est et tpsius cervicis excellentia, ut ipsismeliusne an<text:line-break/>deterius caput formatum sit, dignoscerevaleamus. Decla-<text:line-break/>ratum est </text:span></text:span><text:span text:style-name="Default_20_Paragraph_20_Font"><text:span text:style-name="T9">e</text:span></text:span><text:span text:style-name="Default_20_Paragraph_20_Font"><text:span text:style-name="T1">nim ui libris de tuenda sanitate non medio-<text:line-break/>erem utilitatem medicos ex hujusmodi cognitione perca-<text:line-break/>mere et ad servandam membri sanitatem et ad futuram<text:line-break/>vitii emendationem , si quando didicisse prius acciderit.<text:line-break/>Sed in capite .evidenter parvo. parvitatem quidem novisse<text:line-break/>opus est et ea praeterea , quae ad collum pertinent, ex<text:line-break/>abundanti consideranda; quoniam perinde ac truncus dorsi-</text:span></text:span></text:p>
      <text:p text:style-name="P54">spina ex Capite tamquam ex radice praegerminat. Alibi<text:line-break/>enim didicistis, meduIlae dorsi a cerebro et ortuS initium<text:line-break/>et sacultatum copiam fuggeri: hanc meduIlam vertebrae<text:line-break/>includunt, tenuem quidem pusillae, crassiorem autem fa-<text:line-break/>etam ampliores. Quemadmodum igitur magnum pectus<text:line-break/>ampla interius cavitate inane est, in qua duo magna vi-<text:line-break/>scera, pulmones fodicet atque cor, nulIa ex parte com-<text:line-break/>pressa continentur: perinde et exiguum pectus proportione<text:line-break/>sibi respondentia haec viscera continet, exigua videlicet<text:line-break/>et in angustiis versantia; haud aliter caput et dorsi spina<text:line-break/>magnitudine respondentia et cerebrum et medullam inclu-<text:line-break/>dunt. Quum enim membra haec grandiora funt et cere-<text:line-break/>brum et medullam ampliores latioresque spiritus cavernas<text:line-break/>in ipsis essiciunt; at st pusilla fuerint, contrarium evenio<text:line-break/>vis praeterea cogitandi iis , qui aut nimis magna capita<text:line-break/>aut nimis exigua evidenter possident, oblaesa est. Sed<text:line-break/>exigua capita semper prava funt: magna vero, licet raro,<text:line-break/>nonnunquam tamen et bona fuerint et ob facultatis eo-</text:p>
      <text:p text:style-name="P33">Tum formatricis robur et materiae, unde. creata sunt,<text:line-break/>ubertate., quali capite Pericles Atheniensis vir prudentissi.-<text:line-break/>lllus fuisse traditur; unde et comici .ejus capitis magnum-<text:line-break/>dinem dicteriis lacessunt. t, Praeterea vero mag<text:span text:style-name="Default_20_Paragraph_20_Font"><text:span text:style-name="T11">i</text:span></text:span>s grande<text:line-break/>caput bonum sit, fi et naturalem figuram retineat et cer-<text:line-break/>vicem validam et oculos acute cernentes habeat : tunc</text:p>
      <text:p text:style-name="P55">enim optime hujusmodi caput sese habere sciendum est.<text:line-break/>Verum acuta capita, nam et ex his quaedam non esse<text:line-break/>improbanda assirmavimus, optima figura aliquantulum per-<text:line-break/>mutata fieri dicimus. Optima enim capitis figura oblongo<text:line-break/>orbi utrinque compresso similis est, deficit autem acuto<text:line-break/>capiti alit occipitii aut frontis eminentia aut ultra quam<text:line-break/>deceat productam habet. Plerumque igitur, ut dixi, quem-<text:line-break/>admodum magnum caput, ita et hujusmodi acuta, men-<text:line-break/>dosa improbaque reperies;. raro tamen et ex his aliqua<text:line-break/>bona fuerint, facultate materiam, ex qua homo in utero<text:line-break/>creatus est, efformante admodum valida, neque sanguinis<text:line-break/>in uterum defluentis multitudine fuperata, sed contra<text:line-break/>as n<text:span text:style-name="Default_20_Paragraph_20_Font"><text:span text:style-name="T11">o -</text:span></text:span></text:p>
      <text:p text:style-name="P54">ejus vim sustinere, refistere elëganterque effingere potens<text:line-break/>fuit. Quando igitur ob alterutrius eminentiae defectum<text:line-break/>aut excelsum acuta capita redduntur, primum quidem te<text:line-break/>illud animadvertere decet, utrum aucta aut diminuta pro-<text:line-break/>minentia acutum caput evaserit r vi tiofum enim semper est<text:line-break/>ex comminuta mucronatum caput: non semper malum ex<text:line-break/>adaucta. Verum autem praeterea considerare convenit in-<text:line-break/>primis quidem decoram incrementi formam ; deformia enisu<text:line-break/>-incrementa lu prava sunt: fecundo utrum capille excessus,<text:line-break/>qui in eo occipitio est, plusi^ quam ea, quae a facie est,<text:line-break/>tparS excreverit: melius enim potandum est, occipitii emi-<text:line-break/>.nentiam maiorem esse; ibi namque et nobilissimus cerebri<text:line-break/>sinus et dorsi medullae exortus locati sunt. Postea dein-<text:line-break/>ceps cervicem considerato silo imbecillane sit an robusta;<text:line-break/>nam si eminentias.nequo indecora fuerit, neque ultra mo-<text:line-break/>dum grandis validumque eam spolium sustineat, hujusmodi<text:line-break/>capitis lacumen .probatu: hos euim homines et a<text:span text:style-name="Default_20_Paragraph_20_Font"><text:span text:style-name="T11">l</text:span></text:span>iorum<text:line-break/>membrorum , fed ossium praecipue viribus postere compe-</text:p>
      <text:p text:style-name="P54">ries. Sed hoc loco et illud perpendito, quid si voluerit,<text:line-break/>quum dixerit et aliis: num intellexerit pectusi et jecur,<text:line-break/>ut ejusmodi hominibusi tria generosa principia insint, non<text:line-break/>solum cerebrum: an et alia illa sola dicat, quae primum<text:line-break/>initium et ortum ex capite habent; ea vero sunt dorsi<text:line-break/>medulla et nerVi et cum ipsis ostium musculorumque ma-<text:line-break/>teria, qui necessario una cum capite augescunt et sebo-<text:line-break/>Fantur. Haec membra vero plerumque in simul augeri<text:line-break/>comperies. Quando enim fanguis, ex quo capitis partes<text:line-break/>creatae sunt, multus atque bonus est, vitalem quoque<text:line-break/>potentiam, quam ex corde prodire ostendimus, nutricem-<text:line-break/>que vocatam quam ex jecore in venasi promanare didicisti,<text:line-break/>statim ab initio robustas esse credibile est; atqui hujus-<text:line-break/>modi animali prima veluti fundamenta totius corporis<text:line-break/>magnifica este ac generosa necesse est. At in capite con-<text:line-break/>tra deformi essigie et exiguitate vitiosa, praeterea et in<text:line-break/>ore palati partes inspicito ; ita vero appellant in eo allio-<text:line-break/>risi spatii partem illam, quae supra foramina e naribus in</text:p>
      <text:p text:style-name="P54">ipfum pertinentia sublimis est t invenies enim et hanc<text:line-break/>partem illisi cavam, quorum acutum valde caput ac de-<text:line-break/>forme est ; hos autem praecipue vocant homineS <text:span text:style-name="Default_20_Paragraph_20_Font"><text:span text:style-name="T11">q</text:span></text:span>i<text:span text:style-name="Default_20_Paragraph_20_Font"><text:span text:style-name="T11">o</text:span></text:span>ljosa,<text:line-break/>hoc est acuti capitis. In multis quoque dentes male po-<text:line-break/>siti videntur, id est non recte e regione superiores cum<text:line-break/>inferioribus committuntur, nesp.le incisores cum incisori-<text:line-break/>bus, neque canini cum caninis, neque molares cum mo-<text:line-break/>salibus ; sed Veluti revulsum juxta atque distortum in<text:line-break/>ipsis os apparet. Hos igitur crebro dolore capitis vexari<text:line-break/>conspicies ipforrtmque aures destillatione laborare, non-<text:line-break/>nunquam sanie quadam tenui et liquida, nonnunquam ceu<text:line-break/>purulento humore ac foetido emanante: imbecilla nam-<text:line-break/>que membra multum planumque excrementum colligere<text:line-break/>consueverunt. Igitur quum jam scriptoris sermo expia-<text:line-break/>natus fuerit, paucis quibusdam additis, aliam partem<text:line-break/>transibo. Ea vero pauca hujusmodi funt, reminiscentia<text:line-break/>scilicet unius, quod a me hujus sermonis initio dictum<text:line-break/>fuit; videtur enim jam aperte liber iste commentario ma-</text:p>
      <text:p text:style-name="P54">gis quam justo volumini similis esse, Hippocrate sibi<text:line-break/>ipsi, ut memoriae subveniret, nonnuIla scribente, prout<text:line-break/>unumquodque aut experientia comprehendisset aut ratio-<text:line-break/>nasi meditatione excogitasset. NuIla enim cognatio vel<text:line-break/>propinquitas primae parti cum secunda intercedit, quem-<text:line-break/>admodum rursus neque tertiae cum istis.</text:p>
      <text:h text:style-name="Heading_20_2" text:outline-level="2"><text:bookmark-start text:name="bookmark3"/><text:span text:style-name="Default_20_Paragraph_20_Font">IV.</text:span><text:bookmark-end text:name="bookmark3"/></text:h>
      <text:p text:style-name="P55"><text:span text:style-name="Default_20_Paragraph_20_Font"><text:span text:style-name="T11">Quibus os a palato d</text:span></text:span><text:span text:style-name="Default_20_Paragraph_20_Font"><text:span text:style-name="T1">i</text:span></text:span><text:span text:style-name="Default_20_Paragraph_20_Font"><text:span text:style-name="T11">scessit, iis medius considit nasus.<text:line-break/>Quibus vero unde dentes procedunt, inde</text:span></text:span><text:span text:style-name="Default_20_Paragraph_20_Font"><text:span text:style-name="T1"> s</text:span></text:span><text:span text:style-name="Default_20_Paragraph_20_Font"><text:span text:style-name="T11">ummus nasus<text:line-break/>simus esu</text:span></text:span><text:span text:style-name="Default_20_Paragraph_20_Font"><text:span text:style-name="T1">r</text:span></text:span><text:span text:style-name="Default_20_Paragraph_20_Font"><text:span text:style-name="T11">itur.</text:span></text:span></text:p>
      <text:p text:style-name="P52">Quod os duo nasi intersepit foramina, id atio quodam<text:line-break/>osse tenui fulcitur sursum ab intercisio principium habente<text:line-break/>et in extremum nasi, ubi aIae sitae sunt, desinente. In<text:line-break/>ea igitur parte positum est nasi interseptum illis in locis<text:line-break/>ad quae incisorum dentium extrema perveniunt. Para</text:p>
      <text:p text:style-name="P54">autem his superior palatum quidem nominatur; ea vero<text:line-break/>medium nasi interseptum nititur. Itaque ubi Illicientium<text:line-break/>ossium aliquod decidens perierit, ibi interseptum illa in<text:line-break/>parte nasum concavum essicit atque id ejus symptoma<text:line-break/>simitas vocatur.</text:p>
      <text:h text:style-name="Heading_20_2" text:outline-level="2">V.</text:h>
      <text:p text:style-name="P31"><text:span text:style-name="Default_20_Paragraph_20_Font"><text:span text:style-name="T11">Puerorum sulgores una cum pubertate in quibusdam mu-<text:line-break/></text:span></text:span><text:span text:style-name="Default_20_Paragraph_20_Font"><text:span text:style-name="T1">l</text:span></text:span><text:span text:style-name="Default_20_Paragraph_20_Font"><text:span text:style-name="T11">ationes habent, atque etiam alias et ad renem urget<text:line-break/>dolor gravis , quum cibis implentur.</text:span></text:span></text:p>
      <text:p text:style-name="P52">Hanc omnibus explanationibus scripturam cognossem-<text:line-break/>tibus et omnibus antiquis codicibus eam habentibus , non-<text:line-break/>nulli recentiores alius aliter eam mutare conati sunt.<text:line-break/>Quidam enim epiIepsies scribunt, aliqui catalepses , alii<text:line-break/>epiIampsies , hoc est effulgescentiae. Ipsorum autem inter-<text:line-break/>pretatio ab ipso morbum comitialem significari vuIt, qui</text:p>
      <text:p text:style-name="P54">plerumque ab infantia laborantibus in ipso a puerili ae-<text:line-break/>tate ad pubertatem transitu evanescere consuevit. Etenim<text:line-break/>id ita fieri compertum est, nili quispiam eo tempore vi-<text:line-break/>tiosa victus ratione utens, slbi ipsi conservandi morbi<text:line-break/>auctor fuerit. Oritur sane plerumque ob frigidam cere-<text:line-break/>bri temperaturam , humiditate adjuncta frequenter idque<text:line-break/>faepius accidit, quoniam raro ex alicujus membri vitio<text:line-break/>provenit. Finitur autem quo tempore pubescunt, si et in<text:line-break/>aliis aegrotus, ut decet, fe gesserit, quia totius corporis<text:line-break/>temperamentum ad siccius calidiusque conVertitur. Quo<text:line-break/>enim pacto <text:span text:style-name="Default_20_Paragraph_20_Font"><text:span text:style-name="T11">i</text:span></text:span>uvenis puero calidior fit, in libris de tem-<text:line-break/>perementis didicisti: ubi etiam quo modo puer juvene sit<text:line-break/>calidior declaravimus : iuvenis quidem absolute calidior,<text:line-break/>puer vero non absolute, sed eo quod plus innati calidi<text:line-break/>possideat. Illi itaque qui se ipsos Hippocraticos nolui-<text:line-break/>nant, ipsum fulgores calidi dicere volunt, per translatio-<text:line-break/>nem ab externa flamma, quae quum materiam vicit eam-<text:line-break/>eque sibi ipsi omnem assimilavit, effulget manisestaque omni-</text:p>
      <text:p text:style-name="P54">bus redditur, quum prius humidam materiam exsiccans<text:line-break/>occultaretur. At Eeuxis et cum ipso pariter nonnulli em-<text:line-break/>pirici sulgorem haud ita interpretantur, sed altero quo-<text:line-break/>dammodo ; intelliges autem ex Eeuxidisi sermone in huno<text:line-break/>modum descripto: Infantes usque ad pubertatis annosi ap.-<text:line-break/>pellat Hippocrates, isti autem pubescendi tempore effulgent.<text:line-break/>Ateple llic magnam vim exprimendi habente translatione<text:line-break/>usus est; tunc enim magis carnosi fiunt et adultiores. co-<text:line-break/>loreque et forma gratiores, viribus iugenioque praestan-<text:line-break/>times. Repente autem ac simul haec omnia eveniunt,<text:line-break/>eorumque qui natura formosi funt tunc magisi effulget<text:line-break/>pulcritudo Idem iste autem i^euxis infantes appellari<text:line-break/>omnes pueros inquit, quemadmodum et Herophdusi ipsos<text:line-break/>appellarit s de hac enim re hunc in modum scribit hisce<text:line-break/>verbis: videtur Hippocrates infantes nominasse usque ad<text:line-break/>pubertatis annos, non eos tantum, qui nuper sunt nati,<text:line-break/>ad quinque vel sex annos, ut plerique nunc intelligere so-<text:line-break/>lent. Contentus fuit autem et HerophiIusi tam grandes</text:p>
      <text:p text:style-name="P54">natu infantes vocare per haec verba: infantibus non<text:line-break/>erumpunt femina multa , neque menstrua purgamenta , ii-<text:line-break/>dem non concipiunt, non calvescunt. Neque enim prae-<text:line-break/>dictam aetatem natis haec accidere negat, hoc est a primo<text:line-break/>statim ortu, ut nonnulli accipientes ipfum derident, tan-<text:line-break/>quam res omnibus notas edocentem, e quorum numero<text:line-break/>est etiam Callimachus, fed illis qui ad pubertatem usque<text:line-break/>pervenerunt, quod nonnulli et in istis ea fieri opinaren-<text:line-break/>tur. Hactenus ^euxisi loquutus esii at mihi quid per in-<text:line-break/>fantes fignislcare videatur et antea quidem dixi et nunc<text:line-break/>iterum manisestioril sermone repetam. Comitialis affectus<text:line-break/>aut a naturali intemperie provenit, cum humidum valde<text:line-break/>cerebrum est, tuncque morbus iste puerilis adpellatur,<text:line-break/>quemadmodum ipse in libro de aquis, aëre et locis ita<text:line-break/>scribens significant: Pueris accidere conVulfiones et su-<text:line-break/>spiria fiVe anhelitus; quae putant puerilem essicere et fa-<text:line-break/>erum morbum esse. In his verbis clare patet, illi di-<text:line-break/>ctioni<text:span text:style-name="Default_20_Paragraph_20_Font"><text:span text:style-name="T11">, puerilem</text:span></text:span>, subintelligendum esse affectum, ut loquutio</text:p>
      <text:p text:style-name="P54">ita fe habeat; quae putant puerulum affectum essicere et<text:line-break/>sacrum morbum esse. Accidit autem hic idem affectus<text:line-break/>pueris etiam ob errata medici orationem postulans. Quando<text:line-break/>vero ob humiditatem oritur , plane infantes statim invadit<text:line-break/>definitque aetatis conversione, nullum nobis negotium fa-<text:line-break/>cessans. Quapropter quosicunque pueroS non a prima sta-<text:line-break/>tim aetate, quum adhuc funt infantuli, fed annorum pro-<text:line-break/>gressu vexare inceperit, procul dubio ob peccata in victus<text:line-break/>ratione commissa aut ob aliam quampiam externam can-<text:line-break/>Iam exortuS est ; in quibus aetatis conversionem praesto-<text:line-break/>laril non convenit , fed factum morbosam affectum discu-<text:line-break/>tere. Illud utique non exigua consideratione dignum est,<text:line-break/>si secundum antiquam lectionem fulgores acceperimus, ut<text:line-break/>Hippocrates et EeuxiS acceperunt: oratio enim hujusmodi<text:line-break/>est: Infantium, quum pubescunt, fulgores calidi et alias<text:line-break/>quidem nonnullis in ipsis mutationes habent , quin etiam<text:line-break/>renum affectionem, equam ipse deinceps expIanat. Prae-<text:line-break/>terminetur enim et in hoc sermone epilepsiae nomen.</text:p>
      <text:p text:style-name="P54">Atque ideo nonnulli haud absque ratione fcribere viden-<text:line-break/>tur epilepsesi , quemadmodum et alii catalepses. At hos<text:line-break/>decebat tanquam non ita scriptum invenientes, sed quod<text:line-break/>melius esset ita scribere dicentes, ad praedictam explana-<text:line-break/>tionem accedere. Quum vero haec vox et apposita. fit,<text:line-break/>hanc rursum alii adimunt, duas orationes nullo Vinculo<text:line-break/>inter fe connexas esse volentes; unam hisce verbis fatis<text:line-break/>declaratam, infantium fulgores, fimulatque pubescunt, in<text:line-break/>nonnullis mutationes habent et alia; alterum hoc modo<text:line-break/>dicentes, in renem dolor gravis cum cibo replentur et<text:line-break/>reliqua quae fequuntur, de renum vitiis ipfo tradente, ab<text:line-break/>altero initio; non quod in pueris, quum pubescunt, in<text:line-break/>hoc vitium comitialis morbus: transeat , haud enim ea<text:line-break/>aetate renum morbus creari Videtur, quemadmodum veh-<text:line-break/>cae lapis: iste namque in pueris magis, renum autem<text:line-break/>affectus in declinante potius aetate contingit. Adscriba-<text:line-break/>mus igitur ea deinceps, quae de renum vitiis in hunc<text:line-break/>modo ab eo tradita funt.</text:p>
      <text:h text:style-name="P28" text:outline-level="2"><text:bookmark-start text:name="bookmark7"/><text:bookmark-start text:name="bookmark5"/><text:bookmark-end text:name="bookmark5"/><text:span text:style-name="Default_20_Paragraph_20_Font">VI.</text:span><text:bookmark-end text:name="bookmark7"/></text:h>
      <text:p text:style-name="P31"><text:span text:style-name="Default_20_Paragraph_20_Font"><text:span text:style-name="T11">In ren em dolor gravis pro</text:span></text:span><text:span text:style-name="Default_20_Paragraph_20_Font"><text:span text:style-name="T1">c</text:span></text:span><text:span text:style-name="Default_20_Paragraph_20_Font"><text:span text:style-name="T11">idit, quum cibo replentur vo-<text:line-break/>muntque pituitam. Quum vero ubertim excreverint,<text:line-break/>aeruginosa mejunt et le</text:span></text:span><text:span text:style-name="Default_20_Paragraph_20_Font"><text:span text:style-name="T1">n</text:span></text:span><text:span text:style-name="Default_20_Paragraph_20_Font"><text:span text:style-name="T11">iores quidem evadunt. Solvun-<text:line-break/>tur autem dolores, vacuati cibi</text:span></text:span><text:span text:style-name="Default_20_Paragraph_20_Font"><text:span text:style-name="T1">t, </text:span></text:span><text:span text:style-name="Default_20_Paragraph_20_Font"><text:span text:style-name="T11">arenulae salvae sub-<text:line-break/>siden</text:span></text:span><text:span text:style-name="Default_20_Paragraph_20_Font"><text:span text:style-name="T1">s </text:span></text:span><text:span text:style-name="Default_20_Paragraph_20_Font"><text:span text:style-name="T11">et cruentam urinam mejunt; femoris e regione<text:line-break/>positi stupor percipitur. Quiescere non c</text:span></text:span><text:span text:style-name="Default_20_Paragraph_20_Font"><text:span text:style-name="T1">o</text:span></text:span><text:span text:style-name="Default_20_Paragraph_20_Font"><text:span text:style-name="T11">nser</text:span></text:span><text:span text:style-name="Default_20_Paragraph_20_Font"><text:span text:style-name="T1">i , </text:span></text:span><text:span text:style-name="Default_20_Paragraph_20_Font"><text:span text:style-name="T11">sed<text:line-break/>exerceri, non repleri.. Iuvenes veratro purgare oportet,<text:line-break/>poplitis venam incidere; urinam cientibus expurgare,<text:line-break/>attenuare ac emollire.</text:span></text:span></text:p>
      <text:p text:style-name="P52">Dolorem gravem aut tanquam alicuius rei gravis Ioco<text:line-break/>incumbentis sensum inserentem aut acerbum intel<text:span text:style-name="Default_20_Paragraph_20_Font"><text:span text:style-name="T11">l</text:span></text:span>igere<text:line-break/>possumus. Siquidem utrumque verum est, diversis tamen<text:line-break/>temporibus in renibus fieri: in calculorum enim crea-<text:line-break/>tione atque exitu acerbiflime dolent, reliquo autem tem-<text:line-break/>pore, ut rei cuiuspiam gravis loco incumbentis dolorem<text:line-break/>percipiunt. Quicunque igitur in renum cavis lapillos</text:p>
      <text:p text:style-name="P54">concrescere arbitrantur, in sedo per urinalios meatusi trans-<text:line-break/>itu Iaborautes doIere ajunt. At quicunque in ipsa renum<text:line-break/>carne calculosi creari libi persuaserunt, non solum inter<text:line-break/>exeundum, verum etiam creationis tempore eo in loco<text:line-break/>dolorem ipsosi inferre testantur; deinde et quando in re-<text:line-break/>num sinus pervadunt. Calculosi autem in renum carni-<text:line-break/>bus generari, proportione tophis in articulorum morbo<text:line-break/>genitis respondentes, orationem in testem adducunt ex<text:line-break/>libro de natura hominis et victus ratione ita se habente.<text:line-break/>Quibuscunque arenosum subsidet aut toplli in urinis, istis<text:line-break/>ab initio tubercuIa secundum Venam crassam orta sunt et<text:line-break/>suppuraverunt. Postea Uero^ non celeriter ruptis tubercu-<text:line-break/>lis, tophi ex pure concreti sunt, qui foras per venas<text:line-break/>cum lotio in vesicam traduntur. Haec est sane Hippo-<text:line-break/>cratica narratio. Caeterum renum calculi utroque fieri<text:line-break/>modo possunt et nuper dicto et eo, quem paulo ante de-<text:line-break/>claravimusi, quum in ipsorum sinibus temporis interUallo<text:line-break/>exustum arefactumque crassam et visendum humorem ad</text:p>
      <text:p text:style-name="P54">tophi spissitudinem redigi asserebamus. Eodem quoque<text:line-break/>tempore si obstructio aliqua in ipsis fiat aut mediocris<text:line-break/>phlegmone , gravi talis magis quam doloris sensu. essicitur,<text:line-break/>quemadmodum et in iecore, propterea quod ut renes, ita<text:line-break/>et iecur perexiguis nervis praeditum est. Dolores autem<text:line-break/>eo potissimum tempore in renibus excitari dicit, quod<text:line-break/>replentur cibo. Quumque duo ab hac voce, <text:span text:style-name="Default_20_Paragraph_20_Font"><text:span text:style-name="T11">cibus</text:span></text:span>, apud<text:line-break/>ipsum significentur, in utroque significato veridica oratio<text:line-break/>est, sive de assumptis cibariis, ex quibus sanguinis multi-<text:line-break/>tudo creatur, fiUe de alimenti recrementis, quae in in-<text:line-break/>testulis colliguntur, intelligas: nonnunquam enim et ita<text:line-break/>cibos nuncupat, ut in libro de ratione Victus in acutis,<text:line-break/>ita inquiens: Quibus enim cibus in intestinis occlusus est,<text:line-break/>nisi quis alvum prius ducens sorbitionem dederit, velle-<text:line-break/>mentor laedet. Dolor itaque a cibo ita significante exci-<text:line-break/>tatus in renibus, qui multitudine pondereque excremento-<text:line-break/>rlllll premantur onerenturque , simulatque ista deleta ex-<text:line-break/>nulsaque fuerint, remittitur atque plane finitur. At dolor</text:p>
      <text:p text:style-name="P54">ex sanguine in venis contracto proveniens, quando in<text:line-break/>renes incubuerit, etiamsi venam caecideris, haud illico<text:line-break/>discutitur et ob renum corporis denfitatem et quoniam<text:line-break/>ob multa ipsis fuperinjecta corpora exterius appositorum<text:line-break/>remediorum facultaS ad renes jam debilior affecta per-<text:line-break/>venit. Solvit autem ipsorum dolorosi non id solum, ve-<text:line-break/>rum etiam et per fuperiorem ventreln facta excretio, quam<text:line-break/>tam coli, quam renum dolore vexatiS commune quoddam<text:line-break/>fymptoma est: continenter enim renes laxo intestino et<text:line-break/>laxum intestinum renibuS per tunicam peritonaeum vo-<text:line-break/>catam copulantur. Inter initia itaque pituitosi vomitus<text:line-break/>fiunt: hujusmodi enim Iuccus in ventriculo creatur ple-<text:line-break/>rumque ex ciborum multitudine, ac multo magis, si isti<text:line-break/>crasse naturaque pituitofiores exstiterint. Quod si i nere-<text:line-break/>suant perseverentque affectus, iis ita patientibus vomitus<text:line-break/>aeruginosi^ supervenit, ob doloreS ac vigilias corrupto<text:line-break/>sanguine, idque maxime quum una febrici laverint et in-</text:p>
      <text:p text:style-name="P54">edia macerati fuerint. Et melius quidem, inquit, a vo-<text:line-break/>mitibus habent; ab accessionibus quidem liberantur, sed<text:line-break/>non ab affectu, cum cibis vacuati sint. Utroque autem<text:line-break/>modo et nunc cibi nomen accipere possumus, fed potius<text:line-break/>de ventris intestinorumque excrementis intelligere debe-<text:line-break/>mus. Arenulae autem lusae, inquit, subsident, hoc est<text:line-break/>in urinis: id enim accidere evidens est, si rufum colorem<text:line-break/>talem esse intellexeris, qualis est et sandaracha quae vo-<text:line-break/>eatur. Quapropter et nonnulli in artis operibus diIigen-<text:line-break/>ter versati subsidentes oroboides appeIlant, hoc est ervi<text:line-break/>simiIes; alii sandarachodes , id est sandarachae colorem<text:line-break/>referentes; interdum et re vera rufas nominant. Nempe<text:line-break/>duae priores et jecinoris affectus comitantur; tertia re-<text:line-break/>num morbosi sequitur, quemadmodum et quando veluti<text:line-break/>arenae colore subsistentiae evadunt. Nam in urinis sub-<text:line-break/>fidentium coloresi maioris minorisque ratione inter se disi<text:line-break/>ferunt, verum ex materia crassa tenacique modo crassat<text:span text:style-name="Default_20_Paragraph_20_Font"><text:span text:style-name="T11">o-<text:line-break/></text:span></text:span>dinem maiorem, modo tenacitatem, modo utramque pari-</text:p>
      <text:p text:style-name="P54">bus omnino portionibusi habente, plane fiunt. Itaque si<text:line-break/>ex sola pituita crassa et vifcida subsidentia facta fit, color<text:line-break/>cinereus erit, aliorum tophorum colori similis, qui in aquis<text:line-break/>sponte calidis multis in regionibus lapidibus adnasci ac-<text:line-break/>crefcereque cernuntur, et in vafisi alioqui, ubi aqua cale-<text:line-break/>fit. Quin etiam in animalisi corpore ex purulento hu-<text:line-break/>more et ex purulento pituitofoque compofito, hujusmodi<text:line-break/>tophus nonnunquam creari potest, quemadmodum et in<text:line-break/>articulorqm morbisi accidere confueVit: eodem enim pror-<text:line-break/>fusi modo in his et renum affectibus lapides concrescunt.<text:line-break/>At si quibusidam parum sanguinis cum pituita crassa len-<text:line-break/>taque mistum sit , urinarum subsidentia color pro succi<text:line-break/>majore copia evadet, nonnunquam veluti ex pallido albo-<text:line-break/>que mistus aut ex rubro et albo aut ex flavo et albo.<text:line-break/>Nonnunquam vero et rususi erit et ipso sanguinis colore<text:line-break/>ad colorum differentias faciente; neque enim sanguis bo-<text:line-break/>millibus exquifite ruber semper est, sed interfuso quidem<text:line-break/>ad atrius, interdum ad flavius et rufiuS vergit. Aut igi-</text:p>
      <text:p text:style-name="P54">tur omnes , quas modo recensui , colorum differentias<text:line-break/>praeter cinereum ab hac voce, rufum, significari putan-<text:line-break/>dum est, ipfo dicente arenulas rufas fubfidere aut adiectam<text:line-break/>illam vocem, sanguinem ex communi sensu dictam fuisse<text:line-break/>accipiendum est. Dico autem nonnunquam , quemadmo-<text:line-break/>dum enim cruentum ipsis interdum lotium emittitur, non<text:line-break/>femper tamen neque in omnibus renum affectibus, pari-<text:line-break/>ter et interdum arenulae rufae in urinis fubfidentes au-<text:line-break/>parent. In commentariis namque de naturalibus potentiis,<text:line-break/>quicquid in venis ferest tenuisque cum sanguine permistum<text:line-break/>est, Penem ad se ipsum attrahere demonstravimus, mea-<text:line-break/>tibus autem id in renis ventriculum perflantibus satius<text:line-break/>patesactisi, aliquid etiam ex crassioribus succisi illabitur.<text:line-break/>Quando igitur istud calesactum in renis cavo ad toplli<text:line-break/>consistentiam redactum fuerit, si renum visi expulsoria<text:line-break/>omne id una cum lotio extruserit, arenosae in ipfo fub-<text:line-break/>fidentiae fiunt; quodsi renisi cavo impactum tenacius in-</text:p>
      <text:p text:style-name="P54">haerescat, aliquid aliud ejusdem materiae ex vena cava<text:line-break/>suscipiens fibique apponens, plus augetur, semper enim<text:line-break/>quod recens influit, priori circumassigiturq atque ita insigni<text:line-break/>magnitudine tophus grandescit. Verum nonnulli inquiunt,<text:line-break/>cur sanguinem mejunt^ quoniam calculus egrediens quum<text:line-break/>angulofus fit, proximas particulas vulnerat et cruorem<text:line-break/>evocat. Quod fi ex vena cava in renem pertinens mea-<text:line-break/>tusi patentior fiat, sanguisi autem liquidus fit, neque mul-<text:line-break/>tus, neque visendus, cruentum ita lotium redditur. At<text:line-break/>dolorem stupidum in crus descendentem propter vasorum<text:line-break/>dorso incumbentium, cavae sciliCet venae magnaeque ar-<text:line-break/>teriae cum renibus et cruribus coniunctionem , ortum ha-<text:line-break/>here putandum est. Maximae namque in ipsos renes ex-<text:line-break/>pullulant; post eas quaedam haud magnae in lumbos in-<text:line-break/>seruntur: postea utrumque conceptaculum bipartito divisum<text:line-break/>in utrumque crus delabitur per ipsumque totum distribui-<text:line-break/>tar. Quicunque vero per meatus urinarios aut quasdam<text:line-break/>membranas aut nervos vel etiam peritonaeum cum cruri-</text:p>
      <text:p text:style-name="P54">bus sociari asseverant , dissecandorum corporum plane im-<text:line-break/>periti sunt. Quaenam igitur renum laborantibus accidant,<text:line-break/>haectenus narravit Hippocrates. Deinceps vero de ipso-<text:line-break/>sum curatione hisce verbis loquitur: quiescere non con-<text:line-break/>ducit, sed exercitationes, non impleri, juvenes veratro<text:line-break/>purgare, poplitem caedere, urinariis evacuare, tenuare et<text:line-break/>mollire. Sibi ipsi formulam quandam renum curationis<text:line-break/>hisce verbis per capita constituit, nonnulla quidem omnis<text:line-break/>aetatis corporisque habitus communia , nonnulla juvenum<text:line-break/>et robustorum proprie fcribens. Communia funt autem<text:line-break/>quae primo scripta funt et quiescere, quod ipse <text:span text:style-name="Default_20_Paragraph_20_Font"><text:span text:style-name="T22">ἐ</text:span></text:span><text:span text:style-name="Default_20_Paragraph_20_Font"><text:span text:style-name="T26">^</text:span></text:span><text:span text:style-name="Default_20_Paragraph_20_Font"><text:span text:style-name="T22">ιννὐειν</text:span></text:span><text:span text:style-name="Default_20_Paragraph_20_Font"><text:span text:style-name="T26"><text:line-break/></text:span></text:span>Vocat, quod otiose vivere significat, quod ipsis non con-<text:line-break/>ducere ait, et exercitationes; has enim conducere arbitra-<text:line-break/>tur tanquam multitudinem evacuantes et pituitofum, cras-<text:line-break/>sum immaturmnque omnem ad maturitatem ducentes et<text:line-break/>attenuantes et corporis omnes particulas roborantes. Sed<text:line-break/>te animadvertere oportet, ipsum non prorsum magnas<text:line-break/>exercitationes in praesentia dicere , veluti equitatione aut</text:p>
      <text:p text:style-name="P54">armis aut lucta aut pancratio certare aut humum fodere<text:line-break/>aut id genuS aliud facere; sed omnem absolute motionem,<text:line-break/>quae pro aetatiS, habitus roborisque renibuS aegrotantis<text:line-break/>ratione corpuS exercere valeat. Verum etiam non impleri,<text:line-break/>cujusque aetatiS et corporis habitus commune documen-<text:line-break/>tum est. Quae sequuntur, juVenibus , ut ipse ait, con-<text:line-break/>gruentia scribit, ita dicens: Iuvenes veratro purgare, po-<text:line-break/>plitem incidere. Veratro quidem purgare, si valde anti-<text:line-break/>quos assectus fit et ceu vectibus, ut ita dixerim, extru-<text:line-break/>dendus : ad hujusmodi enim morbos veratro utimur;<text:line-break/>venam autem caedere, ubi sanguis aut multus aut <text:span text:style-name="Default_20_Paragraph_20_Font"><text:span text:style-name="T11">C</text:span></text:span>rassus<text:line-break/>in venis abundet. Quodsi utroque auxilio ipse homo in-<text:line-break/>digeat, a venae sectione incipiendum esse patet. AIias<text:line-break/>autem didicisti, membra supra iecur cubiti venae sectio-<text:line-break/>nem postulare ; infra vero crurum , in poplitibus venas<text:line-break/>nobis caedentibus aut omnino saltem juxta maIIeolos.<text:line-break/>Quod deinceps dixit : armariis mundare omnibus utiIe est,</text:p>
      <text:p text:style-name="P54">neque simpliciter dixit urinariis utendum esse, sed hoc<text:line-break/>verbum, mundare, adjicienS modum adsumenti ab ipsis<text:line-break/>provenient^ declaravit, non solum tenacia et crassa reni-<text:line-break/>bus inhaerentia purgantibus, verum etiam cum ipsis et ea,<text:line-break/>quam in venis praeter naturam sanguini mista innatant,<text:line-break/>educentibus. Quod autem in calce narrationis dictum est,<text:line-break/>tenuare , omnibus renum vitio laborantibus usui est et<text:line-break/>quos ad veratri sumptionem praeparamus et quos sine hoc<text:line-break/>per sanguinis missionem curamus vel etiam post ejuS as-<text:line-break/>sumptionem. Dictum est autem, tenuare, de humoribus;<text:line-break/>hos enim tenuare convenit; mollire, de membris solidis;<text:line-break/>siquidem utrumque veratrum IlausturiS percommodum est,<text:line-break/>ut tuto purgatio fiat. Igitur nisi humoreS pertenuati sue-<text:line-break/>rint et membra, per quae fit vomituS, mollia reddita<text:line-break/>sint et ad distentione detractionesque, antequam demus<text:line-break/>veratrum, tractabilia effecta, in suffocationiS discrimen,<text:line-break/>ob humorum crassitiem aegrum adducemus aut nervorum<text:line-break/>convulsiones in vellicationibuS, ob membrorum in dila-</text:p>
      <text:p text:style-name="P54">tando duritiam quae purgatur, capietur aut vasculum ali-<text:line-break/>quod dirumpetur. Quin etiam licet veratrum non prae-<text:line-break/>beatur, optima res est humores tenues esse et renum<text:line-break/>ipforum corpora mollia , ut per ipsa tranfire facile humo-<text:line-break/>res possint: nam ab initio neque calculus in ipsis un-<text:line-break/>quam generabitur, si quis haec ambo diligenter observet.</text:p>
      <text:h text:style-name="Heading_20_2" text:outline-level="2">VII.</text:h>
      <text:p text:style-name="P31"><text:span text:style-name="Default_20_Paragraph_20_Font"><text:span text:style-name="T11">Muliebria aqua laborantibus diutius perseverant; quum<text:line-break/>vero non celeriter prodeant, tumores essiciunt.</text:span></text:span></text:p>
      <text:p text:style-name="P52">Aqua laborantes nonnulli intelligunt eaS, quae ut<text:line-break/>aqua inter cutem corripiantur, idoneae funt; nonnulli<text:line-break/>eaS, quae tenuem naturaliter aquofumque sanguinem ha-<text:line-break/>hent. Potest autem et de utrisque dictum esse intelligi,<text:line-break/>se magiS de illiS quarum sanguis natura subtilia est, nullo<text:line-break/>alio morboso affectu corpuS infestante: in istis enim men-<text:line-break/>strua purgatio, quam muliebria vocavit, <text:span text:style-name="Default_20_Paragraph_20_Font"><text:span text:style-name="T11">diu</text:span></text:span> permanet.</text:p>
      <text:p text:style-name="P54">Dupliciter enim et id ipsum diu intelligi potest aut de<text:line-break/>diebus, quibus ejusmodi mulieres purgantur aut de ipsa-<text:line-break/>rllla aetate; si de diebus intelligasi, significabit, pluribus<text:line-break/>deinceps diebus istas, quam alias mulieres purgari; si de<text:line-break/>aetate, per plures annos menstrua excrementa durare: nam<text:line-break/>revera in istis multus tenuisque sanguis colligitur, quem-<text:line-break/>admodum contrario modo affectis paucus et crassas. Al-<text:line-break/>bae quidem sunt priores et molles, nigrae autem durae<text:line-break/>et graciles omnino eae, quae atrabilarium sanguinem pro-<text:line-break/>creant, clarmnque est istas ab initio contrariis inter se<text:line-break/>temperaturis constare i nam quae ab ipso nunc aqua labo-<text:line-break/>rantes vocantur, humidioris sunt ac frigidioris tempera-<text:line-break/>menti ; his contrariae siccioris atque calidioris. Quod si<text:line-break/>ex morbo aqua abundaverint, non omnibus mensas pluri-<text:line-break/>bus diebus feruntur; interdum enim ipsa suppressio morbi<text:line-break/>earum causa est; rursus suppressio ob osculorum uteri ob-</text:p>
      <text:p text:style-name="P54">structionem fanguinisque crassitiem essicitur. Quapropter<text:line-break/>nonnulli arbitrantes dictum hoc de mulieribus ex morbo<text:line-break/>aqua abundantibusi accipiendum esse, loco verbi perma-<text:line-break/>nent permanere legunt, sic muliebria aqua laborantibus<text:line-break/>permanere diu, subintelligere nos, conveniens, <text:span text:style-name="Default_20_Paragraph_20_Font"><text:span text:style-name="T11">i</text:span></text:span>ubentes,<text:line-break/>ac si ita dixisset , muliebria aqua laborantibuS diu con-<text:line-break/>venit permanere, ut confultorius juxta et curatorius sermo<text:line-break/>sit, ejuS tantum, quod fit, narrationem in fe continens.<text:line-break/>Huic sententiae consentire ajunt id, quod in calce fer-<text:line-break/>monia dictum est, quum vero celeriter non ferantur, in-<text:line-break/>tumescunt. Velle enim ipsum dicunt, pluribus diebus,<text:line-break/>ita et brevi tempore, hujusmodi muliereS expurgari, quo-<text:line-break/>niam tarde exeuntibuS menstruis purgamenta tumores<text:line-break/>fiunt. Atqui hoc etiam et in habentibus aquosum sangui-<text:line-break/>nem contingere ait; istis etenim carnes aquosiores gene-<text:line-break/>Fantur, haud statis temporibus accedente purgatione.</text:p>
      <text:h text:style-name="P28" text:outline-level="2"><text:bookmark-start text:name="bookmark9"/>VIII.<text:bookmark-end text:name="bookmark9"/></text:h>
      <text:p text:style-name="P31"><text:span text:style-name="Default_20_Paragraph_20_Font"><text:span text:style-name="T11">Cranone vetusti dolore srigidi, recentes calidi. Eorum<text:line-break/>plerique a sanguine creabantur. Quae etiam ab ischia<text:line-break/>ex</text:span></text:span><text:span text:style-name="Default_20_Paragraph_20_Font"><text:span text:style-name="T1">u</text:span></text:span><text:span text:style-name="Default_20_Paragraph_20_Font"><text:span text:style-name="T11">r</text:span></text:span><text:span text:style-name="Default_20_Paragraph_20_Font"><text:span text:style-name="T1">e</text:span></text:span><text:span text:style-name="Default_20_Paragraph_20_Font"><text:span text:style-name="T11">bantur pathemata , frigida.</text:span></text:span></text:p>
      <text:p text:style-name="P52">Hsiec quoque sibi ipsi scripsisse videtur Hippocrates<text:line-break/>reminiscentiae causa sub brevi compendio, propter quod<text:line-break/>et obscurior oratio est. Dubium est enim , doloresine<text:line-break/>tantum in Cranone factos fuisse dicat, eosque in ventrene<text:line-break/>an etiam in alia quapiam parte, an vero affectus cum do-<text:line-break/>lore conjunctos. Illud autem antiquos dolores frigidos<text:line-break/>esse, novos autem calidos, etsi clare dictum esse videa-<text:line-break/>tur, obscurum tamen nonnihil atque ambiguum est. Aut<text:line-break/>enim antiquos dicit, qui jam pridem excitati fuerunt aut<text:line-break/>diu perseverantes, quemadmodum et recentes aut nunc<text:line-break/>excitatos aut cito desinentes et frigidos aut frigoris sen-<text:line-break/>sum inserentes aut qui a calidis mitigantur ; pariter et</text:p>
      <text:p text:style-name="P53"><text:span text:style-name="Default_20_Paragraph_20_Font"><text:span text:style-name="T1">calidos aut caloris </text:span></text:span><text:span text:style-name="Default_20_Paragraph_20_Font"><text:span text:style-name="T9">t</text:span></text:span><text:span text:style-name="Default_20_Paragraph_20_Font"><text:span text:style-name="T1">en</text:span></text:span><text:span text:style-name="Default_20_Paragraph_20_Font"><text:span text:style-name="T9">t</text:span></text:span><text:span text:style-name="Default_20_Paragraph_20_Font"><text:span text:style-name="T1">um facientes aut qui a frigidis su-<text:line-break/>piantur. Quidam etiam dolores frigidos vocatos esse di-<text:line-break/>cunt , qui leves sunt; calidos , qui vehementes: aut fe-<text:line-break/>eundum usitatum Graecis loquendi morem significationes<text:line-break/>has accipientes. Verum quo anni tempore Hippocrates<text:line-break/>haec facta fuisse scripserit, nos ignorantes, neque etiam<text:line-break/>. quando excitari sint .aut. quomodo aut quamdiu per man-<text:line-break/>sierint dolores, evidenter invenire possumus Sed novos<text:line-break/>quidem dolores prorsus fangume creatos esse idem .est, ac<text:line-break/>fi dixisset ex sanguine calido videlicet ac multo ; at de<text:line-break/>antiquis doloribus loquens quum lucrum non adjecerit,<text:line-break/>signum est ab altero quodam succo frigido ipsos. ortos<text:line-break/>fuisse et ea quae ex coxendice frigida nisis oborta esse ait,<text:line-break/>ut affectus dicens aut dolores, frigido scilicet et istos hu-<text:line-break/>mores concitante. At multos explanatores demirari licet<text:line-break/>in hujusmodi locutiones , de quibus nihil affirmari potest,<text:line-break/>multa sine demonstratione scribentes; ubi vero aliquid<text:line-break/>demonstrari et utiliter inveniri potest aut nihil penitus</text:span></text:span></text:p>
      <text:p text:style-name="P54"><text:span text:style-name="Default_20_Paragraph_20_Font"><text:span text:style-name="T1">aut pauca et sine demonstratione tanquam .mandata fieri-<text:line-break/>bentes.</text:span></text:span></text:p>
      <text:h text:style-name="Heading_20_2" text:outline-level="2"><text:span text:style-name="Default_20_Paragraph_20_Font"><text:span text:style-name="T1">si Ix. </text:span></text:span><text:span text:style-name="Default_20_Paragraph_20_Font"><text:span text:style-name="T11">. su.. . i</text:span></text:span></text:h>
      <text:p text:style-name="P55"><text:span text:style-name="Default_20_Paragraph_20_Font"><text:span text:style-name="T9">Qu</text:span></text:span>i <text:span text:style-name="Default_20_Paragraph_20_Font"><text:span text:style-name="T9">affectus ad vehemen</text:span></text:span>t<text:span text:style-name="Default_20_Paragraph_20_Font"><text:span text:style-name="T9">es rigores -p</text:span></text:span>ro<text:span text:style-name="Default_20_Paragraph_20_Font"><text:span text:style-name="T9">cedunt, non ad-<text:line-break/>-m</text:span></text:span>o<text:span text:style-name="Default_20_Paragraph_20_Font"><text:span text:style-name="T9">dum n</text:span></text:span>i<text:span text:style-name="Default_20_Paragraph_20_Font"><text:span text:style-name="T9">si prope statu</text:span></text:span>m <text:span text:style-name="Default_20_Paragraph_20_Font"><text:span text:style-name="T9">m</text:span></text:span>it<text:span text:style-name="Default_20_Paragraph_20_Font"><text:span text:style-name="T9">e/cunt.</text:span></text:span></text:p>
      <text:p text:style-name="P52"><text:span text:style-name="Default_20_Paragraph_20_Font"><text:span text:style-name="T1">Ita fcriptum. este hunc sermonem, antiqui explanalo-<text:line-break/>res agnoscunt. At recentiores ipsum in clariorem per</text:span></text:span><text:span text:style-name="Default_20_Paragraph_20_Font"><text:span text:style-name="T11">a</text:span></text:span><text:span text:style-name="Default_20_Paragraph_20_Font"><text:span text:style-name="T1">m-<text:line-break/>tantus ita scribunt, rigores validi existentes non admodum<text:line-break/>mitigantur, fed prope. statum, hancque locutionem id nos<text:line-break/>docere volunt, omnes validos in morbo rigores. non ad-<text:line-break/>modum ullo alio morbi tempore mitescere, praeterquam<text:line-break/>quum prope statum esu Secundum priorem autem feri-.<text:line-break/>pturam qui in rigores validos tendunt., hoc est perveniunt<text:line-break/>affectus, subintelligendus est enim affectus, operiet ipsum<text:line-break/>intelligere, hos a</text:span></text:span><text:span text:style-name="Default_20_Paragraph_20_Font"><text:span text:style-name="T11">n</text:span></text:span><text:span text:style-name="Default_20_Paragraph_20_Font"><text:span text:style-name="T1">te statum non mitescere. Quidam rane</text:span></text:span></text:p>
      <text:p text:style-name="P34"><text:span text:style-name="Default_20_Paragraph_20_Font"><text:span text:style-name="T1">ipsum, status, qui universi morbi pars est meminisse di-<text:line-break/>eunt.;- alii vero ejus, qui in privatis exacerbationibus in-<text:line-break/>- venitur.: ut rigor quum vehemens est, antequam tempus<text:line-break/>status adventet, non desinat. ld quidem nonnullis exi-<text:line-break/>dentur accidit, istumque appellamus rigorem </text:span></text:span><text:span text:style-name="Default_20_Paragraph_20_Font"><text:span text:style-name="T9">anee</text:span></text:span><text:span text:style-name="Default_20_Paragraph_20_Font"><text:span text:style-name="T1">i</text:span></text:span><text:span text:style-name="Default_20_Paragraph_20_Font"><text:span text:style-name="T9">herman-<text:line-break/>t</text:span></text:span><text:span text:style-name="Default_20_Paragraph_20_Font"><text:span text:style-name="T1">o</text:span></text:span><text:span text:style-name="Default_20_Paragraph_20_Font"><text:span text:style-name="T9">n</text:span></text:span><text:span text:style-name="Default_20_Paragraph_20_Font"><text:span text:style-name="T1"> .Graeco vocabulo, hoc est calefieri nequeuntenr, non<text:line-break/>validum. Contingit autem et vi rigorem ipfum fortum<text:line-break/>dicere : inulto enim . malignior est, quam qui immodice<text:line-break/>vehemens sit et celeriter desinat. Quod si universae ac-<text:line-break/>gritudinis statum i</text:span></text:span><text:span text:style-name="Default_20_Paragraph_20_Font"><text:span text:style-name="T9">n</text:span></text:span><text:span text:style-name="Default_20_Paragraph_20_Font"><text:span text:style-name="T1">telligas, maxime in quarta</text:span></text:span><text:span text:style-name="Default_20_Paragraph_20_Font"><text:span text:style-name="T9">n</text:span></text:span><text:span text:style-name="Default_20_Paragraph_20_Font"><text:span text:style-name="T1">is febribus<text:line-break/>ferme iste utilis fuerit. Nam si cum validis rigoribus ac-<text:line-break/>cessiones invadant, si nihil remittantur rigores, fieri non<text:line-break/>- potest ut ad statum morbus pervenerit: quin etiam multo<text:line-break/>minus hujusce quartanae declinationem fore sperandum- est<text:line-break/>prius , quam rigor fedatus fuerit. Quare formo prognosti-<text:line-break/>cus est de febribus ad. rigores vehementes adscendentibus,<text:line-break/>qui prius quam rigor fedatus sit, discuti nequeunt; id<text:line-break/>autem prope statum efficitur. At id genus rigores ex</text:span></text:span></text:p>
      <text:p text:style-name="P54"><text:span text:style-name="Default_20_Paragraph_20_Font"><text:span text:style-name="T1">frigidissima pituita vitrea nominata aut ex atrae bilis succo.<text:line-break/>proveniunt, verum ex nraegelida pituita rigor fit non<text:line-break/>vehemens, sed aegre incalescens, ex succo autem melan-<text:line-break/>ebo li eo nonnunquam utroque modo , nonnunquam altera<text:line-break/>utro; fed hujusmodi succus quarto quoque die accessio-<text:line-break/>nem facit, vitreus vero quotidie. Nihil plane hujusce-<text:line-break/>modi rerum interpretes declarant; sed illa uberrime<text:line-break/>accuratissimeque persequuntur, quae nullum penitus fructum<text:line-break/>auditoribus ferunt : nam et in sequenti sermone , pluri-<text:line-break/>mum medicinalis eruditionis continente, nullum ex cele-<text:line-break/>berrimis praeceptis fcire deprehenduntur.</text:span></text:span></text:p>
      <text:h text:style-name="Heading_20_2" text:outline-level="2"><text:span text:style-name="Default_20_Paragraph_20_Font">X.</text:span></text:h>
      <text:p text:style-name="P31"><text:span text:style-name="Default_20_Paragraph_20_Font"><text:span text:style-name="T9">Ante rig</text:span></text:span><text:span text:style-name="Default_20_Paragraph_20_Font"><text:span text:style-name="T1">o</text:span></text:span><text:span text:style-name="Default_20_Paragraph_20_Font"><text:span text:style-name="T9">rem urinarum suppre</text:span></text:span><text:span text:style-name="Default_20_Paragraph_20_Font"><text:span text:style-name="T1">ssio</text:span></text:span><text:span text:style-name="Default_20_Paragraph_20_Font"><text:span text:style-name="T9">ne</text:span></text:span><text:span text:style-name="Default_20_Paragraph_20_Font"><text:span text:style-name="T1">s , </text:span></text:span><text:span text:style-name="Default_20_Paragraph_20_Font"><text:span text:style-name="T9">si cum bon</text:span></text:span><text:span text:style-name="Default_20_Paragraph_20_Font"><text:span text:style-name="T1">is </text:span></text:span><text:span text:style-name="Default_20_Paragraph_20_Font"><text:span text:style-name="T9">signi</text:span></text:span><text:span text:style-name="Default_20_Paragraph_20_Font"><text:span text:style-name="T1">s<text:line-break/></text:span></text:span><text:span text:style-name="Default_20_Paragraph_20_Font"><text:span text:style-name="T9">processerint et alvu</text:span></text:span><text:span text:style-name="Default_20_Paragraph_20_Font"><text:span text:style-name="T1">s </text:span></text:span><text:span text:style-name="Default_20_Paragraph_20_Font"><text:span text:style-name="T9">defecerit su</text:span></text:span><text:span text:style-name="Default_20_Paragraph_20_Font"><text:span text:style-name="T1">m</text:span></text:span><text:span text:style-name="Default_20_Paragraph_20_Font"><text:span text:style-name="T9">n</text:span></text:span><text:span text:style-name="Default_20_Paragraph_20_Font"><text:span text:style-name="T1">i</text:span></text:span><text:span text:style-name="Default_20_Paragraph_20_Font"><text:span text:style-name="T9">que afuerint. Eor-<text:line-break/>tabi</text:span></text:span><text:span text:style-name="Default_20_Paragraph_20_Font"><text:span text:style-name="T1">s </text:span></text:span><text:span text:style-name="Default_20_Paragraph_20_Font"><text:span text:style-name="T9">vero tum febri</text:span></text:span><text:span text:style-name="Default_20_Paragraph_20_Font"><text:span text:style-name="T1">s </text:span></text:span><text:span text:style-name="Default_20_Paragraph_20_Font"><text:span text:style-name="T9">modu</text:span></text:span><text:span text:style-name="Default_20_Paragraph_20_Font"><text:span text:style-name="T1">s, </text:span></text:span><text:span text:style-name="Default_20_Paragraph_20_Font"><text:span text:style-name="T9">tum e</text:span></text:span><text:span text:style-name="Default_20_Paragraph_20_Font"><text:span text:style-name="T1">ti</text:span></text:span><text:span text:style-name="Default_20_Paragraph_20_Font"><text:span text:style-name="T9">a</text:span></text:span><text:span text:style-name="Default_20_Paragraph_20_Font"><text:span text:style-name="T1">m </text:span></text:span><text:span text:style-name="Default_20_Paragraph_20_Font"><text:span text:style-name="T9">fartasu</text:span></text:span><text:span text:style-name="Default_20_Paragraph_20_Font"><text:span text:style-name="T1">s </text:span></text:span><text:span text:style-name="Default_20_Paragraph_20_Font"><text:span text:style-name="T9">quae<text:line-break/>ex la</text:span></text:span><text:span text:style-name="Default_20_Paragraph_20_Font"><text:span text:style-name="T1">ssit</text:span></text:span><text:span text:style-name="Default_20_Paragraph_20_Font"><text:span text:style-name="T9">ud</text:span></text:span><text:span text:style-name="Default_20_Paragraph_20_Font"><text:span text:style-name="T1">i</text:span></text:span><text:span text:style-name="Default_20_Paragraph_20_Font"><text:span text:style-name="T9">n</text:span></text:span><text:span text:style-name="Default_20_Paragraph_20_Font"><text:span text:style-name="T1">i</text:span></text:span><text:span text:style-name="Default_20_Paragraph_20_Font"><text:span text:style-name="T9">bus</text:span></text:span><text:span text:style-name="Default_20_Paragraph_20_Font"><text:span text:style-name="T1"> o</text:span></text:span><text:span text:style-name="Default_20_Paragraph_20_Font"><text:span text:style-name="T9">b</text:span></text:span><text:span text:style-name="Default_20_Paragraph_20_Font"><text:span text:style-name="T1">o</text:span></text:span><text:span text:style-name="Default_20_Paragraph_20_Font"><text:span text:style-name="T9">riun</text:span></text:span><text:span text:style-name="Default_20_Paragraph_20_Font"><text:span text:style-name="T1">t</text:span></text:span><text:span text:style-name="Default_20_Paragraph_20_Font"><text:span text:style-name="T9">ur, consideranda sun</text:span></text:span><text:span text:style-name="Default_20_Paragraph_20_Font"><text:span text:style-name="T1">t.</text:span></text:span></text:p>
      <text:p text:style-name="P53"><text:span text:style-name="Default_20_Paragraph_20_Font"><text:span text:style-name="T1">Per deos quid dicere debeam, nefcio, quando utilissi-<text:line-break/>mum praeceptum milliesque in laborantibus deprehensum<text:line-break/>libri hujus interpretes ignorant. Sed alios quispiam mi-<text:line-break/>nus demiretur; Sabinus vero Rususque Ephesius, viri lu<text:line-break/>libris Hippocratis diligentissime versati, magna profecto<text:line-break/>admiratione digni funt, nisi frequenter judicatorio rigori<text:line-break/>urinae suppressionem antecessisse viderint, de qua in prae-<text:line-break/>fentla Hippocrates meminit , nos judicatorium rigorem lu<text:line-break/>morbo futurum praesagire edocens. Si in acuta febre et-<text:line-break/>alia signa tibi salubria videantur et judicationem paulo<text:line-break/>post fore speres, te ferre oportet , suppresso lotio judiea-<text:line-break/>torium rigorem necessario futurum. Quod si et nox disi-<text:line-break/>sicilis antecesserit et dies judicatorius sit, certius futurus<text:line-break/>rigor praedici poterit. At si nota ex arteria pulsata, ut<text:line-break/>didicisti, idem tibi ostenderit , non rigorem modo , verum<text:line-break/>etiam acerbissimum rigorem indubitanter fore exspectato.<text:line-break/>Illud igitur ex bonis aut urinis solis aut etiam ex aliis<text:line-break/>bonis signis una cum ipsic urinis te intelligere oportet.</text:span></text:span></text:p>
      <text:p text:style-name="P53"><text:span text:style-name="Default_20_Paragraph_20_Font"><text:span text:style-name="T1">Tanta nempe signorum ab urina in acutis febribus vis est,<text:line-break/>ut et roli ipsi credendum sit; aliis veto accedentibus etiam,<text:line-break/>divinatio tibi erit firmissima perpetuoque veridica. Verum<text:line-break/>.urina etiam, alvo multa excernente,. supprimitur; illuc<text:line-break/>enim ferulam humiditatem vergere signum est,. cujus re-<text:line-break/>dundantis triplicem evacuationem esse didicisti, per al-<text:line-break/>vum, per lotium, per sudores. Igitur si alvus plura, de-<text:line-break/>, jecerit, urinae suppressae ad futurum .rigorem praefentien-<text:line-break/>dum fidere non. convenit; at si.alvus fluxa non sic pro-<text:line-break/>ximamque esse morbijudicatienem praenoveris , aegrotum<text:line-break/>rigere sudareque necesse esu. Quid sibi volunt autem verba<text:line-break/>illa: </text:span></text:span><text:span text:style-name="Default_20_Paragraph_20_Font"><text:span text:style-name="T9">Et somn</text:span></text:span><text:span text:style-name="Default_20_Paragraph_20_Font"><text:span text:style-name="T1">i </text:span></text:span><text:span text:style-name="Default_20_Paragraph_20_Font"><text:span text:style-name="T9">adsin</text:span></text:span><text:span text:style-name="Default_20_Paragraph_20_Font"><text:span text:style-name="T1">t? nam si unum quiddam ex bonis<text:line-break/>signis adductum est, maxime dictis in praesentia quadra-,<text:line-break/>bit. Illud vero, si ex bonis fluxerint, velut exemplum<text:line-break/>quoddam dictum esu Quod si hoc tanquam futuri rigoris<text:line-break/>signum sit, non simpliciter id a. te intelligendum .est ; .ple-<text:line-break/>rumque enim nox iudicationem antecedens., antecedens,</text:span></text:span></text:p>
      <text:p text:style-name="P54"><text:span text:style-name="Default_20_Paragraph_20_Font"><text:span text:style-name="T1">inquam, rigori et judicationi post ipsum factae, molesta<text:line-break/>est, quando firmissimam cum antedictis rigoris futuri prae-<text:line-break/>fenfionem habebis. lnterdum autem , sed raro cum formiis<text:line-break/>placidis tranquilla nox est, atque in istis non rigorem,<text:line-break/>sed excretionem significans pulsus apparet. Sed de istis<text:line-break/>abunde in voluminibus de pulsibus actum esu Te prae-<text:line-break/>terea jubet Hippocrates et modum febris contemplari, hoc<text:line-break/>est, an calida sit et biliosa et ardens, an cx aliis quae-<text:line-break/>piam; nam quaecunque in acutis febribus et potissimum<text:line-break/>ardentibus rigores judicatorii fiunt, hos ex bile flava ex-<text:line-break/>tra venas per sensuris corpora delata excitari didicisti.<text:line-break/>Propterea et febres ex lassitudinibus provenientes tempe-<text:line-break/>.daturae biliofissimae ad praesensionem tibi et ipfae con-<text:line-break/>ducent. Haec itaque est ab externis causis ad divinatio-<text:line-break/>nem percepta utilitas, unico quidem veluti exemplo ex-<text:line-break/>plicata, tibi autem et in aliis externis causis, quaecu</text:span></text:span><text:span text:style-name="Default_20_Paragraph_20_Font"><text:span text:style-name="T9">n</text:span></text:span><text:span text:style-name="Default_20_Paragraph_20_Font"><text:span text:style-name="T1">que</text:span></text:span></text:p>
      <text:p text:style-name="P54"><text:span text:style-name="Default_20_Paragraph_20_Font"><text:span text:style-name="T1">biliosius corpus efficiunt, futura percommoda. Hae funt<text:line-break/>autem, morae fusi fele aestivo , vigiliae , cogitationes , an-<text:line-break/>gores animi, ira, alimenti inopia, bilio forum ciborum<text:line-break/>. nimius usus. Primam sane tutissimamque naturae febrium<text:line-break/>notitiam ex iis quae in corpore apparent, acquirentes,<text:line-break/>quemadmodum in commentariis de differentia febrium di-<text:line-break/>dixisti; fecunda vero et ab externis causis notitia ^ad eo-<text:line-break/>rum quae invenisti certiorem fidem haud purum expediet.<text:line-break/>Mirandum est igitur quonam pacto haec utilissima con-<text:line-break/>templario explanatores latuerit.</text:span></text:span></text:p>
      <text:h text:style-name="Heading_20_2" text:outline-level="2"><text:bookmark-start text:name="bookmark13"/>XI.<text:bookmark-end text:name="bookmark13"/></text:h>
      <text:p text:style-name="P55">A<text:span text:style-name="Default_20_Paragraph_20_Font"><text:span text:style-name="T9">bsce</text:span></text:span>ssus <text:span text:style-name="Default_20_Paragraph_20_Font"><text:span text:style-name="T9">non adm</text:span></text:span>o<text:span text:style-name="Default_20_Paragraph_20_Font"><text:span text:style-name="T9">dum qu</text:span></text:span>i<text:span text:style-name="Default_20_Paragraph_20_Font"><text:span text:style-name="T9">bu</text:span></text:span>s <text:span text:style-name="Default_20_Paragraph_20_Font"><text:span text:style-name="T9">rigore</text:span></text:span>s o<text:span text:style-name="Default_20_Paragraph_20_Font"><text:span text:style-name="T9">bor</text:span></text:span>i<text:span text:style-name="Default_20_Paragraph_20_Font"><text:span text:style-name="T9">un</text:span></text:span>t<text:span text:style-name="Default_20_Paragraph_20_Font"><text:span text:style-name="T9">ur.</text:span></text:span></text:p>
      <text:p text:style-name="P52"><text:span text:style-name="Default_20_Paragraph_20_Font"><text:span text:style-name="T1">Raro abscessus illis., qui cum rigore febricitant, eve-<text:line-break/>niunt, quemadmodum in quartanis tertianisque febribus<text:line-break/>videre licet; In istarum enim accessionum remissionibus</text:span></text:span></text:p>
      <text:p text:style-name="P35"><text:span text:style-name="Default_20_Paragraph_20_Font"><text:span text:style-name="T1">excretiones multitudinem educunt, propter quod permul-<text:line-break/>tam esse operiet vexantium humorum abundantiam, ut<text:line-break/>naturae abscessum facere necesse sit.<text:tab/>-</text:span></text:span></text:p>
      <text:h text:style-name="Heading_20_2" text:outline-level="2"><text:span text:style-name="Default_20_Paragraph_20_Font">XII.</text:span></text:h>
      <text:p text:style-name="P55"><text:span text:style-name="Default_20_Paragraph_20_Font"><text:span text:style-name="T9">Crurum esioem</text:span></text:span><text:span text:style-name="Default_20_Paragraph_20_Font"><text:span text:style-name="T1">i</text:span></text:span><text:span text:style-name="Default_20_Paragraph_20_Font"><text:span text:style-name="T9">nat</text:span></text:span><text:span text:style-name="Default_20_Paragraph_20_Font"><text:span text:style-name="T1">io</text:span></text:span><text:span text:style-name="Default_20_Paragraph_20_Font"><text:span text:style-name="T9">ne</text:span></text:span><text:span text:style-name="Default_20_Paragraph_20_Font"><text:span text:style-name="T1">s -. </text:span></text:span><text:span text:style-name="Default_20_Paragraph_20_Font"><text:span text:style-name="T9">velut</text:span></text:span><text:span text:style-name="Default_20_Paragraph_20_Font"><text:span text:style-name="T1">i </text:span></text:span><text:span text:style-name="Default_20_Paragraph_20_Font"><text:span text:style-name="T9">aut ante</text:span></text:span><text:span text:style-name="Default_20_Paragraph_20_Font"><text:span text:style-name="T1"> mo</text:span></text:span><text:span text:style-name="Default_20_Paragraph_20_Font"><text:span text:style-name="T9">rbum aut si</text:span></text:span><text:span text:style-name="Default_20_Paragraph_20_Font"><text:span text:style-name="T1">s-<text:line-break/></text:span></text:span><text:span text:style-name="Default_20_Paragraph_20_Font"><text:span text:style-name="T9">: t</text:span></text:span>i<text:span text:style-name="Default_20_Paragraph_20_Font"><text:span text:style-name="T9">m a</text:span></text:span><text:span text:style-name="Default_20_Paragraph_20_Font"><text:span text:style-name="T1"> m</text:span></text:span><text:span text:style-name="Default_20_Paragraph_20_Font"><text:span text:style-name="T9">orb</text:span></text:span><text:span text:style-name="Default_20_Paragraph_20_Font"><text:span text:style-name="T1">o </text:span></text:span><text:span text:style-name="Default_20_Paragraph_20_Font"><text:span text:style-name="T9">iter sumenti fiunt, atque</text:span></text:span><text:span text:style-name="Default_20_Paragraph_20_Font"><text:span text:style-name="T1"> i</text:span></text:span><text:span text:style-name="Default_20_Paragraph_20_Font"><text:span text:style-name="T9">deo fartasu</text:span></text:span><text:span text:style-name="Default_20_Paragraph_20_Font"><text:span text:style-name="T1">s,<text:line-break/></text:span></text:span><text:span text:style-name="Default_20_Paragraph_20_Font"><text:span text:style-name="T9">qu</text:span></text:span><text:span text:style-name="Default_20_Paragraph_20_Font"><text:span text:style-name="T1">o</text:span></text:span><text:span text:style-name="Default_20_Paragraph_20_Font"><text:span text:style-name="T9">d ex la/st</text:span></text:span><text:span text:style-name="Default_20_Paragraph_20_Font"><text:span text:style-name="T1">t</text:span></text:span><text:span text:style-name="Default_20_Paragraph_20_Font"><text:span text:style-name="T9">ud</text:span></text:span><text:span text:style-name="Default_20_Paragraph_20_Font"><text:span text:style-name="T1">i</text:span></text:span><text:span text:style-name="Default_20_Paragraph_20_Font"><text:span text:style-name="T9">n</text:span></text:span><text:span text:style-name="Default_20_Paragraph_20_Font"><text:span text:style-name="T1">i</text:span></text:span><text:span text:style-name="Default_20_Paragraph_20_Font"><text:span text:style-name="T9">bu</text:span></text:span><text:span text:style-name="Default_20_Paragraph_20_Font"><text:span text:style-name="T1">s </text:span></text:span><text:span text:style-name="Default_20_Paragraph_20_Font"><text:span text:style-name="T9">a</text:span></text:span><text:span text:style-name="Default_20_Paragraph_20_Font"><text:span text:style-name="T1">li</text:span></text:span><text:span text:style-name="Default_20_Paragraph_20_Font"><text:span text:style-name="T9">quid</text:span></text:span><text:span text:style-name="Default_20_Paragraph_20_Font"><text:span text:style-name="T1"> i</text:span></text:span><text:span text:style-name="Default_20_Paragraph_20_Font"><text:span text:style-name="T9">n ar</text:span></text:span><text:span text:style-name="Default_20_Paragraph_20_Font"><text:span text:style-name="T1">ti</text:span></text:span><text:span text:style-name="Default_20_Paragraph_20_Font"><text:span text:style-name="T9">culos absce/sit, ex<text:line-break/>quo e</text:span></text:span>ti<text:span text:style-name="Default_20_Paragraph_20_Font"><text:span text:style-name="T9">am cruru</text:span></text:span><text:span text:style-name="Default_20_Paragraph_20_Font"><text:span text:style-name="T1">m </text:span></text:span><text:span text:style-name="Default_20_Paragraph_20_Font"><text:span text:style-name="T9">esioeminat</text:span></text:span><text:span text:style-name="Default_20_Paragraph_20_Font"><text:span text:style-name="T1">m </text:span></text:span><text:span text:style-name="Default_20_Paragraph_20_Font"><text:span text:style-name="T9">nes.</text:span></text:span></text:p>
      <text:p text:style-name="P52"><text:span text:style-name="Default_20_Paragraph_20_Font"><text:span text:style-name="T1">Evidenter cognosci nequit, utrum solas imbecillitates<text:line-break/>effoeminationes dixerit, an eas quae ex penuria nutrimenti<text:line-break/>omnium crurum fiant. Quantum enim ad prius ex a</text:span></text:span><text:span text:style-name="Default_20_Paragraph_20_Font"><text:span text:style-name="T9">n</text:span></text:span><text:span text:style-name="Default_20_Paragraph_20_Font"><text:span text:style-name="T1">te-<text:line-break/>dictis exemplis pertinet et eas quae per inopiam alimenti<text:line-break/>fiant, intelligere licet; quantum vero ad fecundum </text:span></text:span><text:span text:style-name="Default_20_Paragraph_20_Font"><text:span text:style-name="T9">t</text:span></text:span><text:span text:style-name="Default_20_Paragraph_20_Font"><text:span text:style-name="T1">pe-<text:line-break/>ctat, quum dicit, eo quod fortasse id, quod ex lassitudi-<text:line-break/>rubus, in articulos decubuit, extenuationes quispiam recte<text:line-break/>intelligere nequeat, sed absolute imbecillitates, quae et</text:span></text:span></text:p>
      <text:p text:style-name="P54"><text:span text:style-name="Default_20_Paragraph_20_Font"><text:span text:style-name="T1">citra maciem crurum actio</text:span></text:span><text:span text:style-name="Default_20_Paragraph_20_Font"><text:span text:style-name="T9">n</text:span></text:span><text:span text:style-name="Default_20_Paragraph_20_Font"><text:span text:style-name="T1">es debilitare vel etiam ab-<text:line-break/>fcessus excipere queu</text:span></text:span><text:span text:style-name="Default_20_Paragraph_20_Font"><text:span text:style-name="T9">n</text:span></text:span><text:span text:style-name="Default_20_Paragraph_20_Font"><text:span text:style-name="T1">t. Quod in calce autem sermonis<text:line-break/>adjectum est, ex quo erorum effoeminationes , dictum fuit<text:line-break/>et ab initio : quapropter nonunlli eorum quae deinceps<text:line-break/>fcripta sunt, istud antecedens faciunt, primum quidem<text:line-break/>haec verba: </text:span></text:span><text:span text:style-name="Default_20_Paragraph_20_Font"><text:span text:style-name="T9">ex qu</text:span></text:span><text:span text:style-name="Default_20_Paragraph_20_Font"><text:span text:style-name="T1">o, auferentes, unaque cum iis aliqua<text:line-break/>ex sequentibus permutantes. Verum quod tb initio dixi,<text:line-break/>et nunc repetam. Hoc est autem hujusce libri sententias<text:line-break/>varie ac multifariam scriptas esse, quemadmodum et hanc,<text:line-break/>quarum praeterea nonnullae haud recte disiunctae sunt;<text:line-break/>aliae contra haud congrue copulatae. Quorum omnium<text:line-break/>si meminerim simulque errantes confutare velim , in im-<text:line-break/>mensam longitudinem producetur oratio.</text:span></text:span></text:p>
      <text:h text:style-name="Heading_20_2" text:outline-level="2"><text:span text:style-name="Default_20_Paragraph_20_Font">XIlli</text:span></text:h>
      <text:p text:style-name="P31"><text:span text:style-name="Default_20_Paragraph_20_Font"><text:span text:style-name="T9">Quae</text:span></text:span><text:span text:style-name="Default_20_Paragraph_20_Font"><text:span text:style-name="T1"> t</text:span></text:span><text:span text:style-name="Default_20_Paragraph_20_Font"><text:span text:style-name="T9">ubercula furas protulerant , acum</text:span></text:span><text:span text:style-name="Default_20_Paragraph_20_Font"><text:span text:style-name="T1">i</text:span></text:span><text:span text:style-name="Default_20_Paragraph_20_Font"><text:span text:style-name="T9">nata., aequab</text:span></text:span><text:span text:style-name="Default_20_Paragraph_20_Font"><text:span text:style-name="T1">i</text:span></text:span><text:span text:style-name="Default_20_Paragraph_20_Font"><text:span text:style-name="T9">l</text:span></text:span><text:span text:style-name="Default_20_Paragraph_20_Font"><text:span text:style-name="T1">i</text:span></text:span><text:span text:style-name="Default_20_Paragraph_20_Font"><text:span text:style-name="T9">ter<text:line-break/>e</text:span></text:span><text:span text:style-name="Default_20_Paragraph_20_Font"><text:span text:style-name="T1">o</text:span></text:span><text:span text:style-name="Default_20_Paragraph_20_Font"><text:span text:style-name="T9">m</text:span></text:span><text:span text:style-name="Default_20_Paragraph_20_Font"><text:span text:style-name="T1">m</text:span></text:span><text:span text:style-name="Default_20_Paragraph_20_Font"><text:span text:style-name="T9">a</text:span></text:span><text:span text:style-name="Default_20_Paragraph_20_Font"><text:span text:style-name="T1">t</text:span></text:span><text:span text:style-name="Default_20_Paragraph_20_Font"><text:span text:style-name="T9">uresuen</text:span></text:span><text:span text:style-name="Default_20_Paragraph_20_Font"><text:span text:style-name="T1">ti</text:span></text:span><text:span text:style-name="Default_20_Paragraph_20_Font"><text:span text:style-name="T9">a , neque in amb</text:span></text:span><text:span text:style-name="Default_20_Paragraph_20_Font"><text:span text:style-name="T1">it</text:span></text:span><text:span text:style-name="Default_20_Paragraph_20_Font"><text:span text:style-name="T9">u dura, deorsum</text:span></text:span><text:span text:style-name="Default_20_Paragraph_20_Font"><text:span text:style-name="T1"> t</text:span></text:span><text:span text:style-name="Default_20_Paragraph_20_Font"><text:span text:style-name="T9">en-</text:span></text:span></text:p>
      <text:p text:style-name="P54"><text:span text:style-name="Default_20_Paragraph_20_Font"><text:span text:style-name="T11">denti.., neque bij</text:span></text:span><text:span text:style-name="Default_20_Paragraph_20_Font"><text:span text:style-name="T1">i</text:span></text:span><text:span text:style-name="Default_20_Paragraph_20_Font"><text:span text:style-name="T11">da meliora sunt. Conti aria mala et<text:line-break/>quae plurimum contraria, pessima.</text:span></text:span></text:p>
      <text:p text:style-name="P52">Ab iis, quae ex terra progerminant , Graeci homines<text:line-break/>phymata vocaverunt, hoc est tubercula, eos praeter na-<text:line-break/>turam tumores, qui prorsus fine causa externa proveniunt,<text:line-break/>sed potissimum eos hoc nomine vocant, qui eXtra corpo-<text:line-break/>rus superficiem ext <text:span text:style-name="Default_20_Paragraph_20_Font"><text:span text:style-name="T11">o</text:span></text:span>berant. Verum ob nominis alterius<text:line-break/>inopiam interdum et latos pauloque naturalibus partibus<text:line-break/>elatiores hoc eodem nomine appellant, quod et Hippo-<text:line-break/>crates hoc loco secit, bona esse tubercula extumescentia<text:line-break/>dicens, lioc est quibus insignis tumesactio inest aut quae-<text:line-break/>cunque non introrsum, sed extrorsum versas augescunt,<text:line-break/>quemadmodum in libro praesagiorum scribens dixit: quae-<text:line-break/>cunque exterius vergunt, optima sunt, quam maxime ex-<text:line-break/>trorsum spectantia et in aciem turbinata; sed quaecunque,<text:line-break/>ait, introrsum rumpuntur, optima sunt, quae externas<text:line-break/>partesi minime attingunt. Melius quidem est extrorsum</text:p>
      <text:p text:style-name="P54"><text:span text:style-name="Default_20_Paragraph_20_Font"><text:span text:style-name="T1">vergere, fed si intro declinent, melius rursum in istis<text:line-break/>omnibus est ipforum eruptionem in interiores locos fieri.<text:line-break/>Tuberculorum rane generatio in abdomine atque etiam<text:line-break/>pectore est, istis enim inanes cavitates substant tubercu-<text:line-break/>Iornm introrsum spectantium praeter naturam tumorem<text:line-break/>excipientes. Sed ex iis, quae exterius intumescu</text:span></text:span><text:span text:style-name="Default_20_Paragraph_20_Font"><text:span text:style-name="T9">n</text:span></text:span><text:span text:style-name="Default_20_Paragraph_20_Font"><text:span text:style-name="T1">t, acuta<text:line-break/>ac. turbinata latis meliora sunt, utpote ex. calidioribus te-<text:line-break/>nuioribusque materiae soccis procreata et. idcirco celeriter<text:line-break/>suppurantia; nam ex orastis. tenacibnsque constantia, ut-<text:line-break/>pote frigidis et lata funt .et aegre loquuntur, quin etiam<text:line-break/>putrescunt potius quam coquuntur longiori tempero. Prae-:<text:line-break/>t erea laudat et aequabiliter suppurantia. Nam quae ex<text:line-break/>aliqua parte suppurant, reliquum vero totum non suppu-<text:line-break/>rana habent, primum quidem eo quod aliis statim fuppu-<text:line-break/>nantibus diuturniora sunt, secundo vero quod difficilius<text:line-break/>curantur, pejora cenfentur, aliis enim auxiliis supputantes<text:line-break/>partes egent, aliis non suppu</text:span></text:span><text:span text:style-name="Default_20_Paragraph_20_Font"><text:span text:style-name="T9">t</text:span></text:span><text:span text:style-name="Default_20_Paragraph_20_Font"><text:span text:style-name="T1">antes. Non ciccumdura<text:line-break/>autem circumderis meliora sunt. circumdura vocat au-</text:span></text:span></text:p>
      <text:p text:style-name="P53"><text:span text:style-name="Default_20_Paragraph_20_Font"><text:span text:style-name="T1">tem, quaero mediei mollia fnppurautiaque. sunt, circum<text:line-break/>vero dura et aegre aut nequaquam suppurantia. Laudat<text:line-break/>praeterea et tubercula declivia: .haec funt autem deorsum<text:line-break/>versus. aciem </text:span></text:span><text:span text:style-name="Default_20_Paragraph_20_Font"><text:span text:style-name="T9">t</text:span></text:span><text:span text:style-name="Default_20_Paragraph_20_Font"><text:span text:style-name="T1">uaesuppurationis habentia. Hoc enim -loco<text:line-break/>aperta facile defluere materias sinant, nisi ea ex inae-<text:line-break/>qualibus esse te latuerit, in iis enim aliquid boni inest et<text:line-break/>aliquid mali: verum quaecunque aequaliter. suppurantia<text:line-break/>aciem in inferioribus habent, haec omnium optima. Non<text:line-break/>bifida etiam lusistis meliora este nos admonet: lu lusistis<text:line-break/>enim medium non sine vitio invenitur, fed crudum atque<text:line-break/>durum. At clare patet, ex tuberculis , quae diximus, con-<text:line-break/>trario inter fe modo habentibus, quaecunque plurimum<text:line-break/>inter fe formis dissident, haec viribus ac moribus etiam<text:line-break/>longe dissere. Nam fatis magnam latitudinem praedictis<text:line-break/>differentiis habentibus, aliquod inter contraria medium<text:line-break/>- esse necesse est et a medio aliud magis, aliud minus re-</text:span></text:span></text:p>
      <text:p text:style-name="P54"><text:span text:style-name="Default_20_Paragraph_20_Font"><text:span text:style-name="T1">cedere: ut in duris ac mollibus, in una siquidem oppo-<text:line-break/>sitione tanquam exempto sermonem- lacere satis erit, . dui<text:line-break/>irum quidem -molli : pejus est., inter: dura, magis durum ,<text:line-break/>durissimum vero pessimum est. Itasane</text:span></text:span><text:span text:style-name="Default_20_Paragraph_20_Font"><text:span text:style-name="T9">r</text:span></text:span><text:span text:style-name="Default_20_Paragraph_20_Font"><text:span text:style-name="T1">mediocriter molle<text:line-break/>mediocriter bonum est et, perfecte melle perlecte bonum.<text:line-break/>Quae itaque in hac oppositione audivisti, ad praedictas<text:line-break/>omnes applicare poteris.</text:span></text:span></text:p>
      <text:h text:style-name="Heading_20_2" text:outline-level="2"><text:bookmark-start text:name="bookmark15"/>XIU<text:bookmark-end text:name="bookmark15"/></text:h>
      <text:p text:style-name="P36"><text:span text:style-name="Default_20_Paragraph_20_Font"><text:span text:style-name="T39">V</text:span></text:span><text:span text:style-name="Default_20_Paragraph_20_Font"><text:span text:style-name="T9">er</text:span></text:span>i<text:span text:style-name="Default_20_Paragraph_20_Font"><text:span text:style-name="T9">num au</text:span></text:span>t<text:span text:style-name="Default_20_Paragraph_20_Font"><text:span text:style-name="T9">umn</text:span></text:span>o <text:span text:style-name="Default_20_Paragraph_20_Font"><text:span text:style-name="T9">et card</text:span></text:span>i<text:span text:style-name="Default_20_Paragraph_20_Font"><text:span text:style-name="T9">alg</text:span></text:span>i<text:span text:style-name="Default_20_Paragraph_20_Font"><text:span text:style-name="T9">ae et h</text:span></text:span>o<text:span text:style-name="Default_20_Paragraph_20_Font"><text:span text:style-name="T9">rridum et me</text:span></text:span>l<text:span text:style-name="Default_20_Paragraph_20_Font"><text:span text:style-name="T9">an</text:span></text:span>a<text:line-break/><text:span text:style-name="Default_20_Paragraph_20_Font"><text:span text:style-name="T9">- chol</text:span></text:span>i<text:span text:style-name="Default_20_Paragraph_20_Font"><text:span text:style-name="T9">cum -procreantur.</text:span></text:span></text:p>
      <text:p text:style-name="P52"><text:span text:style-name="Default_20_Paragraph_20_Font"><text:span text:style-name="T1">Seu ventris vermiculos, qui afcarrdes dicuntur et<text:line-break/>lumbrici ferinum vocet; feu elephantem et cancrum; seu<text:line-break/>phthifin, ut nonnulli voluerunt-, feu omne malignum vi-<text:line-break/>tium: jure autumno haec omnia procreantur et ob mali<text:line-break/>fucci, tum temporis abundantiam et ob aeris iuaequalita-</text:span></text:span></text:p>
      <text:p text:style-name="P54"><text:span text:style-name="Default_20_Paragraph_20_Font"><text:span text:style-name="T1">.tem,. temperiem. Nihil igitur mirum, si .et cordis dolo-<text:line-break/>res ec horrores .et atra bilis autumnali tempore abunde<text:line-break/>generantur; omnia enim haec antedictas causas comitan-<text:line-break/>trux Caeterumin enarratione secundi; voluminis de mor-<text:line-break/>bis vulgaribus latissime de omnibus. autumno grassantibus<text:line-break/>morbis disputavimus.</text:span></text:span></text:p>
      <text:h text:style-name="Heading_20_2" text:outline-level="2"><text:bookmark-start text:name="bookmark17"/>-ic A r . xU. - .. .<text:span text:style-name="Default_20_Paragraph_20_Font"><text:span text:style-name="T11">r. .</text:span></text:span><text:bookmark-end text:name="bookmark17"/></text:h>
      <text:p text:style-name="P31"><text:span text:style-name="Default_20_Paragraph_20_Font"><text:span text:style-name="T22">Γ</text:span></text:span><text:span text:style-name="Default_20_Paragraph_20_Font"><text:span text:style-name="T20">η</text:span></text:span><text:span text:style-name="Default_20_Paragraph_20_Font"><text:span text:style-name="T10"> </text:span></text:span><text:span text:style-name="Default_20_Paragraph_20_Font"><text:span text:style-name="T9">pr</text:span></text:span><text:span text:style-name="Default_20_Paragraph_20_Font"><text:span text:style-name="T1">i</text:span></text:span><text:span text:style-name="Default_20_Paragraph_20_Font"><text:span text:style-name="T9">nc</text:span></text:span><text:span text:style-name="Default_20_Paragraph_20_Font"><text:span text:style-name="T1">i</text:span></text:span><text:span text:style-name="Default_20_Paragraph_20_Font"><text:span text:style-name="T9">p</text:span></text:span><text:span text:style-name="Default_20_Paragraph_20_Font"><text:span text:style-name="T1">iis </text:span></text:span><text:span text:style-name="Default_20_Paragraph_20_Font"><text:span text:style-name="T9">exacerbat</text:span></text:span><text:span text:style-name="Default_20_Paragraph_20_Font"><text:span text:style-name="T1">io</text:span></text:span><text:span text:style-name="Default_20_Paragraph_20_Font"><text:span text:style-name="T9">ne</text:span></text:span><text:span text:style-name="Default_20_Paragraph_20_Font"><text:span text:style-name="T1">s </text:span></text:span><text:span text:style-name="Default_20_Paragraph_20_Font"><text:span text:style-name="T9">considerandae sunt , ac in omn</text:span></text:span><text:span text:style-name="Default_20_Paragraph_20_Font"><text:span text:style-name="T1">i<text:line-break/></text:span></text:span><text:span text:style-name="Default_20_Paragraph_20_Font"><text:span text:style-name="T9">m</text:span></text:span><text:span text:style-name="Default_20_Paragraph_20_Font"><text:span text:style-name="T1">o</text:span></text:span><text:span text:style-name="Default_20_Paragraph_20_Font"><text:span text:style-name="T9">rb</text:span></text:span><text:span text:style-name="Default_20_Paragraph_20_Font"><text:span text:style-name="T1">o, </text:span></text:span><text:span text:style-name="Default_20_Paragraph_20_Font"><text:span text:style-name="T9">qua</text:span></text:span><text:span text:style-name="Default_20_Paragraph_20_Font"><text:span text:style-name="T1">li</text:span></text:span><text:span text:style-name="Default_20_Paragraph_20_Font"><text:span text:style-name="T9">s est sub vesperam</text:span></text:span><text:span text:style-name="Default_20_Paragraph_20_Font"><text:span text:style-name="T1"> e</text:span></text:span><text:span text:style-name="Default_20_Paragraph_20_Font"><text:span text:style-name="T9">xacerbat</text:span></text:span><text:span text:style-name="Default_20_Paragraph_20_Font"><text:span text:style-name="T1">i</text:span></text:span><text:span text:style-name="Default_20_Paragraph_20_Font"><text:span text:style-name="T9">on</text:span></text:span><text:span text:style-name="Default_20_Paragraph_20_Font"><text:span text:style-name="T1">is </text:span></text:span><text:span text:style-name="Default_20_Paragraph_20_Font"><text:span text:style-name="T9">mo</text:span></text:span><text:span text:style-name="Default_20_Paragraph_20_Font"><text:span text:style-name="T1">t</text:span></text:span><text:span text:style-name="Default_20_Paragraph_20_Font"><text:span text:style-name="T9">u</text:span></text:span><text:span text:style-name="Default_20_Paragraph_20_Font"><text:span text:style-name="T1">s </text:span></text:span><text:span text:style-name="Default_20_Paragraph_20_Font"><text:span text:style-name="T9">et<text:line-break/>num annus in vesperam verga</text:span></text:span><text:span text:style-name="Default_20_Paragraph_20_Font"><text:span text:style-name="T1">t </text:span></text:span><text:span text:style-name="Default_20_Paragraph_20_Font"><text:span text:style-name="T9">et asuar</text:span></text:span><text:span text:style-name="Default_20_Paragraph_20_Font"><text:span text:style-name="T1">i</text:span></text:span><text:span text:style-name="Default_20_Paragraph_20_Font"><text:span text:style-name="T9">des seroriaat.</text:span></text:span></text:p>
      <text:p text:style-name="P52">Et <text:span text:style-name="Default_20_Paragraph_20_Font"><text:span text:style-name="T1">fecundo de morbis popularibus libro hoc modo<text:line-break/>scriptum est: Ad initia morborum considerandum , si con-<text:line-break/>restim florent; .utitur enim interdum Hippocrates hac voce<text:line-break/>ad initia, quemadmodum et hoc In sermone usus est: ad<text:line-break/>initia morborum refert considerare; num statim floreant,<text:line-break/>quemadmodum et in dicendo , quod et ad calefaciendum</text:span></text:span></text:p>
      <text:p text:style-name="P53"><text:span text:style-name="Default_20_Paragraph_20_Font"><text:span text:style-name="T1">er refrigerandunfl et siccandum et humectandum , multa<text:line-break/>Iane quispiam hujusmodi invenerit; neque enim ut ad-<text:line-break/>versans, neque ut contradicens his verbis utitur, fed ut<text:line-break/>ad. calefaciendum, refrigerandum, siccandum et humectan-<text:line-break/>dum juvantia, multa, inquit, hujusmodi invenire quis-.<text:line-break/>piam possit; id vero et a nobis in illis commentariis de-<text:line-break/>cla</text:span></text:span><text:span text:style-name="Default_20_Paragraph_20_Font"><text:span text:style-name="T9">v</text:span></text:span><text:span text:style-name="Default_20_Paragraph_20_Font"><text:span text:style-name="T1">atum est, quibus fecundum librum de morbis vulgaribus<text:line-break/>- explanavimus. Quod nisi - quis ita velit dictionem acci-<text:line-break/>pere, ita necessario intelligenda haec verbafun t, ad initia,<text:line-break/>hoc .est secundum initia aut circa initia. Neque tamen<text:line-break/>in sutis initiis id considerandum esse nos admonet, sed in<text:line-break/>morbis universis. Deinde exemplum adjecit, quod bifa-<text:line-break/>riam legi potest, nuo quidem modo ad vesperam exacer-<text:line-break/>bari et annus, deinde ab altero principio, ad vefperam et<text:line-break/>-afearides; alio item modo utad vesperam exacerbari et<text:line-break/>annus ad vefperam, deinde ab alio principio et ascarides.<text:line-break/>.Diem namque toti anno proportione respondere censet,<text:line-break/>ut matutino tempori ver simile sit, meridiei aestiv, vesperi</text:span></text:span></text:p>
      <text:p text:style-name="P53"><text:span text:style-name="Default_20_Paragraph_20_Font"><text:span text:style-name="T1">autumnus, nocti hiems. Dictum est autem et de his ube-<text:line-break/>rius, ubi secundi morborum popularium voluminis eam<text:line-break/>partem declaravimus, cujus initium est, ascarides vesperi.</text:span></text:span></text:p>
      <text:h text:style-name="Heading_20_2" text:outline-level="2"><text:span text:style-name="Default_20_Paragraph_20_Font">XVI.</text:span></text:h>
      <text:p text:style-name="P31"><text:span text:style-name="Default_20_Paragraph_20_Font"><text:span text:style-name="T1">.I</text:span></text:span><text:span text:style-name="Default_20_Paragraph_20_Font"><text:span text:style-name="T9">nfan</text:span></text:span><text:span text:style-name="Default_20_Paragraph_20_Font"><text:span text:style-name="T1">t</text:span></text:span><text:span text:style-name="Default_20_Paragraph_20_Font"><text:span text:style-name="T9">ibu</text:span></text:span><text:span text:style-name="Default_20_Paragraph_20_Font"><text:span text:style-name="T1">s </text:span></text:span><text:span text:style-name="Default_20_Paragraph_20_Font"><text:span text:style-name="T9">oborta tu/sicula cum ventri</text:span></text:span><text:span text:style-name="Default_20_Paragraph_20_Font"><text:span text:style-name="T1">s^ </text:span></text:span><text:span text:style-name="Default_20_Paragraph_20_Font"><text:span text:style-name="T9">perturbat</text:span></text:span><text:span text:style-name="Default_20_Paragraph_20_Font"><text:span text:style-name="T1">i</text:span></text:span><text:span text:style-name="Default_20_Paragraph_20_Font"><text:span text:style-name="T9">one et<text:line-break/>febre nspdua, significat post</text:span></text:span><text:span text:style-name="Default_20_Paragraph_20_Font"><text:span text:style-name="T1"> I</text:span></text:span><text:span text:style-name="Default_20_Paragraph_20_Font"><text:span text:style-name="T9">ud</text:span></text:span><text:span text:style-name="Default_20_Paragraph_20_Font"><text:span text:style-name="T1">i</text:span></text:span><text:span text:style-name="Default_20_Paragraph_20_Font"><text:span text:style-name="T9">catione</text:span></text:span><text:span text:style-name="Default_20_Paragraph_20_Font"><text:span text:style-name="T1">m </text:span></text:span><text:span text:style-name="Default_20_Paragraph_20_Font"><text:span text:style-name="T9">b</text:span></text:span><text:span text:style-name="Default_20_Paragraph_20_Font"><text:span text:style-name="T1">i</text:span></text:span><text:span text:style-name="Default_20_Paragraph_20_Font"><text:span text:style-name="T9">m</text:span></text:span><text:span text:style-name="Default_20_Paragraph_20_Font"><text:span text:style-name="T1">e</text:span></text:span><text:span text:style-name="Default_20_Paragraph_20_Font"><text:span text:style-name="T9">str</text:span></text:span><text:span text:style-name="Default_20_Paragraph_20_Font"><text:span text:style-name="T1">i i</text:span></text:span><text:span text:style-name="Default_20_Paragraph_20_Font"><text:span text:style-name="T9">n<text:line-break/></text:span></text:span><text:span text:style-name="Default_20_Paragraph_20_Font"><text:span text:style-name="T1">to</text:span></text:span><text:span text:style-name="Default_20_Paragraph_20_Font"><text:span text:style-name="T9">tu</text:span></text:span><text:span text:style-name="Default_20_Paragraph_20_Font"><text:span text:style-name="T1">m </text:span></text:span><text:span text:style-name="Default_20_Paragraph_20_Font"><text:span text:style-name="T9">v</text:span></text:span><text:span text:style-name="Default_20_Paragraph_20_Font"><text:span text:style-name="T1">i</text:span></text:span><text:span text:style-name="Default_20_Paragraph_20_Font"><text:span text:style-name="T9">gesi</text:span></text:span><text:span text:style-name="Default_20_Paragraph_20_Font"><text:span text:style-name="T1">m</text:span></text:span><text:span text:style-name="Default_20_Paragraph_20_Font"><text:span text:style-name="T9">o dis ad art</text:span></text:span><text:span text:style-name="Default_20_Paragraph_20_Font"><text:span text:style-name="T1">i</text:span></text:span><text:span text:style-name="Default_20_Paragraph_20_Font"><text:span text:style-name="T9">cul</text:span></text:span><text:span text:style-name="Default_20_Paragraph_20_Font"><text:span text:style-name="T1">o</text:span></text:span><text:span text:style-name="Default_20_Paragraph_20_Font"><text:span text:style-name="T9">s et</text:span></text:span><text:span text:style-name="Default_20_Paragraph_20_Font"><text:span text:style-name="T1">i</text:span></text:span><text:span text:style-name="Default_20_Paragraph_20_Font"><text:span text:style-name="T9">am tumores fare.</text:span></text:span></text:p>
      <text:p text:style-name="P52"><text:span text:style-name="Default_20_Paragraph_20_Font"><text:span text:style-name="T1">omnes enarratores scriptis similiter creduut, nec eo-<text:line-break/>ruui quae laudant quaepiam lutelligunt, siquidem non<text:line-break/>nulla, et si affectare dixerim, veluti artis nervi funt, alia<text:line-break/>perexiguam utilitatem afferunt, alia vero neque exiguam,<text:line-break/>quemadmodum id quod in praefanti parte proponitur.<text:line-break/>Etenim ego quaecunque in aegrotantibus eodem semper<text:line-break/>modo fieri videntur, memoratu digna censeo et ex his<text:line-break/>ipsis ea potissimum quae magno usui funt, quemadmodum<text:line-break/>paulo ante de praesieusione ex rigore dicebam. Interdum</text:span></text:span></text:p>
      <text:p text:style-name="P53"><text:span text:style-name="Default_20_Paragraph_20_Font"><text:span text:style-name="T1">namque in vehementissima febre adjuncta vigilia, fastidio,<text:line-break/>siti, impatientia, nonnunquam et delirio, omnibus aegro-<text:line-break/>tantis domesticis perterritis ac flentibus , quempiam licet<text:line-break/>rigorem et sudorem morbique solutionem scienter prae-<text:line-break/>. dicentem, Aesculapium esse videri. Sed in proposita sen-<text:line-break/>sentia primum quidem quid dicat, obscurum est; deinde<text:line-break/>etsi omnes ipsius scriptoris verisimiles intellectus habere<text:line-break/>quispiam fe crediderit, . nihil tamen ex ipsis praedicere<text:line-break/>poterit. Esto enim infans aliquis tussiens ,. ventre per-<text:line-break/>turbato, cum febre perpetua; deinde utcunque, quo quis<text:line-break/>velit, die iudicetur, sive octogesimo a partu sive fexage-<text:line-break/>simo: duobus enim modis fermo iste declaratus est, bime-<text:line-break/>stri , protius vigesimo , nonnulli quidem ah ortu bimestrem<text:line-break/>esse volentes, quo die insana judicatur , vigesimum autem<text:line-break/>a die quo aegrotare incepit: at nonnulli ajunt duos men-<text:line-break/>fes nato morbum accidisse, atque viginti dies post initium<text:line-break/>iudicatum esse, susque hunc in modum habentibus nos<text:line-break/>praedicere posse, puerulo isti a judicatioue abscessum ali-</text:span></text:span></text:p>
      <text:p text:style-name="P54"><text:span text:style-name="Default_20_Paragraph_20_Font"><text:span text:style-name="T1">quem in articulos impetum esse facturum. Atqui neque<text:line-break/>femper neque plerumque istud eveniet. i Praedictiones<text:line-break/>autem aut veraces esse in perpetuum decet aut raro men-<text:line-break/>tiri, nam raro veritatem assequi et plerumque aberrare<text:line-break/>nequaquam artificiosum est,</text:span></text:span></text:p>
      <text:h text:style-name="Heading_20_2" text:outline-level="2"><text:span text:style-name="Default_20_Paragraph_20_Font">XVII.</text:span></text:h>
      <text:p text:style-name="P31"><text:span text:style-name="Default_20_Paragraph_20_Font"><text:span text:style-name="T9">Quod si superne quidem deorsu</text:span></text:span><text:span text:style-name="Default_20_Paragraph_20_Font"><text:span text:style-name="T1">m </text:span></text:span><text:span text:style-name="Default_20_Paragraph_20_Font"><text:span text:style-name="T9">insi</text:span></text:span><text:span text:style-name="Default_20_Paragraph_20_Font"><text:span text:style-name="T1">m </text:span></text:span><text:span text:style-name="Default_20_Paragraph_20_Font"><text:span text:style-name="T9">umb</text:span></text:span><text:span text:style-name="Default_20_Paragraph_20_Font"><text:span text:style-name="T1">i</text:span></text:span><text:span text:style-name="Default_20_Paragraph_20_Font"><text:span text:style-name="T9">licum</text:span></text:span><text:span text:style-name="Default_20_Paragraph_20_Font"><text:span text:style-name="T1"> i</text:span></text:span><text:span text:style-name="Default_20_Paragraph_20_Font"><text:span text:style-name="T9">n</text:span></text:span><text:span text:style-name="Default_20_Paragraph_20_Font"><text:span text:style-name="T1"> i</text:span></text:span><text:span text:style-name="Default_20_Paragraph_20_Font"><text:span text:style-name="T9">n-<text:line-break/>prioribu</text:span></text:span><text:span text:style-name="Default_20_Paragraph_20_Font"><text:span text:style-name="T1">s </text:span></text:span><text:span text:style-name="Default_20_Paragraph_20_Font"><text:span text:style-name="T9">articul</text:span></text:span><text:span text:style-name="Default_20_Paragraph_20_Font"><text:span text:style-name="T1">is </text:span></text:span><text:span text:style-name="Default_20_Paragraph_20_Font"><text:span text:style-name="T9">c</text:span></text:span><text:span text:style-name="Default_20_Paragraph_20_Font"><text:span text:style-name="T1">o</text:span></text:span><text:span text:style-name="Default_20_Paragraph_20_Font"><text:span text:style-name="T9">nsti</text:span></text:span><text:span text:style-name="Default_20_Paragraph_20_Font"><text:span text:style-name="T1">t</text:span></text:span><text:span text:style-name="Default_20_Paragraph_20_Font"><text:span text:style-name="T9">er</text:span></text:span><text:span text:style-name="Default_20_Paragraph_20_Font"><text:span text:style-name="T1">i</text:span></text:span><text:span text:style-name="Default_20_Paragraph_20_Font"><text:span text:style-name="T9">nt, bonu</text:span></text:span><text:span text:style-name="Default_20_Paragraph_20_Font"><text:span text:style-name="T1">m; </text:span></text:span><text:span text:style-name="Default_20_Paragraph_20_Font"><text:span text:style-name="T9">siver</text:span></text:span><text:span text:style-name="Default_20_Paragraph_20_Font"><text:span text:style-name="T1">o i</text:span></text:span><text:span text:style-name="Default_20_Paragraph_20_Font"><text:span text:style-name="T9">nferne<text:line-break/>sursu</text:span></text:span><text:span text:style-name="Default_20_Paragraph_20_Font"><text:span text:style-name="T1">m, </text:span></text:span><text:span text:style-name="Default_20_Paragraph_20_Font"><text:span text:style-name="T9">n</text:span></text:span><text:span text:style-name="Default_20_Paragraph_20_Font"><text:span text:style-name="T1">o</text:span></text:span><text:span text:style-name="Default_20_Paragraph_20_Font"><text:span text:style-name="T9">n peraeque m</text:span></text:span><text:span text:style-name="Default_20_Paragraph_20_Font"><text:span text:style-name="T1">o</text:span></text:span><text:span text:style-name="Default_20_Paragraph_20_Font"><text:span text:style-name="T9">rbum .solvunt, n</text:span></text:span><text:span text:style-name="Default_20_Paragraph_20_Font"><text:span text:style-name="T1">i</text:span></text:span><text:span text:style-name="Default_20_Paragraph_20_Font"><text:span text:style-name="T9">si suppu-<text:line-break/>raverint.</text:span></text:span></text:p>
      <text:p text:style-name="P52"><text:span text:style-name="Default_20_Paragraph_20_Font"><text:span text:style-name="T1">Quod de pueris adhuc ista loquatur, ex inferius di-<text:line-break/>cendis constat. Verum sermo iste non de particularibus<text:line-break/>est, </text:span></text:span><text:span text:style-name="Default_20_Paragraph_20_Font"><text:span text:style-name="T9">t</text:span></text:span><text:span text:style-name="Default_20_Paragraph_20_Font"><text:span text:style-name="T1">ed de communibus et in secundo de morbis popula-<text:line-break/>ribus et in aphorismis et in libro praesagiorum repe</text:span></text:span><text:span text:style-name="Default_20_Paragraph_20_Font"><text:span text:style-name="T9">t</text:span></text:span><text:span text:style-name="Default_20_Paragraph_20_Font"><text:span text:style-name="T1">itus;<text:line-break/>quos omnes locos dudum explanavimus. Vult enim Hip-<text:line-break/>pocrates ex superioribus locis in inferiora umbilico factos</text:span></text:span></text:p>
      <text:p text:style-name="P54"><text:span text:style-name="Default_20_Paragraph_20_Font"><text:span text:style-name="T1">abscessus salubres esse; non hujusmodi autem, haud sale-<text:line-break/>bres, fed eorum malignitas aliquantulum obtunditur, si<text:line-break/>oedeinata suppuraverunt. U</text:span></text:span><text:span text:style-name="Default_20_Paragraph_20_Font"><text:span text:style-name="T11">tus </text:span></text:span><text:span text:style-name="Default_20_Paragraph_20_Font"><text:span text:style-name="T1">est autem et hoc .loco<text:line-break/>oedematis appellatione in communi significato omnium<text:line-break/>praeter naturam tumorum, ut antea dictum esu</text:span></text:span></text:p>
      <text:h text:style-name="Heading_20_2" text:outline-level="2"><text:span text:style-name="Default_20_Paragraph_20_Font">XVIII</text:span></text:h>
      <text:p text:style-name="P31"><text:span text:style-name="Default_20_Paragraph_20_Font"><text:span text:style-name="T9">Qui ver</text:span></text:span><text:span text:style-name="Default_20_Paragraph_20_Font"><text:span text:style-name="T1">o </text:span></text:span><text:span text:style-name="Default_20_Paragraph_20_Font"><text:span text:style-name="T9">tumore</text:span></text:span><text:span text:style-name="Default_20_Paragraph_20_Font"><text:span text:style-name="T1">s i</text:span></text:span><text:span text:style-name="Default_20_Paragraph_20_Font"><text:span text:style-name="T9">n hu</text:span></text:span><text:span text:style-name="Default_20_Paragraph_20_Font"><text:span text:style-name="T1">m</text:span></text:span><text:span text:style-name="Default_20_Paragraph_20_Font"><text:span text:style-name="T9">e</text:span></text:span><text:span text:style-name="Default_20_Paragraph_20_Font"><text:span text:style-name="T1">ris </text:span></text:span><text:span text:style-name="Default_20_Paragraph_20_Font"><text:span text:style-name="T9">suppurantur tan</text:span></text:span><text:span text:style-name="Default_20_Paragraph_20_Font"><text:span text:style-name="T1">t</text:span></text:span><text:span text:style-name="Default_20_Paragraph_20_Font"><text:span text:style-name="T9">u</text:span></text:span><text:span text:style-name="Default_20_Paragraph_20_Font"><text:span text:style-name="T1">lis, i</text:span></text:span><text:span text:style-name="Default_20_Paragraph_20_Font"><text:span text:style-name="T9">i</text:span></text:span><text:span text:style-name="Default_20_Paragraph_20_Font"><text:span text:style-name="T1">s<text:line-break/></text:span></text:span><text:span text:style-name="Default_20_Paragraph_20_Font"><text:span text:style-name="T9">musiell</text:span></text:span><text:span text:style-name="Default_20_Paragraph_20_Font"><text:span text:style-name="T1">i</text:span></text:span><text:span text:style-name="Default_20_Paragraph_20_Font"><text:span text:style-name="T9">na brachia efac</text:span></text:span><text:span text:style-name="Default_20_Paragraph_20_Font"><text:span text:style-name="T1">i</text:span></text:span><text:span text:style-name="Default_20_Paragraph_20_Font"><text:span text:style-name="T9">u</text:span></text:span><text:span text:style-name="Default_20_Paragraph_20_Font"><text:span text:style-name="T1">m.</text:span></text:span></text:p>
      <text:p text:style-name="P52"><text:span text:style-name="Default_20_Paragraph_20_Font"><text:span text:style-name="T1">Quod de infantibus adhuc disputet, ipfe declaravit<text:line-break/>inquiens, tantulis, dignum censens nos et modo dicta ad<text:line-break/>initium sermonis referre. Verum quomodo isti breviori<text:line-break/>humero reddantur, in libro de articulis nostrisqne in<text:line-break/>ipfum commentationibus didicisti.</text:span></text:span></text:p>
      <text:h text:style-name="P25" text:outline-level="2"><text:span text:style-name="Default_20_Paragraph_20_Font">XIX.</text:span></text:h>
      <text:p text:style-name="P31"><text:span text:style-name="Default_20_Paragraph_20_Font"><text:span text:style-name="T9">solvet autem ulcusuulorum</text:span></text:span><text:span text:style-name="Default_20_Paragraph_20_Font"><text:span text:style-name="T1"> i</text:span></text:span><text:span text:style-name="Default_20_Paragraph_20_Font"><text:span text:style-name="T9">n partes</text:span></text:span><text:span text:style-name="Default_20_Paragraph_20_Font"><text:span text:style-name="T1"> i</text:span></text:span><text:span text:style-name="Default_20_Paragraph_20_Font"><text:span text:style-name="T9">nteriore</text:span></text:span><text:span text:style-name="Default_20_Paragraph_20_Font"><text:span text:style-name="T1">s </text:span></text:span><text:span text:style-name="Default_20_Paragraph_20_Font"><text:span text:style-name="T9">erupt</text:span></text:span><text:span text:style-name="Default_20_Paragraph_20_Font"><text:span text:style-name="T1">io,<text:line-break/></text:span></text:span><text:span text:style-name="Default_20_Paragraph_20_Font"><text:span text:style-name="T9">n</text:span></text:span><text:span text:style-name="Default_20_Paragraph_20_Font"><text:span text:style-name="T1">i</text:span></text:span><text:span text:style-name="Default_20_Paragraph_20_Font"><text:span text:style-name="T9">si rotunda et profunda fuerint. Hu</text:span></text:span><text:span text:style-name="Default_20_Paragraph_20_Font"><text:span text:style-name="T1">j</text:span></text:span><text:span text:style-name="Default_20_Paragraph_20_Font"><text:span text:style-name="T9">u</text:span></text:span><text:span text:style-name="Default_20_Paragraph_20_Font"><text:span text:style-name="T1">s</text:span></text:span><text:span text:style-name="Default_20_Paragraph_20_Font"><text:span text:style-name="T9">modi na</text:span></text:span><text:span text:style-name="Default_20_Paragraph_20_Font"><text:span text:style-name="T1">m</text:span></text:span><text:span text:style-name="Default_20_Paragraph_20_Font"><text:span text:style-name="T9">que<text:line-break/>tunc</text:span></text:span><text:span text:style-name="Default_20_Paragraph_20_Font"><text:span text:style-name="T1"> m</text:span></text:span><text:span text:style-name="Default_20_Paragraph_20_Font"><text:span text:style-name="T9">ax</text:span></text:span><text:span text:style-name="Default_20_Paragraph_20_Font"><text:span text:style-name="T1">i</text:span></text:span><text:span text:style-name="Default_20_Paragraph_20_Font"><text:span text:style-name="T9">me pueri</text:span></text:span><text:span text:style-name="Default_20_Paragraph_20_Font"><text:span text:style-name="T1">s </text:span></text:span><text:span text:style-name="Default_20_Paragraph_20_Font"><text:span text:style-name="T9">pern</text:span></text:span><text:span text:style-name="Default_20_Paragraph_20_Font"><text:span text:style-name="T1">i</text:span></text:span><text:span text:style-name="Default_20_Paragraph_20_Font"><text:span text:style-name="T9">ciosa sunt.</text:span></text:span></text:p>
      <text:p text:style-name="P52"><text:span text:style-name="Default_20_Paragraph_20_Font"><text:span text:style-name="T1">Ab hoc Graeco verbo </text:span></text:span><text:span text:style-name="Default_20_Paragraph_20_Font"><text:span text:style-name="T19">ἐκθύειν</text:span></text:span><text:span text:style-name="Default_20_Paragraph_20_Font"><text:span text:style-name="T3">, </text:span></text:span><text:span text:style-name="Default_20_Paragraph_20_Font"><text:span text:style-name="T1">quod erumpere signi-<text:line-break/>fleat, vocabulum </text:span></text:span><text:span text:style-name="Default_20_Paragraph_20_Font"><text:span text:style-name="T19">ἔκθυσιν</text:span></text:span><text:span text:style-name="Default_20_Paragraph_20_Font"><text:span text:style-name="T3">, </text:span></text:span><text:span text:style-name="Default_20_Paragraph_20_Font"><text:span text:style-name="T1">hoc est eruptionem derivavit<text:line-break/>Hippocrates, media .syllaba producta, perinde ac si cum<text:line-break/>impetu exitum dixisset. Ipsa ve</text:span></text:span><text:span text:style-name="Default_20_Paragraph_20_Font"><text:span text:style-name="T9">r</text:span></text:span><text:span text:style-name="Default_20_Paragraph_20_Font"><text:span text:style-name="T1">o affectus abscessu egen-<text:line-break/>tes discutere inquit, nisi rotunda et prusunda sint, hoc<text:line-break/>est nisi summopere maligna suerint. Infesta namque in-<text:line-break/>fantibus sunt, neque dolores, neque curationem ferre po-<text:line-break/>lentibus, quin et alioqui aegre sanabilia hujusmodi ul-<text:line-break/>cera sim t.</text:span></text:span></text:p>
      <text:h text:style-name="P29" text:outline-level="2"><text:span text:style-name="Default_20_Paragraph_20_Font"><text:span text:style-name="T1">XX,</text:span></text:span></text:h>
      <text:p text:style-name="Normal"><text:span text:style-name="Default_20_Paragraph_20_Font"><text:span text:style-name="T1"><text:line-break/></text:span></text:span><text:span text:style-name="Default_20_Paragraph_20_Font"><text:span text:style-name="T9">s</text:span></text:span><text:span text:style-name="Default_20_Paragraph_20_Font"><text:span text:style-name="T1">o</text:span></text:span><text:span text:style-name="Default_20_Paragraph_20_Font"><text:span text:style-name="T9">lvet et</text:span></text:span><text:span text:style-name="Default_20_Paragraph_20_Font"><text:span text:style-name="T1">i</text:span></text:span><text:span text:style-name="Default_20_Paragraph_20_Font"><text:span text:style-name="T9">am morbum sangu</text:span></text:span><text:span text:style-name="Default_20_Paragraph_20_Font"><text:span text:style-name="T1">i</text:span></text:span><text:span text:style-name="Default_20_Paragraph_20_Font"><text:span text:style-name="T9">n</text:span></text:span><text:span text:style-name="Default_20_Paragraph_20_Font"><text:span text:style-name="T1">is </text:span></text:span><text:span text:style-name="Default_20_Paragraph_20_Font"><text:span text:style-name="T9">pr</text:span></text:span><text:span text:style-name="Default_20_Paragraph_20_Font"><text:span text:style-name="T1">o</text:span></text:span><text:span text:style-name="Default_20_Paragraph_20_Font"><text:span text:style-name="T9">stuvium, qu</text:span></text:span><text:span text:style-name="Default_20_Paragraph_20_Font"><text:span text:style-name="T1">o</text:span></text:span><text:span text:style-name="Default_20_Paragraph_20_Font"><text:span text:style-name="T9">d mag</text:span></text:span><text:span text:style-name="Default_20_Paragraph_20_Font"><text:span text:style-name="T1">is<text:line-break/>i</text:span></text:span><text:span text:style-name="Default_20_Paragraph_20_Font"><text:span text:style-name="T9">n adu</text:span></text:span><text:span text:style-name="Default_20_Paragraph_20_Font"><text:span text:style-name="T1">l</text:span></text:span><text:span text:style-name="Default_20_Paragraph_20_Font"><text:span text:style-name="T9">tioribu</text:span></text:span><text:span text:style-name="Default_20_Paragraph_20_Font"><text:span text:style-name="T1">s </text:span></text:span><text:span text:style-name="Default_20_Paragraph_20_Font"><text:span text:style-name="T9">proditur.</text:span></text:span></text:p>
      <text:p text:style-name="P53"><text:span text:style-name="Default_20_Paragraph_20_Font"><text:span text:style-name="T1">Sanguinem profecto emanantem omnibus id genus vi-<text:line-break/>tris prodesse saepius jam didicimus; in infantibus autem,<text:line-break/>de quibus sermonem fecit, ab initio neque sanguis appa-<text:line-break/>ret, praeterquam raro. Ideo et ipse addidit : frequentius<text:line-break/>autem perfectioribus id incidit, hoc est iis, qui sunt ad-<text:line-break/>altioris aetatis. Qui affectus autem sint , qui per abfces-<text:line-break/>sus quos dixit et sanguinis profluvia et ulcuscula, in in-<text:line-break/>- fantibus judicantur, non clare admodum aperuit: initium<text:line-break/>enim sermonis erat, infantibus tussicula cum ventris per-<text:line-break/>turbatione et febre continente, potest autem ex iis, quae<text:line-break/>dixit, symptomatibus et de lateris, pulmonrs, jecinoris<text:line-break/>atque ventriculi affectibus intelligi.</text:span></text:span></text:p>
      <text:h text:style-name="Heading_20_2" text:outline-level="2"><text:span text:style-name="Default_20_Paragraph_20_Font">XXI.</text:span></text:h>
      <text:p text:style-name="P31"><text:span text:style-name="Default_20_Paragraph_20_Font"><text:span text:style-name="T9">Lac</text:span></text:span><text:span text:style-name="Default_20_Paragraph_20_Font"><text:span text:style-name="T1">rim</text:span></text:span><text:span text:style-name="Default_20_Paragraph_20_Font"><text:span text:style-name="T9">ae in acut</text:span></text:span><text:span text:style-name="Default_20_Paragraph_20_Font"><text:span text:style-name="T1">is </text:span></text:span><text:span text:style-name="Default_20_Paragraph_20_Font"><text:span text:style-name="T9">ma</text:span></text:span><text:span text:style-name="Default_20_Paragraph_20_Font"><text:span text:style-name="T1">l</text:span></text:span><text:span text:style-name="Default_20_Paragraph_20_Font"><text:span text:style-name="T9">e habent</text:span></text:span><text:span text:style-name="Default_20_Paragraph_20_Font"><text:span text:style-name="T1">i</text:span></text:span><text:span text:style-name="Default_20_Paragraph_20_Font"><text:span text:style-name="T9">bu</text:span></text:span><text:span text:style-name="Default_20_Paragraph_20_Font"><text:span text:style-name="T1">s </text:span></text:span><text:span text:style-name="Default_20_Paragraph_20_Font"><text:span text:style-name="T9">spontaneae quide</text:span></text:span><text:span text:style-name="Default_20_Paragraph_20_Font"><text:span text:style-name="T1">m,<text:line-break/></text:span></text:span><text:span text:style-name="Default_20_Paragraph_20_Font"><text:span text:style-name="T9">bonae</text:span></text:span><text:span text:style-name="Default_20_Paragraph_20_Font"><text:span text:style-name="T1">; i</text:span></text:span><text:span text:style-name="Default_20_Paragraph_20_Font"><text:span text:style-name="T9">nv</text:span></text:span><text:span text:style-name="Default_20_Paragraph_20_Font"><text:span text:style-name="T1">o</text:span></text:span><text:span text:style-name="Default_20_Paragraph_20_Font"><text:span text:style-name="T9">lun</text:span></text:span><text:span text:style-name="Default_20_Paragraph_20_Font"><text:span text:style-name="T1">t</text:span></text:span><text:span text:style-name="Default_20_Paragraph_20_Font"><text:span text:style-name="T9">ariae ver</text:span></text:span><text:span text:style-name="Default_20_Paragraph_20_Font"><text:span text:style-name="T1">o </text:span></text:span><text:span text:style-name="Default_20_Paragraph_20_Font"><text:span text:style-name="T9">praeterstuentes, </text:span></text:span><text:span text:style-name="Default_20_Paragraph_20_Font"><text:span text:style-name="T1">m</text:span></text:span><text:span text:style-name="Default_20_Paragraph_20_Font"><text:span text:style-name="T9">alae.</text:span></text:span></text:p>
      <text:p text:style-name="P53"><text:span text:style-name="Default_20_Paragraph_20_Font"><text:span text:style-name="T1">De lacrimis hujusmodi dictum rane est et in libro<text:line-break/>praesagiorum et in aphorismis; sed accuratius in primo<text:line-break/>volumine de morbis popularibus, ubi ait : Quibuscunque<text:line-break/>in acutis febribus, magis autem in ardentibus, involuuta-<text:line-break/>rie lacrimae cadunt , . his de naribus sanguinis profluvium<text:line-break/>exspectandum est, nisi alia perniciose habeant; in male<text:line-break/>autem habentibus . non sanguinis profluvium , sed mortem<text:line-break/>significant. Et nos in ejus libri explanationibus hunc<text:line-break/>fermouem declaravimus.</text:span></text:span></text:p>
      <text:h text:style-name="Heading_20_2" text:outline-level="2"><text:span text:style-name="Default_20_Paragraph_20_Font">XXII.</text:span></text:h>
      <text:p text:style-name="P55"><text:span text:style-name="Default_20_Paragraph_20_Font"><text:span text:style-name="T1">-Q</text:span></text:span><text:span text:style-name="Default_20_Paragraph_20_Font"><text:span text:style-name="T9">u</text:span></text:span><text:span text:style-name="Default_20_Paragraph_20_Font"><text:span text:style-name="T1">i</text:span></text:span><text:span text:style-name="Default_20_Paragraph_20_Font"><text:span text:style-name="T9">bu</text:span></text:span><text:span text:style-name="Default_20_Paragraph_20_Font"><text:span text:style-name="T1">s </text:span></text:span><text:span text:style-name="Default_20_Paragraph_20_Font"><text:span text:style-name="T9">c</text:span></text:span><text:span text:style-name="Default_20_Paragraph_20_Font"><text:span text:style-name="T1">i</text:span></text:span><text:span text:style-name="Default_20_Paragraph_20_Font"><text:span text:style-name="T9">rcum</text:span></text:span><text:span text:style-name="Default_20_Paragraph_20_Font"><text:span text:style-name="T1">t</text:span></text:span><text:span text:style-name="Default_20_Paragraph_20_Font"><text:span text:style-name="T9">enduntur palpebrae, malum significa</text:span></text:span><text:span text:style-name="Default_20_Paragraph_20_Font"><text:span text:style-name="T1">t</text:span></text:span><text:span text:style-name="Default_20_Paragraph_20_Font"><text:span text:style-name="T9">ur.</text:span></text:span></text:p>
      <text:p text:style-name="P52"><text:span text:style-name="Default_20_Paragraph_20_Font"><text:span text:style-name="T1">Idem affectus talem palpebram efficit, qualis in prae-<text:line-break/>sagiorum libro descriptus est. Cutis circa frontem dura<text:line-break/>et praetensa. Quod autem de acutis morbis hoc et alia<text:line-break/>deinceps in prognosticorum volumine dicta sint, ab ipso<text:line-break/>declaratum fuit et hisce in verbis dicente: Lacrimae in</text:span></text:span></text:p>
      <text:p text:style-name="P53"><text:span text:style-name="Default_20_Paragraph_20_Font"><text:span text:style-name="T1">acutis male habentium voluntarie quidem emanantes bonae<text:line-break/>sunt; involuntane autem, malae.</text:span></text:span></text:p>
      <text:p text:style-name="P55"><text:span text:style-name="Default_20_Paragraph_20_Font"><text:span text:style-name="T9">Malum quoque quod</text:span></text:span><text:span text:style-name="Default_20_Paragraph_20_Font"><text:span text:style-name="T1"> i</text:span></text:span><text:span text:style-name="Default_20_Paragraph_20_Font"><text:span text:style-name="T9">n . ocul</text:span></text:span><text:span text:style-name="Default_20_Paragraph_20_Font"><text:span text:style-name="T1">is i</text:span></text:span><text:span text:style-name="Default_20_Paragraph_20_Font"><text:span text:style-name="T9">nareseit velu</text:span></text:span><text:span text:style-name="Default_20_Paragraph_20_Font"><text:span text:style-name="T1">ti </text:span></text:span><text:span text:style-name="Default_20_Paragraph_20_Font"><text:span text:style-name="T9">ar</text:span></text:span><text:span text:style-name="Default_20_Paragraph_20_Font"><text:span text:style-name="T1">i</text:span></text:span><text:span text:style-name="Default_20_Paragraph_20_Font"><text:span text:style-name="T9">da spu</text:span></text:span><text:span text:style-name="Default_20_Paragraph_20_Font"><text:span text:style-name="T1">m</text:span></text:span><text:span text:style-name="Default_20_Paragraph_20_Font"><text:span text:style-name="T9">a.</text:span></text:span></text:p>
      <text:p text:style-name="P52"><text:span text:style-name="Default_20_Paragraph_20_Font"><text:span text:style-name="T1">Id quoque in morbis acutis fieri cernitur , quum<text:line-break/>summe aridi </text:span></text:span><text:span text:style-name="Default_20_Paragraph_20_Font"><text:span text:style-name="T9">t</text:span></text:span><text:span text:style-name="Default_20_Paragraph_20_Font"><text:span text:style-name="T1">uus et vires imbecillae, perexiguis lacrymu-<text:line-break/>lis ab oculis excidentibus, deinde ibi inarefcentibus.</text:span></text:span></text:p>
      <text:h text:style-name="Heading_20_2" text:outline-level="2"><text:span text:style-name="Default_20_Paragraph_20_Font">. XXIV. Su .</text:span></text:h>
      <text:p text:style-name="P56"><text:span text:style-name="Default_20_Paragraph_20_Font"><text:span text:style-name="T1"><text:line-break/></text:span></text:span><text:span text:style-name="Default_20_Paragraph_20_Font"><text:span text:style-name="T9">oculorum qu</text:span></text:span><text:span text:style-name="Default_20_Paragraph_20_Font"><text:span text:style-name="T1">o</text:span></text:span><text:span text:style-name="Default_20_Paragraph_20_Font"><text:span text:style-name="T9">que hebe</text:span></text:span><text:span text:style-name="Default_20_Paragraph_20_Font"><text:span text:style-name="T1">t</text:span></text:span><text:span text:style-name="Default_20_Paragraph_20_Font"><text:span text:style-name="T9">at</text:span></text:span><text:span text:style-name="Default_20_Paragraph_20_Font"><text:span text:style-name="T1">io </text:span></text:span><text:span text:style-name="Default_20_Paragraph_20_Font"><text:span text:style-name="T9">ac retusa, ma</text:span></text:span><text:span text:style-name="Default_20_Paragraph_20_Font"><text:span text:style-name="T1">l</text:span></text:span><text:span text:style-name="Default_20_Paragraph_20_Font"><text:span text:style-name="T9">um.</text:span></text:span></text:p>
      <text:p text:style-name="P52"><text:span text:style-name="Default_20_Paragraph_20_Font"><text:span text:style-name="T1">In acutis morbis obscurari oculorum aciem, infirmi-<text:line-break/>tatem et interitum risoriae potentiae significat.</text:span></text:span></text:p>
      <text:h text:style-name="P25" text:outline-level="2"><text:span text:style-name="Default_20_Paragraph_20_Font"><text:span text:style-name="T1">XXU<text:line-break/></text:span></text:span><text:span text:style-name="Default_20_Paragraph_20_Font"><text:span text:style-name="T9">squalor et</text:span></text:span><text:span text:style-name="Default_20_Paragraph_20_Font"><text:span text:style-name="T1">i</text:span></text:span><text:span text:style-name="Default_20_Paragraph_20_Font"><text:span text:style-name="T9">am malu</text:span></text:span><text:span text:style-name="Default_20_Paragraph_20_Font"><text:span text:style-name="T1">m.</text:span></text:span></text:h>
      <text:p text:style-name="P52"><text:span text:style-name="Default_20_Paragraph_20_Font"><text:span text:style-name="T1">Erat quidem et habens veluti spumam squalidum, sed<text:line-break/>nunc, etiamsi sine spuma sit, malum esse significat.</text:span></text:span></text:p>
      <text:h text:style-name="Heading_20_2" text:outline-level="2"><text:span text:style-name="Default_20_Paragraph_20_Font">XXVI.</text:span></text:h>
      <text:p text:style-name="P55"><text:span text:style-name="Default_20_Paragraph_20_Font"><text:span text:style-name="T9">Qu</text:span></text:span><text:span text:style-name="Default_20_Paragraph_20_Font"><text:span text:style-name="T1">i</text:span></text:span><text:span text:style-name="Default_20_Paragraph_20_Font"><text:span text:style-name="T9">que</text:span></text:span><text:span text:style-name="Default_20_Paragraph_20_Font"><text:span text:style-name="T1"> i</text:span></text:span><text:span text:style-name="Default_20_Paragraph_20_Font"><text:span text:style-name="T9">ntro corrugantur, malu</text:span></text:span><text:span text:style-name="Default_20_Paragraph_20_Font"><text:span text:style-name="T1">m </text:span></text:span><text:span text:style-name="Default_20_Paragraph_20_Font"><text:span text:style-name="T9">denunc</text:span></text:span><text:span text:style-name="Default_20_Paragraph_20_Font"><text:span text:style-name="T1">i</text:span></text:span><text:span text:style-name="Default_20_Paragraph_20_Font"><text:span text:style-name="T9">ant.</text:span></text:span></text:p>
      <text:p text:style-name="P52"><text:span text:style-name="Default_20_Paragraph_20_Font"><text:span text:style-name="T1">Quando membrana musculis oculum moventibus ag</text:span></text:span><text:span text:style-name="Default_20_Paragraph_20_Font"><text:span text:style-name="T9">n</text:span></text:span><text:span text:style-name="Default_20_Paragraph_20_Font"><text:span text:style-name="T1">ata,<text:line-break/>ad circulum usque coronam appellatum porrecta, dissoluta<text:line-break/>relaxataque fuerit, tunc oculos interius corrugari accidit:<text:line-break/>nam si exterius corrugati fuerint, erit sane cutis ipsius<text:line-break/>haec affectio. Imbecillitatis autem ac refrigerationis hoc<text:line-break/>signum esse testimonio est id, quod lu valde lenibus con-<text:line-break/>tingit ; ipsorum enim oculi rugosi esse cernuntur.</text:span></text:span></text:p>
      <text:h text:style-name="P25" text:outline-level="2"><text:span text:style-name="Default_20_Paragraph_20_Font">XXVII.</text:span></text:h>
      <text:p text:style-name="P31"><text:span text:style-name="Default_20_Paragraph_20_Font"><text:span text:style-name="T9">concreti e</text:span></text:span><text:span text:style-name="Default_20_Paragraph_20_Font"><text:span text:style-name="T1">ti</text:span></text:span><text:span text:style-name="Default_20_Paragraph_20_Font"><text:span text:style-name="T9">am ocul</text:span></text:span><text:span text:style-name="Default_20_Paragraph_20_Font"><text:span text:style-name="T1">i </text:span></text:span><text:span text:style-name="Default_20_Paragraph_20_Font"><text:span text:style-name="T9">qu</text:span></text:span><text:span text:style-name="Default_20_Paragraph_20_Font"><text:span text:style-name="T1">i</text:span></text:span><text:span text:style-name="Default_20_Paragraph_20_Font"><text:span text:style-name="T9">que v</text:span></text:span><text:span text:style-name="Default_20_Paragraph_20_Font"><text:span text:style-name="T1">i</text:span></text:span><text:span text:style-name="Default_20_Paragraph_20_Font"><text:span text:style-name="T9">x vertuntur et intro con-.<text:line-break/>volu</text:span></text:span><text:span text:style-name="Default_20_Paragraph_20_Font"><text:span text:style-name="T1">ti, </text:span></text:span><text:span text:style-name="Default_20_Paragraph_20_Font"><text:span text:style-name="T9">malum.</text:span></text:span></text:p>
      <text:p text:style-name="P52"><text:span text:style-name="Default_20_Paragraph_20_Font"><text:span text:style-name="T1">De oculis haec quoque disseruit. Nam concreti, hoc<text:line-break/>est immobiles , perfectissimam ejus potentiae exstinctionem<text:line-break/>significat, a qua musculi, quum naturaliter affecti erant,<text:line-break/>movebantur. Illud autem et vix versiles proximum isti<text:line-break/>affectum dederat; obtorti autem oculi aut delirium aut<text:line-break/>tremorem ip</text:span></text:span><text:span text:style-name="Default_20_Paragraph_20_Font"><text:span text:style-name="T9">t</text:span></text:span><text:span text:style-name="Default_20_Paragraph_20_Font"><text:span text:style-name="T1">os moventium musculorum indicant. Haec<text:line-break/>omnia vero in acutis et periculosis morbis ob principis<text:line-break/>membri noxam oboriuntur.</text:span></text:span></text:p>
      <text:h text:style-name="Heading_20_2" text:outline-level="2"><text:span text:style-name="Default_20_Paragraph_20_Font">XXVI H.</text:span></text:h>
      <text:p text:style-name="P55"><text:span text:style-name="Default_20_Paragraph_20_Font"><text:span text:style-name="T9">E</text:span></text:span><text:span text:style-name="Default_20_Paragraph_20_Font"><text:span text:style-name="T1">t </text:span></text:span><text:span text:style-name="Default_20_Paragraph_20_Font"><text:span text:style-name="T9">quae caetera prae</text:span></text:span><text:span text:style-name="Default_20_Paragraph_20_Font"><text:span text:style-name="T1">t</text:span></text:span><text:span text:style-name="Default_20_Paragraph_20_Font"><text:span text:style-name="T9">er</text:span></text:span><text:span text:style-name="Default_20_Paragraph_20_Font"><text:span text:style-name="T1">mit</text:span></text:span><text:span text:style-name="Default_20_Paragraph_20_Font"><text:span text:style-name="T9">tun</text:span></text:span><text:span text:style-name="Default_20_Paragraph_20_Font"><text:span text:style-name="T1">t</text:span></text:span><text:span text:style-name="Default_20_Paragraph_20_Font"><text:span text:style-name="T9">ur.</text:span></text:span></text:p>
      <text:p text:style-name="P52"><text:span text:style-name="Default_20_Paragraph_20_Font"><text:span text:style-name="T1">Quaenam sunt haec, quae oculis evenientia omissa<text:line-break/>esse dicit ? an scilicet ea , quae lu praesagiorum volumine</text:span></text:span></text:p>
      <text:p text:style-name="P54"><text:span text:style-name="Default_20_Paragraph_20_Font"><text:span text:style-name="T1">per haec verba enumerata funt? Si lucem enim fugiant<text:line-break/>aut lacrimentur aut invertuntur aut alter altero minor<text:line-break/>sit aut alba rubra appareant aut in ipsis venulas lividas<text:line-break/>aut nigras habeant aut lippitudines circum oculos aut si<text:line-break/>suspensi videantur aut prominentes aut valde cavi. Prius<text:line-break/>autem in eo libro eum aliis omnibus et haec explanavimus.</text:span></text:span></text:p>
      <text:h text:style-name="Heading_20_2" text:outline-level="2"><text:span text:style-name="Default_20_Paragraph_20_Font">XXIX.</text:span></text:h>
      <text:p text:style-name="P31"><text:span text:style-name="Default_20_Paragraph_20_Font"><text:span text:style-name="T1">.F</text:span></text:span><text:span text:style-name="Default_20_Paragraph_20_Font"><text:span text:style-name="T9">ebr</text:span></text:span><text:span text:style-name="Default_20_Paragraph_20_Font"><text:span text:style-name="T1">i</text:span></text:span><text:span text:style-name="Default_20_Paragraph_20_Font"><text:span text:style-name="T9">um quaedam manu</text:span></text:span><text:span text:style-name="Default_20_Paragraph_20_Font"><text:span text:style-name="T1">i m</text:span></text:span><text:span text:style-name="Default_20_Paragraph_20_Font"><text:span text:style-name="T9">ordace</text:span></text:span><text:span text:style-name="Default_20_Paragraph_20_Font"><text:span text:style-name="T1">s </text:span></text:span><text:span text:style-name="Default_20_Paragraph_20_Font"><text:span text:style-name="T9">sunt, quaeda</text:span></text:span><text:span text:style-name="Default_20_Paragraph_20_Font"><text:span text:style-name="T1">m </text:span></text:span><text:span text:style-name="Default_20_Paragraph_20_Font"><text:span text:style-name="T9">vero<text:line-break/></text:span></text:span><text:span text:style-name="Default_20_Paragraph_20_Font"><text:span text:style-name="T1">mi</text:span></text:span><text:span text:style-name="Default_20_Paragraph_20_Font"><text:span text:style-name="T9">te</text:span></text:span><text:span text:style-name="Default_20_Paragraph_20_Font"><text:span text:style-name="T1">s. </text:span></text:span><text:span text:style-name="Default_20_Paragraph_20_Font"><text:span text:style-name="T9">Quaeda</text:span></text:span><text:span text:style-name="Default_20_Paragraph_20_Font"><text:span text:style-name="T1">m </text:span></text:span><text:span text:style-name="Default_20_Paragraph_20_Font"><text:span text:style-name="T9">non</text:span></text:span><text:span text:style-name="Default_20_Paragraph_20_Font"><text:span text:style-name="T1"> m</text:span></text:span><text:span text:style-name="Default_20_Paragraph_20_Font"><text:span text:style-name="T9">ordace</text:span></text:span><text:span text:style-name="Default_20_Paragraph_20_Font"><text:span text:style-name="T1">s </text:span></text:span><text:span text:style-name="Default_20_Paragraph_20_Font"><text:span text:style-name="T9">qu</text:span></text:span><text:span text:style-name="Default_20_Paragraph_20_Font"><text:span text:style-name="T1">i</text:span></text:span><text:span text:style-name="Default_20_Paragraph_20_Font"><text:span text:style-name="T9">dem apparent , sud<text:line-break/>insurgente</text:span></text:span><text:span text:style-name="Default_20_Paragraph_20_Font"><text:span text:style-name="T1">s. </text:span></text:span><text:span text:style-name="Default_20_Paragraph_20_Font"><text:span text:style-name="T9">Al</text:span></text:span><text:span text:style-name="Default_20_Paragraph_20_Font"><text:span text:style-name="T1">i</text:span></text:span><text:span text:style-name="Default_20_Paragraph_20_Font"><text:span text:style-name="T9">ae aute</text:span></text:span><text:span text:style-name="Default_20_Paragraph_20_Font"><text:span text:style-name="T1">m .</text:span></text:span><text:span text:style-name="Default_20_Paragraph_20_Font"><text:span text:style-name="T9">acutae qu</text:span></text:span><text:span text:style-name="Default_20_Paragraph_20_Font"><text:span text:style-name="T1">i</text:span></text:span><text:span text:style-name="Default_20_Paragraph_20_Font"><text:span text:style-name="T9">de</text:span></text:span><text:span text:style-name="Default_20_Paragraph_20_Font"><text:span text:style-name="T1">m, </text:span></text:span><text:span text:style-name="Default_20_Paragraph_20_Font"><text:span text:style-name="T9">sud quae ma-<text:line-break/>nu</text:span></text:span><text:span text:style-name="Default_20_Paragraph_20_Font"><text:span text:style-name="T1">i </text:span></text:span><text:span text:style-name="Default_20_Paragraph_20_Font"><text:span text:style-name="T9">cedant. Quaeda</text:span></text:span><text:span text:style-name="Default_20_Paragraph_20_Font"><text:span text:style-name="T1">m i</text:span></text:span><text:span text:style-name="Default_20_Paragraph_20_Font"><text:span text:style-name="T9">ll</text:span></text:span><text:span text:style-name="Default_20_Paragraph_20_Font"><text:span text:style-name="T1">i</text:span></text:span><text:span text:style-name="Default_20_Paragraph_20_Font"><text:span text:style-name="T9">co perurente</text:span></text:span><text:span text:style-name="Default_20_Paragraph_20_Font"><text:span text:style-name="T1">s , </text:span></text:span><text:span text:style-name="Default_20_Paragraph_20_Font"><text:span text:style-name="T9">quaedam se</text:span></text:span><text:span text:style-name="Default_20_Paragraph_20_Font"><text:span text:style-name="T1">m-<text:line-break/></text:span></text:span><text:span text:style-name="Default_20_Paragraph_20_Font"><text:span text:style-name="T9">per deb</text:span></text:span><text:span text:style-name="Default_20_Paragraph_20_Font"><text:span text:style-name="T1">i</text:span></text:span><text:span text:style-name="Default_20_Paragraph_20_Font"><text:span text:style-name="T9">le</text:span></text:span><text:span text:style-name="Default_20_Paragraph_20_Font"><text:span text:style-name="T1">s </text:span></text:span><text:span text:style-name="Default_20_Paragraph_20_Font"><text:span text:style-name="T9">e</text:span></text:span><text:span text:style-name="Default_20_Paragraph_20_Font"><text:span text:style-name="T1">t </text:span></text:span><text:span text:style-name="Default_20_Paragraph_20_Font"><text:span text:style-name="T9">aridae, quaeda</text:span></text:span><text:span text:style-name="Default_20_Paragraph_20_Font"><text:span text:style-name="T1">m </text:span></text:span><text:span text:style-name="Default_20_Paragraph_20_Font"><text:span text:style-name="T9">et</text:span></text:span><text:span text:style-name="Default_20_Paragraph_20_Font"><text:span text:style-name="T1">i</text:span></text:span><text:span text:style-name="Default_20_Paragraph_20_Font"><text:span text:style-name="T9">a</text:span></text:span><text:span text:style-name="Default_20_Paragraph_20_Font"><text:span text:style-name="T1">m </text:span></text:span><text:span text:style-name="Default_20_Paragraph_20_Font"><text:span text:style-name="T9">sulsuginosue.</text:span></text:span></text:p>
      <text:p text:style-name="P52"><text:span text:style-name="Default_20_Paragraph_20_Font"><text:span text:style-name="T1">aurium et hoc loco in fine sermonis adjecit et id<text:line-break/>genus alia, quoniam ab ipso solae febrium insignes diffe-</text:span></text:span></text:p>
      <text:p text:style-name="P54"><text:span text:style-name="Default_20_Paragraph_20_Font"><text:span text:style-name="T1">rentiae designatae sunt. Primas itaque differentias fori-<text:line-break/>psit ab ipsis propria -febrium essentia acceptas. Essentia<text:line-break/>vero febrium est, non fecundum Hippocratem modo at-<text:line-break/>que praeclarissimos medicos, fed etiam facundum commu-<text:line-break/>nem omnium hominum notionem , praetor naturam cali-<text:line-break/>ditas, maxime quidem in totum animal effusa; sin minus,<text:line-break/>at omnino vel in plurimis partibus vel in nobilissimis ac-<text:line-break/>cen</text:span></text:span><text:span text:style-name="Default_20_Paragraph_20_Font"><text:span text:style-name="T9">t</text:span></text:span><text:span text:style-name="Default_20_Paragraph_20_Font"><text:span text:style-name="T1">a. Saepius namque universa cutis nullam evidentem<text:line-break/>praeter naturam caliditatem, neque nobis exterius turgen-<text:line-break/>tibus, neque ipsis laborantibus, prae fe ferre videtur;<text:line-break/>fed in profundo corpore ipfam aegrotantes </text:span></text:span><text:span text:style-name="Default_20_Paragraph_20_Font"><text:span text:style-name="T9">s</text:span></text:span><text:span text:style-name="Default_20_Paragraph_20_Font"><text:span text:style-name="T1">entiunt, vi-<text:line-break/>sceraque sibi incendio flagrare ajunt; nonnulli praeterea<text:line-break/>et fastidio afficiuntur et siticulosi funt atque pervigiles.<text:line-break/>Nunc igitur Hippocrates febrium differentias, quaecunque<text:line-break/>a medicis dignoscuntur , non ex iis quae laborantes re-<text:line-break/>ferunt, fed ex iis quae ipsi tactu visuque evidenter per-<text:line-break/>cipiunt, enumerati Primae autem funt et praecipua et<text:line-break/>ex propria, ut dixi, febrium essentia acceptae, quae per</text:span></text:span></text:p>
      <text:p text:style-name="P54"><text:span text:style-name="Default_20_Paragraph_20_Font"><text:span text:style-name="T1">calorem traduntur; neque enim arteriarum motu febrium<text:line-break/>essentia continetur; hac in re namque quo modo Fresi-<text:line-break/>stratus et chrysippus hallucinati funl, alias didicisse Febrilis<text:line-break/>igitur caliditas febricitantis corpora tangentibus aut acrem<text:line-break/>mordacemque aut mediocriter molestam fele offeret, </text:span></text:span><text:span text:style-name="Default_20_Paragraph_20_Font"><text:span text:style-name="T9">t</text:span></text:span><text:span text:style-name="Default_20_Paragraph_20_Font"><text:span text:style-name="T1">uave<text:line-break/>enim illud atque familiare, quale naturali colori inest,<text:line-break/>nequaquam habet. Quemadmodum igitur et alia pleraque<text:line-break/>majoris minorisque ratione inter fe differentia adstantibus<text:line-break/>gratiora loquendo, quam veriora, explicamus, ita et ca-<text:line-break/>Iiditatem parum molestam interdum nihil molesti tristis-,<text:line-break/>que habere dicimus, ipfam scilicet calori valde in</text:span></text:span><text:span text:style-name="Default_20_Paragraph_20_Font"><text:span text:style-name="T9">t</text:span></text:span><text:span text:style-name="Default_20_Paragraph_20_Font"><text:span text:style-name="T1">esto<text:line-break/>comparantes. Itaque nonnunquam caliditas plurima juxta<text:line-break/>atque acerrima videtur , plerumque vero non pauca qui-<text:line-break/>dem, sed ast acerrima differens aut rursum acerrima qui-<text:line-break/>dem , sed non multa. Et hae singulae, quas dixi inter-<text:line-break/>dum aliquo tempore post, non primo statim manus impo-<text:line-break/>situ apparent; quemadmodum et quae primo tactu magnae</text:span></text:span></text:p>
      <text:p text:style-name="P54"><text:span text:style-name="Default_20_Paragraph_20_Font"><text:span text:style-name="T1">acresque visite </text:span></text:span><text:span text:style-name="Default_20_Paragraph_20_Font"><text:span text:style-name="T9">t</text:span></text:span><text:span text:style-name="Default_20_Paragraph_20_Font"><text:span text:style-name="T1">um, nonnunquam per longum tempus,<text:line-break/>iniecta in aegrotantem mana; diminui videbuntur. Igitur<text:line-break/>squalida interdum atque valde arida caliditas apparet<text:line-break/>perinde atque si lapidem aliquem calefactum tangamus;<text:line-break/>plerumque vero roridam </text:span></text:span><text:span text:style-name="Default_20_Paragraph_20_Font"><text:span text:style-name="T9">t</text:span></text:span><text:span text:style-name="Default_20_Paragraph_20_Font"><text:span text:style-name="T1">e humectatam et halituofam re-<text:line-break/>praefentat, ut halitus quidam permultos ex laborantium<text:line-break/>corpore emanans perspicue scntiatur. Atque horum ror-<text:line-break/>sus ipsorum quemadmodum et praedictorum quaedam sta-<text:line-break/>tim ah initio apparentia perseverant, no</text:span></text:span><text:span text:style-name="Default_20_Paragraph_20_Font"><text:span text:style-name="T9">n</text:span></text:span><text:span text:style-name="Default_20_Paragraph_20_Font"><text:span text:style-name="T1">nulla vero aut .<text:line-break/>augefcentem aut decrescentem, quae ab initio apparuit,<text:line-break/>qualitatem habent , nonnulla et alteram nequaquam a prin-<text:line-break/>cipio vi</text:span></text:span><text:span text:style-name="Default_20_Paragraph_20_Font"><text:span text:style-name="T9">t</text:span></text:span><text:span text:style-name="Default_20_Paragraph_20_Font"><text:span text:style-name="T1">am ac penitus ab iis, quae a principio apparue-<text:line-break/>runt, differentem. Differeutlae itaque ab ipfa febrium<text:line-break/>essentia acceptae hujusmodi funt. De reliquis autem po-<text:line-break/>sterius videbimus; prius enim bene est enumeratas diffe-<text:line-break/>rentias Hippocratis verbis accommodare. Quum dicit<text:line-break/>igitur, febres quidem aliae manui mordaces, aliae vero<text:line-break/>mites, tibi significat ab ipfo de febribus. in totum mor-</text:span></text:span></text:p>
      <text:p text:style-name="P54"><text:span text:style-name="Default_20_Paragraph_20_Font"><text:span text:style-name="T1">ducibus aut mitibus apparentibus sermonem fieri. Sub-<text:line-break/>jiciens igitur, inquit, aliae non mordaces quidem, fed.<text:line-break/>post insurgentes, per haec verba significans, febres initio<text:line-break/>mordaces diutius inhaerente manu, mordacitatis </text:span></text:span><text:span text:style-name="Default_20_Paragraph_20_Font"><text:span text:style-name="T9">t</text:span></text:span><text:span text:style-name="Default_20_Paragraph_20_Font"><text:span text:style-name="T1">ensum<text:line-break/>inferentes ; contra vero atque istae illae fe habent, de<text:line-break/>quibus dicit: aliae acutae quidem, fed a manu vietae,<text:line-break/>initio enim acutae quum apparuerint, paulatim remittun-<text:line-break/>tur, Eam autem dictionem acutae, de caliditate celeriter<text:line-break/>manui occurente fuumque ipsius velocem motum osteu-<text:line-break/>dente te intelligere opus est: quemadmodum acutos alle<text:line-break/>quos et acres nominamus ; quod idem est ac si celeres<text:line-break/>dixeris. Acutos etiam morbos dicimus, quicunque pro-<text:line-break/>pria tempora usque in finem velociter pertra</text:span></text:span><text:span text:style-name="Default_20_Paragraph_20_Font"><text:span text:style-name="T9">ns</text:span></text:span><text:span text:style-name="Default_20_Paragraph_20_Font"><text:span text:style-name="T1">eunti Sive<text:line-break/>autem manibus sive manui dicas, ad cognoscendas prae-<text:line-break/>dictas differentias nihil refert; quandoquidem mentem sa-<text:line-break/>nam habenti clarum est, id genus differentias non oculis,<text:line-break/>fed manibus sensiles esse. Adjiciuut autem et omnes bo-<text:line-break/>mines quandoque hujusmodi appendices, ad Itoc natura</text:span></text:span></text:p>
      <text:p text:style-name="P54"><text:span text:style-name="Default_20_Paragraph_20_Font"><text:span text:style-name="T1">ducti, quae dictorum evidentiam augeant et in illis rebus<text:line-break/>maxime, in quibus per coniecturas quasdam et signa, non<text:line-break/>per sensorium cognitionem, quod quaeritur, invenire li-<text:line-break/>ceti Ita ergo et Hippocrates non suium sermonis initio<text:line-break/>manuum meminit, </text:span></text:span><text:span text:style-name="Default_20_Paragraph_20_Font"><text:span text:style-name="T9">t</text:span></text:span><text:span text:style-name="Default_20_Paragraph_20_Font"><text:span text:style-name="T1">ed etiam cum dixit: aliae acutae<text:line-break/>quidem, </text:span></text:span><text:span text:style-name="Default_20_Paragraph_20_Font"><text:span text:style-name="T9">t</text:span></text:span><text:span text:style-name="Default_20_Paragraph_20_Font"><text:span text:style-name="T1">est quae a manu vincuntur. At deinceps fe-<text:line-break/>briurn in magnitudlue differentiam demonstrans, inquit,<text:line-break/>aliae statim perurentes , aliae in totum debiles , ob quid<text:line-break/>igitur hujusmodi imago tangentibus </text:span></text:span><text:span text:style-name="Default_20_Paragraph_20_Font"><text:span text:style-name="T9">t</text:span></text:span><text:span text:style-name="Default_20_Paragraph_20_Font"><text:span text:style-name="T1">este offerat, ut multa<text:line-break/>aut pauca caliditas videatur, in posterum repetamus;<text:line-break/>nunc fotum quod ita appareat dixisse abunde esu . Quem-<text:line-break/>admodum enim in externis, si oculis quis velatis fiam-<text:line-break/>mam tetigerit aut multam fientiet ipsius substantiam aut<text:line-break/>paucam, nullam in clarioris qualitate differentiam perca-<text:line-break/>piens. Hoc itidem modo in febribus habet ; interdum<text:line-break/>namque caloris secundum qualitatem diguotioeadem cum<text:line-break/>illa apparet, quae in alio corpore fit, sied multitudine in-<text:line-break/>tersis differre videntur. Ex veritis autem sequentibus</text:span></text:span></text:p>
      <text:p text:style-name="P54"><text:span text:style-name="Default_20_Paragraph_20_Font"><text:span text:style-name="T1">illud aridae fatis clarum est, sed illud , falsuginosae,. ob-<text:line-break/>scutum ; neque enim falsum tactu, fed tantum gustatu<text:line-break/>scnsibile esu Est vero adhuc magis . obscurum , quod fe-<text:line-break/>quitur, quum dicit, aliae </text:span></text:span><text:span text:style-name="Default_20_Paragraph_20_Font"><text:span text:style-name="T19">πεμφιγώδεες</text:span></text:span><text:span text:style-name="Default_20_Paragraph_20_Font"><text:span text:style-name="T3">, </text:span></text:span><text:span text:style-name="Default_20_Paragraph_20_Font"><text:span text:style-name="T1">adspectu terribi-<text:line-break/>les: nam hoc loco diversam scripturam reperimus. In<text:line-break/>plurimis quidem codicibus huic voci, </text:span></text:span><text:span text:style-name="Default_20_Paragraph_20_Font"><text:span text:style-name="T19">πεμφιγώδεες</text:span></text:span><text:span text:style-name="Default_20_Paragraph_20_Font"><text:span text:style-name="T3">, </text:span></text:span><text:span text:style-name="Default_20_Paragraph_20_Font"><text:span text:style-name="T1">adja-<text:line-break/>cet haec, adspectu, in paucis post hanc vocem, adspectu<text:line-break/>et haec, terribiles, adjecta esu Solum autem inter ex-<text:line-break/>placatores Sabinum inveni., qui exemplar ita scriptum .<text:line-break/>agnosceret, quem Metredorus fequutus est et quicunque<text:line-break/>ab ipsis usque ad .hoc derivati stant, nihilominus tamen<text:line-break/>in paucissimis codicibus simpliciter scriptum inveni, aliae<text:line-break/></text:span></text:span><text:span text:style-name="Default_20_Paragraph_20_Font"><text:span text:style-name="T19">πεμφιγώδεες</text:span></text:span><text:span text:style-name="Default_20_Paragraph_20_Font"><text:span text:style-name="T3">, </text:span></text:span><text:span text:style-name="Default_20_Paragraph_20_Font"><text:span text:style-name="T1">-neque hac voce, adspectu, neque hac, ter-<text:line-break/>ribiles , addita. Salsuginosas autem febres ad tactum ali-<text:line-break/>quis redigens, eas esse dicet, quae pruritum aliquem ac<text:line-break/>mur</text:span></text:span><text:span text:style-name="Default_20_Paragraph_20_Font"><text:span text:style-name="T11">t</text:span></text:span><text:span text:style-name="Default_20_Paragraph_20_Font"><text:span text:style-name="T1">um tangentibus inferunt, ut a muria et reliquis sal-<text:line-break/>sis corporibus excitari solet. Pempbigodees autem febres,<text:line-break/>hoc est spiritibus affluentes interpretamur; sentimus enim</text:span></text:span></text:p>
      <text:p text:style-name="P54"><text:span text:style-name="Default_20_Paragraph_20_Font"><text:span text:style-name="T1">plerumque per febricitantium cutem aereum quendam ha-<text:line-break/>litum affluentem. Quod -nisi tales, sud eas quae cum pu-<text:line-break/>stulis sunt, .pemphigodees. febres quis esse velit., aliquam<text:line-break/>ex necessariis differentiis praetermiserit, ex praedictarum<text:line-break/>..videlicet genere, quas ab ipsa maxime febrium essentia<text:line-break/>assumi diximus. Ut enim mordax valde. aut vehemens<text:line-break/>aut arida aut </text:span></text:span><text:span text:style-name="Default_20_Paragraph_20_Font"><text:span text:style-name="T9">s</text:span></text:span><text:span text:style-name="Default_20_Paragraph_20_Font"><text:span text:style-name="T1">qualens in multis febribus caloris species<text:line-break/>esse videtur, ita etiam flatucsa manu quendam in ipsam<text:line-break/>spiritum exilientem nonnunquam halituofum, nonnun-<text:line-break/>quam aridum, percipiente. Verum quum plura hoc pem-<text:line-break/>pbix significet, aliud alius explanator accipiens, tanquam<text:line-break/>unum illud solum quod ipfe posuit, significet, probabilis<text:line-break/>audientibus esse ridetur. Forsan igitur sane satis est sii-<text:line-break/>xisse, pemphigodees febres flatuo.fas esse, sicque in ge-<text:line-break/></text:span></text:span><text:span text:style-name="Default_20_Paragraph_20_Font"><text:span text:style-name="T9">n</text:span></text:span><text:span text:style-name="Default_20_Paragraph_20_Font"><text:span text:style-name="T1">ere hactenus dictarum differentiarum censeri et eum, qui<text:line-break/>non ita intellexerit , hanc differentiam praetermisisse vi-<text:line-break/>deti. At quum in plerisque exemplaribus haec vox , ad-<text:line-break/>specto, isti, pemphigodees, adjecta sit, necesse nobis est</text:span></text:span></text:p>
      <text:p text:style-name="P53"><text:span text:style-name="Default_20_Paragraph_20_Font"><text:span text:style-name="T1">grammaticam garrulitatem interdum et ipsam ad haec uti-<text:line-break/>lem attingere. Sed exactius quidem de obscuris apud<text:line-break/>Hippocratem dictio</text:span></text:span><text:span text:style-name="Default_20_Paragraph_20_Font"><text:span text:style-name="T9">n</text:span></text:span><text:span text:style-name="Default_20_Paragraph_20_Font"><text:span text:style-name="T1">ibus alibi proprio opere egimus. In<text:line-break/>. p</text:span></text:span><text:span text:style-name="Default_20_Paragraph_20_Font"><text:span text:style-name="T9">r</text:span></text:span><text:span text:style-name="Default_20_Paragraph_20_Font"><text:span text:style-name="T1">aefentia vero satis erit, me grammaticorum dicta fequu-<text:line-break/>tum fecundum eorum placida de. vocis hujus , </text:span></text:span><text:span text:style-name="Default_20_Paragraph_20_Font"><text:span text:style-name="T9">pemph</text:span></text:span><text:span text:style-name="Default_20_Paragraph_20_Font"><text:span text:style-name="T1">i</text:span></text:span><text:span text:style-name="Default_20_Paragraph_20_Font"><text:span text:style-name="T9">x,<text:line-break/></text:span></text:span><text:span text:style-name="Default_20_Paragraph_20_Font"><text:span text:style-name="T1">significatis aliquid dicere. Videtur enim Sophonias ap</text:span></text:span><text:span text:style-name="Default_20_Paragraph_20_Font"><text:span text:style-name="T9">t</text:span></text:span><text:span text:style-name="Default_20_Paragraph_20_Font"><text:span text:style-name="T1">um<text:line-break/>in Colchis pro flata accipere, ita dicens.</text:span></text:span></text:p>
      <text:p text:style-name="P52"><text:span text:style-name="Default_20_Paragraph_20_Font"><text:span text:style-name="T9">Abduxit pemph</text:span></text:span><text:span text:style-name="Default_20_Paragraph_20_Font"><text:span text:style-name="T1">i</text:span></text:span><text:span text:style-name="Default_20_Paragraph_20_Font"><text:span text:style-name="T9">x , non prope vent</text:span></text:span><text:span text:style-name="Default_20_Paragraph_20_Font"><text:span text:style-name="T1">i </text:span></text:span><text:span text:style-name="Default_20_Paragraph_20_Font"><text:span text:style-name="T9">secund</text:span></text:span><text:span text:style-name="Default_20_Paragraph_20_Font"><text:span text:style-name="T1">i.</text:span></text:span></text:p>
      <text:p text:style-name="P52"><text:span text:style-name="Default_20_Paragraph_20_Font"><text:span text:style-name="T1">Et idem lu Salamiue Satyris:</text:span></text:span></text:p>
      <text:p text:style-name="P52"><text:span text:style-name="Default_20_Paragraph_20_Font"><text:span text:style-name="T9">E</text:span></text:span><text:span text:style-name="Default_20_Paragraph_20_Font"><text:span text:style-name="T1">t </text:span></text:span><text:span text:style-name="Default_20_Paragraph_20_Font"><text:span text:style-name="T9">fare u</text:span></text:span><text:span text:style-name="Default_20_Paragraph_20_Font"><text:span text:style-name="T1">ti</text:span></text:span><text:span text:style-name="Default_20_Paragraph_20_Font"><text:span text:style-name="T9">que ceraun</text:span></text:span><text:span text:style-name="Default_20_Paragraph_20_Font"><text:span text:style-name="T1">i</text:span></text:span><text:span text:style-name="Default_20_Paragraph_20_Font"><text:span text:style-name="T9">a</text:span></text:span></text:p>
      <text:p text:style-name="P52"><text:span text:style-name="Default_20_Paragraph_20_Font"><text:span text:style-name="T9">pe</text:span></text:span><text:span text:style-name="Default_20_Paragraph_20_Font"><text:span text:style-name="T1">m</text:span></text:span><text:span text:style-name="Default_20_Paragraph_20_Font"><text:span text:style-name="T9">phig</text:span></text:span><text:span text:style-name="Default_20_Paragraph_20_Font"><text:span text:style-name="T1">i</text:span></text:span><text:span text:style-name="Default_20_Paragraph_20_Font"><text:span text:style-name="T9">bu</text:span></text:span><text:span text:style-name="Default_20_Paragraph_20_Font"><text:span text:style-name="T1">s </text:span></text:span><text:span text:style-name="Default_20_Paragraph_20_Font"><text:span text:style-name="T9">t</text:span></text:span><text:span text:style-name="Default_20_Paragraph_20_Font"><text:span text:style-name="T1">o</text:span></text:span><text:span text:style-name="Default_20_Paragraph_20_Font"><text:span text:style-name="T9">n</text:span></text:span><text:span text:style-name="Default_20_Paragraph_20_Font"><text:span text:style-name="T1">it</text:span></text:span><text:span text:style-name="Default_20_Paragraph_20_Font"><text:span text:style-name="T9">rui et tet</text:span></text:span><text:span text:style-name="Default_20_Paragraph_20_Font"><text:span text:style-name="T1">ri o</text:span></text:span><text:span text:style-name="Default_20_Paragraph_20_Font"><text:span text:style-name="T9">d</text:span></text:span><text:span text:style-name="Default_20_Paragraph_20_Font"><text:span text:style-name="T1">o</text:span></text:span><text:span text:style-name="Default_20_Paragraph_20_Font"><text:span text:style-name="T9">r</text:span></text:span><text:span text:style-name="Default_20_Paragraph_20_Font"><text:span text:style-name="T1">is </text:span></text:span><text:span text:style-name="Default_20_Paragraph_20_Font"><text:span text:style-name="T9">occupaver</text:span></text:span><text:span text:style-name="Default_20_Paragraph_20_Font"><text:span text:style-name="T1">i</text:span></text:span><text:span text:style-name="Default_20_Paragraph_20_Font"><text:span text:style-name="T9">nt.</text:span></text:span></text:p>
      <text:p text:style-name="P52"><text:span text:style-name="Default_20_Paragraph_20_Font"><text:span text:style-name="T1">Aeschylus autem in Prometheo:</text:span></text:span></text:p>
      <text:p text:style-name="P52"><text:span text:style-name="Default_20_Paragraph_20_Font"><text:span text:style-name="T1">D</text:span></text:span><text:span text:style-name="Default_20_Paragraph_20_Font"><text:span text:style-name="T9">ev</text:span></text:span><text:span text:style-name="Default_20_Paragraph_20_Font"><text:span text:style-name="T1">i</text:span></text:span><text:span text:style-name="Default_20_Paragraph_20_Font"><text:span text:style-name="T9">ncte rec</text:span></text:span><text:span text:style-name="Default_20_Paragraph_20_Font"><text:span text:style-name="T1">t</text:span></text:span><text:span text:style-name="Default_20_Paragraph_20_Font"><text:span text:style-name="T9">a,<text:line-break/></text:span></text:span><text:span text:style-name="Default_20_Paragraph_20_Font"><text:span text:style-name="T1">R</text:span></text:span><text:span text:style-name="Default_20_Paragraph_20_Font"><text:span text:style-name="T9">ependo autem et quam pr</text:span></text:span><text:span text:style-name="Default_20_Paragraph_20_Font"><text:span text:style-name="T1">i</text:span></text:span><text:span text:style-name="Default_20_Paragraph_20_Font"><text:span text:style-name="T9">mu</text:span></text:span><text:span text:style-name="Default_20_Paragraph_20_Font"><text:span text:style-name="T1">m </text:span></text:span><text:span text:style-name="Default_20_Paragraph_20_Font"><text:span text:style-name="T9">qu</text:span></text:span><text:span text:style-name="Default_20_Paragraph_20_Font"><text:span text:style-name="T1">i</text:span></text:span><text:span text:style-name="Default_20_Paragraph_20_Font"><text:span text:style-name="T9">dem<text:line-break/></text:span></text:span><text:span text:style-name="Default_20_Paragraph_20_Font"><text:span text:style-name="T1">B</text:span></text:span><text:span text:style-name="Default_20_Paragraph_20_Font"><text:span text:style-name="T9">oreae vener</text:span></text:span><text:span text:style-name="Default_20_Paragraph_20_Font"><text:span text:style-name="T1">is </text:span></text:span><text:span text:style-name="Default_20_Paragraph_20_Font"><text:span text:style-name="T9">ad statu</text:span></text:span><text:span text:style-name="Default_20_Paragraph_20_Font"><text:span text:style-name="T1">s. </text:span></text:span><text:span text:style-name="Default_20_Paragraph_20_Font"><text:span text:style-name="T9">cape</text:span></text:span></text:p>
      <text:p text:style-name="P53"><text:span text:style-name="Default_20_Paragraph_20_Font"><text:span text:style-name="T9">Fremitum, irruentem ne</text:span></text:span></text:p>
      <text:p text:style-name="P52"><text:span text:style-name="Default_20_Paragraph_20_Font"><text:span text:style-name="T9">Te rapiat procellosa pernphige convertens repente.</text:span></text:span></text:p>
      <text:p text:style-name="P55"><text:span text:style-name="Default_20_Paragraph_20_Font"><text:span text:style-name="T1">Et pro radiis ipsis uti videtur hac voce, pemphix, So-<text:line-break/>phocles in Colotis hisce carminibus:</text:span></text:span></text:p>
      <text:p text:style-name="P52"><text:span text:style-name="Default_20_Paragraph_20_Font"><text:span text:style-name="T1">Et </text:span></text:span><text:span text:style-name="Default_20_Paragraph_20_Font"><text:span text:style-name="T9">utique admiratus sum hoc . .</text:span></text:span></text:p>
      <text:p text:style-name="P37"><text:span text:style-name="Default_20_Paragraph_20_Font"><text:span text:style-name="T9">:<text:tab/>Contemplans pernphiga auream intuitus</text:span></text:span></text:p>
      <text:p text:style-name="P38"><text:span text:style-name="Default_20_Paragraph_20_Font"><text:span text:style-name="T1">Ita et Aeschylus:<text:tab/>" -</text:span></text:span></text:p>
      <text:p text:style-name="P31"><text:span text:style-name="Default_20_Paragraph_20_Font"><text:span text:style-name="T9">Ex adversa neque pemphix salis adspicitur neque<text:line-break/>sidereum</text:span></text:span></text:p>
      <text:p text:style-name="P52"><text:span text:style-name="Default_20_Paragraph_20_Font"><text:span text:style-name="T9">Os Latoniac puellae</text:span></text:span></text:p>
      <text:p text:style-name="P55"><text:span text:style-name="Default_20_Paragraph_20_Font"><text:span text:style-name="T1">Pro gutta autem idem accepit lu Prornetheor</text:span></text:span></text:p>
      <text:p text:style-name="P39"><text:span text:style-name="Default_20_Paragraph_20_Font"><text:span text:style-name="T9">Bene cave, ne tibi incidat<text:tab/>.</text:span></text:span></text:p>
      <text:p text:style-name="P52"><text:span text:style-name="Default_20_Paragraph_20_Font"><text:span text:style-name="T9">Pemphix: amara enim et pro vita halitus.</text:span></text:span></text:p>
      <text:p text:style-name="P55"><text:span text:style-name="Default_20_Paragraph_20_Font"><text:span text:style-name="T1">In Pentheo quoque:</text:span></text:span></text:p>
      <text:p text:style-name="P52"><text:span text:style-name="Default_20_Paragraph_20_Font"><text:span text:style-name="T9">Ne sanguinis vero pemphiga in salum sparseris.</text:span></text:span></text:p>
      <text:p text:style-name="P32"><text:span text:style-name="Default_20_Paragraph_20_Font"><text:span text:style-name="T23">, </text:span></text:span><text:span text:style-name="Default_20_Paragraph_20_Font"><text:span text:style-name="T1">Pro nebula etiam posita esse videtur hoc lu carmine apud<text:line-break/>Sophoclem in S</text:span></text:span><text:span text:style-name="Default_20_Paragraph_20_Font"><text:span text:style-name="T9">o</text:span></text:span><text:span text:style-name="Default_20_Paragraph_20_Font"><text:span text:style-name="T1">lamine Satyris :</text:span></text:span></text:p>
      <text:p text:style-name="P52"><text:span text:style-name="Default_20_Paragraph_20_Font"><text:span text:style-name="T1">P</text:span></text:span><text:span text:style-name="Default_20_Paragraph_20_Font"><text:span text:style-name="T9">e</text:span></text:span><text:span text:style-name="Default_20_Paragraph_20_Font"><text:span text:style-name="T1">m</text:span></text:span><text:span text:style-name="Default_20_Paragraph_20_Font"><text:span text:style-name="T9">ph</text:span></text:span><text:span text:style-name="Default_20_Paragraph_20_Font"><text:span text:style-name="T1">i</text:span></text:span><text:span text:style-name="Default_20_Paragraph_20_Font"><text:span text:style-name="T9">ge o</text:span></text:span><text:span text:style-name="Default_20_Paragraph_20_Font"><text:span text:style-name="T1">m</text:span></text:span><text:span text:style-name="Default_20_Paragraph_20_Font"><text:span text:style-name="T9">nem</text:span></text:span><text:span text:style-name="Default_20_Paragraph_20_Font"><text:span text:style-name="T1"> t</text:span></text:span><text:span text:style-name="Default_20_Paragraph_20_Font"><text:span text:style-name="T9">arde riden</text:span></text:span><text:span text:style-name="Default_20_Paragraph_20_Font"><text:span text:style-name="T1">s i</text:span></text:span><text:span text:style-name="Default_20_Paragraph_20_Font"><text:span text:style-name="T9">gn</text:span></text:span><text:span text:style-name="Default_20_Paragraph_20_Font"><text:span text:style-name="T1">is.</text:span></text:span></text:p>
      <text:p text:style-name="P52"><text:span text:style-name="Default_20_Paragraph_20_Font"><text:span text:style-name="T1">Et apud Ibycum.:</text:span></text:span></text:p>
      <text:p text:style-name="P52"><text:span text:style-name="Default_20_Paragraph_20_Font"><text:span text:style-name="T1">D</text:span></text:span><text:span text:style-name="Default_20_Paragraph_20_Font"><text:span text:style-name="T9">ensu</text:span></text:span><text:span text:style-name="Default_20_Paragraph_20_Font"><text:span text:style-name="T1">s </text:span></text:span><text:span text:style-name="Default_20_Paragraph_20_Font"><text:span text:style-name="T9">pemph</text:span></text:span><text:span text:style-name="Default_20_Paragraph_20_Font"><text:span text:style-name="T1">i</text:span></text:span><text:span text:style-name="Default_20_Paragraph_20_Font"><text:span text:style-name="T9">ga</text:span></text:span><text:span text:style-name="Default_20_Paragraph_20_Font"><text:span text:style-name="T1">s </text:span></text:span><text:span text:style-name="Default_20_Paragraph_20_Font"><text:span text:style-name="T9">ep</text:span></text:span><text:span text:style-name="Default_20_Paragraph_20_Font"><text:span text:style-name="T1">oti.</text:span></text:span></text:p>
      <text:p text:style-name="P52"><text:span text:style-name="Default_20_Paragraph_20_Font"><text:span text:style-name="T1">Dictus est autem ab eo ferme iste per quandam compara-<text:line-break/>tionem de iis , quae procella jactautur , dici solitam. Id-<text:line-break/>circo et plurimi ex iis qui futura praesagiunt, de stillis,<text:line-break/>quae per imbres cadunt, dictas esse pemphigas ajunt. Sed<text:line-break/>Callimachus hunc in modum ait: ne per pemphigas in- .<text:line-break/>ducentibus permitte. Sed Euphorion ita inquit: Flori-<text:line-break/>hus pemphiges admnrmurant mortuis. Pemphigis itaque<text:line-break/>significata jam recensuimus, deque duobus ex istis supra<text:line-break/>mentionem fecimus , quod omnes videlicet optimi expla-<text:line-break/>n a tores Hippocratem fecundum illa sermonem suum fecisse<text:line-break/>voluerunt. At nunc modo dictis significatis et aliud ter-<text:line-break/>tium adjecisse convenit, ut pemphigodees febres eas in-</text:span></text:span></text:p>
      <text:p text:style-name="P53"><text:span text:style-name="Default_20_Paragraph_20_Font"><text:span text:style-name="T1">telligamus , quae veluti scintillarum exsilientium manuique<text:line-break/>nostrae occursantium imaginem reddunt, atque hujusmodi<text:line-break/>febres ex duabus simplicibus jam praedictis compositae<text:line-break/>fuerint; statu</text:span></text:span><text:span text:style-name="Default_20_Paragraph_20_Font"><text:span text:style-name="T11">a</text:span></text:span><text:span text:style-name="Default_20_Paragraph_20_Font"><text:span text:style-name="T1">lis scilicet atque igneis. Huic autem decla-<text:line-break/>rationi suium illud adversabitur, si huic dictioni pem-<text:line-break/>phigodees adliciatur haec adspectu. Non immerito igitur<text:line-break/>quidam ha</text:span></text:span><text:span text:style-name="Default_20_Paragraph_20_Font"><text:span text:style-name="T11">n</text:span></text:span><text:span text:style-name="Default_20_Paragraph_20_Font"><text:span text:style-name="T1">c abstulerunt. Qui non abstulerunt autem, aut<text:line-break/>febres cum tuberculis intellexerunt aut eas, quae animam<text:line-break/>vitiant. Et quoniam cum tuberculis febres a symptomata<text:line-break/>cognominantur, probabiliter sane a symptomata ni</text:span></text:span><text:span text:style-name="Default_20_Paragraph_20_Font"><text:span text:style-name="T11">t</text:span></text:span><text:span text:style-name="Default_20_Paragraph_20_Font"><text:span text:style-name="T1">unt<text:line-break/>pestilentes febres denominare intelligere possumus: est<text:line-break/>enim revera et haec una febrium species. Quod autem<text:line-break/>in ipfa tubercula oriantur et Thucydides testatur, ita seri-<text:line-break/>Eens: Et exterius quidem tangenti corpus neque valde<text:line-break/>calidum erat, neque viride, fed subrubrum, lividum, tu-<text:line-break/>berculis exiguis et ulceribus efflorescens. At quicunque<text:line-break/>febres animam laedentes pemphigodees appellatas esse con-<text:line-break/>tendunt, lon</text:span></text:span><text:span text:style-name="Default_20_Paragraph_20_Font"><text:span text:style-name="T11">g</text:span></text:span><text:span text:style-name="Default_20_Paragraph_20_Font"><text:span text:style-name="T1">e a proposita febrium divisione aberrant:</text:span></text:span></text:p>
      <text:p text:style-name="P53"><text:span text:style-name="Default_20_Paragraph_20_Font"><text:span text:style-name="T1">nonnulli enim veteres medici et febrem quandam phreui-<text:line-break/>ricam appellaverunt , quemadmodum sane et lethargicam<text:line-break/>et pleuriticam et peripneumonicam. Sesi febrium enume-<text:line-break/>ratio nunc in praesenti fermone proposita a differentia<text:line-break/>caloris accipitur, sub qua et pestilens febris putridum<text:line-break/>calorem habens contineri potest. Phrenitica non potest,<text:line-break/>quum non aliis, ita et Hippocrati mos sit febris speciem<text:line-break/>phrenitin asserere; neque a symptomata nuncupata, qua-<text:line-break/>. lis ea est, quae pustulas excitat, in dictis differentiis ab<text:line-break/>ipso includitur, quemadmodum neque aliae, quarum pro-<text:line-break/>xime mentio saeta esu Phreniticorum namque fabris da-<text:line-break/>lorem habere mordacem invenitur in omne corpus aequa-<text:line-break/>hiliter et omni iniectae manus tempore perfusum ; quare<text:line-break/>prima omnium ipsarum dieta esu Itaque neque eorum<text:line-break/>interpretationem admittimus P qui falsas febres a qualitate<text:line-break/>aegrotantium ipforum ure , fen</text:span></text:span><text:span text:style-name="Default_20_Paragraph_20_Font"><text:span text:style-name="T9">t</text:span></text:span><text:span text:style-name="Default_20_Paragraph_20_Font"><text:span text:style-name="T1">a percepta nominatas esse<text:line-break/>confirmant. Hippocrates namque omnes, quae ad tactum<text:line-break/>fpectant, notitiam fecundum caloris differentiam, in quo</text:span></text:span></text:p>
      <text:p text:style-name="P53"><text:span text:style-name="Default_20_Paragraph_20_Font"><text:span text:style-name="T1">genus </text:span></text:span><text:span text:style-name="Default_20_Paragraph_20_Font"><text:span text:style-name="T8">. </text:span></text:span><text:span text:style-name="Default_20_Paragraph_20_Font"><text:span text:style-name="T1">febrium universum atque essentia consistit, deinceps<text:line-break/>enumerasse vi</text:span></text:span><text:span text:style-name="Default_20_Paragraph_20_Font"><text:span text:style-name="T9">t</text:span></text:span><text:span text:style-name="Default_20_Paragraph_20_Font"><text:span text:style-name="T1">us est. Etenim si pestilentem febrem pem-<text:line-break/>phigodea nominatam esse probaverimus, appellationem<text:line-break/>quidem ab accidente, speciem vero ipfam secundum pro-<text:line-break/>priam febrium essentiam sortita erit. . Eadem quoque ra-<text:line-break/>tione et salsas febres esse dicentes, quae omnia, quotquot<text:line-break/>gustet aegrotans, salsa videri efficiant, neque isti propo-<text:line-break/>sitarum in praesenti doctrina febris differentiarum memi-<text:line-break/>nerunt, Quod si inter febrium differentias et istas Hip-<text:line-break/>pocrates collocasset, omnino et illas una cum his enu-<text:line-break/>merasset, in quibus et ipfa saliva et omnia quae gustet<text:line-break/>febricitans amara videantur. Has quidem differentias non<text:line-break/>auter febrium, fed potius inter saporum notitias collocare<text:line-break/>satius est; febres autem inter caloris differentias enume-<text:line-break/>rapiae sunt; quemadmodum enim sapores gustatu, ita et<text:line-break/>.febres tactu sentiuntur. Verum quod neque Sabinus<text:line-break/>a. recte hanc vocem, terribiles, adjecerit, .ita. </text:span></text:span><text:span text:style-name="Default_20_Paragraph_20_Font"><text:span text:style-name="T9">t</text:span></text:span><text:span text:style-name="Default_20_Paragraph_20_Font"><text:span text:style-name="T1">errent verbo-<text:line-break/>tum scribens, aliae pemphigodees adspectu terribiles antea</text:span></text:span></text:p>
      <text:p text:style-name="P54">dixi et nunc in memoriam revocabo , nempe terribiles<text:line-break/>adspectu ipsos dictos esse, a nobis quidem, fi cum pustu-<text:line-break/>lis et uIceribus fint; ab ipfisi autem fi insaniant et torve<text:line-break/>intueantur. De his autem ambobus quid sentire oporteat,<text:line-break/>ante retulimus. Pari modo peccaverunt et issi, qui se-<text:line-break/>bresi istas spirhuosasi dictas esse voluerunt, non ad tactum<text:line-break/>notitiam reserentesi, sed ad dissimile respirationis speciem,<text:line-break/>in qua magnus creberque spiritus redditur. Igitur veri-<text:line-break/>simillimum est , febrem pemphigodea dictam esse aut spi-<text:line-break/>rituosam , quae ad tactum reseratur aut pestilentem. In<text:line-break/>sermone autem quum huic voci , pemphigodees, haec, ter-<text:line-break/>subdes , adjecta sit, sola pestilens febris denotatur, cujus<text:line-break/>ab aliis caIor per putredinis exceIIentiam differt; sicut in<text:line-break/>hac nostrae tempestatis longissima pestilentia visum est.<text:line-break/>Atque idcireo neque calidi et perurentes, qui peste labo-<text:line-break/>rabant, tangentibus videbantur, quamvis interius magno<text:line-break/>flagrarent incendio, quemadmodum et Thucydides alebat<text:line-break/>et exterius quidem tangenti corpus neque valde calidum</text:p>
      <text:p text:style-name="P54">erat, neque viride, sed subrubrum, lividum, pustulis exi-<text:line-break/>guiS et ulceribus essiorescenS ; interiora autem ita ureban-<text:line-break/>tur, ut neque valde subtilium vestimentorum, neque lin-<text:line-break/>teolorum velamenta , neque aliud quicquam praeter nudi-<text:line-break/>talem ferre possent. Dicta est fane pemphix et in Cnidiis<text:line-break/>sententiis , quasi Eriphonti medico attribuunt hisce verbis :<text:line-break/>Mingit parum subinde et urit et supernatat pemphix, ut<text:line-break/>olei viridis instar araneae. Videntur sane isti pemphiga<text:line-break/>vocare non totam ampullam , sed solum id , quod ipsam<text:line-break/>exterius araneae instar circumscribit. Quum absolvisset<text:line-break/>igitur Hippocrates maxime proprias et principes sobrium<text:line-break/>differentias, deinceps ad eas, quae a colore sumuntur,<text:line-break/>trangressus inquit: Aliae valde rubrae, aliae valde pal-<text:line-break/>fidae , aliae vero lividae. Valde rubras dixit non simpli-<text:line-break/>citer rubras et post has deinceps iterum, valde pallidas,<text:line-break/>non pallidaS ; lividas vero simpliciter, nihil ipsis incre-<text:line-break/>menti significativum adjiciens , ut si et ipsas lividissima<text:line-break/>dixisset; semper enim color iste malus est, sed ruber ac</text:p>
      <text:p text:style-name="P54">palliduS usitati et familiares sunt. Febres autem valde ru-<text:line-break/>bentes vehementissimam caliditatem indicant et materiam<text:line-break/>esse sanguinem , quemadmodum valde pallidae pallidam<text:line-break/>bilem testantur. In ipsis vero de<text:span text:style-name="Default_20_Paragraph_20_Font"><text:span text:style-name="T11">i</text:span></text:span>ectiones considera: nam<text:line-break/>li eas bile tinctas inveneris, ex ejus effusione naturalem<text:line-break/>colorem permutatum esse cognoveris ; at fi fine , in d ille-<text:line-break/>rentia febris colorem ponito. Hujusmodi febres profecto<text:line-break/>nifi cum rigore atque fudere aliquando praeiudicatae fue-<text:line-break/>rint, tabem inferunt. Valde rubrae autem inter fynochos<text:line-break/>numerantur et venae fectione ad animi usque defectum<text:line-break/>ducente juvantur, ut in voluminibus de arte collatrice<text:line-break/>didicisti, ubi et magna utilitas ex hujusmodi differentia-<text:line-break/>rmn cognitione percipitur , ipfis videlicet singulis propriam<text:line-break/>medicationem requirentibus. At lividae febres a colore<text:line-break/>sane et ipsae cognomen adeptae sanguineum succum desse<text:line-break/>cere nunciant et cum ipso itidem ingenitum calidum, at-<text:line-break/>que idcirco mortiferae sunt; ex quibus nonnullae syn-<text:line-break/>copas evacuationem sequentes efficiunt, de quibus in Ii-</text:p>
      <text:p text:style-name="P54">bris de arte curatrice notitiam accepisti. Id genus febres<text:line-break/>Euriphon lividas nominat ita scribens: livida febris<text:line-break/>habetur et synciput alias et alias caput dolet et viscera<text:line-break/>dolor torquet et vomit bilem; et quum dolor cruciat , in-<text:line-break/>tueri nequit, quoniam gravatur et venter siccuS redditur<text:line-break/>et cutis tota livida et labia qualia exesis moriS esse so-<text:line-break/>Ient, oculorum alba livescunt; adspicit perinde ac si<text:line-break/>stranguletur, interdum vero minus id patitur, saepius<text:line-break/>etiam commutat. Quin etiam et in libro de morbis Hip-<text:line-break/>pocrati .adscripto , quem Dioscorides ab altero Hippocrate,<text:line-break/>Thessali filio scriptum esse voluit, de quodam morbo li-<text:line-break/>vido mentio fit; libri autem initium tale est, multam<text:line-break/>urinam facit, quando caput excalefactum fuerit. Sed de<text:line-break/>livido morbo ad verbum haec scribit: Morbum lividum<text:line-break/>febris arida comitatur et horror alias et alias capitis do-<text:line-break/>lor et viscera dolor male habet et bilem vomitu rejicit,<text:line-break/>quumque dolor vexat, nequit intueri, sed gravatur et</text:p>
      <text:p text:style-name="P54">venter aridus redditur et cutis livida; et labia et oculo-<text:line-break/>rum aIba Iivent, adspicitque ac si stranguletur; interdum<text:line-break/>et coIorem mutat, atque ex livido fubviridis essicitur.<text:line-break/>Alii vero rursum hoc loco lividam febrem male interpre-<text:line-break/>tati sunt, eam scilicet, in qua lividae deiectiones appa-<text:line-break/>rent : istis namque pari ratione conveniret et nigram fe-<text:line-break/>brem eam appellare, in qua nigrae materiae expuIsio fit.<text:line-break/>Superest nempe adhuc extremum dictionis Hippocraticae<text:line-break/>exp<text:span text:style-name="Default_20_Paragraph_20_Font"><text:span text:style-name="T11">l</text:span></text:span>anandum, ubi, inquit, et aIia similia praedictis scisi-<text:line-break/>cet similia. Recensuit autem postremas secundum co<text:span text:style-name="Default_20_Paragraph_20_Font"><text:span text:style-name="T11">l</text:span></text:span>ores<text:line-break/>differentias, non secundum ipsam febrium essentiam, abis<text:line-break/>tamen quae ab aliquo accidente proveniunt propinquum.<text:line-break/>res, quemadmodum cum aut intermittentes aut continuas<text:line-break/>febres esse dicimus et intermittentium hanc tertianam,<text:line-break/>iIIam quotidianam, aliam vero quartanam; at continuarum<text:line-break/>aliam semitertianam , aliam ardentem, aliam geIidam,<text:line-break/>aliam succensam, aliam pestilentem, aliam palustrem, aliam<text:line-break/>hepialam. Caeterum PraxagoraS inter acutarum febrium</text:p>
      <text:p text:style-name="P54">differentias et phreniticas et lethargicas, praeterea et icte-<text:line-break/>ricas quasdam nuncupavit. At recentiores medici non<text:line-break/>solum continuam, sed etiam synochum febrem quandam<text:line-break/>appellaverunt ejusque differentias posuerunt omotonam<text:line-break/>videlicet seu acmasticam vocatam et epacmasticam atque<text:line-break/>paraemasticam. Item secundum aliam divisionem aliis<text:line-break/>quoque morbis communem, nonnullas acutas sebresi ap-<text:line-break/>pellamus, nonnullaS diuturnas. Alia quoque divisione<text:line-break/>boni moriS febreS et mali morist dicimus, quinetiam alias<text:line-break/>ordinatas aut inordinatas. <text:span text:style-name="Default_20_Paragraph_20_Font"><text:span text:style-name="T11">P</text:span></text:span>raeterea quasdam statum cir-<text:line-break/>cuitum servantes et erraticas. Quidam autem veteres a<text:line-break/>diversis membris accensas febres ab illis cognominabant,<text:line-break/>lateralem febrem aliquam vocantes et jecorariam et <text:span text:style-name="Default_20_Paragraph_20_Font"><text:span text:style-name="T27">lie.ua-<text:line-break/></text:span></text:span>riam; alias vero a fymptomate foporificam , somnolentam,<text:line-break/>lethargicam, phreniticam , aeruginosam. De quibus omni-<text:line-break/>bus in propriis de ipsis libris late notitiam adeptus es;<text:line-break/>sed in praesenti sermone, quae ad explanationem pelli-<text:line-break/>nent, abunde tractata sunt. Non meam enim solum sen-</text:p>
      <text:p text:style-name="P40">tendam protuli, verumetiam illustrium interpretum ssielle<text:line-break/>tionem feci, alios omnes silentio involvens, quicunque<text:line-break/>de febrium differentia feorfum ab explanatoriis commell-<text:line-break/>tariis aliquid prodiderunt , inter quos est et Archigenes,<text:line-break/>de quibus in alio volumine sermonem faciam.</text:p>
      <text:h text:style-name="Heading_20_2" text:outline-level="2">XXX.<text:span text:style-name="Default_20_Paragraph_20_Font"><text:span text:style-name="T11"><text:tab/>r</text:span></text:span><text:span text:style-name="Default_20_Paragraph_20_Font"><text:span text:style-name="T1"> A</text:span></text:span><text:span text:style-name="Default_20_Paragraph_20_Font"><text:span text:style-name="T11">g</text:span></text:span></text:h>
      <text:p text:style-name="P31"><text:span text:style-name="Default_20_Paragraph_20_Font"><text:span text:style-name="T11">Contensiones corporis articulorumque durities malum. Et<text:line-break/>aeger ipse exsolutus et artuum constructiones malum<text:line-break/>portendunt.</text:span></text:span></text:p>
      <text:p text:style-name="P52">Contenfo relaxatum contrarium est, duro molle;<text:line-break/>quare ipse deinceps dicturus est, cutis durae mollitie,<text:line-break/>con tensae relaxatio. Sive cutem contentam sive articu-<text:line-break/>lum sive corpus dicat, ad naturaliter affectum ipsum<text:line-break/>conferentes , ita dictum fuisse intelligemus. Secundum<text:line-break/>naturam autem fe habet, quod neque contenfum neque<text:line-break/>laxatum , sed mediocriter fe habet. Contenfa sane inter-</text:p>
      <text:p text:style-name="P54">dum per proprium affectum contenduntur, interdum a<text:line-break/>quibusdam aliis attracta; per proprium quidem affectum,<text:line-break/>cum aut vehementi frigore conglaciata aut ab aliqua ex-<text:line-break/>siccante causa arefacta fuerint, .funt enim, ut novisti, plu-<text:line-break/>res : distenduntur autem quaedam continuis particulis,<text:line-break/>quum arebunt aut inflammantur aut congelascunt. Con-<text:line-break/>Ira quaedam ultra naturales fineS relaxantur multo hu-<text:line-break/>more , fine frigore madentia. Obdurescunt autem quae<text:line-break/>dura fiunt frigore siccefcentia aut fcirrho aut siccitate:<text:line-break/>phlegmone namque non durum, fed resistentem tumorem<text:line-break/>essicit, perinde atque utreS funt lividae materiae atque<text:line-break/>aëriS pleni. Quemadmodum autem renitenS duro simile<text:line-break/>apparet, ob commune accidenS, nam durum quoque re-<text:line-break/>nitens est. longe tamen fecundum propriam naturam disi<text:line-break/>fert, ita et molli corpori exolutum simile quum sit ali-<text:line-break/>quantulum, quantum ad sensibilem apparentiam pertinet,<text:line-break/>noli eodem tamen affectu praeditum est; siquidem aegro-<text:line-break/>tantium corpora potentia musculorum motrice debilitata,</text:p>
      <text:p text:style-name="P54">exoluta et abjecta jacere cernuntur. Hunc itaque affectum<text:line-break/>manisestavit dicens: et ipse dissolutuS , deincepS vero ma-<text:line-break/>niseste subdidit et articulorum cataclasieS, hoc est con-<text:line-break/>fractiones. Sed quidam tertiam sylIabam non per a seri-<text:line-break/>bunt, catacIafiesi, sed per i catacIisies , hoc est decubitas.<text:line-break/>Utro modo autem melius fuerit scribere, facile invenio-<text:line-break/>mus, si eorum reminiscemur, quae in libro de praesagiis,<text:line-break/>de decubitu per haec verba tradidit. Aegrotantem vero<text:line-break/>a medico deprehendi oportet in dextrum latus aut sini-<text:line-break/>strulll decumbentem et crura manusque paulum inflexas<text:line-break/>habentem. Animadverte vero hic, crura et manuS pau-<text:line-break/>lum inflexas habentem : nam aut nequaquam aut plus<text:line-break/>quam conveniat, inflexaS esse , utrumque malum est, quia<text:line-break/>praeter naturam sint. Ipse igitur dixit, ita enim et plu-<text:line-break/>rimi recte valentium cubant, id circo postea fubjunxit:<text:line-break/>Supinum autem jacere manibus cruribuSque extentis mi-<text:line-break/>nus bonum. Tibi vero declaratum est facultate infirmi-<text:line-break/>tatem ab hujusmodi decubitu indicari et adhuc magiS ab</text:p>
      <text:p text:style-name="P54">eo, qui deinceps hiS verbiS exprimitur: At si pronus sue-<text:line-break/>rit e lectuloque ad pedeS delabatur, gravius est. Tales<text:line-break/>igitur decubituS in praesenti sermone per haec verba figni-<text:line-break/>beavit; et ipse dissolutuS , siquidem manuS et crura pa-<text:line-break/>rum inflexas habere laudabile est , quod ultra hos fines<text:line-break/>transit, majorem articulorum sractionem indicat. Ita nam-<text:line-break/>que ipsam appellavit ; at in libro de praesagiis in his<text:line-break/>verbiS : Mortiferum est autem ore aperto dormire crura-<text:line-break/>que fupini jacentiS inflexa esse et explicita , quod signifi-<text:line-break/>eat latissime distantia. Sive autem inflexa sive explicata<text:line-break/>scribat, utroque modo articuloS confractos esse indioaU<text:line-break/>Atque ideo melius hoc loco fuerit cataclasieS articulorum<text:line-break/>per a scribere, hoc est confractiones; nam per i scribere<text:line-break/>cataclisieS, hoc est decubituS, non admodum recte artica-<text:line-break/>lis quadrat, universo corpori hujusmodi appellationes non<text:line-break/>articulis Hippocrate attribuere folito.</text:p>
      <text:h text:style-name="P25" text:outline-level="2">XXXI.</text:h>
      <text:p text:style-name="P31"><text:span text:style-name="Default_20_Paragraph_20_Font"><text:span text:style-name="T11">Dculi ferocitas delirium portendit; crebrae quoque ac in-<text:line-break/>ordinatae proiectiones perversionesque malum.</text:span></text:span></text:p>
      <text:p text:style-name="P52">Audacia quidem nota est delirii maximeque quum im-<text:line-break/>pudens est, sicuti plures dictum est. Oculorum autem<text:line-break/>abjectio audaci adspectui contraria est, declarat namque<text:line-break/>prae sacultatis palpebras regentis imbecillitate oculos diu-<text:line-break/>tiusi apertos patere non posse. Insractionem vero oculo-<text:line-break/>Tum appellat, quum palpebrae invertuntur, ut in libro<text:line-break/>de praesagiis narravit, inquiensi: Sin incurva suerit aut<text:line-break/>livida palpebra aut labium aut nasus, malum.</text:p>
      <text:h text:style-name="P24" text:outline-level="1"><text:bookmark-start text:name="bookmark19"/><text:span text:style-name="Default_20_Paragraph_20_Font">HIPPoCRATIS EPIDEM. VI. ET<text:line-break/>CALENI IN ILLUM CoMMEN-<text:line-break/>TARIUS II.</text:span><text:bookmark-end text:name="bookmark19"/></text:h>
      <text:h text:style-name="Heading_20_2" text:outline-level="2">L</text:h>
      <text:p text:style-name="P31"><text:span text:style-name="Default_20_Paragraph_20_Font"><text:span text:style-name="T11">Hdatare, constringere, haec quidem Certe,</text:span></text:span> i<text:span text:style-name="Default_20_Paragraph_20_Font"><text:span text:style-name="T11">lla vero<text:line-break/>minime.</text:span></text:span></text:p>
      <text:p text:style-name="P52">Curationum et isti modi sunt contrarii affectibus con-<text:line-break/>venienteS : dilatare namque densata oportet, densare autem,<text:line-break/>quae ultra decens amplificata sunt Ideo secundam sylla-<text:line-break/>bam hujus vocis <text:span text:style-name="Default_20_Paragraph_20_Font"><text:span text:style-name="T22">στεννγράισαι</text:span></text:span><text:span text:style-name="Default_20_Paragraph_20_Font"><text:span text:style-name="T26"> </text:span></text:span>cum tenui spiritu , non</text:p>
      <text:p text:style-name="P54">cum crasso legendum est: neque enim cum hac dictione<text:line-break/><text:span text:style-name="Default_20_Paragraph_20_Font"><text:span text:style-name="T22">ὐγρὸν</text:span></text:span><text:span text:style-name="Default_20_Paragraph_20_Font"><text:span text:style-name="T26">, </text:span></text:span>ut quis forsan putare posset, composita est: nam<text:line-break/>ignorat iste ab Ionibus angustum stenygron appellari.<text:line-break/>Hujus autem rei testis locuples Simonides suerit in hisi<text:line-break/>carminibus ita scribens:</text:p>
      <text:p text:style-name="P52"><text:span text:style-name="Default_20_Paragraph_20_Font"><text:span text:style-name="T1">N</text:span></text:span><text:span text:style-name="Default_20_Paragraph_20_Font"><text:span text:style-name="T11">on sane quisquam sic umbrosis in montibus</text:span></text:span></text:p>
      <text:p text:style-name="P52"><text:span text:style-name="Default_20_Paragraph_20_Font"><text:span text:style-name="T11">Vir leonem timuit, neque pardaliu</text:span></text:span><text:span text:style-name="Default_20_Paragraph_20_Font"><text:span text:style-name="T1">m,</text:span></text:span></text:p>
      <text:p text:style-name="P52"><text:span text:style-name="Default_20_Paragraph_20_Font"><text:span text:style-name="T11">Solus sten</text:span></text:span><text:span text:style-name="Default_20_Paragraph_20_Font"><text:span text:style-name="T1">y</text:span></text:span><text:span text:style-name="Default_20_Paragraph_20_Font"><text:span text:style-name="T11">gro , id est angusto occurrens tramite.</text:span></text:span></text:p>
      <text:p text:style-name="P55">Idem enim significat, quod arcto. Arctantur autem et<text:line-break/>dilatantur ultra naturalem modum interdum Vasculorum<text:line-break/>quorundam aut membrorum sensilia oscula; plerumque<text:line-break/>vero et ratione visibilia tam in cute, quam in prosundo<text:line-break/>corpore posita; atque densata aperire et raresacere medio-<text:line-break/>criter calesaciendo , patentia Vero cogere adstringendo ac<text:line-break/>refrigerando opus est. Sed persectum de his sermonem,<text:line-break/>sicut et de aliis curativis praeceptis, in libro de arte cu-<text:line-break/>fandi faciendum habebitis.</text:p>
      <text:h text:style-name="P25" text:outline-level="2">II.</text:h>
      <text:p text:style-name="P31"><text:span text:style-name="Default_20_Paragraph_20_Font"><text:span text:style-name="T11">Ibi mores hos quidem expellere, illos vero exsiccare decet;<text:line-break/>alios autem addere, et hac quidem parte, illa vero<text:line-break/>minime.</text:span></text:span></text:p>
      <text:p text:style-name="P52">Et in libro de succisi istorum doctrinam accuratius<text:line-break/>traditam didicistis , quemadmodum et in nostri<text:span text:style-name="Default_20_Paragraph_20_Font"><text:span text:style-name="T11">s</text:span></text:span> de cura-<text:line-break/>tione libris proditum est. Quod videlicet nonnunquam<text:line-break/>redundantes humores sensibiliter evacuare convenit aut<text:line-break/>vomitionibus aut clysteribus aut purgatoriis medicinis aut<text:line-break/>per lotia aut per sudores aut per venae scissionem aut<text:line-break/>per ani sanguistuasi vocata<text:span text:style-name="Default_20_Paragraph_20_Font"><text:span text:style-name="T11">s</text:span></text:span> venasi aut per uterum aut sca-<text:line-break/>rissaando ; interdum Vero digerere, exterius adhibitis me-<text:line-break/>dicamentis, oportet, ex. quibusi modisi hunc exsiccare ap-<text:line-break/>pellavit, priorem vero expellere. Quumque utrique com-<text:line-break/>multe sit evacuare, quod tertio contrarium erat, scripsit,<text:line-break/>ipsum addere vel imponere nominans, hoc est deficientes<text:line-break/>humores creare. Clarum est autem nasi per cibos potus-</text:p>
      <text:p text:style-name="P54"><text:span text:style-name="Default_20_Paragraph_20_Font"><text:span text:style-name="T1">que ipsarum qualitates idoneas et modum seligentes, utque<text:line-break/>concoquantur, digerantur corporibusque imponantur, pro-<text:line-break/>curantes istos reparare. Illud autem partim quidem sic,<text:line-break/>partim vero non, etsi non dictum fuisset, -manifestum<text:line-break/>erat: interdum enim. uno in homine aliquae particulae in<text:line-break/>tumorem elatae evacuationis, aliquae nutrimento carentes<text:line-break/>repletionis indigent.</text:span></text:span></text:p>
      <text:h text:style-name="Heading_20_2" text:outline-level="2"><text:span text:style-name="Default_20_Paragraph_20_Font">-.ecfuso . lili</text:span></text:h>
      <text:p text:style-name="P31"><text:span text:style-name="Default_20_Paragraph_20_Font"><text:span text:style-name="T1">rn</text:span></text:span><text:span text:style-name="Default_20_Paragraph_20_Font"><text:span text:style-name="T9">a</text:span></text:span><text:span text:style-name="Default_20_Paragraph_20_Font"><text:span text:style-name="T1">s-, </text:span></text:span><text:span text:style-name="Default_20_Paragraph_20_Font"><text:span text:style-name="T9">corpu</text:span></text:span><text:span text:style-name="Default_20_Paragraph_20_Font"><text:span text:style-name="T1">s, </text:span></text:span><text:span text:style-name="Default_20_Paragraph_20_Font"><text:span text:style-name="T9">cutem , carne</text:span></text:span><text:span text:style-name="Default_20_Paragraph_20_Font"><text:span text:style-name="T1">s </text:span></text:span><text:span text:style-name="Default_20_Paragraph_20_Font"><text:span text:style-name="T9">extenuare</text:span></text:span><text:span text:style-name="Default_20_Paragraph_20_Font"><text:span text:style-name="T1">, i</text:span></text:span><text:span text:style-name="Default_20_Paragraph_20_Font"><text:span text:style-name="T9">ncrustare opor</text:span></text:span><text:span text:style-name="Default_20_Paragraph_20_Font"><text:span text:style-name="T1">t</text:span></text:span><text:span text:style-name="Default_20_Paragraph_20_Font"><text:span text:style-name="T9">e</text:span></text:span><text:span text:style-name="Default_20_Paragraph_20_Font"><text:span text:style-name="T1">t,<text:line-break/></text:span></text:span><text:span text:style-name="Default_20_Paragraph_20_Font"><text:span text:style-name="T9">a</text:span></text:span><text:span text:style-name="Default_20_Paragraph_20_Font"><text:span text:style-name="T1">t</text:span></text:span><text:span text:style-name="Default_20_Paragraph_20_Font"><text:span text:style-name="T9">que alia, et haec quidem</text:span></text:span><text:span text:style-name="Default_20_Paragraph_20_Font"><text:span text:style-name="T1">, i</text:span></text:span><text:span text:style-name="Default_20_Paragraph_20_Font"><text:span text:style-name="T9">lla ver</text:span></text:span><text:span text:style-name="Default_20_Paragraph_20_Font"><text:span text:style-name="T1">o </text:span></text:span><text:span text:style-name="Default_20_Paragraph_20_Font"><text:span text:style-name="T9">m</text:span></text:span><text:span text:style-name="Default_20_Paragraph_20_Font"><text:span text:style-name="T1">i</text:span></text:span><text:span text:style-name="Default_20_Paragraph_20_Font"><text:span text:style-name="T9">n</text:span></text:span><text:span text:style-name="Default_20_Paragraph_20_Font"><text:span text:style-name="T1">im</text:span></text:span><text:span text:style-name="Default_20_Paragraph_20_Font"><text:span text:style-name="T9">e.</text:span></text:span><text:span text:style-name="Default_20_Paragraph_20_Font"><text:span text:style-name="T1"><text:tab/>.</text:span></text:span></text:p>
      <text:p text:style-name="P52"><text:span text:style-name="Default_20_Paragraph_20_Font"><text:span text:style-name="T1">Per vas totum corpus intelligendum est: nam ipsum<text:line-break/>immodice crassem extenuare et emaciatum plenius reddere, ...<text:line-break/>haud rere nobis propositum est; plerumque vero non to-<text:line-break/>tum , fed aut carnes aliquas aut cutem falam , interdum<text:line-break/>et humores, quos significavit illa Verba adliciens </text:span></text:span><text:span text:style-name="Default_20_Paragraph_20_Font"><text:span text:style-name="T9">et allo.</text:span></text:span></text:p>
      <text:p text:style-name="P53"><text:span text:style-name="Default_20_Paragraph_20_Font"><text:span text:style-name="T1">Illud vero </text:span></text:span><text:span text:style-name="Default_20_Paragraph_20_Font"><text:span text:style-name="T9">et haec quide</text:span></text:span><text:span text:style-name="Default_20_Paragraph_20_Font"><text:span text:style-name="T1">m, </text:span></text:span><text:span text:style-name="Default_20_Paragraph_20_Font"><text:span text:style-name="T9">ea vero non, </text:span></text:span><text:span text:style-name="Default_20_Paragraph_20_Font"><text:span text:style-name="T1">eo modo inest-<text:line-break/>ligendum est, quo proximum sermonem explanari.</text:span></text:span></text:p>
      <text:p text:style-name="P31"><text:span text:style-name="Default_20_Paragraph_20_Font"><text:span text:style-name="T9">^Lenire, exasperare, </text:span></text:span><text:span text:style-name="Default_20_Paragraph_20_Font"><text:span text:style-name="T1">i</text:span></text:span><text:span text:style-name="Default_20_Paragraph_20_Font"><text:span text:style-name="T9">ndurare, e</text:span></text:span><text:span text:style-name="Default_20_Paragraph_20_Font"><text:span text:style-name="T1">mo</text:span></text:span><text:span text:style-name="Default_20_Paragraph_20_Font"><text:span text:style-name="T9">ll</text:span></text:span><text:span text:style-name="Default_20_Paragraph_20_Font"><text:span text:style-name="T1">i</text:span></text:span><text:span text:style-name="Default_20_Paragraph_20_Font"><text:span text:style-name="T9">re, et haec qu</text:span></text:span><text:span text:style-name="Default_20_Paragraph_20_Font"><text:span text:style-name="T1">i</text:span></text:span><text:span text:style-name="Default_20_Paragraph_20_Font"><text:span text:style-name="T9">de</text:span></text:span><text:span text:style-name="Default_20_Paragraph_20_Font"><text:span text:style-name="T1">m,<text:line-break/></text:span></text:span><text:span text:style-name="Default_20_Paragraph_20_Font"><text:span text:style-name="T9">illa ver</text:span></text:span><text:span text:style-name="Default_20_Paragraph_20_Font"><text:span text:style-name="T1">o </text:span></text:span><text:span text:style-name="Default_20_Paragraph_20_Font"><text:span text:style-name="T9">minime.</text:span></text:span></text:p>
      <text:p text:style-name="P52"><text:span text:style-name="Default_20_Paragraph_20_Font"><text:span text:style-name="T1">Commune et in universum medicamentum propositum<text:line-break/>quum ab ipsi, didiceris, singula omnia curationis prae-<text:line-break/>cepta consequi poteris. Nam si .contrariorum contraris<text:line-break/>funt medicinae, praeter naturam exasperata complanare,<text:line-break/>laevia exasperare opus erit. Asperantur rane fauces ple-<text:line-break/>rmnque sensibiliter et aspera arteria et os et universa<text:line-break/>cutis in scabiosis leprosisque affectibus .et pustulis quibus-<text:line-break/>dam milii granulorum instar, aliquibus minoribus, aliqui-<text:line-break/>.bus caloribus. Asperantur quoque et ventris partes ple-<text:line-break/>rumque quum per ipsas biliosus succus merus ooprususque<text:line-break/>excernitur, interdum vero et ex aeribus erodentibusque</text:span></text:span></text:p>
      <text:p text:style-name="P54"><text:span text:style-name="Default_20_Paragraph_20_Font"><text:span text:style-name="T1">alimentis id sequitur. Atque hinc evidens est, per me-<text:line-break/>dicamina asperitatem tollentia curationem esse faciendam,<text:line-break/>quod ipfe complanare appellavit^ Contra autem atque<text:line-break/>haec fe habent, quibus exasperatio convenit. In cute<text:line-break/>quidem et cicca barbae capitisque pilos id accidit: circa<text:line-break/>pilos quidem capiti , ut in alopeciis vocatis et ophiasi et<text:line-break/>mydriasi; in barba vero quum tarde vixque pili exoriun-<text:line-break/>tur, in quibus et ipsi omnia medicamina ad alopecia fa-<text:line-break/>cientis experti fumus. At in aliis corporis particulis, ubi<text:line-break/>sunt cava ulcera ut integri sinus, absterforias medicinas<text:line-break/>infundentes , locos illos exasperamus. Et ventriculum te-<text:line-break/>naci pituita refertum exasperantibus medicamentis non-<text:line-break/>nunquam detergamus. Ejusdem generis fiant et pessi per<text:line-break/>fanguifiuas venas purgationes proritantes. Quin etiam<text:line-break/>palpebrarum tubercula, Graeci sycofes vocant, prius ali-</text:span></text:span><text:span text:style-name="Default_20_Paragraph_20_Font"><text:span text:style-name="T9">c<text:line-break/></text:span></text:span><text:span text:style-name="Default_20_Paragraph_20_Font"><text:span text:style-name="T1">quo exasperantes, ita detractoriis medicamentis oblinimus,<text:line-break/>idque facimus, ut ulcerata tubercula in profundum vires</text:span></text:span></text:p>
      <text:p text:style-name="P54"><text:span text:style-name="Default_20_Paragraph_20_Font"><text:span text:style-name="T1">medicaminum accipiant. Novistis rane in istis me mari-<text:line-break/>narum bestiarum , quae cete vocantur, coriis asperis et<text:line-break/>fepiae testis et pumice utentem, susque non praesentibus^<text:line-break/>ipso parvo cyatho scalpelli , angustum non latum extre-<text:line-break/>mum habentis. Verumetiam adteras et vocatos favos et<text:line-break/>myrmecias verrucas et quaecunque id genus alsa medica- .<text:line-break/>mentis discutere volumus aut nostris unguibus aut duriore<text:line-break/>linteolo aut aliquo ex antedictis prius mediocriter frican-<text:line-break/>res , deinde ipsis medicamina fuperdamus. obdurare, mol-<text:line-break/>1 ire , haec nobis quoque usu veniunt , plerumque in omni<text:line-break/>corpore, nonnunquam in parte una.: Nam eos , qui uni-<text:line-break/>verfo corporis habitu fubtumido et in hydropem vergente<text:line-break/></text:span></text:span><text:span text:style-name="Default_20_Paragraph_20_Font"><text:span text:style-name="T11">t</text:span></text:span><text:span text:style-name="Default_20_Paragraph_20_Font"><text:span text:style-name="T1">unt, duriores reddimus linteis prius fricantes et aspera<text:line-break/>frictione utentes atque in pulvere exercentes; haec autem<text:line-break/>non ferentes , medicamentis emplasticis arefaciunt medici<text:line-break/>et lavationis abstinentia et dictis frictionibus , pro viribus<text:line-break/>scilicet atque paulatim eas augentes. Verum unam inter-<text:line-break/>dum particulam ita affectam secundum ea, quae dixi, cu-</text:span></text:span></text:p>
      <text:p text:style-name="P53"><text:span text:style-name="Default_20_Paragraph_20_Font"><text:span text:style-name="T1">rabimus. In extremis autem membris- potissimum id fieri<text:line-break/>adsidue cernitur. Ulcerum quoque omnium, cum carne<text:line-break/>repleta funt, cicatricem hoc modo facimus: durescens<text:line-break/>enim caro cutis naturam induit cicatrixque efficitur. Ite-<text:line-break/>rum per contraria, callosa. et in scirrhum versae phlegmo-<text:line-break/>nae molliuntur; quemadmodum et obdurati lienis medela<text:line-break/>perficitur et crassefcentem cutem lu affectu, quem ele-<text:line-break/>phantem vocamus et cicatrices, quam conveniat, duriores<text:line-break/>remollimus, sicut molliores induramus.</text:span></text:span></text:p>
      <text:h text:style-name="Heading_20_2" text:outline-level="2"><text:span text:style-name="Default_20_Paragraph_20_Font"><text:span text:style-name="T11">ss.r<text:tab/>s</text:span></text:span> v</text:h>
      <text:p text:style-name="P52"><text:span text:style-name="Default_20_Paragraph_20_Font"><text:span text:style-name="T9">- Exc</text:span></text:span><text:span text:style-name="Default_20_Paragraph_20_Font"><text:span text:style-name="T1">i</text:span></text:span><text:span text:style-name="Default_20_Paragraph_20_Font"><text:span text:style-name="T9">tare, siupefacere.</text:span></text:span><text:tab/>.</text:p>
      <text:p text:style-name="P52"><text:span text:style-name="Default_20_Paragraph_20_Font"><text:span text:style-name="T1">Excitare scnsum et motum in iis qui eos debilitatos<text:line-break/>habeant , non mediocrem usum medicis praebere omnibus<text:line-break/>notum est. . At stupefacere in solis vehementibus doloribus</text:span></text:span></text:p>
      <text:p text:style-name="P53"><text:span text:style-name="Default_20_Paragraph_20_Font"><text:span text:style-name="T1">interdum ex usu fuerit, cum medicamenta ex opio, man-<text:line-break/>dragora et alterco exhibemus^ nam ipse dixit, </text:span></text:span><text:span text:style-name="Default_20_Paragraph_20_Font"><text:span text:style-name="T9">stupor<text:line-break/>vero m</text:span></text:span><text:span text:style-name="Default_20_Paragraph_20_Font"><text:span text:style-name="T1">o</text:span></text:span><text:span text:style-name="Default_20_Paragraph_20_Font"><text:span text:style-name="T9">deratu</text:span></text:span><text:span text:style-name="Default_20_Paragraph_20_Font"><text:span text:style-name="T1">s </text:span></text:span><text:span text:style-name="Default_20_Paragraph_20_Font"><text:span text:style-name="T9">dol</text:span></text:span><text:span text:style-name="Default_20_Paragraph_20_Font"><text:span text:style-name="T1">o</text:span></text:span><text:span text:style-name="Default_20_Paragraph_20_Font"><text:span text:style-name="T9">rem solv</text:span></text:span><text:span text:style-name="Default_20_Paragraph_20_Font"><text:span text:style-name="T1">it. Quod si quis potentiori-<text:line-break/>bus aut pluribus medicamentis stupefactoriis utatur, re-<text:line-break/>frigerantur exstinguunturque corpora.</text:span></text:span></text:p>
      <text:h text:style-name="Heading_20_2" text:outline-level="2"><text:span text:style-name="Default_20_Paragraph_20_Font">VI.</text:span></text:h>
      <text:p text:style-name="P52"><text:span text:style-name="Default_20_Paragraph_20_Font"><text:span text:style-name="T9">Et caetera quaecunque sunt huju</text:span></text:span>s<text:span text:style-name="Default_20_Paragraph_20_Font"><text:span text:style-name="T9">mod</text:span></text:span>i.</text:p>
      <text:p text:style-name="P52"><text:span text:style-name="Default_20_Paragraph_20_Font"><text:span text:style-name="T1">Illa dicit, quae per contrarietatem antedictis similem<text:line-break/>fiunt aut refrigerando aut calefaciendo aut humectando<text:line-break/>aut exsiccando aut intrusa expellendo aut illud exciden-<text:line-break/>do , quod toto genere inimicum est corpori , aut ahscin-<text:line-break/>dendo , quod magnitudine naturalem modum excedit, aut<text:line-break/>contortum dirigendo aut obstructum recludendo aut reti-<text:line-break/>qua quaecunque in arte curativa dicta sunt. Quorum<text:line-break/>omnium commune propositum est contraria affectibusnd-<text:line-break/>hibere.</text:span></text:span></text:p>
      <text:h text:style-name="P25" text:outline-level="2"><text:span text:style-name="Default_20_Paragraph_20_Font">VII.</text:span></text:h>
      <text:p text:style-name="P41"><text:span text:style-name="Default_20_Paragraph_20_Font"><text:span text:style-name="T1">D</text:span></text:span><text:span text:style-name="Default_20_Paragraph_20_Font"><text:span text:style-name="T11">erivare.<text:tab/>-</text:span></text:span></text:p>
      <text:p text:style-name="P52"><text:span text:style-name="Default_20_Paragraph_20_Font"><text:span text:style-name="T1">curationum modos ad succos pertinentes hic docere<text:line-break/>incipit, in libro de fueris accuratius descriptos ,. fed nunc<text:line-break/>quoque reminiscentiae causa narrabuntur. Derivationem<text:line-break/>sane appellare. consuevit Hippocrates, quando fuscus ali-<text:line-break/>quis evacuationis indiget, neque per convenientem regio-<text:line-break/>nem ferri inceperit, neque tamen valde procul a conve-<text:line-break/>menti, neque ad remotissimum locum. Ut si per lotis<text:line-break/>rias exire tentaverit vitiata vesica^ aut renibus ; tunc enim<text:line-break/>per alvum derivare fatius fuerit. Quemadmodum etiam<text:line-break/>si per alvum vitiatis intestinis ferri inclinaverit: contra<text:line-break/>enim lu istis fuecum evacuandum ad urinarios meatus<text:line-break/>dirigemus. In mulieribus vero nonnunquam ad uterum<text:line-break/>aut e contrario interdum uteri profluvium ad urinae vias<text:line-break/>ac alvum derivabimus. At si in aliqua id genus evacua-<text:line-break/>tione vomitum citaverimus, revulfionem hanc nominat,</text:span></text:span></text:p>
      <text:p text:style-name="P42"><text:span text:style-name="Default_20_Paragraph_20_Font"><text:span text:style-name="T1">ut si vomitus etiam retraxerimus, ad uterum aut vesicam<text:line-break/>. aut sedem incitantes.</text:span></text:span></text:p>
      <text:h text:style-name="Heading_20_2" text:outline-level="2"><text:span text:style-name="Default_20_Paragraph_20_Font">. . .<text:tab/>VIII.. ni . -</text:span></text:h>
      <text:p text:style-name="P52"><text:span text:style-name="Default_20_Paragraph_20_Font"><text:span text:style-name="T1">D</text:span></text:span><text:span text:style-name="Default_20_Paragraph_20_Font"><text:span text:style-name="T9">er</text:span></text:span><text:span text:style-name="Default_20_Paragraph_20_Font"><text:span text:style-name="T1">i</text:span></text:span><text:span text:style-name="Default_20_Paragraph_20_Font"><text:span text:style-name="T9">vare, ceden</text:span></text:span><text:span text:style-name="Default_20_Paragraph_20_Font"><text:span text:style-name="T1">t</text:span></text:span><text:span text:style-name="Default_20_Paragraph_20_Font"><text:span text:style-name="T9">em stat</text:span></text:span><text:span text:style-name="Default_20_Paragraph_20_Font"><text:span text:style-name="T1">i</text:span></text:span><text:span text:style-name="Default_20_Paragraph_20_Font"><text:span text:style-name="T9">m revel</text:span></text:span><text:span text:style-name="Default_20_Paragraph_20_Font"><text:span text:style-name="T1">le</text:span></text:span><text:span text:style-name="Default_20_Paragraph_20_Font"><text:span text:style-name="T9">re, ren</text:span></text:span><text:span text:style-name="Default_20_Paragraph_20_Font"><text:span text:style-name="T1">i</text:span></text:span><text:span text:style-name="Default_20_Paragraph_20_Font"><text:span text:style-name="T9">tentia e</text:span></text:span><text:span text:style-name="Default_20_Paragraph_20_Font"><text:span text:style-name="T1">m</text:span></text:span><text:span text:style-name="Default_20_Paragraph_20_Font"><text:span text:style-name="T9">ollire.</text:span></text:span></text:p>
      <text:p text:style-name="P52"><text:span text:style-name="Default_20_Paragraph_20_Font"><text:span text:style-name="T1">Consentaneum erat, ut derivationi revulfionem sirb-<text:line-break/>jungeret sicque deinde pro quo modo quis optime revul-<text:line-break/>lienem faceret, edoceret. Sed Hippocrates revulsionem<text:line-break/>silentio praeteriens , illico ad illud su .contulit, quod bene<text:line-break/>revulsuris hu moresmale lu membrum aliquod irruentes,<text:line-break/>utilissimum. cognitu erat. Neque enim semper in retra-<text:line-break/>hentibus auxiliis permanendum est, fed- aliquod tempus,<text:line-break/>quod retrahentibus vacet, interponere oportet ; ut.s</text:span></text:span><text:span text:style-name="Default_20_Paragraph_20_Font"><text:span text:style-name="T9">o</text:span></text:span><text:span text:style-name="Default_20_Paragraph_20_Font"><text:span text:style-name="T1">ccum,<text:line-break/>.qui in affecto membro prius inhaeserit, excerni permista-<text:line-break/>mus.: in membro enim remanens., ap</text:span></text:span><text:span text:style-name="Default_20_Paragraph_20_Font"><text:span text:style-name="T9">t</text:span></text:span><text:span text:style-name="Default_20_Paragraph_20_Font"><text:span text:style-name="T1">um bifariam centri-<text:line-break/>stabit et multitudine distendens et qualitate discrucians.<text:line-break/>At si humores in particulam prius illatos exire permiseris,</text:span></text:span></text:p>
      <text:p text:style-name="P54"><text:span text:style-name="Default_20_Paragraph_20_Font"><text:span text:style-name="T1">ipsam dolore liberabis faciliusque revulsoriis auxiliis ali.-<text:line-break/>quid proficies, non .amplius in fe ipsum membro propter<text:line-break/>dolorem succos proritante , ultra eam , quam a principio<text:line-break/>non recte acceperunt, tnclinationem.</text:span></text:span></text:p>
      <text:p text:style-name="P31"><text:span text:style-name="Default_20_Paragraph_20_Font"><text:span text:style-name="T9">Humore</text:span></text:span><text:span text:style-name="Default_20_Paragraph_20_Font"><text:span text:style-name="T1">m </text:span></text:span><text:span text:style-name="Default_20_Paragraph_20_Font"><text:span text:style-name="T9">a</text:span></text:span><text:span text:style-name="Default_20_Paragraph_20_Font"><text:span text:style-name="T1">li</text:span></text:span><text:span text:style-name="Default_20_Paragraph_20_Font"><text:span text:style-name="T9">um n</text:span></text:span><text:span text:style-name="Default_20_Paragraph_20_Font"><text:span text:style-name="T1">o</text:span></text:span><text:span text:style-name="Default_20_Paragraph_20_Font"><text:span text:style-name="T9">n prodeuntem educere op</text:span></text:span><text:span text:style-name="Default_20_Paragraph_20_Font"><text:span text:style-name="T1">o</text:span></text:span><text:span text:style-name="Default_20_Paragraph_20_Font"><text:span text:style-name="T9">rte</text:span></text:span><text:span text:style-name="Default_20_Paragraph_20_Font"><text:span text:style-name="T1">t, </text:span></text:span><text:span text:style-name="Default_20_Paragraph_20_Font"><text:span text:style-name="T9">prodeun-<text:line-break/>te</text:span></text:span><text:span text:style-name="Default_20_Paragraph_20_Font"><text:span text:style-name="T1">m </text:span></text:span><text:span text:style-name="Default_20_Paragraph_20_Font"><text:span text:style-name="T9">vero una ex vasi</text:span></text:span><text:span text:style-name="Default_20_Paragraph_20_Font"><text:span text:style-name="T1">s </text:span></text:span><text:span text:style-name="Default_20_Paragraph_20_Font"><text:span text:style-name="T9">effundere , sim</text:span></text:span><text:span text:style-name="Default_20_Paragraph_20_Font"><text:span text:style-name="T1">il</text:span></text:span><text:span text:style-name="Default_20_Paragraph_20_Font"><text:span text:style-name="T9">e qu</text:span></text:span><text:span text:style-name="Default_20_Paragraph_20_Font"><text:span text:style-name="T1">o</text:span></text:span><text:span text:style-name="Default_20_Paragraph_20_Font"><text:span text:style-name="T9">dda</text:span></text:span><text:span text:style-name="Default_20_Paragraph_20_Font"><text:span text:style-name="T1">m </text:span></text:span><text:span text:style-name="Default_20_Paragraph_20_Font"><text:span text:style-name="T9">opu</text:span></text:span><text:span text:style-name="Default_20_Paragraph_20_Font"><text:span text:style-name="T1">s<text:line-break/></text:span></text:span><text:span text:style-name="Default_20_Paragraph_20_Font"><text:span text:style-name="T9">facere, velu</text:span></text:span><text:span text:style-name="Default_20_Paragraph_20_Font"><text:span text:style-name="T1">t </text:span></text:span><text:span text:style-name="Default_20_Paragraph_20_Font"><text:span text:style-name="T9">si d</text:span></text:span><text:span text:style-name="Default_20_Paragraph_20_Font"><text:span text:style-name="T1">o</text:span></text:span><text:span text:style-name="Default_20_Paragraph_20_Font"><text:span text:style-name="T9">l</text:span></text:span><text:span text:style-name="Default_20_Paragraph_20_Font"><text:span text:style-name="T1">o</text:span></text:span><text:span text:style-name="Default_20_Paragraph_20_Font"><text:span text:style-name="T9">r dolore sede</text:span></text:span><text:span text:style-name="Default_20_Paragraph_20_Font"><text:span text:style-name="T1">t</text:span></text:span><text:span text:style-name="Default_20_Paragraph_20_Font"><text:span text:style-name="T9">ur. </text:span></text:span><text:span text:style-name="Default_20_Paragraph_20_Font"><text:span text:style-name="T1">Di/</text:span></text:span><text:span text:style-name="Default_20_Paragraph_20_Font"><text:span text:style-name="T9">stm</text:span></text:span><text:span text:style-name="Default_20_Paragraph_20_Font"><text:span text:style-name="T1">i</text:span></text:span><text:span text:style-name="Default_20_Paragraph_20_Font"><text:span text:style-name="T9">l</text:span></text:span><text:span text:style-name="Default_20_Paragraph_20_Font"><text:span text:style-name="T1">i</text:span></text:span><text:span text:style-name="Default_20_Paragraph_20_Font"><text:span text:style-name="T9">a si far-<text:line-break/>sum sub</text:span></text:span><text:span text:style-name="Default_20_Paragraph_20_Font"><text:span text:style-name="T1">l</text:span></text:span><text:span text:style-name="Default_20_Paragraph_20_Font"><text:span text:style-name="T9">a</text:span></text:span><text:span text:style-name="Default_20_Paragraph_20_Font"><text:span text:style-name="T1">t</text:span></text:span><text:span text:style-name="Default_20_Paragraph_20_Font"><text:span text:style-name="T9">a tendan</text:span></text:span><text:span text:style-name="Default_20_Paragraph_20_Font"><text:span text:style-name="T1">t </text:span></text:span><text:span text:style-name="Default_20_Paragraph_20_Font"><text:span text:style-name="T9">per</text:span></text:span><text:span text:style-name="Default_20_Paragraph_20_Font"><text:span text:style-name="T1">. i</text:span></text:span><text:span text:style-name="Default_20_Paragraph_20_Font"><text:span text:style-name="T9">nfer</text:span></text:span><text:span text:style-name="Default_20_Paragraph_20_Font"><text:span text:style-name="T1">i</text:span></text:span><text:span text:style-name="Default_20_Paragraph_20_Font"><text:span text:style-name="T9">ora salvere conven</text:span></text:span><text:span text:style-name="Default_20_Paragraph_20_Font"><text:span text:style-name="T1">i</text:span></text:span><text:span text:style-name="Default_20_Paragraph_20_Font"><text:span text:style-name="T9">t, at-<text:line-break/>que h</text:span></text:span><text:span text:style-name="Default_20_Paragraph_20_Font"><text:span text:style-name="T1">is </text:span></text:span><text:span text:style-name="Default_20_Paragraph_20_Font"><text:span text:style-name="T9">con</text:span></text:span><text:span text:style-name="Default_20_Paragraph_20_Font"><text:span text:style-name="T1">t</text:span></text:span><text:span text:style-name="Default_20_Paragraph_20_Font"><text:span text:style-name="T9">raria facere, ve</text:span></text:span><text:span text:style-name="Default_20_Paragraph_20_Font"><text:span text:style-name="T1">l</text:span></text:span><text:span text:style-name="Default_20_Paragraph_20_Font"><text:span text:style-name="T9">uti. purga</text:span></text:span><text:span text:style-name="Default_20_Paragraph_20_Font"><text:span text:style-name="T1">ti</text:span></text:span><text:span text:style-name="Default_20_Paragraph_20_Font"><text:span text:style-name="T9">o , venae sect</text:span></text:span><text:span text:style-name="Default_20_Paragraph_20_Font"><text:span text:style-name="T1">io,<text:line-break/></text:span></text:span><text:span text:style-name="Default_20_Paragraph_20_Font"><text:span text:style-name="T9">si quand</text:span></text:span><text:span text:style-name="Default_20_Paragraph_20_Font"><text:span text:style-name="T1">o </text:span></text:span><text:span text:style-name="Default_20_Paragraph_20_Font"><text:span text:style-name="T9">n</text:span></text:span><text:span text:style-name="Default_20_Paragraph_20_Font"><text:span text:style-name="T1">o</text:span></text:span><text:span text:style-name="Default_20_Paragraph_20_Font"><text:span text:style-name="T9">n inconsulto de</text:span></text:span><text:span text:style-name="Default_20_Paragraph_20_Font"><text:span text:style-name="T1">t</text:span></text:span><text:span text:style-name="Default_20_Paragraph_20_Font"><text:span text:style-name="T9">rahatur.</text:span></text:span></text:p>
      <text:p text:style-name="P52"><text:span text:style-name="Default_20_Paragraph_20_Font"><text:span text:style-name="T1">Alium quidem succum non exeuntem ducere, ex iis<text:line-break/>patet, quae. lu aphorismis et in.- libro de succis tradita<text:line-break/>sunt. Nam si humor infestans excematur, cumi moderata;<text:line-break/>ast evacuatio, id. nihil aliud curantem admittere oportet,<text:line-break/>quemadmodum si immodica f uerrt, .pium medicum aliquid</text:span></text:span></text:p>
      <text:p text:style-name="P54"><text:span text:style-name="Default_20_Paragraph_20_Font"><text:span text:style-name="T1">facere necesse est , nonnunquam evacuatio</text:span></text:span><text:span text:style-name="Default_20_Paragraph_20_Font"><text:span text:style-name="T9">n</text:span></text:span><text:span text:style-name="Default_20_Paragraph_20_Font"><text:span text:style-name="T1">is redundantiam<text:line-break/>supprimentem , nonnunquam ejus delectum incitantem,<text:line-break/>quod ipse nominavit exeuntem </text:span></text:span><text:span text:style-name="Default_20_Paragraph_20_Font"><text:span text:style-name="T19">συνεκχυμ</text:span></text:span><text:span text:style-name="Default_20_Paragraph_20_Font"><text:span text:style-name="T20">ο</text:span></text:span><text:span text:style-name="Default_20_Paragraph_20_Font"><text:span text:style-name="T19">ῆν</text:span></text:span><text:span text:style-name="Default_20_Paragraph_20_Font"><text:span text:style-name="T3">, </text:span></text:span><text:span text:style-name="Default_20_Paragraph_20_Font"><text:span text:style-name="T1">hoc est una<text:line-break/>effundere. consuevit enim ecehymofes appellare ex va-<text:line-break/>siculis effusiones et inanitiones; facere autem idem, quod<text:line-break/>permutare aut miscere, signisicare didicisti. Ambiguum<text:line-break/>vero est, utrum antedictis connectendum sit an deinceps<text:line-break/>dictu applicandum, utroque enim modo non proprie diei<text:line-break/>videtur ; atque ideo nonnulli ipsum tanquam consequens<text:line-break/>antedicta cum illis coniunxerunt ; deinde ab altero prin-<text:line-break/>cipro posuerunt, simile, ut dolorem dolor sedat. Verum<text:line-break/>alii sequentium principium hoc fecerunt, facere simile.<text:line-break/>Quoniam. vero, ut dixi, utroque modo dictum neutro ve-<text:line-break/>risimile est, multi ad ipsius scripturam permutandam fe<text:line-break/>.converterunt, quemadmodum et alia , quaecunque tino in<text:line-break/>nomine obscuritatem continent. Et nonnulli quidem per<text:line-break/>o et p primam syllabam, fecundam vero per </text:span></text:span><text:span text:style-name="Default_20_Paragraph_20_Font"><text:span text:style-name="T19">γ</text:span></text:span><text:span text:style-name="Default_20_Paragraph_20_Font"><text:span text:style-name="T3"> </text:span></text:span><text:span text:style-name="Default_20_Paragraph_20_Font"><text:span text:style-name="T1">et i feri-<text:line-break/>bunt, </text:span></text:span><text:span text:style-name="Default_20_Paragraph_20_Font"><text:span text:style-name="T19">όργίσασθαι</text:span></text:span><text:span text:style-name="Default_20_Paragraph_20_Font"><text:span text:style-name="T3">; </text:span></text:span><text:span text:style-name="Default_20_Paragraph_20_Font"><text:span text:style-name="T1">id est irasci;. alii primam syllabam per</text:span></text:span></text:p>
      <text:p text:style-name="P54"><text:span text:style-name="Default_20_Paragraph_20_Font"><text:span text:style-name="T1">i .et </text:span></text:span><text:span text:style-name="Default_20_Paragraph_20_Font"><text:span text:style-name="T19">ρ</text:span></text:span><text:span text:style-name="Default_20_Paragraph_20_Font"><text:span text:style-name="T3">, </text:span></text:span><text:span text:style-name="Default_20_Paragraph_20_Font"><text:span text:style-name="T1">fecundam per </text:span></text:span><text:span text:style-name="Default_20_Paragraph_20_Font"><text:span text:style-name="T19">γ</text:span></text:span><text:span text:style-name="Default_20_Paragraph_20_Font"><text:span text:style-name="T3"> </text:span></text:span><text:span text:style-name="Default_20_Paragraph_20_Font"><text:span text:style-name="T1">et </text:span></text:span><text:span text:style-name="Default_20_Paragraph_20_Font"><text:span text:style-name="T19">α</text:span></text:span><text:span text:style-name="Default_20_Paragraph_20_Font"><text:span text:style-name="T3">, </text:span></text:span><text:span text:style-name="Default_20_Paragraph_20_Font"><text:span text:style-name="T19">ἐργἀσασθαι</text:span></text:span><text:span text:style-name="Default_20_Paragraph_20_Font"><text:span text:style-name="T3">, </text:span></text:span><text:span text:style-name="Default_20_Paragraph_20_Font"><text:span text:style-name="T1">hoc est facere.<text:line-break/>Deinde ajunt, deinceps Ioco exempli additum fuisse illud,<text:line-break/>veluti dolorem lolor sidat Sane ita in multis codicibus<text:line-break/>scriptum reperitur, sed recte in. Diofcoridis exemplaribus<text:line-break/>scriptum non est invidetur enim ab aliquo explanationi<text:line-break/>admetum fuisse, postes vero inter auctoris ipsius verba ab<text:line-break/>libri, scriptore fuisse infertum. Verumquod per </text:span></text:span><text:span text:style-name="Default_20_Paragraph_20_Font"><text:span text:style-name="T19">γ</text:span></text:span><text:span text:style-name="Default_20_Paragraph_20_Font"><text:span text:style-name="T3"> </text:span></text:span><text:span text:style-name="Default_20_Paragraph_20_Font"><text:span text:style-name="T1">et a<text:line-break/>scriptum est, </text:span></text:span><text:span text:style-name="Default_20_Paragraph_20_Font"><text:span text:style-name="T19">όργίσασθαι</text:span></text:span><text:span text:style-name="Default_20_Paragraph_20_Font"><text:span text:style-name="T3">;, </text:span></text:span><text:span text:style-name="Default_20_Paragraph_20_Font"><text:span text:style-name="T1">id est irasci, affectatum admo-<text:line-break/>dum et ab Hippocratis elocutione longe alienum est, sive<text:line-break/>de nobis ipsis; sive de iis , quae curantur membris, sive<text:line-break/>de humoribus dicatur: nam ipsa veluti ad iram concitare<text:line-break/>et ad expulsionem stimulare, significari ajunt per hoc<text:line-break/>verbum </text:span></text:span><text:span text:style-name="Default_20_Paragraph_20_Font"><text:span text:style-name="T19">ὸργἰσασθάι</text:span></text:span><text:span text:style-name="Default_20_Paragraph_20_Font"><text:span text:style-name="T3">. </text:span></text:span><text:span text:style-name="Default_20_Paragraph_20_Font"><text:span text:style-name="T1">Sed haec contemnenda exiliaque fiunt,<text:line-break/>quemadmodum et. reliqua omnia, quae incolumi rerum<text:line-break/>veritate de vocabulis disputantur. Quod si et ipsae res<text:line-break/>labefactentur, hujusmodi a nobis scripturae fugiendae Eunt,<text:line-break/>sicut hoc loco omnibus fere interpretibus curationes quas-<text:line-break/>dam interdum per similia fieri .concedentibus et non rem-</text:span></text:span></text:p>
      <text:p text:style-name="P53"><text:span text:style-name="Default_20_Paragraph_20_Font"><text:span text:style-name="T1">per- a contrariis., quod ipsis Hippocrates suspicatus alioquin<text:line-break/>quosdam opinaturos , unico exemplo eorum deceptionem<text:line-break/>indicavit in aphorismis scribens.:: Quandoque: in nervorum<text:line-break/>distentione sine .ulcere Iuve</text:span></text:span><text:span text:style-name="Default_20_Paragraph_20_Font"><text:span text:style-name="T11">n</text:span></text:span><text:span text:style-name="Default_20_Paragraph_20_Font"><text:span text:style-name="T1">i carnoso, .aestate media, fri-<text:line-break/>gulae multae infusio caloris revocatio</text:span></text:span><text:span text:style-name="Default_20_Paragraph_20_Font"><text:span text:style-name="T11">n</text:span></text:span><text:span text:style-name="Default_20_Paragraph_20_Font"><text:span text:style-name="T1">em facit; calor au,-<text:line-break/>. tem haec funali Frigidum namque affectum nervorum<text:line-break/>dissentionem simili auxilio fe curare quispiam putaverit,<text:line-break/>si frigida ipfum aqua consperseris; id vero haud ita ha-<text:line-break/>bet, .nam retractionem caloris efficiens juvat, quam nisi<text:line-break/>efficeret, summam noxam inferret. </text:span></text:span><text:span text:style-name="Default_20_Paragraph_20_Font"><text:span text:style-name="T11">e</text:span></text:span><text:span text:style-name="Default_20_Paragraph_20_Font"><text:span text:style-name="T1">Atqui sicuti hoc au-<text:line-break/>xilium frigidum esse cum videatur, calefaciendo , nonnun-<text:line-break/>quam frigidum morbum nervorum distentionem tollit, ita<text:line-break/>alia contra calefacie</text:span></text:span><text:span text:style-name="Default_20_Paragraph_20_Font"><text:span text:style-name="T11">n</text:span></text:span><text:span text:style-name="Default_20_Paragraph_20_Font"><text:span text:style-name="T1">tia ex accidenti refrigerant, igneum<text:line-break/>calorem digerentis; de bis vero mihi in omnibus de me-<text:line-break/>thodo curativa libris late disputatum est, per auxilia afi-<text:line-break/>rector adversantia semper curationem fieri declaranti. Sed<text:line-break/>qui majori dolore minorem curari arbitrantur, mirifice<text:line-break/>falluntur, neque enim dolor dolorem curat, fed remedium,</text:span></text:span></text:p>
      <text:p text:style-name="P54"><text:span text:style-name="Default_20_Paragraph_20_Font"><text:span text:style-name="T1">quod cum dolore affectum doloris auctorem delet. : ^Nam<text:line-break/>alibi didicisti; nulli symptomata primario, sed ipfum<text:line-break/>creanti affectui curationem femper deberi. Quod si quis<text:line-break/>neutiquam primo, sed interdum ex accidenti similia simi-<text:line-break/>libus curari per media illa, quae primo </text:span></text:span><text:span text:style-name="Default_20_Paragraph_20_Font"><text:span text:style-name="T9">t</text:span></text:span><text:span text:style-name="Default_20_Paragraph_20_Font"><text:span text:style-name="T1">ontraria funt,<text:line-break/>dixerit, iste vera dicit, idque ita esse et ex libro de ra-<text:line-break/>filone curandi per scientiam didicisti et adhuc ex nostris<text:line-break/>in aphorismos commentariis. Quod vero aliqui dicunt<text:line-break/>quempiam , coxa adusta, ut in coxendicis morbo contio-<text:line-break/>git, dolore dolorem sedavisse, nimirum perspicue aulon-<text:line-break/>dum est; neque enim a dolore, sed ab exustione, cui forte<text:line-break/>dolor adjunctus erat, aegritudo fanata suit. Nam si quis-<text:line-break/>piam contudisset aut secuisset aut quocunque alio modo:<text:line-break/>dolorem membro intulisset, nequaquam i psirm fa n are po-<text:line-break/>tulisset; atqui si dolor sanitatis auctor esset, undelibet ex.<text:line-break/>citatus coxendicis morbum tollere debuisset. Eodem modo<text:line-break/>et dentem dolore vexatum si quis evellens, hominem do-<text:line-break/>lore liberet, non per dolorem lu extrahendo dente con-</text:span></text:span></text:p>
      <text:p text:style-name="P54"><text:span text:style-name="Default_20_Paragraph_20_Font"><text:span text:style-name="T1">citatum, sed per .extractionem, cui dolor coniunctus erat,<text:line-break/>id assecutus fuit., quoniam si citra dolerem etiam dentem<text:line-break/>eximere potuisset, pariter aegrotans a dolore liber evasis-<text:line-break/>fiet; quemadmodum si et absque evulsio</text:span></text:span><text:span text:style-name="Default_20_Paragraph_20_Font"><text:span text:style-name="T9">n</text:span></text:span><text:span text:style-name="Default_20_Paragraph_20_Font"><text:span text:style-name="T1">e quis de</text:span></text:span><text:span text:style-name="Default_20_Paragraph_20_Font"><text:span text:style-name="T9">n</text:span></text:span><text:span text:style-name="Default_20_Paragraph_20_Font"><text:span text:style-name="T1">tem<text:line-break/>premens aut quatiens dolorem irritet, dolorem quidem<text:line-break/>acerbiorem reddiderit., nihil tamen levamenti attulerit.<text:line-break/>Utrinque apparet igitur, quantum in ipsi, est, inutilem<text:line-break/>dolentibus esse dolorem. Etenim per auxilia anodyna vo-<text:line-break/>cata, hoc est dolorem sedentia, multa dolentia membra<text:line-break/>sanantur ; in aliis vero plerumque dolores magni per ex-<text:line-break/>terius adhibita illati ex aliquo affectu, dolentibus nullum<text:line-break/>laxamentum praebuerunt; unum enim suium est., quod<text:line-break/>medeatur, quod affectum utcunque, sive citra dolorem,<text:line-break/>sive cum dolore exscindit; dolor vero </text:span></text:span><text:span text:style-name="Default_20_Paragraph_20_Font"><text:span text:style-name="T9">t</text:span></text:span><text:span text:style-name="Default_20_Paragraph_20_Font"><text:span text:style-name="T1">uapte natura non<text:line-break/>dolorem fedare, fed contra omnino irritare ido</text:span></text:span><text:span text:style-name="Default_20_Paragraph_20_Font"><text:span text:style-name="T9">n</text:span></text:span><text:span text:style-name="Default_20_Paragraph_20_Font"><text:span text:style-name="T1">eus est,<text:line-break/>Hoc igitur exemplum evidenter falsum est; verum ad al-<text:line-break/>tarum quoddam eorum, quae isti dicunt, transeuutes il-<text:line-break/>lina quoque absurditatem. contemplemur. Dicuut igitur</text:span></text:span></text:p>
      <text:p text:style-name="P53"><text:span text:style-name="Default_20_Paragraph_20_Font"><text:span text:style-name="T1">vomitum vomitu et acri clystere mordaces dejeetiones saepe<text:line-break/>- curari. Est vero et in hoc ca</text:span></text:span><text:span text:style-name="Default_20_Paragraph_20_Font"><text:span text:style-name="T11">t</text:span></text:span><text:span text:style-name="Default_20_Paragraph_20_Font"><text:span text:style-name="T1">o una strue curatio affectum<text:line-break/>exscindere, ob quemvel naufeabuudi funt vel. crebro in--<text:line-break/>testinorum morsu stimulati , ad exonerandum ventrem con-<text:line-break/>surgunt. Id autem, ut didicistis, bifariam fit, uno quidem<text:line-break/>modo nobis eos humores evacuantibus, qui et nau</text:span></text:span><text:span text:style-name="Default_20_Paragraph_20_Font"><text:span text:style-name="T11">t</text:span></text:span><text:span text:style-name="Default_20_Paragraph_20_Font"><text:span text:style-name="T1">eam<text:line-break/>stomacho et intestinis murium inferunt; altero autem eos<text:line-break/>cum coquentibus et in optimam qualitatem mutantibus aut<text:line-break/>contemperantibus, ostensum vero est et in his medica-<text:line-break/>lienem per contraria fieri: nam protius evacuare alienum<text:line-break/>naturaeque inimicum humorem , ejusdem retentioni con-<text:line-break/>trarium est et qualitatis mutatio per contrariam qualita-<text:line-break/>tem fit. caeterum hujusmodi quaestionis agitandae hic<text:line-break/>locus non est, cum in omnibus curativae methodi volu-<text:line-break/>minibus semper a contrariis curationem fieri demonstra</text:span></text:span><text:span text:style-name="Default_20_Paragraph_20_Font"><text:span text:style-name="T11">r</text:span></text:span><text:span text:style-name="Default_20_Paragraph_20_Font"><text:span text:style-name="T1">e-<text:line-break/>rimus. At quoniam saepius empiricorum methodicorum-<text:line-break/>que rationibus adducti quidam hoc medicinae fundamentum<text:line-break/>impugnare atque evertere conantur, rationes proxime</text:span></text:span></text:p>
      <text:p text:style-name="P53"><text:span text:style-name="Default_20_Paragraph_20_Font"><text:span text:style-name="T1">dictis similes afferentes, fortasse melius fuerit, postquam<text:line-break/>praefentis libri explanationem absolvero., libellum aliquem<text:line-break/>componere, in quo apertissime demonstretur, contraria<text:line-break/>sola primo atque per fe contrariorum esse remedia, ex<text:line-break/>accidenti namque calvus medicus calvum-^ aegrotantem,<text:line-break/>- similis similem medicari potest et ob longi acutique. capitis</text:span></text:span></text:p>
      <text:p text:style-name="P52"><text:span text:style-name="Default_20_Paragraph_20_Font"><text:span text:style-name="T1">aegrotantem et claudus claudum. Futuri autem libri in-<text:line-break/>scriptio talis erit.: Quod recte ab Hippocrate dictum sit<text:line-break/>contrariorum contraria esse remedia. Nunc iterum ad<text:line-break/>propositae vocis declarationem revertamur, in qua per<text:line-break/></text:span></text:span><text:span text:style-name="Default_20_Paragraph_20_Font"><text:span text:style-name="T19">ε</text:span></text:span><text:span text:style-name="Default_20_Paragraph_20_Font"><text:span text:style-name="T3"> </text:span></text:span><text:span text:style-name="Default_20_Paragraph_20_Font"><text:span text:style-name="T1">et p primam syllabam in veteribus codicibus scriptam<text:line-break/>esse et hanc vetustissimos interpretes agnoscere dicebamus.<text:line-break/>Hanc vero et Dloscoridis sectatores servaverunt , quamvis<text:line-break/>multas ex antiquis scripturis permutarent. Hippocrates<text:line-break/>igitur, ut per commentarium sibi ipsi, quemadmodum et<text:line-break/>alia multa coniecturaliter ac breviter, ita et hoc forte<text:line-break/>scripsit, facere simile, cum praedixisset , nonnunquam me-<text:line-break/>Itus esse iis quae vacuantur , auxiliari, subdidit, efficere</text:span></text:span></text:p>
      <text:p text:style-name="P54"><text:span text:style-name="Default_20_Paragraph_20_Font"><text:span text:style-name="T1">simile, hoc est commiscere cum .eo, qui bene evacuetur.<text:line-break/>humore, alium similem. Possumus autem et quod fequi-<text:line-break/>tur, dissimilia, in eandem sententiam interpretari ; etenim<text:line-break/>dissimiles quoque humores una cum iis,. qui congrue eva-<text:line-break/>orantur, exhaurire convenit. Si quis autem operari vel<text:line-break/>efficere, ita explanare velit, hoc est mutare et alterare:.<text:line-break/>et concoquere, ita quoque medicinalem sententiam sermo<text:line-break/>habuerit. Si enim succus aliquis merito excernatur, </text:span></text:span><text:span text:style-name="Default_20_Paragraph_20_Font"><text:span text:style-name="T19">συ</text:span></text:span><text:span text:style-name="Default_20_Paragraph_20_Font"><text:span text:style-name="T20">ν</text:span></text:span><text:span text:style-name="Default_20_Paragraph_20_Font"><text:span text:style-name="T10">-<text:line-break/></text:span></text:span><text:span text:style-name="Default_20_Paragraph_20_Font"><text:span text:style-name="T19">εκχυμῶσαι</text:span></text:span><text:span text:style-name="Default_20_Paragraph_20_Font"><text:span text:style-name="T3"> </text:span></text:span><text:span text:style-name="Default_20_Paragraph_20_Font"><text:span text:style-name="T19">τούτψ</text:span></text:span><text:span text:style-name="Default_20_Paragraph_20_Font"><text:span text:style-name="T3">, </text:span></text:span><text:span text:style-name="Default_20_Paragraph_20_Font"><text:span text:style-name="T1">id est isti similes reddere, unaque eva-<text:line-break/>cuationis indigenter succos excernere convenit, sive ipsi-<text:line-break/>aliquo modo similes sive dissimiles sint. Possumus quoque<text:line-break/>et sermonem dividentes, finem prioris facere., efficere<text:line-break/>simile; posterioris autem rursum principium hoc statuere;<text:line-break/>dissimilia si fur</text:span></text:span><text:span text:style-name="Default_20_Paragraph_20_Font"><text:span text:style-name="T9">t</text:span></text:span><text:span text:style-name="Default_20_Paragraph_20_Font"><text:span text:style-name="T1">um vergant elata per inferna solvere) ut<text:line-break/>hujusmodi sententia sit, .humores membris in totum riis—<text:line-break/>similes surfum verius .petentes deorsum trahere; fi vero<text:line-break/>deorsum vergant., surfum revellere; nobis ea dissimilia<text:line-break/>dieta esse intelligentibus , quae a locis aliena sunt. Eo-</text:span></text:span></text:p>
      <text:p text:style-name="P53"><text:span text:style-name="Default_20_Paragraph_20_Font"><text:span text:style-name="T1">dem modo et alteram scripturam explanabimus, ubi prima<text:line-break/>dictionis syllaba pero etsi scripta esu Nam, irritare<text:line-break/>simile , id significare dicemus , ut scilicet unusquisque no-<text:line-break/>strum ut humores effundantur aeque atque ii qui evacuan-<text:line-break/>tur, efficere debeat; pariter autem et dissimiles reddendi.<text:line-break/>Sed forsan, ut nonnulli crediderunt, hoc verbum irritare<text:line-break/>per translationem ab animalibus turgentibus, hocest in<text:line-break/>venerem concitatis dictum esse poterit: ita enim ipfe uti<text:line-break/>videtur , cum dixit in aphorismis; Medicari in valde acu-<text:line-break/>tis, si turgeat, eodem .die, nam in humoribus ad exitum<text:line-break/>paratissimis et ad evacuationem properantibus, in proxime<text:line-break/>dicto et in aliis aphorismis hac voce, </text:span></text:span><text:span text:style-name="Default_20_Paragraph_20_Font"><text:span text:style-name="T9">turgere, </text:span></text:span><text:span text:style-name="Default_20_Paragraph_20_Font"><text:span text:style-name="T1">uti vide-<text:line-break/>tur. Ha igitur et hoc loco, ajunt, par est ab eo de hu-<text:line-break/>moribus irritare dictum esse, hoc est ad expulsionem<text:line-break/>habiles ipsos efficere, Borium itaque ab altero initio ad<text:line-break/>aliquod utile, quoad ejus fieri possit, orationem converta-<text:line-break/>mus. Postquam enim dixit </text:span></text:span><text:span text:style-name="Default_20_Paragraph_20_Font"><text:span text:style-name="T9">t</text:span></text:span><text:span text:style-name="Default_20_Paragraph_20_Font"><text:span text:style-name="T1">or</text:span></text:span><text:span text:style-name="Default_20_Paragraph_20_Font"><text:span text:style-name="T9">t</text:span></text:span><text:span text:style-name="Default_20_Paragraph_20_Font"><text:span text:style-name="T1">um elata deor</text:span></text:span><text:span text:style-name="Default_20_Paragraph_20_Font"><text:span text:style-name="T9">t</text:span></text:span><text:span text:style-name="Default_20_Paragraph_20_Font"><text:span text:style-name="T1">am salvere<text:line-break/>et contraria itidem, elata quidem idem quod concitata</text:span></text:span></text:p>
      <text:p text:style-name="P53"><text:span text:style-name="Default_20_Paragraph_20_Font"><text:span text:style-name="T1">significare putandum est , ut de primo affectus exortu ipsi<text:line-break/>ferro. fiat, labenti ad contraria loca statim retrahere<text:line-break/>deorsum quidem in iis quae superius ortum habent, sirr-<text:line-break/>fum vero in iis quae inferius; ut eadem regula utentes<text:line-break/>opem feramus et ad differentia loca abducamus. Igitur<text:line-break/>si in pedes et crura flexionem decumbere senserimus, ex<text:line-break/>cubiti venis sanguinem mittemus aut vomitu purgabimus;<text:line-break/>non, ut quidam putant, nequaquam fur</text:span></text:span><text:span text:style-name="Default_20_Paragraph_20_Font"><text:span text:style-name="T9">t</text:span></text:span><text:span text:style-name="Default_20_Paragraph_20_Font"><text:span text:style-name="T1">um retrahendum<text:line-break/>est, licet, ad inferiora proruentibus furcis , magnus aliquis<text:line-break/>in ipsis morbus futurus sit. Potest autem intelligi et<text:line-break/>illud, furium. elata, de humoribus superiora petentibus,<text:line-break/>ut ea vox, </text:span></text:span><text:span text:style-name="Default_20_Paragraph_20_Font"><text:span text:style-name="T9">elata</text:span></text:span><text:span text:style-name="Default_20_Paragraph_20_Font"><text:span text:style-name="T1">, magis proprie dicta sit; </text:span></text:span><text:span text:style-name="Default_20_Paragraph_20_Font"><text:span text:style-name="T9">s</text:span></text:span><text:span text:style-name="Default_20_Paragraph_20_Font"><text:span text:style-name="T1">ententia vero<text:line-break/>et nunc eadem remanet. Humores namque fur</text:span></text:span><text:span text:style-name="Default_20_Paragraph_20_Font"><text:span text:style-name="T9">t</text:span></text:span><text:span text:style-name="Default_20_Paragraph_20_Font"><text:span text:style-name="T1">um elatos,<text:line-break/>hoc est sublime petentes, deorfum ver</text:span></text:span><text:span text:style-name="Default_20_Paragraph_20_Font"><text:span text:style-name="T9">t</text:span></text:span><text:span text:style-name="Default_20_Paragraph_20_Font"><text:span text:style-name="T1">us retrahere haud<text:line-break/>recte impetum facientes operiet et contra decurrentes in<text:line-break/>oppositum ducendi funt, ut in capite vitiato purgatione<text:line-break/>per alvum et </text:span></text:span><text:span text:style-name="Default_20_Paragraph_20_Font"><text:span text:style-name="T9">t</text:span></text:span><text:span text:style-name="Default_20_Paragraph_20_Font"><text:span text:style-name="T1">ectione venae cubiti utendum est: utrum-<text:line-break/>que enim evacuat retrahitque deorfum. Verisimile autem</text:span></text:span></text:p>
      <text:p text:style-name="P53"><text:span text:style-name="Default_20_Paragraph_20_Font"><text:span text:style-name="T1">fuerit et contraria ab ip</text:span></text:span><text:span text:style-name="Default_20_Paragraph_20_Font"><text:span text:style-name="T9">t</text:span></text:span><text:span text:style-name="Default_20_Paragraph_20_Font"><text:span text:style-name="T1">o lu hujusmodi </text:span></text:span><text:span text:style-name="Default_20_Paragraph_20_Font"><text:span text:style-name="T9">t</text:span></text:span><text:span text:style-name="Default_20_Paragraph_20_Font"><text:span text:style-name="T1">ensum dicta esse:<text:line-break/>Superius elatos humores et creatos affectus ad inferiora<text:line-break/>statim ab initio retrahere convenit et contraria his dein-<text:line-break/>ceps facere, quod est a loco evacuare; ut in capite po-<text:line-break/>steriora capitis dolentem recta frontis vena incisis juvat,<text:line-break/>.quae locale remedium esu</text:span></text:span></text:p>
      <text:h text:style-name="Heading_20_2" text:outline-level="2"><text:bookmark-start text:name="bookmark21"/><text:span text:style-name="Default_20_Paragraph_20_Font"><text:span text:style-name="T11">r</text:span></text:span> x.<text:bookmark-end text:name="bookmark21"/></text:h>
      <text:p text:style-name="P43"><text:span text:style-name="Default_20_Paragraph_20_Font"><text:span text:style-name="T9">Abscedas qua</text:span></text:span><text:span text:style-name="Default_20_Paragraph_20_Font"><text:span text:style-name="T1">l</text:span></text:span><text:span text:style-name="Default_20_Paragraph_20_Font"><text:span text:style-name="T9">es bubones, signa qu</text:span></text:span><text:span text:style-name="Default_20_Paragraph_20_Font"><text:span text:style-name="T1">i</text:span></text:span><text:span text:style-name="Default_20_Paragraph_20_Font"><text:span text:style-name="T9">de</text:span></text:span><text:span text:style-name="Default_20_Paragraph_20_Font"><text:span text:style-name="T1">m </text:span></text:span><text:span text:style-name="Default_20_Paragraph_20_Font"><text:span text:style-name="T9">sun</text:span></text:span><text:span text:style-name="Default_20_Paragraph_20_Font"><text:span text:style-name="T1">t </text:span></text:span><text:span text:style-name="Default_20_Paragraph_20_Font"><text:span text:style-name="T9">locorum pro-<text:line-break/>pag</text:span></text:span><text:span text:style-name="Default_20_Paragraph_20_Font"><text:span text:style-name="T1">i</text:span></text:span><text:span text:style-name="Default_20_Paragraph_20_Font"><text:span text:style-name="T9">n</text:span></text:span><text:span text:style-name="Default_20_Paragraph_20_Font"><text:span text:style-name="T1">as </text:span></text:span><text:span text:style-name="Default_20_Paragraph_20_Font"><text:span text:style-name="T9">haben</text:span></text:span><text:span text:style-name="Default_20_Paragraph_20_Font"><text:span text:style-name="T1">ti</text:span></text:span><text:span text:style-name="Default_20_Paragraph_20_Font"><text:span text:style-name="T9">um, </text:span></text:span><text:span text:style-name="Default_20_Paragraph_20_Font"><text:span text:style-name="T1">t</text:span></text:span><text:span text:style-name="Default_20_Paragraph_20_Font"><text:span text:style-name="T9">um al</text:span></text:span><text:span text:style-name="Default_20_Paragraph_20_Font"><text:span text:style-name="T1">i</text:span></text:span><text:span text:style-name="Default_20_Paragraph_20_Font"><text:span text:style-name="T9">orum, tu</text:span></text:span><text:span text:style-name="Default_20_Paragraph_20_Font"><text:span text:style-name="T1">m </text:span></text:span><text:span text:style-name="Default_20_Paragraph_20_Font"><text:span text:style-name="T9">praec</text:span></text:span><text:span text:style-name="Default_20_Paragraph_20_Font"><text:span text:style-name="T1">i</text:span></text:span><text:span text:style-name="Default_20_Paragraph_20_Font"><text:span text:style-name="T9">pue v</text:span></text:span><text:span text:style-name="Default_20_Paragraph_20_Font"><text:span text:style-name="T1">i</text:span></text:span><text:span text:style-name="Default_20_Paragraph_20_Font"><text:span text:style-name="T9">sae-<text:line-break/>rum; at h</text:span></text:span><text:span text:style-name="Default_20_Paragraph_20_Font"><text:span text:style-name="T1">i </text:span></text:span><text:span text:style-name="Default_20_Paragraph_20_Font"><text:span text:style-name="T9">mal</text:span></text:span><text:span text:style-name="Default_20_Paragraph_20_Font"><text:span text:style-name="T1">i</text:span></text:span><text:span text:style-name="Default_20_Paragraph_20_Font"><text:span text:style-name="T9">gni sunt.<text:tab/></text:span></text:span><text:span text:style-name="Default_20_Paragraph_20_Font"><text:span text:style-name="T11">-<text:tab/>.i</text:span></text:span></text:p>
      <text:p text:style-name="P52"><text:span text:style-name="Default_20_Paragraph_20_Font"><text:span text:style-name="T1">Spiritus autem creber phlegmonem in partibus supra<text:line-break/>interfeptum significat. Magnus vero et longo temporis<text:line-break/>intervallo post rediens delirium ostendit. Frigidus vero<text:line-break/>si ex na</text:span></text:span><text:span text:style-name="Default_20_Paragraph_20_Font"><text:span text:style-name="T9">t</text:span></text:span><text:span text:style-name="Default_20_Paragraph_20_Font"><text:span text:style-name="T1">o et ore prodierit, jam valde perniciosus est.</text:span></text:span></text:p>
      <text:h text:style-name="P25" text:outline-level="2">XI.</text:h>
      <text:p text:style-name="P31"><text:span text:style-name="Default_20_Paragraph_20_Font"><text:span text:style-name="T11">Spiritus parvi, denst; magni, rari; parvi, rari; densi,<text:line-break/>magni; intus magni, extra parvi; hic extendens, ille<text:line-break/>urgens. Dupla intro revocatio , qualis supersuirantibus.<text:line-break/>Calidus, </text:span></text:span><text:span text:style-name="Default_20_Paragraph_20_Font"><text:span text:style-name="T14">sagidu.</text:span></text:span></text:p>
      <text:h text:style-name="Heading_20_2" text:outline-level="2">XIL</text:h>
      <text:p text:style-name="P55"><text:span text:style-name="Default_20_Paragraph_20_Font"><text:span text:style-name="T11">Assiduarum osoitationum longa spiratio medela est.</text:span></text:span></text:p>
      <text:p text:style-name="P52">Hunc quoque textum in secundo epidemiorum libro<text:line-break/>explanavimus.</text:p>
      <text:h text:style-name="Heading_20_2" text:outline-level="2">. XIII.</text:h>
      <text:p text:style-name="P44">N<text:span text:style-name="Default_20_Paragraph_20_Font"><text:span text:style-name="T11">on aut vix bibentibus brevis spiratio.</text:span></text:span></text:p>
      <text:p text:style-name="P55">Quemadmodum in epidemiorum secundo plurima exsisti-<text:line-break/>plaria textum ita scriptum continenti N<text:span text:style-name="Default_20_Paragraph_20_Font"><text:span text:style-name="T11">on aut vix bi-<text:line-break/>be</text:span></text:span> sui<text:span text:style-name="Default_20_Paragraph_20_Font"><text:span text:style-name="T11">bus longa re</text:span></text:span>s<text:span text:style-name="Default_20_Paragraph_20_Font"><text:span text:style-name="T11">pirati</text:span></text:span>o; sic hic, <text:span text:style-name="Default_20_Paragraph_20_Font"><text:span text:style-name="T11">brevis respiratio.</text:span></text:span> A</text:p>
      <text:p text:style-name="P54"><text:span text:style-name="Default_20_Paragraph_20_Font"><text:span text:style-name="T1">nobis autem de utraque lectione lu commentariis fecundi<text:line-break/>epidemiorum abunde dictum esu</text:span></text:span></text:p>
      <text:h text:style-name="Heading_20_2" text:outline-level="2"><text:span text:style-name="Default_20_Paragraph_20_Font">XIU</text:span></text:h>
      <text:p text:style-name="P45"><text:span text:style-name="Default_20_Paragraph_20_Font"><text:span text:style-name="T9">Ln directum la</text:span></text:span>t<text:span text:style-name="Default_20_Paragraph_20_Font"><text:span text:style-name="T9">erum dol</text:span></text:span>o<text:span text:style-name="Default_20_Paragraph_20_Font"><text:span text:style-name="T9">r, praecordioru</text:span></text:span>m <text:span text:style-name="Default_20_Paragraph_20_Font"><text:span text:style-name="T9">d</text:span></text:span>i<text:span text:style-name="Default_20_Paragraph_20_Font"><text:span text:style-name="T9">sten</text:span></text:span>t<text:span text:style-name="Default_20_Paragraph_20_Font"><text:span text:style-name="T9">ione</text:span></text:span>s,<text:line-break/><text:span text:style-name="Default_20_Paragraph_20_Font"><text:span text:style-name="T9">l</text:span></text:span>i<text:span text:style-name="Default_20_Paragraph_20_Font"><text:span text:style-name="T9">en</text:span></text:span>is <text:span text:style-name="Default_20_Paragraph_20_Font"><text:span text:style-name="T9">tu</text:span></text:span>m<text:span text:style-name="Default_20_Paragraph_20_Font"><text:span text:style-name="T9">ore</text:span></text:span>s <text:span text:style-name="Default_20_Paragraph_20_Font"><text:span text:style-name="T9">et ex nar</text:span></text:span>i<text:span text:style-name="Default_20_Paragraph_20_Font"><text:span text:style-name="T9">bu</text:span></text:span>s <text:span text:style-name="Default_20_Paragraph_20_Font"><text:span text:style-name="T9">e</text:span></text:span>m<text:span text:style-name="Default_20_Paragraph_20_Font"><text:span text:style-name="T9">ptione</text:span></text:span>s <text:span text:style-name="Default_20_Paragraph_20_Font"><text:span text:style-name="T9">fari deben</text:span></text:span>t. su<text:line-break/><text:span text:style-name="Default_20_Paragraph_20_Font"><text:span text:style-name="T9">aur</text:span></text:span>i<text:span text:style-name="Default_20_Paragraph_20_Font"><text:span text:style-name="T9">bu</text:span></text:span>s it<text:span text:style-name="Default_20_Paragraph_20_Font"><text:span text:style-name="T9">em d</text:span></text:span>i<text:span text:style-name="Default_20_Paragraph_20_Font"><text:span text:style-name="T9">rect</text:span></text:span>i<text:span text:style-name="Default_20_Paragraph_20_Font"><text:span text:style-name="T9">o et magna ex partetal</text:span></text:span>i<text:span text:style-name="Default_20_Paragraph_20_Font"><text:span text:style-name="T9">a in ocul</text:span></text:span>is<text:line-break/><text:span text:style-name="Default_20_Paragraph_20_Font"><text:span text:style-name="T9">. spec</text:span></text:span>t<text:span text:style-name="Default_20_Paragraph_20_Font"><text:span text:style-name="T9">anda sunt.</text:span></text:span></text:p>
      <text:p text:style-name="P52"><text:span text:style-name="Default_20_Paragraph_20_Font"><text:span text:style-name="T1">In plurimis exemplaribus ita perstat lectio, prout<text:line-break/>nunc scripta esu Hanc tamen et raro inveneris doloris<text:line-break/>laterum, tensionis hypochondriorum , tumoris lienis et ex<text:line-break/>naribus eruptionis. Quam lectionem ego quoque ut me-<text:line-break/>dicam et dilucidam admitto. Et sane quod ex altera fe-<text:line-break/>ctione significatur, idem est. Et antea in fecundo epide-<text:line-break/>unorum hanc lectionem explicavimus. In prae</text:span></text:span><text:span text:style-name="Default_20_Paragraph_20_Font"><text:span text:style-name="T11">t</text:span></text:span><text:span text:style-name="Default_20_Paragraph_20_Font"><text:span text:style-name="T1">enti sane<text:line-break/>supervacaneum est quod de auribus et oculis additur, quod<text:line-break/>hae partes his subiaceant quae secundum rectitudinem</text:span></text:span></text:p>
      <text:p text:style-name="P54"><text:span text:style-name="Default_20_Paragraph_20_Font"><text:span text:style-name="T1">fiunt duobus modis. Interdum enim ex seipsis in alias<text:line-break/>quasdam partes fecundum rectitudinem depositiones effi-<text:line-break/>ciunt; interdum vero et aliis affectis in oculos vel aurem<text:line-break/>hae decumbunt.</text:span></text:span></text:p>
      <text:h text:style-name="Heading_20_2" text:outline-level="2"><text:bookmark-start text:name="bookmark23"/>Lsi xU. <text:span text:style-name="Default_20_Paragraph_20_Font"><text:span text:style-name="T11">. s su</text:span></text:span><text:bookmark-end text:name="bookmark23"/></text:h>
      <text:p text:style-name="P31"><text:span text:style-name="Default_20_Paragraph_20_Font"><text:span text:style-name="T9">Considerandum sane u</text:span></text:span><text:span text:style-name="Default_20_Paragraph_20_Font"><text:span text:style-name="T1">t</text:span></text:span><text:span text:style-name="Default_20_Paragraph_20_Font"><text:span text:style-name="T9">rum omn</text:span></text:span><text:span text:style-name="Default_20_Paragraph_20_Font"><text:span text:style-name="T1">i</text:span></text:span><text:span text:style-name="Default_20_Paragraph_20_Font"><text:span text:style-name="T9">a secundum rectitud</text:span></text:span><text:span text:style-name="Default_20_Paragraph_20_Font"><text:span text:style-name="T1">i</text:span></text:span><text:span text:style-name="Default_20_Paragraph_20_Font"><text:span text:style-name="T9">nem<text:line-break/>stant, an ea qu</text:span></text:span><text:span text:style-name="Default_20_Paragraph_20_Font"><text:span text:style-name="T1">i</text:span></text:span><text:span text:style-name="Default_20_Paragraph_20_Font"><text:span text:style-name="T9">dem quae inferne sursu</text:span></text:span><text:span text:style-name="Default_20_Paragraph_20_Font"><text:span text:style-name="T1">m, </text:span></text:span><text:span text:style-name="Default_20_Paragraph_20_Font"><text:span text:style-name="T9">qual</text:span></text:span><text:span text:style-name="Default_20_Paragraph_20_Font"><text:span text:style-name="T1">i</text:span></text:span><text:span text:style-name="Default_20_Paragraph_20_Font"><text:span text:style-name="T9">a quae<text:line-break/>c</text:span></text:span><text:span text:style-name="Default_20_Paragraph_20_Font"><text:span text:style-name="T1">i</text:span></text:span><text:span text:style-name="Default_20_Paragraph_20_Font"><text:span text:style-name="T9">rca max</text:span></text:span><text:span text:style-name="Default_20_Paragraph_20_Font"><text:span text:style-name="T1">i</text:span></text:span><text:span text:style-name="Default_20_Paragraph_20_Font"><text:span text:style-name="T9">llas aut oculo</text:span></text:span><text:span text:style-name="Default_20_Paragraph_20_Font"><text:span text:style-name="T1">s </text:span></text:span><text:span text:style-name="Default_20_Paragraph_20_Font"><text:span text:style-name="T9">aut aure</text:span></text:span><text:span text:style-name="Default_20_Paragraph_20_Font"><text:span text:style-name="T1">m </text:span></text:span><text:span text:style-name="Default_20_Paragraph_20_Font"><text:span text:style-name="T9">siunt. An vero<text:line-break/>quae superne deorsu</text:span></text:span><text:span text:style-name="Default_20_Paragraph_20_Font"><text:span text:style-name="T1">m </text:span></text:span><text:span text:style-name="Default_20_Paragraph_20_Font"><text:span text:style-name="T9">n</text:span></text:span><text:span text:style-name="Default_20_Paragraph_20_Font"><text:span text:style-name="T1">o</text:span></text:span><text:span text:style-name="Default_20_Paragraph_20_Font"><text:span text:style-name="T9">n</text:span></text:span><text:span text:style-name="Default_20_Paragraph_20_Font"><text:span text:style-name="T1"> i</text:span></text:span><text:span text:style-name="Default_20_Paragraph_20_Font"><text:span text:style-name="T9">n d</text:span></text:span><text:span text:style-name="Default_20_Paragraph_20_Font"><text:span text:style-name="T1">i</text:span></text:span><text:span text:style-name="Default_20_Paragraph_20_Font"><text:span text:style-name="T9">rectum tendant? Quam-<text:line-break/>quam anginae tumores rubicund</text:span></text:span><text:span text:style-name="Default_20_Paragraph_20_Font"><text:span text:style-name="T1">i </text:span></text:span><text:span text:style-name="Default_20_Paragraph_20_Font"><text:span text:style-name="T9">lateru</text:span></text:span><text:span text:style-name="Default_20_Paragraph_20_Font"><text:span text:style-name="T1">m</text:span></text:span><text:span text:style-name="Default_20_Paragraph_20_Font"><text:span text:style-name="T9">que dolores^<text:line-break/>secundum rec</text:span></text:span><text:span text:style-name="Default_20_Paragraph_20_Font"><text:span text:style-name="T1">ti</text:span></text:span><text:span text:style-name="Default_20_Paragraph_20_Font"><text:span text:style-name="T9">tud</text:span></text:span><text:span text:style-name="Default_20_Paragraph_20_Font"><text:span text:style-name="T1">i</text:span></text:span><text:span text:style-name="Default_20_Paragraph_20_Font"><text:span text:style-name="T9">nem siunt.</text:span></text:span></text:p>
      <text:p text:style-name="P52"><text:span text:style-name="Default_20_Paragraph_20_Font"><text:span text:style-name="T1">In fecundo de morbis popularibus non est adjecta<text:line-break/>haec dictio., per quam dubitat, utrum ex inferioribus in<text:line-break/>superiora abscessu facto, semper membri rectitudo utiliter<text:line-break/>fervetur; ex superioribus autem in inferiora corrumpan-<text:line-break/>tur ac fiant quidam non secundum regionem abscessus.</text:span></text:span></text:p>
      <text:p text:style-name="P53"><text:span text:style-name="Default_20_Paragraph_20_Font"><text:span text:style-name="T1">Ignorum vero est, utrum fecundus, iste vero </text:span></text:span><text:span text:style-name="Default_20_Paragraph_20_Font"><text:span text:style-name="T9">t</text:span></text:span><text:span text:style-name="Default_20_Paragraph_20_Font"><text:span text:style-name="T1">extus liber<text:line-break/>inscriptus sit, ex eo illius sententias prius scriptas fuisse<text:line-break/>putandum esu In illis enim quae ab ipsc, ut divulgaren-<text:line-break/>tur, fcripta sirnt, rationabiliter hujusmodi ordo apparet;<text:line-break/>in commentariis .autem non itidem. Scriptu namque ab<text:line-break/>Hippocrate in diversis vel chartis vel tabulis ejus filium<text:line-break/>Thessalum collegisse ajunt, duosque hos libros, secun-<text:line-break/>dum videlicet atque </text:span></text:span><text:span text:style-name="Default_20_Paragraph_20_Font"><text:span text:style-name="T9">t</text:span></text:span><text:span text:style-name="Default_20_Paragraph_20_Font"><text:span text:style-name="T1">extum integrasse, nonnulli et quer-<text:line-break/>tum addunt. Primum vero atque tertium, ut ederentur,<text:line-break/>compositos esse conflat. Atque: ideo quidam dicunt , si<text:line-break/>quae in fecundo libro continentur, prius ea, quae in<text:line-break/></text:span></text:span><text:span text:style-name="Default_20_Paragraph_20_Font"><text:span text:style-name="T9">t</text:span></text:span><text:span text:style-name="Default_20_Paragraph_20_Font"><text:span text:style-name="T1">exto, posterius scripta sunt, Hippocratem par est, cum<text:line-break/>postea abscessum in inferiora non e regione utiliter factum<text:line-break/>vidisset, ita praefentem sententiam conscripsisse; sim autem<text:line-break/>. hoc loco dubitans, posterius ea de quibus dubitavit di-<text:line-break/>judieans , constanter in fecundo de morbis popularibus<text:line-break/>libro sententiam tulit, illis potius credendum esu In his<text:line-break/>igitur quae nunc scribit, atqui et anginae, rubores et</text:span></text:span></text:p>
      <text:p text:style-name="P53"><text:span text:style-name="Default_20_Paragraph_20_Font"><text:span text:style-name="T1">costarum dolores, fecundum rectum, de transmutatione,<text:line-break/>non ex costarum morbo in anginam, fed ex angina in<text:line-break/>costarum vitium, sermonem esse intelligendum. Haec enim<text:line-break/>a superioribus in inferiora fit, de qua ambigens praedi-<text:line-break/>xerat, quae a superis iu inferiora, non fecundum rectum.<text:line-break/>Haec itaque. cum sibi ipsi objeeta subintulisset, postea ea<text:line-break/>infert, quae in sequenti oratione ita </text:span></text:span><text:span text:style-name="Default_20_Paragraph_20_Font"><text:span text:style-name="T9">t</text:span></text:span><text:span text:style-name="Default_20_Paragraph_20_Font"><text:span text:style-name="T1">e habenti</text:span></text:span></text:p>
      <text:h text:style-name="Heading_20_2" text:outline-level="2"><text:span text:style-name="Default_20_Paragraph_20_Font">XVI.</text:span></text:h>
      <text:p text:style-name="P31"><text:span text:style-name="Default_20_Paragraph_20_Font"><text:span text:style-name="T9">An quae superne</text:span></text:span><text:span text:style-name="Default_20_Paragraph_20_Font"><text:span text:style-name="T1"> i</text:span></text:span><text:span text:style-name="Default_20_Paragraph_20_Font"><text:span text:style-name="T9">nsca</text:span></text:span><text:span text:style-name="Default_20_Paragraph_20_Font"><text:span text:style-name="T1"> j</text:span></text:span><text:span text:style-name="Default_20_Paragraph_20_Font"><text:span text:style-name="T9">e</text:span></text:span><text:span text:style-name="Default_20_Paragraph_20_Font"><text:span text:style-name="T1">r</text:span></text:span><text:span text:style-name="Default_20_Paragraph_20_Font"><text:span text:style-name="T9">ur d</text:span></text:span><text:span text:style-name="Default_20_Paragraph_20_Font"><text:span text:style-name="T1">i</text:span></text:span><text:span text:style-name="Default_20_Paragraph_20_Font"><text:span text:style-name="T9">str</text:span></text:span><text:span text:style-name="Default_20_Paragraph_20_Font"><text:span text:style-name="T1">i</text:span></text:span><text:span text:style-name="Default_20_Paragraph_20_Font"><text:span text:style-name="T9">buuntur, qua</text:span></text:span><text:span text:style-name="Default_20_Paragraph_20_Font"><text:span text:style-name="T1">li</text:span></text:span><text:span text:style-name="Default_20_Paragraph_20_Font"><text:span text:style-name="T9">a quae</text:span></text:span><text:span text:style-name="Default_20_Paragraph_20_Font"><text:span text:style-name="T1"> i</text:span></text:span><text:span text:style-name="Default_20_Paragraph_20_Font"><text:span text:style-name="T9">n<text:line-break/>teste</text:span></text:span><text:span text:style-name="Default_20_Paragraph_20_Font"><text:span text:style-name="T1">s </text:span></text:span><text:span text:style-name="Default_20_Paragraph_20_Font"><text:span text:style-name="T9">et varice</text:span></text:span><text:span text:style-name="Default_20_Paragraph_20_Font"><text:span text:style-name="T1">s </text:span></text:span><text:span text:style-name="Default_20_Paragraph_20_Font"><text:span text:style-name="T9">decumbunt, haec quoque spec</text:span></text:span><text:span text:style-name="Default_20_Paragraph_20_Font"><text:span text:style-name="T1">t</text:span></text:span><text:span text:style-name="Default_20_Paragraph_20_Font"><text:span text:style-name="T9">anda sunt.</text:span></text:span></text:p>
      <text:p text:style-name="P52"><text:span text:style-name="Default_20_Paragraph_20_Font"><text:span text:style-name="T1">Angina laborantibus costarum dolores secundum re-<text:line-break/>ctum fieri praefatus,: deinceps quaerit, in abscessibus ad<text:line-break/>inferiora corporis depulsis, semper situs rectitudo fervetur,<text:line-break/>nec ne, quemadmodum. in proximo ante hunc sermonem<text:line-break/>dubium revocavit- Sed ibi dixit, abscessus, qui ad in-<text:line-break/>femora; nunc dixit, abscessus infra jecur, superiorum in-</text:span></text:span></text:p>
      <text:p text:style-name="P53"><text:span text:style-name="Default_20_Paragraph_20_Font"><text:span text:style-name="T1">feriorumque omnium corporis partium jecur, ut videtur,<text:line-break/>terminum statuens. Ipsius enim devexum transverso septo<text:line-break/>adnexum est, quocirca et quaecunque supra jecur, haec .<text:line-break/>eadem et </text:span></text:span><text:span text:style-name="Default_20_Paragraph_20_Font"><text:span text:style-name="T11">t</text:span></text:span><text:span text:style-name="Default_20_Paragraph_20_Font"><text:span text:style-name="T1">upra septum exstant, cor scilicet, haec ambiens<text:line-break/>pectus adhucque multo magis collum et caput; reliqua</text:span></text:span></text:p>
      <text:p text:style-name="P31"><text:span text:style-name="Default_20_Paragraph_20_Font"><text:span text:style-name="T1">. omnia in inferioribus corporis esse dicuntur. Eorum etiam,<text:line-break/>quae superius sunt, si inter fe conferantur, aliqua magis<text:line-break/>fupra funt, aliqua minus. Nobis vero est consuetudo in<text:line-break/>omnibus ita dictis, interdum, quod minus supra est, in-<text:line-break/>fra esse dicere, ut ad superius ipso comparantibus, quod<text:line-break/>autem minus infra est et id inferioribus comparantes, su-<text:line-break/>perius esse diximus. Ac propter hujusmodi locutionis<text:line-break/>incuriam consuetudine longinqua .confirmatam , nobis am-<text:line-break/>higuitas quaedam atque confusio in </text:span></text:span><text:span text:style-name="Default_20_Paragraph_20_Font"><text:span text:style-name="T11">s</text:span></text:span><text:span text:style-name="Default_20_Paragraph_20_Font"><text:span text:style-name="T1">ermonibus oritur,</text:span></text:span></text:p>
      <text:p text:style-name="P31"><text:span text:style-name="Default_20_Paragraph_20_Font"><text:span text:style-name="T1">. quam memoria complectentes, cum Hippocratem dicentem<text:line-break/>audiverimus, abscessus in inferioribus corporis partibus<text:line-break/>obortus meliore</text:span></text:span><text:span text:style-name="Default_20_Paragraph_20_Font"><text:span text:style-name="T11">s</text:span></text:span><text:span text:style-name="Default_20_Paragraph_20_Font"><text:span text:style-name="T1"> esse, considerare debemus, fecundum<text:line-break/>quem significationis modum , insertus este acceperit simul-</text:span></text:span></text:p>
      <text:p text:style-name="P53"><text:span text:style-name="Default_20_Paragraph_20_Font"><text:span text:style-name="T1">que membrorum dignitates definiemus. Ideo namque ut<text:line-break/>plurimum abscessus in superioribus excitati difficiliores<text:line-break/>sunt, quod membra- illa majus, quam inferiora di</text:span></text:span><text:span text:style-name="Default_20_Paragraph_20_Font"><text:span text:style-name="T11">s</text:span></text:span><text:span text:style-name="Default_20_Paragraph_20_Font"><text:span text:style-name="T1">crimen<text:line-break/>afferunt , cum utraque eodem affectu vexata. funt. Sive<text:line-break/>enim cerebrum , sive guttur aut gula aut pulmo aut pectus<text:line-break/>aut cor inflammata sint, mortifera aegritudo, membris<text:line-break/>infra jecur inflammatis pauci admodum pereunt, potissi-<text:line-break/>tnum si recta curatio adhibeatur. Quin etiam jecoris<text:line-break/>ipsius devexum concavo longe periculosius est et nonnulli<text:line-break/>ipfun1 inter superiores corporis totius portes, quemadmo-<text:line-break/>dum et os ventriculi, reponunt. Haec itaque a nobis<text:line-break/>obiter dicta sint, etsi non praeter propositum flet; reli-<text:line-break/>quum vero explanationis in propositum sermonem dein-<text:line-break/>ceps absolvamus. Quaerere namque videtur Hippocrates,<text:line-break/>utrum quae infra jecur ex superioribus delabuntur, ut in<text:line-break/>testes et varices, e regione fieri melius sit; aut licet non<text:line-break/>e regione fiant , superiorum tamen partium vitiis aeque</text:span></text:span></text:p>
      <text:p text:style-name="P53"><text:span text:style-name="Default_20_Paragraph_20_Font"><text:span text:style-name="T1">auxiliari queant. lu nonnullis plane neque an e regione<text:line-break/>facta sint, dignosci potest; ut quod varices e regione<text:line-break/>facto abfeessu furorem curaverint, neque enim perspicere<text:line-break/>licet, in dextrisue: cerebri partibus an in sinistris., affectu<text:line-break/>oborto, in furorem acti fuerint, quemadmodum-neque<text:line-break/>diutius tussientibus sine lateris dolore abscessus in testicu-<text:line-break/>lum fiat. .Atqui forsan et in his locis recta oppositio ster-<text:line-break/>vatur., effi utra pulmonis aut cerebri pars affecta sit, haud<text:line-break/>certo sciamus, quoniam et melancholiam sanguinis per<text:line-break/>venas festis effusio plerumque lanare potest, .neque tune<text:line-break/>loci nobis passi rectam oppositionem cognoscentibus. San-<text:line-break/>gulosa quoque ex utero copiosum profluvium multos cu-<text:line-break/>rare. morbos omnibus in aperto est, fed neque hic an. ex<text:line-break/>dextri uteri venis an ex sinistri, .an ex utroque excretio<text:line-break/>facta sit agnoscere possumus. In his itaque affectibus<text:line-break/>. cognitu difficilis est aut omnino ignota languentis membri<text:line-break/>recta oppositio; in quibus vero ipsam dignoscere licet et<text:line-break/>in iis Hippocrates, ut. videtur, considerandum esse ait,</text:span></text:span></text:p>
      <text:p text:style-name="P54"><text:span text:style-name="Default_20_Paragraph_20_Font"><text:span text:style-name="T1">num femper ex abscessibus ad inferiora transmutatis, me-<text:line-break/>hores illi sint, qui secundum rectam oppositionem fiunt.</text:span></text:span></text:p>
      <text:h text:style-name="Heading_20_2" text:outline-level="2"><text:span text:style-name="Default_20_Paragraph_20_Font">XVll.</text:span></text:h>
      <text:p text:style-name="P52"><text:span text:style-name="Default_20_Paragraph_20_Font"><text:span text:style-name="T9">Haec an</text:span></text:span><text:span text:style-name="Default_20_Paragraph_20_Font"><text:span text:style-name="T1">im</text:span></text:span><text:span text:style-name="Default_20_Paragraph_20_Font"><text:span text:style-name="T9">advertenda , quo , unde et quam</text:span></text:span><text:span text:style-name="Default_20_Paragraph_20_Font"><text:span text:style-name="T1">o</text:span></text:span><text:span text:style-name="Default_20_Paragraph_20_Font"><text:span text:style-name="T9">bre</text:span></text:span><text:span text:style-name="Default_20_Paragraph_20_Font"><text:span text:style-name="T1">m.</text:span></text:span></text:p>
      <text:p text:style-name="P52"><text:span text:style-name="Default_20_Paragraph_20_Font"><text:span text:style-name="T1">Solisne ultimis an in praedictis omnibus fle abscessi-<text:line-break/>bus-tum bis qui secundum rectitudinem, tum his qui<text:line-break/>non e regione decumbunt, hoc illatum sit, abditum esu<text:line-break/>Quod autem dicit hujusmodi , ipsum esu Considerandus,<text:line-break/>inquit, locus est, in quem decumbit abscessus. Hac enim<text:line-break/>voce, </text:span></text:span><text:span text:style-name="Default_20_Paragraph_20_Font"><text:span text:style-name="T9">quo</text:span></text:span><text:span text:style-name="Default_20_Paragraph_20_Font"><text:span text:style-name="T1">, signisicatur. At nun </text:span></text:span><text:span text:style-name="Default_20_Paragraph_20_Font"><text:span text:style-name="T9">t</text:span></text:span><text:span text:style-name="Default_20_Paragraph_20_Font"><text:span text:style-name="T1">elum hoc, fed etiam<text:line-break/>pars, ex qua manat consideranda, quod per </text:span></text:span><text:span text:style-name="Default_20_Paragraph_20_Font"><text:span text:style-name="T9">unde</text:span></text:span><text:span text:style-name="Default_20_Paragraph_20_Font"><text:span text:style-name="T1"> de-<text:line-break/>claratur. Praeterea causa qua abscessus oritur spectanda<text:line-break/>est; hoc etiam rarius ex dictione </text:span></text:span><text:span text:style-name="Default_20_Paragraph_20_Font"><text:span text:style-name="T9">qua</text:span></text:span><text:span text:style-name="Default_20_Paragraph_20_Font"><text:span text:style-name="T1">m</text:span></text:span><text:span text:style-name="Default_20_Paragraph_20_Font"><text:span text:style-name="T9">obrem</text:span></text:span><text:span text:style-name="Default_20_Paragraph_20_Font"><text:span text:style-name="T1"> significatur..<text:line-break/>Scire namque oportet, utrum a natura morbi coctione<text:line-break/>aut vexante humore incocto ex una parte in alteram<text:line-break/>transfluente abscessus oriatur. Potest aliquis hunc tex-</text:span></text:span></text:p>
      <text:p text:style-name="P54"><text:span text:style-name="Default_20_Paragraph_20_Font"><text:span text:style-name="T1">tum a praedictis separare. ac deinceps dicendorum initium<text:line-break/>lu praescriptum modum facere.</text:span></text:span></text:p>
      <text:h text:style-name="Heading_20_2" text:outline-level="2"><text:span text:style-name="Default_20_Paragraph_20_Font">XVIII.</text:span></text:h>
      <text:p text:style-name="P31"><text:span text:style-name="Default_20_Paragraph_20_Font"><text:span text:style-name="T9">Haec c</text:span></text:span>o<text:span text:style-name="Default_20_Paragraph_20_Font"><text:span text:style-name="T9">nsideranda, qu</text:span></text:span>o, <text:span text:style-name="Default_20_Paragraph_20_Font"><text:span text:style-name="T9">unde et quamobrem venae tem-<text:line-break/>parum n</text:span></text:span>o<text:span text:style-name="Default_20_Paragraph_20_Font"><text:span text:style-name="T9">n su</text:span></text:span>m<text:span text:style-name="Default_20_Paragraph_20_Font"><text:span text:style-name="T9">en</text:span></text:span>t<text:span text:style-name="Default_20_Paragraph_20_Font"><text:span text:style-name="T9">ur, neque v</text:span></text:span>i<text:span text:style-name="Default_20_Paragraph_20_Font"><text:span text:style-name="T9">ror pel</text:span></text:span>l<text:span text:style-name="Default_20_Paragraph_20_Font"><text:span text:style-name="T9">uctdus sit.</text:span></text:span></text:p>
      <text:p text:style-name="P52"><text:span text:style-name="Default_20_Paragraph_20_Font"><text:span text:style-name="T1">Dicebam et hunc in modum totum sermonem dividi<text:line-break/>posse, quemadmodum et alio quodam modo, eo videlicet,<text:line-break/>venae temporum non firmae, neque viriditas splendida,<text:line-break/>si spiritus in ipfis relinquatur et alia deinceps. Nisi enim<text:line-break/>viriditas splendida in oratione interjecta esset, multi for-<text:line-break/>miter dividi posset, quippe quod commentarius non liber<text:line-break/>sit: superius enim intellexisti de hoc. Hoc autem inter-<text:line-break/>pecto, viriditas splendida, adhuc etiam magis obscura ora-<text:line-break/>tio reddita esu Alibi enim etiam superius diximus, ubi<text:line-break/>haec </text:span></text:span><text:span text:style-name="Default_20_Paragraph_20_Font"><text:span text:style-name="T9">vir</text:span></text:span><text:span text:style-name="Default_20_Paragraph_20_Font"><text:span text:style-name="T1">i</text:span></text:span><text:span text:style-name="Default_20_Paragraph_20_Font"><text:span text:style-name="T9">de</text:span></text:span><text:span text:style-name="Default_20_Paragraph_20_Font"><text:span text:style-name="T1"> scripta est, qualisnam per ap</text:span></text:span><text:span text:style-name="Default_20_Paragraph_20_Font"><text:span text:style-name="T9">t</text:span></text:span><text:span text:style-name="Default_20_Paragraph_20_Font"><text:span text:style-name="T1">am color signi-</text:span></text:span></text:p>
      <text:p text:style-name="P54"><text:span text:style-name="Default_20_Paragraph_20_Font"><text:span text:style-name="T23">. </text:span></text:span><text:span text:style-name="Default_20_Paragraph_20_Font"><text:span text:style-name="T1">licetur, non posse manifeste intelligi, quemadmodum me-<text:line-break/>que si </text:span></text:span><text:span text:style-name="Default_20_Paragraph_20_Font"><text:span text:style-name="T9">chloasma</text:span></text:span><text:span text:style-name="Default_20_Paragraph_20_Font"><text:span text:style-name="T1"> scriptum sit, ut nonnulli scribere con-<text:line-break/>sueverunt. Videmus enim etiamnum hac tempestate, ut<text:line-break/>in Co ipsa Hippocratis patria, ita et in tota nostra Asia,<text:line-break/>viridia quidem appellari olera et arbores et stirpes, veluti<text:line-break/></text:span></text:span><text:span text:style-name="Default_20_Paragraph_20_Font"><text:span text:style-name="T19">χλωρὰ</text:span></text:span><text:span text:style-name="Default_20_Paragraph_20_Font"><text:span text:style-name="T3"> </text:span></text:span><text:span text:style-name="Default_20_Paragraph_20_Font"><text:span text:style-name="T1">id est herbida ; et pecudes Graeci </text:span></text:span><text:span text:style-name="Default_20_Paragraph_20_Font"><text:span text:style-name="T19">χλοερὰ</text:span></text:span><text:span text:style-name="Default_20_Paragraph_20_Font"><text:span text:style-name="T3"> </text:span></text:span><text:span text:style-name="Default_20_Paragraph_20_Font"><text:span text:style-name="T1">dicunt,<text:line-break/>- quod significet herbas verno tempore pabulari. Dicunt<text:line-break/>quidem et homines quosdam virides, non quod herbae<text:line-break/>similem colorem habeant, fed potius pallidum. Incertum<text:line-break/>est igitur utrum Hippocrates subpallidum colorem viri-<text:line-break/>dem atque herbaceum dixerit, quod permultis accidere<text:line-break/>conspicitur: an herbae coloris similem , quod perraro ac-<text:line-break/>cidisse vi</text:span></text:span><text:span text:style-name="Default_20_Paragraph_20_Font"><text:span text:style-name="T9">t</text:span></text:span><text:span text:style-name="Default_20_Paragraph_20_Font"><text:span text:style-name="T1">um est. Igitur quum vox haec per </text:span></text:span><text:span text:style-name="Default_20_Paragraph_20_Font"><text:span text:style-name="T9">t</text:span></text:span><text:span text:style-name="Default_20_Paragraph_20_Font"><text:span text:style-name="T1">e obscura<text:line-break/>sit, adjecta hac dictione, </text:span></text:span><text:span text:style-name="Default_20_Paragraph_20_Font"><text:span text:style-name="T9">splend</text:span></text:span><text:span text:style-name="Default_20_Paragraph_20_Font"><text:span text:style-name="T1">i</text:span></text:span><text:span text:style-name="Default_20_Paragraph_20_Font"><text:span text:style-name="T9">da</text:span></text:span><text:span text:style-name="Default_20_Paragraph_20_Font"><text:span text:style-name="T1">, major adhuc obscuri-<text:line-break/>tas oritur: difficile namque est excogitare, quidnam per<text:line-break/>haec verba significare voluerit, </text:span></text:span><text:span text:style-name="Default_20_Paragraph_20_Font"><text:span text:style-name="T9">vir</text:span></text:span><text:span text:style-name="Default_20_Paragraph_20_Font"><text:span text:style-name="T1">i</text:span></text:span><text:span text:style-name="Default_20_Paragraph_20_Font"><text:span text:style-name="T9">d</text:span></text:span><text:span text:style-name="Default_20_Paragraph_20_Font"><text:span text:style-name="T1">i</text:span></text:span><text:span text:style-name="Default_20_Paragraph_20_Font"><text:span text:style-name="T9">ta</text:span></text:span><text:span text:style-name="Default_20_Paragraph_20_Font"><text:span text:style-name="T1">s </text:span></text:span><text:span text:style-name="Default_20_Paragraph_20_Font"><text:span text:style-name="T9">splendida. </text:span></text:span><text:span text:style-name="Default_20_Paragraph_20_Font"><text:span text:style-name="T1">Atque<text:line-break/>, idcirco nonnulli interpretes hanc omnem obscuritatem<text:line-break/>evitare cupientes, hoc modo scripserunt, neque </text:span></text:span><text:span text:style-name="Default_20_Paragraph_20_Font"><text:span text:style-name="T9">co</text:span></text:span><text:span text:style-name="Default_20_Paragraph_20_Font"><text:span text:style-name="T1">lo</text:span></text:span><text:span text:style-name="Default_20_Paragraph_20_Font"><text:span text:style-name="T9">r splen-</text:span></text:span></text:p>
      <text:p text:style-name="P54"><text:span text:style-name="Default_20_Paragraph_20_Font"><text:span text:style-name="T9">d</text:span></text:span><text:span text:style-name="Default_20_Paragraph_20_Font"><text:span text:style-name="T1">i</text:span></text:span><text:span text:style-name="Default_20_Paragraph_20_Font"><text:span text:style-name="T9">du</text:span></text:span><text:span text:style-name="Default_20_Paragraph_20_Font"><text:span text:style-name="T1">s, intelligendumque esse ajunt splendidum de aegro- .<text:line-break/>tantis nativo colore , ita quoque et Sabinus opinatus esu</text:span></text:span></text:p>
      <text:h text:style-name="Heading_20_2" text:outline-level="2"><text:span text:style-name="Default_20_Paragraph_20_Font">XIX.</text:span></text:h>
      <text:p text:style-name="P31"><text:span text:style-name="Default_20_Paragraph_20_Font"><text:span text:style-name="T1">P</text:span></text:span><text:span text:style-name="Default_20_Paragraph_20_Font"><text:span text:style-name="T9">enae temporum non consisten</text:span></text:span><text:span text:style-name="Default_20_Paragraph_20_Font"><text:span text:style-name="T1">t</text:span></text:span><text:span text:style-name="Default_20_Paragraph_20_Font"><text:span text:style-name="T9">e</text:span></text:span><text:span text:style-name="Default_20_Paragraph_20_Font"><text:span text:style-name="T1">s, </text:span></text:span><text:span text:style-name="Default_20_Paragraph_20_Font"><text:span text:style-name="T9">neque visor splend</text:span></text:span><text:span text:style-name="Default_20_Paragraph_20_Font"><text:span text:style-name="T1">i</text:span></text:span><text:span text:style-name="Default_20_Paragraph_20_Font"><text:span text:style-name="T9">du</text:span></text:span><text:span text:style-name="Default_20_Paragraph_20_Font"><text:span text:style-name="T1">s<text:line-break/></text:span></text:span><text:span text:style-name="Default_20_Paragraph_20_Font"><text:span text:style-name="T9">sit, si sp</text:span></text:span><text:span text:style-name="Default_20_Paragraph_20_Font"><text:span text:style-name="T1">i</text:span></text:span><text:span text:style-name="Default_20_Paragraph_20_Font"><text:span text:style-name="T9">r</text:span></text:span><text:span text:style-name="Default_20_Paragraph_20_Font"><text:span text:style-name="T1">i</text:span></text:span><text:span text:style-name="Default_20_Paragraph_20_Font"><text:span text:style-name="T9">tu</text:span></text:span><text:span text:style-name="Default_20_Paragraph_20_Font"><text:span text:style-name="T1">s </text:span></text:span><text:span text:style-name="Default_20_Paragraph_20_Font"><text:span text:style-name="T9">in</text:span></text:span><text:span text:style-name="Default_20_Paragraph_20_Font"><text:span text:style-name="T1">t</text:span></text:span><text:span text:style-name="Default_20_Paragraph_20_Font"><text:span text:style-name="T9">u</text:span></text:span><text:span text:style-name="Default_20_Paragraph_20_Font"><text:span text:style-name="T1">s </text:span></text:span><text:span text:style-name="Default_20_Paragraph_20_Font"><text:span text:style-name="T9">desudat aut tusus sicca far</text:span></text:span><text:span text:style-name="Default_20_Paragraph_20_Font"><text:span text:style-name="T1">i</text:span></text:span><text:span text:style-name="Default_20_Paragraph_20_Font"><text:span text:style-name="T9">na non<text:line-break/></text:span></text:span><text:span text:style-name="Default_20_Paragraph_20_Font"><text:span text:style-name="T1">sueri</text:span></text:span><text:span text:style-name="Default_20_Paragraph_20_Font"><text:span text:style-name="T9">t, ut in ar</text:span></text:span><text:span text:style-name="Default_20_Paragraph_20_Font"><text:span text:style-name="T1">ti</text:span></text:span><text:span text:style-name="Default_20_Paragraph_20_Font"><text:span text:style-name="T9">culo</text:span></text:span><text:span text:style-name="Default_20_Paragraph_20_Font"><text:span text:style-name="T1">s </text:span></text:span><text:span text:style-name="Default_20_Paragraph_20_Font"><text:span text:style-name="T9">decu</text:span></text:span><text:span text:style-name="Default_20_Paragraph_20_Font"><text:span text:style-name="T1">m</text:span></text:span><text:span text:style-name="Default_20_Paragraph_20_Font"><text:span text:style-name="T9">ba</text:span></text:span><text:span text:style-name="Default_20_Paragraph_20_Font"><text:span text:style-name="T1">t </text:span></text:span><text:span text:style-name="Default_20_Paragraph_20_Font"><text:span text:style-name="T9">exspectare op</text:span></text:span><text:span text:style-name="Default_20_Paragraph_20_Font"><text:span text:style-name="T1">o</text:span></text:span><text:span text:style-name="Default_20_Paragraph_20_Font"><text:span text:style-name="T9">r</text:span></text:span><text:span text:style-name="Default_20_Paragraph_20_Font"><text:span text:style-name="T1">t</text:span></text:span><text:span text:style-name="Default_20_Paragraph_20_Font"><text:span text:style-name="T9">et, pla-<text:line-break/>r</text:span></text:span><text:span text:style-name="Default_20_Paragraph_20_Font"><text:span text:style-name="T1">i</text:span></text:span><text:span text:style-name="Default_20_Paragraph_20_Font"><text:span text:style-name="T9">mu</text:span></text:span><text:span text:style-name="Default_20_Paragraph_20_Font"><text:span text:style-name="T1">m</text:span></text:span><text:span text:style-name="Default_20_Paragraph_20_Font"><text:span text:style-name="T9">que secundu</text:span></text:span><text:span text:style-name="Default_20_Paragraph_20_Font"><text:span text:style-name="T1">m </text:span></text:span><text:span text:style-name="Default_20_Paragraph_20_Font"><text:span text:style-name="T9">d</text:span></text:span><text:span text:style-name="Default_20_Paragraph_20_Font"><text:span text:style-name="T1">i</text:span></text:span><text:span text:style-name="Default_20_Paragraph_20_Font"><text:span text:style-name="T9">stent</text:span></text:span><text:span text:style-name="Default_20_Paragraph_20_Font"><text:span text:style-name="T1">i</text:span></text:span><text:span text:style-name="Default_20_Paragraph_20_Font"><text:span text:style-name="T9">onem ventr</text:span></text:span><text:span text:style-name="Default_20_Paragraph_20_Font"><text:span text:style-name="T1">is </text:span></text:span><text:span text:style-name="Default_20_Paragraph_20_Font"><text:span text:style-name="T9">rec</text:span></text:span><text:span text:style-name="Default_20_Paragraph_20_Font"><text:span text:style-name="T1">ti</text:span></text:span><text:span text:style-name="Default_20_Paragraph_20_Font"><text:span text:style-name="T9">tud</text:span></text:span><text:span text:style-name="Default_20_Paragraph_20_Font"><text:span text:style-name="T1">i</text:span></text:span><text:span text:style-name="Default_20_Paragraph_20_Font"><text:span text:style-name="T9">ne</text:span></text:span><text:span text:style-name="Default_20_Paragraph_20_Font"><text:span text:style-name="T1">m.</text:span></text:span></text:p>
      <text:p text:style-name="P52"><text:span text:style-name="Default_20_Paragraph_20_Font"><text:span text:style-name="T1">Jam dixi et sine prima hujus sermonis partu, istam<text:line-break/>per fe hunc in modum legi posse, si spiritus intus reliu-<text:line-break/>quitur et quae deinceps scripta funt. Spiritum vero nunc<text:line-break/>intelligemus eum , qui quod naturaliter conveniat, major<text:line-break/>su, ut oratio in hunc modum fe habeat: Si in morbo<text:line-break/>aliqui sublevati temporum venas habeant non firmatas,<text:line-break/>hoc est satius distentas et non genuinus color sit , ac re-</text:span></text:span></text:p>
      <text:p text:style-name="P53"><text:span text:style-name="Default_20_Paragraph_20_Font"><text:span text:style-name="T1">siqua deinceps enarrata, istis in articulos abscessus ex-<text:line-break/>spectandus esu Quae sequuntur vere hujusmodi fiant,<text:line-break/>primum quidem hoc, arida tussis , fecundum autem illud,<text:line-break/>non ferina. Aridam tussim eam, per quam nihil exspui-<text:line-break/>tur, appellare mos esu Istud sane, ita in libro accurate<text:line-break/>composito conscriptum, auctorem aenigmatica locutione<text:line-break/>gaudere aperte demonstrat; at sibi ipsi adumbrationem<text:line-break/>quandam per commentarium scribentem nullus jure utique<text:line-break/>reprehendat; multa enim sic nobis ipsis per quasdam no-<text:line-break/>tas designare consuevimus. Forsan igitur et nunc sibi ipsi<text:line-break/>haec scripsit Hippocrates de pluribus affectibus sermonem<text:line-break/>faciens, hoc quidem loco de tussi arida in pulmonem et<text:line-break/>costarum inflammationibus : nam et haec vox, </text:span></text:span><text:span text:style-name="Default_20_Paragraph_20_Font"><text:span text:style-name="T9">spiritu</text:span></text:span><text:span text:style-name="Default_20_Paragraph_20_Font"><text:span text:style-name="T1">s,<text:line-break/>illis adstipulatur; sed superius dicta, quum de iis , quae<text:line-break/>in facie contingunt, scriberet, de febribus calidis et per-<text:line-break/>urentibus intelligenda funt; caeterum et illa de pectoris<text:line-break/>pulmonumque affectibus dicta esse possunt. Integra igitur<text:line-break/>oratio talis erit : Si diutius^ una cum antedictis tusses ari-</text:span></text:span></text:p>
      <text:p text:style-name="P53"><text:span text:style-name="Default_20_Paragraph_20_Font"><text:span text:style-name="T1">dae sint, abscessum in articulos exspectare convenit. Sed<text:line-break/>conditionem quandam tussibus obscuram adscribens, quae-<text:line-break/>stionem alteram excitarit, quaenam sint ferinae tusses.</text:span></text:span></text:p>
      <text:p text:style-name="P55"><text:span text:style-name="Default_20_Paragraph_20_Font"><text:span text:style-name="T1">- Nonnulli fane lumbricos intestinorum , quum ad ostiolum<text:line-break/>. ventriculi repentes ipsum mordeant; aridas tusses excitare<text:line-break/>ajunt; quod si reve</text:span></text:span><text:span text:style-name="Default_20_Paragraph_20_Font"><text:span text:style-name="T9">r</text:span></text:span><text:span text:style-name="Default_20_Paragraph_20_Font"><text:span text:style-name="T1">a ita accidere .compertum foret, nulla<text:line-break/>prorsus quaestio esset, sed millies absque ulla tussi lumbri-<text:line-break/>cos os ventriculi infestantes vidimus. Quocirca plures ex-<text:line-break/>placatores ad alias interpretationes fe converterunt ; qui-<text:line-break/>dam hanc vocem, ferinae, de phthisicis dictam esse vo-<text:line-break/>lentes, quoniam ipsorum ungues, ut ferarum incurvantur;<text:line-break/>nonnulli de maligno morbo; in judieatoriis namque abscessi<text:line-break/>sibus, ut crudum, ita et sanabilem esse morbum oportet; .<text:line-break/>concoctus enim citra abscessum solutionem nuntiat, per-<text:line-break/>niciosus autem neque ullum jndicatorium abscessum fore<text:line-break/>promittit. At si diutius et crudus morbus perduret, ne-<text:line-break/>que malignus sit, tunc aliquem fore abscessum exfpectan-<text:line-break/>dum esu Quod autem crudus una et malignitate carens</text:span></text:span></text:p>
      <text:p text:style-name="P53"><text:span text:style-name="Default_20_Paragraph_20_Font"><text:span text:style-name="T1">diutius morbus perseverare debeat, ut abscessum fore spe-<text:line-break/>randum sit, manifeste ipsis in libro de praesagiis ita seri-<text:line-break/>fiens declaravit L Quicunque sane lolia tenuia et cruda<text:line-break/>multum temporis fecerint, sin alia perdurationis signa ad-<text:line-break/>sint, in istis abscessum ad partes intersiepto luferiores ex-<text:line-break/>spectare . oportet. Erit itaque tota oratio hujusmodi: Si<text:line-break/>aliquis pectoris aut pulmonis morbus crudus permaneat<text:line-break/>nihilque malignitatis habeat, abscessus exspectandus est.<text:line-break/>Quod crudus sit, signum est arida tussis : nam si quid ex-<text:line-break/>Tpuaut, concoctionis iudicium esu Id autem, quod ex-<text:line-break/>sipuitur, si liquidum ac tenue sit, mediocris.; si crassem,<text:line-break/>. perfectae concoctionis nota erit. Verum de his et com-<text:line-break/>m</text:span></text:span><text:span text:style-name="Default_20_Paragraph_20_Font"><text:span text:style-name="T11">o</text:span></text:span><text:span text:style-name="Default_20_Paragraph_20_Font"><text:span text:style-name="T1">ntariis librorum de ratione victus in acutis et in libris<text:line-break/>de judicationibus uberius disputatum est, neque minus<text:line-break/>etiam iu libello de quatuor morbi temporibus. Sed quod<text:line-break/>in calce hujus partis adjecit dicens, diste</text:span></text:span><text:span text:style-name="Default_20_Paragraph_20_Font"><text:span text:style-name="T11">n</text:span></text:span><text:span text:style-name="Default_20_Paragraph_20_Font"><text:span text:style-name="T1">tionum quae in<text:line-break/>ventre, plurimi quidem cum antedictis copulant, nonnulli<text:line-break/>vero et per </text:span></text:span><text:span text:style-name="Default_20_Paragraph_20_Font"><text:span text:style-name="T11">t</text:span></text:span><text:span text:style-name="Default_20_Paragraph_20_Font"><text:span text:style-name="T1">e solum propriam habere sententiam asse-</text:span></text:span></text:p>
      <text:p text:style-name="P54"><text:span text:style-name="Default_20_Paragraph_20_Font"><text:span text:style-name="T1">runt. Igitur si quidem cum antedictis coniungentes lege-<text:line-break/>rimus, ferme talis erit: Quum jam antedictis abscessum<text:line-break/>fore spectaveris, ventris distentiones praeterea conspice:<text:line-break/>ex his enim comprehendere poteris, utrum in dextram<text:line-break/>corporis partem an in sinistram morbi abscessus futurus<text:line-break/>sit: hujusmodi namque distentiones facundum ipsarum<text:line-break/>rectum situm abscessus fore nuntiant. Quod si iterum<text:line-break/>istud per fe aliquis legat , fecundum earum , quae in ven-<text:line-break/>tre fiunt, distentionum rectum situm, sententia erit:<text:line-break/>Quemadmodum in spirabilibus instrumentis quodam morbo<text:line-break/>et sanabili laborantibus abscessus fieri cernimus, et in<text:line-break/>ventris partibus incidere comperies; erunt autem et ipsi<text:line-break/>e regione passorum membrorum.</text:span></text:span></text:p>
      <text:h text:style-name="Heading_20_2" text:outline-level="2"><text:bookmark-start text:name="bookmark25"/>e . xx<text:bookmark-end text:name="bookmark25"/></text:h>
      <text:p text:style-name="P31"><text:span text:style-name="Default_20_Paragraph_20_Font"><text:span text:style-name="T9">Horu</text:span></text:span>m <text:span text:style-name="Default_20_Paragraph_20_Font"><text:span text:style-name="T9">autem pler</text:span></text:span>is<text:span text:style-name="Default_20_Paragraph_20_Font"><text:span text:style-name="T9">que qu</text:span></text:span>i <text:span text:style-name="Default_20_Paragraph_20_Font"><text:span text:style-name="T9">na</text:span></text:span>t<text:span text:style-name="Default_20_Paragraph_20_Font"><text:span text:style-name="T9">ura cand</text:span></text:span>i<text:span text:style-name="Default_20_Paragraph_20_Font"><text:span text:style-name="T9">d</text:span></text:span>i<text:span text:style-name="Default_20_Paragraph_20_Font"><text:span text:style-name="T9">or</text:span></text:span>is <text:span text:style-name="Default_20_Paragraph_20_Font"><text:span text:style-name="T9">sunt hab</text:span></text:span>i-<text:line-break/>t<text:span text:style-name="Default_20_Paragraph_20_Font"><text:span text:style-name="T9">u</text:span></text:span>s, <text:span text:style-name="Default_20_Paragraph_20_Font"><text:span text:style-name="T9">e</text:span></text:span>ti<text:span text:style-name="Default_20_Paragraph_20_Font"><text:span text:style-name="T9">am fac</text:span></text:span>i<text:span text:style-name="Default_20_Paragraph_20_Font"><text:span text:style-name="T9">e</text:span></text:span>s im<text:span text:style-name="Default_20_Paragraph_20_Font"><text:span text:style-name="T9">pensu rubet, neque sang</text:span></text:span>uis <text:span text:style-name="Default_20_Paragraph_20_Font"><text:span text:style-name="T9">ex na-<text:line-break/>ribu</text:span></text:span>s <text:span text:style-name="Default_20_Paragraph_20_Font"><text:span text:style-name="T9">aut paucu</text:span></text:span>s <text:span text:style-name="Default_20_Paragraph_20_Font"><text:span text:style-name="T9">p rosi</text:span></text:span> ai<text:span text:style-name="Default_20_Paragraph_20_Font"><text:span text:style-name="T9">t.</text:span></text:span></text:p>
      <text:p text:style-name="P53"><text:span text:style-name="Default_20_Paragraph_20_Font"><text:span text:style-name="T1">Subintelligendum plane est, ipsius in morbis facies<text:line-break/>valde rubicunda</text:span></text:span><text:span text:style-name="Default_20_Paragraph_20_Font"><text:span text:style-name="T9">e</text:span></text:span><text:span text:style-name="Default_20_Paragraph_20_Font"><text:span text:style-name="T1"> habere ac naturaliter albioris esse colo-<text:line-break/>ris; si quidem multi in morbis salubriter longis, quum<text:line-break/>futurus abscessus est, facie diu rubescunt praecipueque si<text:line-break/>fecundum aures excitari debeat. Quibus vero ita fe ha-<text:line-break/>hentibus facies ita rubescat, declaravit inquiens, hujusmodi<text:line-break/>homines albioris esse coloris v nigrioribus enim natura,<text:line-break/>etsi nunquam sanguis in facie exuberet, non tamen evi-<text:line-break/>denter apparet; at in alba corpora et in ipsa externa<text:line-break/>quum exiguum quippiam alterius coloris inciderit, statim<text:line-break/>omnibus conspicuum esu Hoc quidem ipsi adjectum esu<text:line-break/>Sed orationis continuitas talis fuerit : Istis valde rubentem<text:line-break/>faciem habentibus, quum: salubris aegritudo perdurat; per<text:line-break/>abfcessus judicationem fore sperandum est, nisi de naribus<text:line-break/>sanguinis profluvium redundantem sanguinem evacuatione<text:line-break/>praevertat, qui in aliquem articulum impetum facturus<text:line-break/>erat. At quibuscunque ita habentibus aut nihil penitus</text:span></text:span></text:p>
      <text:p text:style-name="P54"><text:span text:style-name="Default_20_Paragraph_20_Font"><text:span text:style-name="T1">sanguinis aut modicum neque morbi magnitudine dignum<text:line-break/>effinxerit, hunc in modum abscessus eveniunt.</text:span></text:span></text:p>
      <text:h text:style-name="Heading_20_2" text:outline-level="2"><text:span text:style-name="Default_20_Paragraph_20_Font"><text:span text:style-name="T11">r-sum :<text:tab/></text:span></text:span>- XXI.<text:tab/>......ec . lu :</text:h>
      <text:p text:style-name="P31"><text:span text:style-name="Default_20_Paragraph_20_Font"><text:span text:style-name="T9">Et qu</text:span></text:span>i<text:span text:style-name="Default_20_Paragraph_20_Font"><text:span text:style-name="T9">dem si qu</text:span></text:span>i<text:span text:style-name="Default_20_Paragraph_20_Font"><text:span text:style-name="T9">d ex h</text:span></text:span>is <text:span text:style-name="Default_20_Paragraph_20_Font"><text:span text:style-name="T9">quae efauunt</text:span></text:span><text:span text:style-name="Default_20_Paragraph_20_Font"><text:span text:style-name="T1">, i</text:span></text:span><text:span text:style-name="Default_20_Paragraph_20_Font"><text:span text:style-name="T9">ntu</text:span></text:span>s <text:span text:style-name="Default_20_Paragraph_20_Font"><text:span text:style-name="T9">relinqua</text:span></text:span><text:span text:style-name="Default_20_Paragraph_20_Font"><text:span text:style-name="T1">t</text:span></text:span><text:span text:style-name="Default_20_Paragraph_20_Font"><text:span text:style-name="T9">ur,<text:line-break/>promptus est ad absce</text:span></text:span><text:span text:style-name="Default_20_Paragraph_20_Font"><text:span text:style-name="T1">ssem m</text:span></text:span><text:span text:style-name="Default_20_Paragraph_20_Font"><text:span text:style-name="T9">orbus.</text:span></text:span></text:p>
      <text:p text:style-name="P52"><text:span text:style-name="Default_20_Paragraph_20_Font"><text:span text:style-name="T1">Nisi ea coniunctio, </text:span></text:span><text:span text:style-name="Default_20_Paragraph_20_Font"><text:span text:style-name="T9">qu</text:span></text:span><text:span text:style-name="Default_20_Paragraph_20_Font"><text:span text:style-name="T1">i</text:span></text:span><text:span text:style-name="Default_20_Paragraph_20_Font"><text:span text:style-name="T9">dem</text:span></text:span><text:span text:style-name="Default_20_Paragraph_20_Font"><text:span text:style-name="T1">, scripta fuisset, perspicua<text:line-break/>narratio esset. Nam quum dixisset, faciem valde rubieun-<text:line-break/>dam habentibus pon effuso de naribus sanguine aut pauco<text:line-break/>effuso abscessus excitari , merito </text:span></text:span><text:span text:style-name="Default_20_Paragraph_20_Font"><text:span text:style-name="T9">t</text:span></text:span><text:span text:style-name="Default_20_Paragraph_20_Font"><text:span text:style-name="T1">ubjunxit , si effusio ali-<text:line-break/>quid relinquitur, ad abscessum morbus paratus esu At<text:line-break/>quoniam ea coniunctio, </text:span></text:span><text:span text:style-name="Default_20_Paragraph_20_Font"><text:span text:style-name="T9">qu</text:span></text:span><text:span text:style-name="Default_20_Paragraph_20_Font"><text:span text:style-name="T1">i</text:span></text:span><text:span text:style-name="Default_20_Paragraph_20_Font"><text:span text:style-name="T9">dem</text:span></text:span><text:span text:style-name="Default_20_Paragraph_20_Font"><text:span text:style-name="T1">, adsueta est, subintelligere<text:line-break/>praeterea convenit, sin autem lutus aliquid non relinqui-<text:line-break/>tui, abscessus non erit. Non solum autem lu conamen-<text:line-break/>tariis, quos sibi ipsi homines conscribunt, hujusmodi lo-<text:line-break/>curiones juvare licet, fed etiam in libris accurate scriptis,<text:line-break/>ut coniunctione </text:span></text:span><text:span text:style-name="Default_20_Paragraph_20_Font"><text:span text:style-name="T9">quide</text:span></text:span><text:span text:style-name="Default_20_Paragraph_20_Font"><text:span text:style-name="T1">m praeposita , nihil praeterea ipsi</text:span></text:span></text:p>
      <text:p text:style-name="P54"><text:span text:style-name="Default_20_Paragraph_20_Font"><text:span text:style-name="T1">respondens subjungatur. ld autem maxime Dioscoridis<text:line-break/>sectatores animadvertisse norimus: quippe qui </text:span></text:span><text:span text:style-name="Default_20_Paragraph_20_Font"><text:span text:style-name="T9">t</text:span></text:span><text:span text:style-name="Default_20_Paragraph_20_Font"><text:span text:style-name="T1">e magis<text:line-break/>quam alios grammaticae peritos esse j artant et veterem<text:line-break/>lectionem tuentur, quam omnes explanatores agnoscunt et<text:line-break/>omnes codices retinent. Aut si coniunctio </text:span></text:span><text:span text:style-name="Default_20_Paragraph_20_Font"><text:span text:style-name="T9">qu</text:span></text:span><text:span text:style-name="Default_20_Paragraph_20_Font"><text:span text:style-name="T1">i</text:span></text:span><text:span text:style-name="Default_20_Paragraph_20_Font"><text:span text:style-name="T9">dem</text:span></text:span><text:span text:style-name="Default_20_Paragraph_20_Font"><text:span text:style-name="T1"> plane<text:line-break/>supervacua vi</text:span></text:span><text:span text:style-name="Default_20_Paragraph_20_Font"><text:span text:style-name="T9">t</text:span></text:span><text:span text:style-name="Default_20_Paragraph_20_Font"><text:span text:style-name="T1">a fuisset, ipsam expungere quam in hanc<text:line-break/>vocem, </text:span></text:span><text:span text:style-name="Default_20_Paragraph_20_Font"><text:span text:style-name="T9">n</text:span></text:span><text:span text:style-name="Default_20_Paragraph_20_Font"><text:span text:style-name="T1">o</text:span></text:span><text:span text:style-name="Default_20_Paragraph_20_Font"><text:span text:style-name="T9">n</text:span></text:span><text:span text:style-name="Default_20_Paragraph_20_Font"><text:span text:style-name="T1">, convertere maluissent. Haec enim locutio,<text:line-break/>effi non effusis intus relinquitur, paratus est, </text:span></text:span><text:span text:style-name="Default_20_Paragraph_20_Font"><text:span text:style-name="T9">t</text:span></text:span><text:span text:style-name="Default_20_Paragraph_20_Font"><text:span text:style-name="T1">ecum ipsa<text:line-break/>pugnat, hac voce, intus relinquitur, ea, quae non in te-<text:line-break/>tum, fed ex parte evacuata sunt, significante; ea vero<text:line-break/>etsi non effusis , contrarium indicante , sicut et hac copiose<text:line-break/>fluxisse. Quemadmodum igitur hoc loco, lutus relinqui-<text:line-break/>tur , dicere non convenit, ita et neque ubi nihil prorsus<text:line-break/>effinxit. Nam nest de vexante humore intus relinqui<text:line-break/>dictum esse, ut nonnulli voluerunt, acceperimus, isti enim<text:line-break/>ad morbum orationem referunt,. quod in sanguinis parcis<text:line-break/>effusionibus accidere solet, haec pars, intus relinquitur,<text:line-break/>insinuat. Effuso enim sanguine, fed non quantum fatis</text:span></text:span></text:p>
      <text:p text:style-name="P54"><text:span text:style-name="Default_20_Paragraph_20_Font"><text:span text:style-name="T1">est, </text:span></text:span><text:span text:style-name="Default_20_Paragraph_20_Font"><text:span text:style-name="T3">- </text:span></text:span><text:span text:style-name="Default_20_Paragraph_20_Font"><text:span text:style-name="T1">imperfectae morborum judicationes fiunt, in quibus<text:line-break/>istud, intus relinquitur, dicere conveniens esu</text:span></text:span></text:p>
      <text:p text:style-name="P55"><text:span text:style-name="Default_20_Paragraph_20_Font"><text:span text:style-name="T1">su -</text:span></text:span></text:p>
      <text:h text:style-name="Heading_20_2" text:outline-level="2"><text:span text:style-name="Default_20_Paragraph_20_Font">XXII.</text:span></text:h>
      <text:p text:style-name="P31"><text:span text:style-name="Default_20_Paragraph_20_Font"><text:span text:style-name="T9">Eade</text:span></text:span><text:span text:style-name="Default_20_Paragraph_20_Font"><text:span text:style-name="T1">m </text:span></text:span><text:span text:style-name="Default_20_Paragraph_20_Font"><text:span text:style-name="T9">rat</text:span></text:span><text:span text:style-name="Default_20_Paragraph_20_Font"><text:span text:style-name="T1">i</text:span></text:span><text:span text:style-name="Default_20_Paragraph_20_Font"><text:span text:style-name="T9">one si si</text:span></text:span><text:span text:style-name="Default_20_Paragraph_20_Font"><text:span text:style-name="T1">t</text:span></text:span><text:span text:style-name="Default_20_Paragraph_20_Font"><text:span text:style-name="T9">i</text:span></text:span><text:span text:style-name="Default_20_Paragraph_20_Font"><text:span text:style-name="T1">s </text:span></text:span><text:span text:style-name="Default_20_Paragraph_20_Font"><text:span text:style-name="T9">remaneat, </text:span></text:span><text:span text:style-name="Default_20_Paragraph_20_Font"><text:span text:style-name="T1">o</text:span></text:span><text:span text:style-name="Default_20_Paragraph_20_Font"><text:span text:style-name="T9">r</text:span></text:span><text:span text:style-name="Default_20_Paragraph_20_Font"><text:span text:style-name="T1">is</text:span></text:span><text:span text:style-name="Default_20_Paragraph_20_Font"><text:span text:style-name="T9">qu</text:span></text:span><text:span text:style-name="Default_20_Paragraph_20_Font"><text:span text:style-name="T1">c </text:span></text:span><text:span text:style-name="Default_20_Paragraph_20_Font"><text:span text:style-name="T9">sicc</text:span></text:span><text:span text:style-name="Default_20_Paragraph_20_Font"><text:span text:style-name="T1">it</text:span></text:span><text:span text:style-name="Default_20_Paragraph_20_Font"><text:span text:style-name="T9">a</text:span></text:span><text:span text:style-name="Default_20_Paragraph_20_Font"><text:span text:style-name="T1">s </text:span></text:span><text:span text:style-name="Default_20_Paragraph_20_Font"><text:span text:style-name="T9">et</text:span></text:span><text:span text:style-name="Default_20_Paragraph_20_Font"><text:span text:style-name="T1"> i</text:span></text:span><text:span text:style-name="Default_20_Paragraph_20_Font"><text:span text:style-name="T9">nsua-<text:line-break/>v</text:span></text:span><text:span text:style-name="Default_20_Paragraph_20_Font"><text:span text:style-name="T1">i</text:span></text:span><text:span text:style-name="Default_20_Paragraph_20_Font"><text:span text:style-name="T9">ta</text:span></text:span><text:span text:style-name="Default_20_Paragraph_20_Font"><text:span text:style-name="T1">s </text:span></text:span><text:span text:style-name="Default_20_Paragraph_20_Font"><text:span text:style-name="T9">et cib</text:span></text:span><text:span text:style-name="Default_20_Paragraph_20_Font"><text:span text:style-name="T1">i fasti</text:span></text:span><text:span text:style-name="Default_20_Paragraph_20_Font"><text:span text:style-name="T9">d</text:span></text:span><text:span text:style-name="Default_20_Paragraph_20_Font"><text:span text:style-name="T1">i</text:span></text:span><text:span text:style-name="Default_20_Paragraph_20_Font"><text:span text:style-name="T9">um.</text:span></text:span></text:p>
      <text:p text:style-name="P52"><text:span text:style-name="Default_20_Paragraph_20_Font"><text:span text:style-name="T1">Quando finita febre altera symptomata remanent,<text:line-break/>aliquid intus relinqui morbi reliquiarum dicitur. Hippo-<text:line-break/>crates igitur eorum exempli causa meminit, quae inter<text:line-break/>remanentia principatum obtinent, sitis videlicet et oris<text:line-break/>siccitatis et insuavitatis et inappetentiae, id est privatio-.<text:line-break/>nis appetitus. Quare hujusmodi ferino id, quod in ante-<text:line-break/>cedente comprehensum est, enucleat, ubi-ajehat: etsi qui-<text:line-break/>dem effusis intus relinquatur. Bifariam enim intus relin-<text:line-break/>qui intelligimus, uno quidem modo humorem morbi</text:span></text:span></text:p>
      <text:p text:style-name="P54"><text:span text:style-name="Default_20_Paragraph_20_Font"><text:span text:style-name="T1">auctorem, altero autem morbosum affectum, nunc mor-<text:line-break/>hosi affectus intus relicti signa explanat.</text:span></text:span></text:p>
      <text:h text:style-name="Heading_20_2" text:outline-level="2"><text:span text:style-name="Default_20_Paragraph_20_Font">XXIII.</text:span></text:h>
      <text:p text:style-name="P31"><text:span text:style-name="Default_20_Paragraph_20_Font"><text:span text:style-name="T1">F</text:span></text:span><text:span text:style-name="Default_20_Paragraph_20_Font"><text:span text:style-name="T9">ebre</text:span></text:span><text:span text:style-name="Default_20_Paragraph_20_Font"><text:span text:style-name="T1">s </text:span></text:span><text:span text:style-name="Default_20_Paragraph_20_Font"><text:span text:style-name="T9">aute</text:span></text:span><text:span text:style-name="Default_20_Paragraph_20_Font"><text:span text:style-name="T1">m </text:span></text:span><text:span text:style-name="Default_20_Paragraph_20_Font"><text:span text:style-name="T9">non acutae hu</text:span></text:span><text:span text:style-name="Default_20_Paragraph_20_Font"><text:span text:style-name="T1">j</text:span></text:span><text:span text:style-name="Default_20_Paragraph_20_Font"><text:span text:style-name="T9">u</text:span></text:span><text:span text:style-name="Default_20_Paragraph_20_Font"><text:span text:style-name="T1">s</text:span></text:span><text:span text:style-name="Default_20_Paragraph_20_Font"><text:span text:style-name="T9">mod</text:span></text:span><text:span text:style-name="Default_20_Paragraph_20_Font"><text:span text:style-name="T1">i </text:span></text:span><text:span text:style-name="Default_20_Paragraph_20_Font"><text:span text:style-name="T9">sunt; sed quae rever-<text:line-break/></text:span></text:span><text:span text:style-name="Default_20_Paragraph_20_Font"><text:span text:style-name="T1">sio</text:span></text:span><text:span text:style-name="Default_20_Paragraph_20_Font"><text:span text:style-name="T9">ne</text:span></text:span><text:span text:style-name="Default_20_Paragraph_20_Font"><text:span text:style-name="T1">s sari</text:span></text:span><text:span text:style-name="Default_20_Paragraph_20_Font"><text:span text:style-name="T9">unt.</text:span></text:span></text:p>
      <text:p text:style-name="P52"><text:span text:style-name="Default_20_Paragraph_20_Font"><text:span text:style-name="T1">Et hoc unum ex iis. est, quae ad futurorum abscessi<text:line-break/></text:span></text:span><text:span text:style-name="Default_20_Paragraph_20_Font"><text:span text:style-name="T9">t</text:span></text:span><text:span text:style-name="Default_20_Paragraph_20_Font"><text:span text:style-name="T1">uum praesensionem faciunt ; siquidem acutae febres cito<text:line-break/>- judicantur et per excretionem ex toto consumuntur; non<text:line-break/>acutae autem, quae revertentes nominantur et diuturnae ,<text:line-break/>funt et imperfectas solutiones habent: postea </text:span></text:span><text:span text:style-name="Default_20_Paragraph_20_Font"><text:span text:style-name="T9">t</text:span></text:span><text:span text:style-name="Default_20_Paragraph_20_Font"><text:span text:style-name="T1">urium ex-<text:line-break/>oriuntur et per fecundam lu abscessum expulsionem iute-<text:line-break/>gre solvuntur.</text:span></text:span></text:p>
      <text:h text:style-name="Heading_20_2" text:outline-level="2"><text:span text:style-name="Default_20_Paragraph_20_Font">XXIV.</text:span></text:h>
      <text:p text:style-name="P31"><text:span text:style-name="Default_20_Paragraph_20_Font"><text:span text:style-name="T9">Quae post</text:span></text:span><text:span text:style-name="Default_20_Paragraph_20_Font"><text:span text:style-name="T1"> i</text:span></text:span><text:span text:style-name="Default_20_Paragraph_20_Font"><text:span text:style-name="T9">ud</text:span></text:span><text:span text:style-name="Default_20_Paragraph_20_Font"><text:span text:style-name="T1">i</text:span></text:span><text:span text:style-name="Default_20_Paragraph_20_Font"><text:span text:style-name="T9">cationem rel</text:span></text:span><text:span text:style-name="Default_20_Paragraph_20_Font"><text:span text:style-name="T1">i</text:span></text:span><text:span text:style-name="Default_20_Paragraph_20_Font"><text:span text:style-name="T9">nquun</text:span></text:span><text:span text:style-name="Default_20_Paragraph_20_Font"><text:span text:style-name="T1">t</text:span></text:span><text:span text:style-name="Default_20_Paragraph_20_Font"><text:span text:style-name="T9">ur, recid</text:span></text:span><text:span text:style-name="Default_20_Paragraph_20_Font"><text:span text:style-name="T1">i</text:span></text:span><text:span text:style-name="Default_20_Paragraph_20_Font"><text:span text:style-name="T9">va</text:span></text:span><text:span text:style-name="Default_20_Paragraph_20_Font"><text:span text:style-name="T1">s </text:span></text:span><text:span text:style-name="Default_20_Paragraph_20_Font"><text:span text:style-name="T9">facere c</text:span></text:span><text:span text:style-name="Default_20_Paragraph_20_Font"><text:span text:style-name="T1">o</text:span></text:span><text:span text:style-name="Default_20_Paragraph_20_Font"><text:span text:style-name="T9">n-<text:line-break/>sueverunt.</text:span></text:span></text:p>
      <text:p text:style-name="P53"><text:span text:style-name="Default_20_Paragraph_20_Font"><text:span text:style-name="T1">Hic idem sermo et in secundo de morbis popularibus<text:line-break/>scriptus est et post hunc alii ad eum usque , quaecunque<text:line-break/>tertianae naturam habent, quos supra declaratos .prae-<text:line-break/>terruimus.</text:span></text:span></text:p>
      <text:h text:style-name="Heading_20_2" text:outline-level="2">XXV.</text:h>
      <text:p text:style-name="P52">P<text:span text:style-name="Default_20_Paragraph_20_Font"><text:span text:style-name="T9">r</text:span></text:span>i<text:span text:style-name="Default_20_Paragraph_20_Font"><text:span text:style-name="T9">mu</text:span></text:span>m <text:span text:style-name="Default_20_Paragraph_20_Font"><text:span text:style-name="T9">itaque l</text:span></text:span>i<text:span text:style-name="Default_20_Paragraph_20_Font"><text:span text:style-name="T9">enum tumore</text:span></text:span>s, <text:span text:style-name="Default_20_Paragraph_20_Font"><text:span text:style-name="T9">n</text:span></text:span>isi i<text:span text:style-name="Default_20_Paragraph_20_Font"><text:span text:style-name="T9">n ar</text:span></text:span>tic<text:span text:style-name="Default_20_Paragraph_20_Font"><text:span text:style-name="T9">ulo</text:span></text:span>s <text:span text:style-name="Default_20_Paragraph_20_Font"><text:span text:style-name="T9">desinant<text:line-break/>. vel fanguis a nar</text:span></text:span>i<text:span text:style-name="Default_20_Paragraph_20_Font"><text:span text:style-name="T9">bus profe</text:span></text:span>t<text:span text:style-name="Default_20_Paragraph_20_Font"><text:span text:style-name="T9">a</text:span></text:span>t <text:span text:style-name="Default_20_Paragraph_20_Font"><text:span text:style-name="T9">aut dextri h</text:span></text:span>y<text:span text:style-name="Default_20_Paragraph_20_Font"><text:span text:style-name="T9">poch</text:span></text:span>o<text:span text:style-name="Default_20_Paragraph_20_Font"><text:span text:style-name="T9">ndr</text:span></text:span>i<text:span text:style-name="Default_20_Paragraph_20_Font"><text:span text:style-name="T9">i<text:line-break/>c</text:span></text:span>o<text:span text:style-name="Default_20_Paragraph_20_Font"><text:span text:style-name="T9">n</text:span></text:span>t<text:span text:style-name="Default_20_Paragraph_20_Font"><text:span text:style-name="T9">ensio, n</text:span></text:span>i<text:span text:style-name="Default_20_Paragraph_20_Font"><text:span text:style-name="T9">si urinae ex</text:span></text:span>i<text:span text:style-name="Default_20_Paragraph_20_Font"><text:span text:style-name="T9">er</text:span></text:span>i<text:span text:style-name="Default_20_Paragraph_20_Font"><text:span text:style-name="T9">nt et v</text:span></text:span>i<text:span text:style-name="Default_20_Paragraph_20_Font"><text:span text:style-name="T9">as sib</text:span></text:span>i <text:span text:style-name="Default_20_Paragraph_20_Font"><text:span text:style-name="T9">secernat. .fusa<text:line-break/>namque utroru</text:span></text:span>m<text:span text:style-name="Default_20_Paragraph_20_Font"><text:span text:style-name="T9">que</text:span></text:span> i<text:span text:style-name="Default_20_Paragraph_20_Font"><text:span text:style-name="T9">ntercept</text:span></text:span>i<text:span text:style-name="Default_20_Paragraph_20_Font"><text:span text:style-name="T9">o horu</text:span></text:span>m <text:span text:style-name="Default_20_Paragraph_20_Font"><text:span text:style-name="T9">sure quodam re-<text:line-break/>c</text:span></text:span>i<text:span text:style-name="Default_20_Paragraph_20_Font"><text:span text:style-name="T9">d</text:span></text:span>i<text:span text:style-name="Default_20_Paragraph_20_Font"><text:span text:style-name="T9">va</text:span></text:span>s <text:span text:style-name="Default_20_Paragraph_20_Font"><text:span text:style-name="T9">fac</text:span></text:span>i<text:span text:style-name="Default_20_Paragraph_20_Font"><text:span text:style-name="T9">et. </text:span></text:span>I<text:span text:style-name="Default_20_Paragraph_20_Font"><text:span text:style-name="T9">n</text:span></text:span> i<text:span text:style-name="Default_20_Paragraph_20_Font"><text:span text:style-name="T9">g</text:span></text:span>it<text:span text:style-name="Default_20_Paragraph_20_Font"><text:span text:style-name="T9">ur absuestus procurare c</text:span></text:span>o<text:span text:style-name="Default_20_Paragraph_20_Font"><text:span text:style-name="T9">nven</text:span></text:span>i<text:span text:style-name="Default_20_Paragraph_20_Font"><text:span text:style-name="T9">t,<text:line-break/>si non stant; qu</text:span></text:span>i <text:span text:style-name="Default_20_Paragraph_20_Font"><text:span text:style-name="T9">vero su</text:span></text:span>m<text:span text:style-name="Default_20_Paragraph_20_Font"><text:span text:style-name="T9">siunt, decl</text:span></text:span>i<text:span text:style-name="Default_20_Paragraph_20_Font"><text:span text:style-name="T9">nare, e</text:span></text:span>os <text:span text:style-name="Default_20_Paragraph_20_Font"><text:span text:style-name="T9">autem,<text:line-break/>. qu</text:span></text:span>i, <text:span text:style-name="Default_20_Paragraph_20_Font"><text:span text:style-name="T9">quales et qua</text:span></text:span> o<text:span text:style-name="Default_20_Paragraph_20_Font"><text:span text:style-name="T9">por</text:span></text:span>t<text:span text:style-name="Default_20_Paragraph_20_Font"><text:span text:style-name="T9">et prod</text:span></text:span>i<text:span text:style-name="Default_20_Paragraph_20_Font"><text:span text:style-name="T9">erunt, rec</text:span></text:span>i<text:span text:style-name="Default_20_Paragraph_20_Font"><text:span text:style-name="T9">pere. Qui<text:line-break/>vero non sutis prodeunt, e</text:span></text:span>os fur<text:span text:style-name="Default_20_Paragraph_20_Font"><text:span text:style-name="T9">are decet; al</text:span></text:span>i<text:span text:style-name="Default_20_Paragraph_20_Font"><text:span text:style-name="T9">os ver</text:span></text:span>o<text:line-break/><text:span text:style-name="Default_20_Paragraph_20_Font"><text:span text:style-name="T9">prorsu</text:span></text:span>s i<text:span text:style-name="Default_20_Paragraph_20_Font"><text:span text:style-name="T9">nu</text:span></text:span>ti<text:span text:style-name="Default_20_Paragraph_20_Font"><text:span text:style-name="T9">le</text:span></text:span>s <text:span text:style-name="Default_20_Paragraph_20_Font"><text:span text:style-name="T9">adver</text:span></text:span>t<text:span text:style-name="Default_20_Paragraph_20_Font"><text:span text:style-name="T9">ere et</text:span></text:span> m<text:span text:style-name="Default_20_Paragraph_20_Font"><text:span text:style-name="T9">ax</text:span></text:span>i<text:span text:style-name="Default_20_Paragraph_20_Font"><text:span text:style-name="T9">me qui satur</text:span></text:span>i <text:span text:style-name="Default_20_Paragraph_20_Font"><text:span text:style-name="T9">sun</text:span></text:span>t,<text:line-break/><text:span text:style-name="Default_20_Paragraph_20_Font"><text:span text:style-name="T9">al</text:span></text:span>io<text:span text:style-name="Default_20_Paragraph_20_Font"><text:span text:style-name="T9">qu</text:span></text:span>i <text:span text:style-name="Default_20_Paragraph_20_Font"><text:span text:style-name="T9">quum recen</text:span></text:span>s <text:span text:style-name="Default_20_Paragraph_20_Font"><text:span text:style-name="T9">coeper</text:span></text:span>i<text:span text:style-name="Default_20_Paragraph_20_Font"><text:span text:style-name="T9">nt.</text:span></text:span></text:p>
      <text:h text:style-name="P25" text:outline-level="2"><text:span text:style-name="Default_20_Paragraph_20_Font">XXVI.</text:span></text:h>
      <text:p text:style-name="P31"><text:span text:style-name="Default_20_Paragraph_20_Font"><text:span text:style-name="T9">Quaecunque ter</text:span></text:span><text:span text:style-name="Default_20_Paragraph_20_Font"><text:span text:style-name="T1">t</text:span></text:span><text:span text:style-name="Default_20_Paragraph_20_Font"><text:span text:style-name="T9">ianae .naturam habent, his n</text:span></text:span><text:span text:style-name="Default_20_Paragraph_20_Font"><text:span text:style-name="T1">o</text:span></text:span><text:span text:style-name="Default_20_Paragraph_20_Font"><text:span text:style-name="T9">x ante ac-<text:line-break/>cessi</text:span></text:span><text:span text:style-name="Default_20_Paragraph_20_Font"><text:span text:style-name="T1">o</text:span></text:span><text:span text:style-name="Default_20_Paragraph_20_Font"><text:span text:style-name="T9">nem</text:span></text:span><text:span text:style-name="Default_20_Paragraph_20_Font"><text:span text:style-name="T1"> m</text:span></text:span><text:span text:style-name="Default_20_Paragraph_20_Font"><text:span text:style-name="T9">olesta est.</text:span></text:span></text:p>
      <text:p text:style-name="P52"><text:span text:style-name="Default_20_Paragraph_20_Font"><text:span text:style-name="T1">Quasnam febres tertianae naturam habentes intelligat,<text:line-break/>- explanatum fuit, femitertianas videlicet et extensas ter-<text:line-break/>tianas. In- uno enim solo recentiores medici concordant<text:line-break/>tum praedicta vocabula enucleant, in exquisitis scilicet<text:line-break/>tertianis, quod intra duodecim horarum .spatium tertianae<text:line-break/>exacerbatio conscribitur, reliquae autem horae febre va-<text:line-break/>cant, de me.thodicorum namque menstruoso semitertiana-<text:line-break/>rum nominis , abusu neque ulla mentio facienda esu At<text:line-break/>si exquisita tertiana minorem quam duodecim horarum<text:line-break/>accessionem habet, cujus accessio quintedecim horarum<text:line-break/>[patio continetur, ea tertiana simpliciter absque ulla ad-<text:line-break/>jectione vocabitur, ac si quis accuratius loqui velit, ter-<text:line-break/>tiana non exquisita. Atqui si ipse Hippocrates pronun-<text:line-break/>ciavit: Febres, quaecunque non intermittentes tertio quo-</text:span></text:span></text:p>
      <text:p text:style-name="P54"><text:span text:style-name="Default_20_Paragraph_20_Font"><text:span text:style-name="T1">que die vehementiores evadunt, omnes malae; quocunque<text:line-break/>autem modo intermittant, nullum instare periculum signum<text:line-break/>est, omnes tertio quoque die exacerbatae, in integritatem<text:line-break/>autem desinentes, discrimine vacabunt. Quod si mentem<text:line-break/>Hippocratis loquentes has discrimine- vacare dixerimus,<text:line-break/>femitertianam vero ipse non sine discrimine esse cognovit,<text:line-break/>ex intermittentium numero febris ista non fuerit.; sied fe-<text:line-break/>bres , quarum integritatis tempus non brevius horis viginti<text:line-break/>quatuor est, omnes simpliciter tertianae vocabuntur; qui-<text:line-break/>bus vero integritatis intervallum hoc tempore brevius est,<text:line-break/>exacerbationes vero longiores, istae protensae tertianae<text:line-break/>dicuntur. . Verum quum quatuor omnia intervalla sint,<text:line-break/>omnino ad tria usque perve</text:span></text:span><text:span text:style-name="Default_20_Paragraph_20_Font"><text:span text:style-name="T9">n</text:span></text:span><text:span text:style-name="Default_20_Paragraph_20_Font"><text:span text:style-name="T1">iunt fecundum eum, qui ter-<text:line-break/>tio quoque die fit, circuitum. Duo namque dies duae-<text:line-break/>que noctes inter duas accessiones interponuntur in omni-<text:line-break/>bus, quam tertio quoque die exacerbantur; raro autem<text:line-break/>febrem ultra tria intervalla exacerbatam et ad integrita-<text:line-break/>tem finientem reperies, quam Agathinus magnam sentitur-</text:span></text:span></text:p>
      <text:p text:style-name="P54"><text:span text:style-name="Default_20_Paragraph_20_Font"><text:span text:style-name="T1">tianam appellare consuevit, quemadmodum illam mediam,<text:line-break/>cujus accessionis integritatisque tempora aequalia sunt,<text:line-break/>cujus accessionis tempus brevitrs est et cui intra quatuor<text:line-break/>et viginti horarum spatium accessionis tempus concluditur,<text:line-break/>hunc parvam femitertianam vocat, quare neque tertianam<text:line-break/>neque protensam tertianam unquam -nominat. Nam si<text:line-break/>exacta tertiana duodecim horas non superat, has autem<text:line-break/>superans illico longa tertiana est, nulla erit tertiana sim-<text:line-break/>pliciter: adhuc vero magis, neque extensa tertiana, qui-<text:line-break/>bus haud politia, neque exactam tertianam nominare ne-<text:line-break/>cesse suerit; quum nulla enim sit non exacta, autectio<text:line-break/>haec vana erit. Quonam igitur pacto exquisitam tertianam<text:line-break/>Hippocrates appellare consuevit , quum tertianam simpli-<text:line-break/>niter appellare liceret, si quidem ea stola tertiana est, quae<text:line-break/>duodecim horis breviorem accessionem habet? Constat<text:line-break/>igitur hanc ab eo exquisitam tertianam esse vocatam, ad-<text:line-break/>huc magis eam, quae et alias </text:span></text:span><text:span text:style-name="Default_20_Paragraph_20_Font"><text:span text:style-name="T11">n</text:span></text:span><text:span text:style-name="Default_20_Paragraph_20_Font"><text:span text:style-name="T1">otas a nobis in eommen-<text:line-break/>tariis de judicationibus feriptas habeat; simpliciter vero</text:span></text:span></text:p>
      <text:p text:style-name="P54"><text:span text:style-name="Default_20_Paragraph_20_Font"><text:span text:style-name="T1">tertianam ultra duodecim horas extensam accessionem ha-<text:line-break/>beutem; quod si quatuor et viginti horas excesserit, ter-<text:line-break/>tianam longam aut extensam hanc appellabimus. Quae<text:line-break/>vero ultra tria intervalla exacerbationem producat, faro<text:line-break/>in vocatam integritatem desinere invenietur; verum neque<text:line-break/>femitertianam statim istam vocabimus, si neque repetitio-<text:line-break/>nes horridas faciat, neque altero die accessionem alteram<text:line-break/>sine repetitione habeat; hanc quidem . femitertianam ap-<text:line-break/>pellabimus. Sed si qua febris tertio quoque die exacer-<text:line-break/>hesur , neque per minimum intervallum ita mitescat, ut<text:line-break/>in eo febricitans prope sinceram integritatem esse videa-<text:line-break/>tur, hanc acutam febrem nominabimus id ipfum, quod<text:line-break/>est de ipfa dicentes, quod videlicet tertio die exacerba-<text:line-break/>turi Sola igitur adhuc ex his, quae tertio die exaspe-<text:line-break/>rautur, tritaeophyes , hoc est tertianae naturam sapiens,<text:line-break/>nominabitur, quae ferme in integritatem remittitur. Si-<text:line-break/>quis vero et alias omnes acutas febres, quaecunque al-<text:line-break/>ternis diebus irritantur, tritaeophyes nominare velit, for-</text:span></text:span></text:p>
      <text:p text:style-name="P54"><text:span text:style-name="Default_20_Paragraph_20_Font"><text:span text:style-name="T1">Ian et ipse non sine ratione in hanc sententiam' defcen-<text:line-break/>dissis videbitur; non tamen quampiam ex febribus lu in- -<text:line-break/>tegritalem desinentibus ab Hippocrate femitertianam vocari<text:line-break/>concedemus: istae namque securae sunt, femitertiana vero<text:line-break/>periculosa; inter quas tritaeophyes appellatae medice funi,<text:line-break/>quas noctem ante accessionem molestam habere dicit: pror-<text:line-break/>sus enim hoc ipsis proprium, est; extensu vero tertianis<text:line-break/>non omnibus. Caeterum, ut ne molestia afficiar saepius<text:line-break/>de. semitertianae significato scribens interrogantibusque<text:line-break/>respondens, unum hac de re libellum separatim composui.<text:line-break/>In libris sane aphorismorum nullam de febribus , tritaeo-<text:line-break/>phyes, quae vocantur, mentionem Hippocrates 'faciens<text:line-break/>absolute dixit r Quibuscunque iudicatio, fit, his nox mole-<text:line-break/>sta, quae ante accessionem; subsequens autem , tolerabilior<text:line-break/>plerumque, iudicationem vero aliqui eam intellexerunt,<text:line-break/>in qua repentina quaedam atque insignis mutatio fit:’ allo<text:line-break/>qui simpliciter accessionem significari voluerunt, ln- omni-<text:line-break/>bus autem ferme tertio quoque dia accessionem habentibus</text:span></text:span></text:p>
      <text:p text:style-name="P54"><text:span text:style-name="Default_20_Paragraph_20_Font"><text:span text:style-name="T1">febribus, praeter exquisitas tertianas nox rnte accessio<text:line-break/>nem reve</text:span></text:span><text:span text:style-name="Default_20_Paragraph_20_Font"><text:span text:style-name="T9">r</text:span></text:span><text:span text:style-name="Default_20_Paragraph_20_Font"><text:span text:style-name="T1">a molesta esse felat. Quod si et in exactis ter-<text:line-break/>alanis id nonnunquam eveniat , judieationem sequenti die<text:line-break/>futuram portendit potissimumque si et reliqua futurae ju.<text:line-break/>dicationis ludicra consentiant.</text:span></text:span></text:p>
      <text:h text:style-name="Heading_20_2" text:outline-level="2"><text:span text:style-name="Default_20_Paragraph_20_Font"><text:span text:style-name="T9">. T : </text:span></text:span><text:span text:style-name="Default_20_Paragraph_20_Font"><text:span text:style-name="T1">.f .XXVII. </text:span></text:span><text:span text:style-name="Default_20_Paragraph_20_Font"><text:span text:style-name="T9">r</text:span></text:span><text:span text:style-name="Default_20_Paragraph_20_Font"><text:span text:style-name="T1"> L; ...... . . -</text:span></text:span><text:span text:style-name="Default_20_Paragraph_20_Font"><text:span text:style-name="T11">i.</text:span></text:span></text:h>
      <text:p text:style-name="P57"><text:span text:style-name="Default_20_Paragraph_20_Font"><text:span text:style-name="T11"><text:line-break/></text:span></text:span><text:span text:style-name="Default_20_Paragraph_20_Font"><text:span text:style-name="T1">T</text:span></text:span><text:span text:style-name="Default_20_Paragraph_20_Font"><text:span text:style-name="T9">utes ar</text:span></text:span><text:span text:style-name="Default_20_Paragraph_20_Font"><text:span text:style-name="T1">i</text:span></text:span><text:span text:style-name="Default_20_Paragraph_20_Font"><text:span text:style-name="T9">dae parum</text:span></text:span><text:span text:style-name="Default_20_Paragraph_20_Font"><text:span text:style-name="T1"> i</text:span></text:span><text:span text:style-name="Default_20_Paragraph_20_Font"><text:span text:style-name="T9">rr</text:span></text:span><text:span text:style-name="Default_20_Paragraph_20_Font"><text:span text:style-name="T1">i</text:span></text:span><text:span text:style-name="Default_20_Paragraph_20_Font"><text:span text:style-name="T9">tan</text:span></text:span><text:span text:style-name="Default_20_Paragraph_20_Font"><text:span text:style-name="T1">t</text:span></text:span><text:span text:style-name="Default_20_Paragraph_20_Font"><text:span text:style-name="T9">es</text:span></text:span><text:span text:style-name="Default_20_Paragraph_20_Font"><text:span text:style-name="T1"> i</text:span></text:span><text:span text:style-name="Default_20_Paragraph_20_Font"><text:span text:style-name="T9">n scbribus ardent</text:span></text:span>i<text:span text:style-name="Default_20_Paragraph_20_Font"><text:span text:style-name="T9">bus, etsi<text:line-break/>, n</text:span></text:span><text:span text:style-name="Default_20_Paragraph_20_Font"><text:span text:style-name="T1">o</text:span></text:span><text:span text:style-name="Default_20_Paragraph_20_Font"><text:span text:style-name="T9">n secundu</text:span></text:span><text:span text:style-name="Default_20_Paragraph_20_Font"><text:span text:style-name="T1">m p</text:span></text:span><text:span text:style-name="Default_20_Paragraph_20_Font"><text:span text:style-name="T9">r</text:span></text:span><text:span text:style-name="Default_20_Paragraph_20_Font"><text:span text:style-name="T1">o</text:span></text:span><text:span text:style-name="Default_20_Paragraph_20_Font"><text:span text:style-name="T9">portione</text:span></text:span><text:span text:style-name="Default_20_Paragraph_20_Font"><text:span text:style-name="T1">m </text:span></text:span><text:span text:style-name="Default_20_Paragraph_20_Font"><text:span text:style-name="T9">siticulosae, neque linguae<text:line-break/></text:span></text:span><text:span text:style-name="Default_20_Paragraph_20_Font"><text:span text:style-name="T1">s</text:span></text:span><text:span text:style-name="Default_20_Paragraph_20_Font"><text:span text:style-name="T9">alde torrefac</text:span></text:span><text:span text:style-name="Default_20_Paragraph_20_Font"><text:span text:style-name="T1">t</text:span></text:span><text:span text:style-name="Default_20_Paragraph_20_Font"><text:span text:style-name="T9">ae,non sermo, sed sp</text:span></text:span><text:span text:style-name="Default_20_Paragraph_20_Font"><text:span text:style-name="T1">i</text:span></text:span><text:span text:style-name="Default_20_Paragraph_20_Font"><text:span text:style-name="T9">ritu-; c</text:span></text:span><text:span text:style-name="Default_20_Paragraph_20_Font"><text:span text:style-name="T1">o</text:span></text:span><text:span text:style-name="Default_20_Paragraph_20_Font"><text:span text:style-name="T9">nstat au-<text:line-break/></text:span></text:span><text:span text:style-name="Default_20_Paragraph_20_Font"><text:span text:style-name="T1">r</text:span></text:span><text:span text:style-name="Default_20_Paragraph_20_Font"><text:span text:style-name="T9">em</text:span></text:span><text:span text:style-name="Default_20_Paragraph_20_Font"><text:span text:style-name="T1">t. </text:span></text:span><text:span text:style-name="Default_20_Paragraph_20_Font"><text:span text:style-name="T9">Quand</text:span></text:span><text:span text:style-name="Default_20_Paragraph_20_Font"><text:span text:style-name="T1">o </text:span></text:span><text:span text:style-name="Default_20_Paragraph_20_Font"><text:span text:style-name="T9">en</text:span></text:span><text:span text:style-name="Default_20_Paragraph_20_Font"><text:span text:style-name="T1">im </text:span></text:span><text:span text:style-name="Default_20_Paragraph_20_Font"><text:span text:style-name="T9">loquuntur aut o</text:span></text:span><text:span text:style-name="Default_20_Paragraph_20_Font"><text:span text:style-name="T1">r </text:span></text:span><text:span text:style-name="Default_20_Paragraph_20_Font"><text:span text:style-name="T9">h</text:span></text:span><text:span text:style-name="Default_20_Paragraph_20_Font"><text:span text:style-name="T1">i</text:span></text:span><text:span text:style-name="Default_20_Paragraph_20_Font"><text:span text:style-name="T9">at, tunc</text:span></text:span><text:span text:style-name="Default_20_Paragraph_20_Font"><text:span text:style-name="T1"> m/</text:span></text:span><text:span text:style-name="Default_20_Paragraph_20_Font"><text:span text:style-name="T9">siunt,<text:line-break/>Quand</text:span></text:span><text:span text:style-name="Default_20_Paragraph_20_Font"><text:span text:style-name="T1">o </text:span></text:span><text:span text:style-name="Default_20_Paragraph_20_Font"><text:span text:style-name="T9">non loq</text:span></text:span><text:span text:style-name="Default_20_Paragraph_20_Font"><text:span text:style-name="T1">u</text:span></text:span><text:span text:style-name="Default_20_Paragraph_20_Font"><text:span text:style-name="T9">untur , neque h</text:span></text:span><text:span text:style-name="Default_20_Paragraph_20_Font"><text:span text:style-name="T1">i</text:span></text:span><text:span text:style-name="Default_20_Paragraph_20_Font"><text:span text:style-name="T9">ant; non</text:span></text:span><text:span text:style-name="Default_20_Paragraph_20_Font"><text:span text:style-name="T1"> t</text:span></text:span><text:span text:style-name="Default_20_Paragraph_20_Font"><text:span text:style-name="T9">u/stun</text:span></text:span><text:span text:style-name="Default_20_Paragraph_20_Font"><text:span text:style-name="T1">l; </text:span></text:span><text:span text:style-name="Default_20_Paragraph_20_Font"><text:span text:style-name="T9">h</text:span></text:span><text:span text:style-name="Default_20_Paragraph_20_Font"><text:span text:style-name="T1">o</text:span></text:span><text:span text:style-name="Default_20_Paragraph_20_Font"><text:span text:style-name="T9">c<text:line-break/>. vero</text:span></text:span><text:span text:style-name="Default_20_Paragraph_20_Font"><text:span text:style-name="T1"> i</text:span></text:span><text:span text:style-name="Default_20_Paragraph_20_Font"><text:span text:style-name="T9">n scbribu</text:span></text:span><text:span text:style-name="Default_20_Paragraph_20_Font"><text:span text:style-name="T1">s </text:span></text:span><text:span text:style-name="Default_20_Paragraph_20_Font"><text:span text:style-name="T9">laboriosi</text:span></text:span><text:span text:style-name="Default_20_Paragraph_20_Font"><text:span text:style-name="T1">s </text:span></text:span><text:span text:style-name="Default_20_Paragraph_20_Font"><text:span text:style-name="T9">ma</text:span></text:span><text:span text:style-name="Default_20_Paragraph_20_Font"><text:span text:style-name="T1">r</text:span></text:span><text:span text:style-name="Default_20_Paragraph_20_Font"><text:span text:style-name="T9">t</text:span></text:span><text:span text:style-name="Default_20_Paragraph_20_Font"><text:span text:style-name="T1">i</text:span></text:span><text:span text:style-name="Default_20_Paragraph_20_Font"><text:span text:style-name="T9">ne even</text:span></text:span><text:span text:style-name="Default_20_Paragraph_20_Font"><text:span text:style-name="T1">i</text:span></text:span><text:span text:style-name="Default_20_Paragraph_20_Font"><text:span text:style-name="T9">t. .</text:span></text:span></text:p>
      <text:p text:style-name="P52"><text:span text:style-name="Default_20_Paragraph_20_Font"><text:span text:style-name="T1">Et in aphorismis de iisdem hoc pactu scripsit: quos-<text:line-break/>cunque diutius tusses aridae parum irritant in febribus arti<text:line-break/>dentibus, non admodum sitienl osi sunt.. Id igitur non ad-<text:line-break/>modum siticuloti id significat, quod son fecundum per.</text:span></text:span></text:p>
      <text:p text:style-name="P53"><text:span text:style-name="Default_20_Paragraph_20_Font"><text:span text:style-name="T1">portionem siticulosa In ardentibus namque febribus sine<text:line-break/>arida tussi magnopere sitiunt; quod si tussis arida accedat,<text:line-break/>siti quidem carere non possunt, fed ip</text:span></text:span><text:span text:style-name="Default_20_Paragraph_20_Font"><text:span text:style-name="T9">s</text:span></text:span><text:span text:style-name="Default_20_Paragraph_20_Font"><text:span text:style-name="T1">orum sitis acrimo-<text:line-break/>nia retunditur, ut aliquantum plane, fed non fecundum<text:line-break/>febris magnitudinem sitiant. Illud autem, parum irritan-<text:line-break/>tes tusses excitari, non frustra adlicitur: nam vehementes<text:line-break/>si fiant, pectoris pulmonisque partes calefaciunt, atque<text:line-break/>inde febrem sititnque adaugent,. ac si pusillae tusses sint<text:line-break/>. et per longiora intervalla excitentur, tantisper membra<text:line-break/>commovent, dum in ipfa humor aliquis delabatur, atque .<text:line-break/>ita evenit neque tusses vehementer agitare , neque febrem<text:line-break/>accendere, humoreque particulas irrigare , ad ipsius modica<text:line-break/>tussi commotas defluente,- propter quem laborantes minus<text:line-break/>siticulosi reddentur. Siccis autem tussibus ex aliqua: etiam<text:line-break/>morbi malignitate nascentibus, quam deinceps qualisnam<text:line-break/>sit dicam, ab eis has, de quibus tunc loquitur, distiti-<text:line-break/>guens, ait, non ferino, </text:span></text:span><text:span text:style-name="Default_20_Paragraph_20_Font"><text:span text:style-name="T9">t</text:span></text:span><text:span text:style-name="Default_20_Paragraph_20_Font"><text:span text:style-name="T1">est fpiritu; Aliqui vero simpli-</text:span></text:span></text:p>
      <text:p text:style-name="P54"><text:span text:style-name="Default_20_Paragraph_20_Font"><text:span text:style-name="T1">citer ipsum omnem malignitatem, ferinum, vocare urbi-<text:line-break/>luantur; fedalii quidem phthisim quoniam curvescentibus<text:line-break/>unguibus feris, quantum ad hoc attinet , similes esse vr-<text:line-break/>dentur; alii vero, cum in os ventriculi lumbrici adfceu-<text:line-break/>derint, tunc ipsius tusses excitare ajunt, neque tamen ra-<text:line-break/>tione hoc, neque experientia demonstrare possunt. Feri-<text:line-break/>num igitur satius est malignum intelligere, sive .ex capite<text:line-break/>humore destillante, sive ex alienius fpirabilium viscerum<text:line-break/>ulcere, sive ex aliquo in iisdem orto abscessu, sive ob ea,<text:line-break/>quae vocantur empyemata , tussia</text:span></text:span><text:span text:style-name="Default_20_Paragraph_20_Font"><text:span text:style-name="T9">n</text:span></text:span><text:span text:style-name="Default_20_Paragraph_20_Font"><text:span text:style-name="T1">t ; aliae vero tusses sunt<text:line-break/>ab eis diverfae . . . . . . , quae malignae non funt aut ex<text:line-break/>instrumentorum spicabilium intemperie aut faucium arte-<text:line-break/>riaeve asperitate obortae, nonnunquam etiam ex alimen-<text:line-break/>tis potionibusve exasperantibus, alias vero et ex ambientis<text:line-break/>aeris qualitate concitatae. In aphorismis enim ipfie fcri-<text:line-break/>psit: si vero aquilonia tempestas suerit, tusses, fauces,<text:line-break/>ventres duri, difficultates urinae, horridi, dolores costa-</text:span></text:span></text:p>
      <text:p text:style-name="P54"><text:span text:style-name="Default_20_Paragraph_20_Font"><text:span text:style-name="T1">rnm , pectorum. Aer namque admodum frigidus inspira-<text:line-break/>tus interdum faucium asperaeque arteriae loca exasperat<text:line-break/>atque refrigerat, nonnunquam et toti pulmoni pectorique<text:line-break/>intemperiem affert, saepius vero et ambo haec contingunt<text:line-break/>modiceque ex his arida tussicula vexantur. Quod haec<text:line-break/>ita fe habeant ,. signum est, ipsius cum spiritum attrahunt,<text:line-break/>ad tussim provocari, cum multus simul aer ipsis loquen-<text:line-break/>tibus et hiantibus et ore spiritum ducentibus intraverit,<text:line-break/>fed cum per nares attrahunt et aerem externum quispiam<text:line-break/>in aedibus ipsurum calefecerit, tunc aut omnino parum<text:line-break/>aut nequaquam tussiunt. - Quocirca etnb nares quidam<text:line-break/>panniculum ponentes, ita inspirant, exacerbari tussim ex-<text:line-break/>perti, cum aer externus frigidus multus simul membris<text:line-break/>prius refrigeratis atque exasperatis obvius fiat. Maxime<text:line-break/>autem laboriosis febribus id accidere inquit; quas autem<text:line-break/>laboriosas febres vocet , ignotum est, num eas quae ex<text:line-break/>vehementibus motionibus accenduntur, an eas quae [ponte</text:span></text:span></text:p>
      <text:p text:style-name="P53"><text:span text:style-name="Default_20_Paragraph_20_Font"><text:span text:style-name="T1">lassitudinis sensum inferentes exoriuntur: hujusmodi sane<text:line-break/>differentias nullus fere aut nostrae tempestatis medicus aut<text:line-break/>antiquus observet, etsi exemplum Hippocratis habeant,<text:line-break/>quam imitari eos deceret, qui veritatem ipsam propter fe,<text:line-break/>non gloriae aut lucri causa consequi student. Ego vero,<text:line-break/>quod dictum est, experientia examinare satius esse ani-<text:line-break/>madverti. Laboriosis quidem febribus ab externis fatiga-<text:line-break/>tiouibus artis hujusmodi tussiculae accidere conspexi; aliis<text:line-break/>vero non omnino. Quin et ipsis febribus ab externis<text:line-break/>laboribus ortis non simpliciter, sed per frigus aut vehe-<text:line-break/>- mentem aestum et maxime in via pulverulenta laboranti-<text:line-break/>bus. Quamobrem et ex accidente quodam potius, quam<text:line-break/>ex laboriuso affectu tussire mihi videbantur. Nam pro-<text:line-break/>pterea, quod faucium loca, ob frigus, ut dixi, aut pus-<text:line-break/>verem aut immodicam ariditatem ipsis ab aere circumfuso<text:line-break/>genitam exasperata sint, ad haec etiam propter ipsorum<text:line-break/>instrumentorum intemperiem isti tussi divexentur : siqui-<text:line-break/>dem et propter intemperiem tusses existere alibi didicistis.</text:span></text:span></text:p>
      <text:h text:style-name="P28" text:outline-level="2"><text:bookmark-start text:name="bookmark27"/>XXVIII.<text:bookmark-end text:name="bookmark27"/></text:h>
      <text:p text:style-name="P31">N<text:span text:style-name="Default_20_Paragraph_20_Font"><text:span text:style-name="T11">ihil contemnere, nihil temere.</text:span></text:span></text:p>
      <text:p text:style-name="P52">Id quidem et ipsum per fe dictum et scriptum nullo<text:line-break/>alio ex praedictis aut ex subsequentibus indiget ut intel-<text:line-break/>ligatur aut ipsi fides adhibeatur; hoc vero Ioco omnino<text:line-break/>apposite ad id, de quo agitur, haec sententia colIocata est.<text:line-break/>Hujusmodi namque praecepta plerisque exigua, vilia nullo-<text:line-break/>que pretio digna videntur, atque propterea ab ipsis con-<text:line-break/>temnuntur, ut neque ratione neque experientia harum<text:line-break/>rerum naturam contemplentur. Quemadmodum vero, quod<text:line-break/>nihil despicere oporteat, praedictus sermo exemplum est,<text:line-break/>ita etiam quod nihil temere, nihil inconsiderate assirinan-<text:line-break/>dum fit, ut ego ipse in oratione, quae ante hanc est et<text:line-break/>in aliis omnibus feci. Neque id in Hippocratis solum<text:line-break/>scriptis, sed et in aliis omnibus antiquorum libris obserVo,<text:line-break/>ut non temere, quae quisque ipforum dixerit, approbem;<text:line-break/>sed experientia et ratione, verumne an falsum fit, quod</text:p>
      <text:p text:style-name="P54">scripserunt, examino, At qui fe unius auctoriS doctri-<text:line-break/>nae veluti servos aut libertinos addixerunt, simul atque<text:line-break/>ab eo scriptum aliquod invenerunt, inconfiderate ac te-<text:line-break/>mere credunt. Ut in hoc dicto maxime laboriosis sebri-<text:line-break/>bus aridas tusses excitari, neque in quibus laboriosis id<text:line-break/>fieret, quaesiverunt: numquid ab fatigationibus et externa<text:line-break/>Vexatione, an et citra haec eundem affectum habentibus,<text:line-break/>neque utrum simpliciter, an ex accidenti lassitudo ipsis<text:line-break/>evenerit. Quod vero in his, id etiam in aliis infinitis<text:line-break/>contingere sciatis et ipfis, qui libros conscripserunt et iis,<text:line-break/>qui eos interpretati sunt et adhuc multo magis illis me-<text:line-break/>dicis, qui quotidie in civitatibus circumcursant, sola ir-<text:line-break/>rationabili exercitatione utentes. Multa enim isti velut<text:line-break/>exigua despiciunt, nescientes multis interdum exiguis con-<text:line-break/>junctis unam ex ipsis summam haud contemnendam in-<text:line-break/>tegrari , temereque alicuius viri scriptis assentiunt, cui<text:line-break/>ipse su ipsum unuSquisque servum tradiderit. S<text:span text:style-name="Default_20_Paragraph_20_Font"><text:span text:style-name="T11">i</text:span></text:span>n autem</text:p>
      <text:p text:style-name="P54">quiS id non fecerit, at alio Certe modo ei nonnunquam<text:line-break/>quod primo imaginationis captu verisimile visum fuerit<text:line-break/>absque longioris temporis et per se et una cum aliis con-<text:line-break/>templatione assentiens, rem raro visam, perinde ac si ple-<text:line-break/>rumque aut assidue conspiceretur , temere celebrat. Atqui<text:line-break/>sectarum dissidia hinc maxime orta esse par est, homini-<text:line-break/>bus sapientiae opinionem affectantibus sibique nimium<text:line-break/>tribuentibus, quae verisimilia visa fuerint, non saepius<text:line-break/>una cum multis considerata, vera esse credentibus. Quem-<text:line-break/>admodum vero nunc de significativo praecepto exempli<text:line-break/>loco sermonem fecimus, ita quoque in curativis nullum<text:line-break/>eorum, quae pusilla esse videantur, spernendum est, neque<text:line-break/>temere atque inexplorate dictis ipsorum facultatibus cre-<text:line-break/>dendum, ut in libris de methodo curandi praecepimus.</text:p>
      <text:h text:style-name="Heading_20_2" text:outline-level="2">XXIX.</text:h>
      <text:p text:style-name="P52"><text:span text:style-name="Default_20_Paragraph_20_Font"><text:span text:style-name="T11">Per ad</text:span></text:span><text:span text:style-name="Default_20_Paragraph_20_Font"><text:span text:style-name="T1">i</text:span></text:span><text:span text:style-name="Default_20_Paragraph_20_Font"><text:span text:style-name="T11">ectionem contraria adhibere et interquiescere,</text:span></text:span></text:p>
      <text:p text:style-name="P53">Curativum consilium atque faIubre hoc tibi appeIIare<text:line-break/>licet, Hippocratemque istud, quod prius dixerat, nihil<text:line-break/>negligere et nihiI temere in hoc fermone vetuli exemplo<text:line-break/>decIarare. Consuetudines igitur, ut rem pusillam nonnulli<text:line-break/>medicorum despiciunt, nullam ab ipfiS indicationem, quae<text:line-break/>medelam commutet, oriri arbitrante^ At asii non con-<text:line-break/>temnunt quidem, a praviS vero consuetudinibus quosdam<text:line-break/>ad contrarias repente traducere conantes non modico er-<text:line-break/>rore tenentur, quandoquidem neque ipsas negligere, neque<text:line-break/>statim traducere convenit, sed paulatim et ipsos interquie-<text:line-break/>scere permittendo. Bisariam autem verbum <text:span text:style-name="Default_20_Paragraph_20_Font"><text:span text:style-name="T11">interquiescere<text:line-break/></text:span></text:span>intelligere possumus: uno quidem modo ut non solum^ in<text:line-break/>contrariam consuetudinem paulatim aliquos transferamus,<text:line-break/>sed et antequam uniVersa mutatio facta sit, inter mutan-<text:line-break/>dum quiescamus, ut quando ex otio ad exercitationes<text:line-break/>convertimus, primum quidem a brevissimis incipiemus, at-<text:line-break/>que paulatim has adaugebimus, deinde nonnunquam unum<text:line-break/>vel etiam duos otiosas dies interponemus; altero modo</text:p>
      <text:p text:style-name="P54">haec vox<text:span text:style-name="Default_20_Paragraph_20_Font"><text:span text:style-name="T11">, interquiescere,</text:span></text:span> intelligenda est, tamquam illi<text:line-break/>verbo, <text:span text:style-name="Default_20_Paragraph_20_Font"><text:span text:style-name="T11">adhibere, </text:span></text:span>contraria fit; ut in quos, quae prius<text:line-break/>haud inerat, consuetudinem inducere volumus, ipsam pau-<text:line-break/>latim inducamus: a quibus vero prius fervatam removere,<text:line-break/>paulatim rursum et istos quiefcere, hoc est desinere ju-<text:line-break/>beamus.</text:p>
      <text:h text:style-name="Heading_20_2" text:outline-level="2">XXX.</text:h>
      <text:p text:style-name="P31"><text:span text:style-name="Default_20_Paragraph_20_Font"><text:span text:style-name="T11">Posteriora capitis dolentem in sronte recta vena incisa<text:line-break/></text:span></text:span>i<text:span text:style-name="Default_20_Paragraph_20_Font"><text:span text:style-name="T11">uvit.</text:span></text:span></text:p>
      <text:p text:style-name="P52">Veteres interpretes hoc verbum, j<text:span text:style-name="Default_20_Paragraph_20_Font"><text:span text:style-name="T11">uvit, </text:span></text:span>in tempore<text:line-break/>praeterito scriptum agnoscunt dicuntque in aphorismis,<text:line-break/>i<text:span text:style-name="Default_20_Paragraph_20_Font"><text:span text:style-name="T11">uvat, </text:span></text:span>in praefenti tempore scriptum sisse, antiquo magi-<text:line-break/>stro in eo volumine communem fententiam pronuntiante.<text:line-break/>Hoc autem loco eum ad propriae memoriae praesidium de<text:line-break/>uno quodam, <text:span text:style-name="Default_20_Paragraph_20_Font"><text:span text:style-name="T11">iuvit</text:span></text:span>, fcripfilIe, ut postea, cum in multiS<text:line-break/>hoc remedium expertus esset, ipsum in universum pro-<text:line-break/>mulgare auderet; constat autem remedium hoc locale esse</text:p>
      <text:p text:style-name="P46">et ad contraria revulsorium. Rectam autem in fronte</text:p>
      <text:p text:style-name="P55">venam et ante dissectionem evidenter conspicere licet;<text:line-break/>istam vero una cum illis, quae utrimque adjacent, con-<text:line-break/>fluentem esse dissectio ostendit. Haud bene igitur quidam<text:line-break/>hanc vocem, <text:span text:style-name="Default_20_Paragraph_20_Font"><text:span text:style-name="T11">recta,</text:span></text:span> de incisione dictam esse autumant,<text:line-break/>neque enim propter sectionis figuram, sed propter sallgui-<text:line-break/>nis effusionem dolentibus utilitas affertur.</text:p>
      <text:h text:style-name="Heading_20_2" text:outline-level="2">XXXI.</text:h>
      <text:p text:style-name="P31">e<text:span text:style-name="Default_20_Paragraph_20_Font"><text:span text:style-name="T11">xcep</text:span></text:span>ti<text:span text:style-name="Default_20_Paragraph_20_Font"><text:span text:style-name="T11">one: praecor</text:span></text:span>di<text:span text:style-name="Default_20_Paragraph_20_Font"><text:span text:style-name="T11">orum , ex qu</text:span></text:span>i<text:span text:style-name="Default_20_Paragraph_20_Font"><text:span text:style-name="T11">bus e</text:span></text:span>i <text:span text:style-name="Default_20_Paragraph_20_Font"><text:span text:style-name="T11">al</text:span></text:span>i<text:span text:style-name="Default_20_Paragraph_20_Font"><text:span text:style-name="T11">a e</text:span></text:span>i Vi<text:span text:style-name="Default_20_Paragraph_20_Font"><text:span text:style-name="T11">scerum<text:line-break/>instammationum , qualia possunt, sive ex jecore lien et<text:line-break/>e contrario et quaecunque hu</text:span></text:span>j<text:span text:style-name="Default_20_Paragraph_20_Font"><text:span text:style-name="T11">usmodi.</text:span></text:span></text:p>
      <text:p text:style-name="P52">Non solum ex qualibus et aliae scriptum inveni-<text:line-break/>mus, sed etiam, ex qualibus qualia alteram et ex quali-<text:line-break/>busi qualia faciunt. Ac primam quidem lectionem enar-<text:line-break/>ratores agnoscunt et Rufus; hanc vero, ex equalibus qualia<text:line-break/>atterant, Sabini DiofcoridiSque sectatores; LyCi autem</text:p>
      <text:p text:style-name="P54">discipuli, ex qualibus qualia saciunt. Sed antiquae lectio-<text:line-break/>niS sententia commune quoddam edocet, aliae vero pri-<text:line-break/>vatum : de exceptionibus enim solum , quae in praecordiis<text:line-break/>fiunt, non de omnibus loquuntur. Satius est autem, ubi<text:line-break/>fieri potest, verumque est arbitrari Hippocratem commune<text:line-break/>potiuS, quam privatum documentum tradere. Communis<text:line-break/>itaque sermo talis est: exceptiones autem confiderare con-<text:line-break/>venit et in praecordia et in aliis omnibus membris ortas,<text:line-break/>ex quibus affectibus aut locis , in quos affectus et loca<text:line-break/>fiant, ut in jecore ac liene. Ipse enim istorum exempli<text:line-break/>causa meminit, nobis scientibus ex liene in jecur exce-<text:line-break/>ptiones periculosas esse, discrimine autem vacare, potius-<text:line-break/>que utiles esse, quaecunque morborum transumtiones ab<text:line-break/>jecore in lienem fiunt. Omnia vero, quae ad abscessus<text:line-break/>pertinent et quosi natura sola per se , quosque nos aut una<text:line-break/>cum ipsa moliri consueVimus et in libro de succis et in<text:line-break/>secundo de morbis popularibus superius explanavimus.<text:line-break/>Aliae quoque lectiones sunt praeter eas, quas in hoc et</text:p>
      <text:p text:style-name="P54">in aliis multis IociS adscripsi ; fed ego initio statim me<text:line-break/>paucaS interpretationes lectionesque memoraturum esse<text:line-break/>promisi, ne hu<text:span text:style-name="Default_20_Paragraph_20_Font"><text:span text:style-name="T9">i</text:span></text:span>usce libri herent commentaria.</text:p>
      <text:h text:style-name="Heading_20_2" text:outline-level="2">XXXII.</text:h>
      <text:p text:style-name="P31">R<text:span text:style-name="Default_20_Paragraph_20_Font"><text:span text:style-name="T11">evellere, si, quo non oportet, vergat; sin autem, quo<text:line-break/>oportet, his oportet aperire, quemadmodum stngula<text:line-break/>vergunt.</text:span></text:span></text:p>
      <text:p text:style-name="P52">Alias jam et haec didicisti, ducenda plane esse, quo<text:line-break/>vergunt , per conveniente regioneS; avertenda autem at-<text:line-break/>que revellenda, quae non bene vergant. Aperire autem<text:line-break/>dixit nunc, non ut in abscessibus dicere consuevimus, pro<text:line-break/>eo quod est fcalpro dividere; fed in communiori signisi-<text:line-break/>cato accipitur , fub quo recludere continetur, et venas<text:line-break/>nobiS in marifcis et venas nasi atque uteri, quum per<text:line-break/>haec itinera evacuamus, recludentibus et fistulas aliquas<text:line-break/>satis longo tempore patere consuetas , sed aliqua de causa</text:p>
      <text:p text:style-name="P54">obstructas. Et aliquo per aures cerebri purgamenta elicere<text:line-break/>solito, si repente evacuatio fuppressa sit ac proinde ver-<text:line-break/>tigo oculorumque tenebrae supervenerint, si ad aures ma-<text:line-break/>teriam per aperientia medicamenta incitemus, statim ho-<text:line-break/>minem fublevatum noverimus.</text:p>
      <text:h text:style-name="Heading_20_2" text:outline-level="2">XXXIII.</text:h>
      <text:p text:style-name="P31">L<text:span text:style-name="Default_20_Paragraph_20_Font"><text:span text:style-name="T11">aetae pustulae non admodum pruriginosae, quales Simon<text:line-break/>hieme habebat, qui quum ad ignem inungeretur aut ca-<text:line-break/>lida lavaretur</text:span></text:span>, i<text:span text:style-name="Default_20_Paragraph_20_Font"><text:span text:style-name="T11">uvabatur. Domitus non se</text:span></text:span>r<text:span text:style-name="Default_20_Paragraph_20_Font"><text:span text:style-name="T11">abant. Puto,<text:line-break/>si quis calida fementa adhibuisset, utilitatem percepisset.</text:span></text:span></text:p>
      <text:p text:style-name="P52">Ut de tuberculis dicebamuS , quaecunque ex calido<text:line-break/>humore nascuntur , celeris videlicet ea judicationiS esse,<text:line-break/>ac minime lata; ex frigido vero, lata atque diuturna i ea-<text:line-break/>dem ratione et de pustulis disserendum est; neque enim<text:line-break/>toto genere, fed IlumoriS ipsaS generantis qualitate, at<text:line-break/>tuberculis differunt. Egerminant autem natura corporis</text:p>
      <text:p text:style-name="P54"><text:span text:style-name="Default_20_Paragraph_20_Font"><text:span text:style-name="T1">altiores sedes repurgantu</text:span></text:span><text:span text:style-name="Default_20_Paragraph_20_Font"><text:span text:style-name="T11">r</text:span></text:span><text:span text:style-name="Default_20_Paragraph_20_Font"><text:span text:style-name="T1"> ut nonnunquam per excretio-<text:line-break/>nem, ita et per depositionem ad eutaneas.. partes. . Sub-<text:line-break/>tiliores siquidem dilutioresqne succos extenuans natura<text:line-break/>discutit; crassioribus. autem cuti,. fed potius pelliculae<text:line-break/>epidemiis, quae vocatur, utpote densiori inhaerescentibus<text:line-break/>pustulae exoriuntur; id magis illis incidit, quicunque<text:line-break/>densiore ac duriore cute </text:span></text:span><text:span text:style-name="Default_20_Paragraph_20_Font"><text:span text:style-name="T11">t</text:span></text:span><text:span text:style-name="Default_20_Paragraph_20_Font"><text:span text:style-name="T1">uut ; difficilis est enim per ipfam<text:line-break/>pinguiorem tenaciorumque succorum transitus. In hunc<text:line-break/>modum igitur et Simoni hieme latas pustulas effloruisse<text:line-break/>narrat, quo tempore corpus lavationibus uso aut prope<text:line-break/>ignem peruncto insigniter calefactum fuit: alie tempore<text:line-break/>autem succi id .genus pustularum auctores interius latita-<text:line-break/>bant. Deinde , inquit, ipfum nullum ex vomitibus fru-<text:line-break/>ctum percepisse. Utrum vero Hippocrates au alius quis-<text:line-break/>piam vomitionibus uti consuluerit, non declararit; verum<text:line-break/>neque id scire nobis necesse. est: tantum illud novisse fa-.<text:line-break/>fis sit, succos ad cutem vergentes per eam esse eyacuan-<text:line-break/>dos: nam iterum ad intima corporis revulsio ipsis valde</text:span></text:span></text:p>
      <text:p text:style-name="P54"><text:span text:style-name="Default_20_Paragraph_20_Font"><text:span text:style-name="T1">longinqua est; ut per -alvum aut vomitum evacuentur.<text:line-break/>Sed forsan me dicere putabis numquam purgatione per<text:line-break/>alium in talibus utendum. esse. Ego vero non id dico;<text:line-break/>nam in libris de arte curandi, in quibus corporibus per-<text:line-break/>multa humorum copia est, iis utiles esse purgationes- di-<text:line-break/>dicisti: priusquam enim ita redundantem materiam aut<text:line-break/>venae scissione aut purgatione quis eduxerit , si fovens,<text:line-break/>hoc est calidis utens, ipsam difcuterenonetur, plus attra-<text:line-break/>het quam per ,utem evacuabit. Sed cuti inhaerentium<text:line-break/>succorum curatio pretium per fotus et calida medicamenta<text:line-break/>praestatur, ac praecipue si latae pustulae fuerint ; signum<text:line-break/>est enim earum succum non calidum, non tenuem, fed<text:line-break/>admodum .massum ac frigidum esse. Jam vero etttuber-<text:line-break/>culorum superius notitiam habuistis, quod videlicet- in<text:line-break/>acutum fastigiata et veluti turgentia calidorum succorum<text:line-break/>gemina sunt, contra fe</text:span></text:span><text:span text:style-name="Default_20_Paragraph_20_Font"><text:span text:style-name="T11">t</text:span></text:span><text:span text:style-name="Default_20_Paragraph_20_Font"><text:span text:style-name="T1">e habentia frigidorum. Ipsa verei<text:line-break/>turgere ex pruritu atque dolore dignoscere licet: moderate</text:span></text:span></text:p>
      <text:p text:style-name="P54">enim calida pruritus solum excitant, sed vehementius ca-<text:line-break/>lesacientia statim mordent atque contristant.</text:p>
      <text:h text:style-name="Heading_20_2" text:outline-level="2">XXXIV.</text:h>
      <text:p text:style-name="P31"><text:span text:style-name="Default_20_Paragraph_20_Font"><text:span text:style-name="T11">Quaecunque concoqui opus est, occludi convenit ; contrar</text:span></text:span>i<text:span text:style-name="Default_20_Paragraph_20_Font"><text:span text:style-name="T11">a<text:line-break/>vero exsiccare atque aperire.</text:span></text:span></text:p>
      <text:p text:style-name="P52">Et de his saepius nostram sententiam audivistis et<text:line-break/>maxime ubi de ducentibus ad suppurationem medicamentis<text:line-break/>locuti sumus, non oportere scilicet eorum facultatem dis-<text:line-break/>cursoriam esse , sed retentoriam atque inhaesoriam , a<text:line-break/>GraeciS emplasticam appellatam ; haec enim impediunt,<text:line-break/>retinent atque occludunt insitum calidum ipsum difflari<text:line-break/>non permittentia ; ab hoc vero excrementa concoquuntur.<text:line-break/>Caeterum me rursum hoc loco obaudite ac nolite putare<text:line-break/>me omnia concoctu dissicilia nullumque pus habentia ita<text:line-break/>curari dicere. Nonnulla enim ex his emplastris istis me-<text:line-break/>dicamentis putrefiunt aut propter humorum ipsa crean-</text:p>
      <text:p text:style-name="P54"><text:span text:style-name="Default_20_Paragraph_20_Font"><text:span text:style-name="T1">tium pravitatem aut ob affecti membri imbecillitatem in<text:line-break/>genitum colorem, ita pusillum aegrumque habentis, ut<text:line-break/>neque humorum in ipsum delec</text:span></text:span><text:span text:style-name="Default_20_Paragraph_20_Font"><text:span text:style-name="T11">t</text:span></text:span><text:span text:style-name="Default_20_Paragraph_20_Font"><text:span text:style-name="T1">orum concoctionem aggre-<text:line-break/>diatur. Porro in horum curatione fcarisicationibus altissi-<text:line-break/>mis cutem rescindimus et plerumque usque est profundum<text:line-break/>in multis affecti membri partibus dissecamus., medicamini-<text:line-break/>busque siccantiflrmis utimur. Hujusmodi namque iustam-<text:line-break/>oratio</text:span></text:span><text:span text:style-name="Default_20_Paragraph_20_Font"><text:span text:style-name="T11">n</text:span></text:span><text:span text:style-name="Default_20_Paragraph_20_Font"><text:span text:style-name="T1">ibus gangraena impendet, ab ipsis devicto jam ac<text:line-break/>prope ad perfectam exstinctionem accedente calore ingenito.<text:line-break/>In quibus igitur inflammationibus aut omnino quibus in<text:line-break/>tumoribus innatum calidum non ut exstinguatur funditus-<text:line-break/>que. aboleatur periculum subiit; atque ideo remedio ad-<text:line-break/>bibito vincere humores potest, ad id genus vitia medica-<text:line-break/>meutis emplasticis utimur, quae per haec verba manifeste<text:line-break/>declaravit inquiens, quaecunque . concoqui opus esu At<text:line-break/>quae ad id devenerunt, ut mox in gaugraenam da</text:span></text:span><text:span text:style-name="Default_20_Paragraph_20_Font"><text:span text:style-name="T11">t</text:span></text:span><text:span text:style-name="Default_20_Paragraph_20_Font"><text:span text:style-name="T1">ura sint,<text:line-break/>et quae jam computrescunt, statim neque concocti</text:span></text:span><text:span text:style-name="Default_20_Paragraph_20_Font"><text:span text:style-name="T11">o</text:span></text:span><text:span text:style-name="Default_20_Paragraph_20_Font"><text:span text:style-name="T1">nem<text:line-break/>postulant.. Idcirco alia quidem, ut diri, evacuationibus per</text:span></text:span></text:p>
      <text:p text:style-name="P54"><text:span text:style-name="Default_20_Paragraph_20_Font"><text:span text:style-name="T1">scarificationes et incisiones medicamentisque valentissimis<text:line-break/>curamus; alia vero. jam putria recidimus atque perurimus.<text:line-break/>Recte itaque adjecit; co</text:span></text:span><text:span text:style-name="Default_20_Paragraph_20_Font"><text:span text:style-name="T9">n</text:span></text:span><text:span text:style-name="Default_20_Paragraph_20_Font"><text:span text:style-name="T1">traria vero exsiccare ac aperire,<text:line-break/>hoc est suppuratione non egentia; opus est enim in non<text:line-break/>admittentibus suppurationem omnes exitus recludere uf-<text:line-break/>scetaque membra arefacere. Ex his itaque patet, non<text:line-break/>recte a quibusdam scriptum esse , quaecunque exsiccari<text:line-break/>opus .est, jacere oportet, hoc est jacentia quiescere: prae-<text:line-break/>ter al.. .enim quod .exiguum quoddam est ac manifestum, -<text:line-break/>ut accurate de ipso Hippocratem scribere .opus no</text:span></text:span><text:span text:style-name="Default_20_Paragraph_20_Font"><text:span text:style-name="T9">n</text:span></text:span><text:span text:style-name="Default_20_Paragraph_20_Font"><text:span text:style-name="T1"> esset<text:line-break/>et oppositio ap</text:span></text:span><text:span text:style-name="Default_20_Paragraph_20_Font"><text:span text:style-name="T9">t</text:span></text:span><text:span text:style-name="Default_20_Paragraph_20_Font"><text:span text:style-name="T1">a declarat, quae non verbo /</text:span></text:span><text:span text:style-name="Default_20_Paragraph_20_Font"><text:span text:style-name="T9">acere, </text:span></text:span><text:span text:style-name="Default_20_Paragraph_20_Font"><text:span text:style-name="T1">sed<text:line-break/>vocr o</text:span></text:span><text:span text:style-name="Default_20_Paragraph_20_Font"><text:span text:style-name="T9">cc</text:span></text:span><text:span text:style-name="Default_20_Paragraph_20_Font"><text:span text:style-name="T1">l</text:span></text:span><text:span text:style-name="Default_20_Paragraph_20_Font"><text:span text:style-name="T9">usa este</text:span></text:span><text:span text:style-name="Default_20_Paragraph_20_Font"><text:span text:style-name="T1"> respondet: occlusis namque et cohibi-<text:line-break/>tis contraria sunt. quae digeruntur atque siccantur- Huic<text:line-break/>fermoni quidem sequentem copulant et . maxime qui post<text:line-break/>vocem hanc., </text:span></text:span><text:span text:style-name="Default_20_Paragraph_20_Font"><text:span text:style-name="T9">quemadm</text:span></text:span><text:span text:style-name="Default_20_Paragraph_20_Font"><text:span text:style-name="T1">o</text:span></text:span><text:span text:style-name="Default_20_Paragraph_20_Font"><text:span text:style-name="T9">du</text:span></text:span><text:span text:style-name="Default_20_Paragraph_20_Font"><text:span text:style-name="T1">m, scriptam esse volunt , ut tota<text:line-break/>oratio ita </text:span></text:span><text:span text:style-name="Default_20_Paragraph_20_Font"><text:span text:style-name="T9">t</text:span></text:span><text:span text:style-name="Default_20_Paragraph_20_Font"><text:span text:style-name="T1">e habeat, quaecunque concoqui opus est, occludi-<text:line-break/>convenit, contraria vero exsiccare atque aperire.</text:span></text:span></text:p>
      <text:h text:style-name="P25" text:outline-level="2"><text:span text:style-name="Default_20_Paragraph_20_Font">XXXV.</text:span></text:h>
      <text:p text:style-name="P31"><text:span text:style-name="Default_20_Paragraph_20_Font"><text:span text:style-name="T9">s</text:span></text:span><text:span text:style-name="Default_20_Paragraph_20_Font"><text:span text:style-name="T1">i</text:span></text:span><text:span text:style-name="Default_20_Paragraph_20_Font"><text:span text:style-name="T9">cut oculorum stuxu laborant</text:span></text:span><text:span text:style-name="Default_20_Paragraph_20_Font"><text:span text:style-name="T1">i</text:span></text:span><text:span text:style-name="Default_20_Paragraph_20_Font"><text:span text:style-name="T9">bu</text:span></text:span><text:span text:style-name="Default_20_Paragraph_20_Font"><text:span text:style-name="T1">s, </text:span></text:span><text:span text:style-name="Default_20_Paragraph_20_Font"><text:span text:style-name="T9">si aliter v</text:span></text:span><text:span text:style-name="Default_20_Paragraph_20_Font"><text:span text:style-name="T1">i</text:span></text:span><text:span text:style-name="Default_20_Paragraph_20_Font"><text:span text:style-name="T9">detur con-<text:line-break/>ducere</text:span></text:span><text:span text:style-name="Default_20_Paragraph_20_Font"><text:span text:style-name="T1"> , i</text:span></text:span><text:span text:style-name="Default_20_Paragraph_20_Font"><text:span text:style-name="T9">n fauce</text:span></text:span><text:span text:style-name="Default_20_Paragraph_20_Font"><text:span text:style-name="T1">s </text:span></text:span><text:span text:style-name="Default_20_Paragraph_20_Font"><text:span text:style-name="T9">retrahere</text:span></text:span><text:span text:style-name="Default_20_Paragraph_20_Font"><text:span text:style-name="T1"> c</text:span></text:span><text:span text:style-name="Default_20_Paragraph_20_Font"><text:span text:style-name="T9">onven</text:span></text:span><text:span text:style-name="Default_20_Paragraph_20_Font"><text:span text:style-name="T1">i</text:span></text:span><text:span text:style-name="Default_20_Paragraph_20_Font"><text:span text:style-name="T9">t.</text:span></text:span></text:p>
      <text:p text:style-name="P52"><text:span text:style-name="Default_20_Paragraph_20_Font"><text:span text:style-name="T1">Atqui quod haec verba docent, praedicto simile non<text:line-break/>est; siccare enim et aperire aliud est .quam retrahere.<text:line-break/>Quomodo igitur, quum praedixerit, contraria exsiccare<text:line-break/>operiet et aperire, poterit exempli loco de oculis fluxione<text:line-break/>vexatis dicere, </text:span></text:span><text:span text:style-name="Default_20_Paragraph_20_Font"><text:span text:style-name="T9">retrahere</text:span></text:span><text:span text:style-name="Default_20_Paragraph_20_Font"><text:span text:style-name="T1"> i</text:span></text:span><text:span text:style-name="Default_20_Paragraph_20_Font"><text:span text:style-name="T9">n fauce</text:span></text:span><text:span text:style-name="Default_20_Paragraph_20_Font"><text:span text:style-name="T1">s.</text:span></text:span></text:p>
      <text:h text:style-name="Heading_20_2" text:outline-level="2"><text:span text:style-name="Default_20_Paragraph_20_Font">XXXVI.</text:span></text:h>
      <text:p text:style-name="P55"><text:span text:style-name="Default_20_Paragraph_20_Font"><text:span text:style-name="T9">Et ub</text:span></text:span><text:span text:style-name="Default_20_Paragraph_20_Font"><text:span text:style-name="T1">i </text:span></text:span><text:span text:style-name="Default_20_Paragraph_20_Font"><text:span text:style-name="T9">eructa</text:span></text:span><text:span text:style-name="Default_20_Paragraph_20_Font"><text:span text:style-name="T1">ti</text:span></text:span><text:span text:style-name="Default_20_Paragraph_20_Font"><text:span text:style-name="T9">o confert et quaecunque alia e</text:span></text:span><text:span text:style-name="Default_20_Paragraph_20_Font"><text:span text:style-name="T1">j</text:span></text:span><text:span text:style-name="Default_20_Paragraph_20_Font"><text:span text:style-name="T9">us</text:span></text:span><text:span text:style-name="Default_20_Paragraph_20_Font"><text:span text:style-name="T1">m</text:span></text:span><text:span text:style-name="Default_20_Paragraph_20_Font"><text:span text:style-name="T9">odi.</text:span></text:span></text:p>
      <text:p text:style-name="P55"><text:span text:style-name="Default_20_Paragraph_20_Font"><text:span text:style-name="T1">p i Auxiliorum revellentium haec una quaedam species<text:line-break/>est, ipfo nobis consulente diuturnas oculorum fluxiones<text:line-break/>traducere, ad fauces videlicet per acria medicamenta re-<text:line-break/>trahentibus: quibus palatum inungere: utque gargarixent<text:line-break/>jubere conveniet, si nihil ex hoo pejus effecturi firmus.</text:span></text:span></text:p>
      <text:p text:style-name="P54"><text:span text:style-name="Default_20_Paragraph_20_Font"><text:span text:style-name="T1">Nam in quibus suspicamur, ne forte in afperam arteriam<text:line-break/>et pulmones fluxio divertat, tunc ab hujusmodi revulsione<text:line-break/>cavemus. Quemadmodum igitur hoc loco consuluit , ita<text:line-break/>et in aliis te animadvertere jubet, ne quod ex membris,<text:line-break/>ad quae materiam retrahis, magnum detrimentum future<text:line-break/>periclitetur.. Aliqui vero de oculis vitio , quod rhyas<text:line-break/>vocatur, laborantibus, ab ipsis sermonem hunc factum<text:line-break/>esse ajunt, quemadmodum et Lycus voluit, qui longam<text:line-break/>orationem contexens ab oculis in palatum usque meatum<text:line-break/>quendam pertinere dicit, illorum excrementa per hanc<text:line-break/>regionem evacua</text:span></text:span><text:span text:style-name="Default_20_Paragraph_20_Font"><text:span text:style-name="T9">n</text:span></text:span><text:span text:style-name="Default_20_Paragraph_20_Font"><text:span text:style-name="T1">tem: hunc meatum prope majorcm an-<text:line-break/>gulam situm esse, ac morbum eum, quem rhyada nominant,<text:line-break/>tribus modis suboriri, aut foramine aliquo modo clauso aut<text:line-break/>obstructo aut multo excremento in oculo; alio item modo,<text:line-break/>quum cicatrix in angulo effecta meatum obcaeca vetite<text:line-break/>quam ex post acan thidum collecto, adeo ut effundatur,<text:line-break/>nequeunte meatu ob naturalem angustiam ipsum totum<text:line-break/>continere: vocatarum aeanthidum excisionem et aliter</text:span></text:span></text:p>
      <text:p text:style-name="P53"><text:span text:style-name="Default_20_Paragraph_20_Font"><text:span text:style-name="T1">ulcerato loco obduci. ait.; .hanc insanabilem esse, alias vero<text:line-break/>.curabiles, nobis ad fauces materiam- retrahentibus. Illud<text:line-break/>autem et ubi eructatio. confert., adjectum est, , Hippocrate<text:line-break/>per notas quasdam sibi ipsi conscribente.- Quod enim ubi<text:line-break/>. eructatio conducit, ibi ructus citare conveniat, fatis con-</text:span></text:span></text:p>
      <text:p text:style-name="P52"><text:span text:style-name="Default_20_Paragraph_20_Font"><text:span text:style-name="T1">stat; quibus autum conducat, non. dixit. Sed neque in<text:line-break/>oculis rhyade laborantibus quicquam huic simile. est, pro-<text:line-break/>p ter ea or sine ordine interpositum obscuritatem peperit:<text:line-break/>ad oculos enim rhyade vexatos re vulli.vum auxilium scri-<text:line-break/>psit. Haec autem verba et ubi eructatio confert .et de<text:line-break/>oculis rhyate tentatis dicta esse co</text:span></text:span><text:span text:style-name="Default_20_Paragraph_20_Font"><text:span text:style-name="T9">n</text:span></text:span><text:span text:style-name="Default_20_Paragraph_20_Font"><text:span text:style-name="T1">venit , sed nihil ad<text:line-break/>ipscrum medicationem eructatio conferre,.videtur, aut al-<text:line-break/>terius esse orationis mitium. Propterea et nonnulli coa,-<text:line-break/>cti sunt, ipsis a-superius. dictis separantes, alteram .lo.cu-<text:line-break/>tionem hunc in modum instituere, et ubi .eructatio confert<text:line-break/>et quaecunque alia ejusmodi transitus aperiri; verum ne-<text:line-break/>-que item haec quae subiciuntur ,. -ut nares etalia quibus<text:line-break/>opus. est et reliqua^ isti. locutioni respondere . ac-propria</text:span></text:span></text:p>
      <text:p text:style-name="P54"><text:span text:style-name="Default_20_Paragraph_20_Font"><text:span text:style-name="T1">esse videntur. Itaque quicunque Hippocratem istud fotum<text:line-break/>per se sibi ipsi notasse ajunt, ubi eructatio confert, ipfum<text:line-break/>censere putant, ut interdum ructus movendos esse censu-<text:line-break/>laurus : hosqui</text:span></text:span><text:span text:style-name="Default_20_Paragraph_20_Font"><text:span text:style-name="T9">y</text:span></text:span><text:span text:style-name="Default_20_Paragraph_20_Font"><text:span text:style-name="T1"> illis , quorum venter instatus est, convenire<text:line-break/>affirmant , atque illis potissimum, in quibus flatuofus fpi— .<text:line-break/>ritus per inferna exhalare non potest. Quin etiam et os<text:line-break/>ventriculi infirmum per eructationes tamquam per pro-<text:line-break/>-priam exercitationem corroborari ajunt; eructationesque<text:line-break/>altare consulunt, non per medicamina fotum, sed etiam<text:line-break/>ipsum assidue ructare studentem, quum quemlibet exiguum<text:line-break/>-spiritum in ore ventriculi sentiat. At Sabinus ex vasculo<text:line-break/>angusti oris bibentem ructus movere jubet. Alii veru<text:line-break/>flatuosi spiritus expulsiones undecunque sime et utcunque<text:line-break/>fiant, eructationem ipsum appellasse contendunt; feeun-<text:line-break/>dum quorum sententiam tussis, sternutatio, singultus, ven-<text:line-break/>tris crepitus atque per omne corpus^ spiritus diffiationes,<text:line-break/>eructationes vocabuntur. Nonnulli autem et omnem ex-<text:line-break/>cretionem non spiritus modo, verum etiam aliquorum hu-</text:span></text:span></text:p>
      <text:p text:style-name="P54"><text:span text:style-name="Default_20_Paragraph_20_Font"><text:span text:style-name="T1">turdorum eructationem appellatam esse dicunt, poetae verba<text:line-break/>in testimonium recita</text:span></text:span><text:span text:style-name="Default_20_Paragraph_20_Font"><text:span text:style-name="T9">n</text:span></text:span><text:span text:style-name="Default_20_Paragraph_20_Font"><text:span text:style-name="T1">tes, ubi inquit:</text:span></text:span></text:p>
      <text:p text:style-name="P55"><text:span text:style-name="Default_20_Paragraph_20_Font"><text:span text:style-name="T9">Eructante mari sura</text:span></text:span><text:span text:style-name="Default_20_Paragraph_20_Font"><text:span text:style-name="T1">s.</text:span></text:span></text:p>
      <text:p text:style-name="P48"><text:span text:style-name="Default_20_Paragraph_20_Font"><text:span text:style-name="T1">Hancque vitiosam explanandi riam aperiunt. Nam si a<text:line-break/>-poetis raro et quodam poetico modo dicta, ut propria<text:line-break/>accepta quis interpretetur, etiam omnia dilucide narrata,<text:line-break/>pervertere poterit. </text:span></text:span></text:p>
      <text:h text:style-name="Heading_20_2" text:outline-level="2"><text:span text:style-name="Default_20_Paragraph_20_Font">XXXVH.</text:span></text:h>
      <text:p text:style-name="P31"><text:span text:style-name="Default_20_Paragraph_20_Font"><text:span text:style-name="T1">-T</text:span></text:span><text:span text:style-name="Default_20_Paragraph_20_Font"><text:span text:style-name="T9">ransitu</text:span></text:span><text:span text:style-name="Default_20_Paragraph_20_Font"><text:span text:style-name="T1">s </text:span></text:span><text:span text:style-name="Default_20_Paragraph_20_Font"><text:span text:style-name="T9">aper</text:span></text:span><text:span text:style-name="Default_20_Paragraph_20_Font"><text:span text:style-name="T1">i</text:span></text:span><text:span text:style-name="Default_20_Paragraph_20_Font"><text:span text:style-name="T9">r</text:span></text:span><text:span text:style-name="Default_20_Paragraph_20_Font"><text:span text:style-name="T1">ip </text:span></text:span><text:span text:style-name="Default_20_Paragraph_20_Font"><text:span text:style-name="T9">ut nare</text:span></text:span><text:span text:style-name="Default_20_Paragraph_20_Font"><text:span text:style-name="T1">s </text:span></text:span><text:span text:style-name="Default_20_Paragraph_20_Font"><text:span text:style-name="T9">et a</text:span></text:span><text:span text:style-name="Default_20_Paragraph_20_Font"><text:span text:style-name="T1">l</text:span></text:span><text:span text:style-name="Default_20_Paragraph_20_Font"><text:span text:style-name="T9">ia qu</text:span></text:span><text:span text:style-name="Default_20_Paragraph_20_Font"><text:span text:style-name="T1">i</text:span></text:span><text:span text:style-name="Default_20_Paragraph_20_Font"><text:span text:style-name="T9">bu</text:span></text:span><text:span text:style-name="Default_20_Paragraph_20_Font"><text:span text:style-name="T1">s </text:span></text:span><text:span text:style-name="Default_20_Paragraph_20_Font"><text:span text:style-name="T9">opu</text:span></text:span><text:span text:style-name="Default_20_Paragraph_20_Font"><text:span text:style-name="T1">s </text:span></text:span><text:span text:style-name="Default_20_Paragraph_20_Font"><text:span text:style-name="T9">est, et ut<text:line-break/>conveni</text:span></text:span><text:span text:style-name="Default_20_Paragraph_20_Font"><text:span text:style-name="T1">t </text:span></text:span><text:span text:style-name="Default_20_Paragraph_20_Font"><text:span text:style-name="T9">et qual</text:span></text:span><text:span text:style-name="Default_20_Paragraph_20_Font"><text:span text:style-name="T1">i</text:span></text:span><text:span text:style-name="Default_20_Paragraph_20_Font"><text:span text:style-name="T9">a e</text:span></text:span><text:span text:style-name="Default_20_Paragraph_20_Font"><text:span text:style-name="T1">t </text:span></text:span><text:span text:style-name="Default_20_Paragraph_20_Font"><text:span text:style-name="T9">ubi et quando e</text:span></text:span><text:span text:style-name="Default_20_Paragraph_20_Font"><text:span text:style-name="T1">t </text:span></text:span><text:span text:style-name="Default_20_Paragraph_20_Font"><text:span text:style-name="T9">quan</text:span></text:span><text:span text:style-name="Default_20_Paragraph_20_Font"><text:span text:style-name="T1">t</text:span></text:span><text:span text:style-name="Default_20_Paragraph_20_Font"><text:span text:style-name="T9">um. opdr-<text:line-break/>tet, ut sudore</text:span></text:span><text:span text:style-name="Default_20_Paragraph_20_Font"><text:span text:style-name="T1">s </text:span></text:span><text:span text:style-name="Default_20_Paragraph_20_Font"><text:span text:style-name="T9">et al</text:span></text:span><text:span text:style-name="Default_20_Paragraph_20_Font"><text:span text:style-name="T1">i</text:span></text:span><text:span text:style-name="Default_20_Paragraph_20_Font"><text:span text:style-name="T9">a plane omn</text:span></text:span><text:span text:style-name="Default_20_Paragraph_20_Font"><text:span text:style-name="T1">i</text:span></text:span><text:span text:style-name="Default_20_Paragraph_20_Font"><text:span text:style-name="T9">a.</text:span></text:span></text:p>
      <text:p text:style-name="P52"><text:span text:style-name="Default_20_Paragraph_20_Font"><text:span text:style-name="T1">Id per </text:span></text:span><text:span text:style-name="Default_20_Paragraph_20_Font"><text:span text:style-name="T9">t</text:span></text:span><text:span text:style-name="Default_20_Paragraph_20_Font"><text:span text:style-name="T1">e quidem memoratu dignum est; conducit<text:line-break/>anim omnes supervacuorum excretorios meatus aperiri,<text:line-break/>et cuin superioribus verbis coniungi potest, duplicem sic<text:line-break/>utilitatem praebens, propriam quidem in oculis rhyade</text:span></text:span></text:p>
      <text:p text:style-name="P54"><text:span text:style-name="Default_20_Paragraph_20_Font"><text:span text:style-name="T1">morbo vexatis ; communem vero omnium , in quibus re-<text:line-break/>trahere aut derivare convenit. Nam si revulsione opus<text:line-break/>sit, ipsam autem facere vereamur, derivare sanguinem ac<text:line-break/>totum corpus inanire convenit; fed quae deinceps feripta<text:line-break/>sunt, persaepe jam abipso inomui evacuatione commoda<text:line-break/>esse didicimus. Oportet enim quum evacuatio requiritur,<text:line-break/>non simpliciter ad - ipsum accedere, fed prius definientem,<text:line-break/>qua ratione facienda sit et quae debeat esse evacuanda<text:line-break/>materia, per quam regionem, quo tempore et qua men-<text:line-break/>sura. Nunc vero etiam reminiscentiae caula de singulis<text:line-break/>breviter agamus... i Istud quidem ut .conve</text:span></text:span><text:span text:style-name="Default_20_Paragraph_20_Font"><text:span text:style-name="T11">n</text:span></text:span><text:span text:style-name="Default_20_Paragraph_20_Font"><text:span text:style-name="T1">it, tale quod-<text:line-break/>fiam. significat: transitus recludendi .sunt, non simpliciter<text:line-break/>quidem ac utcunque, .fed ut convenit;. id vero modum<text:line-break/>significat, quo evacuationes facimus, ut in iis, quae lu<text:line-break/>ventresunt, . per. clysterem, per glandulam, per subducens<text:line-break/>medicamentum et in horum singulis per quaedam certa:<text:line-break/>nam et clysteres et glandulae et subducentia vocata medi-<text:line-break/>cementa multlsormiter . componuntur, Eae igitur parti-</text:span></text:span></text:p>
      <text:p text:style-name="P53"><text:span text:style-name="Default_20_Paragraph_20_Font"><text:span text:style-name="T1">culae , </text:span></text:span><text:span text:style-name="Default_20_Paragraph_20_Font"><text:span text:style-name="T9">u</text:span></text:span><text:span text:style-name="Default_20_Paragraph_20_Font"><text:span text:style-name="T1">t </text:span></text:span><text:span text:style-name="Default_20_Paragraph_20_Font"><text:span text:style-name="T9">conven</text:span></text:span><text:span text:style-name="Default_20_Paragraph_20_Font"><text:span text:style-name="T1">it, tale quiddam significant ; hae vero<text:line-break/></text:span></text:span><text:span text:style-name="Default_20_Paragraph_20_Font"><text:span text:style-name="T9">, qual</text:span></text:span><text:span text:style-name="Default_20_Paragraph_20_Font"><text:span text:style-name="T1">i</text:span></text:span><text:span text:style-name="Default_20_Paragraph_20_Font"><text:span text:style-name="T9">a</text:span></text:span><text:span text:style-name="Default_20_Paragraph_20_Font"><text:span text:style-name="T1"> evacuandorum qualitatem innuit, hoc est numquid<text:line-break/>aquosa et tenuia evacuare melius sit, an pituitosum </text:span></text:span><text:span text:style-name="Default_20_Paragraph_20_Font"><text:span text:style-name="T9">t</text:span></text:span><text:span text:style-name="Default_20_Paragraph_20_Font"><text:span text:style-name="T1">uc-<text:line-break/>cutn an biliosum an melancholicum; et horum num ali-<text:line-break/>quem an et omnes. Ea vox, </text:span></text:span><text:span text:style-name="Default_20_Paragraph_20_Font"><text:span text:style-name="T9">ub</text:span></text:span><text:span text:style-name="Default_20_Paragraph_20_Font"><text:span text:style-name="T1">i, partem corporis, per<text:line-break/>quam evacuare oporteat, indicat. Etsi namque per in-<text:line-break/>feriora faciendam esse evacuationem cognoscamus, nihilo-<text:line-break/>miuus per quam ex inferioribus partibus facienda sit,<text:line-break/>definire opus esu Propterea et quidam loco hujus vocis,<text:line-break/></text:span></text:span><text:span text:style-name="Default_20_Paragraph_20_Font"><text:span text:style-name="T9">ub</text:span></text:span><text:span text:style-name="Default_20_Paragraph_20_Font"><text:span text:style-name="T1">i, </text:span></text:span><text:span text:style-name="Default_20_Paragraph_20_Font"><text:span text:style-name="T9">qua</text:span></text:span><text:span text:style-name="Default_20_Paragraph_20_Font"><text:span text:style-name="T1">, scripserunt, per quam partem significantes, utrum<text:line-break/>per vesicam an alvum an uterum : item per superiora,<text:line-break/>utrum per nares aut os: est quaedam etiam per omne<text:line-break/>corpus evacuatio et quae per sudores et quae per laten-<text:line-break/>tem vocatam transpirationem , ea vox; </text:span></text:span><text:span text:style-name="Default_20_Paragraph_20_Font"><text:span text:style-name="T9">quand</text:span></text:span><text:span text:style-name="Default_20_Paragraph_20_Font"><text:span text:style-name="T1">o, evidenter<text:line-break/>tempus, quo fit evacuandum, declarat, utrum scilicet ab<text:line-break/>initio ante morbi concoctionem, quando, ut ipsi. inquit,<text:line-break/>materia turget et natura animalia regens ad humorum ex-<text:line-break/>cretionem compellitur; an post vexantium humorum con-</text:span></text:span></text:p>
      <text:p text:style-name="P49"><text:span text:style-name="Default_20_Paragraph_20_Font"><text:span text:style-name="T1">coctionem ; nam et hoc ipse quemadmodum et prius dictum<text:line-break/>in aphorismis docuit. lllud vero </text:span></text:span><text:span text:style-name="Default_20_Paragraph_20_Font"><text:span text:style-name="T9">e</text:span></text:span><text:span text:style-name="Default_20_Paragraph_20_Font"><text:span text:style-name="T1">t </text:span></text:span><text:span text:style-name="Default_20_Paragraph_20_Font"><text:span text:style-name="T9">quan</text:span></text:span><text:span text:style-name="Default_20_Paragraph_20_Font"><text:span text:style-name="T1">t</text:span></text:span><text:span text:style-name="Default_20_Paragraph_20_Font"><text:span text:style-name="T9">u</text:span></text:span><text:span text:style-name="Default_20_Paragraph_20_Font"><text:span text:style-name="T1">m </text:span></text:span><text:span text:style-name="Default_20_Paragraph_20_Font"><text:span text:style-name="T9">convenit,<text:line-break/></text:span></text:span><text:span text:style-name="Default_20_Paragraph_20_Font"><text:span text:style-name="T1">in calce sermonis dictum materiae evacuandae quantita-<text:line-break/>tem ostendit, quam sibi proponere et coniectura percipere<text:line-break/>medicum oportet. Deinde loco exempli illud ponitur, </text:span></text:span><text:span text:style-name="Default_20_Paragraph_20_Font"><text:span text:style-name="T9">ut<text:line-break/>sudore</text:span></text:span><text:span text:style-name="Default_20_Paragraph_20_Font"><text:span text:style-name="T1">s. Quamvis enim aegrotantibus conducere sudor<text:line-break/>rideatur, attamen et ipse modo eget: immodicus enim<text:line-break/>vires debilitat. Quum in sudoribus vero excessus multi-<text:line-break/>tudinis noxius sit, multo Iane magis in iis, quae evomun-<text:line-break/>tur aut deiiciuntur aut .per mariscas aut uterum eva-<text:line-break/>cuantur.</text:span></text:span></text:p>
      <text:h text:style-name="Heading_20_2" text:outline-level="2"><text:span text:style-name="Default_20_Paragraph_20_Font">XXXVIII.</text:span></text:h>
      <text:p text:style-name="P31"><text:span text:style-name="Default_20_Paragraph_20_Font"><text:span text:style-name="T9">D</text:span></text:span><text:span text:style-name="Default_20_Paragraph_20_Font"><text:span text:style-name="T1">t i</text:span></text:span><text:span text:style-name="Default_20_Paragraph_20_Font"><text:span text:style-name="T9">ngent</text:span></text:span><text:span text:style-name="Default_20_Paragraph_20_Font"><text:span text:style-name="T1">i</text:span></text:span><text:span text:style-name="Default_20_Paragraph_20_Font"><text:span text:style-name="T9">bu</text:span></text:span><text:span text:style-name="Default_20_Paragraph_20_Font"><text:span text:style-name="T1">s m</text:span></text:span><text:span text:style-name="Default_20_Paragraph_20_Font"><text:span text:style-name="T9">al</text:span></text:span><text:span text:style-name="Default_20_Paragraph_20_Font"><text:span text:style-name="T1">is </text:span></text:span><text:span text:style-name="Default_20_Paragraph_20_Font"><text:span text:style-name="T9">fac</text:span></text:span><text:span text:style-name="Default_20_Paragraph_20_Font"><text:span text:style-name="T1">i</text:span></text:span><text:span text:style-name="Default_20_Paragraph_20_Font"><text:span text:style-name="T9">e</text:span></text:span><text:span text:style-name="Default_20_Paragraph_20_Font"><text:span text:style-name="T1">s </text:span></text:span><text:span text:style-name="Default_20_Paragraph_20_Font"><text:span text:style-name="T9">st sit b</text:span></text:span><text:span text:style-name="Default_20_Paragraph_20_Font"><text:span text:style-name="T1">o</text:span></text:span><text:span text:style-name="Default_20_Paragraph_20_Font"><text:span text:style-name="T9">na, signu</text:span></text:span><text:span text:style-name="Default_20_Paragraph_20_Font"><text:span text:style-name="T1">m </text:span></text:span><text:span text:style-name="Default_20_Paragraph_20_Font"><text:span text:style-name="T9">opt</text:span></text:span><text:span text:style-name="Default_20_Paragraph_20_Font"><text:span text:style-name="T1">i</text:span></text:span><text:span text:style-name="Default_20_Paragraph_20_Font"><text:span text:style-name="T9">mu</text:span></text:span><text:span text:style-name="Default_20_Paragraph_20_Font"><text:span text:style-name="T1">m,<text:line-break/>i</text:span></text:span><text:span text:style-name="Default_20_Paragraph_20_Font"><text:span text:style-name="T9">n parv</text:span></text:span><text:span text:style-name="Default_20_Paragraph_20_Font"><text:span text:style-name="T1">is </text:span></text:span><text:span text:style-name="Default_20_Paragraph_20_Font"><text:span text:style-name="T9">a</text:span></text:span><text:span text:style-name="Default_20_Paragraph_20_Font"><text:span text:style-name="T1">li</text:span></text:span><text:span text:style-name="Default_20_Paragraph_20_Font"><text:span text:style-name="T9">tem c</text:span></text:span><text:span text:style-name="Default_20_Paragraph_20_Font"><text:span text:style-name="T1">o</text:span></text:span><text:span text:style-name="Default_20_Paragraph_20_Font"><text:span text:style-name="T9">ntraria b</text:span></text:span><text:span text:style-name="Default_20_Paragraph_20_Font"><text:span text:style-name="T1">o</text:span></text:span><text:span text:style-name="Default_20_Paragraph_20_Font"><text:span text:style-name="T9">nae sign</text:span></text:span><text:span text:style-name="Default_20_Paragraph_20_Font"><text:span text:style-name="T1">i</text:span></text:span><text:span text:style-name="Default_20_Paragraph_20_Font"><text:span text:style-name="T9">sicat</text:span></text:span><text:span text:style-name="Default_20_Paragraph_20_Font"><text:span text:style-name="T1">io</text:span></text:span><text:span text:style-name="Default_20_Paragraph_20_Font"><text:span text:style-name="T9">ni sign</text:span></text:span><text:span text:style-name="Default_20_Paragraph_20_Font"><text:span text:style-name="T1">isu-<text:line-break/></text:span></text:span><text:span text:style-name="Default_20_Paragraph_20_Font"><text:span text:style-name="T9">can</text:span></text:span><text:span text:style-name="Default_20_Paragraph_20_Font"><text:span text:style-name="T1">s </text:span></text:span><text:span text:style-name="Default_20_Paragraph_20_Font"><text:span text:style-name="T9">malum..</text:span></text:span></text:p>
      <text:p text:style-name="P53"><text:span text:style-name="Default_20_Paragraph_20_Font"><text:span text:style-name="T1">Et istius orationis secundam partem ex libri enarra-<text:line-break/>turibus alius aliter scribit: at si quis ipsi articulum </text:span></text:span><text:span text:style-name="Default_20_Paragraph_20_Font"><text:span text:style-name="T19">τῇ</text:span></text:span><text:span text:style-name="Default_20_Paragraph_20_Font"><text:span text:style-name="T3"><text:line-break/></text:span></text:span><text:span text:style-name="Default_20_Paragraph_20_Font"><text:span text:style-name="T1">addiderit, omnis quaestio tolletur hunc in modum: in<text:line-break/>parvis autem .contraria significans </text:span></text:span><text:span text:style-name="Default_20_Paragraph_20_Font"><text:span text:style-name="T19">τῇ</text:span></text:span><text:span text:style-name="Default_20_Paragraph_20_Font"><text:span text:style-name="T3"> </text:span></text:span><text:span text:style-name="Default_20_Paragraph_20_Font"><text:span text:style-name="T19">εύσημείη</text:span></text:span><text:span text:style-name="Default_20_Paragraph_20_Font"><text:span text:style-name="T3"> </text:span></text:span><text:span text:style-name="Default_20_Paragraph_20_Font"><text:span text:style-name="T19">τῇ</text:span></text:span><text:span text:style-name="Default_20_Paragraph_20_Font"><text:span text:style-name="T3">, </text:span></text:span><text:span text:style-name="Default_20_Paragraph_20_Font"><text:span text:style-name="T1">hoc est<text:line-break/>bonae significationi , malum ; ut et integra oratio talis sit,<text:line-break/>in ingentibus malis sive affectionibus sive symptomatibus,<text:line-break/>si sit facies bona; hoc est naturali similis, bonum est<text:line-break/>signum. In parvis vero, turium et -hia 1 affectibus aut:<text:line-break/>symptomatibus intellige, si faeles suerit significans coutra-<text:line-break/>ria bonae significationi, malum aliquod significabit. Non-<text:line-break/>nulli quidem palam tamquam ab initio lectio articulum </text:span></text:span><text:span text:style-name="Default_20_Paragraph_20_Font"><text:span text:style-name="T19">τῇ</text:span></text:span><text:span text:style-name="Default_20_Paragraph_20_Font"><text:span text:style-name="T3"><text:line-break/></text:span></text:span><text:span text:style-name="Default_20_Paragraph_20_Font"><text:span text:style-name="T1">haberet, ita explanaverunt, non edocentes, vetera exer</text:span></text:span><text:span text:style-name="Default_20_Paragraph_20_Font"><text:span text:style-name="T9">n-<text:line-break/></text:span></text:span><text:span text:style-name="Default_20_Paragraph_20_Font"><text:span text:style-name="T1">plaria eum articulum bonae significationi adjectum non<text:line-break/>habere, fortasse primo libri scriptore decepto. Alii non<text:line-break/>fotum aliter scripserunt, fed etiam absurdam explanatio-<text:line-break/>nem commenti sunt. Ego vero, ut ab initio dixi, cavens<text:line-break/>ne longius commentaria producerem , multa minus recte</text:span></text:span></text:p>
      <text:p text:style-name="P54"><text:span text:style-name="Default_20_Paragraph_20_Font"><text:span text:style-name="T1">dicta silentio praeterire decrevi. Satis namque congrue</text:span></text:span><text:span text:style-name="Default_20_Paragraph_20_Font"><text:span text:style-name="T9">n</text:span></text:span><text:span text:style-name="Default_20_Paragraph_20_Font"><text:span text:style-name="T1">s<text:line-break/>explanationis propositum mihi esse videtur , si et vera quis<text:line-break/>ru ipsa et ad veteris i mentem edoceat : quemadmodum et<text:line-break/>nunc: facie</text:span></text:span><text:span text:style-name="Default_20_Paragraph_20_Font"><text:span text:style-name="T9">n</text:span></text:span><text:span text:style-name="Default_20_Paragraph_20_Font"><text:span text:style-name="T1">ti a loquacitate discedere licet. Nam si in<text:line-break/>magnis affectibus pro eorum magnitudine sacres collapsa.<text:line-break/>non fit, bonum signum est; in parvis .autem e contrario<text:line-break/>malum quoddam significat. Licet igitur et his, si cui<text:line-break/>placeant, uti. Ego vero ad veterem lectionem et ab<text:line-break/>omnibus aliis explanatoribus concessam me recipiam.</text:span></text:span></text:p>
      <text:h text:style-name="Heading_20_2" text:outline-level="2">.., i <text:span text:style-name="Default_20_Paragraph_20_Font"><text:span text:style-name="T9">. s ... </text:span></text:span>XXXIx - <text:span text:style-name="Default_20_Paragraph_20_Font"><text:span text:style-name="T9">i i . . . i -...</text:span></text:span></text:h>
      <text:p text:style-name="P50"><text:span text:style-name="Default_20_Paragraph_20_Font"><text:span text:style-name="T9"><text:line-break/>Apud magnum, ubi mul</text:span></text:span>i<text:span text:style-name="Default_20_Paragraph_20_Font"><text:span text:style-name="T9">er p</text:span></text:span>o<text:span text:style-name="Default_20_Paragraph_20_Font"><text:span text:style-name="T9">st her</text:span></text:span>o<text:span text:style-name="Default_20_Paragraph_20_Font"><text:span text:style-name="T9">um,. arquato super-<text:line-break/></text:span></text:span>v<text:span text:style-name="Default_20_Paragraph_20_Font"><text:span text:style-name="T9">en</text:span></text:span>i<text:span text:style-name="Default_20_Paragraph_20_Font"><text:span text:style-name="T9">ente.<text:tab/>- . .<text:tab/>. .</text:span></text:span></text:p>
      <text:p text:style-name="P52"><text:span text:style-name="Default_20_Paragraph_20_Font"><text:span text:style-name="T1">Sive superioris locutionis finis est haec particula,<text:line-break/></text:span></text:span><text:span text:style-name="Default_20_Paragraph_20_Font"><text:span text:style-name="T9">apud magnum, </text:span></text:span><text:span text:style-name="Default_20_Paragraph_20_Font"><text:span text:style-name="T1">aut loci alienius index, illis quaerendum<text:line-break/>relinquam, qui medicinalia praetereuntes, ut grammatici<text:line-break/>quam medici interpretari maluerunt. satis est enim de</text:span></text:span></text:p>
      <text:p text:style-name="P54">hiS vocibus , <text:span text:style-name="Default_20_Paragraph_20_Font"><text:span text:style-name="T11">apud magnum,</text:span></text:span> illud tantum dixisse, quod<text:line-break/>veteres interpretes dixerunt aut theatrum aut odion, id<text:line-break/>est locum, ubi poëmata recitabantur aut gymnasium he-<text:line-break/>roum aut domum aliquam aut quodlibet aliud hujusmodi<text:line-break/>ab hac voce , <text:span text:style-name="Default_20_Paragraph_20_Font"><text:span text:style-name="T11">magnum</text:span></text:span> , significari. Transgressum autem<text:line-break/>deinceps ad artiS opera illa considerare utile est; Quod<text:line-break/>per heroum aut post Menelaum , quidam enim ita feri-<text:line-break/>fiunt, aegrotus iIIe iaceret, nihiI quicquam utilitatis ha-<text:line-break/>bet; quemadmodum neque quod deinceps dictum est, <text:span text:style-name="Default_20_Paragraph_20_Font"><text:span text:style-name="T11">ar-<text:line-break/>quato superveniente , </text:span></text:span>et si quam maxime ipsi Hippocrati<text:line-break/>ad reminiscentiam utiIe foret, fortasse quidem praedicto-<text:line-break/>rum , forte vero et ipsum per fe; affectus enim aut co-<text:line-break/>loris arquati mulieri supervenientis memoriam revocat.<text:line-break/>Et hoc Ioco apud veteres explanatores et in Vetustis co-<text:line-break/>dicibus verba haec in margine dicta sunt: secundum alios<text:line-break/>quosdam etiam interpretes his vocibus, <text:span text:style-name="Default_20_Paragraph_20_Font"><text:span text:style-name="T11">arquato super-<text:line-break/>veniente, </text:span></text:span>haec adlecta est, permansit, quemadmodum et<text:line-break/>apud quosdam alioS cum negatione, non permansit; non-<text:line-break/>nulli vero et hanc vocem ipsi apponunt. Sed istud qui-</text:p>
      <text:p text:style-name="P54">dem in locutione differentiam, non in sententia facit, at<text:line-break/>priora sensum in contrarium mutant: nam quum arqua-<text:line-break/>tum affectum aut colorem altera lectio permansisse signifi-<text:line-break/>cet , altera non permansisse assirmat. Per se igitur prae-<text:line-break/>sens sermo scriptus neque si permansit, dicat, neque si<text:line-break/>non permansit, quicquam utilitatis nobis afferre potest,<text:line-break/>quomodo aegrotaret aut quomodo affecta esset ignoranti-<text:line-break/>bus. At si supra scriptis annectatur, prorsum supervacuuS<text:line-break/>est; fatis est enim hoc sedum dictum esse, arquato super-<text:line-break/>veniente, hoc exempto citra faciem apparente, tamquam<text:line-break/>alia exigua esse, si seda dicta forent, viderentur; at ipse<text:line-break/>contrarium significavit, quoniam vaIde a naturali statu<text:line-break/>mutata est. Quod enim infertur, hoc me testari docebit,<text:line-break/>ad quod alias praesentia fermoniS explanationes dimitten-<text:line-break/>tem transire jam tempus est. Fortassis enim et ea quae<text:line-break/>nunc dicta funt, praeter nostrum propositum longiora fue-<text:line-break/>runt r- quum praetermittere decreverim, quaecunque le-<text:line-break/>gentibus ipsa adoICscentibus nihil ad artem profutura sunt.</text:p>
      <text:p text:style-name="P54">Neque enim ad sophisticam facu<text:span text:style-name="Default_20_Paragraph_20_Font"><text:span text:style-name="T11">l</text:span></text:span>tatem, quam prorfus odio<text:line-break/>persequor , eos praeparare constituo ; sed artis opera in<text:line-break/>praesagiendo atque curando, in quibus etiam me semper<text:line-break/>exercui.</text:p>
      <text:h text:style-name="Heading_20_2" text:outline-level="2">XI..</text:h>
      <text:p text:style-name="P31"><text:span text:style-name="Default_20_Paragraph_20_Font"><text:span text:style-name="T11">Qui apud Tim en e i neptem, iste nigro virit</text:span></text:span>l<text:span text:style-name="Default_20_Paragraph_20_Font"><text:span text:style-name="T11">ique colore<text:line-break/></text:span></text:span>sussesm.</text:p>
      <text:p text:style-name="P52">Si ad ea, quae de facie dicta sunt et hoc quis re-<text:line-break/>fert, aIiquid utilitatis percipiet, ac si Ioco exempli dictum<text:line-break/>sit. Par est enim et hunc, cum alia essent exigua, cor-<text:line-break/>pore a naturali statu longe permutato propter id solum<text:line-break/>aut mortuum esse aut in mortis discrimine versatum. Quod<text:line-break/>si <text:span text:style-name="Default_20_Paragraph_20_Font"><text:span text:style-name="T22">μελαγγλσὶρὸς</text:span></text:span><text:span text:style-name="Default_20_Paragraph_20_Font"><text:span text:style-name="T26"> </text:span></text:span>scriptum fit pro eo quod est <text:span text:style-name="Default_20_Paragraph_20_Font"><text:span text:style-name="T22">μελάγγρσυς</text:span></text:span><text:span text:style-name="Default_20_Paragraph_20_Font"><text:span text:style-name="T26">,<text:line-break/></text:span></text:span>hoc est nigrae cutis, ut in quibusdam codicibus reperi-<text:line-break/>mus, adhuc etiam magis solus iste color magnam quan-<text:line-break/>dam noxam significare videbitur, quamvis alia in aegro-<text:line-break/>tante exigua forent.</text:p>
      <text:h text:style-name="P28" text:outline-level="2"><text:bookmark-start text:name="bookmark29"/>XI.I.<text:bookmark-end text:name="bookmark29"/></text:h>
      <text:p text:style-name="P31"><text:span text:style-name="Default_20_Paragraph_20_Font"><text:span text:style-name="T1">sit </text:span></text:span><text:span text:style-name="Default_20_Paragraph_20_Font"><text:span text:style-name="T11">Perin</text:span></text:span><text:span text:style-name="Default_20_Paragraph_20_Font"><text:span text:style-name="T1">s</text:span></text:span><text:span text:style-name="Default_20_Paragraph_20_Font"><text:span text:style-name="T11">ho feminis speciem referens, tale</text:span></text:span><text:span text:style-name="Default_20_Paragraph_20_Font"><text:span text:style-name="T1"> i</text:span></text:span><text:span text:style-name="Default_20_Paragraph_20_Font"><text:span text:style-name="T11">udicatorium;<text:line-break/>et quae circa abdomen talia, quia mi</text:span></text:span><text:span text:style-name="Default_20_Paragraph_20_Font"><text:span text:style-name="T1">r</text:span></text:span><text:span text:style-name="Default_20_Paragraph_20_Font"><text:span text:style-name="T11">tus liberant, quo-<text:line-break/>niam neque satu multo neque stercore multo tenaci<text:line-break/>delecto evacuabatur; neque enim magna erant prae-<text:line-break/>cordula </text:span></text:span><text:span text:style-name="Default_20_Paragraph_20_Font"><text:span text:style-name="T1">.B</text:span></text:span><text:span text:style-name="Default_20_Paragraph_20_Font"><text:span text:style-name="T11">rassicam sep</text:span></text:span><text:span text:style-name="Default_20_Paragraph_20_Font"><text:span text:style-name="T1">t</text:span></text:span><text:span text:style-name="Default_20_Paragraph_20_Font"><text:span text:style-name="T11">imo die comedit , adhuc aegre<text:line-break/>spirans, partes circa abdomen purgatae sunt, recte sui-<text:line-break/>rans essectus est, alvus ipsi expulit.</text:span></text:span></text:p>
      <text:p text:style-name="P52">Non praesentiS sermonis initium, sed prioris finem<text:line-break/>has voces, <text:span text:style-name="Default_20_Paragraph_20_Font"><text:span text:style-name="T11">in Perintho ,</text:span></text:span> Sabinus esse censet; hunc enim<text:line-break/>sermonem communem, illum priVatum esse dicit; consue-<text:line-break/>visse autem Hippocratem privatis sermonibus aut loco-<text:line-break/>sum aut aegrotantium nomina adjicere. Atque praesens<text:line-break/>sermo, quod in parte sit, ex his constat, quae ipse Hip-<text:line-break/>pocrates subdens ait: quod neque multo flatu neque ster-<text:line-break/>core multo tenaci deiecto evacuabatur. Multa vero in<text:line-break/>voluminibus de morbis popularibus, in quibusdam parti-</text:p>
      <text:p text:style-name="P54">cuiatim visa scripta sunt, universalibus autem praeceptis<text:line-break/>aut plerumque veris fubjecta sunt. Sic igitur et nunc<text:line-break/>gonoides , hoc est seminis speciem reserens, five lotium,<text:line-break/>siVe alVi recrementum ejectum, in Perintho iudicatorium<text:line-break/>apparuit; utrum paucis an uni istud acciderit, non est ex<text:line-break/>ipsius Hippocratis verbis definitum; sed veri similius est<text:line-break/>istud eadem tempestate, qua haec Hippocrates scribebat,<text:line-break/>in multos grassans apparuisse. Quando enim aliquod in<text:line-break/>uno quopiam fieri scribit aut locum civitatis, in quo bo-<text:line-break/>minent decumbentem vidit aut aetatem aut nomen appo-<text:line-break/>nit. CiVitatum autem nomine proprio meminisse in illis<text:line-break/>narrationibus solitum est, in quibus multos eadem passos<text:line-break/>conspicatus est; hoc vero quantum ad artis opera pertinet,<text:line-break/>non multum refert, et hoc, in Perintho, cum quibus velit<text:line-break/>quispiam conjungito. At seminis speciem reserens lotium<text:line-break/>vel etiam dejectio fuerit sane iudicatorium , quoniam hu-<text:line-break/>mor a PraXagora vitreus nominatus eVacuatusi est; fed<text:line-break/>hoc <text:span text:style-name="Default_20_Paragraph_20_Font"><text:span text:style-name="T9">et quae circa abdomen talia,</text:span></text:span> ad antedictum sane re-</text:p>
      <text:p text:style-name="P54">ferri debet: talia enim ad alterum referri dicuntur, nihil<text:line-break/>autem de abdominibuS praedictum est. PortassiS igitur cum<text:line-break/>primum exempIar ex Hippocratis commentariis describe-<text:line-break/>retur, aliquod hujusmodi scriptum omissum fuit; aut ipse<text:line-break/>sibi ipsi hoc, quod ad primum aegrotum referatur, me-<text:line-break/>moriae causa scripsit, de quo id fotum praedixerat: qui<text:line-break/>apud Timenei neptem, iste nigrae cutis erat. Verum non-<text:line-break/>nuIIi propter hanc ambiguitatem sic sane duplicem lectio-<text:line-break/>nem explanabant, i<text:span text:style-name="Default_20_Paragraph_20_Font"><text:span text:style-name="T9">udicatorium</text:span></text:span> et quae citra abdomen,<text:line-break/>perinde ac si ita scriptum esset: seminis speciem referens<text:line-break/>urina judicatoria est et ab affectibus abdominis extrahi<text:line-break/>oportet; iterumque ab alio initio dicatur, talia quia mi..<text:line-break/>ctus sanant, ut intelligamus, <text:span text:style-name="Default_20_Paragraph_20_Font"><text:span text:style-name="T9">talia</text:span></text:span> quae in abdomine fiunt.<text:line-break/>Atque hujus rei testimonium deinceps fcripfit, quod neque<text:line-break/>multo flatu neque stercore multo tenaci dejecto evacua-<text:line-break/>bantur, hoc est nullo alio affecto, quod abdominis tunso-<text:line-break/>rem dissolvere posset, per sola feminis fimilia lotia mor-<text:line-break/>bus iudicatus est. Forsan enim tale quoddam <text:span text:style-name="Default_20_Paragraph_20_Font"><text:span text:style-name="T9">A</text:span></text:span>bdomen</text:p>
      <text:p text:style-name="P54">erat, quale in praesagiorum libro ipse per haec verba<text:line-break/>narravit: ex praecordiis dolores et tumores, si recentes<text:line-break/>sint et absque inflammatione, solvit strepitus in praecordiis<text:line-break/>ortus et maxime quidem .cum stercore et lotio et flatu<text:line-break/>egressus: si vero ipse non transgressus fit, juvat saltem et<text:line-break/>in inserioresi partes descendens. Neque enim phlegmonem<text:line-break/>aut aliquod aliud ipsa etiam contumacius in jecore aut<text:line-break/>mtestinisi aut ventriculo conflatum, seminis simile lotium<text:line-break/>solum redditum discutere potuisset. Propterea igitur ipse<text:line-break/>intulit: neque enim magna erant praecordia; quoniam, si<text:line-break/>magna luissent, non utique per urinae semini similis ex-^<text:line-break/>cretionem dissolvi atque attenuari potuissent. Caeterum<text:line-break/>quoniam quod subditur, cum ita praedictis non admodum<text:line-break/>concordare videtur, idcirco nonnulli ab alio initio ipsum<text:line-break/>legebant, hanc vocem <text:span text:style-name="Default_20_Paragraph_20_Font"><text:span text:style-name="T22">σὐ</text:span></text:span><text:span text:style-name="Default_20_Paragraph_20_Font"><text:span text:style-name="T26"> </text:span></text:span>cum spiritu crasso scribentes et<text:line-break/>articulum masculinum genitivi casuS facientes, ut li et ejus-<text:line-break/>modi oratio esset: cujus enim hominis magna erant prae-<text:line-break/>cordia, brassicam is septimo die comedit, adhuc aegre spirans;</text:p>
      <text:p text:style-name="P54">postquam vero abdomen purgatum est , recte spirans suit,<text:line-break/>hoc est bene spirans et naturaliter spiritum ducensi. Non<text:line-break/>scripsit tamen, utrum ducens alvum brassica subfidio fuit,<text:line-break/>an digestionis ratione. Sed quidam hanc vocem, recte<text:line-break/>respirans, explanaverunt, ortllopnoicon vocatum dissicilis<text:line-break/>spirationis modum ab ipsa fignificari dicentes. In aenig-<text:line-break/>maticis enim sermonibus, quidquid libuerit, quisque di-<text:line-break/>cere potest, nullam infignem utilitatem nobis ex illis per-<text:line-break/>cipientibusi, in quibus neque certam Hippocrate mentem,<text:line-break/>sed explanatorum perdiscere licet.</text:p>
      <text:h text:style-name="Heading_20_2" text:outline-level="2">XLII.</text:h>
      <text:p text:style-name="P31"><text:span text:style-name="Default_20_Paragraph_20_Font"><text:span text:style-name="T11">De sanguine ichoroide quod in pavidis talis aut in vigi-<text:line-break/></text:span></text:span><text:span text:style-name="Default_20_Paragraph_20_Font"><text:span text:style-name="T1">f</text:span></text:span><text:span text:style-name="Default_20_Paragraph_20_Font"><text:span text:style-name="T11">antibus et sive malus sive bonus.</text:span></text:span></text:p>
      <text:p text:style-name="P52">Non fimpliciter tenuem et aqueum sanguinem ab ipso<text:line-break/>ichoroidea vocari suspicandum est, sed eum qui venenosa</text:p>
      <text:p text:style-name="P54">aliqua et maligna facuItate praeditus sit. In fecundo nam-<text:line-break/>que de morbis popuIaribus ipse- scripsit : et sub cute icho-<text:line-break/>res creabantur; inclusi autem CaIescebant et pruritum ex-<text:line-break/>citabant; deinde pustu<text:span text:style-name="Default_20_Paragraph_20_Font"><text:span text:style-name="T9">l</text:span></text:span>ae ut ambustis exurgebant et fub<text:line-break/>cute uri fe putabant. Constat igitur ut ex ichoribus<text:line-break/>haud exigua fymptomata oriri dican Plato etiam in si-<text:line-break/>maeo per hanc vocem, <text:span text:style-name="Default_20_Paragraph_20_Font"><text:span text:style-name="T9">ichores, </text:span></text:span>tale quiddam significat,<text:line-break/>haec inquiens: Ichor autem sanguinis quidem serum mi-<text:line-break/>tis; nigrae vero bilis, sed acidae, ferus. Ichoroides ita-<text:line-break/>que fanguis vocatur in se pravam ac tenuem humiditatem<text:line-break/>continens , non aqueam et morsu carentem , fed morda-<text:line-break/>cem et erodentem. Dicente autem Piatone, ichor vero<text:line-break/>fanguiniS quidem serum mitis, nigrae vero bilis, fed aci--<text:line-break/>dae, ferus nobis declaratum est, quemadmodum in lacte<text:line-break/>perosa quaedam humiditas est, veluti colamentum et cir-<text:line-break/>cumfluitans crassiorem ejus partem, eodem sane modo in<text:line-break/>omnibus succis et humoribus setosum quendam, at tenuem<text:line-break/>liquorem reperiri^ . Different autem inter se secundum</text:p>
      <text:p text:style-name="P54">eorum scilicet humorum naturas, quorum serum esse di-<text:line-break/>reretur et erit insestissimum atrae bilis serum; minus in-<text:line-break/>festum flavae, minus item quam hoc pituitae; sed<text:line-break/>omnium mitissimum est sanguinis serum et ichor: nihil<text:line-break/>enim in praesentia reseret hoc aut illo modo dicere.<text:line-break/>Verum quoniam bisariam sanguinem appellamus, interdum<text:line-break/>eum a nuper dictis humoribus distinguentes, interdum a<text:line-break/>superante omnes in vasculis succos sanguinem vocantes,<text:line-break/>ichoroides sanguis nunc in secunda significatione accipien-<text:line-break/>dus est ; quemadmodum et omnes medici in venae sectione<text:line-break/>dicere assolent, interdum serosum, interdum melancholi-<text:line-break/>cum aut pituitosum aut biliosum , nonnunquam et natu-<text:line-break/>ratem sanguinem effluxisse dicentes. Omnino quidem<text:line-break/>pavidos, hoc est cum terrore perturbatos, praeterea etiam<text:line-break/>vigileSt ichoroideS sanguis essiciet ; quod fi vitiosa alicuius<text:line-break/>succi non modo sanguinis serum in sanguinaria vasculis<text:line-break/>contineatur et deliria et phrenitidas et furores pariet, fed<text:line-break/>hoc loco sanguinei seri meminisse videntur, quoddam libi</text:p>
      <text:p text:style-name="P54">ipsi memoriae fubfidium fcribens. Timiditatem quidem<text:line-break/>pituitae serum facere par est, non tamen vigiliam aut<text:line-break/>perturbationem aut animi motum cum terrore : torpor<text:line-break/>enhn ipsi et frigus inest folum atque malignitas; nisi forte<text:line-break/>et ipsa plane vitiata, acida aut falsa evaserit. Sed illud<text:line-break/>prosecto quaesitu dignum est, quod ipse inquit <text:span text:style-name="Default_20_Paragraph_20_Font"><text:span text:style-name="T11">et sive<text:line-break/>malus sive bonus. </text:span></text:span>Nam st quisi absolute malum esse<text:line-break/>icboroidea sanguinem asserat, recte dicere videbitur: omnis<text:line-break/>enim sanguis ita vocatus naturali comparatur. At si quis-<text:line-break/>piam aliorum succorum subolibus sanguinem comparans,<text:line-break/>non pravum eum aut bonum esse dicat, iste quoque ve-<text:line-break/>rum dicere haud injuria putabitur. Plerumque autem et<text:line-break/>nostrae tempestatis homines et antiqui minus malum , bo-<text:line-break/>num aut probum aut laudabile aut aliqua id genus voce<text:line-break/>appellare consueverunt, et praesertim cum magnus quidam<text:line-break/>excessus fuerit, valde pravi ab eo, quod modice a naturali<text:line-break/>statu discesserit. Quare et ichoroides sanguis , quaerente<text:line-break/>Hippocrate, maluSne an bonus sit, possumus noS ita ferre</text:p>
      <text:p text:style-name="P54">sententiam. Optimo quidem sanguine comparatus malus<text:line-break/>est; aliis vero omnibus, quibus alterius cujuSdam vitiosi<text:line-break/>succi ichor admixtus suerit, longe melior et optabilior<text:line-break/>atque idcirco bonus est.</text:p>
      <text:h text:style-name="Heading_20_2" text:outline-level="2">XLIII.</text:h>
      <text:p text:style-name="P31"><text:span text:style-name="Default_20_Paragraph_20_Font"><text:span text:style-name="T11">Quibus lienis est declivis, pedes et manus et genua calida;<text:line-break/>nasus et aures feigidae somper; num propter hoc quod<text:line-break/>sanguis? num et natura talem isti habent?</text:span></text:span></text:p>
      <text:p text:style-name="P52">Quod decliviS lienis deorsum vergens dicitur et ex<text:line-break/>ipsa voce discere licet. Utrum autem ob ipsius tumores<text:line-break/>in partibus inserioribus excitatos an cum in ipsas inserto-<text:line-break/>res corporis partes vitiosos in se contentos humores de-<text:line-break/>pellit, idcirco declivem lienem appellaverit, hoc non item<text:line-break/>ex voce hac percipi potest. Possumus quidem , quantum<text:line-break/>ad rerum naturam pertinet, secundum utrumque dictum<text:line-break/>modum declivem lienem ab ipso vocatum esse intelligere;</text:p>
      <text:p text:style-name="P54">pedes enim, inquit, et manus et genua calida; nasus au-,<text:line-break/>tem et aures Rigidae. Genua quidem et pedqs decliVi<text:line-break/>liene calida apparere rationabile est, quemadmodum et<text:line-break/>nares et aures frigidas ; manus autem in declivi morbo<text:line-break/>calidas esse nulla ratio demonstrat; potius enim quispiam<text:line-break/>ipsas inter superiores partes collocaverit; sin minus, at<text:line-break/>saltem neque inter inferiores. Quod igitur aures et na-<text:line-break/>fus frigidi sint, inferiores vero partes calidae, causam<text:line-break/>speculans Hippocrates inquit, utrum propterea quod te-<text:line-break/>nuem habent sanguinem, cum lienes declives sunti<text:span text:style-name="Default_20_Paragraph_20_Font"><text:span text:style-name="T9">l</text:span></text:span> Ali-<text:line-break/>qui vero non lienis contra respondere istud ajunt, num<text:line-break/>et natura talem isti habent^ sed illi, quod postea scriptum<text:line-break/>est, totumque sermonem ita constituunt, num et natura<text:line-break/>talem isti habent, ut suppurationibus^ Considerandum<text:line-break/>igitur deinceps exquisitius de ipso erit, an, ut suppura-<text:line-break/>tionibus , cum istis praedictis ita scribentes copulent; sed<text:line-break/>qui hoc deinceps scriptorum initium esse volunt, hanc<text:line-break/>vocem, <text:span text:style-name="Default_20_Paragraph_20_Font"><text:span text:style-name="T9">ut</text:span></text:span>, auferunt ac talem orationem faciunt: suppu-</text:p>
      <text:p text:style-name="P54">rationibus terminus, suppuraturo ventres perturbantur,<text:line-break/>suppuratorum indicium ventriS perturbationem statuenteS.<text:line-break/>Non de omnibus autem fuppurantibuS, sed de iis solis,<text:line-break/>quae per intestinorum excretionem erumpunt, signum hoc<text:line-break/>scribit Hippocrates. Quod vero fine distinctione , de qui-<text:line-break/>bus intelligat, narrationem secedit, nihil mirum, si ejus,<text:line-break/>quod a principio dictum est, meminerimus, ipsum videli-<text:line-break/>cet fibi ipsi haec ut materiam quandam ad libroS confi-<text:line-break/>ciendos praescribere; solum enim ad eorum, quae signi-<text:line-break/>ficare fibi ipsi vult, reminiscentiam pertinet in scriptura<text:line-break/>positum; istud scilicet, ventres perturbantur, ipso dicente<text:line-break/>ventres in hujusmodi suppurationibus perturbari, quae<text:line-break/>cum erupturae sunt, ichor quidam tenuis ex pure prius<text:line-break/>exsudat, a quo intestina demorsa conturbationem ventri<text:line-break/>inserunt, hoc est morsus et assiduas excernendi cupidita-<text:line-break/>Ies. Aliqui vero et hanc lectionem agnoscunt.</text:p>
      <text:h text:style-name="P25" text:outline-level="2">XI.IV.</text:h>
      <text:p text:style-name="P31"><text:span text:style-name="Default_20_Paragraph_20_Font"><text:span text:style-name="T11">Suppurationibus umbilicus terminus, quibus suppuratur</text:span></text:span>o<text:line-break/><text:span text:style-name="Default_20_Paragraph_20_Font"><text:span text:style-name="T11">ventres turbantur.</text:span></text:span></text:p>
      <text:p text:style-name="P52">Voluit brevibus docere, quod in praesagiorum libro<text:line-break/>clare dictum fuit; minime vero, quae infra umbilicum in<text:line-break/>suppurationem vertuntur; at quibus eruptura fuppuratio,<text:line-break/>ventres prius conturbantur. Verum et aliter muttis mo-<text:line-break/>dis scribunt ac diUidunt non haec solum verba, fed etiam<text:line-break/>alia plurima hujusce libri interpretes, ut quis ad artis<text:line-break/>opera festinans multum retardetur, ac nonnulli id facere<text:line-break/>videntur, quod Timon per similitudinem dixit:</text:p>
      <text:p text:style-name="P55"><text:span text:style-name="Default_20_Paragraph_20_Font"><text:span text:style-name="T11">Quid vis? pauca caro, ossa multa.</text:span></text:span></text:p>
      <text:p text:style-name="P55">Quidam autem et sequentem sermonem , cujus initium est:<text:line-break/><text:span text:style-name="Default_20_Paragraph_20_Font"><text:span text:style-name="T11">lienis durus, </text:span></text:span>non superius cum praesenti coniungunt, ut<text:line-break/>de lienis differentiis oratio ipsi habita sit. Transeuntes<text:line-break/>igitur ad ipsum differentias istas videamus, aliquid enim<text:line-break/>utilitatis continent.</text:p>
      <text:h text:style-name="P28" text:outline-level="2"><text:bookmark-start text:name="bookmark31"/>XI.V.<text:bookmark-end text:name="bookmark31"/></text:h>
      <text:p text:style-name="P31">L<text:span text:style-name="Default_20_Paragraph_20_Font"><text:span text:style-name="T11">ienis durus non superius, inferius teres, latus, crassas,<text:line-break/>longus , tenuis.</text:span></text:span></text:p>
      <text:p text:style-name="P52">Tumorum lienis praeter naturam differentias his ver-<text:line-break/>bis scripsit sibi ipsi fortasse designans, quoniam declivis<text:line-break/>lienis paulo ante meminerat. Prima igitur differentia<text:line-break/>hujusmodi lienis est, quum durus fuerit, sed non supe-<text:line-break/>rius , manifestum est quod in ima parte durus est. Se-<text:line-break/>cunela vero ex iis quas in propofitis verbis recensuit dis-<text:line-break/>ferentia iterum ipsorum decliVium lienum propria est;<text:line-break/>istorum enim delirium lienum commune quum fit, fupe-<text:line-break/>rioresi partes non duras habere, sed imas, aliquis teres<text:line-break/>est, aliquis latus, aliquis in longitudinem excrevit aut cum<text:line-break/>tumore praeter naturam aut sine eo, solum longitudinis<text:line-break/>incrementum habens. Priorem quidem differentiam innuit<text:line-break/>dicens: crassius, longus; secundam vero quum dixit, lon-<text:line-break/>gus, tenuis. Nam quum vox haec, <text:span text:style-name="Default_20_Paragraph_20_Font"><text:span text:style-name="T11">longus</text:span></text:span>, bis ab Hip-</text:p>
      <text:p text:style-name="P54">pocrate, ut quis coniicere potest, scripta foret, alteram<text:line-break/>exemplaris scriptores ademerunt, talemque orationem, qua-<text:line-break/>Iem nuper ante scripsi, reddiderunt. Rationi autem con-<text:line-break/>fentaneum est, ipsum primae differentiae meminisse, ubi<text:line-break/>inquit, lienis durus non superius , hoc est ab ima parte<text:line-break/>durus , quemadmodum et declivis est. Deinde rursum<text:line-break/>ipsius quatuor differentias enumeravit, unam per quam<text:line-break/>teres est, fecundam per quam latus; quibus ambabus<text:line-break/>commune est, in longitudinem protensum non esse lienem,<text:line-break/>duas reliquas diflerentias ponit, unam quidem longi et<text:line-break/>orasti lienis, alteram longi et tenuis. Quum bis enim, ut<text:line-break/>dixi , haec vox <text:span text:style-name="Default_20_Paragraph_20_Font"><text:span text:style-name="T9">longus</text:span></text:span> scripta esset , par est eum qui ex<text:line-break/>veteribus <text:span text:style-name="Default_20_Paragraph_20_Font"><text:span text:style-name="T9">c</text:span></text:span>odicibus descripsit, hanc ut fupervacuam omi-<text:line-break/>sisse. Vetus quidem lectio talis est, in qua vocem hanc,<text:line-break/><text:span text:style-name="Default_20_Paragraph_20_Font"><text:span text:style-name="T9">longus,</text:span></text:span> ab Hippocrate bis pofitam si semel a librario fuisse<text:line-break/>descriptam ego contendo. Forsan autem etsi ab ipso<text:line-break/>Hippocrate <text:span text:style-name="Default_20_Paragraph_20_Font"><text:span text:style-name="T9">T</text:span></text:span>emet inter has voces, <text:span text:style-name="Default_20_Paragraph_20_Font"><text:span text:style-name="T9">erasus et tenuis</text:span></text:span>, feri-<text:line-break/>pta esset, a communi sensu inteIIigi posset et cum prae-</text:p>
      <text:p text:style-name="P54">dicta et cum sequenti coniungi : nam et multa id genus<text:line-break/>alia apud veteres reperiuntur. Verum explanatores ego<text:line-break/>demiratus sum, haec verba multis modis alium aliter tran-<text:line-break/>scribentes. Si quiS enim prorsum a veteri lectione dis-<text:line-break/>cedere audeat, aliqua verisimili de causa id sacere debet,<text:line-break/>sicut ego nunc rationabile esse dixi, quum dictio haec,<text:line-break/><text:span text:style-name="Default_20_Paragraph_20_Font"><text:span text:style-name="T11">longus, </text:span></text:span>bis scripta soret, alteram esse omissam. Quod<text:line-break/>hujusmodi autem lectionem omnes veteres explanatores<text:line-break/>agnoscant et Eeuxisi locupletissimus testis est. Ipse nam-<text:line-break/>que Glauciam utpote male praesentia verba interpretatum,<text:line-break/>nihil quantum ad lectionem pertinet reprehendit, quam-<text:line-break/>vis et ista locutio ipsi ambigua videatur; sed quod dictis<text:line-break/>negationes addiderit vitio Vertit: ipsum enim haesitantem<text:line-break/>et proposita verba enucleare nequeuntem omnibus prae^<text:line-break/>dictis negationibus adiecisse inquit, perinde ac si ita<text:line-break/>scripsisset Hippocrates, inferius teres, non latus, non cras-<text:line-break/>fusi, non longus, non tenuis. Glaucias namque lienem<text:line-break/>omnia haec vitia fuscipere non posse arbitrabatur, quae</text:p>
      <text:p text:style-name="P54"><text:span text:style-name="Default_20_Paragraph_20_Font"><text:span text:style-name="T1">una .consistere minime valerent: quasi in uno homlue<text:line-break/>omnia bace intelligenda este necesse foret et non sibi<text:line-break/>-ipsi deinceps differentias memoriae causa Hippocrates per-<text:line-break/>fecutus esset, ut antea difficilis spirationis et febrium, ita<text:line-break/>et nunc tumorum praeter naturam in declivibus lienibus.<text:line-break/>Quodsi affirmative dictis negationes addere licet , hoc modo<text:line-break/>aliquis omnia placita depravabit , nullamque veterum fen-<text:line-break/>tentiam stabilem conservabit.</text:span></text:span></text:p>
      <text:h text:style-name="Heading_20_2" text:outline-level="2"><text:span text:style-name="Default_20_Paragraph_20_Font">LXVL</text:span></text:h>
      <text:p text:style-name="P55"><text:span text:style-name="Default_20_Paragraph_20_Font"><text:span text:style-name="T9">M</text:span></text:span><text:span text:style-name="Default_20_Paragraph_20_Font"><text:span text:style-name="T1">i</text:span></text:span><text:span text:style-name="Default_20_Paragraph_20_Font"><text:span text:style-name="T9">nus cap</text:span></text:span><text:span text:style-name="Default_20_Paragraph_20_Font"><text:span text:style-name="T1">iti</text:span></text:span><text:span text:style-name="Default_20_Paragraph_20_Font"><text:span text:style-name="T9">s graved</text:span></text:span><text:span text:style-name="Default_20_Paragraph_20_Font"><text:span text:style-name="T1">i</text:span></text:span><text:span text:style-name="Default_20_Paragraph_20_Font"><text:span text:style-name="T9">ne</text:span></text:span><text:span text:style-name="Default_20_Paragraph_20_Font"><text:span text:style-name="T1"> l</text:span></text:span><text:span text:style-name="Default_20_Paragraph_20_Font"><text:span text:style-name="T9">aboran</text:span></text:span><text:span text:style-name="Default_20_Paragraph_20_Font"><text:span text:style-name="T1">ti</text:span></text:span><text:span text:style-name="Default_20_Paragraph_20_Font"><text:span text:style-name="T9">bu</text:span></text:span><text:span text:style-name="Default_20_Paragraph_20_Font"><text:span text:style-name="T1">s.</text:span></text:span></text:p>
      <text:p text:style-name="P52"><text:span text:style-name="Default_20_Paragraph_20_Font"><text:span text:style-name="T1">Nihil aliud intelligere possumus quam quod altia<text:line-break/>lieni accidere dicta minus capitis gravedine laborantibus<text:line-break/>eveniunt. Hujus vero caulam et Rufus et Sabinus di-<text:line-break/>cunt, quia sanguis per gravedinem repurgatur ; propterea<text:line-break/>enim putant nihil in lienem descendere. At satius fue-<text:line-break/>rit ad communem rationem, non ad privatam haec verba</text:span></text:span></text:p>
      <text:p text:style-name="P53"><text:span text:style-name="Default_20_Paragraph_20_Font"><text:span text:style-name="T1">redigere: perrarum enim est in omni corpore duo aliqua<text:line-break/>membra aequaliter esse debilia: nam in plurimis unum<text:line-break/>- plane ejusmodi deprehenditur, in. quod seu plenitudo feu<text:line-break/>vitiosi humores contracti fiant; omnia supervacua ferun-<text:line-break/>tur ; unum autem, si haec praeoccupaverit, reliqua membra<text:line-break/>in naturali statu permanent. Non salum itaque capitis.<text:line-break/>gravedine affectis, fed etiam aliquam f; scabillum partium<text:line-break/>aut fecu</text:span></text:span><text:span text:style-name="Default_20_Paragraph_20_Font"><text:span text:style-name="T9">n</text:span></text:span><text:span text:style-name="Default_20_Paragraph_20_Font"><text:span text:style-name="T1">dum renes et Iecur et ventriculum insumam<text:line-break/>naturaliter habentibus, eam magis quam lienem vitiis ob-<text:line-break/>noxiam esse reperies. Hoc vero commune cum sit et<text:line-break/>universale, proprium eorum quae nunc dicuntur adliciat.<text:line-break/>In qulbus pituitosus humor aut tenuis et aqueus colligi-<text:line-break/>tur, quales profecto et illi sunt, qui capitis gravedine<text:line-break/>vexantur , istis haud ita faece praeter naturam tumores,<text:line-break/>qui ex orastis melancholicisque humoribus constant, in<text:line-break/>liene procreari.</text:span></text:span></text:p>
      <text:h text:style-name="Heading_20_2" text:outline-level="2"><text:span text:style-name="Default_20_Paragraph_20_Font">XI.Vssi</text:span></text:h>
      <text:p text:style-name="P52"><text:span text:style-name="Default_20_Paragraph_20_Font"><text:span text:style-name="T9">Circa aegrotan</text:span></text:span><text:span text:style-name="Default_20_Paragraph_20_Font"><text:span text:style-name="T1">t</text:span></text:span><text:span text:style-name="Default_20_Paragraph_20_Font"><text:span text:style-name="T9">e</text:span></text:span><text:span text:style-name="Default_20_Paragraph_20_Font"><text:span text:style-name="T1">m </text:span></text:span><text:span text:style-name="Default_20_Paragraph_20_Font"><text:span text:style-name="T9">admin</text:span></text:span><text:span text:style-name="Default_20_Paragraph_20_Font"><text:span text:style-name="T1">i</text:span></text:span><text:span text:style-name="Default_20_Paragraph_20_Font"><text:span text:style-name="T9">strat</text:span></text:span><text:span text:style-name="Default_20_Paragraph_20_Font"><text:span text:style-name="T1">i</text:span></text:span><text:span text:style-name="Default_20_Paragraph_20_Font"><text:span text:style-name="T9">o e</text:span></text:span><text:span text:style-name="Default_20_Paragraph_20_Font"><text:span text:style-name="T1">t </text:span></text:span><text:span text:style-name="Default_20_Paragraph_20_Font"><text:span text:style-name="T9">de morbo interroga-</text:span></text:span></text:p>
      <text:p text:style-name="P51"><text:span text:style-name="Default_20_Paragraph_20_Font"><text:span text:style-name="T9">t</text:span></text:span><text:span text:style-name="Default_20_Paragraph_20_Font"><text:span text:style-name="T1">i</text:span></text:span><text:span text:style-name="Default_20_Paragraph_20_Font"><text:span text:style-name="T9">one</text:span></text:span><text:span text:style-name="Default_20_Paragraph_20_Font"><text:span text:style-name="T1">s. </text:span></text:span><text:span text:style-name="Default_20_Paragraph_20_Font"><text:span text:style-name="T9">Quae narra</text:span></text:span><text:span text:style-name="Default_20_Paragraph_20_Font"><text:span text:style-name="T1">t, </text:span></text:span><text:span text:style-name="Default_20_Paragraph_20_Font"><text:span text:style-name="T9">qualia, ut accip</text:span></text:span><text:span text:style-name="Default_20_Paragraph_20_Font"><text:span text:style-name="T1">i</text:span></text:span><text:span text:style-name="Default_20_Paragraph_20_Font"><text:span text:style-name="T9">end</text:span></text:span><text:span text:style-name="Default_20_Paragraph_20_Font"><text:span text:style-name="T1">i </text:span></text:span><text:span text:style-name="Default_20_Paragraph_20_Font"><text:span text:style-name="T9">serm</text:span></text:span><text:span text:style-name="Default_20_Paragraph_20_Font"><text:span text:style-name="T1">o</text:span></text:span><text:span text:style-name="Default_20_Paragraph_20_Font"><text:span text:style-name="T9">ne</text:span></text:span><text:span text:style-name="Default_20_Paragraph_20_Font"><text:span text:style-name="T1">s.<text:line-break/></text:span></text:span><text:span text:style-name="Default_20_Paragraph_20_Font"><text:span text:style-name="T9">Quae ad aegrotan</text:span></text:span><text:span text:style-name="Default_20_Paragraph_20_Font"><text:span text:style-name="T1">t</text:span></text:span><text:span text:style-name="Default_20_Paragraph_20_Font"><text:span text:style-name="T9">e</text:span></text:span><text:span text:style-name="Default_20_Paragraph_20_Font"><text:span text:style-name="T1">m, </text:span></text:span><text:span text:style-name="Default_20_Paragraph_20_Font"><text:span text:style-name="T9">quae ad adstante</text:span></text:span><text:span text:style-name="Default_20_Paragraph_20_Font"><text:span text:style-name="T1">s, </text:span></text:span><text:span text:style-name="Default_20_Paragraph_20_Font"><text:span text:style-name="T9">quae ad<text:line-break/>ex</text:span></text:span><text:span text:style-name="Default_20_Paragraph_20_Font"><text:span text:style-name="T1">t</text:span></text:span><text:span text:style-name="Default_20_Paragraph_20_Font"><text:span text:style-name="T9">erno</text:span></text:span><text:span text:style-name="Default_20_Paragraph_20_Font"><text:span text:style-name="T1">s.</text:span></text:span></text:p>
      <text:p text:style-name="P52"><text:span text:style-name="Default_20_Paragraph_20_Font"><text:span text:style-name="T1">Proprium dicendorum nomen invenit oeconomiam, id<text:line-break/>est administrationem inquiens. Neque enim ut in aliis<text:line-break/>fere omnibus libris aut affectuum notitias aut curationes<text:line-break/>aut futurorum praesensiones scripsit, ita et in praesentia<text:line-break/>fecit, sed quo quis modo medicinalibus quae didicit<text:line-break/>praeceptis commode uteretur, in proposito sermone de-<text:line-break/>clarat, non ipsa singula, fed communia tantum capita<text:line-break/>describens. Atque inter haec primo de interrogationibus,<text:line-break/>quibus medicus scilicet aegrotantem interrogat, mentionem<text:line-break/>facit; secundo de laborantis sermonibus. Multa enim la-<text:line-break/>horantes consueverunt, quae dicentis mentem patefacere<text:line-break/>possu</text:span></text:span><text:span text:style-name="Default_20_Paragraph_20_Font"><text:span text:style-name="T9">n</text:span></text:span><text:span text:style-name="Default_20_Paragraph_20_Font"><text:span text:style-name="T1">t, ut, nisi. prius ipsum noverimus, ex his quae<text:line-break/>narraverit, qualecunque sit ipsius ingenium, ita nos ipsi</text:span></text:span></text:p>
      <text:p text:style-name="P54"><text:span text:style-name="Default_20_Paragraph_20_Font"><text:span text:style-name="T1">accommodare sciamus. Nam si prudentem hominem hunc,<text:line-break/>praeterea non timidum esse cognoveris, vera ipsi dicere </text:span></text:span><text:span text:style-name="Default_20_Paragraph_20_Font"><text:span text:style-name="T11">t</text:span></text:span><text:span text:style-name="Default_20_Paragraph_20_Font"><text:span text:style-name="T1">ona-<text:line-break/>heris, nihil eorum quae in morbo futura funi, subtrahens,<text:line-break/>neque dissimulans ; at si stultum atque timidum, omnia ea<text:line-break/>quibus ipfe meliori animo luturus sit dicito, neque ta-<text:line-break/>men magnopere mentiaris. Quod si interdum ob extre-<text:line-break/>mam laborantis formidinem ipsi certam salutem polliceri<text:line-break/>coactus fueris , egressus saltem , ejus curam gerentibus<text:line-break/>vera dicito. ipsis quoque laborantibus etsi maxime ti-<text:line-break/>midis, ne, ut aperte mentientes faciunt, salutem polli-<text:line-break/>ceri tentato, ursi illud addideris imprimis, sanitatem<text:line-break/>quidem affuturam , amnis ipso recte agente et medico-<text:line-break/>nun praeceptis obtemperante. Ita enim neque ille ani-<text:line-break/>mum despondebit et tu plerumque vera retuleris.; nam<text:line-break/>plurimi periculosi morbi aegrotos medicis morem haud ge-<text:line-break/>rentes necant.; quandoquidem perpauci admodum prorsus<text:line-break/>mortiferi funi, si neque medicus erret, neque aegrotus,<text:line-break/>neque ministri, neque aliud quicquam extrinsecus fortuito</text:span></text:span></text:p>
      <text:p text:style-name="P54"><text:span text:style-name="Default_20_Paragraph_20_Font"><text:span text:style-name="T1">noxium inciderit. Quicunque enim in periculosis morbis<text:line-break/>plus quam deceat aegrotantes hilares et bonae spei plenos<text:line-break/>reddunt, in multo majorem coniiciunt tristitiam siequen-<text:line-break/>tibus diebus, quum aut in pejus morbus cecidisse vide-<text:line-break/>tur, aut ultra promissa medicorum producitur. Quin etiam<text:line-break/>plures homines confisi, perinde ac si sine periculo aegro-.<text:line-break/>tent, medicis non obtemperant. Itaque laborantis luge-<text:line-break/>cium, prius quum recte valebat, expertos scire melius<text:line-break/>est; at si nunc primum ipsi occurrimus, de ejus locutione,<text:line-break/>qualisnam sit, percipiemus. Ex iis vero, quae praefici-<text:line-break/>mus, aliquid ad morbum utile invenire licet; nam si<text:line-break/>natura modestus audacter respondet, prudens item natura<text:line-break/>si loquendo imprudens deprehenditur, hinc ejus mentem<text:line-break/>lae</text:span></text:span><text:span text:style-name="Default_20_Paragraph_20_Font"><text:span text:style-name="T11">t</text:span></text:span><text:span text:style-name="Default_20_Paragraph_20_Font"><text:span text:style-name="T1">am esse nobis indicabitur , quemadmodum etlam si fo-<text:line-break/>brius cogitabundus aut pervigil et natura loquax in lo-<text:line-break/>emtionibus atque responsionibus tardus torpensque appareat.<text:line-break/>ltem ex ipsis voce aliquando de morbo coniectura depre-<text:line-break/>fiendi potest : quidam enim vix vocem edunt , aliqui rau-</text:span></text:span></text:p>
      <text:p text:style-name="P53"><text:span text:style-name="Default_20_Paragraph_20_Font"><text:span text:style-name="T1">camaut acutam ipfo morbi tempore, nonnulli balbi ac<text:line-break/>blaesi funt; haec singula quid significent alibi didicisti.<text:line-break/>Ex his plane medicus aliquid ad aegroti notitiam perti-<text:line-break/>nens elicere poterit, qualis videlicet sit ejus mens atque<text:line-break/>mores et ipsius morbi quae species sit. Rursum vero ipse<text:line-break/>. et aegroto et adstantibus qualis in arte medica sit , ex<text:line-break/>ipsis interrogationibus demonstrabit. Nam quispiam in<text:line-break/>acuto morbo na</text:span></text:span><text:span text:style-name="Default_20_Paragraph_20_Font"><text:span text:style-name="T11">t</text:span></text:span><text:span text:style-name="Default_20_Paragraph_20_Font"><text:span text:style-name="T1">um acuminatum, oculos cavos tempora-<text:line-break/>que subsidentia intuitus interrogat, num evacuatio aliqua<text:line-break/>ipsi acciderit aut vigilia -et moeror, .num ciborum aesti-<text:line-break/>nentia et fatigatio magna. Sin autem. faciem minime<text:line-break/>contabuisse inspexerit, sciscitabitur num aliqua ex usitatis<text:line-break/>excretionibus suppressa sit, num praeter morem otiose et<text:line-break/>largo cibo usus vitam duxerit. Poterit item et de frigore,<text:line-break/>aestu, nimio vini potu et id genus aliis omnibus apposite<text:line-break/>percontari, ut in hoc ipfo primum a praesentibus laude-<text:line-break/>tur. Etenim si praeterita et aegrotanti adstantibusque<text:line-break/>praefcita medicus interrogando vestiget , statim ipsimi ad-</text:span></text:span></text:p>
      <text:p text:style-name="P54"><text:span text:style-name="Default_20_Paragraph_20_Font"><text:span text:style-name="T1">mirantur, quemadmodum dam</text:span></text:span><text:span text:style-name="Default_20_Paragraph_20_Font"><text:span text:style-name="T11">n</text:span></text:span><text:span text:style-name="Default_20_Paragraph_20_Font"><text:span text:style-name="T1">are solent, sanando aliqua<text:line-break/>iis quae facta sunt contraria perquisivit. Verum etiam si<text:line-break/>eorum aliqua quae aegrotis acciderunt, priusquam ab ipsis<text:line-break/>audivit, in media locutione in interrogando ac respon-<text:line-break/>dendo ipse forte dixerit, magnam sui admirationem con-<text:line-break/>citat. Haec sane omnia a nobis alibi tradita sunt et hoc<text:line-break/>loco, ut dictum est, haec sula primaque capita, recensente<text:line-break/>Hippocrate, nos quoque fecundum primam quandam divi-<text:line-break/>sionem ipsa narravimus, quae si omnia singulatim dicere<text:line-break/>voluero, et in prognostica explanationes et de judicatiuni-<text:line-break/>bus commentaria huc transscrre coactus fuero, Sed prae-<text:line-break/>terea ad oeconomiam ufumque conducunt quaedam ab<text:line-break/>Herodoto inscripta in libro, quem ip</text:span></text:span><text:span text:style-name="Default_20_Paragraph_20_Font"><text:span text:style-name="T11">t</text:span></text:span><text:span text:style-name="Default_20_Paragraph_20_Font"><text:span text:style-name="T1">e medicum inseri-.<text:line-break/>psit ; a nobis vero et ubi de praesagiendo fermonem feci-<text:line-break/>mus , dicta sunt. Igitur rursum ab initio orationis no-<text:line-break/>strae capita .repetentes, ad aliquod eorum, quae primo<text:line-break/>scripta sunt, transeamus. Quemadmodum in vita omnia<text:line-break/>opportuna possidere, vestes dico, ulensilia, servos, jumenta</text:span></text:span></text:p>
      <text:p text:style-name="P53"><text:span text:style-name="Default_20_Paragraph_20_Font"><text:span text:style-name="T1">et alias pecudes , aedes item , frumentum, legumina, bella-<text:line-break/>ria, vinum, oleum aliaque id ge</text:span></text:span><text:span text:style-name="Default_20_Paragraph_20_Font"><text:span text:style-name="T9">n</text:span></text:span><text:span text:style-name="Default_20_Paragraph_20_Font"><text:span text:style-name="T1">us omnia, ab eorum<text:line-break/>convenienti usu, quem oecononiam vocant, longe differt.<text:line-break/>Sic et in medicina artem didicisse et iis, quae quis didi-<text:line-break/>cit, apposite uti haud idem esta ut ipsa in tempore in-<text:line-break/>terrogare et dicere sciat; in tempore aliquid ab aegrotante<text:line-break/>aut ejus familiaribus audire ipfosque edocere, ut ad fer-<text:line-break/>vitia utilissimi sint et extrinsecus incidentia animadver-<text:line-break/>tant, quae a medicis et. aegroti domesticis negliguntur.<text:line-break/>Inter quae maxime utilia funt quae ad decubitus perti-<text:line-break/>nent vel ad aedes prorsus malas vel ad cubicula, in qui-<text:line-break/>bus aegroti jacent , propter odorem tetrum aut aerem ca-<text:line-break/>lidum feu frigidum valde aut situ aut putredine vitiatum.</text:span></text:span></text:p>
      <text:p text:style-name="P31"><text:span text:style-name="Default_20_Paragraph_20_Font"><text:span text:style-name="T1">. Praeterea molestiae ac. vexationibus , quae a vicinis aut<text:line-break/>iis qui in publicis viis versantur, aegrotis adhibentur, .<text:line-break/>medicum prospicere convenit, ac de his omnibus cum<text:line-break/>familiaribus amicisque aegrotantis disserere. Haec est</text:span></text:span></text:p>
      <text:p text:style-name="P54"><text:span text:style-name="Default_20_Paragraph_20_Font"><text:span text:style-name="T1">enim atque hujusmodi circa laborantes vocata oeconomia,<text:line-break/>id est administratio.</text:span></text:span></text:p>
      <text:h text:style-name="Heading_20_2" text:outline-level="2"><text:span text:style-name="Default_20_Paragraph_20_Font">XLV11I.</text:span></text:h>
      <text:p text:style-name="P31"><text:span text:style-name="Default_20_Paragraph_20_Font"><text:span text:style-name="T9">Quoniam in cal</text:span></text:span><text:span text:style-name="Default_20_Paragraph_20_Font"><text:span text:style-name="T1">i</text:span></text:span><text:span text:style-name="Default_20_Paragraph_20_Font"><text:span text:style-name="T9">diore sumtorum</text:span></text:span><text:span text:style-name="Default_20_Paragraph_20_Font"><text:span text:style-name="T1">, i</text:span></text:span><text:span text:style-name="Default_20_Paragraph_20_Font"><text:span text:style-name="T9">n dex</text:span></text:span><text:span text:style-name="Default_20_Paragraph_20_Font"><text:span text:style-name="T1">t</text:span></text:span><text:span text:style-name="Default_20_Paragraph_20_Font"><text:span text:style-name="T9">r</text:span></text:span><text:span text:style-name="Default_20_Paragraph_20_Font"><text:span text:style-name="T1">is </text:span></text:span><text:span text:style-name="Default_20_Paragraph_20_Font"><text:span text:style-name="T9">et n</text:span></text:span><text:span text:style-name="Default_20_Paragraph_20_Font"><text:span text:style-name="T1">i</text:span></text:span><text:span text:style-name="Default_20_Paragraph_20_Font"><text:span text:style-name="T9">gri. Jd-<text:line-break/>c</text:span></text:span><text:span text:style-name="Default_20_Paragraph_20_Font"><text:span text:style-name="T1">i</text:span></text:span><text:span text:style-name="Default_20_Paragraph_20_Font"><text:span text:style-name="T9">rco e</text:span></text:span><text:span text:style-name="Default_20_Paragraph_20_Font"><text:span text:style-name="T1">t </text:span></text:span><text:span text:style-name="Default_20_Paragraph_20_Font"><text:span text:style-name="T9">extra venae e</text:span></text:span><text:span text:style-name="Default_20_Paragraph_20_Font"><text:span text:style-name="T1">t </text:span></text:span><text:span text:style-name="Default_20_Paragraph_20_Font"><text:span text:style-name="T9">longe b</text:span></text:span><text:span text:style-name="Default_20_Paragraph_20_Font"><text:span text:style-name="T1">i</text:span></text:span><text:span text:style-name="Default_20_Paragraph_20_Font"><text:span text:style-name="T9">l</text:span></text:span><text:span text:style-name="Default_20_Paragraph_20_Font"><text:span text:style-name="T1">io</text:span></text:span><text:span text:style-name="Default_20_Paragraph_20_Font"><text:span text:style-name="T9">siore</text:span></text:span><text:span text:style-name="Default_20_Paragraph_20_Font"><text:span text:style-name="T1">s.</text:span></text:span></text:p>
      <text:p text:style-name="P52"><text:span text:style-name="Default_20_Paragraph_20_Font"><text:span text:style-name="T1">Hoc quoque loco id, quod maxime totam orationem<text:line-break/>continuat, omissum esse nihil mirum esto, neque enitus<text:line-break/>liber iste compositio est, ut divulgetur, edita; fed appa-<text:line-break/>ratus quidam vel annotationes , quales nobis ipsi conficere<text:line-break/>folemus. Nam si integer liber esset, ita rane incipiens,<text:line-break/>ut lu aphorismis scripsit, quae consequuntur adjecisset,<text:line-break/>totam orationem talem reddens: foetus masculi quidem in<text:line-break/>dextris uteri partibus consistere magis inveniuntur, sue-<text:line-break/>minae in altero ejus sinu, sinistro videlicet. Decens enim<text:line-break/>est in </text:span></text:span><text:span text:style-name="Default_20_Paragraph_20_Font"><text:span text:style-name="T9">c</text:span></text:span><text:span text:style-name="Default_20_Paragraph_20_Font"><text:span text:style-name="T1">alidiore uteri parte calidiorem foetum coalescere;<text:line-break/>calidior est autem masculus , ut ipsius venarum magnitudo</text:span></text:span></text:p>
      <text:p text:style-name="P54"><text:span text:style-name="Default_20_Paragraph_20_Font"><text:span text:style-name="T1">et color indicat; nigriores enim plerumque viri mulieribus<text:line-break/>sunt. Ita namque si exactum opus scripsisset Hippocrates,<text:line-break/>quale est de fracturis, de articulis, de praesagiis atque<text:line-break/>id genus, alia locutione .usus fuisset; quoniam vero, ut<text:line-break/>dixi, haec sibi ipsi veluti delineavit, idolico orationis<text:line-break/>caput omissum est, ipfo non significante de masculis utero<text:line-break/>contentis haec dicta esse: marem fana in dextra. uteri<text:line-break/>parte concipi et alii vetustissimi viri testati sunt. Parme-<text:line-break/>rides enim ita inquit: in dextris quidem pueros, sinistris<text:line-break/>vero puellas. At Empedocles sic:</text:span></text:span></text:p>
      <text:p text:style-name="P52">E<text:span text:style-name="Default_20_Paragraph_20_Font"><text:span text:style-name="T9">n cal</text:span></text:span>i<text:span text:style-name="Default_20_Paragraph_20_Font"><text:span text:style-name="T9">d</text:span></text:span>io<text:span text:style-name="Default_20_Paragraph_20_Font"><text:span text:style-name="T9">re en</text:span></text:span>im <text:span text:style-name="Default_20_Paragraph_20_Font"><text:span text:style-name="T9">par</text:span></text:span>t<text:span text:style-name="Default_20_Paragraph_20_Font"><text:span text:style-name="T9">e</text:span></text:span> t<text:span text:style-name="Default_20_Paragraph_20_Font"><text:span text:style-name="T9">errae</text:span></text:span> m<text:span text:style-name="Default_20_Paragraph_20_Font"><text:span text:style-name="T9">asculu</text:span></text:span>s <text:span text:style-name="Default_20_Paragraph_20_Font"><text:span text:style-name="T9">sui</text:span></text:span>t. ,</text:p>
      <text:p text:style-name="P52"><text:span text:style-name="Default_20_Paragraph_20_Font"><text:span text:style-name="T1">Et nigri idcirco et viriliores Viri et hirfirti magis.<text:line-break/>At opinionem de maris temperatura ut calidiore veram<text:line-break/>esse exquisite in commentariis de temperamentis explica-<text:line-break/>vimus. Nunc vero , ut saepius repetivimus, Hippocratica</text:span></text:span></text:p>
      <text:p text:style-name="P53"><text:span text:style-name="Default_20_Paragraph_20_Font"><text:span text:style-name="T1">decreta , nisi obiter ratione confirmare non decrevimus;<text:line-break/>fed ejus tantum verba interpretari. Verum et hanc lectio-<text:line-break/>- nem nonnulli recentiores explanatores immutare ausi funt,<text:line-break/>hanc dictionem., /i</text:span></text:span><text:span text:style-name="Default_20_Paragraph_20_Font"><text:span text:style-name="T9">r</text:span></text:span><text:span text:style-name="Default_20_Paragraph_20_Font"><text:span text:style-name="T1">mio</text:span></text:span><text:span text:style-name="Default_20_Paragraph_20_Font"><text:span text:style-name="T9">rum, </text:span></text:span><text:span text:style-name="Default_20_Paragraph_20_Font"><text:span text:style-name="T1">in hanc </text:span></text:span><text:span text:style-name="Default_20_Paragraph_20_Font"><text:span text:style-name="T9">firmius</text:span></text:span><text:span text:style-name="Default_20_Paragraph_20_Font"><text:span text:style-name="T1"> converten-<text:line-break/>tes ; istis namque rationabile esse videtur dextram partem<text:line-break/>uteri ut calidiorem, .ita firmiorem esse debere : similiter<text:line-break/>enim quantum ad firmitudinem pertinet feste habere vide-<text:line-break/>tur. Atque ideo scribendum esse ajunt, quoniam in ealidlo-<text:line-break/>tribus firmius in dextris et nigri, hoc significantibus ver-<text:line-break/>bis, in calidiore vulvae sinu conceptum esse firmius, quod<text:line-break/>idem significat ac valentius et robustius, quandoquidem<text:line-break/>et calidius est natura. De veritate autem hujusce placiti<text:line-break/>in praesentia, ut dixi, aron est tempus disserendi. Cae-<text:line-break/>terum quoniam nonnulli adversos dicentes omnes. dextras<text:line-break/>partes sinistris ob jecoris situm calidiores esse ac yaleutio-<text:line-break/>res , contradicentes inquiunt : At in laeva parte cor poni-<text:line-break/>tur, neque dexter oculus exactius quam sinister cernere,<text:line-break/>neque dextra auris audire aut dextrum crus melius am-</text:span></text:span></text:p>
      <text:p text:style-name="P54">bulare cognofcitur, sed in dextra manu solum id verisi-<text:line-break/>mile esse videtur. Idcirco pauca in istos dicentur : ma-<text:line-break/>xima namque demonstratio , quod plurimi mares in dextra<text:line-break/>parte concipiantur, illud est, quod ex animalium disse-<text:line-break/>ctione confpicitur. Duos quidem sinus habente utero per<text:line-break/>cervicem ambobus communem copulatos, mares sane ple-<text:line-break/>rumque in dextro, foeminae vero in altero concipi de-<text:line-break/>prehenduntur. Quare satius erat huiusce rei sensili ap-<text:line-break/>parentis causam explorare et non veritatem subvertere<text:line-break/>causae ignoratione conari. Sed vos et causam in Iibro<text:line-break/>de dissecandi arte didicistis , ad dextram uteri partem per<text:line-break/>renes sanguinem repurgatum, ad sinistram vero immun-<text:line-break/>dum adhuc atque seorsum descendere intuiti; cor etiam<text:line-break/>in medio pectore, non in sinistris coIlocatum esse vidistis.<text:line-break/>In hac autem parte quidam ipsum magis situm esse haud<text:line-break/>iniuria crediderunt, quoniam pulsus hoc in Ioco percipi-<text:line-break/>tur , nempe sinistro cordis ventricu<text:span text:style-name="Default_20_Paragraph_20_Font"><text:span text:style-name="T9">l</text:span></text:span>o sefe in ipso com-<text:line-break/>movente.</text:p>
      <text:h text:style-name="P25" text:outline-level="2"><text:span text:style-name="Default_20_Paragraph_20_Font">XL1X.</text:span></text:h>
      <text:p text:style-name="P31"><text:span text:style-name="Default_20_Paragraph_20_Font"><text:span text:style-name="T9">concre</text:span></text:span><text:span text:style-name="Default_20_Paragraph_20_Font"><text:span text:style-name="T1">t</text:span></text:span><text:span text:style-name="Default_20_Paragraph_20_Font"><text:span text:style-name="T9">u</text:span></text:span><text:span text:style-name="Default_20_Paragraph_20_Font"><text:span text:style-name="T1">m </text:span></text:span><text:span text:style-name="Default_20_Paragraph_20_Font"><text:span text:style-name="T9">est</text:span></text:span><text:span text:style-name="Default_20_Paragraph_20_Font"><text:span text:style-name="T1"> </text:span></text:span><text:span text:style-name="Default_20_Paragraph_20_Font"><text:span text:style-name="T8">; </text:span></text:span><text:span text:style-name="Default_20_Paragraph_20_Font"><text:span text:style-name="T1">c</text:span></text:span><text:span text:style-name="Default_20_Paragraph_20_Font"><text:span text:style-name="T9">onstitutu</text:span></text:span><text:span text:style-name="Default_20_Paragraph_20_Font"><text:span text:style-name="T1">m </text:span></text:span><text:span text:style-name="Default_20_Paragraph_20_Font"><text:span text:style-name="T9">esi </text:span></text:span><text:span text:style-name="Default_20_Paragraph_20_Font"><text:span text:style-name="T6">, </text:span></text:span><text:span text:style-name="Default_20_Paragraph_20_Font"><text:span text:style-name="T9">c</text:span></text:span><text:span text:style-name="Default_20_Paragraph_20_Font"><text:span text:style-name="T1">i</text:span></text:span><text:span text:style-name="Default_20_Paragraph_20_Font"><text:span text:style-name="T9">tiu</text:span></text:span><text:span text:style-name="Default_20_Paragraph_20_Font"><text:span text:style-name="T1">s m</text:span></text:span><text:span text:style-name="Default_20_Paragraph_20_Font"><text:span text:style-name="T9">otum est, </text:span></text:span><text:span text:style-name="Default_20_Paragraph_20_Font"><text:span text:style-name="T1">i</text:span></text:span><text:span text:style-name="Default_20_Paragraph_20_Font"><text:span text:style-name="T9">nqui-<text:line-break/>natum est et</text:span></text:span><text:span text:style-name="Default_20_Paragraph_20_Font"><text:span text:style-name="T1"> t</text:span></text:span><text:span text:style-name="Default_20_Paragraph_20_Font"><text:span text:style-name="T9">ard</text:span></text:span><text:span text:style-name="Default_20_Paragraph_20_Font"><text:span text:style-name="T1">i</text:span></text:span><text:span text:style-name="Default_20_Paragraph_20_Font"><text:span text:style-name="T9">u</text:span></text:span><text:span text:style-name="Default_20_Paragraph_20_Font"><text:span text:style-name="T1">s </text:span></text:span><text:span text:style-name="Default_20_Paragraph_20_Font"><text:span text:style-name="T9">auge</text:span></text:span><text:span text:style-name="Default_20_Paragraph_20_Font"><text:span text:style-name="T1">t</text:span></text:span><text:span text:style-name="Default_20_Paragraph_20_Font"><text:span text:style-name="T9">ur</text:span></text:span><text:span text:style-name="Default_20_Paragraph_20_Font"><text:span text:style-name="T1"> d </text:span></text:span><text:span text:style-name="Default_20_Paragraph_20_Font"><text:span text:style-name="T9">per long</text:span></text:span><text:span text:style-name="Default_20_Paragraph_20_Font"><text:span text:style-name="T1">i</text:span></text:span><text:span text:style-name="Default_20_Paragraph_20_Font"><text:span text:style-name="T9">u</text:span></text:span><text:span text:style-name="Default_20_Paragraph_20_Font"><text:span text:style-name="T1">s </text:span></text:span><text:span text:style-name="Default_20_Paragraph_20_Font"><text:span text:style-name="T9">te</text:span></text:span><text:span text:style-name="Default_20_Paragraph_20_Font"><text:span text:style-name="T1">m</text:span></text:span><text:span text:style-name="Default_20_Paragraph_20_Font"><text:span text:style-name="T9">pu</text:span></text:span><text:span text:style-name="Default_20_Paragraph_20_Font"><text:span text:style-name="T1">s.</text:span></text:span></text:p>
      <text:p text:style-name="P52"><text:span text:style-name="Default_20_Paragraph_20_Font"><text:span text:style-name="T1">Crebrius dixi hoc in libro mille esse lectionum mo-<text:line-break/>dos, propter obscuritatem aliis aliter ipsas concinnantibus,<text:line-break/>ut cuique explanatio verisimilis fore visa fuerit. Sed ego<text:line-break/>veteres scripturas praepono, etsi minime </text:span></text:span><text:span text:style-name="Default_20_Paragraph_20_Font"><text:span text:style-name="T9">t</text:span></text:span><text:span text:style-name="Default_20_Paragraph_20_Font"><text:span text:style-name="T1">erisimiles esse<text:line-break/>rideantur , majoremque legentibus ambiguitatem praebeant.<text:line-break/>ob id enim ipsum quispiam eas ita dictas fuisse credat,<text:line-break/>. quoniam licet sit explanatio dubia ,. nihilominus inter ve-<text:line-break/>tustissimos interpretes de his convenit; sin ipsas autem<text:line-break/>mutare ausi essent , in clariorem locutionem permutassent,<text:line-break/>ut ipsis interpretatio verisimilior foret. Propositis igitur:<text:line-break/>verbis ita nunc in antiquis codicibus scriptis et vetustis<text:line-break/>explanatoribus hujusmodi lectionem agnoscentibus plurimi<text:line-break/>recentiorum hanc vocem, i</text:span></text:span><text:span text:style-name="Default_20_Paragraph_20_Font"><text:span text:style-name="T9">nqu</text:span></text:span><text:span text:style-name="Default_20_Paragraph_20_Font"><text:span text:style-name="T1">i</text:span></text:span><text:span text:style-name="Default_20_Paragraph_20_Font"><text:span text:style-name="T9">natum esi</text:span></text:span><text:span text:style-name="Default_20_Paragraph_20_Font"><text:span text:style-name="T1">, exemerunt. Ali-<text:line-break/>qui vero ei .voci, </text:span></text:span><text:span text:style-name="Default_20_Paragraph_20_Font"><text:span text:style-name="T9">mo</text:span></text:span><text:span text:style-name="Default_20_Paragraph_20_Font"><text:span text:style-name="T1">t</text:span></text:span><text:span text:style-name="Default_20_Paragraph_20_Font"><text:span text:style-name="T9">um esi, </text:span></text:span><text:span text:style-name="Default_20_Paragraph_20_Font"><text:span text:style-name="T1">eam tardius addiderunt, ut</text:span></text:span></text:p>
      <text:p text:style-name="P53"><text:span text:style-name="Default_20_Paragraph_20_Font"><text:span text:style-name="T1">locutio ejusmodi sit, concretum est , .constitutum est citius,<text:line-break/>motum tardius augetur. Item alii has voces et propter<text:line-break/>hoc orationi praeposuerunt , ut talis fiat et propter hoc<text:line-break/>concretum est, constitutum esu Sententia quidem in<text:line-break/>omnibus his lectionibus haud ita multum diversa est;<text:line-break/>volunt enim interpretes murem quam feminam citius<text:line-break/>concrescere atque constitui. eo quod calidior sit; atque ob<text:line-break/>hoc idem ipsirm ditius moveri ajunt, quin etiam inter<text:line-break/>omnes fere medicos marem quam feminam non solum con-<text:line-break/>firmari, fed etiam moveri citius constat.- De his autem<text:line-break/>et in libro de natura pueri aperte narratum est, quem-<text:line-break/>admodum et apud Dioclem in voluminibus de mulierum<text:line-break/>morbis. Rufus autem fotum Apolloniatem Diogenetn in<text:line-break/>contrariam habere sententiam inquit in fecundo libro<text:line-break/>de natura, fed liber ille in manus nostras non veniti<text:line-break/>Quin etiam et ap</text:span></text:span><text:span text:style-name="Default_20_Paragraph_20_Font"><text:span text:style-name="T9">t</text:span></text:span><text:span text:style-name="Default_20_Paragraph_20_Font"><text:span text:style-name="T1">ae uterum gerentes, mares et citius<text:line-break/>moveri incipere et pluribus validioribusque motibus agi-</text:span></text:span></text:p>
      <text:p text:style-name="P54"><text:span text:style-name="Default_20_Paragraph_20_Font"><text:span text:style-name="T1">tare apparere testantur. Dicitur autem in propositis ver-<text:line-break/>bis quod citius concretus test et constitutus: est, hoc est<text:line-break/>eompactus et sumus factus esu Postea- vero mas quam<text:line-break/>femina tardius crescit; incrementum autum utrum id, quod<text:line-break/>in utero solum fit; an questa partu, in o praesentis dicat<text:line-break/>in obscuro est; sed illud verum est, quod apartu foemina,<text:line-break/>quum velocius adolescit, tum prius incrementum in ipsis<text:line-break/>finitur. Quod celerius augescat, corporis mollitudo in<text:line-break/>causa est; ejusmodi namque corpora ih tres distantias,<text:line-break/>longum scilicet , profundum ac latum exporrecta , facile<text:line-break/>incrementum suscipiunt. verum quod incrementum in<text:line-break/>ipsis prius quam in maribus desinat ac finem fumat, non<text:line-break/>item ob corporis mollitudinem, Test propter imbecillitatem<text:line-break/>id accidit V facultas est enim in animantibus naturalis,<text:line-break/>quae ipsorum incrementi effectrix est, propter quam im-<text:line-break/>becilliorem quidem plus augescunt, sed citius crescere ob<text:line-break/>ejus imbecillitatem desinunt. Si quidem igitur ipsis llip-<text:line-break/>pocrates hanc vocem, i</text:span></text:span><text:span text:style-name="Default_20_Paragraph_20_Font"><text:span text:style-name="T9">nquinatu</text:span></text:span><text:span text:style-name="Default_20_Paragraph_20_Font"><text:span text:style-name="T1">m </text:span></text:span><text:span text:style-name="Default_20_Paragraph_20_Font"><text:span text:style-name="T9">est</text:span></text:span><text:span text:style-name="Default_20_Paragraph_20_Font"><text:span text:style-name="T1">, scripsisset , tale quid-<text:line-break/>dam significare videtur, quale et in fecundo de morbis</text:span></text:span></text:p>
      <text:p text:style-name="P54">vulgaribus, ubi ait: secundum autem sinistram tumor,<text:line-break/>postero autem die et secundum dextram, minor vero iste;<text:line-break/>et complanabitur hi et inquinati sunt et non suppura-<text:line-break/>verunt : nam a ceIeri motu transmutationeque desinens ac<text:line-break/>refrigeratum ita nominavit.</text:p>
      <text:p text:style-name="P31"><text:span text:style-name="Default_20_Paragraph_20_Font"><text:span text:style-name="T11">Idcirco solidus suetus est et biliojior et magis sanguine-<text:line-break/>sus, quia iste calidior</text:span></text:span> e<text:span text:style-name="Default_20_Paragraph_20_Font"><text:span text:style-name="T11">st locus animali.</text:span></text:span></text:p>
      <text:p text:style-name="P52">Propter hoc, inquit, marem solidiorem, biIiosiorem<text:line-break/>et sanguinis pIeniorem creatum esse, quoniam locus, in<text:line-break/>quo gignitur, ejusmodi est. Dicit autem dextrum uteri<text:line-break/>sinum. Haec quoque verba alius aliter scribit. omnes<text:line-break/>tamen eundem sensum servant, quandoquidem et accurate<text:line-break/>nimis , quaenam fit vera Hippocratis dictio , inquirere<text:line-break/>fupervacuum est, melius est enim non hoc fpecuIari , fed<text:line-break/>an id quod dicitur verum sit. VeritaS autem, ut dixi-</text:p>
      <text:p text:style-name="P55"><text:span text:style-name="Default_20_Paragraph_20_Font"><text:span text:style-name="T1">mus, per dissectiones exploratur, maribus pler</text:span></text:span><text:span text:style-name="Default_20_Paragraph_20_Font"><text:span text:style-name="T17">u</text:span></text:span><text:span text:style-name="Default_20_Paragraph_20_Font"><text:span text:style-name="T1">mque </text:span></text:span><text:span text:style-name="Default_20_Paragraph_20_Font"><text:span text:style-name="T17">in<text:line-break/></text:span></text:span><text:span text:style-name="Default_20_Paragraph_20_Font"><text:span text:style-name="T1">dextra uteri parte conceptis. cau</text:span></text:span><text:span text:style-name="Default_20_Paragraph_20_Font"><text:span text:style-name="T9">t</text:span></text:span><text:span text:style-name="Default_20_Paragraph_20_Font"><text:span text:style-name="T1">a quoque, ^uod baee<text:line-break/>pars calidior sit, tradita est et ipsa p^ dissectione<text:line-break/>cognita.</text:span></text:span></text:p>
      <text:p text:style-name="P5"/>
      <text:h text:style-name="Heading_20_1" text:outline-level="1">HIPPOCRATES EPIDEM. VI. ET<text:line-break/><text:span text:style-name="Default_20_Paragraph_20_Font"><text:span text:style-name="T11">C</text:span></text:span>ALENI IN ILLUM COMMEN-<text:line-break/>TARIUS HI.</text:h>
      <text:h text:style-name="Heading_20_2" text:outline-level="2">I.</text:h>
      <text:p text:style-name="P4"><text:span text:style-name="Default_20_Paragraph_20_Font"><text:span text:style-name="T13">C</text:span></text:span><text:span text:style-name="Default_20_Paragraph_20_Font"><text:span text:style-name="T11">utis rari</text:span></text:span>t<text:span text:style-name="Default_20_Paragraph_20_Font"><text:span text:style-name="T11">a</text:span></text:span>s, <text:span text:style-name="Default_20_Paragraph_20_Font"><text:span text:style-name="T11">ventris densita</text:span></text:span>s. <text:span text:style-name="Default_20_Paragraph_20_Font"><text:span text:style-name="T11">Cuti</text:span></text:span>s <text:span text:style-name="Default_20_Paragraph_20_Font"><text:span text:style-name="T11">col</text:span></text:span>li<text:span text:style-name="Default_20_Paragraph_20_Font"><text:span text:style-name="T11">ga</text:span></text:span>t<text:span text:style-name="Default_20_Paragraph_20_Font"><text:span text:style-name="T11">io, carniu</text:span></text:span>m<text:line-break/>i<text:span text:style-name="Default_20_Paragraph_20_Font"><text:span text:style-name="T11">ncremen</text:span></text:span>t<text:span text:style-name="Default_20_Paragraph_20_Font"><text:span text:style-name="T11">um. </text:span></text:span>C<text:span text:style-name="Default_20_Paragraph_20_Font"><text:span text:style-name="T11">en</text:span></text:span>tris t<text:span text:style-name="Default_20_Paragraph_20_Font"><text:span text:style-name="T11">orpor, omn</text:span></text:span>i<text:span text:style-name="Default_20_Paragraph_20_Font"><text:span text:style-name="T11">um confusio. raseu-<text:line-break/>loru</text:span></text:span>m <text:span text:style-name="Default_20_Paragraph_20_Font"><text:span text:style-name="T11">im</text:span></text:span>m<text:span text:style-name="Default_20_Paragraph_20_Font"><text:span text:style-name="T11">und</text:span></text:span>iti<text:span text:style-name="Default_20_Paragraph_20_Font"><text:span text:style-name="T11">a. Cerebri consum</text:span></text:span>t<text:span text:style-name="Default_20_Paragraph_20_Font"><text:span text:style-name="T11">io ideo e</text:span></text:span>t <text:span text:style-name="Default_20_Paragraph_20_Font"><text:span text:style-name="T11">calvit</text:span></text:span>i<text:span text:style-name="Default_20_Paragraph_20_Font"><text:span text:style-name="T11">e</text:span></text:span>s.<text:line-break/>I<text:span text:style-name="Default_20_Paragraph_20_Font"><text:span text:style-name="T11">nstru</text:span></text:span>m<text:span text:style-name="Default_20_Paragraph_20_Font"><text:span text:style-name="T11">entorum at</text:span></text:span>t<text:span text:style-name="Default_20_Paragraph_20_Font"><text:span text:style-name="T11">ri</text:span></text:span>ti<text:span text:style-name="Default_20_Paragraph_20_Font"><text:span text:style-name="T11">o.</text:span></text:span></text:p>
      <text:p text:style-name="P1">Nonnulli hanc a medicis dignoscendorum enumera-<text:line-break/>tionem esse putant; fed potius quaedam res inter se jun-</text:p>
      <text:p text:style-name="P3">ctae conjugatim dictae esse videntur. Prima autem con-<text:line-break/>jugatio dicta est, ubi inquit, cutis raritas, ventris densi-<text:line-break/>tas; nonnulli enim propterea ventrem densum, hoc est<text:line-break/>suppressum ul adstrictum habent, quoniam per cutem eva-<text:line-break/>cuantur multa, sicut contra alteri per superficiem aegre<text:line-break/>diffiabiles multam urinam faciunt alvumque exonerant.<text:line-break/>Item altera deinceps coniugatio scripta est, cutis colliga-<text:line-break/>tio, carnium incrementum, unde innuitur cutis coitionem<text:line-break/>adstrrctionemque immodici carnium incrementi plerumque<text:line-break/>cau<text:span text:style-name="Default_20_Paragraph_20_Font"><text:span text:style-name="T11">t</text:span></text:span>am esse ; tertia huic proxima coniugatio per haec<text:line-break/>verba scripta est: ventris torpor, omnium consulto ; tor-<text:line-break/>porem autem intelligemus in concoquendis cibis ventriculi<text:line-break/>infirmitatem, omnium plane corporis vitiorum cautam esse.<text:line-break/>Sed quod deinceps dictum est, vasculorum immunditia,-<text:line-break/>potest quidem et cum modo dicta coniugatione coniungi.<text:line-break/>Quod enim in ventriculo male concoctum est, plerumque<text:line-break/>vasorum immunditiae naula fit; potest vero etiam praeteri-</text:p>
      <text:p text:style-name="P3">quam , quod cum ventris torpore coniungatur et de vena-<text:line-break/>rum depravata concoctione intelligi, ut quemadmodum<text:line-break/>ventriculi non recte cedens concoctio, multa in toto ani-<text:line-break/>tnali . confundit, sic et in venis non ad bonum finem per-<text:line-break/>ducta, primum in ipfis immunditiam contrahit, hoc est<text:line-break/>vitiosorum succorum copiam, deinde et magnam noxam<text:line-break/>affert. Quare quod est inter hanc clausulam, <text:span text:style-name="Default_20_Paragraph_20_Font"><text:span text:style-name="T11">ventri</text:span></text:span>s<text:line-break/><text:span text:style-name="Default_20_Paragraph_20_Font"><text:span text:style-name="T11">torp</text:span></text:span>o<text:span text:style-name="Default_20_Paragraph_20_Font"><text:span text:style-name="T11">r</text:span></text:span> et hanc <text:span text:style-name="Default_20_Paragraph_20_Font"><text:span text:style-name="T11">vascu</text:span></text:span>l<text:span text:style-name="Default_20_Paragraph_20_Font"><text:span text:style-name="T11">orum</text:span></text:span> im<text:span text:style-name="Default_20_Paragraph_20_Font"><text:span text:style-name="T11">mund</text:span></text:span>iti<text:span text:style-name="Default_20_Paragraph_20_Font"><text:span text:style-name="T11">a , </text:span></text:span>commune amba-<text:line-break/>bus est, quod ipse appellavit omnium confusionem. Quod<text:line-break/>deinceps autem dictum est, cerebri consumtio , ideo et<text:line-break/>calvities , mihi quidem istud significare videtur. Cum ce-<text:line-break/>rebrum fe ipfo longe minus evadat, istud vero ap<text:span text:style-name="Default_20_Paragraph_20_Font"><text:span text:style-name="T11">t</text:span></text:span>um na-<text:line-break/>turaliter siccius habentibus evenit, tunc ab ossibus fuper-<text:line-break/>jacentibus recedit, quae ab artis dissectoriae professoribus<text:line-break/>Graeco nomine bregmata vocantur, latini sinciput dicunt.<text:line-break/>Haec vero duo sunt, utrumque rectis quatuor lineis cir-<text:line-break/>cumscriptum , una quidem . per futurum in .longum por-<text:line-break/>rectam utrique ossi communem ; posterius autem lambdalis</text:p>
      <text:p text:style-name="P3">suturae lateribus , a<text:span text:style-name="Default_20_Paragraph_20_Font"><text:span text:style-name="T11">n</text:span></text:span>terius vero coronariae vocatae , utra-<text:line-break/>que autem parte squammosis commissuris. Verum ab aliis<text:line-break/>calvariae partibus potissimum quidem cerebrum non ad-<text:line-break/>modum recedit. Quodsi et quandoque recesserit, at sal-<text:line-break/>tem ob carnes ossibus subjectas haud prorsum cutis humi-<text:line-break/>ditas exarescit; quocirca neque crines defluunt, quando-<text:line-break/>quidem in commentariis de temperaturis didicistis neque<text:line-break/>ex praehumida cuti neque ex valde arida pilos enasci.<text:line-break/>Capitis sane cutis pueris , mulieribus et eunuchis humida<text:line-break/>calvariam tangere omnemque interiorem inanitatem com-<text:line-break/>plore; in lenibus vero siccescens subfidensque ab ea di-<text:line-break/>stare saepius in animalium dissectionibus conspexisses. At<text:line-break/>nunc Hippoeratis decretorum ostensiones afferre nisi obiter<text:line-break/>non est propositum , sed obscura verba illustrare sunulque<text:line-break/>per capita interdum causas adlicere , demonstrata placita<text:line-break/>consequentes. consumtionem autem cerebri, hoc est, per-<text:line-break/>fectum interitum, ut ipsum ex toto abfumtura sit, neque</text:p>
      <text:p text:style-name="P3">cogitari posse in vivo animante fieri omnibus 1n confesso<text:line-break/>esu Quamobrem fi id non sit, hoc fuperest intelligendum,<text:line-break/>consumtionem cerebri comminutionem esse, quam ex sic-.<text:line-break/>citatu in calvefcentibus fieri diximus; ut sincipitis ossa<text:line-break/>aliis fistulosiora et molliora ac superincumbentis ob cere-<text:line-break/>bri defectum exarescant, cum ad spfa ufque non perii-<text:line-break/>neat, neque ea attingere possit; subsidet enim in suamque<text:line-break/>ipsius basin depressum cadit. Consequenter igitur istis<text:line-break/>ossibus resiccatis et ipsis praetenta .cutis inarefcit, atque<text:line-break/>ipsi senfui valde .sicca in calvis apparet, ut rationali de-<text:line-break/>monstratione non .egeat. Quando igitur valde cerebrum<text:line-break/>evanuit, ut quibusdam in extrema senecta contingit, tunc<text:line-break/>et nervorum exortus inarescere necesse est. Quare ne-<text:line-break/>que perinde. ut prius, ut videre licet, neque audire,- ne-<text:line-break/>que aliud quidquam per <text:span text:style-name="Default_20_Paragraph_20_Font"><text:span text:style-name="T11">t</text:span></text:span>en<text:span text:style-name="Default_20_Paragraph_20_Font"><text:span text:style-name="T11">t</text:span></text:span>us et voluntarios motus va-<text:line-break/>lentor perficere; sed omnia istarum actionum instrumenta,<text:line-break/>per quae illae fiebant prius, exsoluta, infirma atque debilia</text:p>
      <text:p text:style-name="P3">redduntur, quod par est ipsum instrumentorum attritionem<text:line-break/>appellasse, per translationem a vestibus attritis et vesta<text:line-break/>appellationem accipientem, et haec enim post diuturnos<text:line-break/>usus fe ipsis aridiora evasisse cernuntur, quoniam ipsa at-<text:line-break/>trita esse dicimus. Quidam- sane haec scriptura coniugate<text:line-break/>intelligi nequaquam putantes et singula praedictorum fe-<text:line-break/>paratim accipientes, hisce verbis Hippocratem consulere<text:line-break/>ajunt, ut ip<text:span text:style-name="Default_20_Paragraph_20_Font"><text:span text:style-name="T11">t</text:span></text:span>orum facultates per fe consideremus. Ut sta-<text:line-break/>thu cutis raritas, prima enim haec scripta est, cognoscere<text:line-break/>quod valeat, convenire ajunt, ut ipsam, cum usus postu-<text:line-break/>lat, faciamus, cumque opus non fuerit, amoveamus.<text:line-break/>Scriptum est quidem, inquiunt et in libro de alimento,<text:line-break/>raritas corporis ad diffiationem; quibus plus adimitur,<text:line-break/>salubriores; quibus vero minus, morbosiores. Sed his<text:line-break/>repugnat, quod inter haec scriptum est, ventris densitas,<text:line-break/>cutis colligatio; si quidem erat rerum medico sinto utilium<text:line-break/>enumeratio. Quin etiam et quod post haec ita scriptum</text:p>
      <text:p text:style-name="P3">est; <text:span text:style-name="Default_20_Paragraph_20_Font"><text:span text:style-name="T11">ventris t</text:span></text:span>o<text:span text:style-name="Default_20_Paragraph_20_Font"><text:span text:style-name="T11">rpor, omn</text:span></text:span>i<text:span text:style-name="Default_20_Paragraph_20_Font"><text:span text:style-name="T11">um confusio, </text:span></text:span>ipsum omnia ea<text:line-break/>scribere indicat, quae in. unum natura coire apta funt et<text:line-break/>non simpliciter qui sint iu corpore affectus orientes, quos<text:line-break/>cognoscere opus sit. lstud enim, o<text:span text:style-name="Default_20_Paragraph_20_Font"><text:span text:style-name="T11">mn</text:span></text:span>i<text:span text:style-name="Default_20_Paragraph_20_Font"><text:span text:style-name="T11">um confusi</text:span></text:span>o, non<text:line-break/>est affectus ullius, fed malorum ex affectu pravo nafcen-<text:line-break/>tium indicatorium.</text:p>
      <text:h text:style-name="Heading_20_2" text:outline-level="2">II.</text:h>
      <text:p text:style-name="P4">D<text:span text:style-name="Default_20_Paragraph_20_Font"><text:span text:style-name="T11">e</text:span></text:span>t<text:span text:style-name="Default_20_Paragraph_20_Font"><text:span text:style-name="T11">rac</text:span></text:span>ti<text:span text:style-name="Default_20_Paragraph_20_Font"><text:span text:style-name="T11">o cursibu</text:span></text:span>s, <text:span text:style-name="Default_20_Paragraph_20_Font"><text:span text:style-name="T11">luc</text:span></text:span>t<text:span text:style-name="Default_20_Paragraph_20_Font"><text:span text:style-name="T11">a</text:span></text:span>ti<text:span text:style-name="Default_20_Paragraph_20_Font"><text:span text:style-name="T11">onibu</text:span></text:span>s, <text:span text:style-name="Default_20_Paragraph_20_Font"><text:span text:style-name="T11">quiete, </text:span></text:span>m<text:span text:style-name="Default_20_Paragraph_20_Font"><text:span text:style-name="T11">ult</text:span></text:span>is <text:span text:style-name="Default_20_Paragraph_20_Font"><text:span text:style-name="T11">ambula-<text:line-break/>lienibu</text:span></text:span>s <text:span text:style-name="Default_20_Paragraph_20_Font"><text:span text:style-name="T11">vel</text:span></text:span>o<text:span text:style-name="Default_20_Paragraph_20_Font"><text:span text:style-name="T11">c</text:span></text:span>i<text:span text:style-name="Default_20_Paragraph_20_Font"><text:span text:style-name="T11">bu</text:span></text:span>s, <text:span text:style-name="Default_20_Paragraph_20_Font"><text:span text:style-name="T11">qu</text:span></text:span>i<text:span text:style-name="Default_20_Paragraph_20_Font"><text:span text:style-name="T11">bu</text:span></text:span>s <text:span text:style-name="Default_20_Paragraph_20_Font"><text:span text:style-name="T11">elixa mota, plerumque pan</text:span></text:span>is<text:line-break/><text:span text:style-name="Default_20_Paragraph_20_Font"><text:span text:style-name="T11">paucu</text:span></text:span>s.</text:p>
      <text:p text:style-name="P1">Evacuationis nomen de fotis liquidis dicitur: detra-<text:line-break/>ctionis de folidis quidem magis, interdum vero et de<text:line-break/>liquidis, nempe modo dicta liquidorum folidorumque mi-<text:line-break/>untionis communis funt , cum sine purgatione aut langui-<text:line-break/>nis evacuatione, ipsam facere in fanis scilicet voluerimus.</text:p>
      <text:p text:style-name="P3">Aegrotum enim nullus cursibus et luctationibus curaverit,<text:line-break/>nam his aliisque similibus exercitationum genus commune<text:line-break/>est, discorum telorumque j actus comprehendens, item sal-<text:line-break/>tus, halteras, armatorum certamina et omnia vitae munia,<text:line-break/>praesertim quaecunque in agricultura exercent arantes,<text:line-break/>metentes ac fodientes. omnes igitur exercitationes et<text:line-break/>carnium et adipis et succorum abundantiam minuunt.<text:line-break/>Unum autem corpus omnibus istis uti non potest , fed<text:line-break/>fecundum habitus et aetates et vires et consuetudinem<text:line-break/>singulis idoneam exercitationem invenire convenit , ut in<text:line-break/>libris de tuenda sanitate didicistis. Nunc enim ex Hip-<text:line-break/>pocratis voluminum explanatione medicinae praecepta non<text:line-break/>discitis , cum haec prius ordinatim in propriis libris di- .<text:line-break/>diceritis , in quibus omnibus et ipsius placita cum demon-<text:line-break/>strutione cognovistis et placitis consentanea particulatim<text:line-break/>omnia habuistis. Caeterum vos dictorum ab iplo seriem</text:p>
      <text:p text:style-name="P3">assequi studentes, haec me vobis commentaria conficere,<text:line-break/>etsi id facere non statuissem , rogatum voluistis ; obscurae<text:line-break/>namque dictlones scientificam explanationem non admit-<text:line-break/>tunt. Nunc itaque statim hac voce deinceps scripta,<text:line-break/>quiete, aperte cognoscere non licet quid per ipsam Hip-<text:line-break/>pocrates significare voluerit, fied quemadmodum in aliis<text:line-break/>obscuris locutionibus, ita et in ista per coniecturas agere<text:line-break/>opus est, ut. hoc isti, illud aliis verisimilius videatur,<text:line-break/>quemadmodum et vi<text:span text:style-name="Default_20_Paragraph_20_Font"><text:span text:style-name="T11">t</text:span></text:span>um est, et alius aliter quietem inter-<text:line-break/>pretatur. Potest enim et de cessationibus , quae exeret-<text:line-break/>talionibus interponuntur, dicta esse, sicut in aphorismis<text:line-break/>dixit: cum inceperit lassescere, quietem agere, statim<text:line-break/>lassitudinem tollit Potest etiam et de cessationibus per<text:line-break/>integros interjectos dies futuris intelligi. Potest autem et<text:line-break/>integram quietem aliquibus corporis consulere. Nam si<text:line-break/>ipfe ita dixit, motus roborat, ocium tabefacit; posset fano<text:line-break/>et ociofa vita corpus attenuare; ita enim quibusdam ab<text:line-break/>exercitationibus ad ocium traductis evenire conspeximus.</text:p>
      <text:p text:style-name="P3">Sed certas distinctiones statuere opus est , ut sitiamus qui-<text:line-break/>nam sint qui istis extenuanda causa indigeant; neque<text:line-break/>enim ob abundantiam humorum evacuatione opus est :<text:line-break/>numquam enim id praestare ocium potest. Jure itaque<text:line-break/>nonnulli de carnium detractione sermonem ipsi nunc esse<text:line-break/>ajunt, non de humorum inanitione, ut in plenitudine et<text:line-break/>aquosis habitibus fit. Potest quidem de ambabus ipfo sier-<text:line-break/>monem faciente omnium auxiliorum enumeratio esse et<text:line-break/>quae utrique detractioni communia Tuor et quae alteri<text:line-break/>ipfarum propria. Potest autem et post exercitationes quie-<text:line-break/>tem scripsisse, de singulorum dierum exercitationibus quiete-<text:line-break/>que ipsis succedente fermonem faciens, ne exercitati ci-<text:line-break/>baria, ut moris est, illico assumant, in corpore adhuc<text:line-break/>ab exercitatione calorem servantes , sied postquam exacte<text:line-break/>refrigerati fiunt: nam et hoc in libris salutis et ab aliis,<text:line-break/>ab Erasistvato recte dictum didicistis. Quare et ex hoc<text:line-break/>constat multum coniecturae in dictorum oh brevitatem<text:line-break/>obscurorum interpretationibus inesse : praeterea cum verba,</text:p>
      <text:p text:style-name="P3">ut lubet, fcribere liceat, longe Iane obscurior veteris sen-<text:line-break/>tentis redditur. Nunc quidem in proposito sermone ali-<text:line-break/>qui scribunt, <text:span text:style-name="Default_20_Paragraph_20_Font"><text:span text:style-name="T11">qu</text:span></text:span>i<text:span text:style-name="Default_20_Paragraph_20_Font"><text:span text:style-name="T11">e</text:span></text:span>t<text:span text:style-name="Default_20_Paragraph_20_Font"><text:span text:style-name="T11">e mul</text:span></text:span>t<text:span text:style-name="Default_20_Paragraph_20_Font"><text:span text:style-name="T11">a, </text:span></text:span>neque vetustis codicibus ne-<text:line-break/>que illis, qui primum volumen hoc interpretati sunt,<text:line-break/>hujusmodi lectionem agnoscentibus. Si quis vero hanc<text:line-break/>nos explanare cogat, quietem post exercitationes multam<text:line-break/>interponi debere ipsum praecipere dicemus. Verum haec<text:line-break/>omittenda est: et ab omnibus concessam scripturam de-<text:line-break/>datantes ,- ut ambulationibus multis ac c<text:span text:style-name="Default_20_Paragraph_20_Font"><text:span text:style-name="T11">o</text:span></text:span>loribus quis uta-<text:line-break/>tur, ipsum consulere affirmabimus: tardae enim, quem-<text:line-break/>admodum et tardae exercitationes , corpora pinguiora effi-<text:line-break/>ciunt- Atqui demiror cur de illis loquens omisit hanc<text:line-break/>particulam, <text:span text:style-name="Default_20_Paragraph_20_Font"><text:span text:style-name="T11">ve</text:span></text:span>l<text:span text:style-name="Default_20_Paragraph_20_Font"><text:span text:style-name="T11">oc</text:span></text:span>i<text:span text:style-name="Default_20_Paragraph_20_Font"><text:span text:style-name="T11">bus</text:span></text:span>, siquidem veloces cursus exercita-<text:line-break/>tionesque similes et carnium molem detrahunt et succorum<text:line-break/>exsuperantiam inaniunt fereque ab omnibus et hoc exer-<text:line-break/>citatoribus et medicis conceditur. Hippocrates igitur<text:line-break/>deinceps detractione egentibus aptam alimoniam descripsit,<text:line-break/>ab uno exemplo, ut solitus est, ejus, quod communiter</text:p>
      <text:p text:style-name="P3">omnibus convenit, sibi ipsi commentarium faciens. Istis<text:line-break/>autem in universum alimenta multum nutrientia non danda<text:line-break/>sunt, qualis est suilla caro, sed parum nutrie<text:span text:style-name="Default_20_Paragraph_20_Font"><text:span text:style-name="T11">n</text:span></text:span>tia, qualis<text:line-break/>est ovilla caro, quae sane pecudis est et placenta sane,<text:line-break/>quae Graece masa dicitur , inter modice alentia reponitur,<text:line-break/>quocirca ipsius quidem plurimum, panis vero exiguum<text:line-break/>accipi jubet.</text:p>
      <text:h text:style-name="Heading_20_2" text:outline-level="2">Ili.</text:h>
      <text:p text:style-name="P4"><text:span text:style-name="Default_20_Paragraph_20_Font"><text:span text:style-name="T11">De</text:span></text:span>t<text:span text:style-name="Default_20_Paragraph_20_Font"><text:span text:style-name="T11">raction</text:span></text:span>is <text:span text:style-name="Default_20_Paragraph_20_Font"><text:span text:style-name="T11">signum, eandem h</text:span></text:span>o<text:span text:style-name="Default_20_Paragraph_20_Font"><text:span text:style-name="T11">ram d</text:span></text:span>i<text:span text:style-name="Default_20_Paragraph_20_Font"><text:span text:style-name="T11">ei su</text:span></text:span>lc<text:span text:style-name="Default_20_Paragraph_20_Font"><text:span text:style-name="T11">are: repente<text:line-break/>en</text:span></text:span>i<text:span text:style-name="Default_20_Paragraph_20_Font"><text:span text:style-name="T11">m trah</text:span></text:span>it<text:span text:style-name="Default_20_Paragraph_20_Font"><text:span text:style-name="T11">ur.</text:span></text:span></text:p>
      <text:p text:style-name="P1">Praesentia verba cum ante scriptis, ubi, detractio ut<text:line-break/>facienda esset, edocebat, coniu<text:span text:style-name="Default_20_Paragraph_20_Font"><text:span text:style-name="T11">n</text:span></text:span>gi clarum est. Ut igitur<text:line-break/>cognoscamus num ejus modum recte coniectura assecuti<text:line-break/>scimus, hujusce rei signum nunc tradit. Sed isse sermo<text:line-break/>propter eam, quam saepe jam diximus cau<text:span text:style-name="Default_20_Paragraph_20_Font"><text:span text:style-name="T11">t</text:span></text:span>am, nobis ob-<text:line-break/>fcurus redditus est, quod videlicet <text:span text:style-name="Default_20_Paragraph_20_Font"><text:span text:style-name="T11">n</text:span></text:span>on emitteretur, hunc</text:p>
      <text:p text:style-name="P3">librum scripsit, fied ut formulam quandam et apparatum<text:line-break/>sibi ipsi moliretur: ad eruditionem enim scribens utique<text:line-break/>omnino declarasset quam diei horam eam dicet, in qua<text:line-break/>detractionis signum observare oporteat. Cum igitur ipse<text:line-break/>non scripserit, quid aliud quisquam probabilius intelligere<text:line-break/>possit quam quod eadem diei hora eum ducentes ad<text:line-break/>exercendum,. qui detractionis indigeat, observemus, ut<text:line-break/>jussit; numquid derepente subtrahatur, hoc est moles<text:line-break/>quidem corporis concidat, cadat autem et debilitetur fa-<text:line-break/>cultas: nam haud dubie haec vox <text:span text:style-name="Default_20_Paragraph_20_Font"><text:span text:style-name="T22">εἰρύεσθαι</text:span></text:span><text:span text:style-name="Default_20_Paragraph_20_Font"><text:span text:style-name="T26"> </text:span></text:span>trahi signifi-<text:line-break/>cat. Potest autem et ab. illo ad haec transferri; propter<text:line-break/>rerum naturam, de quibus verba fiunt; quibus, ut sue-<text:line-break/>pius dixi, in obscuris narrationibus, quae prius ipsi no-<text:line-break/>vimus, adaptamus. At quidam loco hujus vocis <text:span text:style-name="Default_20_Paragraph_20_Font"><text:span text:style-name="T22">εἰρύε</text:span></text:span><text:span text:style-name="Default_20_Paragraph_20_Font"><text:span text:style-name="T26">-<text:line-break/></text:span></text:span><text:span text:style-name="Default_20_Paragraph_20_Font"><text:span text:style-name="T22">ται</text:span></text:span><text:span text:style-name="Default_20_Paragraph_20_Font"><text:span text:style-name="T26">, </text:span></text:span>hoc est trahitur, hanc scribunt <text:span text:style-name="Default_20_Paragraph_20_Font"><text:span text:style-name="T22">ἐρείπεται</text:span></text:span><text:span text:style-name="Default_20_Paragraph_20_Font"><text:span text:style-name="T26">, </text:span></text:span>hoc est<text:line-break/>cadit, rei declarationem ex hac voce magis lucidam fore<text:line-break/>sperantes, fied antiqua scriptura hanc vocem <text:span text:style-name="Default_20_Paragraph_20_Font"><text:span text:style-name="T22">εἰρύεται</text:span></text:span><text:span text:style-name="Default_20_Paragraph_20_Font"><text:span text:style-name="T26">,<text:line-break/></text:span></text:span>hoc est trahitur , habet.</text:p>
      <text:p text:style-name="P3">R <text:span text:style-name="Default_20_Paragraph_20_Font"><text:span text:style-name="T11">emi</text:span></text:span>t<text:span text:style-name="Default_20_Paragraph_20_Font"><text:span text:style-name="T11">t</text:span></text:span>i<text:span text:style-name="Default_20_Paragraph_20_Font"><text:span text:style-name="T11">to lab</text:span></text:span>o<text:span text:style-name="Default_20_Paragraph_20_Font"><text:span text:style-name="T11">res aut desiue</text:span></text:span>t.</text:p>
      <text:p text:style-name="P1">Et hoc loco nonnulli scribunt , subtrahito ex labori-<text:line-break/>bus aut defluet. orationis autem vis haec est: omnis<text:line-break/>evacuatio , nisi paulatim fiat , vires prosternit et corporis<text:line-break/>habitum fiubito valde digerit. -Propterea igitur quidam<text:line-break/>fcripferunt, submittito labores aut defluet, copiosam re-<text:line-break/>pente evacuationem per hoc verbum, <text:span text:style-name="Default_20_Paragraph_20_Font"><text:span text:style-name="T11">desi</text:span></text:span>n<text:span text:style-name="Default_20_Paragraph_20_Font"><text:span text:style-name="T11">et</text:span></text:span>, significare<text:line-break/>volentes. Alii vero scribunt <text:span text:style-name="Default_20_Paragraph_20_Font"><text:span text:style-name="T22">ῇ</text:span></text:span><text:span text:style-name="Default_20_Paragraph_20_Font"><text:span text:style-name="T26"> </text:span></text:span><text:span text:style-name="Default_20_Paragraph_20_Font"><text:span text:style-name="T22">εἰρύεται</text:span></text:span><text:span text:style-name="Default_20_Paragraph_20_Font"><text:span text:style-name="T26">, </text:span></text:span>id est quatenus<text:line-break/>consumitur, litteram <text:span text:style-name="Default_20_Paragraph_20_Font"><text:span text:style-name="T22">ῇ</text:span></text:span><text:span text:style-name="Default_20_Paragraph_20_Font"><text:span text:style-name="T26"> </text:span></text:span>addentes et circumflectentes, atque<text:line-break/>item jota subscribentes , ut significetur; ita ex laboribus<text:line-break/>subtrahere, ut homo consumatur. Hoc verbum autem<text:line-break/><text:span text:style-name="Default_20_Paragraph_20_Font"><text:span text:style-name="T22">εἰρύεσθ</text:span></text:span><text:span text:style-name="Default_20_Paragraph_20_Font"><text:span text:style-name="T26"> </text:span></text:span>ai de corporis consumtione viriumque casia ab ipfo<text:line-break/>dictum fuisse ajunt: ut ejusmodi oratio sit. Minuas<text:line-break/>labores quum vires prosternuntur et corpus digeritur.</text:p>
      <text:p text:style-name="P6">Quin etiam et qui <text:span text:style-name="Default_20_Paragraph_20_Font"><text:span text:style-name="T22">ἐρείψεται</text:span></text:span><text:span text:style-name="Default_20_Paragraph_20_Font"><text:span text:style-name="T26">, </text:span></text:span>hoc est labetur, scribunt,<text:line-break/>ad virium ca<text:span text:style-name="Default_20_Paragraph_20_Font"><text:span text:style-name="T11">t</text:span></text:span>um orationem referunt.</text:p>
      <text:h text:style-name="P26" text:outline-level="2">..v</text:h>
      <text:p text:style-name="Normal"><text:line-break/><text:span text:style-name="Default_20_Paragraph_20_Font"><text:span text:style-name="T11">sim</text:span></text:span>i<text:span text:style-name="Default_20_Paragraph_20_Font"><text:span text:style-name="T11">l</text:span></text:span>it<text:span text:style-name="Default_20_Paragraph_20_Font"><text:span text:style-name="T11">er en</text:span></text:span>i<text:span text:style-name="Default_20_Paragraph_20_Font"><text:span text:style-name="T11">m</text:span></text:span> t<text:span text:style-name="Default_20_Paragraph_20_Font"><text:span text:style-name="T11">o</text:span></text:span>t<text:span text:style-name="Default_20_Paragraph_20_Font"><text:span text:style-name="T11">u</text:span></text:span>m <text:span text:style-name="Default_20_Paragraph_20_Font"><text:span text:style-name="T11">conc</text:span></text:span>i<text:span text:style-name="Default_20_Paragraph_20_Font"><text:span text:style-name="T11">d</text:span></text:span>i<text:span text:style-name="Default_20_Paragraph_20_Font"><text:span text:style-name="T11">t.</text:span></text:span></text:p>
      <text:p text:style-name="P1">Hanc partem post superiorem iu antiquis exemplari-<text:line-break/>bus omnibus inveni, quam ita fe habere veteres etiam<text:line-break/>explanatores asserunt, nec non et ex recentioribus Sabini<text:line-break/><text:span text:style-name="Default_20_Paragraph_20_Font"><text:span text:style-name="T11">s</text:span></text:span>ectatores, nullam tamen ejus interpretationem attulerunt.<text:line-break/>Totam enim antepositam dictionem quum adscripsissent,<text:line-break/>deinde singula ejus verba interpretati, huiusce partis ex-<text:line-break/>planationem non dixerunt, quemadmodum neque zeuxis<text:line-break/>ex antiquis interpretibus unus effuse. Quidam fane ajunt<text:line-break/>ab Hippocrate dictum fuisse: . similiter enim totum c<text:span text:style-name="Default_20_Paragraph_20_Font"><text:span text:style-name="T11">oa</text:span></text:span>m-<text:line-break/>dit, tale quid innuere volente. .Ut repletio nocet ideo-<text:line-break/>que ipsam detrahere oportet, sic et praeter modum eva-<text:line-break/>cuatio aeque ac repletio noxia est; .ob ipsam enim cor-</text:p>
      <text:p text:style-name="P3">pus detrimentofe tabescit, sicut ex plenitudine mole nimia<text:line-break/>turget. Sed quidam hanc interpretationem ut incredibi-<text:line-break/>lem vituperantes, aut nullo pacto hanc partem fcripferunt<text:line-break/>aut in haec verba transmuta<text:span text:style-name="Default_20_Paragraph_20_Font"><text:span text:style-name="T11">t</text:span></text:span>um : fuhito enim valde fluet,<text:line-break/>Hippocratem nobis praecipere volentes ut diligenter cor-<text:line-break/>poris detractionem ob<text:span text:style-name="Default_20_Paragraph_20_Font"><text:span text:style-name="T11">s</text:span></text:span>ervemus. Repente enim ipsis magna<text:line-break/>digestio ac defluxio in exercitationibus accidit, quum<text:line-break/>deinceps pluribus diebus aliquis ap<text:span text:style-name="Default_20_Paragraph_20_Font"><text:span text:style-name="T11">t</text:span></text:span>os valde exercuerit<text:line-break/>tenuiterque cibos exhibuerit.</text:p>
      <text:h text:style-name="Heading_20_2" text:outline-level="2"><text:span text:style-name="Default_20_Paragraph_20_Font"><text:span text:style-name="T28">L ..... </text:span></text:span>VE</text:h>
      <text:p text:style-name="Normal">Com <text:span text:style-name="Default_20_Paragraph_20_Font"><text:span text:style-name="T11">vero</text:span></text:span> j<text:span text:style-name="Default_20_Paragraph_20_Font"><text:span text:style-name="T11">am c</text:span></text:span>o<text:span text:style-name="Default_20_Paragraph_20_Font"><text:span text:style-name="T11">ntabuerin</text:span></text:span>t, <text:span text:style-name="Default_20_Paragraph_20_Font"><text:span text:style-name="T11">praebere suilla</text:span></text:span>s <text:span text:style-name="Default_20_Paragraph_20_Font"><text:span text:style-name="T11">asta</text:span></text:span>s o<text:span text:style-name="Default_20_Paragraph_20_Font"><text:span text:style-name="T11">p</text:span></text:span>o<text:span text:style-name="Default_20_Paragraph_20_Font"><text:span text:style-name="T11">r</text:span></text:span>t<text:span text:style-name="Default_20_Paragraph_20_Font"><text:span text:style-name="T11">et.</text:span></text:span></text:p>
      <text:p text:style-name="P1">Per antedicta immodicam detractionem cavere nos<text:line-break/>jubet. Sed quoniam interdum invitum in eam incidere<text:line-break/>contingit, vult et ad ea medicum paratum esse debere,<text:line-break/>si quando repe<text:span text:style-name="Default_20_Paragraph_20_Font"><text:span text:style-name="T11">n</text:span></text:span>te magna detractio facta fit, tuncque suillas</text:p>
      <text:p text:style-name="P3">carnes tostas exhibere consuluit; suillas quidem carnes,<text:line-break/>quod multum nutriant, tostas vero, quod stolidam et in<text:line-break/>exiguam molem adstrictam <text:span text:style-name="Default_20_Paragraph_20_Font"><text:span text:style-name="T26">, </text:span></text:span>non humidam laxamque car-<text:line-break/>nem creent. At quidam loco hujus verbi <text:span text:style-name="Default_20_Paragraph_20_Font"><text:span text:style-name="T11">praebere, </text:span></text:span>of-<text:line-break/>ferre suillas assas, peribunt, eandem quidem <text:span text:style-name="Default_20_Paragraph_20_Font"><text:span text:style-name="T11">s</text:span></text:span>ententiam<text:line-break/>servantes , fissi ut magis proprio verbo , <text:span text:style-name="Default_20_Paragraph_20_Font"><text:span text:style-name="T11">offerre</text:span></text:span> , loco istius,<text:line-break/><text:span text:style-name="Default_20_Paragraph_20_Font"><text:span text:style-name="T11">praebere</text:span></text:span> , utentes.</text:p>
      <text:h text:style-name="Heading_20_2" text:outline-level="2">VII.</text:h>
      <text:p text:style-name="Normal"><text:span text:style-name="Default_20_Paragraph_20_Font"><text:span text:style-name="T11">Cu</text:span></text:span>m <text:span text:style-name="Default_20_Paragraph_20_Font"><text:span text:style-name="T11">replentur aute</text:span></text:span>m, <text:span text:style-name="Default_20_Paragraph_20_Font"><text:span text:style-name="T11">signu</text:span></text:span>m <text:span text:style-name="Default_20_Paragraph_20_Font"><text:span text:style-name="T11">rursu</text:span></text:span>s, <text:span text:style-name="Default_20_Paragraph_20_Font"><text:span text:style-name="T11">sioridu</text:span></text:span>m <text:span text:style-name="Default_20_Paragraph_20_Font"><text:span text:style-name="T11">c</text:span></text:span>o<text:span text:style-name="Default_20_Paragraph_20_Font"><text:span text:style-name="T11">rpu</text:span></text:span>s <text:span text:style-name="Default_20_Paragraph_20_Font"><text:span text:style-name="T11">est.</text:span></text:span></text:p>
      <text:p text:style-name="P1">Et id ipsum brevibus descripsit omnis refectionis<text:line-break/>commune signum. Floridum enim corpus evadit et in<text:line-break/>exercitationibus et illis alioqui, qui ex bono sanguine<text:line-break/>instaurantur.</text:p>
      <text:h text:style-name="P25" text:outline-level="2"><text:span text:style-name="Default_20_Paragraph_20_Font">VHI.</text:span></text:h>
      <text:p text:style-name="P4"><text:span text:style-name="Default_20_Paragraph_20_Font"><text:span text:style-name="T11">su exerc</text:span></text:span>i<text:span text:style-name="Default_20_Paragraph_20_Font"><text:span text:style-name="T11">ta</text:span></text:span>ti<text:span text:style-name="Default_20_Paragraph_20_Font"><text:span text:style-name="T11">on</text:span></text:span>i<text:span text:style-name="Default_20_Paragraph_20_Font"><text:span text:style-name="T11">bus signum, sudor st</text:span></text:span>i<text:span text:style-name="Default_20_Paragraph_20_Font"><text:span text:style-name="T11">l</text:span></text:span>l<text:span text:style-name="Default_20_Paragraph_20_Font"><text:span text:style-name="T11">at</text:span></text:span>i<text:span text:style-name="Default_20_Paragraph_20_Font"><text:span text:style-name="T11">m, ut ex aquae-<text:line-break/>duc</text:span></text:span>ti<text:span text:style-name="Default_20_Paragraph_20_Font"><text:span text:style-name="T11">bu</text:span></text:span>s <text:span text:style-name="Default_20_Paragraph_20_Font"><text:span text:style-name="T11">erit aut deprespo ex elat</text:span></text:span>i<text:span text:style-name="Default_20_Paragraph_20_Font"><text:span text:style-name="T11">one.</text:span></text:span></text:p>
      <text:p text:style-name="P1">Et hoc loco fermoni deest ca<text:span text:style-name="Default_20_Paragraph_20_Font"><text:span text:style-name="T11">t</text:span></text:span>us aut detractionis aut<text:line-break/>id genus aliquid. Quocirca ipsum nonnulli addentes tan-<text:line-break/>quam principio, ita scriptum non dubitarunt interpretari,<text:line-break/>talem orationem reddentes: in exercitationibus. collapsionis<text:line-break/>signum sudor, ut ex aquaeductibus effluens; deinceps au-<text:line-break/>tem signum aliud est, depressionem magnam subito ex<text:line-break/>elatione: oportet enim et hic subintelligere subitaneam<text:line-break/>ac magnam, licet modo scriptum non sit, ipfo superius<text:line-break/>dicente, repente namque trahitur. Haec autem corpore<text:line-break/>immodice digesto evenire palam esu</text:p>
      <text:h text:style-name="Heading_20_2" text:outline-level="2"><text:span text:style-name="Default_20_Paragraph_20_Font">IX.</text:span></text:h>
      <text:p text:style-name="Normal">A<text:span text:style-name="Default_20_Paragraph_20_Font"><text:span text:style-name="T11">lul</text:span></text:span>i<text:span text:style-name="Default_20_Paragraph_20_Font"><text:span text:style-name="T11">er, quam pr</text:span></text:span>i<text:span text:style-name="Default_20_Paragraph_20_Font"><text:span text:style-name="T11">mo</text:span></text:span> i<text:span text:style-name="Default_20_Paragraph_20_Font"><text:span text:style-name="T11">n Cranone curav</text:span></text:span>i, <text:span text:style-name="Default_20_Paragraph_20_Font"><text:span text:style-name="T11">lien magnu</text:span></text:span>s <text:span text:style-name="Default_20_Paragraph_20_Font"><text:span text:style-name="T11">na-</text:span></text:span></text:p>
      <text:p text:style-name="P2"><text:span text:style-name="Default_20_Paragraph_20_Font"><text:span text:style-name="T11">tura, fabr</text:span></text:span>i<text:span text:style-name="Default_20_Paragraph_20_Font"><text:span text:style-name="T11">s ardens, valde rubra, spir</text:span></text:span>i<text:span text:style-name="Default_20_Paragraph_20_Font"><text:span text:style-name="T11">tu</text:span></text:span>s <text:span text:style-name="Default_20_Paragraph_20_Font"><text:span text:style-name="T11">derimo die,<text:line-break/>sudor</text:span></text:span> m<text:span text:style-name="Default_20_Paragraph_20_Font"><text:span text:style-name="T11">ul</text:span></text:span>t<text:span text:style-name="Default_20_Paragraph_20_Font"><text:span text:style-name="T11">u</text:span></text:span>s <text:span text:style-name="Default_20_Paragraph_20_Font"><text:span text:style-name="T11">superiu</text:span></text:span>s, <text:span text:style-name="Default_20_Paragraph_20_Font"><text:span text:style-name="T11">verum et</text:span></text:span>i<text:span text:style-name="Default_20_Paragraph_20_Font"><text:span text:style-name="T11">am</text:span></text:span> i<text:span text:style-name="Default_20_Paragraph_20_Font"><text:span text:style-name="T11">nferiu</text:span></text:span>s <text:span text:style-name="Default_20_Paragraph_20_Font"><text:span text:style-name="T11">dec</text:span></text:span>im<text:span text:style-name="Default_20_Paragraph_20_Font"><text:span text:style-name="T11">o<text:line-break/>quarto die.</text:span></text:span></text:p>
      <text:p text:style-name="P1">Nihil notatu dignum in his verbis discere nobis li-<text:line-break/>cet. Admiratus autem essem, si et ipse Hippocrates,<text:line-break/>omissa urinae me<text:span text:style-name="Default_20_Paragraph_20_Font"><text:span text:style-name="T11">n</text:span></text:span>tione ita scripsisset : . quoniam. si adje-<text:line-break/>cisset, aliquid plus ad reminiscentiam lucratus fuisset ac<text:line-break/>nobis etiam eadem ratione profuisset. Et hoc quoque<text:line-break/>dictionis hujus initio scriptum obscurum est, quam primo<text:line-break/>curari r nam quaestione dignum est, utrum sua ipsius<text:line-break/>causa , ut nominum et locorum, in quibus aegroti jace-<text:line-break/>bant, meminisse consuevit, ita et nunc adscripserit, quam<text:line-break/>primo curavi, quo nominis mulieris memor esset: an<text:line-break/>nunc ex recidiva hominem aegrotasse significet. Ita vero<text:line-break/>qui decimo die accidisse scriptus est, obscuritatem parit,<text:line-break/>num quamlibet simpliciter spirationis difficultatem , an fo-</text:p>
      <text:p text:style-name="P3">lum incitatam et valde crebram aegre spirandi speciem<text:line-break/>significet. Sed quidam et in ventre multum spiritum col-<text:line-break/>lectum esse per haec verba significari putant. . Haec qui-<text:line-break/>dem, quantum ad verba pertinet, obscura sunt. Alia vero<text:line-break/>quantum ad salam sententiam, non minus difficultatis con-<text:line-break/>fluenti Utrum enim exsulo male affecto liene mulieri<text:line-break/>acciderit et ardente febre et spirationis angustia feu ven-<text:line-break/>tris inflatione laborare et colore perrubro esse; an et alius<text:line-break/>quispiam febrilis affectus ipsam vexaverit, ob quem in<text:line-break/>haec mala inciderit, incertum. esu Sest permagni, ut<text:line-break/>dixi; interest, nos lotis, qualia usque ad judicationem fue-<text:line-break/>rintr et cur decimo die studeres apparuerint ignorare.<text:line-break/>sisse. namque quibus diebus accessiones vehementiores sint,<text:line-break/>adscribere solitus est, ut.ap<text:span text:style-name="Default_20_Paragraph_20_Font"><text:span text:style-name="T11">t</text:span></text:span>um feramus, ex multa in sin-<text:line-break/>gulis. experientia peritiam acquisivisse, ex qua in univer-<text:line-break/>snm sententiam hanc de omnibus morbis protulit , quo-<text:line-break/>rum accessiones imparibus diebus fiunt., eorum et judica-<text:line-break/>tiones imparibus diebus absolvi. Quod omnium vero in</text:p>
      <text:p text:style-name="P3">proposita parte absurdissimum est, id utique dicam, mor-<text:line-break/>tuane a<text:span text:style-name="Default_20_Paragraph_20_Font"><text:span text:style-name="T11">n</text:span></text:span> fanata sit mulier, praetermissum esse. Idcirco<text:line-break/>et. eam vocem, <text:span text:style-name="Default_20_Paragraph_20_Font"><text:span text:style-name="T11">m</text:span></text:span>i<text:span text:style-name="Default_20_Paragraph_20_Font"><text:span text:style-name="T11">nu</text:span></text:span>s, quae inter hunc et- sequentem fer-<text:line-break/>monem scripta est, quidam sane huic adliciunt, alii se-<text:line-break/>quenti praeponunt. Profecto si scriptum fuisset, decimo<text:line-break/>quarto die mulieri bonam judicationem factam esse, rationi<text:line-break/>consentaneum utique foret,. huic orationi eam vocem,<text:line-break/>mi<text:span text:style-name="Default_20_Paragraph_20_Font"><text:span text:style-name="T11">nu</text:span></text:span>s, non. adjicere. Cum dixisset enim decimo die tu-<text:line-break/>dores mulieri emanasse majori ex parte. fuperius ac postea<text:line-break/>deinceps fubjecerit, verum et inferius decimo quarto,<text:line-break/>quomodo profecto , si omnino liberata est mulier , hanc<text:line-break/>particulam, <text:span text:style-name="Default_20_Paragraph_20_Font"><text:span text:style-name="T11">minu</text:span></text:span>s, adscribere potuit? Igitur verisimile ma-<text:line-break/>gis est bona judicatione facta per omne corpus effusos<text:line-break/>esse fudores. Rursum si quis mortua muliere pernici<text:span text:style-name="Default_20_Paragraph_20_Font"><text:span text:style-name="T11">a-.<text:line-break/>t</text:span></text:span>os fuisse fudores crediderit, jure praepositi- sermonis<text:line-break/>calci hanc voculam, <text:span text:style-name="Default_20_Paragraph_20_Font"><text:span text:style-name="T11">m</text:span></text:span>i<text:span text:style-name="Default_20_Paragraph_20_Font"><text:span text:style-name="T11">nu</text:span></text:span>s, adjecerit, ut oratio talis fit:<text:line-break/>Sudavit quidem. et decimo die superius magis, verum<text:line-break/>etiam inferius; sudavit autem et decimo quarto,. inferius</text:p>
      <text:p text:style-name="P3">minus. Ad sequentem igitur dictionem jam descendamus:<text:line-break/>in ip<text:span text:style-name="Default_20_Paragraph_20_Font"><text:span text:style-name="T11">t</text:span></text:span>a enim fortasse aliquid clarius inveniemus, unde<text:line-break/>quo loco eam particulam, <text:span text:style-name="Default_20_Paragraph_20_Font"><text:span text:style-name="T11">minu</text:span></text:span>s, ponere debeamus, an<text:line-break/>in propositae nunc calce, an in sequentis initio, perci-<text:line-break/>pe<text:span text:style-name="Default_20_Paragraph_20_Font"><text:span text:style-name="T11">t</text:span></text:span>e valeamus.</text:p>
      <text:h text:style-name="Heading_20_2" text:outline-level="2">X.</text:h>
      <text:p text:style-name="P4"><text:span text:style-name="Default_20_Paragraph_20_Font"><text:span text:style-name="T11">M</text:span></text:span>i<text:span text:style-name="Default_20_Paragraph_20_Font"><text:span text:style-name="T11">nu</text:span></text:span>s iis , <text:span text:style-name="Default_20_Paragraph_20_Font"><text:span text:style-name="T11">qu</text:span></text:span>i <text:span text:style-name="Default_20_Paragraph_20_Font"><text:span text:style-name="T11">ex capite graved</text:span></text:span>i<text:span text:style-name="Default_20_Paragraph_20_Font"><text:span text:style-name="T11">ne lab</text:span></text:span>o<text:span text:style-name="Default_20_Paragraph_20_Font"><text:span text:style-name="T11">rant et rauc</text:span></text:span>i<text:span text:style-name="Default_20_Paragraph_20_Font"><text:span text:style-name="T11">ta</text:span></text:span>t<text:span text:style-name="Default_20_Paragraph_20_Font"><text:span text:style-name="T11">e,<text:line-break/>cu</text:span></text:span>m <text:span text:style-name="Default_20_Paragraph_20_Font"><text:span text:style-name="T11">fabre c</text:span></text:span>o<text:span text:style-name="Default_20_Paragraph_20_Font"><text:span text:style-name="T11">rrepti sunt, ut put</text:span></text:span>o, <text:span text:style-name="Default_20_Paragraph_20_Font"><text:span text:style-name="T11">rec</text:span></text:span>i<text:span text:style-name="Default_20_Paragraph_20_Font"><text:span text:style-name="T11">d</text:span></text:span>i<text:span text:style-name="Default_20_Paragraph_20_Font"><text:span text:style-name="T11">vae su</text:span></text:span>at.</text:p>
      <text:p text:style-name="P1">Subintelligere oportet, finita febre, qui enim aliter<text:line-break/>ipsis recidivas minus accidere putabimus, nisi prius febris.<text:line-break/>desierit? Quod si hanc vocem mi<text:span text:style-name="Default_20_Paragraph_20_Font"><text:span text:style-name="T11">nu</text:span></text:span>s, ab his verbis ab-<text:line-break/>straxerimus, ut quibusdam eam superiori orationi fubjun-<text:line-break/>gentibus vitum est, huic contraria verborum sententia<text:line-break/>erit, ii videlicet, qui ex capitis gravedine laborant et<text:line-break/>raucitate, cum febre correpti fu<text:span text:style-name="Default_20_Paragraph_20_Font"><text:span text:style-name="T11">n</text:span></text:span>t, recidivas fieri nobis<text:line-break/>i<text:span text:style-name="Default_20_Paragraph_20_Font"><text:span text:style-name="T11">n</text:span></text:span>telligentibus, Igitur quod in omnibus facimus , non</text:p>
      <text:p text:style-name="P3">orationis verisimilitudine, sed iis quae evidenter in ae-<text:line-break/>grotis cernuntur quaesita dijudicantes, sic nunc faciemus:<text:line-break/>hanc particulam , <text:span text:style-name="Default_20_Paragraph_20_Font"><text:span text:style-name="T11">m</text:span></text:span>i<text:span text:style-name="Default_20_Paragraph_20_Font"><text:span text:style-name="T11">nu</text:span></text:span>s, verbis istis recte fuisse praepeti-<text:line-break/>tam inveniemus. Febris namque post gravedines et rau-<text:line-break/>citates veniens, ipfas firmius et certius concoquit; ut<text:line-break/>non iterum facile revertantur, etiamsi aliquid erroris<text:line-break/>commissum sit, aliis sine febre ob aliquam ejusmodi cau-<text:line-break/>fam affectis post commissos errores in morbum recidenti-<text:line-break/>bus. Sed cur in sermone hoc additum est, iis qui ex<text:line-break/>capite gravedine laborant? neque enim ab alio membro<text:line-break/>gravedines oriuntur? An sermo iste ita dictus esse potest,<text:line-break/>ut in his verbis etiam dictum fuit, vertebrae autem,<text:line-break/>quae in dorfo? Potest quoque has particulas, <text:span text:style-name="Default_20_Paragraph_20_Font"><text:span text:style-name="T11">ex cap</text:span></text:span>i<text:span text:style-name="Default_20_Paragraph_20_Font"><text:span text:style-name="T11">te,<text:line-break/></text:span></text:span>addidisse, quoniam de raucitate laborantium in ipsis. ver-<text:line-break/>bis meminerat: iram et alia ratione raucitates fiunt. Potest<text:line-break/>quoque ex capite adsuetum esse, ipso sibi ipsi reminifcen-<text:line-break/>riae causa breviter scribente <text:span text:style-name="Default_20_Paragraph_20_Font"><text:span text:style-name="T11">i</text:span></text:span> quom gravedinibus , quae<text:line-break/>ab externa aliqua exigua causa proveniunt, ipfas distin-</text:p>
      <text:p text:style-name="P3">gueret, ut indicaret de illis a- fe sermonem fieri, qui ob<text:line-break/>naturalem capitis imbecillitatem eo vitio facile caperen-<text:line-break/>tur : hos enim quispiam jure ex capite gravedinosus ap-<text:line-break/>pellat, non a frigore aut aestu aut aliqua simpliciter ex-<text:line-break/>terna causa. lllud autem verbum P <text:span text:style-name="Default_20_Paragraph_20_Font"><text:span text:style-name="T11">puto, </text:span></text:span>iu quibusdam<text:line-break/>codicibus additum est, significans ipsum de quibus rebus<text:line-break/>loquebatur ambigere, - sed consentaneum est et sine illo<text:line-break/>verbo, <text:span text:style-name="Default_20_Paragraph_20_Font"><text:span text:style-name="T11">put</text:span></text:span>o, scribi posse, cum verum sit id quod dici-<text:line-break/>tur. In sequentibus autem verbis quae recte dixerat<text:line-break/>ratione corroborat. Ad ipsa igitur jam transeamus.</text:p>
      <text:h text:style-name="Heading_20_2" text:outline-level="2">XI.</text:h>
      <text:p text:style-name="P4"><text:span text:style-name="Default_20_Paragraph_20_Font"><text:span text:style-name="T11">Qu</text:span></text:span>i<text:span text:style-name="Default_20_Paragraph_20_Font"><text:span text:style-name="T11">cqu</text:span></text:span>i<text:span text:style-name="Default_20_Paragraph_20_Font"><text:span text:style-name="T11">d suppurat, non recid</text:span></text:span>it. <text:span text:style-name="Default_20_Paragraph_20_Font"><text:span text:style-name="T11">spsumet en</text:span></text:span>im <text:span text:style-name="Default_20_Paragraph_20_Font"><text:span text:style-name="T11">concoct</text:span></text:span>i<text:span text:style-name="Default_20_Paragraph_20_Font"><text:span text:style-name="T11">o<text:line-break/>et</text:span></text:span> j<text:span text:style-name="Default_20_Paragraph_20_Font"><text:span text:style-name="T11">udiea</text:span></text:span>ti<text:span text:style-name="Default_20_Paragraph_20_Font"><text:span text:style-name="T11">o si</text:span></text:span>m<text:span text:style-name="Default_20_Paragraph_20_Font"><text:span text:style-name="T11">u</text:span></text:span>l <text:span text:style-name="Default_20_Paragraph_20_Font"><text:span text:style-name="T11">et abscesse</text:span></text:span>m</text:p>
      <text:p text:style-name="P1">Haud obscu<text:span text:style-name="Default_20_Paragraph_20_Font"><text:span text:style-name="T11">r</text:span></text:span>a o<text:span text:style-name="Default_20_Paragraph_20_Font"><text:span text:style-name="T11">r</text:span></text:span>atio est memoria tenentibus ea quae<text:line-break/>saepius jam de concoctione dixit. Nunc vero et eorum,<text:line-break/>ut dixi, superiorum verborum. causa. meminit, ut integra</text:p>
      <text:p text:style-name="P3">oratio talis sit: et gravedinosis et raucis ob destillationes<text:line-break/>ex capite, cum superaddita febre, frigida juxta atque<text:line-break/>humida fluxio concocta fuerit et. concocta fuerit expulsa,<text:line-break/>firmam morbi judicationem fuisse, neque hominem denuo<text:line-break/>aegrotaturum spera.</text:p>
      <text:h text:style-name="Heading_20_2" text:outline-level="2">XII.</text:h>
      <text:p text:style-name="P4"><text:span text:style-name="Default_20_Paragraph_20_Font"><text:span text:style-name="T11">Al</text:span></text:span>i<text:span text:style-name="Default_20_Paragraph_20_Font"><text:span text:style-name="T11">qu</text:span></text:span>i<text:span text:style-name="Default_20_Paragraph_20_Font"><text:span text:style-name="T11">bu</text:span></text:span>s, <text:span text:style-name="Default_20_Paragraph_20_Font"><text:span text:style-name="T11">cum venere u</text:span></text:span>t<text:span text:style-name="Default_20_Paragraph_20_Font"><text:span text:style-name="T11">untur, instatur ven</text:span></text:span>t<text:span text:style-name="Default_20_Paragraph_20_Font"><text:span text:style-name="T11">er, u</text:span></text:span>t <text:span text:style-name="Default_20_Paragraph_20_Font"><text:span text:style-name="T11">Dama-<text:line-break/>gorae. Aliqu</text:span></text:span>i<text:span text:style-name="Default_20_Paragraph_20_Font"><text:span text:style-name="T11">bu</text:span></text:span>s <text:span text:style-name="Default_20_Paragraph_20_Font"><text:span text:style-name="T11">ver</text:span></text:span>o i<text:span text:style-name="Default_20_Paragraph_20_Font"><text:span text:style-name="T11">n eo strep</text:span></text:span>i<text:span text:style-name="Default_20_Paragraph_20_Font"><text:span text:style-name="T11">tus. Arcesi</text:span></text:span>l<text:span text:style-name="Default_20_Paragraph_20_Font"><text:span text:style-name="T11">ao tu-<text:line-break/>mebat.</text:span></text:span></text:p>
      <text:p text:style-name="P1">Haec quoque verba alius aliter scribit. Et quidam<text:line-break/>ipsis haec addunt, cum incipiunt venere uti, instatur ven-<text:line-break/>ter. Voluntque isti incipientibus venerea, hoc est pri-<text:line-break/>mum aggredientibus opus illud, ea quae in sermone dein-<text:line-break/>ceps traduntur, accidere, tametsi lectionem hanc neque<text:line-break/>liber aliquis antiquus neque explanator agnoscit. Nihilo-</text:p>
      <text:p text:style-name="P3">minus Sabini sectatores de coire incipientibus ipsi fer-<text:line-break/>monen<text:span text:style-name="Default_20_Paragraph_20_Font"><text:span text:style-name="T11">t</text:span></text:span> esse ajunt, quamvis Hippocrates nomine proprio<text:line-break/>hominis unius Damagorae meminerit. Id autem facere<text:line-break/>confuevit, cum paucis res, quam narrat, acciderit. Atqui<text:line-break/>praeterquam quod de his quicquam Hippocrates scriberet,<text:line-break/>experientia oportuit quid appareret addiscere; neque<text:line-break/>enim primum venere uti incipientibus ventrem inflari aut<text:line-break/>strepitum in ipso personare contingit, fed quibusdam<text:line-break/>potius raro, jam inclinante aetate et affectu flatuoso vo-<text:line-break/>cato, praecordiali et melancholico vexatis, cum venere<text:line-break/>utuntur, inflari magis ventrem contingit: iisdem quoque<text:line-break/>ipsis ut assidue coitum appetant evenit. Quod igitur<text:line-break/>plerumque jam antea diri, sive scripturas varias, quas in<text:line-break/>his verbis fecerunt, omittam, sive omnes recen<text:span text:style-name="Default_20_Paragraph_20_Font"><text:span text:style-name="T11">s</text:span></text:span>eam, utrum-<text:line-break/>que multi reprehendent, ex <text:span text:style-name="Default_20_Paragraph_20_Font"><text:span text:style-name="T11">t</text:span></text:span>uis ip<text:span text:style-name="Default_20_Paragraph_20_Font"><text:span text:style-name="T11">s</text:span></text:span>orum cupiditatibus,<text:line-break/>non ex rerum natura modum in orationibus aestimantes.</text:p>
      <text:p text:style-name="P3">Quin etiam si quaedam ex dictis et scriptis dixero, quae-<text:line-break/>dam praetermisero , sic etiam nonnulli qui accusent in-<text:line-break/>veniuntur, quod aliqua dixerim praetermittenda, prae-<text:line-break/>fertim cum nugatoria sint, aliqua dicenda subticueritn,<text:line-break/>quae dictis deteriora non essent. In congressibus utique<text:line-break/>quotidianis quamcunque explanationem qui intersunt<text:line-break/>audire velint, ab eis ipsis percunctati eorum voluntati-<text:line-break/>bus nos aptare et assentiri responde<text:span text:style-name="Default_20_Paragraph_20_Font"><text:span text:style-name="T11">n</text:span></text:span>tes conamur : at in<text:line-break/>libro id facere non licet; propterea mihi constitutum est<text:line-break/>in pluribus quidem Hippoeratis sermonibus aut nequa-<text:line-break/>quam meminisse veterem scripturam permutantium .aut<text:line-break/>absurde prorsus i<text:span text:style-name="Default_20_Paragraph_20_Font"><text:span text:style-name="T11">n</text:span></text:span>terpretantium. In quibusdam vere,<text:line-break/>quae dicta sunt, no<text:span text:style-name="Default_20_Paragraph_20_Font"><text:span text:style-name="T11">n</text:span></text:span> omnino a veritate abhorrentia, eo-<text:line-break/>rum commentaria legentibus mentionem facere oportet:<text:line-break/>in singulis enim partibus eadem repetere pergrave esu<text:line-break/>Qsunfrigitur dicebant Sabini sectatores, quod primum ve-<text:line-break/>nerem expertis in propositis verbis dicta eveniant, ut<text:line-break/>verum credentes, ipsius causam afferre conantur. At alii</text:p>
      <text:p text:style-name="P3">contra quam. hi verborum lectionem hanc faciunt: fiant<text:line-break/>quibus,. cum venere utuntur, inflatur venter. Sabini<text:line-break/>quidem loquaces non praeter rationem coire incipientibus.<text:line-break/>id accidere asserunt; primum quidem, quam magna inno-<text:line-break/>vario ac permutatio in corpore sit; scribit enim sic ipsis :<text:line-break/>ob quam immutationem flatus, comitialis morbus, renum<text:line-break/>affectus, aliisque longa titia procreantur: postea vero quo-<text:line-break/>niam et Democritus, inquit, homo ex homine in eniti-.<text:line-break/>bus profieminatur ; quin etiam quoniam, inquiunt, mul-<text:line-break/>tum pruritum ac mor<text:span text:style-name="Default_20_Paragraph_20_Font"><text:span text:style-name="T11">t</text:span></text:span>am ob feminis salsuginem atque.<text:line-break/>acrimoniam patiuntur. Cumque foeminarum, ut ajunt; et<text:line-break/>marium communis ratio sit, in foeminis evidentem can-<text:line-break/>fa<text:span text:style-name="Default_20_Paragraph_20_Font"><text:span text:style-name="T11">t</text:span></text:span>u esse dicunt; utero namque intestinum sublinitur, ve-<text:line-break/>sica strperjacet; par est itaque ipsum distentum et in ve-<text:line-break/>nerem concitatum utriusque excretionem retinere; flatu.<text:line-break/>igitur inclusi, assidue inflari atque lotio. retento abdomen.<text:line-break/>intumescere. Haec fiane a Sabini sequacibus haud verisi-<text:line-break/>miles caulas eorum quae non fiunt assignantibus refe-.</text:p>
      <text:p text:style-name="P3">runtur <text:span text:style-name="Default_20_Paragraph_20_Font"><text:span text:style-name="T26">: </text:span></text:span>neque enim haec adolescentulis coire incipientibus,<text:line-break/>fedi atra bile vexatis et flatuosis nominatis eveniunt: qui<text:line-break/>quidem et post declinantem aetatem hujusmodi vitiis assi-<text:line-break/>ciuntur, prorsus enim flatu repleri ab ingeniti caloris<text:line-break/>debilitate provenit; eo namque recte valente horum ni-<text:line-break/>hil exoritu<text:span text:style-name="Default_20_Paragraph_20_Font"><text:span text:style-name="T11">r. </text:span></text:span>Nam Aristoteles in libro suo de quaesitis<text:line-break/>et caufam quaerit ob quam melancholicis libidinosis esse<text:line-break/>contingat; dicitque in ipsarum praecordiis haud paucum<text:line-break/>spiritum flatuosum excitari, atque ideo ejusmodi <text:span text:style-name="Default_20_Paragraph_20_Font"><text:span text:style-name="T28">vitia<text:line-break/></text:span></text:span>spirituosa praecordialiaque nominari Diocles etiam, <text:span text:style-name="Default_20_Paragraph_20_Font"><text:span text:style-name="T28">Pli-<text:line-break/></text:span></text:span>stonicus aliique multi medici, sic ipsa vocari dicunt. <text:span text:style-name="Default_20_Paragraph_20_Font"><text:span text:style-name="T28">Ve-<text:line-break/></text:span></text:span>rum haud malum fuerit quaedam verba ab Aristotele scri-<text:line-break/>pta retulisse. Haec ita fe habent: cu<text:span text:style-name="Default_20_Paragraph_20_Font"><text:span text:style-name="T11">r</text:span></text:span> melancholici libi-<text:line-break/>dinosi sunt? an quod spiritu abundant? semen enim spi-<text:line-break/>ritus excretio est; cum iste igitur copiosus sit, necesse est<text:line-break/>ipsius purgandi saepius incessat cupiditas, levantur enim;<text:line-break/>propterea et Rufus pro hac voce, <text:span text:style-name="Default_20_Paragraph_20_Font"><text:span text:style-name="T11">strep</text:span></text:span>i<text:span text:style-name="Default_20_Paragraph_20_Font"><text:span text:style-name="T11">tu</text:span></text:span>s, maluit</text:p>
      <text:p text:style-name="P3">fcribere, <text:span text:style-name="Default_20_Paragraph_20_Font"><text:span text:style-name="T11">t</text:span></text:span>i<text:span text:style-name="Default_20_Paragraph_20_Font"><text:span text:style-name="T11">mor</text:span></text:span>, ut Hippocrati de melancholicis fermo sit,<text:line-break/>quorum maxime proprius timor esu Aliud enim alii for-<text:line-break/>midolofum videtur, unum quoddam saltem ipsis singulis<text:line-break/>omnino , quando plane modice contristantur ; si vero im--<text:line-break/>modice et duo et plura et permulta : quibusdam etiam<text:line-break/>ipforum omnia. Erit itaque fecundum Rufum lectio hujus-.<text:line-break/>modi, quibusdam, cum venere utuntur, inflatur venter,<text:line-break/>utDamagorae, unde his timor. Verum fecundum veteres<text:line-break/>interpretes ita fe habet, ut ab initio scriptum est; illo-<text:line-break/>rum enim scripturam semper adjicio, etsi ab illis primis<text:line-break/>librariis corrupta fuisse videatur; satius est enim, ut jam<text:line-break/>faepius repetivi, lectionem, ut inventa est, enarrantes,<text:line-break/>ita deinde lu<text:span text:style-name="Default_20_Paragraph_20_Font"><text:span text:style-name="T11">t</text:span></text:span>os aliquid ulterius excogitantes addere, id-<text:line-break/>que ip<text:span text:style-name="Default_20_Paragraph_20_Font"><text:span text:style-name="T11">t</text:span></text:span>um nos facere admonere. Hactenus Sabini expla-<text:line-break/>natio tradita esu Capito autem ita scripsit: aliquibus<text:line-break/>nonnunquam, cum venere utuntur, inflatur venter, ut<text:line-break/>Damagorae, aliquibus vero in his strepitus. Dicscorides<text:line-break/>vero sic: Aliquibus quidem, cum venere utuntur, inflatur</text:p>
      <text:p text:style-name="P1"><text:span text:style-name="Default_20_Paragraph_20_Font"><text:span text:style-name="T30">i</text:span></text:span></text:p>
      <text:p text:style-name="P3">venter, ut Damagorae , aliquibus in his strepitus: isse<text:line-break/>enim particulam, <text:span text:style-name="Default_20_Paragraph_20_Font"><text:span text:style-name="T11">vero</text:span></text:span>, abstulit. Quin et i<text:span text:style-name="Default_20_Paragraph_20_Font"><text:span text:style-name="T11">n</text:span></text:span> nomine hoc,<text:line-break/><text:span text:style-name="Default_20_Paragraph_20_Font"><text:span text:style-name="T11">strep</text:span></text:span>i<text:span text:style-name="Default_20_Paragraph_20_Font"><text:span text:style-name="T11">tu</text:span></text:span>s, explanando inter ipfos explanatores non conve-<text:line-break/>niti Nonnulli quidem murmur significari dicunt, quidam<text:line-break/>ructum, alii flatus per fedum exhalantes; item alii quod-<text:line-break/>libet istorum simpliciter, qualiscunque in intestinis motus<text:line-break/>sit, qui ab auribus <text:span text:style-name="Default_20_Paragraph_20_Font"><text:span text:style-name="T11">s</text:span></text:span>entiatur; sunt enim et alii quidam<text:line-break/>praeter murmura in intestinis motus ac strepitus, nonnulli<text:line-break/>quidem fonis persimiles, aliqui vero sibilis aut alicui alii<text:line-break/>hujusmodi voci. Ad Arcesilao , inquit, non modo venter<text:line-break/>inflabatur, fed etiam . tumebat, hoc est oedema, id est<text:line-break/>tumorem habebat. Dixi autem alias faepius oedema ab<text:line-break/>ipsa -vocari omnem praeter naturam tumorem, sive phleg-<text:line-break/>monis sive erysipelatis, sive fcirrhi naturam fapiat, cum<text:line-break/>recentiores medici folum laxum tumorem oedema vocent.<text:line-break/>Caeterum qualemnam Arcesilao tumorem excitatum esse<text:line-break/>dicat, quaestio haud parva esu Mihi sane oedema pro-<text:line-break/>prie a junioribus acceptum d<text:span text:style-name="Default_20_Paragraph_20_Font"><text:span text:style-name="T18">ixisse</text:span></text:span> videtur; non tamen</text:p>
      <text:p text:style-name="P3">incredibile est aut erysipelas aut phlegmonem aut scirrhum<text:line-break/>aut ejusmodi aliquid coitus tempore vel paulo post ex-<text:line-break/>ortum fuisse, rurfumque haud ita multo post id refedisse;<text:line-break/>ab interpretibus autem tota haec speculatio silentio prae-<text:line-break/>terita est. Hujus quidem Arcesilai et alio hujus libri loco<text:line-break/>mentionem fecit Hippocrates, ubi ait: in accessibus qui-<text:line-break/>busdam strepunt, ut Arcessian<text:span text:style-name="Default_20_Paragraph_20_Font"><text:span text:style-name="T11">t. </text:span></text:span>manifestum est igitur<text:line-break/>hujusmodi hominibus ventrem flatu esse repletum, hunc-<text:line-break/>que prae contentione in coeundo^ facta excerni contin-<text:line-break/>gere. At Diofcorides ita haec verba scripsit : Arcesilao<text:line-break/>autem male olebat flatuosum, pro eo quod est, malum<text:line-break/>odorem exhalabat Ham<text:span text:style-name="Default_20_Paragraph_20_Font"><text:span text:style-name="T11">at</text:span></text:span>um ; ita enim scriptum esse vo-<text:line-break/>luit. At reliqui omnes hanc vocem , sal<text:span text:style-name="Default_20_Paragraph_20_Font"><text:span text:style-name="T11">tu</text:span></text:span>o<text:span text:style-name="Default_20_Paragraph_20_Font"><text:span text:style-name="T11">sum</text:span></text:span> , loquentis<text:line-break/>partis initium esse voluerunt, ut deinceps scriptum esu</text:p>
      <text:h text:style-name="Heading_20_2" text:outline-level="2">XIII.</text:h>
      <text:p text:style-name="P4"><text:span text:style-name="Default_20_Paragraph_20_Font"><text:span text:style-name="T11">Elatuosu</text:span></text:span>m i<text:span text:style-name="Default_20_Paragraph_20_Font"><text:span text:style-name="T11">n fatsurosi</text:span></text:span>s <text:span text:style-name="Default_20_Paragraph_20_Font"><text:span text:style-name="T11">simul causa est. Eteni</text:span></text:span>m <text:span text:style-name="Default_20_Paragraph_20_Font"><text:span text:style-name="T11">statu</text:span></text:span>osi<text:line-break/><text:span text:style-name="Default_20_Paragraph_20_Font"><text:span text:style-name="T11">sun</text:span></text:span>t.</text:p>
      <text:p text:style-name="P2">Quos furfurosus dicat inventu difficile est , modo<text:line-break/>quis <text:span text:style-name="Default_20_Paragraph_20_Font"><text:span text:style-name="T11">n</text:span></text:span>e, velut Herodoti et Ctesiae tanquam historiam,<text:line-break/>veterum medicorum libros evolvat, sed quo ad artis opera<text:line-break/>magis proficiat. Multi autem interpretes id negligunt^ et<text:line-break/>maxime quicunque sophisticam doctrinae speciem aemulati,<text:line-break/>ad eam explanationem deveniu<text:span text:style-name="Default_20_Paragraph_20_Font"><text:span text:style-name="T11">n</text:span></text:span>t, quae ad manum est,<text:line-break/>quamque verba ipsa prae se ferunt; neque praeterea rn<text:line-break/>aegrotantibus dictorum veritatis periculum faciunt. Igi-<text:line-break/>tur ita quoque nunc eos furfurosus dictos esse iutelligeu-<text:line-break/>tes, quibus assidue in capite furfures creantur, istius rei<text:line-break/>cau<text:span text:style-name="Default_20_Paragraph_20_Font"><text:span text:style-name="T11">l</text:span></text:span>a referre conantur, dicentes, ab excrementis caput<text:line-break/>subeuntibus furfures provenire excrementaque in sublime<text:line-break/>a calidi spiritu ferri, ob idque istos statu<text:span text:style-name="Default_20_Paragraph_20_Font"><text:span text:style-name="T11">a</text:span></text:span>les esse. At<text:line-break/>ipsorum improbus sermo est; primo quidem, qu<text:span text:style-name="Default_20_Paragraph_20_Font"><text:span text:style-name="T11">o</text:span></text:span>niam evi-<text:line-break/>dentis rei testimonio curet: mille enim minime statu<text:span text:style-name="Default_20_Paragraph_20_Font"><text:span text:style-name="T11">a</text:span></text:span>les<text:line-break/>novimus, quibus in capite perennis - furfurum proventus<text:line-break/>esu Secundo et si res ipsa testimonium ipsis favens prae-<text:line-break/>heret , omnibus calida excrementa contrahentibus comum-</text:p>
      <text:p text:style-name="P3">nis haec ratio esset: et tertio ad haec, quod ipsius capitis<text:line-break/>plerumque, ob propriam ejus temperiem, symptoma est<text:line-break/>furfures creare, etsi humores naturaliter affecti sint. Jure<text:line-break/>igitur quidam veterem lectionem commutantes fcripferunt,<text:line-break/>flatuofum causa simul est alatis ; medicis autem con<text:span text:style-name="Default_20_Paragraph_20_Font"><text:span text:style-name="T11">t</text:span></text:span>ueor-<text:line-break/>dinem esse, eos alatos nominare, qui scapulas eminentes,<text:line-break/>avium alarum instar retrorfumque productas habent , vos<text:line-break/>non latet. lstis igitur .inquiunt flatuofum simul esse cau-<text:line-break/>fam ut in affectum incidant, quemadmodum incidunt,<text:line-break/>hoc est ejectiouem sanguinis , ipsius enim - statuales esse.<text:line-break/>Quod quidem ad frangendum aliquid in pulmone, adju-<text:line-break/>vans cau<text:span text:style-name="Default_20_Paragraph_20_Font"><text:span text:style-name="T11">t</text:span></text:span>a sit flatuosum , neminem praeterit; an vero et.<text:line-break/>angusti pectoris homines fiatuofi sint, id experientia nobis<text:line-break/>curiose investigandum esu Mihi quidem fere omnes ejus--<text:line-break/>modi .visi st<text:span text:style-name="Default_20_Paragraph_20_Font"><text:span text:style-name="T11">a</text:span></text:span>nt et. forsan ob vitalis caloris penuriam, quem<text:line-break/>ex. corde emanare didicistis. Igitur alati exiguum cor ha—<text:line-break/>bentes, fecundum quoque hujus proportionem et calorem.</text:p>
      <text:p text:style-name="P3">ab ipso in omne corpus emanantem imbecillum habent;<text:line-break/>ob hujus namque in ipsa origine infirmitatem cor, ut di-<text:line-break/>dicistis , exiguum creatum esu Quidam autem non alatis,<text:line-break/>sed febriculosis scribunt, locutionem hujusmodi facientes,<text:line-break/>flatuosum simul causa est febriculosis, etenim flatuosi sunt;<text:line-break/>verum neque ipsi recte sentiunt, omnes febriculosus fla-<text:line-break/>tuofos esse arbitrantes. Diofcorides sane, ut paulo ante<text:line-break/>dicebam, in calce praepositae fententiae hanc vocem, <text:span text:style-name="Default_20_Paragraph_20_Font"><text:span text:style-name="T11">sta-<text:line-break/>tu</text:span></text:span>nsum, collocans, ita proposita verba scripsit ; simul causa<text:line-break/>alati, ut tota ipfa continuata locutio, ita fe habeat: Ar-<text:line-break/>cesilao autem male olebat flatuosum ; postea deinceps ab<text:line-break/>alio initio, simul causa alati, etenim funi flatuosi. Ab-<text:line-break/>unde igitur de flatuosis jam dictum esse, ne oratione in<text:line-break/>praesentia et semper multa scribere devitem, re autem<text:line-break/>vera nimis verbosus esse deprehendar.</text:p>
      <text:h text:style-name="P25" text:outline-level="2">XIU</text:h>
      <text:p text:style-name="P4">.Fri<text:span text:style-name="Default_20_Paragraph_20_Font"><text:span text:style-name="T11">g</text:span></text:span>i<text:span text:style-name="Default_20_Paragraph_20_Font"><text:span text:style-name="T11">dum valde vena</text:span></text:span>s <text:span text:style-name="Default_20_Paragraph_20_Font"><text:span text:style-name="T11">suangi</text:span></text:span>t <text:span text:style-name="Default_20_Paragraph_20_Font"><text:span text:style-name="T11">et tusu</text:span></text:span>m <text:span text:style-name="Default_20_Paragraph_20_Font"><text:span text:style-name="T11">c</text:span></text:span>i<text:span text:style-name="Default_20_Paragraph_20_Font"><text:span text:style-name="T11">tat, ut .n</text:span></text:span>i<text:span text:style-name="Default_20_Paragraph_20_Font"><text:span text:style-name="T11">x, gla-<text:line-break/>c</text:span></text:span>ies<text:span text:style-name="Default_20_Paragraph_20_Font"><text:span text:style-name="T11">. et con</text:span></text:span>t<text:span text:style-name="Default_20_Paragraph_20_Font"><text:span text:style-name="T11">rah</text:span></text:span>i<text:span text:style-name="Default_20_Paragraph_20_Font"><text:span text:style-name="T11">t, u</text:span></text:span>t <text:span text:style-name="Default_20_Paragraph_20_Font"><text:span text:style-name="T11">pherea et gongr</text:span></text:span>o<text:span text:style-name="Default_20_Paragraph_20_Font"><text:span text:style-name="T11">nae. s</text:span></text:span>i<text:span text:style-name="Default_20_Paragraph_20_Font"><text:span text:style-name="T11">mul causa<text:line-break/>dur</text:span></text:span>i<text:span text:style-name="Default_20_Paragraph_20_Font"><text:span text:style-name="T11">t</text:span></text:span>i<text:span text:style-name="Default_20_Paragraph_20_Font"><text:span text:style-name="T11">ae.</text:span></text:span></text:p>
      <text:p text:style-name="P1">Et in libro de liquidorum usu, ut in aphorismis su-<text:line-break/>sius disputatum est, qualis nam frigidi facultas sit, nunc<text:line-break/>quoque aliqua ipsius opera per quandam veluti designa-<text:line-break/>tionem relata sunt, ad ejus communem vim explorandam<text:line-break/>utilia futura. Quantum enim in ipso est, omnia quae<text:line-break/>attingit frigidum, cogit, densat, stringit, coarctat; quo-<text:line-break/>circa et <text:span text:style-name="Default_20_Paragraph_20_Font"><text:span text:style-name="T11">s</text:span></text:span>ensum latentes corporum diffiationes. et sensiles<text:line-break/>effluxus intercludit. Sic igitur et in aphorismis scripsit;<text:line-break/>in istis vero frigido uti, quum fanguis erupturus est, non<text:line-break/>in ipsa, sed circa ipsa; unde effluit et quaecunque dein-<text:line-break/>ceps opera propriae frigidi facultatis , quando nullo inter-<text:line-break/>cedente medio agit, enumerarit; item quum dixit: frigida<text:line-break/>ut nix, glacies, pectori inimica, tussiunt excitatoris, san-</text:p>
      <text:p text:style-name="P3">guinis p<text:span text:style-name="Default_20_Paragraph_20_Font"><text:span text:style-name="T11">r</text:span></text:span>ofluvii provocatoria, destillationum inductoria.<text:line-break/>Illud quidem, pectori inimica , secundum ipsius frigidi fa-<text:line-break/>cultatem dixit. Illud autem tussiunt excitatoris, sanguinis<text:line-break/>profluvii provocatoria , per interventum aliorum Quo-<text:line-break/>niam enim in- fe lippa compinguntur atque coarctantur<text:line-break/>vafculorum sanguinem continentium. corpora, propterea^<text:line-break/>nonnunquam ipsorum tunicas frangi .contingit, ut quod a<text:line-break/>contento in laxis receptaculis fit, id a non multo disten-<text:line-break/>tis invenias Ideo igitur in propositis verbis non absolute<text:line-break/>frigidum venas frangere., fied valde frigidum . dixit. Ean-<text:line-break/>dem sententiam innuentia verba al in aphorismis scripsi<text:line-break/>inquiens: frigida ut nix, glacies, per. exempla, quaedam<text:line-break/>sint valde frigida, interpretatus. Item quum in aphorif-<text:line-break/>mis dixerit: ulceribus frigidum mordax, cutem obdurat,<text:line-break/>nunc dixit: frigidum contrahendi vim habet, quod idem<text:line-break/>est ac copulandi. Sic. igitur et in nervosis membris tu-<text:line-break/>mores creat et in nervis ganglia quae vocantur et alias</text:p>
      <text:p text:style-name="P3">quasdam tensiones, alias oblongiores, alias rotundiores.<text:line-break/>Mihique videtur oblongiores vocasse <text:span text:style-name="Default_20_Paragraph_20_Font"><text:span text:style-name="T11">pherea, </text:span></text:span>rotundiores<text:line-break/>autem <text:span text:style-name="Default_20_Paragraph_20_Font"><text:span text:style-name="T11">g</text:span></text:span>o<text:span text:style-name="Default_20_Paragraph_20_Font"><text:span text:style-name="T11">ngr</text:span></text:span>o<text:span text:style-name="Default_20_Paragraph_20_Font"><text:span text:style-name="T11">na</text:span></text:span>s, pherea quidem eas vocans, quae <text:span text:style-name="Default_20_Paragraph_20_Font"><text:span text:style-name="T22">φη</text:span></text:span><text:span text:style-name="Default_20_Paragraph_20_Font"><text:span text:style-name="T26">-<text:line-break/></text:span></text:span><text:span text:style-name="Default_20_Paragraph_20_Font"><text:span text:style-name="T22">ρεῶ</text:span></text:span><text:span text:style-name="Default_20_Paragraph_20_Font"><text:span text:style-name="T21">ν</text:span></text:span><text:span text:style-name="Default_20_Paragraph_20_Font"><text:span text:style-name="T26"> </text:span></text:span>similitudinem habent ; ita enim quidam lenes satyros<text:line-break/>appellarunt, quos pingunt finguntque oblongas apud aures<text:line-break/>excessus habentes; gongronas vero rotundiores cum duritia<text:line-break/>excessus, quales in quibusdam arboribus appendices sunt,<text:line-break/>quas <text:span text:style-name="Default_20_Paragraph_20_Font"><text:span text:style-name="T11">g o</text:span></text:span> a<text:span text:style-name="Default_20_Paragraph_20_Font"><text:span text:style-name="T11">gros</text:span></text:span> vocant, ut etiam Theophrastus in primo de<text:line-break/>stirpibus ad verbum ita scripsit: non multae vero habent<text:line-break/>et vocatos a quibusdam gongros aut ipsis proportione re-<text:line-break/>spondentia, ut olea. Dicunt et aliqui nunc etiam in<text:line-break/>Thessalia se . quosdam audivisse tales duritias, quum in<text:line-break/>collo creatae sunt, gongronas appellantes. Verum quem-<text:line-break/>quam pherea dicentem, neque ipse usquam gentium an-<text:line-break/>divi, neque aliquem, qui audiverit, novi; quamvis non-<text:line-break/>nulli explanatores Hippocratem dicant pherea vocare,<text:line-break/>quae Pheris Peloponnesi civitate abundant. Alii per epsi-<text:line-break/>lon primam syllabam scribentes una cum ph, scilicet</text:p>
      <text:p text:style-name="P3">pherea, dicunt ipsum appellare -quae Pheris Thessaliae<text:line-break/>urbe plerumque orluntur.. At quod ipse longiores excelsi<text:line-break/>sus pherea nominet, illud etiam quod in septimo de vul-<text:line-break/>garibus morbis ad verbum ita scriptum est: in vulgus<text:line-break/>grassabantur tusses, maxime vero .in pueros, qui secundum<text:line-break/>aures multis, qualia satyris, testimonium dictis nostris<text:line-break/>praebere videtur. Sed quod i<text:span text:style-name="Default_20_Paragraph_20_Font"><text:span text:style-name="T11">n</text:span></text:span> calce propositi sermonis<text:line-break/>scribitur, simul causa et duritiae id significat, dictorum<text:line-break/>vitiorum a frigore creationes adjuvant causa et corporis,<text:line-break/>lu. quo assectus oriuntur, duritia, id est cum homo dura<text:line-break/>naturaliter cute sit: eadem enim ratione et frigidum et<text:line-break/>dura cutis positorum affectuum originis causae fonti Nam<text:line-break/>quoniam, ut ipsis inquit, frigidum cutim obdurat, ideo<text:line-break/>hujusmodi affectus creat, strenis sist, cute contractis per<text:line-break/>ip<text:span text:style-name="Default_20_Paragraph_20_Font"><text:span text:style-name="T11">t</text:span></text:span>am transire nequeuntibus. Quibus igitur natura cutis<text:line-break/>dura est, istis et ipsa adjutrix cau<text:span text:style-name="Default_20_Paragraph_20_Font"><text:span text:style-name="T11">t</text:span></text:span>a fuerit utne crassi<text:line-break/>lentique humo<text:span text:style-name="Default_20_Paragraph_20_Font"><text:span text:style-name="T11">r</text:span></text:span>es^ digerantur; sub ipsa vero congesti du-</text:p>
      <text:p text:style-name="P3">ros vocatos et fcirrhofos tumores efficiant. Quod etiam<text:line-break/>venarum diruptio ob frigidi vim natura durioribus even-<text:line-break/>tura sit, nemi<text:span text:style-name="Default_20_Paragraph_20_Font"><text:span text:style-name="T11">n</text:span></text:span>i dubium esu Nam si a sanguine in venis<text:line-break/>inclufo effractio vasculorum sit, in illis plus flet, quae-<text:line-break/>cunque prae duritia aegre vixque dilatantur<text:span text:style-name="Default_20_Paragraph_20_Font"><text:span text:style-name="T11">i</text:span></text:span> Quae enim<text:line-break/>istius extendi apta sunt, effi quod in ipsis continetur<text:line-break/>multum sit , id tamen . citra scissuram includunt et cohi-<text:line-break/>bent. ltem et tusses lu natura durioribus corporibus<text:line-break/>jure excitantur: siquidem dictum est, ea facilius quam<text:line-break/>mollia exafperare. Quum quidam vero in hoc sermone<text:line-break/>pro hac voce <text:span text:style-name="Default_20_Paragraph_20_Font"><text:span text:style-name="T22">βηχῶδες</text:span></text:span><text:span text:style-name="Default_20_Paragraph_20_Font"><text:span text:style-name="T26">, </text:span></text:span>id est t<text:span text:style-name="Default_20_Paragraph_20_Font"><text:span text:style-name="T11">usu</text:span></text:span>s <text:span text:style-name="Default_20_Paragraph_20_Font"><text:span text:style-name="T11">exc</text:span></text:span>i<text:span text:style-name="Default_20_Paragraph_20_Font"><text:span text:style-name="T11">tan</text:span></text:span>s; <text:span text:style-name="Default_20_Paragraph_20_Font"><text:span text:style-name="T22">φυσῶδες</text:span></text:span><text:span text:style-name="Default_20_Paragraph_20_Font"><text:span text:style-name="T26">,<text:line-break/></text:span></text:span>id est <text:span text:style-name="Default_20_Paragraph_20_Font"><text:span text:style-name="T11">siatu</text:span></text:span>osum, scripserint, aliquid et de hoc dicere<text:line-break/>convenit: quotidie namque refrigeratis corporibus flatucso<text:line-break/>fpiritu ventrem repleri cernuntur. Verum antiqua lectio<text:line-break/>non <text:span text:style-name="Default_20_Paragraph_20_Font"><text:span text:style-name="T22">φυσῶδες</text:span></text:span><text:span text:style-name="Default_20_Paragraph_20_Font"><text:span text:style-name="T26">; </text:span></text:span>id est flatuosnm, sied <text:span text:style-name="Default_20_Paragraph_20_Font"><text:span text:style-name="T22">βηχῶδες</text:span></text:span><text:span text:style-name="Default_20_Paragraph_20_Font"><text:span text:style-name="T26">, </text:span></text:span>id est tussi-.<text:line-break/>culosum, ut verbum verbo reddam, agnoscit. Atque in<text:line-break/>aphorismis , ut paulo ante retuli , frigidissimarum rerum<text:line-break/>loco exempli mentionem faciens, ipsis non addit statuo-</text:p>
      <text:p text:style-name="P3"><text:span text:style-name="Default_20_Paragraph_20_Font"><text:span text:style-name="T11">t</text:span></text:span>um. Frigida enim.; inquit, ut nix, glacies, pectori ini-<text:line-break/>mica, tristium excitatoria, sanguinis effiuvii provocatoria<text:line-break/>et destillationes commoventia. At propositis in verbis et<text:line-break/>in narrato aphorismo non simpliciter quae a frigido,<text:line-break/>scd quae a valde frigido fiant, edocet hoc loco dicens,<text:line-break/>frigidum valde venas rumpit: in aphorismis, ut nix, gla-.<text:line-break/>cies. Quod autem aliquam caliditatem participare debeant<text:line-break/>quae inflantur saepe didicistis, sicut et quae . . .</text:p>
      <text:h text:style-name="Heading_20_2" text:outline-level="2">XV.</text:h>
      <text:p text:style-name="P4">P<text:span text:style-name="Default_20_Paragraph_20_Font"><text:span text:style-name="T11">ost m</text:span></text:span>i<text:span text:style-name="Default_20_Paragraph_20_Font"><text:span text:style-name="T11">ctum c</text:span></text:span>o<text:span text:style-name="Default_20_Paragraph_20_Font"><text:span text:style-name="T11">ncret</text:span></text:span>io <text:span text:style-name="Default_20_Paragraph_20_Font"><text:span text:style-name="T11">pueru</text:span></text:span>l<text:span text:style-name="Default_20_Paragraph_20_Font"><text:span text:style-name="T11">i</text:span></text:span>s <text:span text:style-name="Default_20_Paragraph_20_Font"><text:span text:style-name="T11">magi</text:span></text:span>s. N<text:span text:style-name="Default_20_Paragraph_20_Font"><text:span text:style-name="T11">u</text:span></text:span>m <text:span text:style-name="Default_20_Paragraph_20_Font"><text:span text:style-name="T11">quon</text:span></text:span>i<text:span text:style-name="Default_20_Paragraph_20_Font"><text:span text:style-name="T11">am<text:line-break/></text:span></text:span>c<text:span text:style-name="Default_20_Paragraph_20_Font"><text:span text:style-name="T11">al</text:span></text:span>i<text:span text:style-name="Default_20_Paragraph_20_Font"><text:span text:style-name="T11">d</text:span></text:span>i<text:span text:style-name="Default_20_Paragraph_20_Font"><text:span text:style-name="T11">ores?</text:span></text:span></text:p>
      <text:p text:style-name="P1">Quod de calculosis pueris hic ferum sit omnes libri<text:line-break/>explanatores asseruerunt, <text:span text:style-name="Default_20_Paragraph_20_Font"><text:span text:style-name="T11">t</text:span></text:span>ed cur <text:span text:style-name="Default_20_Paragraph_20_Font"><text:span text:style-name="T11">post m</text:span></text:span>i<text:span text:style-name="Default_20_Paragraph_20_Font"><text:span text:style-name="T11">c</text:span></text:span>t<text:span text:style-name="Default_20_Paragraph_20_Font"><text:span text:style-name="T11">um</text:span></text:span> adjecerit,<text:line-break/>quum simpliciter scribere liceret, concretio puerulis, haud<text:line-break/>perinde contemplati sunt, sicut neque illud etiam, cur</text:p>
      <text:p text:style-name="P3">dubitativam coniunctionem adfecerit, non simpliciter di-<text:line-break/>cens, concretio puerulis, quoniam .calidiores ; iste enim<text:line-break/>loquendi modus, qum quia calidiores, pro certo affirmare<text:line-break/>non audentis indicativus esu Atqui in aphorismis abso-<text:line-break/>lote protulit, augescentes plurimum habent insitum cati-<text:line-break/>dum. Nomen quidem concretionis in solo septimo de<text:line-break/>morbis vulgaribus libro. .inveni , ejus libri scriptore di-<text:line-break/>cente; et concretio apparebat in aqua, qua manus lotae<text:line-break/>sunt, Sed quare, <text:span text:style-name="Default_20_Paragraph_20_Font"><text:span text:style-name="T11">p</text:span></text:span>o<text:span text:style-name="Default_20_Paragraph_20_Font"><text:span text:style-name="T11">st m</text:span></text:span>i<text:span text:style-name="Default_20_Paragraph_20_Font"><text:span text:style-name="T11">ctum</text:span></text:span>, aut quare, <text:span text:style-name="Default_20_Paragraph_20_Font"><text:span text:style-name="T11">num</text:span></text:span>, adiecerit,<text:line-break/>deinceps considerabimus. Ac primum de dubitatione, etsi<text:line-break/>secunda scripta fit, rideamus. Aut igitur adhuc dubitans<text:line-break/>haec fcripsit; temporis autem spatio aliqua demonstratione<text:line-break/>comperta firmam de crescentium temperatura sententiam<text:line-break/>tulit; aut quod et melius est et a nobis in commentariis<text:line-break/>de temperamentis et in aphorismis decretum fuit, non<text:line-break/>absolute puer adulto calidior est, sed insito calore cali-<text:line-break/>dior. Calidum autem non ingenitum eo abfolute calidius<text:line-break/>esse monstratum est, quo adulti plus abundant ; quocirca</text:p>
      <text:p text:style-name="P3">par erat ab eo potius calido lu vesicam lapidem concre-<text:line-break/>scere. Propterea igitur haud iniuria lanceps est. Veritas<text:line-break/>autem est, calculos pueris in vesica ob urinae crassitu-<text:line-break/>dinem procreari. Porro urinas crassissimas a pueris reddi<text:line-break/>et ab omnibus ante nos medicis concessum est ; Ied cur<text:line-break/>tales reddantur ipfum quidem per fe speculatione dignum<text:line-break/>est, ad rem autem propositam nihil facit. Crassas enim<text:line-break/>urinas excerni et evidenter apparet et rerum testimonio<text:line-break/>declaratum est: hujusmodi namque crassitudo multa- col-<text:line-break/>lecta et in unum coiens, quum <text:span text:style-name="Default_20_Paragraph_20_Font"><text:span text:style-name="T11">t</text:span></text:span>emet aliquando non op-<text:line-break/>portune excreta; in tus. dlutius manserit, coagmentandi con-<text:line-break/>crescendique initium capit. Eo vero principio facto, fa-<text:line-break/>cilo postea quicquid iterum reliqui crassi in vesicam dele-<text:line-break/>lutus, priori agglutinatur majorque inde tophofus calculus<text:line-break/>redditur: quemadmodum extra et in -calidis aquis sponte<text:line-break/>nascentibus et in vasis, ubi calefit aqua quotidie, lapis<text:line-break/>coalescere cernitur. Igitur urinarum crassitudo creando-<text:line-break/>rum calculorum prima potissimaque caula est; caliditas</text:p>
      <text:p text:style-name="P3">vero. etiam mediocris ad- hujusmodi materiam spissandum<text:line-break/>satis est: nempe et in calidis aquis fcaturientibus, etsi<text:line-break/>moderatis tepidiores sint, tophi concrescentes apparent.<text:line-break/>Hac itaque ratione Hippocrates hanc vocem, <text:span text:style-name="Default_20_Paragraph_20_Font"><text:span text:style-name="T11">num</text:span></text:span>, adje-<text:line-break/>cisse mihi videtur, quoniam et tanta caliditas,- quam in-<text:line-break/>genitam pueri .habent, ad c<text:span text:style-name="Default_20_Paragraph_20_Font"><text:span text:style-name="T11">o</text:span></text:span>agtnentandum aliquid facit.;<text:line-break/>verum non ipsa praecipue, fed materiae, ex qua fit lapis,<text:line-break/>qualitas, ipsius .compactionis causa : existit. Caeterum cur,<text:line-break/>post mictum, adjecit et non absolute dixit, <text:span text:style-name="Default_20_Paragraph_20_Font"><text:span text:style-name="T11">c</text:span></text:span>o<text:span text:style-name="Default_20_Paragraph_20_Font"><text:span text:style-name="T11">ncre</text:span></text:span>tio <text:span text:style-name="Default_20_Paragraph_20_Font"><text:span text:style-name="T11">pue-<text:line-break/>rult</text:span></text:span>s? quoniam de calculis in .vesica et non in renibus<text:line-break/>nunc sermonem facit. Fit autem lapillorum in vesica<text:line-break/>concretio post mictum, in renibus ante mictum. .At<text:line-break/>pueris in vesica, jam declinante vero aetate hominibus in<text:line-break/>renibus lapillos provenire nos haud praeterit. Ergo, quod<text:line-break/>dudum dicebam, rem itu fe habere quod sensibus appa-<text:line-break/>ret manifestat : quaenam vero caula sit per otium quae-<text:line-break/>rere licet. Quare explanationi jam finis factus est; can-</text:p>
      <text:p text:style-name="P3">iam autem, ut in superioribus ,. ita et modo quasi stupe<text:span text:style-name="Default_20_Paragraph_20_Font"><text:span text:style-name="T11">t-<text:line-break/></text:span></text:span>poudium asseremus, si prius illos reprehenderimus, qui<text:line-break/>propter ea in pueris calculos gigni asserunt, quod itinera<text:line-break/>ob vasculorum exiguitatem angusta sunt. oporteret enim,<text:line-break/>si id ita esset, in renibus potius calculos pueris creari,<text:line-break/>angusti enim per illos transitus sunt; vesicae autem cer-<text:line-break/>vix lata adeo in pueris est, ut cujusque materiae crassi-<text:line-break/>tudo per eam sacile transmitti possit. An forte neque in<text:line-break/>illis, qui jam progressa aetate funi, meatuum. per renes<text:line-break/>angustia gignendis lapillis in caula est, sed et actionum<text:line-break/>infirmitas et crassiorum iuncorum cruditas? quandoquidem<text:line-break/>in pueris omnes <text:span text:style-name="Default_20_Paragraph_20_Font"><text:span text:style-name="T11">n</text:span></text:span>aturales actiones validae quum sint,<text:line-break/>humorum crassitudo funditur atque dissolvitur; in dedi-<text:line-break/>nantis autem aetatis hominibus compacta esu Quin etiam<text:line-break/>in exterioribus, quaecunque natura crassa per aliqua an-<text:line-break/>gusta transfundere volumus, quae calore eliquata sunt,<text:line-break/>facile pervadere: quae non sula neque eliquata sunt,</text:p>
      <text:p text:style-name="P3">tra<text:span text:style-name="Default_20_Paragraph_20_Font"><text:span text:style-name="T11">n</text:span></text:span>sire non posse cernimus. Hujus materiae exempla<text:line-break/>funt, pix, resina, levum, cera et mel. In pueris itaque<text:line-break/>quum multus sit insitus calor et actiones robustae , male-<text:line-break/>riae crassitudo attenuata in renes fertur , atque ideo fa-<text:line-break/>olle in vesicam percolatur haud parum et actionum vi ad<text:line-break/>egressus celeritatem conducente: utpote autem vesica fri-<text:line-break/>gida, quippe quae et nervosa sit et pauci sanguinis et<text:line-break/>amplissima interius concavitate inanis, crassitudo in ipsam<text:line-break/>transmissa ibi iterum cogitur et conspissetur, ut praedixi-<text:line-break/>mus, initium hujus confpissationis accipiens, quando in<text:line-break/>vesica diutius commoratur. Quin etiam hanc crassam ma-<text:line-break/>turiam in pueris tenaciorem esse, quoniam magis ab insitu<text:line-break/>calido elaborata est, rationi congruit: nam quaecunque<text:line-break/>a calore in concoquendo mutantur, temporis processu<text:line-break/>lentorem quendam acquirunt , etsi. ab initio nullum ha-<text:line-break/>buerint; quocirca plane magis in unum coeunt, consistunt<text:line-break/>atque coagmentantur: nam inter .aeque crassa, quod tena-<text:line-break/>eius est, ast coitionem, coniunctionem et concretionem</text:p>
      <text:p text:style-name="P3">aptius habetur. Quamobrem quum causae quaedam prae-<text:line-break/>fenti fermoni haud necessariae traditae sint, de urinae<text:line-break/>praeterea puerorum crassitudine causam adpetam: esu autem<text:line-break/>cum ipforum edacitas, tuti quod a cibo ludentes prosilien-<text:line-break/>tesque moventur. Lactentibus vero et materia ipsa occa-<text:line-break/>sionem praebet:. lac enim natura crass<text:span text:style-name="Default_20_Paragraph_20_Font"><text:span text:style-name="T11">a</text:span></text:span>m est et ad calcu-<text:line-break/>los creandos aptissimum. Porro et in adultis caseo fre-<text:line-break/>quentius vescentibus lapillos in renibus crebro suboriri<text:line-break/>cognovimus.</text:p>
      <text:h text:style-name="Heading_20_2" text:outline-level="2">XVI.</text:h>
      <text:p text:style-name="P4">fi<text:span text:style-name="Default_20_Paragraph_20_Font"><text:span text:style-name="T11">gurae sublevans u</text:span></text:span>t <text:span text:style-name="Default_20_Paragraph_20_Font"><text:span text:style-name="T11">sar</text:span></text:span>m<text:span text:style-name="Default_20_Paragraph_20_Font"><text:span text:style-name="T11">en</text:span></text:span>t<text:span text:style-name="Default_20_Paragraph_20_Font"><text:span text:style-name="T11">a manu plec</text:span></text:span>t<text:span text:style-name="Default_20_Paragraph_20_Font"><text:span text:style-name="T11">en</text:span></text:span>s <text:span text:style-name="Default_20_Paragraph_20_Font"><text:span text:style-name="T11">et c</text:span></text:span>a<text:span text:style-name="Default_20_Paragraph_20_Font"><text:span text:style-name="T11">ntor..<text:line-break/>quea</text:span></text:span>s, <text:span text:style-name="Default_20_Paragraph_20_Font"><text:span text:style-name="T11">prae dolore procumben</text:span></text:span>s, <text:span text:style-name="Default_20_Paragraph_20_Font"><text:span text:style-name="T11">paxill</text:span></text:span>i <text:span text:style-name="Default_20_Paragraph_20_Font"><text:span text:style-name="T11">extre</text:span></text:span>m<text:span text:style-name="Default_20_Paragraph_20_Font"><text:span text:style-name="T11">u</text:span></text:span>m <text:span text:style-name="Default_20_Paragraph_20_Font"><text:span text:style-name="T11">supra<text:line-break/>desitum corrip</text:span></text:span>i<text:span text:style-name="Default_20_Paragraph_20_Font"><text:span text:style-name="T11">en</text:span></text:span>s i<text:span text:style-name="Default_20_Paragraph_20_Font"><text:span text:style-name="T11">nhaesi</text:span></text:span>t <text:span text:style-name="Default_20_Paragraph_20_Font"><text:span text:style-name="T11">et sublevatu</text:span></text:span>s <text:span text:style-name="Default_20_Paragraph_20_Font"><text:span text:style-name="T11">est.</text:span></text:span></text:p>
      <text:p text:style-name="P1">Id quod dicitur admodum patet: sed ipsius causam<text:line-break/>invenire difficile est, quando et Hippocrates , quum tamen<text:line-break/>posset, non scripserit aut repente ipsi dolorem coortum</text:p>
      <text:p text:style-name="P3">esse dicens aut paulatim incrementum cepisse, atque in<text:line-break/>sarmentorum plexu occupato initium habuisse, aut post<text:line-break/>ip<text:span text:style-name="Default_20_Paragraph_20_Font"><text:span text:style-name="T11">t</text:span></text:span>um illico. aut alio quopiam diei noctisve tempore.<text:line-break/>Sed. nec quae esset particula dolens suctum est; manum<text:line-break/>autem luisse existimant, eo quod ipfe paxillo apprehenso<text:line-break/>dolore levatus esu Quod si ipsis sarmenta intorquens fa-<text:line-break/>tigatus esset, haud incredibile foret ex hujusmodi figura<text:line-break/>ipsius dolorem fuisse mitigatum. Manus enim figura do-<text:line-break/>forem seda<text:span text:style-name="Default_20_Paragraph_20_Font"><text:span text:style-name="T11">n</text:span></text:span>s in libro de fracturis et in libro de agendis<text:line-break/>in medicaturus, qualisnam sit, descriptum fuit. Si qua<text:line-break/>vero in verfimda manu tortura musculi in homine facta<text:line-break/>esset aut et flatuofus spiritus inter duos musculos exitum<text:line-break/>non habens inclusus foret, par erat in figura decenti po-<text:line-break/>situm, ob quam spiritum exhalare contingeret, dolentem<text:line-break/>hominem sublevari.</text:p>
      <text:h text:style-name="P25" text:outline-level="2"><text:span text:style-name="Default_20_Paragraph_20_Font"><text:span text:style-name="T25">.<text:tab/></text:span></text:span>XVII.</text:h>
      <text:p text:style-name="P4"><text:span text:style-name="Default_20_Paragraph_20_Font"><text:span text:style-name="T11">Que</text:span></text:span>m <text:span text:style-name="Default_20_Paragraph_20_Font"><text:span text:style-name="T11">ex orit</text:span></text:span>y<text:span text:style-name="Default_20_Paragraph_20_Font"><text:span text:style-name="T11">p</text:span></text:span>i<text:span text:style-name="Default_20_Paragraph_20_Font"><text:span text:style-name="T11">a c</text:span></text:span>i<text:span text:style-name="Default_20_Paragraph_20_Font"><text:span text:style-name="T11">rca ponte</text:span></text:span>m <text:span text:style-name="Default_20_Paragraph_20_Font"><text:span text:style-name="T11">v</text:span></text:span>i<text:span text:style-name="Default_20_Paragraph_20_Font"><text:span text:style-name="T11">d</text:span></text:span>i <text:span text:style-name="Default_20_Paragraph_20_Font"><text:span text:style-name="T11">eg</text:span></text:span>o <text:span text:style-name="Default_20_Paragraph_20_Font"><text:span text:style-name="T11">lactante</text:span></text:span>m <text:span text:style-name="Default_20_Paragraph_20_Font"><text:span text:style-name="T11">crura,<text:line-break/>al</text:span></text:span>t<text:span text:style-name="Default_20_Paragraph_20_Font"><text:span text:style-name="T11">era tib</text:span></text:span>i<text:span text:style-name="Default_20_Paragraph_20_Font"><text:span text:style-name="T11">a</text:span></text:span> mi<text:span text:style-name="Default_20_Paragraph_20_Font"><text:span text:style-name="T11">ni</text:span></text:span>m<text:span text:style-name="Default_20_Paragraph_20_Font"><text:span text:style-name="T11">e extenuabatur , sen</text:span></text:span>i<text:span text:style-name="Default_20_Paragraph_20_Font"><text:span text:style-name="T11">oribu</text:span></text:span>s <text:span text:style-name="Default_20_Paragraph_20_Font"><text:span text:style-name="T11">autem valde<text:line-break/>ur</text:span></text:span>i<text:span text:style-name="Default_20_Paragraph_20_Font"><text:span text:style-name="T11">na ac gen</text:span></text:span>i<text:span text:style-name="Default_20_Paragraph_20_Font"><text:span text:style-name="T11">tura non reten</text:span></text:span>t<text:span text:style-name="Default_20_Paragraph_20_Font"><text:span text:style-name="T11">ae sunt.</text:span></text:span></text:p>
      <text:p text:style-name="P1">Ori typos Graeci nominant quodlibet ex montibus in<text:line-break/>civitatem deferentes, ut ligna et lapides et id genus alia.<text:line-break/>Scribente autem Hippocrate non simpliciter sic, mitypon<text:line-break/>vidi jaetantem crura, fed orationi praepositionem, <text:span text:style-name="Default_20_Paragraph_20_Font"><text:span text:style-name="T11">ex,<text:line-break/></text:span></text:span>addente et scribente, <text:span text:style-name="Default_20_Paragraph_20_Font"><text:span text:style-name="T11">que</text:span></text:span>m <text:span text:style-name="Default_20_Paragraph_20_Font"><text:span text:style-name="T11">ex ori</text:span></text:span>ty<text:span text:style-name="Default_20_Paragraph_20_Font"><text:span text:style-name="T11">p</text:span></text:span>i<text:span text:style-name="Default_20_Paragraph_20_Font"><text:span text:style-name="T11">a</text:span></text:span>, apparet quodam<text:line-break/>modo ab 1pfa in montanis negotiis actione ; a principio<text:line-break/>dorsi circa lumbos , hominis medullam, a qua nervi crura<text:line-break/>moventes egerminant, offensam accepisse. Illud autem,<text:line-break/><text:span text:style-name="Default_20_Paragraph_20_Font"><text:span text:style-name="T11">c</text:span></text:span>i<text:span text:style-name="Default_20_Paragraph_20_Font"><text:span text:style-name="T11">rca pontem</text:span></text:span>, scriptum esse fiatis ipsi fuit, fotum quo ae-<text:line-break/>grotantis remluifcatm, .ut nulla arte indigeat. Verum<text:line-break/>forfau supervacuum fuerit quaerere , qua de causa homo<text:line-break/>ille ex cruribus laborarit, quemadmodum et illud quid<text:line-break/>per ea verba significetur, <text:span text:style-name="Default_20_Paragraph_20_Font"><text:span text:style-name="T11">crura</text:span></text:span> i<text:span text:style-name="Default_20_Paragraph_20_Font"><text:span text:style-name="T11">ac</text:span></text:span>t<text:span text:style-name="Default_20_Paragraph_20_Font"><text:span text:style-name="T11">an</text:span></text:span>t<text:span text:style-name="Default_20_Paragraph_20_Font"><text:span text:style-name="T11">e</text:span></text:span>m, utrum aegro-</text:p>
      <text:p text:style-name="P3">tans crura immobilia doluerit nihil patiens: hoc enim a<text:line-break/>quibusdam fide omni carens dictum esu Illud quidem<text:line-break/>verisimilius fuerit, impotentis crura quum essent, ipfo-<text:line-break/>rum in ambulando motionem talem fieri, qualem ipsa<text:line-break/>extrorfum. non vehementer jactantes faciunt. Sed neque<text:line-break/>quod tibia utraque aut altera minimeattenuabatur, femora<text:line-break/>autem valde, audientibus nobis ullam utilitatem afferunt,<text:line-break/>sicut nec<text:span text:style-name="Default_20_Paragraph_20_Font"><text:span text:style-name="T11">n</text:span></text:span>e Hippocrati ad memoriam faciunt: haud raro<text:line-break/>namque, sed crebro haec fieri et ab omnibus .medicis aperte<text:line-break/>cognosci videntur. Quidnam .igitur sit, <text:span text:style-name="Default_20_Paragraph_20_Font"><text:span text:style-name="T11">i</text:span></text:span> cur ita scripsit,<text:line-break/>ego declarare tentabo, si totam rem prius aliis verbis<text:line-break/>clarioribus ac paucioribus, detractis supervacuis, pronun-<text:line-break/><text:span text:style-name="Default_20_Paragraph_20_Font"><text:span text:style-name="T11">o</text:span></text:span>ravero. Quidam resolutis cruribus fecundum femora<text:line-break/>emaciabatur magis .quam fecundum tibias : urina quidem<text:line-break/>ac genitura ipsi .suppressae funi. .Hoc igitur nobis utile<text:line-break/>cognitu est; sed forsan quispiam interrogaverit quid sibi<text:line-break/>vult illud quod in libro de articulis scriptum est: quoniam<text:line-break/>multo pluribus crura et manus debilitantur et corpora</text:p>
      <text:p text:style-name="P3">torpescunt et urina supprimitur ipsis, quibus vertebrarum<text:line-break/>praeter. naturam inyersio , neque -introrsum, neque extror-<text:line-break/>sum excesserit, sed valde concussi fuerint. secundum spinae<text:line-break/>dorsi rectitudinem. Ex his verbis nonnulli persuasi ob<text:line-break/>nervorum resolutionem exmedullae dorsi affectu haec<text:line-break/>symptomata contingere asseruerunt, neque animadvertunt,<text:line-break/>vertebris ex naturali sede transmutatis et. affectus commu-<text:line-break/>nicati ratione, phlegmonas primo, postea et praeduros<text:line-break/>tumores excitantibus circa vesicam et rectum intestinum,<text:line-break/>quod vocant, naturales horum. instrumentorum actiones<text:line-break/>depravari; unde quae prius ab ipsis. excernebantur. sup-<text:line-break/>primuntur; nervis vero fotis laesis, nullo praedictorum<text:line-break/>lustrumentorum per consensum .affectu, non actiones na-<text:line-break/>turales, sed voluntarias vitiari contingit. Quocirca et<text:line-break/>ipsis contra voluntatem urina decurrit et stercus, quum<text:line-break/>eorum nervorum, qui ad musculos in finibus vesicae at-<text:line-break/>que intestini recti positos protenduntur et a quibus utrius-</text:p>
      <text:p text:style-name="P3">que instrumenti osculum clauditur atque constringitur, re-<text:line-break/>solutio perfecta fuerit. Sed monticolae illi urinae exitum<text:line-break/>obstructum non fuisse proposita verba declarant; utrum<text:line-break/>autem invito ipso an volente excemeretur , non item ad-<text:line-break/>jecit. Porro si liber iste accurate compositus ad editio-<text:line-break/>nem foret, ex eo quod adscriptum non esset, constaret<text:line-break/>quoque non factum esse, prorsus enim ipsum indicasset;<text:line-break/>fied eo modo scriptus non est, verum, ut saepius dictum<text:line-break/>fuit, per quasdam annotationes , reminiscendi causa. Nam<text:line-break/>de. deiectionibus quoque nihil scripsit; quum tamen et has<text:line-break/>necesse sit aut nequaquam suppressas esse , fed perinde<text:line-break/>atque urinam praeter voluntatem effluere aut voluntate<text:line-break/>jubente excerni. At ipfum par fuit ad eorum quae vide-<text:line-break/>rat reminiscentiam, eo quod de .urinis dixit, fuisse con-<text:line-break/>tentum, alvi scilicet excrementorum evacuatione ita -ut<text:line-break/>urinae fele habente; nam si contrarium quid circa alter-<text:line-break/>utram ipsarum factum esset, omnino significasset; eisdem<text:line-break/>autem .eadem confequentibus, utriusque meminisse necesse</text:p>
      <text:p text:style-name="P3">non fuit. Verum neque genitura, inquit, suppressa est.<text:line-break/>Naturalis enim est et ipsiusi evacuatio, quemadmodum et<text:line-break/>urinae et stercoris; sed quare venere uti volentes ad hanc<text:line-break/>deveniunt, nolentes autem non, longiore oratione et in<text:line-break/>libro de dubiiS motibuS disputatum est.</text:p>
      <text:h text:style-name="Heading_20_2" text:outline-level="2">XVIlI.</text:h>
      <text:p text:style-name="P4"><text:span text:style-name="Default_20_Paragraph_20_Font"><text:span text:style-name="T11">Quaecunque alatae naturae laterum propter impotentiam<text:line-break/>occasionis. Et in destillationibus malignis. Et si ex-<text:line-break/>cretio sit et si non sit, malum.</text:span></text:span></text:p>
      <text:p text:style-name="P1">Quosnam medici alatos vocent superius dictum est.<text:line-break/>Didicistis etiam ex tertio de morbis vulgaribus, ejusmodi<text:line-break/>homines ad tabem esse expositos. Occasionem autem Hip-<text:line-break/>pocrates dicere consuevit et omnes fere antiqui medici<text:line-break/>omnem rei materiam , ex qua initium motus ad sequentes<text:line-break/>actiones prodit, sive argentum, sive aliqua alia supellex,</text:p>
      <text:p text:style-name="P3">sive potentia quaedam sit, sive locus, sive fides, sive actio,<text:line-break/>sive causa, sive quicquid aliud simpliciter. Sed quidam<text:line-break/>putant ipsum locos prius affectos aliarum occasiones ap-<text:line-break/>pellare, idque ex eo sermone demonstrari ajunt. Occa-<text:line-break/>siones, unde incepit laborare, considerandae. Si vero et<text:line-break/>hoc significatum, ut supra dixi, est, quum Iit commune,<text:line-break/>multa sub ipso erunt singularia. Oratores quidem, quem-<text:line-break/>admodum et historici et philosophi , occasiones hominum<text:line-break/>actiones dixerunt, utpote et qui de illis disputent; ab<text:line-break/>Hippocrate autem nomen translatum est, quemadmodum<text:line-break/>et alia multa naturalium actionum atque affectuum, in<text:line-break/>quibus omnibus commune est hoc, unde incepit fieri:<text:line-break/>nunc enim in proposita parte Hippocrates dixit, unde in-<text:line-break/>cepit laborare. Posset autem similiter dici et hoc unde<text:line-break/>incepit navigare, benum gerere, pacem agere, pugnare,<text:line-break/>inter se amare, odisse, tyrannidem exercere et omnia id<text:line-break/>genus alia. Nunc itaque primum initium , quo quis ala-</text:p>
      <text:p text:style-name="P3">tus evadat, ab Hippocrate dictum est, occasionem vero<text:line-break/>quispiam non abs re dixerit. Quaenam igitur haec est?<text:line-break/>Ingenitae caliditatis, quae ex corde habet originem, im-<text:line-break/>becillitaS. Didicisti enim quemadmodum cerebro magno<text:line-break/>caput una augetur, parvo existente minuitur: eadem ra-<text:line-break/>tione et cum corde augeri pectus et minui, verum cor<text:line-break/>ipsum exiguum ob vitalis potentiae infirmitatem creari,<text:line-break/>cujuS potentiae essentiam ingenitum calorem esse dicimuS.<text:line-break/>Quando igitur imbecilla haec alicui natura fuerit, hoc est<text:line-break/>ab initio , a prima formatione et cor et pectus parva ge-<text:line-break/>nerari necesse est. At quod tria sint animal gubernantia<text:line-break/>principia, demonstrationes didicisti in volumine de Hip-<text:line-break/>pec<text:span text:style-name="Default_20_Paragraph_20_Font"><text:span text:style-name="T11">c</text:span></text:span>atis Platonisque decretis. Eos vero qui occasiones<text:line-break/>dici. putant prius affectos locos, multum et in explanan-<text:line-break/>dis propofitis verbis delirare invenies; et in eo quod nos<text:line-break/>non dictionem aliquam unam, sed integram orationem<text:line-break/>praeterea subaudire debere iubent , ac fi et hoc modo<text:line-break/>sententia dicta sit. Quaecunque alatae naturae laterum,</text:p>
      <text:p text:style-name="P3">ob impotentiam occasionis in destillationibus malignis,<text:line-break/>maxime phthisi capiuntur, etsi excretio sit et si non sit,<text:line-break/>malum est. Quum muIta ab horum verborum expIanato-<text:line-break/>ribusi dict<text:span text:style-name="Default_20_Paragraph_20_Font"><text:span text:style-name="T11">a</text:span></text:span> sint, satis esto quod verissimum .mihi et artem<text:line-break/>medicam discentibus utilissimum esse visum fuerit fotum<text:line-break/>quam fieri potuit brevissimis designasse. DestiIlationes igi-<text:line-break/>tur a capite in puImonem descendentes tunc maIeficasi esse<text:line-break/>putandum est, fi defluentia subtiIia et corrodentibusi viri-<text:line-break/>bus praedita sint. Haec sane neque in pulmone morari<text:line-break/>tamdiu convenit, quoad concocta crassefcant, quemadmo-<text:line-break/>dum alias fluxiones ex tenui quidem materia, sed non<text:line-break/>corrosiva et aegre maturescente constantes, neque rursum<text:line-break/>statim expeIIi. Intus enim morantia non facite coneo-<text:line-break/>quuntur, vilbusque ipsum Iacerare deprehenduntur, si ex-<text:line-break/>cernantur autem, tusses violentas commovent, ob quas<text:line-break/>caput repletur ipsumque rursus in pulmonem materias<text:line-break/>depellit, atque ob tussis vehementiam, ne aliquod in ipso<text:line-break/>receptaculum frangatur metuS est. QuaIiS pIane tussis</text:p>
      <text:p text:style-name="P3">illis accidere solet qui humores tenues et aqueae sub-<text:line-break/>stantiae dissiculter exU pulmonibus rejiciunt: adscendunt<text:line-break/>enim isti a spiritu per tussim emisso sublati; quod fi tenues<text:line-break/>et affatui sint, disperguntur et contra tspiritusi motum<text:line-break/>prius delabuntur quam totam .asperam arteriam egressi<text:line-break/>sint. Verum est igitur noxam sequi, sive in pulmone<text:line-break/>humores isti remaneant, sive evacuentur.</text:p>
      <text:h text:style-name="Heading_20_2" text:outline-level="2">XIX.</text:h>
      <text:p text:style-name="P4">R<text:span text:style-name="Default_20_Paragraph_20_Font"><text:span text:style-name="T11">igores incipiunt mulieribus quidem magis a lumbis et<text:line-break/>per dorsum et tunc in caput , verum et viris posterius<text:line-break/>magis quam a priori parte. </text:span></text:span>H<text:span text:style-name="Default_20_Paragraph_20_Font"><text:span text:style-name="T11">orrent exteriora magis<text:line-break/>quam interiora corporis, ut cubitorum, semorum. Sed<text:line-break/>etiam cutis rara ; id vero pilus indicat. A quibus au-<text:line-break/>tem aliis rigent sa</text:span></text:span>n<text:span text:style-name="Default_20_Paragraph_20_Font"><text:span text:style-name="T11">asse ulceribus, incipit ex vasculis.</text:span></text:span></text:p>
      <text:p text:style-name="P2">Reliqua hujus sermonis verba et in aphorismis et in<text:line-break/>secundo de popularibus morbis declaravimus. Sed quod<text:line-break/>in calce adiectum est , haud parum negotii libri hujus<text:line-break/>interpretibus facessit; siquidem alius aliter ea verba seri-<text:line-break/>bit, omnes innuentes sermonem verisimiliter interpretati<text:line-break/>non posse, si antiqua lectio servetur. Ea vero hujusmodi<text:line-break/>est, ex qua nonnulli eam partem mutaverunt, <text:span text:style-name="Default_20_Paragraph_20_Font"><text:span text:style-name="T11">fertasse<text:line-break/>ulceribus</text:span></text:span>, scribentes, <text:span text:style-name="Default_20_Paragraph_20_Font"><text:span text:style-name="T11">ut ulceribus:</text:span></text:span> ut id ipsum aliorum<text:line-break/>sit exemplum. Neque enim ab ulceribus stilum, sed etiam<text:line-break/>abscessibus suppurantibus rigent, quin etiam nonnuIIi usti<text:line-break/>et secti ex ustione et incisione riguerunt; vidimus prae-<text:line-break/>telea nonnulIos ob acre pharmacum uIceri superpositum<text:line-break/>riguisse. Verum omnes id genus rigores externam causam<text:line-break/>evidentem habent; asii vero sunt in tertianis et quartanis<text:line-break/>febribus et plerumque una cum iudicationibus citra ma-<text:line-break/>nifestam causam exorientes, de quibus dictum fuisse ajunt,<text:line-break/>rigores incipiunt mulieribuS quidem magis et reliqua dein-<text:line-break/>ceps posita. I.t quidem istud ipsum primo quispiam mi-</text:p>
      <text:p text:style-name="P3">ratus fuerit, quomodo in aphorismis, ubi maxime suam<text:line-break/>ipsius sententiam explicat et de rigore sermonem fecit, in<text:line-break/>universum illum protulit sine ea, quam in propositis ver-<text:line-break/>bis edocet, definitione. Videtur namque, fi ea quisi con-<text:line-break/>sideret, Hippocrates opinari , non omnes rigores uno tan-.<text:line-break/>tum modo fieri, quum dicat: a quibus autem aliis rigent,<text:line-break/>fortasse ulceribus, incipit ex vascuIisi, uItra id quod hoc<text:line-break/>ipsum, ex vascuIis incipere rigorem, dixisse, nullum op-<text:line-break/>positam antedictis divisionem habet. Licet itaque dicere<text:line-break/>ex vascuIis rigores omnes ortum habere, id est mansi<text:line-break/>succisi intra vascuIa contentis ; sed primum quidem lumbi<text:line-break/>et dorsi partes horrent, deinde et reliqua. Propterea<text:line-break/>nonnulli veterem scripturam permutantes ita lectionem<text:line-break/>instituerunt: a quibus autem aliis rigent, ut ulceribus,<text:line-break/>incipit ex vasculis, ut hujusmodi oratio sit: quicunque<text:line-break/>sine loco passe rigores fiunt, a Iumbisi et dorso initium<text:line-break/>sumunt; alii vero ab affectis parti<text:span text:style-name="Default_20_Paragraph_20_Font"><text:span text:style-name="T11">e</text:span></text:span>ntis exoriuntur, quae<text:line-break/>plane et ipsius rigoris causae sunt. Aliqui vice hujus di-</text:p>
      <text:p text:style-name="P3">ctionis, <text:span text:style-name="Default_20_Paragraph_20_Font"><text:span text:style-name="T11">vasculis, contrariis</text:span></text:span> scripserunt: ut in quibus af-<text:line-break/>fectus locus rigoris auctor est, ad se ipsum, ut ajunt, eo<text:line-break/>quo rigent tempore, ab omni corpore sanguinem attra-<text:line-break/>heus, tunc rigor ex locis, qui passis sedibus cqntrarii<text:line-break/>sunt, provenire videbitur, ipso superioribus i uberiora,<text:line-break/>sinistris dextra contraria dicente. Jam igitur animadVer-<text:line-break/>tentibus palam est, ex his, quae isti in scriptura trans-<text:line-break/>mutant, in maxime contrarias sententias orationem trahi,<text:line-break/>nonnullis ab affectis membris, aliis ab istorum contrariis,<text:line-break/>rigores oriri asserentibus; contraria vero sunt , ut ipsi di-<text:line-break/>eunt, quae longissime distant. De causa quidem, ut sae-<text:line-break/>pius dictum est, licet volenti ut lubet dicere; sed de<text:line-break/>iis quae evidenter apparent non licet: ita enim omnes<text:line-break/>artes hominumque vita funditus everterentur. Verum, ut<text:line-break/>in aphorismis prodidit, omnes rigores ex lumbis et dorso<text:line-break/>initium capere dignoscuntur. Atque istud in praesentia,<text:line-break/>in fine propositi sermonis adiectum , libri auctor, ut ajunt,</text:p>
      <text:p text:style-name="P3">Thessalus Hippocratis filius, si in patris commentariis re-<text:line-break/>perium descripsit et libro luterseruit, male fecit; nam a<text:line-break/>patre longo tempore diiudicata et per aphorismos in com-<text:line-break/>munem enunciationem redacta firmiora ipfum putere opor-<text:line-break/>tuit quam illa, quae dum quaererentur antea nondum<text:line-break/>cognoscebantur. Quod si ipsis ex <text:span text:style-name="Default_20_Paragraph_20_Font"><text:span text:style-name="T11">t</text:span></text:span>e id adscripsit, longe<text:line-break/>majus peccatum commisit patris communem enunciationem<text:line-break/>invertens atque depravans. At si quispiam alius Thessalo<text:line-break/>posterior librum hunc scripsit, male et ipsis ferit. Ut<text:line-break/>enim faepe iteravimus , experientia rerum evidenter ap-<text:line-break/>parentium judex est, non ratio, quam sibi unusquisque<text:line-break/>verisimiliter commentus fuerit. Nam quum aliquid fieri<text:line-break/>fama sit, ratio investigat, atque id ita esse contendit;<text:line-break/>quum quid autem plane fieri conspicitur, nugatoria et<text:line-break/>supervacua oratio est, quae ipfum fieri causam asserens<text:line-break/>dicat. Caeterum et alia quaedam ab interpretibus in hac<text:line-break/>parte dicta funi, fed ego jam simplus omnium meminisse</text:p>
      <text:p text:style-name="P3">recusavi et maxime cum ea, quae verisimilia esse ride-<text:line-break/>bantur, ad examen redacta, falsa esse deprehenduntur.</text:p>
      <text:h text:style-name="Heading_20_2" text:outline-level="2"><text:span text:style-name="Default_20_Paragraph_20_Font"><text:span text:style-name="T28">t<text:tab/></text:span></text:span>xx.<text:span text:style-name="Default_20_Paragraph_20_Font"><text:span text:style-name="T11">r</text:span></text:span></text:h>
      <text:p text:style-name="P4"><text:span text:style-name="Default_20_Paragraph_20_Font"><text:span text:style-name="T11">Capu</text:span></text:span>t <text:span text:style-name="Default_20_Paragraph_20_Font"><text:span text:style-name="T11">ex</text:span></text:span> o<text:span text:style-name="Default_20_Paragraph_20_Font"><text:span text:style-name="T11">r</text:span></text:span>t<text:span text:style-name="Default_20_Paragraph_20_Font"><text:span text:style-name="T11">u e</text:span></text:span>t <text:span text:style-name="Default_20_Paragraph_20_Font"><text:span text:style-name="T11">occasi</text:span></text:span>o<text:span text:style-name="Default_20_Paragraph_20_Font"><text:span text:style-name="T11">ne e</text:span></text:span>t <text:span text:style-name="Default_20_Paragraph_20_Font"><text:span text:style-name="T11">plur</text:span></text:span>i<text:span text:style-name="Default_20_Paragraph_20_Font"><text:span text:style-name="T11">m</text:span></text:span>i<text:span text:style-name="Default_20_Paragraph_20_Font"><text:span text:style-name="T11">s sermon</text:span></text:span>i<text:span text:style-name="Default_20_Paragraph_20_Font"><text:span text:style-name="T11">bus et pau-<text:line-break/>la</text:span></text:span>tim <text:span text:style-name="Default_20_Paragraph_20_Font"><text:span text:style-name="T11">c</text:span></text:span>o<text:span text:style-name="Default_20_Paragraph_20_Font"><text:span text:style-name="T11">gnitis c</text:span></text:span>o<text:span text:style-name="Default_20_Paragraph_20_Font"><text:span text:style-name="T11">ll</text:span></text:span>i<text:span text:style-name="Default_20_Paragraph_20_Font"><text:span text:style-name="T11">gen</text:span></text:span>t<text:span text:style-name="Default_20_Paragraph_20_Font"><text:span text:style-name="T11">e</text:span></text:span>m <text:span text:style-name="Default_20_Paragraph_20_Font"><text:span text:style-name="T11">et perd</text:span></text:span>i<text:span text:style-name="Default_20_Paragraph_20_Font"><text:span text:style-name="T11">scentem , an similia<text:line-break/></text:span></text:span>i<text:span text:style-name="Default_20_Paragraph_20_Font"><text:span text:style-name="T11">n</text:span></text:span>t<text:span text:style-name="Default_20_Paragraph_20_Font"><text:span text:style-name="T11">er su sint. Etsi n</text:span></text:span>o<text:span text:style-name="Default_20_Paragraph_20_Font"><text:span text:style-name="T11">n si</text:span></text:span>mi<text:span text:style-name="Default_20_Paragraph_20_Font"><text:span text:style-name="T11">lia inter su sint, ex d</text:span></text:span>i/si-<text:line-break/><text:span text:style-name="Default_20_Paragraph_20_Font"><text:span text:style-name="T11">m</text:span></text:span>i<text:span text:style-name="Default_20_Paragraph_20_Font"><text:span text:style-name="T11">l</text:span></text:span>i<text:span text:style-name="Default_20_Paragraph_20_Font"><text:span text:style-name="T11">tud</text:span></text:span>i<text:span text:style-name="Default_20_Paragraph_20_Font"><text:span text:style-name="T11">n</text:span></text:span>i<text:span text:style-name="Default_20_Paragraph_20_Font"><text:span text:style-name="T11">bus sim</text:span></text:span>ilit<text:span text:style-name="Default_20_Paragraph_20_Font"><text:span text:style-name="T11">ud</text:span></text:span>o <text:span text:style-name="Default_20_Paragraph_20_Font"><text:span text:style-name="T11">sta</text:span></text:span>t <text:span text:style-name="Default_20_Paragraph_20_Font"><text:span text:style-name="T11">una. s</text:span></text:span>i<text:span text:style-name="Default_20_Paragraph_20_Font"><text:span text:style-name="T11">c ut</text:span></text:span>i<text:span text:style-name="Default_20_Paragraph_20_Font"><text:span text:style-name="T11">que sit via.<text:line-break/>s</text:span></text:span>i<text:span text:style-name="Default_20_Paragraph_20_Font"><text:span text:style-name="T11">c et rec</text:span></text:span>t<text:span text:style-name="Default_20_Paragraph_20_Font"><text:span text:style-name="T11">e su haben</text:span></text:span>ti<text:span text:style-name="Default_20_Paragraph_20_Font"><text:span text:style-name="T11">um probat</text:span></text:span>i<text:span text:style-name="Default_20_Paragraph_20_Font"><text:span text:style-name="T11">o et non recte re-<text:line-break/>dargu</text:span></text:span>tm.</text:p>
      <text:p text:style-name="P1">Non quae nunc dixit praecipere, sed ea in aegro-<text:line-break/>tantrbus exsequi difficile est; prorsum Iane artis fumum in<text:line-break/>ipsis est. Nam si quis accurate laborantis naturam a pri-<text:line-break/>mo ortu cognoverit et ex qua nunc cau<text:span text:style-name="Default_20_Paragraph_20_Font"><text:span text:style-name="T11">t</text:span></text:span>a laboret et per<text:line-break/>multos sermones paulatim cognitos evidentes similitudines<text:line-break/>et quae dissimilitudi<text:span text:style-name="Default_20_Paragraph_20_Font"><text:span text:style-name="T11">n</text:span></text:span>es este rideantur speculans, alia quo-</text:p>
      <text:p text:style-name="P3">que lu propositis verbis .enarrata bene inveniat, iste jam<text:line-break/>optime curare poterit. omnia itaque contemplemur sin-<text:line-break/>gulatim, ea, quae per alia volumina ubertus pertractavi-<text:line-break/>mus, in memoriam revocantes et ipsi,-. si<text:span text:style-name="Default_20_Paragraph_20_Font"><text:span text:style-name="T11">i</text:span></text:span> quid deficiat,<text:line-break/>adlicientes. Igitur cujusque eorum, qui; curentur, natu-<text:line-break/>ram a primo ortu sciri debere. praecepimus, saepiusque<text:line-break/>ut optime quispiam^ id .faciat ostendimus. Ostensum. est<text:line-break/>autem haud minus, quae de primario affectis locis et per<text:line-break/>vitii .communicationem laesis scire et exquisite dignoscere<text:line-break/>in aegrotis oporteat, quemadmodum et de causis, quas<text:line-break/>anteincipientes vocant ct quas antegressas et quas con-<text:line-break/>ten trices. ostensum est praeterea et in hoc libro quum<text:line-break/>tradita est circa aegrotantem oeconomia, quae utiliter<text:line-break/>quispiam ex aegri sermonibus ad artis opera colligere post-<text:line-break/>sit. Quin etiam quod ex singularibus in ipfa consideratis<text:line-break/>speculantem dissimilitudines ad unam universalem commu-<text:line-break/>nemqne similitudinem- redigere oportet. Plurima vero</text:p>
      <text:p text:style-name="P3">eorum, quae in his libris scripta sunt, usu venire inient.<text:line-break/>At quod deinceps scriptum est, rursum dissimilitudines<text:line-break/>his, ab universalibus, communibus- et similibus in diffe-<text:line-break/>rentias partitionem significat. osten<text:span text:style-name="Default_20_Paragraph_20_Font"><text:span text:style-name="T11">t</text:span></text:span>um est autem hoc .a<text:line-break/>nobis in omnibus partibus artis , in libro - de differentia<text:line-break/>symptomatum; de communis symptomatis . divisione , ita<text:line-break/>quoque et in libris de pulsuum differentia, de pulsus in<text:line-break/>universirm distinctione actum- esu. Verum et inter has<text:line-break/>differentias rursum similitudo est, iterumque singulae- disi.<text:line-break/><text:span text:style-name="Default_20_Paragraph_20_Font"><text:span text:style-name="T11">t</text:span></text:span>erentiae, ut edocuimus, in alias magis particulares dif-<text:line-break/>ferentias distinguuntur, item et istae quasdam habent simi-<text:line-break/>litudines. ldcicco igitur quum dixerit, rursum dissimilitu-<text:line-break/>dines his fubjunxit et an similia inter <text:span text:style-name="Default_20_Paragraph_20_Font"><text:span text:style-name="T11">t</text:span></text:span>e, ut intelligamus,<text:line-break/>deficere haec verba, <text:span text:style-name="Default_20_Paragraph_20_Font"><text:span text:style-name="T11">per qu</text:span></text:span>i<text:span text:style-name="Default_20_Paragraph_20_Font"><text:span text:style-name="T11">d</text:span></text:span>, vult enim nos cognoscere<text:line-break/>dissimilitudines, quae quidem fiunt differentiae, per quid<text:line-break/>iterum similes inter fe sint, ut ex dissimilitudinibus una<text:line-break/>similitudo fiat; etenim ipsa per fe unaquaeque differentia<text:line-break/>communem similitudinem habet, omnesque generales com-</text:p>
      <text:p text:style-name="P3">plectitur. Recte igitur dixit: haec enim via recta in<text:line-break/>omni scilicet artis constitutione, ut didicisti. Appellave-<text:line-break/>runt autem hanc viam posteriores Hippocrate non viam,<text:line-break/>fied methodmn , ex qua recte inventorum et factorum in<text:line-break/>artibus probatio est, non recte autem fe habentium re-<text:line-break/>dargutio.</text:p>
      <text:h text:style-name="Heading_20_2" text:outline-level="2">XXI.</text:h>
      <text:p text:style-name="P4"><text:span text:style-name="Default_20_Paragraph_20_Font"><text:span text:style-name="T11">sanguin</text:span></text:span>is <text:span text:style-name="Default_20_Paragraph_20_Font"><text:span text:style-name="T11">de naribu</text:span></text:span>s <text:span text:style-name="Default_20_Paragraph_20_Font"><text:span text:style-name="T11">profusi</text:span></text:span>o <text:span text:style-name="Default_20_Paragraph_20_Font"><text:span text:style-name="T11">au</text:span></text:span>t iis, <text:span text:style-name="Default_20_Paragraph_20_Font"><text:span text:style-name="T11">qui sub</text:span></text:span>ui<text:span text:style-name="Default_20_Paragraph_20_Font"><text:span text:style-name="T11">ride</text:span></text:span>s <text:span text:style-name="Default_20_Paragraph_20_Font"><text:span text:style-name="T11">ni-<text:line-break/>gr</text:span></text:span>i<text:span text:style-name="Default_20_Paragraph_20_Font"><text:span text:style-name="T11">que sunt, au</text:span></text:span>t iis, <text:span text:style-name="Default_20_Paragraph_20_Font"><text:span text:style-name="T11">qu</text:span></text:span>i <text:span text:style-name="Default_20_Paragraph_20_Font"><text:span text:style-name="T11">rubr</text:span></text:span>i <text:span text:style-name="Default_20_Paragraph_20_Font"><text:span text:style-name="T11">et v</text:span></text:span>i<text:span text:style-name="Default_20_Paragraph_20_Font"><text:span text:style-name="T11">r</text:span></text:span>i<text:span text:style-name="Default_20_Paragraph_20_Font"><text:span text:style-name="T11">de</text:span></text:span>s <text:span text:style-name="Default_20_Paragraph_20_Font"><text:span text:style-name="T11">aut subu</text:span></text:span>i<text:span text:style-name="Default_20_Paragraph_20_Font"><text:span text:style-name="T11">r</text:span></text:span>i<text:span text:style-name="Default_20_Paragraph_20_Font"><text:span text:style-name="T11">d</text:span></text:span>i<text:span text:style-name="Default_20_Paragraph_20_Font"><text:span text:style-name="T11">bu</text:span></text:span>s.</text:p>
      <text:p text:style-name="P1">Non est huic fermoni additum utrum magis in mor-<text:line-break/>bis fiat sanguinis e naribus profusio dictis hominibus, an<text:line-break/>magis quam alios istos juvet. Sed neque quos intelligat<text:line-break/>fui, virides et nigros clarum est. Nam, ut saepius jam<text:line-break/>repetitum est, in stirpibus <text:span text:style-name="Default_20_Paragraph_20_Font"><text:span text:style-name="T22">τὸ</text:span></text:span><text:span text:style-name="Default_20_Paragraph_20_Font"><text:span text:style-name="T26"> </text:span></text:span><text:span text:style-name="Default_20_Paragraph_20_Font"><text:span text:style-name="T22">χλωρὸν</text:span></text:span><text:span text:style-name="Default_20_Paragraph_20_Font"><text:span text:style-name="T26">; </text:span></text:span>id est viride, <text:span text:style-name="Default_20_Paragraph_20_Font"><text:span text:style-name="T22">ἀπὸ</text:span></text:span><text:span text:style-name="Default_20_Paragraph_20_Font"><text:span text:style-name="T26"><text:line-break/></text:span></text:span><text:span text:style-name="Default_20_Paragraph_20_Font"><text:span text:style-name="T22">τῆς</text:span></text:span><text:span text:style-name="Default_20_Paragraph_20_Font"><text:span text:style-name="T26"> </text:span></text:span><text:span text:style-name="Default_20_Paragraph_20_Font"><text:span text:style-name="T22">χλόης</text:span></text:span><text:span text:style-name="Default_20_Paragraph_20_Font"><text:span text:style-name="T26">, </text:span></text:span>id est ab herba, ejusque colore Graeci ple-</text:p>
      <text:p text:style-name="P3">rumque dicere consueverunt; abutentes autem omne vi-<text:line-break/>gens et boni. habitus ita nominanti Interdum vero et<text:line-break/>pallidos virides appellant, atque nunc ita explanatoribus<text:line-break/>videtur Hippocrates virides et nigro; accepisse , tanquam<text:line-break/>si pallidos et nigros dixisset. Hos ipfos vero nonnulli<text:line-break/>fanguinis profluvio magis obnoxios esse contendunt, quod<text:line-break/>pallida bilis cum sanguine permixta sit, quae vasculum<text:line-break/>possit acrimonia <text:span text:style-name="Default_20_Paragraph_20_Font"><text:span text:style-name="T11">t</text:span></text:span>ua recludere; alii istos magis juvari, quo-<text:line-break/>nlam pravis humoribus evacuationem requirentibus affluant.<text:line-break/>Pariter et de rubris viridibusque vocatis dissentiunt, ali-<text:line-break/>qui ad fanguinis effusionem aptiores ipfos dictos esse asse-<text:line-break/>rentes, aliqui ea re juvari magis. Sed utrisque commune<text:line-break/>quidem est bile pallida abundare, non commune autem<text:line-break/>magis melancholicum succum ipsi admixtum este in viri- <text:span text:style-name="Default_20_Paragraph_20_Font"><text:span text:style-name="T31">v<text:line-break/></text:span></text:span>dibus et nigris vocatis, magis sanguinem vero in rubris<text:line-break/>et viridibus. Nonnulli sime scribunt <text:span text:style-name="Default_20_Paragraph_20_Font"><text:span text:style-name="T22">ἐρυθροχρόους</text:span></text:span><text:span text:style-name="Default_20_Paragraph_20_Font"><text:span text:style-name="T26"> </text:span></text:span>per<text:line-break/>hanc litteram p , rubrum habentes colorem significari ve-<text:line-break/>lentes. At tertie dictos subuirides et hoc loco intelligunt</text:p>
      <text:p text:style-name="P3">subpallidus ; sed quum vox indicet modicum ipsos habere<text:line-break/>pallorem, cuinam permixtum illum esse velint, silentio<text:line-break/>transeunt: nam fi nigritiae, hos primos ab ipsis dictos <text:span text:style-name="Default_20_Paragraph_20_Font"><text:span text:style-name="T28">-<text:line-break/></text:span></text:span>esse ajunt; si robori, fecundos. Forfan igitur, quum al-<text:line-break/>bori mixtus est pallor, istos sub virides vocat, verum albi<text:line-break/>coloris homo haud ita multum sanguinis e naribus pro-<text:line-break/>fluvio obnoxius est, neque magis quam. praedicti ab eo<text:line-break/>levatur.</text:p>
      <text:h text:style-name="Heading_20_2" text:outline-level="2">XXII.</text:h>
      <text:p text:style-name="Normal">P<text:span text:style-name="Default_20_Paragraph_20_Font"><text:span text:style-name="T11">aru</text:span></text:span>m <text:span text:style-name="Default_20_Paragraph_20_Font"><text:span text:style-name="T11">remi</text:span></text:span>t<text:span text:style-name="Default_20_Paragraph_20_Font"><text:span text:style-name="T11">tentem erasum facere op</text:span></text:span>o<text:span text:style-name="Default_20_Paragraph_20_Font"><text:span text:style-name="T11">rtet ar</text:span></text:span>i<text:span text:style-name="Default_20_Paragraph_20_Font"><text:span text:style-name="T11">de.</text:span></text:span></text:p>
      <text:p text:style-name="P1">Haec quidem vetus lectio esu Sabini autem discipuli<text:line-break/>non legunt <text:span text:style-name="Default_20_Paragraph_20_Font"><text:span text:style-name="T22">βραχεἀ</text:span></text:span><text:span text:style-name="Default_20_Paragraph_20_Font"><text:span text:style-name="T26">, </text:span></text:span>id est parum, sed <text:span text:style-name="Default_20_Paragraph_20_Font"><text:span text:style-name="T22">βραχίονα</text:span></text:span><text:span text:style-name="Default_20_Paragraph_20_Font"><text:span text:style-name="T26">, </text:span></text:span>id est<text:line-break/>brachium; dicuntque retractionis causa in sanguinis de<text:line-break/>naribus eruptione venae brachii sectionem prodesse, non<text:line-break/>solum propriam scripturam interpretantes, <text:span text:style-name="Default_20_Paragraph_20_Font"><text:span text:style-name="T11">t</text:span></text:span>est etiam veri-</text:p>
      <text:p text:style-name="P3">similiter nos intelligere posse volentes, brachium remit-<text:line-break/>tentem, de venae in cubito solutione dictum esse. Ego<text:line-break/>vero hujusmodi venae sectionem sanguinis de naribus im-<text:line-break/>modice profusioni prodesse fatis novi; retrahit enim ipsam<text:line-break/>et ne fiat impedimento est. Attamen Hippocratis locu-<text:line-break/>tionem id exponere non rideo ; sed haec verba , parum<text:line-break/>remittentem, in eum scu<text:span text:style-name="Default_20_Paragraph_20_Font"><text:span text:style-name="T11">t</text:span></text:span>um , ut plurimi interpretes ac-<text:line-break/>ceperunt, dixisse videtur, ut scilicet sanguinis flexui pa-<text:line-break/>rum cedentes , sic deinde et ad ipsum crassiorem efficien-<text:line-break/>dum transeamus. At quia non simpliciter dixit, sanguinem<text:line-break/>crass<text:span text:style-name="Default_20_Paragraph_20_Font"><text:span text:style-name="T11">a</text:span></text:span>m facere, non cum humiditate, sed cum siccitate,<text:line-break/>aliqui massum facere arido, in ablativo casia scribentes,<text:line-break/>subintelligi oportere ajunt, medicamento: id enim et ex<text:line-break/>his quae subnectuntur declarari. Sed qui volunt in<text:line-break/>praemissis verbis, iis qui sanguinis e naribus profluvio<text:line-break/>continenter laborant, non in morbis, sed quum non de-<text:line-break/>cumbunt, consilium dara, iis de rictus ratione sermo in-<text:line-break/>telligendus videtur, jubente ipso , ex crassem reddentibus<text:line-break/>cum siccitate bonis succis corpus replere, halicam et asty-</text:p>
      <text:p text:style-name="P3">lum hujusmodi esse ajunt et recentem caseum et suillas<text:line-break/>carnes et agnorum maxime lactentium et hoedorum prae-<text:line-break/>terea. Alii de fluxu sanguinis in morbo vexatis ferino-<text:line-break/>nem factum esse volentes consulere ipsum ajunt-, ut f an-<text:line-break/>gula sine albis crassus fiat: id enim significat ea vox,<text:line-break/><text:span text:style-name="Default_20_Paragraph_20_Font"><text:span text:style-name="T11">ar</text:span></text:span>i<text:span text:style-name="Default_20_Paragraph_20_Font"><text:span text:style-name="T11">de</text:span></text:span>, quoniam malos succos vult concoquere ; ad con-<text:line-break/>coctionem autem bene facit inedia. concoqueutium etiam<text:line-break/>medicamentorum. usus est idoneus , quando ipfa adstrui-<text:line-break/>gentis sunt ; nam et haec sanguinem erassum faciunt,<text:line-break/>sicut et concoctio.. Deinceps ab ipfo hujusmodi medica-<text:line-break/>mentorum exemplum positum esu Quidam autem no<text:span text:style-name="Default_20_Paragraph_20_Font"><text:span text:style-name="T11">n<text:line-break/></text:span></text:span>fcribunt, <text:span text:style-name="Default_20_Paragraph_20_Font"><text:span text:style-name="T11">ar</text:span></text:span>i<text:span text:style-name="Default_20_Paragraph_20_Font"><text:span text:style-name="T11">de, </text:span></text:span>voce in e desinente, sed in o, <text:span text:style-name="Default_20_Paragraph_20_Font"><text:span text:style-name="T11">arido,<text:line-break/></text:span></text:span>Hippocratem jubere dicentes per nares exeuntem in pro-<text:line-break/>fluvio sanguinem arido medicamento crassem reddere.</text:p>
      <text:h text:style-name="Heading_20_2" text:outline-level="2">XXIII.</text:h>
      <text:p text:style-name="Normal"><text:span text:style-name="Default_20_Paragraph_20_Font"><text:span text:style-name="T11">Al</text:span></text:span>i<text:span text:style-name="Default_20_Paragraph_20_Font"><text:span text:style-name="T11">i ver</text:span></text:span>o <text:span text:style-name="Default_20_Paragraph_20_Font"><text:span text:style-name="T11">m</text:span></text:span>i<text:span text:style-name="Default_20_Paragraph_20_Font"><text:span text:style-name="T11">nu</text:span></text:span>s <text:span text:style-name="Default_20_Paragraph_20_Font"><text:span text:style-name="T11">cra</text:span></text:span>s<text:span text:style-name="Default_20_Paragraph_20_Font"><text:span text:style-name="T11">situd</text:span></text:span>i<text:span text:style-name="Default_20_Paragraph_20_Font"><text:span text:style-name="T11">ne</text:span></text:span>m <text:span text:style-name="Default_20_Paragraph_20_Font"><text:span text:style-name="T11">facere,</text:span></text:span></text:p>
      <text:p text:style-name="P2">Alios ajunt ap<text:span text:style-name="Default_20_Paragraph_20_Font"><text:span text:style-name="T11">t</text:span></text:span>um . dicere, eos scilicet qui sine pravis<text:line-break/>succis sanguinem assidue profundunt, quibus neque pallida,<text:line-break/>neque atra bilis cum sanguine mixta esu Aliqui et hic<text:line-break/>fcribunt, non crassitudinem, sied crassum facere, locutio-<text:line-break/>nem magis dilucidam reddere volentes. Sententiam qui-<text:line-break/>dem eandem plane servant, siquidem et isti ipsimi subere<text:line-break/>volunt, aliis ob copiam mali sanguinis ejus profluvio la-<text:line-break/>borantibus minus crass<text:span text:style-name="Default_20_Paragraph_20_Font"><text:span text:style-name="T11">a</text:span></text:span>m facere; hoc videlicet, crassum<text:line-break/>facere, iterum bifariam accepto, no<text:span text:style-name="Default_20_Paragraph_20_Font"><text:span text:style-name="T11">n</text:span></text:span>nullis quidem ratione<text:line-break/>rictus, aliis vero per medicamenta <text:span text:style-name="Default_20_Paragraph_20_Font"><text:span text:style-name="T11">n</text:span></text:span>aribus adhibita, qui-<text:line-break/>busdam praeterea utroque modo sanguinem crassum red-<text:line-break/>dere praecipientibus. Sed nullam firmam cognitionem ex<text:line-break/>his variis lectionibus haberi jam saepius a me dictum esu</text:p>
      <text:h text:style-name="Heading_20_2" text:outline-level="2">XXIV</text:h>
      <text:p text:style-name="Normal"><text:span text:style-name="Default_20_Paragraph_20_Font"><text:span text:style-name="T11">Ar</text:span></text:span>i<text:span text:style-name="Default_20_Paragraph_20_Font"><text:span text:style-name="T11">d</text:span></text:span>o <text:span text:style-name="Default_20_Paragraph_20_Font"><text:span text:style-name="T11">aute</text:span></text:span>m <text:span text:style-name="Default_20_Paragraph_20_Font"><text:span text:style-name="T11">opor</text:span></text:span>t<text:span text:style-name="Default_20_Paragraph_20_Font"><text:span text:style-name="T11">et a</text:span></text:span>l<text:span text:style-name="Default_20_Paragraph_20_Font"><text:span text:style-name="T11">bo, ut galla, alu</text:span></text:span>m<text:span text:style-name="Default_20_Paragraph_20_Font"><text:span text:style-name="T11">en.</text:span></text:span></text:p>
      <text:p text:style-name="P2">Haec est sane antiqua lectio, quam difficulter expla-<text:line-break/>nabilem nonnulli permutarunt, hi minus, illi magis; ma-<text:line-break/>gis quidem hoc pacto. scribentes, arido autum albo ex<text:line-break/>naribus, ut galla, alumen. Ipsius vero sententiam hanc<text:line-break/>esse volunt, immoderate sanguinem e naribus prufunden-<text:line-break/>tes , ultra praedicta adhuc et localibus remediis curandi<text:line-break/><text:span text:style-name="Default_20_Paragraph_20_Font"><text:span text:style-name="T11">t</text:span></text:span>unt ; localium vero auxiliorum exemplum dictum esse<text:line-break/>ajunt aridum medicamentum album naribus iniectum. Sed<text:line-break/>galla quum alba non sit, nonnulli ipsi adjecerunt et, <text:span text:style-name="Default_20_Paragraph_20_Font"><text:span text:style-name="T11">alu-<text:line-break/>men</text:span></text:span>, scribentes, <text:span text:style-name="Default_20_Paragraph_20_Font"><text:span text:style-name="T11">ut gal</text:span></text:span>l<text:span text:style-name="Default_20_Paragraph_20_Font"><text:span text:style-name="T11">a, alumen:</text:span></text:span> eas autem voces hic<text:line-break/>aut ibi expunxerunt non iniuria, tanquam exile quoddam<text:line-break/>atque indignum Hippocrate, quippe significari hoc ajunt,<text:line-break/>per utram narem sanguis eruperit, in illam aridum me-<text:line-break/>dicamen esse injiciendum. At servata veteri lectione<text:line-break/>magnopere obscura locutio redditur. Nam quae ex nari-<text:line-break/>bus alba evacuare velit aut purgare aut concoquere aut<text:line-break/><text:span text:style-name="Default_20_Paragraph_20_Font"><text:span text:style-name="T11">t</text:span></text:span>ponte descendentia contemplari, omnino inventu dubium<text:line-break/>ancepsque est, quum ipse . Hippocrates huic voci, <text:span text:style-name="Default_20_Paragraph_20_Font"><text:span text:style-name="T11">albo,</text:span></text:span></text:p>
      <text:p text:style-name="P3">nihil plane adjecerit. Jure itaque - in hoc ipso primum<text:line-break/>interpretes discordes fuerunt, alius aliud fubintelligendum<text:line-break/>esse existimantes, et quoniam omnibus illis, istud, ut <text:span text:style-name="Default_20_Paragraph_20_Font"><text:span text:style-name="T22">κηκὶς</text:span></text:span><text:span text:style-name="Default_20_Paragraph_20_Font"><text:span text:style-name="T26">,<text:line-break/></text:span></text:span>id est galla, adversatur ; conveniens enim erat dicere , ut<text:line-break/><text:span text:style-name="Default_20_Paragraph_20_Font"><text:span text:style-name="T22">κηκίδι</text:span></text:span><text:span text:style-name="Default_20_Paragraph_20_Font"><text:span text:style-name="T26">, </text:span></text:span>id est galle, in ablativo casu, non in recto na<text:span text:style-name="Default_20_Paragraph_20_Font"><text:span text:style-name="T11">t</text:span></text:span>u.<text:line-break/>Hoc igitur communiter omnibus repugnat; neque evitare<text:line-break/>quis potest orationis incongruum, neque emendare, licet<text:line-break/>scripturam mutet; sed nonnulli dicunt etiamnum ipsi de<text:line-break/>sanguinis e naribus fluxu tutum sermonem esse, consulere-<text:line-break/>que hujusmodi adstringenti medicamine uti , in narem sin-<text:line-break/>guine manantem id immittentes, usque dum sudato <text:span text:style-name="Default_20_Paragraph_20_Font"><text:span text:style-name="T11">t</text:span></text:span>an-<text:line-break/>guinis cur<text:span text:style-name="Default_20_Paragraph_20_Font"><text:span text:style-name="T11">t</text:span></text:span>o alba exiverint. Multa alia quoque perperam<text:line-break/>dicunt in verba, ut mihi quidem videntur, corrupta et ab<text:line-break/>aliquo forsan interposita. Ceterum mirari licet, ut aliis<text:line-break/>multis, ita et hoc loco eos, qui valde audacter Hippo.e<text:line-break/>cratis verba in quidquid ipsis visium fuerit transmutent.<text:line-break/>Cum omnes enim interpretes in sermone Hippocratis feri-<text:line-break/>ptum esse forant, <text:span text:style-name="Default_20_Paragraph_20_Font"><text:span text:style-name="T11">ex naribu</text:span></text:span>s <text:span text:style-name="Default_20_Paragraph_20_Font"><text:span text:style-name="T11">alba</text:span></text:span>, ipsi mutantes scribunt,</text:p>
      <text:p text:style-name="Normal"><text:span text:style-name="Default_20_Paragraph_20_Font"><text:span text:style-name="T31">Y</text:span></text:span></text:p>
      <text:p text:style-name="P3"><text:span text:style-name="Default_20_Paragraph_20_Font"><text:span text:style-name="T11">ex naribu</text:span></text:span>s <text:span text:style-name="Default_20_Paragraph_20_Font"><text:span text:style-name="T11">albo. </text:span></text:span>Multoties autem dixi in perobscuris<text:line-break/>locutionibus verisimiliter verba mutare fas esse, fed p rio;<text:line-break/>id ipsum dicentem tunc lectionem mutare decet.</text:p>
      <text:h text:style-name="Heading_20_2" text:outline-level="2">XXU</text:h>
      <text:p text:style-name="P4"><text:span text:style-name="Default_20_Paragraph_20_Font"><text:span text:style-name="T11">Cum venere u</text:span></text:span>ti <text:span text:style-name="Default_20_Paragraph_20_Font"><text:span text:style-name="T11">inc</text:span></text:span>i<text:span text:style-name="Default_20_Paragraph_20_Font"><text:span text:style-name="T11">p</text:span></text:span>i<text:span text:style-name="Default_20_Paragraph_20_Font"><text:span text:style-name="T11">un</text:span></text:span>t <text:span text:style-name="Default_20_Paragraph_20_Font"><text:span text:style-name="T11">au</text:span></text:span>t <text:span text:style-name="Default_20_Paragraph_20_Font"><text:span text:style-name="T11">h</text:span></text:span>i<text:span text:style-name="Default_20_Paragraph_20_Font"><text:span text:style-name="T11">rc</text:span></text:span>i<text:span text:style-name="Default_20_Paragraph_20_Font"><text:span text:style-name="T11">re, sanguin</text:span></text:span>is <text:span text:style-name="Default_20_Paragraph_20_Font"><text:span text:style-name="T11">pr</text:span></text:span>o<text:span text:style-name="Default_20_Paragraph_20_Font"><text:span text:style-name="T11">stuvio<text:line-break/>laboran</text:span></text:span>t.</text:p>
      <text:p text:style-name="P1"><text:span text:style-name="Default_20_Paragraph_20_Font"><text:span text:style-name="T27">Sanguinem</text:span></text:span><text:span text:style-name="Default_20_Paragraph_20_Font"><text:span text:style-name="T14">r</text:span></text:span><text:span text:style-name="Default_20_Paragraph_20_Font"><text:span text:style-name="T27">.de </text:span></text:span>naribus facile profundunt non susum<text:line-break/>aegroti, verum .etiam fani, qui eam aetatem agunt, in qua<text:line-break/>illud ipsis evenit quod hircire vocant. Isti jam et ve-<text:line-break/>nere uti plane possu<text:span text:style-name="Default_20_Paragraph_20_Font"><text:span text:style-name="T11">n</text:span></text:span>t. Ac prius quidem, cum essent<text:line-break/>pueri, sanguine copiol<text:span text:style-name="Default_20_Paragraph_20_Font"><text:span text:style-name="T11">a</text:span></text:span> abundabant, verum ratione 1n-<text:line-break/>crementi haud etiam pariter copioso. Sanguis autem ipsis<text:line-break/>calidior est, propterea ejus profluvio tentantur. At vos<text:line-break/>meminisse puto ex aliis membris sanguinis profluvia cum<text:line-break/>loci appellatione femper dici; ex naribus vero nantum-<text:line-break/>quam et sine particulae appellatione sanguinis profluvium<text:line-break/>simpliciter nominari.</text:p>
      <text:h text:style-name="P25" text:outline-level="2">XXVI<text:span text:style-name="Default_20_Paragraph_20_Font"><text:span text:style-name="T11">m</text:span></text:span></text:h>
      <text:p text:style-name="P4">I<text:span text:style-name="Default_20_Paragraph_20_Font"><text:span text:style-name="T11">n accessibus autem quidam prosirepunt, ut Arcesilau</text:span></text:span>s.<text:line-break/><text:span text:style-name="Default_20_Paragraph_20_Font"><text:span text:style-name="T11">Al</text:span></text:span>i<text:span text:style-name="Default_20_Paragraph_20_Font"><text:span text:style-name="T11">qu</text:span></text:span>i <text:span text:style-name="Default_20_Paragraph_20_Font"><text:span text:style-name="T11">acce</text:span></text:span>ssuri <text:span text:style-name="Default_20_Paragraph_20_Font"><text:span text:style-name="T11">horrente</text:span></text:span>s, <text:span text:style-name="Default_20_Paragraph_20_Font"><text:span text:style-name="T11">rugosi. Al</text:span></text:span>iis <text:span text:style-name="Default_20_Paragraph_20_Font"><text:span text:style-name="T11">ver</text:span></text:span>o <text:span text:style-name="Default_20_Paragraph_20_Font"><text:span text:style-name="T11">post in-<text:line-break/>sta</text:span></text:span>t<text:span text:style-name="Default_20_Paragraph_20_Font"><text:span text:style-name="T11">ur ven</text:span></text:span>t<text:span text:style-name="Default_20_Paragraph_20_Font"><text:span text:style-name="T11">er, qua</text:span></text:span>m <text:span text:style-name="Default_20_Paragraph_20_Font"><text:span text:style-name="T11">accesser</text:span></text:span>i<text:span text:style-name="Default_20_Paragraph_20_Font"><text:span text:style-name="T11">nt , u</text:span></text:span>t D<text:span text:style-name="Default_20_Paragraph_20_Font"><text:span text:style-name="T11">a</text:span></text:span>m<text:span text:style-name="Default_20_Paragraph_20_Font"><text:span text:style-name="T11">agorae.</text:span></text:span></text:p>
      <text:p text:style-name="P1">Saepius repetivi, si valde male a multis interpretibus<text:line-break/>dieta redarguam , aegre omnes ferre commentariorum lon-<text:line-break/>gitudinem; si vero non reprehensa dimittam, mediocria<text:line-break/>tantum memorans, eos qui haud tardo ingenio sunt, ah<text:line-break/>illis excitatos et reliqua dijudicare posse. Et nunc igitur<text:line-break/>faciam ss ss t- Hanc quidem vocem , <text:span text:style-name="Default_20_Paragraph_20_Font"><text:span text:style-name="T11">acce</text:span></text:span>s<text:span text:style-name="Default_20_Paragraph_20_Font"><text:span text:style-name="T11">sibus,<text:line-break/></text:span></text:span>omnes fere de coitu cum muliere intelligunt, quemadmo-<text:line-break/>dum et eam vocem, <text:span text:style-name="Default_20_Paragraph_20_Font"><text:span text:style-name="T11">perstrepun</text:span></text:span>t, de emittendis per anum<text:line-break/>flatibus , atque de hoc etiam paulo ante dictum esu Sed<text:line-break/>quod deinceps scriptum est, accessuri autem horrentes,<text:line-break/>rugosi, quiddam tale significat. Aliqui ve<text:span text:style-name="Default_20_Paragraph_20_Font"><text:span text:style-name="T11">n</text:span></text:span>erea aggredien-<text:line-break/>tes , cum incalescunt, horrore tenta<text:span text:style-name="Default_20_Paragraph_20_Font"><text:span text:style-name="T11">n</text:span></text:span>tur; qua ratione jam</text:p>
      <text:p text:style-name="P3"><text:span text:style-name="Default_20_Paragraph_20_Font"><text:span text:style-name="T11">t</text:span></text:span>aepius didicistis , omnes mali faeci plenos, cum vehemen-<text:line-break/>tius repente calefiunt, horrore vexari. At nonnulli pro<text:line-break/>hac voce, <text:span text:style-name="Default_20_Paragraph_20_Font"><text:span text:style-name="T11">horren</text:span></text:span>t<text:span text:style-name="Default_20_Paragraph_20_Font"><text:span text:style-name="T11">e</text:span></text:span>s, <text:span text:style-name="Default_20_Paragraph_20_Font"><text:span text:style-name="T11">r</text:span></text:span>i<text:span text:style-name="Default_20_Paragraph_20_Font"><text:span text:style-name="T11">gent</text:span></text:span>, scribunt; quod mihi perca-<text:line-break/>nun este videtur et maximae succorum pravitatis indicium ;<text:line-break/>quare neque ullum initio coitus rigore affici cognovimus.<text:line-break/>Verum et hanc vocem, <text:span text:style-name="Default_20_Paragraph_20_Font"><text:span text:style-name="T11">rugosi, </text:span></text:span>aliqui in hanc vocem,<text:line-break/><text:span text:style-name="Default_20_Paragraph_20_Font"><text:span text:style-name="T22">κακώδεις</text:span></text:span><text:span text:style-name="Default_20_Paragraph_20_Font"><text:span text:style-name="T26">, </text:span></text:span>convertunt. Alii vero interpretantur ob male<text:line-break/>habitum corpus, <text:span text:style-name="Default_20_Paragraph_20_Font"><text:span text:style-name="T22">κακώδεις</text:span></text:span><text:span text:style-name="Default_20_Paragraph_20_Font"><text:span text:style-name="T26">, </text:span></text:span>dici; aliis quod tetrnm odo-<text:line-break/>rem spirent Quod quibusdam autem venter infletur, fu-<text:line-break/>pra positum esu Sed Dicscorides hanc partem, ut et alias<text:line-break/>multas, prout ipsi libitum fuit commutarit, ut tota ora-<text:line-break/>tio hujusmodi sit: ru accessibus sunt aliqui perstrepentes,<text:line-break/>quemadmodum Arcessiam, ut foetidos ipsius crepitus esse<text:line-break/>intelligamus. Capito quidem et ipse in valde multa fer-<text:line-break/>monent hunc convertens talem ferit; in accessibus aliqui<text:line-break/>perstrepunt, ut Arcessian<text:span text:style-name="Default_20_Paragraph_20_Font"><text:span text:style-name="T11">t</text:span></text:span>, aliqui accessuri rigent rugosi.</text:p>
      <text:h text:style-name="P25" text:outline-level="2">XXVII.</text:h>
      <text:p text:style-name="P20"><text:line-break/><text:span text:style-name="Default_20_Paragraph_20_Font"><text:span text:style-name="T11">Mutat</text:span></text:span>io<text:span text:style-name="Default_20_Paragraph_20_Font"><text:span text:style-name="T11">ne</text:span></text:span>s <text:span text:style-name="Default_20_Paragraph_20_Font"><text:span text:style-name="T11">cavendae.</text:span></text:span></text:p>
      <text:p text:style-name="P1">Et in aliis quibusdam et in aphorismis id cautius<text:line-break/>dixit his verbis propositis, multum et repente, Neque<text:line-break/>enim quae aeris mutationes, neque quae a nobis ipsis<text:line-break/>paulatim fiunt, periculosae fiant,- sed tamen magnae ac<text:line-break/>repenti<text:span text:style-name="Default_20_Paragraph_20_Font"><text:span text:style-name="T11">n</text:span></text:span>ae sanitatis amittendae periculum inferunt; quo-<text:line-break/>circa et ab his cavendum esu Evitabimus autem ambien-<text:line-break/>tis coeli mutationes, domi nos plurimum co<text:span text:style-name="Default_20_Paragraph_20_Font"><text:span text:style-name="T11">n</text:span></text:span>tinentes et<text:line-break/>contrariorum usum adhibentes, in humidis quidem muta-<text:line-break/>tionibus corpus siccantes , lu siccis humectantes ; eadem<text:line-break/>quoque ratione mutationes cavere in nobis ipsis est, neque<text:line-break/>ab exercitationibus subito ad otium , neque ab otio ad<text:line-break/>exercitationes transeuntibus; sed neque a lavandi insueto-<text:line-break/>dine ad lavationes , neque a lavationibus ad oppesituin,</text:p>
      <text:p text:style-name="P3">neque ex aquae potu ad vinum bibendum , neque ex vini<text:line-break/>usu ad aquae potum et in aliis omnibus similiter. Hic<text:line-break/>ferme plane verus est juxta et ab Hippocrate saepius re-<text:line-break/>petitus. Caeterum ignoro quidnam aliqui sentientes di-<text:line-break/>eant subintelligendum esse huic orationi, mutationes ca-<text:line-break/>vendae , hanc vocem , aetatum : in aphorismis enim ipfe<text:line-break/>inquiens, multum et repente evacuare aut replere aut<text:line-break/>calesacere aut refrigerare aut aliter utcunque corpus mo-<text:line-break/>vere, periculosum est et omne multum naturae inimicum;<text:line-break/>aetatum nullam mentionem fecit. Neque enim in ipsis<text:line-break/>paulatim labentibus nimium naturae inveniri potest, neque<text:line-break/>aliqua curiosiore observatione indigent,- quantum ad<text:line-break/>communia tuendae sanitatis praecepta pertineat: quemad-<text:line-break/>modum neque cum anni tempora paulatim mutationem<text:line-break/>suam faciunt. Verum haec interdum videmus magnas re-<text:line-break/>pente i<text:span text:style-name="Default_20_Paragraph_20_Font"><text:span text:style-name="T11">n</text:span></text:span> contrarium mutationes pati; at aetatem nullam<text:line-break/>repente emptam novimus , ut puer die postero in virum<text:line-break/>evaserit, non paulatim per pubertatis et juventae annos<text:line-break/>transitu sacto.</text:p>
      <text:h text:style-name="P25" text:outline-level="2">XXVlll.</text:h>
      <text:p text:style-name="Normal"><text:span text:style-name="Default_20_Paragraph_20_Font"><text:span text:style-name="T11">C</text:span></text:span>i<text:span text:style-name="Default_20_Paragraph_20_Font"><text:span text:style-name="T11">b</text:span></text:span>i <text:span text:style-name="Default_20_Paragraph_20_Font"><text:span text:style-name="T11">p auritas la</text:span></text:span>j<text:span text:style-name="Default_20_Paragraph_20_Font"><text:span text:style-name="T11">situd</text:span></text:span>i<text:span text:style-name="Default_20_Paragraph_20_Font"><text:span text:style-name="T11">ne</text:span></text:span>m <text:span text:style-name="Default_20_Paragraph_20_Font"><text:span text:style-name="T11">non fac</text:span></text:span>i<text:span text:style-name="Default_20_Paragraph_20_Font"><text:span text:style-name="T11">ens nec sit</text:span></text:span>i<text:span text:style-name="Default_20_Paragraph_20_Font"><text:span text:style-name="T11">m accendens.</text:span></text:span></text:p>
      <text:p text:style-name="P1">Cum in universum mutationes esse cavendas dixerit,<text:line-break/>unum quiddam ad naturalem fletum tuendum conferens<text:line-break/>deinceps scripsit, ut memoriae propriae consuleret. In<text:line-break/>utraque enim mutatione cum circumdantis aeris tum no-<text:line-break/><text:span text:style-name="Default_20_Paragraph_20_Font"><text:span text:style-name="T11">.sit</text:span></text:span>orum studiorum et universae victus rationis, cibi pau-<text:line-break/>citatum et sitis et lassitudinis privationem in omnibus<text:line-break/>quae agimus nobis esse propositum jubet. Sed explana-<text:line-break/>tores cibi paucitate et sitim et lassitudinem tolli dixerunt.<text:line-break/>Verum id si universum proferatur, falsum est: nam pi-<text:line-break/>mitulos fuscos aut multum et bonum sanguinem habenti-<text:line-break/>bus cibi paucitas lassitudinem tollit et sitim exstinguit;<text:line-break/>sed biliosis aut inopia sanguinis laborantibus, neque lassi-<text:line-break/>tudinem fedat, neque sitim exstinguit, ut ipse in libro de<text:line-break/>victus acutorum ratione edocuit. Adhuc vero pejus illi<text:line-break/>senserunt qui ita scribunt, inedia lassitudinem tollens,</text:p>
      <text:p text:style-name="P3">sitim exstinguens ; at isti plane in extrema inscitia .<text:line-break/>versimtm, ea quae neque vulgus hominum latere fo-<text:line-break/>lent ignorantes. Alii praeterea fini fermonis hanc vo-<text:line-break/>cem , esurienti, adliciunt, ajuntque cibi paucitatem<text:line-break/>esurienti lassitudinem et sitim eximere; esurientem vero<text:line-break/>dictum esse volunt qui indigere cibo fe sentiat. At-<text:line-break/>qui melius esset dicere famem fentienti paucitatem cibi<text:line-break/>haud in tempore adhiberi, non fentienti autem conducere :<text:line-break/>signum est enim ipsius corpus multitudine redundare.</text:p>
      <text:h text:style-name="Heading_20_2" text:outline-level="2">XXIX.</text:h>
      <text:p text:style-name="P4"><text:span text:style-name="Default_20_Paragraph_20_Font"><text:span text:style-name="T11">omnis extenua</text:span></text:span>t<text:span text:style-name="Default_20_Paragraph_20_Font"><text:span text:style-name="T11">io laxa</text:span></text:span>t <text:span text:style-name="Default_20_Paragraph_20_Font"><text:span text:style-name="T11">cutem , de</text:span></text:span>i<text:span text:style-name="Default_20_Paragraph_20_Font"><text:span text:style-name="T11">nde distend</text:span></text:span>i<text:span text:style-name="Default_20_Paragraph_20_Font"><text:span text:style-name="T11">tur. </text:span></text:span>R<text:span text:style-name="Default_20_Paragraph_20_Font"><text:span text:style-name="T11">esu-<text:line-break/>ctio contraria sa</text:span></text:span>r<text:span text:style-name="Default_20_Paragraph_20_Font"><text:span text:style-name="T11">i</text:span></text:span>t, <text:span text:style-name="Default_20_Paragraph_20_Font"><text:span text:style-name="T11">cuti</text:span></text:span>s <text:span text:style-name="Default_20_Paragraph_20_Font"><text:span text:style-name="T11">corrugat</text:span></text:span>i<text:span text:style-name="Default_20_Paragraph_20_Font"><text:span text:style-name="T11">o conc</text:span></text:span>i<text:span text:style-name="Default_20_Paragraph_20_Font"><text:span text:style-name="T11">den</text:span></text:span>tis, <text:span text:style-name="Default_20_Paragraph_20_Font"><text:span text:style-name="T11">extensio<text:line-break/>resec</text:span></text:span>t<text:span text:style-name="Default_20_Paragraph_20_Font"><text:span text:style-name="T11">ae. Horren</text:span></text:span>s, <text:span text:style-name="Default_20_Paragraph_20_Font"><text:span text:style-name="T11">laeve, utriu</text:span></text:span>s<text:span text:style-name="Default_20_Paragraph_20_Font"><text:span text:style-name="T11">que signum, subb</text:span></text:span>i<text:span text:style-name="Default_20_Paragraph_20_Font"><text:span text:style-name="T11">l</text:span></text:span>iosum,<text:line-break/><text:span text:style-name="Default_20_Paragraph_20_Font"><text:span text:style-name="T11">subrubrum.</text:span></text:span> A<text:span text:style-name="Default_20_Paragraph_20_Font"><text:span text:style-name="T11">ic detrahi</text:span></text:span> m<text:span text:style-name="Default_20_Paragraph_20_Font"><text:span text:style-name="T11">amma</text:span></text:span>s., <text:span text:style-name="Default_20_Paragraph_20_Font"><text:span text:style-name="T11">grac</text:span></text:span>i<text:span text:style-name="Default_20_Paragraph_20_Font"><text:span text:style-name="T11">le</text:span></text:span>s <text:span text:style-name="Default_20_Paragraph_20_Font"><text:span text:style-name="T11">au</text:span></text:span>t<text:span text:style-name="Default_20_Paragraph_20_Font"><text:span text:style-name="T11">em sur-<text:line-break/>sum trah</text:span></text:span>i <text:span text:style-name="Default_20_Paragraph_20_Font"><text:span text:style-name="T11">au</text:span></text:span>t <text:span text:style-name="Default_20_Paragraph_20_Font"><text:span text:style-name="T11">c</text:span></text:span>i<text:span text:style-name="Default_20_Paragraph_20_Font"><text:span text:style-name="T11">rcumve</text:span></text:span>ni. <text:span text:style-name="Default_20_Paragraph_20_Font"><text:span text:style-name="T11">E</text:span></text:span>t<text:span text:style-name="Default_20_Paragraph_20_Font"><text:span text:style-name="T11">si qu</text:span></text:span>is<text:span text:style-name="Default_20_Paragraph_20_Font"><text:span text:style-name="T11">p</text:span></text:span>i<text:span text:style-name="Default_20_Paragraph_20_Font"><text:span text:style-name="T11">a</text:span></text:span>m <text:span text:style-name="Default_20_Paragraph_20_Font"><text:span text:style-name="T11">n</text:span></text:span>o<text:span text:style-name="Default_20_Paragraph_20_Font"><text:span text:style-name="T11">n arb</text:span></text:span>it<text:span text:style-name="Default_20_Paragraph_20_Font"><text:span text:style-name="T11">ro-<text:line-break/>tur propter hoc, sed carne creata id sier</text:span></text:span>i.</text:p>
      <text:p text:style-name="P2">Demiror explanatores obscuras locutiones, quas nemo<text:line-break/>intelligat, stolas fe intelligere profitentes; quacunque vero<text:line-break/>nobis omnibus perspicua sunt, solos ipsos non intelligere.<text:line-break/>Propositum igitur sermonem minime ambiguum multi-<text:line-break/>fariam distrahunt, alius aliter ipsius enuntiationes <text:span text:style-name="Default_20_Paragraph_20_Font"><text:span text:style-name="T11">t</text:span></text:span>eri-<text:line-break/>heus atque commutans; et contra ea, quae in omnibus<text:line-break/>evidenter apparent, interpretantur, quae maxime omnium<text:line-break/>ipfos observare oportebat: est enim Hippocrati sermo de<text:line-break/>iis, quae in corpore nostro conspiciuntur per tenuationes<text:line-break/>et enutritiones. Sed nonnulli neque quid sit tenuatio<text:line-break/>messe videntur, tantum abest ut omnia in istis evidenter<text:line-break/>apparentia aut ipforum caulas percipiant ; <text:span text:style-name="Default_20_Paragraph_20_Font"><text:span text:style-name="T11">t</text:span></text:span>ed tamen fieri<text:line-break/>tenuationem per evacuationem praedicant. Aliqui .sive<text:line-break/>evacuationem sive tenuationem dixeris nihil interesse<text:line-break/>opinantur. Verum hoc dignoscere, ut diximus, non est<text:line-break/>magnae cujusdam scientiae. Jam multi haud modica fan-<text:line-break/>guinis copia redundant, gracilissimi tamen fonti sicut alii<text:line-break/>e contrario crassi, <text:span text:style-name="Default_20_Paragraph_20_Font"><text:span text:style-name="T11">t</text:span></text:span>ed paucum habent sanguinem. Atqui</text:p>
      <text:p text:style-name="P3">ego cuidam mulierculae jam octo men<text:span text:style-name="Default_20_Paragraph_20_Font"><text:span text:style-name="T11">t</text:span></text:span>es purgationis men-<text:line-break/>simae suppressione laboranti, extenuatissima cum esset,<text:line-break/>haud exiguo detracto sanguine, .brevissimo tempore pro-<text:line-break/>prium habitum restitui ; sicut et alias non paucas eodem<text:line-break/>modo ad sanitatem reduxi; fied quod illi mulieri accidit,<text:line-break/>neque enim erat ignobilis, fuit valde celebre, ipsi quidem<text:line-break/>rescissa. vena et medicis exeo remedio futuram utilitatem<text:line-break/>constanter polliceri verentibus. Quin etiam nonnulli mihi<text:line-break/>adyerfari audebant, non siclum propter mulieris maciem,<text:line-break/>sed etiam propter luappetentiam , ex venae sectio<text:span text:style-name="Default_20_Paragraph_20_Font"><text:span text:style-name="T11">n</text:span></text:span>e seco-<text:line-break/>turam . esse noxam affirmantes. Profecto haec melius est<text:line-break/>longiori fermone persequi quam utrius Prodici Hippocra-<text:line-break/>tes mentionem fecerit diligenter.invenire conari. Verum,<text:line-break/>ut supra jam dixi saepius, .recentiores medici ad magis<text:line-break/>sophisticam doctrinae speciem deflexerunt; aegrotis eve-<text:line-break/>urentia dilige<text:span text:style-name="Default_20_Paragraph_20_Font"><text:span text:style-name="T11">n</text:span></text:span>ter observare et ipsorum affectus causasque,<text:line-break/>ex .quibus curationis inventio acquiritur, indagare negli-<text:line-break/>gentes;: .quae et ipfa per experientiam dijudicatur. In</text:p>
      <text:p text:style-name="P3">muliere sane. quam memoravi^ primo die sanguinis fes-<text:line-break/>quilibram detraxi, cur<text:span text:style-name="Default_20_Paragraph_20_Font"><text:span text:style-name="T11">t</text:span></text:span>um postridie libram; tertio vero<text:line-break/>non multo plus semilibra, erant enim unciae octo. So-<text:line-break/>phista quidem haiee legens quaerere incipiet, quis ex Grae-<text:line-break/>cis unquam .libras aut quis uncias nominavit. Medicus<text:line-break/>vero et quae alia signa praeter cohibitos menses venae<text:line-break/>sectionem indicent scire ave<text:span text:style-name="Default_20_Paragraph_20_Font"><text:span text:style-name="T11">h</text:span></text:span>it. -Illa -igitur .et egone-<text:line-break/>censebo, .sophistis ut valeant: nuncians: scilicet ipsius<text:line-break/>venae eminebant sanguinis plenae, colore lividae, rescisso<text:line-break/>autem <text:span text:style-name="Default_20_Paragraph_20_Font"><text:span text:style-name="T11">r</text:span></text:span>usculo, liquidae pici et colore et crassitudine simi-<text:line-break/>lis fanguis emanabat; ob id ipsum sane multo magis vi<text:span text:style-name="Default_20_Paragraph_20_Font"><text:span text:style-name="T11">t</text:span></text:span>us<text:line-break/>fuit largiter esse evacuandus. Haec quidem a nobis obiter<text:line-break/>recte. mederi cupientibus dicta sunto. Rursum vero est<text:line-break/>propositum me recipiens , non recte dicam interpretes af-<text:line-break/>firmasse , attenuationem corporis simpliciter ob inanitionem<text:line-break/>fieri; distinctiones enim dixisse oportuit, quod <text:span text:style-name="Default_20_Paragraph_20_Font"><text:span text:style-name="T11">t</text:span></text:span>riticeo<text:line-break/>attenuatio totius: mulis detractio quaestum est et collapsus</text:p>
      <text:p text:style-name="P3">aut: subsidentia vel utcumque ipfam nominare velint; erasi-<text:line-break/>Illudo vero e contrario in tumorem elatio est. Nonuun-<text:line-break/>quam igitur debilitata carnosi generis facultate et vitiose<text:line-break/>sanguine in arteriis venisque incluso attenuatio fit; ple-<text:line-break/>rrunque vero ex contrariis crassitudo, ut in vasis quidem<text:line-break/>paucus sanguis remanserit in carnium nutricationem dis-<text:line-break/>tributus, illae vero bene habitae sint et per eas totius<text:line-break/>moles corporis increverit. Noverunt autem vel omnes id<text:line-break/>quoque mangones, cutem scilicet carnosis particulis prae-<text:line-break/>tendi et naturas quasdam corporum agnoscunt, quae in<text:line-break/>molem excrescere praeten<text:span text:style-name="Default_20_Paragraph_20_Font"><text:span text:style-name="T11">t</text:span></text:span>a cute non valeant. Nam ipsam<text:line-break/>summis digitis sursum trahentes, quousque a fubjecta carne<text:line-break/>discedat, considerant et eo usque singula emaciata corpora<text:line-break/>fe reficere posse sperant, quousque cutis protracta fuerit:<text:line-break/>laxa enim cutis in extenuatis, exten<text:span text:style-name="Default_20_Paragraph_20_Font"><text:span text:style-name="T11">t</text:span></text:span>a in crassioribus ef-<text:line-break/>lectis apparet. Porro extenuatioues multis de causis pro-<text:line-break/>veniunt, siquidem alimenti penuria, exercitationes plures</text:p>
      <text:p text:style-name="P3">et vigilia et cogitationes et dolores et morbi colliquantet<text:line-break/>et discussorii: praeterea evacuatio multa per alvum, vomi-<text:line-break/>tum , per sudores , per ssnguluis profluvium , extenuatio-<text:line-break/>num causae funt. Instaurationis autem unus modus est.<text:line-break/>omnium videlicet, quibus fimi egemus, conveniens mo-<text:line-break/>dus; ista vero sunt, ut ipfe sequentibus dicturus est, la-<text:line-break/>bores, cibus, potus, somnus, venus. ltaque cum multi<text:line-break/>modi extenuandi corporis sint., omnium commune est pri-<text:line-break/>mum quidem cutem laxari, postea vero perdurante macie<text:line-break/>distendi. At si illi succedens instauratio facta fuerit, cou-<text:line-break/>trarium accidet: distendetur enim cutis primum, deinde<text:line-break/>laxior fiet. Causas vero istorum jam quidem saepius au-<text:line-break/>dividis, verumtamen et i<text:span text:style-name="Default_20_Paragraph_20_Font"><text:span text:style-name="T11">n</text:span></text:span> praesentia summatim perstrin-<text:line-break/>gentur. Quapropter vobis in memoriam revocanda, quae<text:line-break/>saepius in utribus et vesicis conspexisses, repleto enim<text:line-break/>interiore cavo, circum tendi t ur corium; evacuato, relaxa-<text:line-break/>tur. Eodem modo et i<text:span text:style-name="Default_20_Paragraph_20_Font"><text:span text:style-name="T11">n</text:span></text:span> a<text:span text:style-name="Default_20_Paragraph_20_Font"><text:span text:style-name="T11">n</text:span></text:span>imalibus bene saginatis distenta<text:line-break/>cutis, in macie confectis laxa conspicitur. Nam sicut</text:p>
      <text:p text:style-name="P3">liquor in utres infusus eorum tergora contendit, ita car-<text:line-break/>nes multae procreatae cutem nostram circum fe ipsas ob.<text:line-break/>tendunt, atque id eri dentur intueri licet, pingues scilicet<text:line-break/>omnes adeo tensam cutem habentes, ut quis apprehendens<text:line-break/>nec minimum quidem a suspectis carnibus avellere possit,<text:line-break/>macros autem adeo laxam, ut longissime quis ipsam pro-<text:line-break/>trahens acu trajicere sine ullius subjectae partis vulnere<text:line-break/>queat. Hactenus quidem omnes <text:span text:style-name="Default_20_Paragraph_20_Font"><text:span text:style-name="T11">t</text:span></text:span>ere orationem recte in-<text:line-break/>tellexerunt, fed in eo conturbati sunt quod sequitur haec<text:line-break/>verba, omnis extenuatio laxat cutem, contrarium enim<text:line-break/>ab ipsa fieri negant. Quocirca nonnulli de refectione<text:line-break/>verba illa, <text:span text:style-name="Default_20_Paragraph_20_Font"><text:span text:style-name="T11">postea c</text:span></text:span>i<text:span text:style-name="Default_20_Paragraph_20_Font"><text:span text:style-name="T11">rcu</text:span></text:span>mt<text:span text:style-name="Default_20_Paragraph_20_Font"><text:span text:style-name="T11">end</text:span></text:span>it<text:span text:style-name="Default_20_Paragraph_20_Font"><text:span text:style-name="T11">ur</text:span></text:span>, dicta esse existimant;<text:line-break/>neque animadverterunt quod fubfequitur ipsis adversari,<text:line-break/>ubi ait, refectio contraria facit. Erit enim, si quis ipfo-<text:line-break/>rum explanationis intellectum sequatur, talis orationis<text:line-break/>sententia: omnis extenuatio laxat cutem, circumtenditur<text:line-break/>contra refectis , refectio vero contraria facere apta esu<text:line-break/>Sed primum quidem ipsum dicere par erat, refectionem</text:p>
      <text:p text:style-name="P3">non contraria, fed contrarium facere: nam cum unum de<text:line-break/>extenuatione dictum sit et refectionem uni contrariam di-<text:line-break/>xisse ratio postulat. Igitur si extenuatio cutem laxat, eam<text:line-break/>distendere refectionem oportebit; possea vero deinceps hoc<text:line-break/>dixisse manifesse videtur, cum explicatior, apertior ac<text:line-break/>brevior sit talis oratio <text:span text:style-name="Default_20_Paragraph_20_Font"><text:span text:style-name="T11">r</text:span></text:span> omnis extenuatio laxat cutem, re-<text:line-break/>fectio circumtendit. Quid igitur est quod ab ea parte<text:line-break/>significatur, quae dicit, postea ciceumtenditur? nihil aliud<text:line-break/>sane, nisi id quod ab omnibus intelligitur, quod primo<text:line-break/>fcilicet in extennationibus cutis relaxatur, extenditur po-<text:line-break/>sica extenuatione manente et non in refectionem transut<text:span text:style-name="Default_20_Paragraph_20_Font"><text:span text:style-name="T11">a-<text:line-break/></text:span></text:span>tata. At in refectione contrarium evenit, ab initio qui-<text:line-break/>dem cutis obtenditur, tempore autem succedente laxior<text:line-break/>evadit. Haec profectu si adeo curiose, ut Hippocrates,<text:line-break/>sensui apparentia observassent, ita fieri vidissent. Primum<text:line-break/>igitur vobis in memoriam ea revocans, quae sensu conspe-<text:line-break/>xistis, postea et appare<text:span text:style-name="Default_20_Paragraph_20_Font"><text:span text:style-name="T11">n</text:span></text:span>tium causas explicabo. Illutum</text:p>
      <text:p text:style-name="P3">itaque reminiscamini, qui in morbis contabuerunt , prae-<text:line-break/>fertim in tabe, quae retorrida vocatur; in quibus me-<text:line-break/>mentote .cutem aeque ac aridum corium fuisse distentam;<text:line-break/><text:span text:style-name="Default_20_Paragraph_20_Font"><text:span text:style-name="T11">t</text:span></text:span>est quid- mirum in illis longiori tempore tabefactis cutem<text:line-break/>distentam apparere? quandoquidem et nonnunquam primis<text:line-break/>diebus id evenire fuscat. Dicit ergo Hippocrates iple in<text:line-break/>praesagiis; de iis quae mo<text:span text:style-name="Default_20_Paragraph_20_Font"><text:span text:style-name="T11">r</text:span></text:span>bis initio eveniunt, sermonem<text:line-break/>faciens, inter alia faciei signa et hoc enumerans, cutis<text:line-break/>circa frontem dura et contenta. Quod autem ob inani-<text:line-break/>tionem id fiat; docens ipsis deinceps scripsit. Interrogare<text:line-break/>oportet, num vigilaverit homo an ventris dejectiones valde<text:line-break/>fuerint copiosae, an fames ipsum vexet. Ceterum id qui-<text:line-break/>dem ah omnibus medicis Hippocrate posterioribus tanquam<text:line-break/>-uno cie loquentibus conceditur ob immodicam evacuatio-<text:line-break/>nem nonnunquam sensibilem, nonnunquam <text:span text:style-name="Default_20_Paragraph_20_Font"><text:span text:style-name="T11">t</text:span></text:span>ensus laten-<text:line-break/>tem, fiolere ejusmodi faciem evadere, qualem his verbis.<text:line-break/>pinxit Hippocrates: na<text:span text:style-name="Default_20_Paragraph_20_Font"><text:span text:style-name="T11">t</text:span></text:span>us acutus, oculi cavi, tempora<text:line-break/>collapfa , aures frigidae et contractae et aurium pinnae</text:p>
      <text:p text:style-name="P3">inversae et cutis .altea. frontem dura et distenta. Quo-.<text:line-break/>circa sensu nos aperte docente, nimiam evacuationem,<text:line-break/>contra quam moderatam, in cute affectum parere; ipsorum<text:line-break/>ratio verisimilis quidem, non tamen vera comprehenditur,<text:line-break/>cum dicunt, manentibus affectum producentibus causis<text:line-break/>ipsam ad contrarium transmutari non contingit. Eviden-.<text:line-break/>ter enim transmutari imm<text:span text:style-name="Default_20_Paragraph_20_Font"><text:span text:style-name="T11">o</text:span></text:span>deratis evacuationibus cernitur,<text:line-break/>sive ipsae longiori tempore sensibiliter perdurare nofcan-<text:line-break/>tur, sive per rias sensibus occultas, per eliquationem siti-<text:line-break/>licet aut digestionem aegrotantium, efficiantur. Antequam<text:line-break/>igitur ad ipsam e<text:span text:style-name="Default_20_Paragraph_20_Font"><text:span text:style-name="T11">n</text:span></text:span>tis propriam substantiam exhaustio per-<text:line-break/>yenerit, perinde atque evacuati utres et sacci et vesicae,<text:line-break/>cutis laxior redditur; inanitione autem perdurante talis<text:line-break/>efficitur, quales aridae vesicae atque coria, quae prae du-<text:line-break/>.ritia extendi non possunt : talis vero - et in utribus et in<text:line-break/>vesicis cutis effecta videtur, cum exsiccata admodum fue-<text:line-break/>rit. At usque dum humida sit et mollis et in interno<text:line-break/>cavo aliquid suscipit iterumque ..dimittit, suscipiens qui-</text:p>
      <text:p text:style-name="P3">dem., cum fatis . expleta suerit, distenditur; cum inanitur<text:line-break/>autem; relaxatur.. Recte igitur Hippocrates dixit, omnis<text:line-break/>extenuatio laxat cutem, postea circumtenditur : sic enim et<text:line-break/>fieri videmus et jam causa dicta esu Ac bene illud quo-<text:line-break/>que adjecit, refectionem contraria facere; nam ab initio<text:line-break/>extenditur cutis, interjecto deinde temporis intervallo<text:line-break/>efficitur laxior. Cum. enimsubmotis ipsi carnibus durior<text:line-break/>natura sit atque arielior , tardius quam illae et in exte-<text:line-break/>uuationibus obdurescit et in refectionibus remollescit.<text:line-break/>Quando igitur ip<text:span text:style-name="Default_20_Paragraph_20_Font"><text:span text:style-name="T11">t</text:span></text:span>am duram et jam exsiccatam refectio<text:line-break/>exceperit, primum carnes adaugens ipsam jure prote<text:span text:style-name="Default_20_Paragraph_20_Font"><text:span text:style-name="T11">o-<text:line-break/></text:span></text:span>dit; procedente vero tempore et ipfa cutis nutrimentum<text:line-break/>suscipiens . humidior et mollior sit, proinde et iterum la-<text:line-break/>xior redditur, quemadmodum arida coria et pelles aqua<text:line-break/>madefactae et oleo ac fevo delibutae. Haec itaque vere<text:line-break/>juxta atque aperte ab Hippocrate enarrata, male inter-<text:line-break/>pretati sunt ob earum, de quibus est praeiens f<text:span text:style-name="Default_20_Paragraph_20_Font"><text:span text:style-name="T11">o</text:span></text:span>rmo,<text:line-break/>rerum ignorationem. Sed quae sequuntur haud aeque</text:p>
      <text:p text:style-name="P3">nota et fortasse adjectitia manifesta esse arbitrantur,<text:line-break/>quamvis ipsis explanandis haud minus quam in praedictis<text:line-break/>dissentiant et antiquas lectiones permutent. Verum ut<text:line-break/>dilucidior oratiosit, singulas ipsius - contextus pa<text:span text:style-name="Default_20_Paragraph_20_Font"><text:span text:style-name="T11">r</text:span></text:span>ticulas<text:line-break/><text:span text:style-name="Default_20_Paragraph_20_Font"><text:span text:style-name="T11">s</text:span></text:span>eparatim explicabo. Cutis corrugatio concidentis, extensio<text:line-break/>refectae. In oxtenuationibus quidem laxationem prius<text:line-break/>qu<text:span text:style-name="Default_20_Paragraph_20_Font"><text:span text:style-name="T11">e</text:span></text:span>or rpsa in propria substantia quidquam perpessa sit, in<text:line-break/>refectionibus autem extendi et exsiccatam temporis inter-<text:line-break/>vallo in contraria permutari supra comprehensum est;<text:line-break/>sest in hac parte ipsius concidentis corrugationem^ fieri<text:line-break/>inquiunt, refectae vero extensionem. Rugosum quidem<text:line-break/>corpus et cutem Graeci nominant quae in rugas et pli-<text:line-break/>cas contracta fiunt; ut videmus in senibus; et ipsorum<text:line-break/>affectum corrugationem. Corrugatio vero aliqua et in<text:line-break/>juveuilibus corporibus apparet, cum venae occultae sunt<text:line-break/>et maxime cum dissipato in ipsis abundante sanguine me-<text:line-break/>dicameu austerae adstringentisque naturae quispiam sirper-<text:line-break/>dederit. Hunc autem et cute collabente affectum creari</text:p>
      <text:p text:style-name="P3">dicit, id est cum ea quae intra ipsam cutem habentur,<text:line-break/>minora effecta <text:span text:style-name="Default_20_Paragraph_20_Font"><text:span text:style-name="T11">t</text:span></text:span>um, tunc decidit, in fe ipfiam residens;<text:line-break/>resi contrarium ejus affectum, cum in longum latumque<text:line-break/>excreverit, extensionem homines vocant, licet ndnnun-<text:line-break/>quam eveniat ut tantummodo in longum aut latum ex-<text:line-break/>tendatur ac resideat. Verum in praesentia de extensione<text:line-break/>et contractione in utramque cutis dimensionem factis ferme<text:line-break/>intelligendus esu Quod su quis praepositam particulam<text:line-break/>recte intellexerit, non admodum hac egebit. Horrens,<text:line-break/>laeve: utriusque signum, subbiliosum, subrubrum. Non-<text:line-break/>nulli legunt, rug<text:span text:style-name="Default_20_Paragraph_20_Font"><text:span text:style-name="T11">at</text:span></text:span>am, laeve utriusque signum. Sed quo-<text:line-break/>uram in antepositis. verbis de corrogatione scripsit, rationi<text:line-break/>magis consentiens esse videtur, ut nunc, <text:span text:style-name="Default_20_Paragraph_20_Font"><text:span text:style-name="T11">h</text:span></text:span>o<text:span text:style-name="Default_20_Paragraph_20_Font"><text:span text:style-name="T11">rren</text:span></text:span>s , dictum<text:line-break/>sit, ut Hippocrates speciem in corrugatis factam horrenti-<text:line-break/>bus similem este demonstret. <text:span text:style-name="Default_20_Paragraph_20_Font"><text:span text:style-name="T28">i </text:span></text:span>Similitudo autem in cutis<text:line-break/>inaequalitate, ac veluti asperitate consistit , nonnullis ejus<text:line-break/>particulis depressioribus, nonnullis exstan rictibus appa-<text:line-break/>nentibus. Quoniam enim per exigua valde intervalla in</text:p>
      <text:p text:style-name="P2">tota cute id factum suerit,.. id symptoma horror nomina-<text:line-break/>fur ;..tuque illud mente concipito, exactae maris tranquil-<text:line-break/>litati laevis corporis statum assimilari et proxime inceptae<text:line-break/>ejus inaequalitati horrorem Ita sanent poeta inquis:</text:p>
      <text:p text:style-name="Normal"><text:span text:style-name="Default_20_Paragraph_20_Font"><text:span text:style-name="T11">Quali</text:span></text:span>s <text:span text:style-name="Default_20_Paragraph_20_Font"><text:span text:style-name="T11">au</text:span></text:span>t<text:span text:style-name="Default_20_Paragraph_20_Font"><text:span text:style-name="T11">em Zeph</text:span></text:span>y<text:span text:style-name="Default_20_Paragraph_20_Font"><text:span text:style-name="T11">r</text:span></text:span>i <text:span text:style-name="Default_20_Paragraph_20_Font"><text:span text:style-name="T11">c</text:span></text:span>o<text:span text:style-name="Default_20_Paragraph_20_Font"><text:span text:style-name="T11">nfundebat mare h</text:span></text:span>o<text:span text:style-name="Default_20_Paragraph_20_Font"><text:span text:style-name="T11">rror,<text:line-break/>nuper c</text:span></text:span>o<text:span text:style-name="Default_20_Paragraph_20_Font"><text:span text:style-name="T11">nc</text:span></text:span>i<text:span text:style-name="Default_20_Paragraph_20_Font"><text:span text:style-name="T11">tati.</text:span></text:span></text:p>
      <text:p text:style-name="P1">Levitas igitur. recreatis corporibus .inest, fed velut horror<text:line-break/>contra <text:span text:style-name="Default_20_Paragraph_20_Font"><text:span text:style-name="T11">t</text:span></text:span>este habentibus; alterutrum vero ipsorum alterutrius<text:line-break/>signum. est, non . alterutrum amborum, neque ambo simul<text:line-break/>alterutrius. Eodem quoque modo et subbiliosum, suium-<text:line-break/>bruna alterutrum alterutrius signum est; subbiliosum ex-<text:line-break/>tenuari , subrubrum refecti. Macrescentibus enim corpus<text:line-break/>biliosum redditur propter. causas maciem inferentes, de<text:line-break/>quibus. antea nos loquentes audivistis ;. magis sanguineum<text:line-break/>autem cibo fe reficientibus : nam neque bene inutriti sine</text:p>
      <text:p text:style-name="P3">bono fanguine corpus valeret. Adjectam vero sermonis<text:line-break/>calci hanc particulam, <text:span text:style-name="Default_20_Paragraph_20_Font"><text:span text:style-name="T11">sic</text:span></text:span>, aliqui sequentis initium faciunt,<text:line-break/>nonnulli hujus finem; utroque enim modo explanationem<text:line-break/>facere. possumus. Quocirca de hoc quidem laboriofe dis-<text:line-break/>ceptare non convenit. Sed ad sequentia veniamus, fe-.<text:line-break/>que<text:span text:style-name="Default_20_Paragraph_20_Font"><text:span text:style-name="T11">a</text:span></text:span>tis partis initium ab hac voce, <text:span text:style-name="Default_20_Paragraph_20_Font"><text:span text:style-name="T11">sic</text:span></text:span>, facientes, quo-.<text:line-break/>niam plurimis explanatoribus idem ipsum- facere vistrm<text:line-break/>esu Sic detrahi mammas, graciles vero furium trahi et<text:line-break/>circumfensas esse, etsi non propter id quispiam arbitretur, -<text:line-break/>sied cerne creata id fieri, haec sane est antiqua lectio.<text:line-break/>Ipsam vero quidam commutarunt, alii minus, alii magis,<text:line-break/>quemadmodum et Sabinus ita scribens, sic detractas esse<text:line-break/>longas, graciles, alias vero fur<text:span text:style-name="Default_20_Paragraph_20_Font"><text:span text:style-name="T11">t</text:span></text:span>um tractas , ut graciles<text:line-break/>quidem et laxari et longas apparere, fed bene nutritas<text:line-break/>sursum tractas esse significet. At Rufus et veterem fcri-<text:line-break/>pturam et antiquiorum interpretum explanationem aliquid<text:line-break/>Sabinianae contrarium edocentem retinuit: vult enim bene<text:line-break/>habitas inferius, emaciatas surfum verius attractas esse.</text:p>
      <text:p text:style-name="P3">Hujus ce autem rei sensus ipse testis locupletissimus esse<text:line-break/>videtur, dicente Hippocrate: quamvis aliquis non utique<text:line-break/>arbitretur; nam cum praedixerit extenuatis laxari, bene<text:line-break/>nutritis circo attendi cutem, priori detractas esse mammas,<text:line-break/>secundo sirrsum ver<text:span text:style-name="Default_20_Paragraph_20_Font"><text:span text:style-name="T11">t</text:span></text:span>us retractas, consedtaneum esse inve-<text:line-break/>ales; et propterea ait, quamvis aliquis non utique urbi-:<text:line-break/>tuetur. Id sane tanquam validissimam rationem accepe-<text:line-break/>ruut veteres interpretes empirici, Glaucias et Tarentinus<text:line-break/>Heraclides. Peream enim fe demonstrare .opi<text:span text:style-name="Default_20_Paragraph_20_Font"><text:span text:style-name="T11">n</text:span></text:span>antur, Hip-<text:line-break/>peicratem in eorum sententiam descendere , ut verisimilibus<text:line-break/>dogmaticorum argumentationibus nequaquam, Ied sali per<text:line-break/>experientiam cognito et evidenti fides sit adhibenda. Quam-<text:line-break/>viset ipsum evidens sine definitione prolatum utroque<text:line-break/>modo fassum sit, sive detractas esse et laxari tales in ex-<text:line-break/>teuuationibus , sive in superiora esse retractas dixerimus.<text:line-break/>Ergo id ipsis. primum accurate exploratum esse oportuit,<text:line-break/>cum empiricis.,. qui rerum sensui apparentium observatores<text:line-break/>acimemores Iunt; tum dogmaticis, quoniam eorum quae</text:p>
      <text:p text:style-name="P3">sunt, non eorum quae non fune, .ipsus cau<text:span text:style-name="Default_20_Paragraph_20_Font"><text:span text:style-name="T11">t</text:span></text:span>as reddere<text:line-break/>opus est. Quidnam igitur sit <text:span text:style-name="Default_20_Paragraph_20_Font"><text:span text:style-name="T11">t</text:span></text:span>ensus apparens, ego expli-<text:line-break/>cabo, cum in permultis mulieribus observaverim et a non<text:line-break/>paucis audiverim non obstetricibus modo, verum etiam ab<text:line-break/>aliis nihil ejusmodi scientibus. Hae namque magis vere<text:line-break/>fensui patentia enarrant quam qui placiti fui amore de-<text:line-break/>cepti. in his caligant et hallucinantur. Quod itaque acci-.<text:line-break/>dit, ejusmodi est: mammae lactis plenae fecundum omne<text:line-break/>intervallum augescunt.;. in altum enim ac latum extube-<text:line-break/>rant .longioresque cernuntur; exhausto autem lacte, rur-<text:line-break/>sum se ipsis mi nores fiunt et in tribus dimensionibus mi-.<text:line-break/>nuuntur. At si absque lacte in. tenuitate et crassitudine<text:line-break/>tantum, ut et alia membra permutantur, eodem; quo et<text:line-break/>illa, modo afficiuntur. Primum quidem cum extenuantur,<text:line-break/>relaxatae, cum vere crassescunt , magis extentae. Sed<text:line-break/>processu temporis contrarium statum suscipiunt, breviores<text:line-break/>quidem arefacta cute evadentes; longiores autem in refe-<text:line-break/>orionibus, ut antea dictum est, humectatae. lta plaste et</text:p>
      <text:p text:style-name="P3">in vetulis primo laxantur, postea contrahuntur. Ego<text:line-break/>quidem mammis evidenter contingentia recensui et causas<text:line-break/>ipsis adjeci. Interpres autem nullus id fecit, sed prout<text:line-break/>quisque voluerit scribens, propriam deinde scripturam<text:line-break/>interpretatur. Haud abs re autem et contrarias explana-<text:line-break/>tiones et scripturas locutione mutilas et confusas attule-<text:line-break/>ru<text:span text:style-name="Default_20_Paragraph_20_Font"><text:span text:style-name="T11">n</text:span></text:span>t; ut quidquid dicat aliquis, partim verum, partim <text:span text:style-name="Default_20_Paragraph_20_Font"><text:span text:style-name="T28">-<text:line-break/></text:span></text:span>falsum dicturus sit, mammis utique cum lactis plenae<text:line-break/>sunt, grandioribus effectis, cum vacuae, minoribus, fine<text:line-break/>lacte vero, cum macrescunt ,- ab initio laxatis, deinde<text:line-break/>contractis; dum crassescunt autem, ab initio retractis,<text:line-break/>postea paulatim relaxatis; imposita quoque isti per cibum<text:line-break/>refectioni conditione , quod scilicet aliqui prius recreentur,<text:line-break/>quam ad tantam maciem . devenerint , ut prae ariditate cu- :<text:line-break/>tis distendatur; aliqui post ariditatem enutriantur ac re-<text:line-break/>creentur.</text:p>
      <text:h text:style-name="P25" text:outline-level="2"><text:span text:style-name="Default_20_Paragraph_20_Font"><text:span text:style-name="T11">i</text:span></text:span> XXX. <text:span text:style-name="Default_20_Paragraph_20_Font"><text:span text:style-name="T25">- -</text:span></text:span></text:h>
      <text:p text:style-name="Normal"><text:span text:style-name="Default_20_Paragraph_20_Font"><text:span text:style-name="T11">L</text:span></text:span>i<text:span text:style-name="Default_20_Paragraph_20_Font"><text:span text:style-name="T11">gula man</text:span></text:span>i<text:span text:style-name="Default_20_Paragraph_20_Font"><text:span text:style-name="T11">festa </text:span></text:span><text:span text:style-name="Default_20_Paragraph_20_Font"><text:span text:style-name="T24">, </text:span></text:span><text:span text:style-name="Default_20_Paragraph_20_Font"><text:span text:style-name="T11">venae consp</text:span></text:span>i<text:span text:style-name="Default_20_Paragraph_20_Font"><text:span text:style-name="T11">cuae.</text:span></text:span></text:p>
      <text:p text:style-name="P1">ld genus locutiones obscurant habent scriptoris fen-<text:line-break/>tentiam, quippe cum verbis, in quibus haec apparere<text:line-break/>velit , expressum non sit. Multi quidem natura macri et<text:line-break/>jugula detecta habent et venas exstantes plenasque sanguis<text:line-break/>nis, sicut e contrario alit nec<text:span text:style-name="Default_20_Paragraph_20_Font"><text:span text:style-name="T11">n</text:span></text:span>e jugula neque venas ha-<text:line-break/>bent exstantes. Quemadmodum autem naturalis hujusmodi<text:line-break/>corporum differentia conspicitur, eodem modo et in iis, qui<text:line-break/>praeter naturam, quam ab initio habuerunt, aut emacian-<text:line-break/>tur aut crassescunt et abundant aut legent humoribus.<text:line-break/>Constat enim in extenuato corpore repletas venas <text:span text:style-name="Default_20_Paragraph_20_Font"><text:span text:style-name="T11">t</text:span></text:span>angor-<text:line-break/>nis plerumque corrupti intra ni<text:span text:style-name="Default_20_Paragraph_20_Font"><text:span text:style-name="T11">t</text:span></text:span>as inclusi copiam osten-<text:line-break/>dere , sicuti de muliere, cui menses retenti erant, paulo<text:line-break/>ante dicebam. Ceterum miror eapitonem siclum hujus<text:line-break/>partis verba ita scribentem: magna repletio patens est,</text:p>
      <text:p text:style-name="P3">venae perfpicuae ; nam si ita scripta inventa esset , quid<text:line-break/>necesse fuisset, omnes interpretes eam in clariorem trans-<text:line-break/>mutasse? si quidem eorum, de quibus ambigunt, scriptu-<text:line-break/>ras facilioris notitiae can<text:span text:style-name="Default_20_Paragraph_20_Font"><text:span text:style-name="T11">t</text:span></text:span>a .transmutant. Quin etiam co-<text:line-break/>dicem nullum sta fe habere inveni, cum multos tamen<text:line-break/>ob .id ipsum evolverim., antiquas scilicet lectiones et .in<text:line-break/>quibus omnes consentiunt aut dissentiunt dignoscere i cu-<text:line-break/>piens. Cum omnes igitur explanatores et omnes codices<text:line-break/>eandem lectionem habeant, haud recte Capito ipsimi per-<text:line-break/>mutare aulos esu Sed forsan et ego male ipsius ab initio<text:line-break/>mentionem feci, cum omnes hujusmodi in scripturis .mu-<text:line-break/>fandis ineptias me in explanando omissurum esse praedi-<text:line-break/>xerim. In sequentibus igitur id faciam longitudini parcens.</text:p>
      <text:h text:style-name="Heading_20_2" text:outline-level="2"><text:span text:style-name="Default_20_Paragraph_20_Font"><text:span text:style-name="T28">. </text:span></text:span>XXXI.</text:h>
      <text:p text:style-name="P4"><text:span text:style-name="Default_20_Paragraph_20_Font"><text:span text:style-name="T11">Pr</text:span></text:span>osim<text:span text:style-name="Default_20_Paragraph_20_Font"><text:span text:style-name="T11">u</text:span></text:span>s senti<text:span text:style-name="Default_20_Paragraph_20_Font"><text:span text:style-name="T11">entes</text:span></text:span> i<text:span text:style-name="Default_20_Paragraph_20_Font"><text:span text:style-name="T11">nter</text:span></text:span>p<text:span text:style-name="Default_20_Paragraph_20_Font"><text:span text:style-name="T11">olabat cursibu</text:span></text:span>s, <text:span text:style-name="Default_20_Paragraph_20_Font"><text:span text:style-name="T11">luctat</text:span></text:span>i<text:span text:style-name="Default_20_Paragraph_20_Font"><text:span text:style-name="T11">onibu</text:span></text:span>s,<text:line-break/>sali<text:span text:style-name="Default_20_Paragraph_20_Font"><text:span text:style-name="T11">bu</text:span></text:span>s <text:span text:style-name="Default_20_Paragraph_20_Font"><text:span text:style-name="T11">calid</text:span></text:span>is. <text:span text:style-name="Default_20_Paragraph_20_Font"><text:span text:style-name="T11">Malum scb</text:span></text:span>n<text:span text:style-name="Default_20_Paragraph_20_Font"><text:span text:style-name="T11">leulosam, </text:span></text:span>i<text:span text:style-name="Default_20_Paragraph_20_Font"><text:span text:style-name="T11">n</text:span></text:span>i<text:span text:style-name="Default_20_Paragraph_20_Font"><text:span text:style-name="T11">m</text:span></text:span>i<text:span text:style-name="Default_20_Paragraph_20_Font"><text:span text:style-name="T11">cum fami,</text:span></text:span></text:p>
      <text:p text:style-name="P3"><text:span text:style-name="Default_20_Paragraph_20_Font"><text:span text:style-name="T11">c</text:span></text:span>i<text:span text:style-name="Default_20_Paragraph_20_Font"><text:span text:style-name="T11">rcu</text:span></text:span>i<text:span text:style-name="Default_20_Paragraph_20_Font"><text:span text:style-name="T11">t</text:span></text:span>i<text:span text:style-name="Default_20_Paragraph_20_Font"><text:span text:style-name="T11">bus mul</text:span></text:span>t<text:span text:style-name="Default_20_Paragraph_20_Font"><text:span text:style-name="T11">i</text:span></text:span>s, <text:span text:style-name="Default_20_Paragraph_20_Font"><text:span text:style-name="T11">cursibus, fa</text:span></text:span>i<text:span text:style-name="Default_20_Paragraph_20_Font"><text:span text:style-name="T11">c</text:span></text:span>ti<text:span text:style-name="Default_20_Paragraph_20_Font"><text:span text:style-name="T11">oni. Lab</text:span></text:span>o<text:span text:style-name="Default_20_Paragraph_20_Font"><text:span text:style-name="T11">re</text:span></text:span>m <text:span text:style-name="Default_20_Paragraph_20_Font"><text:span text:style-name="T11">lab</text:span></text:span>o<text:span text:style-name="Default_20_Paragraph_20_Font"><text:span text:style-name="T11">re<text:line-break/></text:span></text:span>i<text:span text:style-name="Default_20_Paragraph_20_Font"><text:span text:style-name="T11">psis.</text:span></text:span></text:p>
      <text:p text:style-name="P1">Et haec verba alius aliter scribit, nonnulli quidem<text:line-break/>verba haec permutantes, circuitibus, luctationibus, non-<text:line-break/>nulli vero ab initio, luctationibus, ponentes; aliqui eam<text:line-break/>vocem eximentes; aliqui initio, fami, adlicientes. Ca-<text:line-break/>curtus sane vocat lentas deambulationes in longius tem-<text:line-break/>pus productas, ut in libro de ratione rictus in acutis ipsis<text:line-break/>inquit, tardum multum circuitum deambulasse, et Plato<text:line-break/>Prodici meminit, . ut multis deambulationibus utentis.<text:line-break/>Quem aulam nunc Prodicunt memoret, utrum Leontium<text:line-break/>an Selybrianum, quaerere supervacuum est: in alio enim<text:line-break/>fermone haec omnino persequitur. Nunc vero in histori-<text:line-break/>cas quaestiones tractare non est opportunum , quoniam<text:line-break/>nonnullorum explanatoribus , non paucis praetermissis,<text:line-break/>fatis habemus , si nostram octo voluminibus absolverimus.</text:p>
      <text:p text:style-name="P3">Sed cur Prodicunt accuset, ipse declaravit inquiens, fe-<text:line-break/>briculosum inimicum esse circuitibus et fami. Constat<text:line-break/>autem, quod et reliquis enumeratis, nam et luctationibus<text:line-break/>et fomento calido et frictioni, febriculosum adversarium est:<text:line-break/>ita enim ea vox, i<text:span text:style-name="Default_20_Paragraph_20_Font"><text:span text:style-name="T11">n</text:span></text:span>imic<text:span text:style-name="Default_20_Paragraph_20_Font"><text:span text:style-name="T11">um</text:span></text:span>, intelligenda est, quoniam et<text:line-break/>amicum per translationem dicere consueverunt proprium<text:line-break/>ac domesticum. Inter. utramque autem dictionem haec,<text:line-break/>m<text:span text:style-name="Default_20_Paragraph_20_Font"><text:span text:style-name="T11">alum</text:span></text:span>, posita ab aliquibus in calce prioris scripta est,<text:line-break/>ab aliquibus initio secundae , ut una fiat oratio hujusmodi,<text:line-break/>febriculosum inimicum circuitibus. Quod autem febrici-<text:line-break/>tantibus et deambulatio et curius et fotus calidus et lu-<text:line-break/>ctatio, undique calorem in corpore augentes officiant,<text:line-break/>neminem enrum qui in artis exercitatione versati funt<text:line-break/>praeterit. Prodiens vero non rationalem modo auxiliorum<text:line-break/>inventionem, fed etiam empiricam observationem ignorate<text:line-break/>videtur. Negat enim ratio labori laborem mederi, hoc<text:line-break/>est noxae noxam et malo malum : nam contraria y non<text:line-break/>similia, infestanti vitio adhibere auxilia convenit. At ille</text:p>
      <text:p text:style-name="P2">similia adhibere videtur, siquidem et ambulationibus et<text:line-break/>luctatione et frictione et fotu calido et fame utitur; per<text:line-break/><text:span text:style-name="Default_20_Paragraph_20_Font"><text:span text:style-name="T22">πυρίαν</text:span></text:span><text:span text:style-name="Default_20_Paragraph_20_Font"><text:span text:style-name="T26"> </text:span></text:span>autem, id est fotum calidum, omnis extrinsecus<text:line-break/>nos invadens caliditas, sive ab igne, sive in balneis fiat,<text:line-break/>intelligenda esu Quin etiam fames praedictis adversatur;<text:line-break/>ubi enim fames est, laborare non convenit. Non solum<text:line-break/>. autem locutionis initium, fed et ab initio usque in finem,<text:line-break/>ut libuerit, scribunt; ceterum ego- veteres scripturas, etsi<text:line-break/>difficilius explanentur, semper eligo. Sed vocem eam,<text:line-break/>quae ultima in propositis verbis scripta est, i<text:span text:style-name="Default_20_Paragraph_20_Font"><text:span text:style-name="T11">psis i</text:span></text:span> aliqui<text:line-break/>sequentis sermonis initium faciunt ; nonnulli prorsus obli-<text:line-break/>terant , siquidem nihil plus quam antedicta edocere<text:line-break/>videtur.</text:p>
      <text:h text:style-name="Heading_20_2" text:outline-level="2">XXXII.;</text:h>
      <text:p text:style-name="Normal">P<text:span text:style-name="Default_20_Paragraph_20_Font"><text:span text:style-name="T11">enarum rubor, l</text:span></text:span>i<text:span text:style-name="Default_20_Paragraph_20_Font"><text:span text:style-name="T11">vor, vir</text:span></text:span>i<text:span text:style-name="Default_20_Paragraph_20_Font"><text:span text:style-name="T11">di</text:span></text:span>t<text:span text:style-name="Default_20_Paragraph_20_Font"><text:span text:style-name="T11">a</text:span></text:span>s; <text:span text:style-name="Default_20_Paragraph_20_Font"><text:span text:style-name="T11">c</text:span></text:span>o<text:span text:style-name="Default_20_Paragraph_20_Font"><text:span text:style-name="T11">starum d</text:span></text:span>o<text:span text:style-name="Default_20_Paragraph_20_Font"><text:span text:style-name="T11">lores</text:span></text:span> l<text:span text:style-name="Default_20_Paragraph_20_Font"><text:span text:style-name="T11">ax</text:span></text:span>i.</text:p>
      <text:p text:style-name="P2">.nixi vocem, <text:span text:style-name="Default_20_Paragraph_20_Font"><text:span text:style-name="T11">ipsis</text:span></text:span>,. in calce proximi sermonis. positam<text:line-break/>isti posse praeponi, ut oratio talis reddatur, ipsis quos<text:line-break/>praedixi; erant autem febricitantes non recte a Prodico<text:line-break/>ad motiones bene valentibus convenientes.- deducti. Haec<text:line-break/>quae nunc dicit, habere contingit, . non omnia scilicet<text:line-break/>singulos homines : neque e<text:span text:style-name="Default_20_Paragraph_20_Font"><text:span text:style-name="T11">n</text:span></text:span>im potest rubor una cum li-<text:line-break/>vore et viriditate consistere, .siquidem unumquodque isto-<text:line-break/>rum duo reliqua tollit et assectus dissimiles insequitur.<text:line-break/>Nam vires mediocres et bonum sanguinem habentibus,<text:line-break/>quum exercentur aut per fotus calefiunt , rubicundum cor-,<text:line-break/>pus evadit; fed imbecilliores aut vitiosis humoribus re-<text:line-break/>pleti lividi fiunt ac virides. Nonnulli verbis his hanc<text:line-break/>vocem, t<text:span text:style-name="Default_20_Paragraph_20_Font"><text:span text:style-name="T11">u</text:span></text:span>m<text:span text:style-name="Default_20_Paragraph_20_Font"><text:span text:style-name="T11">ores</text:span></text:span>, praeponunt et locutionem talem faciunt:<text:line-break/>tumores, venarum rubor, livor, viriditas; fed quod in ex-<text:line-break/>tremis verbis dixit, costarum dolores laxi, nonnulli veri-<text:line-break/>similiter ita mutarunt, l<text:span text:style-name="Default_20_Paragraph_20_Font"><text:span text:style-name="T11">aparae, </text:span></text:span>id est ventris dolores,<text:line-break/>hos importune exercitatis suboriri volentes ; verumtamen<text:line-break/>omnes interpretes hanc lectionem agnoscunt, costarum</text:p>
      <text:p text:style-name="P3">dolores laxi et intelligunt laxos ,id estsine phlegmone et<text:line-break/>tensione dolores.</text:p>
      <text:h text:style-name="Heading_20_2" text:outline-level="2">XXX1H.</text:h>
      <text:p text:style-name="P4"><text:span text:style-name="Default_20_Paragraph_20_Font"><text:span text:style-name="T11">si</text:span></text:span>ti <text:span text:style-name="Default_20_Paragraph_20_Font"><text:span text:style-name="T11">caren</text:span></text:span>t<text:span text:style-name="Default_20_Paragraph_20_Font"><text:span text:style-name="T11">e</text:span></text:span>m os <text:span text:style-name="Default_20_Paragraph_20_Font"><text:span text:style-name="T11">claudere, tacere,. ventum cum potu fa-<text:line-break/>gidum</text:span></text:span> i<text:span text:style-name="Default_20_Paragraph_20_Font"><text:span text:style-name="T11">ntroducere. -</text:span></text:span></text:p>
      <text:p text:style-name="P1">Hoc scripsit Hippocrates ex iis unum, quae tutam<text:line-break/>febrientium regendorum rationem in mentem revocare<text:line-break/>queant et per id ipsirm Prodici in curandis febribus in-<text:line-break/>scitiam demonstrare valens. Neque enim ea, ex quibus<text:line-break/>sitiant, veluti calefacti, sed ex quibus sitis exstinguatur,<text:line-break/>facienda Eunt; haec sunt vero: prima quidem motibus<text:line-break/>opposita laborantis corporis, quies: secunda omnia reli—<text:line-break/>qua, ex quibus febrilem affectum comitantia magis mi-<text:line-break/>tefcant et non exasperentur, inter quae unum est, ipsum<text:line-break/>a siti defendere. Per quae autem quispiam sitim probi-</text:p>
      <text:p text:style-name="P3">beat, adjecit, clausum os habere, auramque frigidam cum<text:line-break/>potu introducere, id est ventum una cum potu frigidum<text:line-break/><text:span text:style-name="Default_20_Paragraph_20_Font"><text:span text:style-name="T28">attrahere; </text:span></text:span>quod si cum potu, patet etiam sine ipsis per<text:line-break/>fotam inspirationem. Quare et aeris inspiratu attrahendi<text:line-break/>ratio habenda est, <text:span text:style-name="Default_20_Paragraph_20_Font"><text:span text:style-name="T28">ut ne </text:span></text:span>calidior sit quam conveniat,<text:line-break/>idque magis aestatis tempore. Verum et hoc loco Capito<text:line-break/>atque -Diofcorides audacius veterem lectionem permutan-<text:line-break/>tes, hunc in modum verba scrip<text:span text:style-name="Default_20_Paragraph_20_Font"><text:span text:style-name="T11">s</text:span></text:span>erunt <text:span text:style-name="Default_20_Paragraph_20_Font"><text:span text:style-name="T11">i</text:span></text:span> ventum inter bi-<text:line-break/>fiendum frigidum non introducere. Sed Dioscorides qui-<text:line-break/>dem, ut consuevit, fecundam scripturam .addidit r ex qui-<text:line-break/>bus .ventum frigidum introducere. At .Capito lectionem<text:line-break/><text:span text:style-name="Default_20_Paragraph_20_Font"><text:span text:style-name="T28">in omnibus </text:span></text:span>codicibus repertam et a cunctis explanatori-<text:line-break/>bus concessam, neque .fecundo gradu dignam putavit; sed<text:line-break/><text:span text:style-name="Default_20_Paragraph_20_Font"><text:span text:style-name="T28">ei hanc </text:span></text:span>tyllabam , <text:span text:style-name="Default_20_Paragraph_20_Font"><text:span text:style-name="T11">non</text:span></text:span>, adjiciens, loco, <text:span text:style-name="Default_20_Paragraph_20_Font"><text:span text:style-name="T11">horu</text:span></text:span>m, frigidum<text:line-break/>introducere, scripsit.,. frigidum non introducere, perinde<text:line-break/>ac .si nunquam frigidum aerem febricitans. inspirare debeat. ,</text:p>
      <text:h text:style-name="P25" text:outline-level="2">XXXIV.</text:h>
      <text:p text:style-name="P4"><text:span text:style-name="Default_20_Paragraph_20_Font"><text:span text:style-name="T11">oc</text:span></text:span>c<text:span text:style-name="Default_20_Paragraph_20_Font"><text:span text:style-name="T11">asiones, unde</text:span></text:span> c<text:span text:style-name="Default_20_Paragraph_20_Font"><text:span text:style-name="T11">oeperunt aegro</text:span></text:span>t<text:span text:style-name="Default_20_Paragraph_20_Font"><text:span text:style-name="T11">are, considerandae, sive<text:line-break/>cap</text:span></text:span>iti<text:span text:style-name="Default_20_Paragraph_20_Font"><text:span text:style-name="T11">s dolor, sive aur</text:span></text:span>is, <text:span text:style-name="Default_20_Paragraph_20_Font"><text:span text:style-name="T11">sive la</text:span></text:span>t<text:span text:style-name="Default_20_Paragraph_20_Font"><text:span text:style-name="T11">er</text:span></text:span>i<text:span text:style-name="Default_20_Paragraph_20_Font"><text:span text:style-name="T11">s signu</text:span></text:span>m <text:span text:style-name="Default_20_Paragraph_20_Font"><text:span text:style-name="T11">dentes et<text:line-break/></text:span></text:span>i<text:span text:style-name="Default_20_Paragraph_20_Font"><text:span text:style-name="T11">n. quibus</text:span></text:span> i<text:span text:style-name="Default_20_Paragraph_20_Font"><text:span text:style-name="T11">ngu</text:span></text:span>i<text:span text:style-name="Default_20_Paragraph_20_Font"><text:span text:style-name="T11">num phlegmonae..</text:span></text:span></text:p>
      <text:p text:style-name="P1">Hanc orationem et in fecundo de morbis vulgaribus<text:line-break/>volumine in primo commentario explanavimus,</text:p>
      <text:h text:style-name="Heading_20_2" text:outline-level="2">XXXV.<text:tab/>.</text:h>
      <text:p text:style-name="P4"><text:span text:style-name="Default_20_Paragraph_20_Font"><text:span text:style-name="T11">Nascen</text:span></text:span>ti<text:span text:style-name="Default_20_Paragraph_20_Font"><text:span text:style-name="T11">a ulcera et</text:span></text:span> t<text:span text:style-name="Default_20_Paragraph_20_Font"><text:span text:style-name="T11">ubercula febres</text:span></text:span> i<text:span text:style-name="Default_20_Paragraph_20_Font"><text:span text:style-name="T11">nd</text:span></text:span>i<text:span text:style-name="Default_20_Paragraph_20_Font"><text:span text:style-name="T11">can</text:span></text:span>ti<text:span text:style-name="Default_20_Paragraph_20_Font"><text:span text:style-name="T11">a. Qu</text:span></text:span>i<text:span text:style-name="Default_20_Paragraph_20_Font"><text:span text:style-name="T11">bus<text:line-break/>haec n</text:span></text:span>o<text:span text:style-name="Default_20_Paragraph_20_Font"><text:span text:style-name="T11">n acc</text:span></text:span>i<text:span text:style-name="Default_20_Paragraph_20_Font"><text:span text:style-name="T11">dun</text:span></text:span>t; i<text:span text:style-name="Default_20_Paragraph_20_Font"><text:span text:style-name="T11">udicat</text:span></text:span>io<text:span text:style-name="Default_20_Paragraph_20_Font"><text:span text:style-name="T11">n</text:span></text:span>i<text:span text:style-name="Default_20_Paragraph_20_Font"><text:span text:style-name="T11">s carentiae. Quibu</text:span></text:span>s <text:span text:style-name="Default_20_Paragraph_20_Font"><text:span text:style-name="T11">al</text:span></text:span>i-<text:line-break/><text:span text:style-name="Default_20_Paragraph_20_Font"><text:span text:style-name="T11">qu</text:span></text:span>i<text:span text:style-name="Default_20_Paragraph_20_Font"><text:span text:style-name="T11">d</text:span></text:span> i<text:span text:style-name="Default_20_Paragraph_20_Font"><text:span text:style-name="T11">ntus rel</text:span></text:span>i<text:span text:style-name="Default_20_Paragraph_20_Font"><text:span text:style-name="T11">nquitur, cert</text:span></text:span>i<text:span text:style-name="Default_20_Paragraph_20_Font"><text:span text:style-name="T11">ssimae et celer</text:span></text:span>rim<text:span text:style-name="Default_20_Paragraph_20_Font"><text:span text:style-name="T11">ae recid</text:span></text:span>i<text:span text:style-name="Default_20_Paragraph_20_Font"><text:span text:style-name="T11">vae.</text:span></text:span></text:p>
      <text:p text:style-name="P1">Et haec oratio priori contigua in secundo de mor-<text:line-break/>his vulgaribus scripta convenienti declaratione illustrata<text:line-break/>est per primum et in eum librum a me editum com-<text:line-break/>mentarium.</text:p>
      <text:h text:style-name="P25" text:outline-level="2">XXXVI.</text:h>
      <text:p text:style-name="Normal">R<text:span text:style-name="Default_20_Paragraph_20_Font"><text:span text:style-name="T11">o</text:span></text:span>t<text:span text:style-name="Default_20_Paragraph_20_Font"><text:span text:style-name="T11">unda sputa deliriu</text:span></text:span>m <text:span text:style-name="Default_20_Paragraph_20_Font"><text:span text:style-name="T11">futuru</text:span></text:span>m <text:span text:style-name="Default_20_Paragraph_20_Font"><text:span text:style-name="T11">sig</text:span></text:span>n<text:span text:style-name="Default_20_Paragraph_20_Font"><text:span text:style-name="T11">ificant, ut</text:span></text:span> i<text:span text:style-name="Default_20_Paragraph_20_Font"><text:span text:style-name="T11">n pleno.</text:span></text:span></text:p>
      <text:p text:style-name="P1">Sputorum rotundorum veluti materialis causa crassi-<text:line-break/>tudo est, atque tenacitas humorum in fibris pulmonis<text:line-break/>collectorum : causa- veluti effectrix est loci calor. Et in<text:line-break/>quibusdam febre. vacantibus id fieri vidimus, qui. per<text:line-break/>valde longum temporis intervallum nihil mali pati vide-<text:line-break/>bantur; attamen isti omnes postea phthisi contabuerunt.<text:line-break/>Quod si sputa haec nonnunquam in febre una cum aliis<text:line-break/>signis delirium portendentibus adsint, aliquid et ipsa ad<text:line-break/>futurum delirium praesagiendum facient,. aliter vero mi-<text:line-break/>time. Ne igitur hoc solo indicio ad praedicendam insa-<text:line-break/>niam unquam confidito. . Porro insaniae propriam notam<text:line-break/>frequenter audivistis. Diximus autem et in nostris in<text:line-break/>librum praedictionum commentariis , quod calor ille ad-<text:line-break/>junctus ad excitandam insaniam aliquid facere potest, ca-<text:line-break/>put scilicet replens ; sied ipse per fe nequaquam idoneum</text:p>
      <text:p text:style-name="P3">insaniae et praesertim phre<text:span text:style-name="Default_20_Paragraph_20_Font"><text:span text:style-name="T11">n</text:span></text:span>iticae signum est: praeterea<text:line-break/>et in febrium summo impetu, quoniam caput repletum<text:line-break/>est,. multi delirant. In proposito autem sermone in qui-.<text:line-break/>husdam codicibus in fine additum est , ut in Pleno et in<text:line-break/>alio, ut Plen <text:span text:style-name="Default_20_Paragraph_20_Font"><text:span text:style-name="T11">t</text:span></text:span>oti; et quicunque interpretes lectionem<text:line-break/>hanc probaverunt ,nt etiam Sabinus loci cujusdam nomen<text:line-break/>Plen esse dixerunt, sied cujus civitatis locus iste esset<text:line-break/>orationi non addiderunt.</text:p>
      <text:h text:style-name="Heading_20_2" text:outline-level="2">XXXVH.</text:h>
      <text:p text:style-name="P4"><text:span text:style-name="Default_20_Paragraph_20_Font"><text:span text:style-name="T11">Mar</text:span></text:span>iscis <text:span text:style-name="Default_20_Paragraph_20_Font"><text:span text:style-name="T11">laborante</text:span></text:span>s, <text:span text:style-name="Default_20_Paragraph_20_Font"><text:span text:style-name="T11">neque m</text:span></text:span>o<text:span text:style-name="Default_20_Paragraph_20_Font"><text:span text:style-name="T11">rbo</text:span></text:span> l<text:span text:style-name="Default_20_Paragraph_20_Font"><text:span text:style-name="T11">aterali, neque pul</text:span></text:span>m<text:span text:style-name="Default_20_Paragraph_20_Font"><text:span text:style-name="T11">o-<text:line-break/>nar</text:span></text:span>i<text:span text:style-name="Default_20_Paragraph_20_Font"><text:span text:style-name="T11">o, neque phagedaena , neque furunculi</text:span></text:span>s, <text:span text:style-name="Default_20_Paragraph_20_Font"><text:span text:style-name="T11">neque ter-<text:line-break/></text:span></text:span>mi<text:span text:style-name="Default_20_Paragraph_20_Font"><text:span text:style-name="T11">n</text:span></text:span>t<text:span text:style-name="Default_20_Paragraph_20_Font"><text:span text:style-name="T11">h</text:span></text:span>is, <text:span text:style-name="Default_20_Paragraph_20_Font"><text:span text:style-name="T11">fartaste vero neque lepr</text:span></text:span>is, <text:span text:style-name="Default_20_Paragraph_20_Font"><text:span text:style-name="T11">furtaste neque al</text:span></text:span>iis.</text:p>
      <text:p text:style-name="P1">Deficit hoc verbum, <text:span text:style-name="Default_20_Paragraph_20_Font"><text:span text:style-name="T11">cap</text:span></text:span>i<text:span text:style-name="Default_20_Paragraph_20_Font"><text:span text:style-name="T11">untur</text:span></text:span> et ideo prius suhin-<text:line-break/>telligendum esu Cur vero in his malis non capiantur,</text:p>
      <text:p text:style-name="P3">clarum est ; vitiosis enim . faecis per mariscas depulsis<text:line-break/>quidam Iane mali habitus in toto corpore accidunt. et pat-<text:line-break/>lores et hydropes , fed nullus ejusmodi morbus. Quod<text:line-break/>phagedaenas autem vocet corrodentis ulcera, quae quidem<text:line-break/>et phagedaenica veteres medici nominarunt, a nobis dic<text:line-break/>ctum est et in tertio super librum de humoribus commea-<text:line-break/>tario : siquidem .et in illo . iisdem verbis hic aphorismus<text:line-break/>scriptus esu Porro nonnulli phagedaenas multorum cibo-<text:line-break/>rum e<text:span text:style-name="Default_20_Paragraph_20_Font"><text:span text:style-name="T11">t</text:span></text:span>os esse voluerunt, quos et ipsius a vitiatis humori-<text:line-break/>bus immodicos edendi appetitus excitantibus provenire et<text:line-break/>a nobis conceditur; non tamen hujus malorum succorum<text:line-break/>copiae, sied melancholicae potius haemorrhoid<text:span text:style-name="Default_20_Paragraph_20_Font"><text:span text:style-name="T11">e</text:span></text:span>s, id est<text:line-break/>mariscas, medelam esse statuimus. Ceterum hujusmodi<text:line-break/>succorum frigidus acor talem ciborum appetentiam exci-<text:line-break/>taris, interdum et in nonnullis haemorrhoides habentibus<text:line-break/>inventus esu Sed terminthorum nomen nigras quasdam<text:line-break/>pustulas in tibiis maritae orientes significat, a figurae,<text:line-break/>coloris magnitudinisque similitudine, quam cum ter.min-</text:p>
      <text:p text:style-name="P3">thorum , id est cicerum fructu habent, derivatum. Sed<text:line-break/>quod m extremis verbis scriptum est, fortasse autem, ne-<text:line-break/>que aliis, quidam legunt, fortasse autem, neque alphis,<text:line-break/>id est vitiliginibus ; quandoquidem et ipfae ex quodam<text:line-break/>pravo humore cuti impacto ortum habent.</text:p>
      <text:h text:style-name="Heading_20_2" text:outline-level="2">XXXVIII.</text:h>
      <text:p text:style-name="P4"><text:span text:style-name="Default_20_Paragraph_20_Font"><text:span text:style-name="T11">Mede</text:span></text:span>l<text:span text:style-name="Default_20_Paragraph_20_Font"><text:span text:style-name="T11">a qu</text:span></text:span>i<text:span text:style-name="Default_20_Paragraph_20_Font"><text:span text:style-name="T11">dem</text:span></text:span> m<text:span text:style-name="Default_20_Paragraph_20_Font"><text:span text:style-name="T11">ul</text:span></text:span>tis i<text:span text:style-name="Default_20_Paragraph_20_Font"><text:span text:style-name="T11">mportune adhibita, tal</text:span></text:span>i<text:span text:style-name="Default_20_Paragraph_20_Font"><text:span text:style-name="T11">bu</text:span></text:span>s <text:span text:style-name="Default_20_Paragraph_20_Font"><text:span text:style-name="T11">n</text:span></text:span>o<text:span text:style-name="Default_20_Paragraph_20_Font"><text:span text:style-name="T11">n<text:line-break/></text:span></text:span>t<text:span text:style-name="Default_20_Paragraph_20_Font"><text:span text:style-name="T11">arde capt</text:span></text:span>i <text:span text:style-name="Default_20_Paragraph_20_Font"><text:span text:style-name="T11">sun</text:span></text:span>t,. <text:span text:style-name="Default_20_Paragraph_20_Font"><text:span text:style-name="T11">et pern</text:span></text:span>i<text:span text:style-name="Default_20_Paragraph_20_Font"><text:span text:style-name="T11">ciosa sic.</text:span></text:span></text:p>
      <text:p text:style-name="P1">lmportune eorum mariscis medentur qui neque ve-<text:line-break/>nam per circuitus scindunt, neque alvum ducentibus utun-<text:line-break/>tur, neque per exercitationes evacuant, neque unam ex<text:line-break/>iis saltem relinquunt, fied omnes una tollunt.</text:p>
      <text:h text:style-name="Heading_20_2" text:outline-level="2">XXXIX.</text:h>
      <text:p text:style-name="Normal"><text:span text:style-name="Default_20_Paragraph_20_Font"><text:span text:style-name="T11">Et quicunque a</text:span></text:span>lii <text:span text:style-name="Default_20_Paragraph_20_Font"><text:span text:style-name="T11">abscessit,, ut fistulae.</text:span></text:span></text:p>
      <text:p text:style-name="P2">Saepius ipfum non ea solum, quae in aliquam par-<text:line-break/>tem corporis seponuntur, fed etiam ea quae expelluntur,<text:line-break/>abscessus nominare invenimus. In quibus igitur ex his<text:line-break/>affectibus et fistulae insunt , per eas humores supervacui<text:line-break/>expurgantur. Quemadmodum igitur haemorrhoidibus, ita<text:line-break/>et his non simpliciter, neque temere curatio adhibenda esu</text:p>
      <text:h text:style-name="Heading_20_2" text:outline-level="2">XL.</text:h>
      <text:p text:style-name="P4">D<text:span text:style-name="Default_20_Paragraph_20_Font"><text:span text:style-name="T11">ecubitu</text:span></text:span>s <text:span text:style-name="Default_20_Paragraph_20_Font"><text:span text:style-name="T11">quide</text:span></text:span>m , i<text:span text:style-name="Default_20_Paragraph_20_Font"><text:span text:style-name="T11">n qu</text:span></text:span>i<text:span text:style-name="Default_20_Paragraph_20_Font"><text:span text:style-name="T11">bu</text:span></text:span>s <text:span text:style-name="Default_20_Paragraph_20_Font"><text:span text:style-name="T11">facta toll</text:span></text:span>i<text:span text:style-name="Default_20_Paragraph_20_Font"><text:span text:style-name="T11">t , haec ante sueta<text:line-break/>pr</text:span></text:span>o<text:span text:style-name="Default_20_Paragraph_20_Font"><text:span text:style-name="T11">h</text:span></text:span>i<text:span text:style-name="Default_20_Paragraph_20_Font"><text:span text:style-name="T11">bet.</text:span></text:span></text:p>
      <text:p text:style-name="P1">Cum vetus scriptura ita <text:span text:style-name="Default_20_Paragraph_20_Font"><text:span text:style-name="T11">t</text:span></text:span>e habeat, multi explanato-<text:line-break/>res in clariores mutaverunt, loco harum vocum, <text:span text:style-name="Default_20_Paragraph_20_Font"><text:span text:style-name="T11">fac</text:span></text:span>t<text:span text:style-name="Default_20_Paragraph_20_Font"><text:span text:style-name="T11">a e</text:span></text:span>t<text:line-break/><text:span text:style-name="Default_20_Paragraph_20_Font"><text:span text:style-name="T11">antesucta</text:span></text:span>, numeri pluralis, neutrius generis, reponentes,<text:line-break/><text:span text:style-name="Default_20_Paragraph_20_Font"><text:span text:style-name="T11">factu</text:span></text:span>s <text:span text:style-name="Default_20_Paragraph_20_Font"><text:span text:style-name="T11">et antefe</text:span></text:span>r<text:span text:style-name="Default_20_Paragraph_20_Font"><text:span text:style-name="T11">tu</text:span></text:span>r, ut ad siepsiu, id est decubitum, <text:span text:style-name="Default_20_Paragraph_20_Font"><text:span text:style-name="T11">t</text:span></text:span>er-<text:line-break/>mo referatur. omnes autem decubitum pro abscessu di-<text:line-break/>ctum esse intellexerunt, fortasse et primo qui librum de-<text:line-break/>fcripsit aberrante. Sed verba sensu non discrepantia in</text:p>
      <text:p text:style-name="P3">omnibus scripturis inveniuntur. Vult enim Hippocrates<text:line-break/>dicere, abscessus in quibus morbis facti eos discutere<text:line-break/>queunt, si praevertam; iisdem ne fiant impedimento sunt.<text:line-break/>Mihi autem et in .hunc <text:span text:style-name="Default_20_Paragraph_20_Font"><text:span text:style-name="T11">t</text:span></text:span>ensum oratio accipi polle vrde-<text:line-break/>tur, si hoc modo verba scripta essent: consideratio qui-<text:line-break/>dem est, omnia quae post aliqua orta liberant, eadem,<text:line-break/>si antevertant, fieri prohibere. Nam quum antiqui Graeci<text:line-break/>duo elementa, <text:span text:style-name="Default_20_Paragraph_20_Font"><text:span text:style-name="T22">η</text:span></text:span><text:span text:style-name="Default_20_Paragraph_20_Font"><text:span text:style-name="T26"> </text:span></text:span>et <text:span text:style-name="Default_20_Paragraph_20_Font"><text:span text:style-name="T22">ε</text:span></text:span><text:span text:style-name="Default_20_Paragraph_20_Font"><text:span text:style-name="T26">; </text:span></text:span>eodem charactere notarent, qui<text:line-break/>nunc solusalterum elementum tantum, <text:span text:style-name="Default_20_Paragraph_20_Font"><text:span text:style-name="T22">η</text:span></text:span><text:span text:style-name="Default_20_Paragraph_20_Font"><text:span text:style-name="T26"> </text:span></text:span>scilicet signffi-<text:line-break/>cat, multi errores librarii commissi sunt, non secundum<text:line-break/>auctorum mentem litterarum permutationem facientibus.<text:line-break/>Quocirca et accurate hujuscemodi scripturae confideran-<text:line-break/>dae fiunt, in quibus elementum <text:span text:style-name="Default_20_Paragraph_20_Font"><text:span text:style-name="T22">η</text:span></text:span><text:span text:style-name="Default_20_Paragraph_20_Font"><text:span text:style-name="T26"> </text:span></text:span>et <text:span text:style-name="Default_20_Paragraph_20_Font"><text:span text:style-name="T22">ε</text:span></text:span><text:span text:style-name="Default_20_Paragraph_20_Font"><text:span text:style-name="T26"> </text:span></text:span>transmutantes et e<text:line-break/>contrario scribentes, lectionem castigare queunt. Idem et<text:line-break/>in elemento o et <text:span text:style-name="Default_20_Paragraph_20_Font"><text:span text:style-name="T22">ω</text:span></text:span><text:span text:style-name="Default_20_Paragraph_20_Font"><text:span text:style-name="T7"> </text:span></text:span>faciendum est, quoniam utriusque<text:line-break/>figurae uno jampridem charactere signabantur.</text:p>
      <text:h text:style-name="P25" text:outline-level="2">XLI.</text:h>
      <text:p text:style-name="P4"><text:span text:style-name="Default_20_Paragraph_20_Font"><text:span text:style-name="T11">L</text:span></text:span>o<text:span text:style-name="Default_20_Paragraph_20_Font"><text:span text:style-name="T11">c</text:span></text:span>i <text:span text:style-name="Default_20_Paragraph_20_Font"><text:span text:style-name="T11">alter</text:span></text:span>i<text:span text:style-name="Default_20_Paragraph_20_Font"><text:span text:style-name="T11">u</text:span></text:span>s, <text:span text:style-name="Default_20_Paragraph_20_Font"><text:span text:style-name="T11">l</text:span></text:span>o<text:span text:style-name="Default_20_Paragraph_20_Font"><text:span text:style-name="T11">c</text:span></text:span>i <text:span text:style-name="Default_20_Paragraph_20_Font"><text:span text:style-name="T11">excipiente</text:span></text:span>s <text:span text:style-name="Default_20_Paragraph_20_Font"><text:span text:style-name="T11">au</text:span></text:span>t <text:span text:style-name="Default_20_Paragraph_20_Font"><text:span text:style-name="T11">d</text:span></text:span>ol<text:span text:style-name="Default_20_Paragraph_20_Font"><text:span text:style-name="T11">ore aut gravitate aut<text:line-break/>al</text:span></text:span>io <text:span text:style-name="Default_20_Paragraph_20_Font"><text:span text:style-name="T11">qu</text:span></text:span>o<text:span text:style-name="Default_20_Paragraph_20_Font"><text:span text:style-name="T11">p</text:span></text:span>i<text:span text:style-name="Default_20_Paragraph_20_Font"><text:span text:style-name="T11">am l</text:span></text:span>i<text:span text:style-name="Default_20_Paragraph_20_Font"><text:span text:style-name="T11">berant. Aut cum al</text:span></text:span>i<text:span text:style-name="Default_20_Paragraph_20_Font"><text:span text:style-name="T11">i</text:span></text:span>s <text:span text:style-name="Default_20_Paragraph_20_Font"><text:span text:style-name="T11">c</text:span></text:span>omm<text:span text:style-name="Default_20_Paragraph_20_Font"><text:span text:style-name="T11">un</text:span></text:span>i<text:span text:style-name="Default_20_Paragraph_20_Font"><text:span text:style-name="T11">ca</text:span></text:span>ti<text:span text:style-name="Default_20_Paragraph_20_Font"><text:span text:style-name="T11">one</text:span></text:span>s.</text:p>
      <text:p text:style-name="P1">Hic idem aphorismus in libello de succis ad calcem<text:line-break/>fcriptus est, quemadmodum et ante ipsum positi., quorum<text:line-break/>primus est ille, a mariscis tentati. Eo igitur loco ipsos<text:line-break/>accuratius enodavimus, verum et n une per .summam ex-<text:line-break/>pla<text:span text:style-name="Default_20_Paragraph_20_Font"><text:span text:style-name="T11">c</text:span></text:span>abimus. Sententia namque propositorum verborum<text:line-break/>haec est: ab aliis locis in alios susceptiones morborum<text:line-break/>fiunt, prout succi eos facientes migrant aut ob membri,<text:line-break/><text:span text:style-name="Default_20_Paragraph_20_Font"><text:span text:style-name="T11">i</text:span></text:span>n quod vagantes delabuntur, dolorem aliquem.: aut ob<text:line-break/><text:span text:style-name="Default_20_Paragraph_20_Font"><text:span text:style-name="T11">t</text:span></text:span>uam ipsorum gravitatem ; aut etiam ob causam quandam<text:line-break/>aliam , ut medicamentum acre irritans et .frictionem aut<text:line-break/>aliquem calorem extrinsecus incidentem, quin etiam osi<text:line-break/>naturae membrorum communionem migrationes humorum<text:line-break/>fiunt. Testiculus etiam tumefactus in tussientibus docu-<text:line-break/>mentum est affinitatis cum pectore, mammis, genitura,</text:p>
      <text:p text:style-name="P3">voce. Quidam vero ea verba cum aliis communicationes,<text:line-break/>ita scribentes, diversae communicationes, sequentis apho-<text:line-break/>risini initium faciunt, dicentes Hippocratem ad aliam<text:line-break/>communicationis speciem transivisse, eam scilicet quae<text:line-break/>fecundum humorum cognationem fit. Ipsis igitur, inquit,<text:line-break/>dicit, ob inclinationem non praeterea sanguis exit, fed<text:line-break/>propter humoris cognationem talia exspuunt, Ita vero et<text:line-break/>Rufus fcripsit distinxitque verba, veluti propositum quod-<text:line-break/>dam , haec verba esse putans, diversae communicationes;<text:line-break/>quae fequnntur autem, veluti propositi explanationem.<text:line-break/>Dicit enim cognationem sanguini cum pure intercedere,<text:line-break/>quibus non amplius fanguis exspuitur , quum ipfe scilicet<text:line-break/>ad contraria inclinaverit, istis purulenta sputa sanguini<text:line-break/>esse cognata; atque orationem hunc in modum scribit,<text:line-break/>sed propter humoris cognationem pus exspuunt. Ceterum<text:line-break/>Sabini discipuli veterem lectionem retinentes proprium<text:line-break/>dictorum initium illud fecerunt, propter inclinationem,<text:line-break/>ad quod jam transitum faciemus.</text:p>
      <text:h text:style-name="P25" text:outline-level="2">XI.lI.</text:h>
      <text:p text:style-name="P4"><text:span text:style-name="Default_20_Paragraph_20_Font"><text:span text:style-name="T11">pr</text:span></text:span>o<text:span text:style-name="Default_20_Paragraph_20_Font"><text:span text:style-name="T11">pter</text:span></text:span> i<text:span text:style-name="Default_20_Paragraph_20_Font"><text:span text:style-name="T11">nc</text:span></text:span>li<text:span text:style-name="Default_20_Paragraph_20_Font"><text:span text:style-name="T11">na</text:span></text:span>t<text:span text:style-name="Default_20_Paragraph_20_Font"><text:span text:style-name="T11">i</text:span></text:span>o<text:span text:style-name="Default_20_Paragraph_20_Font"><text:span text:style-name="T11">nem n</text:span></text:span>o<text:span text:style-name="Default_20_Paragraph_20_Font"><text:span text:style-name="T11">n item fangu</text:span></text:span>is <text:span text:style-name="Default_20_Paragraph_20_Font"><text:span text:style-name="T11">ex</text:span></text:span>it, <text:span text:style-name="Default_20_Paragraph_20_Font"><text:span text:style-name="T11">sud pr</text:span></text:span>o <text:span text:style-name="Default_20_Paragraph_20_Font"><text:span text:style-name="T11">hu-<text:line-break/></text:span></text:span>mo<text:span text:style-name="Default_20_Paragraph_20_Font"><text:span text:style-name="T11">r</text:span></text:span>is <text:span text:style-name="Default_20_Paragraph_20_Font"><text:span text:style-name="T11">cognat</text:span></text:span>i<text:span text:style-name="Default_20_Paragraph_20_Font"><text:span text:style-name="T11">one tal</text:span></text:span>i<text:span text:style-name="Default_20_Paragraph_20_Font"><text:span text:style-name="T11">a exspuunt.</text:span></text:span></text:p>
      <text:p text:style-name="P1">olim exactius haec verba interpretati sumus in ter-<text:line-break/>tlo libri de humoribus commentario, sed in praesentia<text:line-break/>quoque ipfa brevius explanabimus. Quum. sanguis per<text:line-break/>aliquam partem exire solitus , ut pe<text:span text:style-name="Default_20_Paragraph_20_Font"><text:span text:style-name="T11">r</text:span></text:span> felem aut na<text:span text:style-name="Default_20_Paragraph_20_Font"><text:span text:style-name="T11">r</text:span></text:span>es aut<text:line-break/>uterum aut per circuitum ex ventre aut fistula aut ex<text:line-break/>qualibet alia parte in alia membra impetum fecerit, non<text:line-break/>item per priorem locum evacuatur. - Hoc autem est pri-<text:line-break/>vatum exemplum sanguinis in pectus et pulmonem de-<text:line-break/>cumbentis. Ex hoc enim loco ab aliis alius pro humo-<text:line-break/>rum cognatione exspuitur , spumans quidem quum pitui-<text:line-break/>tofus est; pallidus, quum biliosus; niger, quum melan-<text:line-break/>cholicus , sicut et ruber, quum sanguis eo confluens pu-<text:line-break/>rus esu Jure igitur quidam <text:span text:style-name="Default_20_Paragraph_20_Font"><text:span text:style-name="T22">τ</text:span></text:span><text:span text:style-name="Default_20_Paragraph_20_Font"><text:span text:style-name="T26"> </text:span></text:span>litteram praeponentes non<text:line-break/><text:span text:style-name="Default_20_Paragraph_20_Font"><text:span text:style-name="T22">ρ</text:span></text:span><text:span text:style-name="Default_20_Paragraph_20_Font"><text:span text:style-name="T21">ο</text:span></text:span><text:span text:style-name="Default_20_Paragraph_20_Font"><text:span text:style-name="T22">πήν</text:span></text:span><text:span text:style-name="Default_20_Paragraph_20_Font"><text:span text:style-name="T26">, </text:span></text:span>id est inclinationem, sed <text:span text:style-name="Default_20_Paragraph_20_Font"><text:span text:style-name="T22">τροπήν</text:span></text:span><text:span text:style-name="Default_20_Paragraph_20_Font"><text:span text:style-name="T26">, </text:span></text:span>id est conversio-</text:p>
      <text:p text:style-name="P3">nem, scribunt, propter sanguinis conversionem scilicet<text:line-break/>putantes ejus conversationi propinquum humorem exspui:<text:line-break/>mutatur enim nonnunquam ad biliosum, nonnunquam ad<text:line-break/>melancholicum.</text:p>
      <text:h text:style-name="Heading_20_2" text:outline-level="2">XI.HI.</text:h>
      <text:p text:style-name="P4"><text:span text:style-name="Default_20_Paragraph_20_Font"><text:span text:style-name="T11">Nonnunquam al</text:span></text:span>i<text:span text:style-name="Default_20_Paragraph_20_Font"><text:span text:style-name="T11">qu</text:span></text:span>i<text:span text:style-name="Default_20_Paragraph_20_Font"><text:span text:style-name="T11">bu</text:span></text:span>s <text:span text:style-name="Default_20_Paragraph_20_Font"><text:span text:style-name="T11">sanguine</text:span></text:span>m <text:span text:style-name="Default_20_Paragraph_20_Font"><text:span text:style-name="T11">detrah</text:span></text:span>i <text:span text:style-name="Default_20_Paragraph_20_Font"><text:span text:style-name="T11">convenit</text:span></text:span> o<text:span text:style-name="Default_20_Paragraph_20_Font"><text:span text:style-name="T11">ppor-<text:line-break/>tunc</text:span></text:span> i<text:span text:style-name="Default_20_Paragraph_20_Font"><text:span text:style-name="T11">n tal</text:span></text:span>i<text:span text:style-name="Default_20_Paragraph_20_Font"><text:span text:style-name="T11">bu</text:span></text:span>s. I<text:span text:style-name="Default_20_Paragraph_20_Font"><text:span text:style-name="T11">n ali</text:span></text:span>is <text:span text:style-name="Default_20_Paragraph_20_Font"><text:span text:style-name="T11">vero, u</text:span></text:span>t <text:span text:style-name="Default_20_Paragraph_20_Font"><text:span text:style-name="T11">in</text:span></text:span> t<text:span text:style-name="Default_20_Paragraph_20_Font"><text:span text:style-name="T11">alibu</text:span></text:span>s <text:span text:style-name="Default_20_Paragraph_20_Font"><text:span text:style-name="T11">non con-<text:line-break/>ven</text:span></text:span>i<text:span text:style-name="Default_20_Paragraph_20_Font"><text:span text:style-name="T11">t.</text:span></text:span></text:p>
      <text:p text:style-name="P1">Expedit, inquit, horum aliquibus sanguinem detrahi,<text:line-break/>quibus scilicet is copiosus est et nondum insigniter ad<text:line-break/>alterum humorem conversus. Non detrahendus est autem<text:line-break/>in quibus jam mutatus est, proposito a viribus firmio<text:line-break/>antecedente et fi nonnunquam in sermonibus omittatur,<text:line-break/>in quibus f<text:span text:style-name="Default_20_Paragraph_20_Font"><text:span text:style-name="T11">a</text:span></text:span>las ab affectibus indicationes recensemus.</text:p>
      <text:h text:style-name="P25" text:outline-level="2">XI.Iv.</text:h>
      <text:p text:style-name="P19"><text:line-break/><text:span text:style-name="Default_20_Paragraph_20_Font"><text:span text:style-name="T11">tmped</text:span></text:span>i<text:span text:style-name="Default_20_Paragraph_20_Font"><text:span text:style-name="T11">men</text:span></text:span>t<text:span text:style-name="Default_20_Paragraph_20_Font"><text:span text:style-name="T11">um</text:span></text:span> i<text:span text:style-name="Default_20_Paragraph_20_Font"><text:span text:style-name="T11">n cruen</text:span></text:span>t<text:span text:style-name="Default_20_Paragraph_20_Font"><text:span text:style-name="T11">a spuent</text:span></text:span>i<text:span text:style-name="Default_20_Paragraph_20_Font"><text:span text:style-name="T11">bu</text:span></text:span>s <text:span text:style-name="Default_20_Paragraph_20_Font"><text:span text:style-name="T11">tempu</text:span></text:span>s <text:span text:style-name="Default_20_Paragraph_20_Font"><text:span text:style-name="T11">anni, ph</text:span></text:span>l<text:span text:style-name="Default_20_Paragraph_20_Font"><text:span text:style-name="T11">e-<text:line-break/>gmonc lateri</text:span></text:span>s, <text:span text:style-name="Default_20_Paragraph_20_Font"><text:span text:style-name="T11">b</text:span></text:span>i<text:span text:style-name="Default_20_Paragraph_20_Font"><text:span text:style-name="T11">lis.</text:span></text:span></text:p>
      <text:p text:style-name="P1">Et hunc quidem apltorismum deinceps post antestari-<text:line-break/>ptos in fine libri de humoribus alius aliter et scribit et<text:line-break/>explanat. Quum omnes igitur et scripturae et explana-<text:line-break/>tiones verifimiles no<text:span text:style-name="Default_20_Paragraph_20_Font"><text:span text:style-name="T11">n</text:span></text:span> sint, aliis tolerabilior mihi vi<text:span text:style-name="Default_20_Paragraph_20_Font"><text:span text:style-name="T11">t</text:span></text:span>a est<text:line-break/>scriptura quidem non in propositis verbis expressa, expla-<text:line-break/>natio vero haec: cruenta sputa reiicientibus sectio venae<text:line-break/>impeditur, propter anni tempus, adversarium aut affectum<text:line-break/>lateris aut humorem biliosum abundantem. Quod propter<text:line-break/>anni tempus darum est: nam admodum calidis tempori--<text:line-break/>bus, . qualia simt prope canis ortum, a venae solutione^<text:line-break/>cavemus; nec non si valde biliosus homo sit. Verum quod<text:line-break/>de lateris morbo dictum est folum re<text:span text:style-name="Default_20_Paragraph_20_Font"><text:span text:style-name="T11">t</text:span></text:span>ragari videtur: ne-<text:line-break/>que enim secandae venae affectus iste repugnat , imo in-</text:p>
      <text:p text:style-name="P2">diget viribus non prohibe<text:span text:style-name="Default_20_Paragraph_20_Font"><text:span text:style-name="T11">n</text:span></text:span>tibus aut anni tempore aut<text:line-break/>aetate. Itaque quod dicitur, tale quiddam esse videtur.<text:line-break/>Sanguineum sputum reiicientibus omnino., quantum ad<text:line-break/>hoc pertinet, fecunda vena est, nisi propter lateris mor-<text:line-break/>bum tale repetant; isti namque haud pro<text:span text:style-name="Default_20_Paragraph_20_Font"><text:span text:style-name="T11">t</text:span></text:span>ius, ut fangui-<text:line-break/>.nem spuentibus, venam aperies, sed propriis lateris morbi<text:line-break/>regulis et conditionibus medicaberis , per quas ita affectis<text:line-break/>vel sanguinem detrahemus vel non. Id vel mihi amplius<text:line-break/>animadvertere contigit, quum librum de humoribus expla-<text:line-break/>narem. Inter explanandum enim quendam aegrotum in-<text:line-break/>tuitus sum, qui me ut sanguineo sputo vexatus arcessivit,<text:line-break/>sed cruentum ole lateris affectum exspuebat. Sputum igi-<text:line-break/>tur ego conspicatus ipsum interrogavi, num aliquem do-<text:line-break/>surem in costa sentiret; ipse vero exiguum se dolorem<text:line-break/>percipere fassus esu Talis autem erat ejus habitus atque<text:line-break/>vires, ut si sanguinem exspuisset, quoniam necessarium<text:line-break/>esset secandae venae auxilium , ad ipfum accedere ausus<text:line-break/>essem; fed quum morbus lateris mitis admodum foret,</text:p>
      <text:p text:style-name="P3">necesse non erat. Ideo neque id genus remedii adhibui-<text:line-break/>mus atque evidenter hominem hunc lateris morbo labo-<text:line-break/>rare cognovimus, quod et aliis huic morbo congruentibus<text:line-break/>remediis, citra venae sectionem, levatus est: mitissimi<text:line-break/>enim illi sunt lateris morbi, in quibus cruenta sputa eji-<text:line-break/>ciuntur. Porro quidam interpretes vocem illam, i<text:span text:style-name="Default_20_Paragraph_20_Font"><text:span text:style-name="T11">mp e-<text:line-break/>dimensum, </text:span></text:span>fini antefcriptae sententiae adlicientes, hanc<text:line-break/>modo propositam ita legunt, in cruenta fpuentibus, tem-<text:line-break/>pore, morbo lateris, bile. Et ajunt, tempus de iis<text:line-break/>dictum esse, quae opportune et decenter fiant; ipfum<text:line-break/>enim velle significare in lateris mo<text:span text:style-name="Default_20_Paragraph_20_Font"><text:span text:style-name="T11">r</text:span></text:span>bis, cum sanguinea<text:line-break/><text:span text:style-name="Default_20_Paragraph_20_Font"><text:span text:style-name="T11">t</text:span></text:span>puta ab initio reddunt, etenim sic plerumque contingit,<text:line-break/>post haec in biliosum naturam mutationem in tempore<text:line-break/>fieri, Nam probum esse ordinem dicunt, morbo lateris<text:line-break/>ad iudicationem tendente, post cruenta, biliosa exspui.<text:line-break/>Alia praeterea quaedam ab huiusce loci explanatoribus<text:line-break/>haud sane memoratu digna narrata sunt; verum ego malo,</text:p>
      <text:p text:style-name="P3">ut jam novistis, in obscuris sermonibus tempus non te.<text:line-break/>rere, quum alia multa in arte habeamus,. in quibus uti.<text:line-break/>liter nos exercere possimus.</text:p>
      <text:h text:style-name="P21" text:outline-level="1">HIPPOCRATIS EPIDEM. VI. ET<text:line-break/>CALENI IN ILLUM COMMEN-<text:line-break/>TARIUS IV. SECTIO IV.</text:h>
      <text:h text:style-name="Heading_20_2" text:outline-level="2"><text:span text:style-name="Default_20_Paragraph_20_Font">I.</text:span></text:h>
      <text:p text:style-name="Normal"><text:span text:style-name="Default_20_Paragraph_20_Font"><text:span text:style-name="T11">Qu</text:span></text:span>i<text:span text:style-name="Default_20_Paragraph_20_Font"><text:span text:style-name="T11">bu</text:span></text:span>s <text:span text:style-name="Default_20_Paragraph_20_Font"><text:span text:style-name="T11">secundu</text:span></text:span>m <text:span text:style-name="Default_20_Paragraph_20_Font"><text:span text:style-name="T11">aure</text:span></text:span>s i<text:span text:style-name="Default_20_Paragraph_20_Font"><text:span text:style-name="T11">udica</text:span></text:span>t<text:span text:style-name="Default_20_Paragraph_20_Font"><text:span text:style-name="T11">i</text:span></text:span>o<text:span text:style-name="Default_20_Paragraph_20_Font"><text:span text:style-name="T11">n</text:span></text:span>i<text:span text:style-name="Default_20_Paragraph_20_Font"><text:span text:style-name="T11">s</text:span></text:span> t<text:span text:style-name="Default_20_Paragraph_20_Font"><text:span text:style-name="T11">empore gen</text:span></text:span>i<text:span text:style-name="Default_20_Paragraph_20_Font"><text:span text:style-name="T11">ta non<text:line-break/>suppuraver</text:span></text:span>i<text:span text:style-name="Default_20_Paragraph_20_Font"><text:span text:style-name="T11">nt, hoc</text:span></text:span> i<text:span text:style-name="Default_20_Paragraph_20_Font"><text:span text:style-name="T11">nanito, reversi</text:span></text:span>o <text:span text:style-name="Default_20_Paragraph_20_Font"><text:span text:style-name="T11">sit, secundu</text:span></text:span>m <text:span text:style-name="Default_20_Paragraph_20_Font"><text:span text:style-name="T11">ra-<text:line-break/></text:span></text:span>ti<text:span text:style-name="Default_20_Paragraph_20_Font"><text:span text:style-name="T11">one</text:span></text:span>m <text:span text:style-name="Default_20_Paragraph_20_Font"><text:span text:style-name="T11">reversi</text:span></text:span>o<text:span text:style-name="Default_20_Paragraph_20_Font"><text:span text:style-name="T11">num. Reversione facta</text:span></text:span> it<text:span text:style-name="Default_20_Paragraph_20_Font"><text:span text:style-name="T11">eru</text:span></text:span>m <text:span text:style-name="Default_20_Paragraph_20_Font"><text:span text:style-name="T11">esterun-<text:line-break/>tur e</text:span></text:span>t <text:span text:style-name="Default_20_Paragraph_20_Font"><text:span text:style-name="T11">permanent , quemadmodum subr</text:span></text:span>i<text:span text:style-name="Default_20_Paragraph_20_Font"><text:span text:style-name="T11">u</text:span></text:span>m <text:span text:style-name="Default_20_Paragraph_20_Font"><text:span text:style-name="T11">re</text:span></text:span>v<text:span text:style-name="Default_20_Paragraph_20_Font"><text:span text:style-name="T11">ersione</text:span></text:span>s <text:span text:style-name="Default_20_Paragraph_20_Font"><text:span text:style-name="T11">in<text:line-break/>similem c</text:span></text:span>i<text:span text:style-name="Default_20_Paragraph_20_Font"><text:span text:style-name="T11">rcui</text:span></text:span>t<text:span text:style-name="Default_20_Paragraph_20_Font"><text:span text:style-name="T11">um. Jn</text:span></text:span> istis <text:span text:style-name="Default_20_Paragraph_20_Font"><text:span text:style-name="T11">spe</text:span></text:span>s <text:span text:style-name="Default_20_Paragraph_20_Font"><text:span text:style-name="T11">est in ar</text:span></text:span>ti<text:span text:style-name="Default_20_Paragraph_20_Font"><text:span text:style-name="T11">culi</text:span></text:span>s <text:span text:style-name="Default_20_Paragraph_20_Font"><text:span text:style-name="T11">abscedere.</text:span></text:span></text:p>
      <text:p text:style-name="P2">Secundum aures praeter naturam. tumores in aegro-<text:line-break/>tantibus exortos eparmata nominare consuevit, interdum<text:line-break/>locutione. integra utens, interdum mutila, quemadmodum<text:line-break/>et nune: esset enimfnteger sermo, si ita dixisset: fecun-<text:line-break/>dum aures eparmata exorta aegrotantibus. quemadmodum<text:line-break/>sane et in primo de morbis vulgaribus statim initio pri-<text:line-break/>mae constitutionis scripsit: Eparmata vero fecundum au-<text:line-break/>res multis in alterutram partem vergentia et ab utraque<text:line-break/>aure plurimis fine febre munia fua obeuntibus. Scimus<text:line-break/>autem ipsimi, sicut hoc loco eparmata dixit, ita et oede-<text:line-break/>mata plerumque ea nominere. Declaravimus enim omnes<text:line-break/>praeter naturam tumores ita ab Hippocrate nominari, non,<text:line-break/>ut a posterioribus, laxos et dotoreearentes , qui in tu-<text:line-break/>tum et sine ulla inflammatione consistunt. Meminimus<text:line-break/>autem et omnes inflammationes, etsi tumore praeter na-<text:line-break/>turam careant, ab hoc eodem phlegmonas appellari, fed<text:line-break/>ipfo posteriores nomen phlegmcnes tumoribus praeter<text:line-break/>naturam attribuunt; quando cum inflammatione et resi-</text:p>
      <text:p text:style-name="P3">stentia et pulsatura,: dolore constiterint. Inquit igitur,<text:line-break/>quum in morbo aliquo judicationis tempore tumores fe-<text:line-break/>eundum aurem exorti; priusquam suppurent, inanientur,<text:line-break/>id est retrahantur et evanescant, exspectare oportet ita<text:line-break/>affectus recidivam fore. olim vero ipsius consuetudinem<text:line-break/>faepius didicistis, hanc vocem <text:span text:style-name="Default_20_Paragraph_20_Font"><text:span text:style-name="T22">λαπάσσεσθαι</text:span></text:span><text:span text:style-name="Default_20_Paragraph_20_Font"><text:span text:style-name="T26">, </text:span></text:span>id est eva-<text:line-break/>cuati, ad omnia quae utcunque retrahuntur, applicantis,<text:line-break/>quandoquidem isse magis vacua redduntur. Accidere ita-<text:line-break/>que illis dicit morbi reversionem , quibus parotides non<text:line-break/>suppuraverint; atque interdum spias, neque enim fem-<text:line-break/>per, denuo reverti, augefcere ac judicari, fecundum re-<text:line-break/>versionum rationem; quod idem est ac si dixisset, perinde<text:line-break/>ut ipsae et fecundum eosdem dierum circuitus. Spes est<text:line-break/>autem et ipsis in articulis aliquos esse oraturos abscessus:<text:line-break/>nam saepius in longis morbis id evenire dictum est. Ve-<text:line-break/>rum hunc aphorismum etiam in tertio commentario^ in<text:line-break/>librum de humoribus ad, finem declaravimus. Sed quum<text:line-break/>praedixerit, secundum aurem, atque subintulerit, hoc in-</text:p>
      <text:p text:style-name="P3">anitio, idcirco videtur mihi .Dioscorides praepositione, <text:span text:style-name="Default_20_Paragraph_20_Font"><text:span text:style-name="T11">ex,<text:line-break/></text:span></text:span>adjecta, scripsisse, ex hoc inanito, et inquit, oportere<text:line-break/>subintelligi, tempore aut loco hujus, post haec, <text:span text:style-name="Default_20_Paragraph_20_Font"><text:span text:style-name="T11">ex, </text:span></text:span>hoc<text:line-break/>dictum esse. At si cui veteres scripturas immutare liceat,<text:line-break/>ipsi liceat eam vocem,. <text:span text:style-name="Default_20_Paragraph_20_Font"><text:span text:style-name="T11">h</text:span></text:span>o<text:span text:style-name="Default_20_Paragraph_20_Font"><text:span text:style-name="T11">c</text:span></text:span>, in istam, <text:span text:style-name="Default_20_Paragraph_20_Font"><text:span text:style-name="T11">haec</text:span></text:span>, vertenti, a<text:line-break/>molestiis liberari.</text:p>
      <text:h text:style-name="Heading_20_2" text:outline-level="2">II.</text:h>
      <text:p text:style-name="P4">U<text:span text:style-name="Default_20_Paragraph_20_Font"><text:span text:style-name="T11">r</text:span></text:span>i<text:span text:style-name="Default_20_Paragraph_20_Font"><text:span text:style-name="T11">na crasse , a</text:span></text:span>l<text:span text:style-name="Default_20_Paragraph_20_Font"><text:span text:style-name="T11">ba , qua</text:span></text:span>l<text:span text:style-name="Default_20_Paragraph_20_Font"><text:span text:style-name="T11">i</text:span></text:span>s <text:span text:style-name="Default_20_Paragraph_20_Font"><text:span text:style-name="T11">Arch</text:span></text:span>i<text:span text:style-name="Default_20_Paragraph_20_Font"><text:span text:style-name="T11">gen</text:span></text:span>is; i<text:span text:style-name="Default_20_Paragraph_20_Font"><text:span text:style-name="T11">n</text:span></text:span> l<text:span text:style-name="Default_20_Paragraph_20_Font"><text:span text:style-name="T11">abo</text:span></text:span>riosis <text:span text:style-name="Default_20_Paragraph_20_Font"><text:span text:style-name="T11">quur-<text:line-break/></text:span></text:span>r<text:span text:style-name="Default_20_Paragraph_20_Font"><text:span text:style-name="T11">ani</text:span></text:span>s <text:span text:style-name="Default_20_Paragraph_20_Font"><text:span text:style-name="T11">interdum ex</text:span></text:span>it <text:span text:style-name="Default_20_Paragraph_20_Font"><text:span text:style-name="T11">e</text:span></text:span>t <text:span text:style-name="Default_20_Paragraph_20_Font"><text:span text:style-name="T11">l</text:span></text:span>i<text:span text:style-name="Default_20_Paragraph_20_Font"><text:span text:style-name="T11">berat abscessi</text:span></text:span>t. <text:span text:style-name="Default_20_Paragraph_20_Font"><text:span text:style-name="T11">s</text:span></text:span>i <text:span text:style-name="Default_20_Paragraph_20_Font"><text:span text:style-name="T11">vero ultra<text:line-break/>hoc e</text:span></text:span>t <text:span text:style-name="Default_20_Paragraph_20_Font"><text:span text:style-name="T11">fangu</text:span></text:span>is <text:span text:style-name="Default_20_Paragraph_20_Font"><text:span text:style-name="T11">de naribu</text:span></text:span>s <text:span text:style-name="Default_20_Paragraph_20_Font"><text:span text:style-name="T11">prosiuet suti</text:span></text:span>s <text:span text:style-name="Default_20_Paragraph_20_Font"><text:span text:style-name="T11">et c</text:span></text:span>o<text:span text:style-name="Default_20_Paragraph_20_Font"><text:span text:style-name="T11">p</text:span></text:span>i<text:span text:style-name="Default_20_Paragraph_20_Font"><text:span text:style-name="T11">oso.</text:span></text:span></text:p>
      <text:p text:style-name="P1">Siquidem cum articulo scriptum esset <text:span text:style-name="Default_20_Paragraph_20_Font"><text:span text:style-name="T22">τῶ</text:span></text:span><text:span text:style-name="Default_20_Paragraph_20_Font"><text:span text:style-name="T26"> </text:span></text:span>Archigenis,<text:line-break/>fubintelligeremus aut servo aut amico aut familiari; si<text:line-break/>vero <text:span text:style-name="Default_20_Paragraph_20_Font"><text:span text:style-name="T22">τῆ</text:span></text:span><text:span text:style-name="Default_20_Paragraph_20_Font"><text:span text:style-name="T26"> </text:span></text:span>aut servae aut uxori aut quomodolibet domesti-<text:line-break/>eae. Sed diversas lectiones afferre negamus, cum eadem</text:p>
      <text:p text:style-name="P3">sententia servetur, et nunc iterum id pro dicendis in po-<text:line-break/>sterum memoriae mandetur. Quod laboriosas autem febres<text:line-break/>nominet, non illas in totum, quas multa motio antegressa<text:line-break/>est, sed omnes eas, in quibus aliquid laboris sed lassitu-<text:line-break/>dicis fenfus existit. Porro ipfe in aphorismis scripsit,<text:line-break/>lassitudines spontaneae nuntiant morbos. Et nunc sane<text:line-break/>arbitrandum potius est ipsi de ita laboriosis esse sermonem,<text:line-break/>ex multitudi<text:span text:style-name="Default_20_Paragraph_20_Font"><text:span text:style-name="T11">n</text:span></text:span>e crass<text:span text:style-name="Default_20_Paragraph_20_Font"><text:span text:style-name="T11">a</text:span></text:span>rum vitioscrumque succorum multo-<text:line-break/>ties excitatis; quapropter ipsis per urinam evacuatis mor-<text:line-break/>bus finitur. Securior autem morbi solutio est, si evacua-<text:line-break/>tio die judicatorio coepta sit. Sed quicunque neque per<text:line-break/>urinam , neque per sanguinis effusionem judicati sunt, isto-<text:line-break/>rum morbus in abscessum desinere consuevit.</text:p>
      <text:h text:style-name="Heading_20_2" text:outline-level="2">HI.</text:h>
      <text:p text:style-name="P4"><text:span text:style-name="Default_20_Paragraph_20_Font"><text:span text:style-name="T11">Cui</text:span></text:span> i<text:span text:style-name="Default_20_Paragraph_20_Font"><text:span text:style-name="T11">ntest</text:span></text:span>i<text:span text:style-name="Default_20_Paragraph_20_Font"><text:span text:style-name="T11">nu</text:span></text:span>m <text:span text:style-name="Default_20_Paragraph_20_Font"><text:span text:style-name="T11">a dextra parte, quu</text:span></text:span>m <text:span text:style-name="Default_20_Paragraph_20_Font"><text:span text:style-name="T11">ar</text:span></text:span>t<text:span text:style-name="Default_20_Paragraph_20_Font"><text:span text:style-name="T11">iculorum m</text:span></text:span>o<text:span text:style-name="Default_20_Paragraph_20_Font"><text:span text:style-name="T11">rb</text:span></text:span>o<text:line-break/><text:span text:style-name="Default_20_Paragraph_20_Font"><text:span text:style-name="T11">laborare</text:span></text:span>t, <text:span text:style-name="Default_20_Paragraph_20_Font"><text:span text:style-name="T11">era</text:span></text:span>t <text:span text:style-name="Default_20_Paragraph_20_Font"><text:span text:style-name="T11">quie</text:span></text:span>ti<text:span text:style-name="Default_20_Paragraph_20_Font"><text:span text:style-name="T11">or. p</text:span></text:span>o<text:span text:style-name="Default_20_Paragraph_20_Font"><text:span text:style-name="T11">stqua</text:span></text:span>m <text:span text:style-name="Default_20_Paragraph_20_Font"><text:span text:style-name="T11">ver</text:span></text:span>o <text:span text:style-name="Default_20_Paragraph_20_Font"><text:span text:style-name="T11">id cura</text:span></text:span>t<text:span text:style-name="Default_20_Paragraph_20_Font"><text:span text:style-name="T11">um<text:line-break/></text:span></text:span>suit, <text:span text:style-name="Default_20_Paragraph_20_Font"><text:span text:style-name="T11">era</text:span></text:span>t <text:span text:style-name="Default_20_Paragraph_20_Font"><text:span text:style-name="T11">dolent</text:span></text:span>io<text:span text:style-name="Default_20_Paragraph_20_Font"><text:span text:style-name="T11">r.</text:span></text:span></text:p>
      <text:p text:style-name="P2">Duplex et hoc loco lectio est sententiam permutans,<text:line-break/>antiquior sane cum littera n in prima syllaba hujus uo-<text:line-break/>minis, <text:span text:style-name="Default_20_Paragraph_20_Font"><text:span text:style-name="T11">enter</text:span></text:span>o<text:span text:style-name="Default_20_Paragraph_20_Font"><text:span text:style-name="T11">n</text:span></text:span>, id est intestinum; postea altera lectio de-<text:line-break/>tractu n addita fuit, ut sit <text:span text:style-name="Default_20_Paragraph_20_Font"><text:span text:style-name="T11">eteron</text:span></text:span>, hoc est alterum, vo-<text:line-break/>lentibus illis qui item scribunt de tumoribus secundum<text:line-break/>aurem excitatis, hanc vocem <text:span text:style-name="Default_20_Paragraph_20_Font"><text:span text:style-name="T11">al</text:span></text:span>t<text:span text:style-name="Default_20_Paragraph_20_Font"><text:span text:style-name="T11">erum</text:span></text:span> dictam esse:<text:line-break/>quemadmodum rursum scribentes, intestinum, de dolenti-<text:line-break/>bus ex intestino aut distentione intestini laborantibus di-<text:line-break/>ctum esse affirmant. Intestinum vero singulari numero<text:line-break/>prolatum nonnulli <text:span text:style-name="Default_20_Paragraph_20_Font"><text:span text:style-name="T11">c</text:span></text:span>o<text:span text:style-name="Default_20_Paragraph_20_Font"><text:span text:style-name="T11">lon</text:span></text:span>, quod vocatur, esse arbitrantur;<text:line-break/>alii vero coecum, quod fane etiam facile cum omni vih-<text:line-break/>cnlo solutum sit, descendit in ferctum: nempe suium hoc<text:line-break/>intestinum solutum esse, quum reliqua omnia lactibus<text:line-break/>alligentur atque inhaereant, verisimile dicunt. An vero<text:line-break/>propter ipsam in scrotum delapsum articulorum morbo<text:line-break/>laborans sublevatus sit , deinde rursum ipfio ad sanitatem<text:line-break/>reversio in eadem mala inciderit, hariolari convenit Ve-<text:line-break/>risimilius igitur est de intestini coli dolore sermonem in<text:line-break/>praesentia fieri. Per enim fuit ipfum articulorum dolore</text:p>
      <text:p text:style-name="P3">levatum esse, una quidem quam ipsis dixit, ratione, do-<text:line-break/>turibus una non eodem loco existentibus, vehementior<text:line-break/>alterum obscurat. Secunda ratio est quod humorum in<text:line-break/>articulos currentium ad colon intestinum impetus conver-<text:line-break/>sirs esu Nonnulli autem interpretes hunc articulari morbo<text:line-break/>vexatum, coxendicis dolore tentatum fuisse ajunt, atque<text:line-break/>ideo delec<text:span text:style-name="Default_20_Paragraph_20_Font"><text:span text:style-name="T11">t</text:span></text:span>o caeco intestino, mitius egisse, non praeterea<text:line-break/>coxendice oppressa atque gravata, praeter Graecorum mo-<text:line-break/>rem, ischiadicum, id est coxendicis vitio affectum arthri-<text:line-break/>ricum, id est articulorum dolore vexatum, nominare vo-<text:line-break/>lentes. Hactenus quidem omnes hae libri hujus particulae<text:line-break/>et in calce libri de humoribus scriptae Tuus. Jam itaque<text:line-break/>ad eas , quae in hoc Iulo proposito volumine inveniuntur,<text:line-break/>transitum faciam.</text:p>
      <text:h text:style-name="Heading_20_2" text:outline-level="2"><text:span text:style-name="Default_20_Paragraph_20_Font">Iv.</text:span></text:h>
      <text:p text:style-name="P4"><text:span text:style-name="Default_20_Paragraph_20_Font"><text:span text:style-name="T11">Ag esi</text:span></text:span>s <text:span text:style-name="Default_20_Paragraph_20_Font"><text:span text:style-name="T11">sil</text:span></text:span>i<text:span text:style-name="Default_20_Paragraph_20_Font"><text:span text:style-name="T11">a v</text:span></text:span>i<text:span text:style-name="Default_20_Paragraph_20_Font"><text:span text:style-name="T11">rg</text:span></text:span>o <text:span text:style-name="Default_20_Paragraph_20_Font"><text:span text:style-name="T11">qu</text:span></text:span>i<text:span text:style-name="Default_20_Paragraph_20_Font"><text:span text:style-name="T11">dem quum esset, crebro erat sp</text:span></text:span>i<text:span text:style-name="Default_20_Paragraph_20_Font"><text:span text:style-name="T11">r</text:span></text:span>it<text:span text:style-name="Default_20_Paragraph_20_Font"><text:span text:style-name="T11">o.<text:line-break/></text:span></text:span>.M<text:span text:style-name="Default_20_Paragraph_20_Font"><text:span text:style-name="T11">ul</text:span></text:span>i<text:span text:style-name="Default_20_Paragraph_20_Font"><text:span text:style-name="T11">er vero fac</text:span></text:span>t<text:span text:style-name="Default_20_Paragraph_20_Font"><text:span text:style-name="T11">a a partu d</text:span></text:span>o<text:span text:style-name="Default_20_Paragraph_20_Font"><text:span text:style-name="T11">len</text:span></text:span>s, <text:span text:style-name="Default_20_Paragraph_20_Font"><text:span text:style-name="T11">non valde diu onu</text:span></text:span>s</text:p>
      <text:p text:style-name="P2"><text:span text:style-name="Default_20_Paragraph_20_Font"><text:span text:style-name="T11">grave sustul</text:span></text:span>it. <text:span text:style-name="Default_20_Paragraph_20_Font"><text:span text:style-name="T11">Protinu</text:span></text:span>s <text:span text:style-name="Default_20_Paragraph_20_Font"><text:span text:style-name="T11">quidem in pectore .qu</text:span></text:span>i<text:span text:style-name="Default_20_Paragraph_20_Font"><text:span text:style-name="T11">ddam<text:line-break/>concrepu</text:span></text:span>i<text:span text:style-name="Default_20_Paragraph_20_Font"><text:span text:style-name="T11">sse v</text:span></text:span>isum sui<text:span text:style-name="Default_20_Paragraph_20_Font"><text:span text:style-name="T11">t. </text:span></text:span>P<text:span text:style-name="Default_20_Paragraph_20_Font"><text:span text:style-name="T11">ostero aute</text:span></text:span>m <text:span text:style-name="Default_20_Paragraph_20_Font"><text:span text:style-name="T11">dis asthma</text:span></text:span>t<text:span text:style-name="Default_20_Paragraph_20_Font"><text:span text:style-name="T11">e<text:line-break/>laborav</text:span></text:span>i<text:span text:style-name="Default_20_Paragraph_20_Font"><text:span text:style-name="T11">t et dextra coxendix</text:span></text:span> i<text:span text:style-name="Default_20_Paragraph_20_Font"><text:span text:style-name="T11">ndolu</text:span></text:span>i<text:span text:style-name="Default_20_Paragraph_20_Font"><text:span text:style-name="T11">t. Haec quu</text:span></text:span>m <text:span text:style-name="Default_20_Paragraph_20_Font"><text:span text:style-name="T11">do-<text:line-break/>teret, tunc et asth</text:span></text:span>m<text:span text:style-name="Default_20_Paragraph_20_Font"><text:span text:style-name="T11">ate vexaba</text:span></text:span>t<text:span text:style-name="Default_20_Paragraph_20_Font"><text:span text:style-name="T11">ur. </text:span></text:span>D<text:span text:style-name="Default_20_Paragraph_20_Font"><text:span text:style-name="T11">ol</text:span></text:span>o<text:span text:style-name="Default_20_Paragraph_20_Font"><text:span text:style-name="T11">re sudato, tunc<text:line-break/>et asthma sudaba</text:span></text:span>t<text:span text:style-name="Default_20_Paragraph_20_Font"><text:span text:style-name="T11">ur. </text:span></text:span><text:span text:style-name="Default_20_Paragraph_20_Font"><text:span text:style-name="T32">.. </text:span></text:span><text:span text:style-name="Default_20_Paragraph_20_Font"><text:span text:style-name="T11">spumant</text:span></text:span>i<text:span text:style-name="Default_20_Paragraph_20_Font"><text:span text:style-name="T11">a excre</text:span></text:span>vi<text:span text:style-name="Default_20_Paragraph_20_Font"><text:span text:style-name="T11">t, ab</text:span></text:span> i<text:span text:style-name="Default_20_Paragraph_20_Font"><text:span text:style-name="T11">nit</text:span></text:span>i<text:span text:style-name="Default_20_Paragraph_20_Font"><text:span text:style-name="T11">o<text:line-break/>storida , quae quum qu</text:span></text:span>i<text:span text:style-name="Default_20_Paragraph_20_Font"><text:span text:style-name="T11">ev</text:span></text:span>i<text:span text:style-name="Default_20_Paragraph_20_Font"><text:span text:style-name="T11">ssen</text:span></text:span>t, <text:span text:style-name="Default_20_Paragraph_20_Font"><text:span text:style-name="T11">vom</text:span></text:span>it<text:span text:style-name="Default_20_Paragraph_20_Font"><text:span text:style-name="T11">u</text:span></text:span>i <text:span text:style-name="Default_20_Paragraph_20_Font"><text:span text:style-name="T11">biliosi</text:span></text:span> t<text:span text:style-name="Default_20_Paragraph_20_Font"><text:span text:style-name="T11">enu</text:span></text:span>i<text:line-break/><text:span text:style-name="Default_20_Paragraph_20_Font"><text:span text:style-name="T11">sim</text:span></text:span>ili<text:span text:style-name="Default_20_Paragraph_20_Font"><text:span text:style-name="T11">a eran</text:span></text:span>t. D<text:span text:style-name="Default_20_Paragraph_20_Font"><text:span text:style-name="T11">ol</text:span></text:span>o<text:span text:style-name="Default_20_Paragraph_20_Font"><text:span text:style-name="T11">res au</text:span></text:span>t<text:span text:style-name="Default_20_Paragraph_20_Font"><text:span text:style-name="T11">e</text:span></text:span>m <text:span text:style-name="Default_20_Paragraph_20_Font"><text:span text:style-name="T11">praec</text:span></text:span>i<text:span text:style-name="Default_20_Paragraph_20_Font"><text:span text:style-name="T11">pue, quu</text:span></text:span>m m<text:span text:style-name="Default_20_Paragraph_20_Font"><text:span text:style-name="T11">anu<text:line-break/>laboraret.</text:span></text:span></text:p>
      <text:p text:style-name="P1">Ipsum plerumque spiritum, respirationem vocantem<text:line-break/>audivimus ; quare et feminam crebro spiritu, quae crebro<text:line-break/>spiraret, dictam esse putandum esu Sed quibuscunque ad-<text:line-break/>modum increbuerit haec difficilis spirationis species, asth-<text:line-break/>tna et orthopnoea, affectus iste a Graecis nominatur:<text:line-break/>quando videlicet sine febre constiterit aut orastis et lentis<text:line-break/>humoribus fpiritus itinera obsidentibus aut aliquo crudo<text:line-break/>tuberculo in pulmonibus excitato. Haec cum et antea<text:line-break/>aegre fpiraret, a partu dolorem passa esu Porro si nihil</text:p>
      <text:p text:style-name="P3">de fpirandi difficultate locutus ipsam dolentem evasisse di-<text:line-break/>xisset, verisimile esset ipsum velle, in toto corpore mu-<text:line-break/>lierem hanc lassitudinis sensu affectam esse; cum vero<text:line-break/>ipsam crebro esse spiritu dixisset, jure quispiam, dolorem<text:line-break/>in pectore excitatum esse , ab -ipso dictum esse opinetur,<text:line-break/>qui cum modicus esset et aliud quoddam ejusmodi sym-<text:line-break/>ptoma accidit: cum videlicet grave quoddam manibus tol-<text:line-break/>teret, protinus quidem inspectore quendam strepitum fen-<text:line-break/>sit, derupto, ut par erat , tuberculo. Sed postero die<text:line-break/>succo in tuberculo antea incluso ad arteriam usque aspe-<text:line-break/>ram dissipato et spirationis frequentiam increvisse accidit p<text:line-break/>neque adhuc simpliciter crebrum este spiritum, sed in<text:line-break/>illum jam affectum evasisse, quod asthma appellatur: pau-<text:line-break/>latim vero humore hoc excreato , mulier ista perlecte a<text:line-break/>spirandi difficultate libera fuit. Hactenus nihil in dubium<text:line-break/>vertitur, fed omnia justa de causa facta funi. Ceterum,<text:line-break/>propter quid affectus pectoris et coxendicis una exacerba-.<text:line-break/>bantur et mitefcebant, haud iniuria quispiam quaesiverit,</text:p>
      <text:p text:style-name="P3">cum nulla pectori cum coxendice, quemadmodum cum<text:line-break/>genitalibus membris , affinitas intercedat. Fortasse igitur<text:line-break/>imbecilliorem coxendicem habens dolore- affecta est, non-<text:line-break/>nullis supervacuis . humoribus eodem tempore in ipsam de-<text:line-break/>lapfis. Neque enim in membris naturalem societatem ha-<text:line-break/>bentibus hic .vitii. consensus factus fuisse apparet, non-<text:line-break/>nunquam imbecillioribus membris vexantium humorum<text:line-break/>copiam suscipere prius festinantibus.. Sputi autem rejecti<text:line-break/>qualitas humoris- infestantis naturam indicati spumans<text:line-break/>enim sputum pituitufum succum significat p floridum vero<text:line-break/>sanguinem abundare:. quemadmodum pallidum pallidam ac<text:line-break/>flavam vocatam bilem, eodem modo et nigrum nigram.<text:line-break/>Multoties vero supra dictum. est, cum simpliciter Hippo-<text:line-break/>crates bilem dicit, pallidam et flavam vocatam significare,<text:line-break/>quoniam plus quam alia bilis genera colore <text:span text:style-name="Default_20_Paragraph_20_Font"><text:span text:style-name="T11">t</text:span></text:span>uo inficiat:<text:line-break/>etenim aeruginosa bilis vomitur et subrubra et atra et<text:line-break/>obfcura. At quod in extrema hac parte scriptum est, ipsum,<text:line-break/>cum manuum opera uteretur, magis dolere, ad vitii consen-</text:p>
      <text:p text:style-name="P3">sum ostendendum adjectum fuit. Jam vero et in alio ser-<text:line-break/>mone audivistis, cum pectoris partes superiores circa pri-<text:line-break/>tuum et secundum costarum interstitium patiantur, merito<text:line-break/>manus in consensum affectus adduci, nervis ab his ipsis<text:line-break/>interstitiis ad eos pervenientibus. Verisimile quoque est<text:line-break/>et in dextra pectoris parte , quando grave iIIud onus sub-<text:line-break/>Iatum suit, aliquid ruptum fuisse et idcirco e regione<text:line-break/>dextram coxendicem allectam esse. Quod si, cun<text:span text:style-name="Default_20_Paragraph_20_Font"><text:span text:style-name="T11">P</text:span></text:span>muIier<text:line-break/>onus toIleret , nervis passis, pectus manus noxam partici-<text:line-break/>pavit, verisimile est in ea maxime parte ipsum fuisse asa<text:line-break/>fectum , unde nervi ad manus pertinentes expullulant.</text:p>
      <text:h text:style-name="Heading_20_2" text:outline-level="2">V.</text:h>
      <text:p text:style-name="P4"><text:span text:style-name="Default_20_Paragraph_20_Font"><text:span text:style-name="T11">Plane abstineri ab allio , sue, ove, bove. </text:span></text:span>I<text:span text:style-name="Default_20_Paragraph_20_Font"><text:span text:style-name="T11">n agendis vero<text:line-break/>a clamore et excandescentia.</text:span></text:span></text:p>
      <text:p text:style-name="P1">Diversae et in hae parte lectiones fuerunt, nonnul-<text:line-break/>lis primam dictionem in dativo casu scribentibus , <text:span text:style-name="Default_20_Paragraph_20_Font"><text:span text:style-name="T11">huic,</text:span></text:span></text:p>
      <text:p text:style-name="P3">atque ita legentibus, huic abstineri allio, <text:span text:style-name="Default_20_Paragraph_20_Font"><text:span text:style-name="T11">t</text:span></text:span>ue, ove, bove;<text:line-break/>nonnullis dimissa voce, <text:span text:style-name="Default_20_Paragraph_20_Font"><text:span text:style-name="T11">hanc, </text:span></text:span>a verbo abstineri luci-<text:line-break/>pi entibus. omnes vero. subintelligendum esse censent,<text:line-break/>Vi<text:span text:style-name="Default_20_Paragraph_20_Font"><text:span text:style-name="T11">t</text:span></text:span>um fuit nobis ipfam medicantibus, vel consuluimus ipsi<text:line-break/>utrum quodque istorum conduceret. Atque ideo de varia<text:line-break/>lectione laborandum non est, sed cuique quod placet<text:line-break/>scribere permittendum, dummodo eadem sententia: reti-<text:line-break/>neatur. Posthabita igitur de verbis curiositate , ad res<text:line-break/>quae percipiuntur transeamus. Haec sane praedictae mu-<text:line-break/>Heri et aliis scilicet perinde affectis expediunt, ab allii<text:line-break/>et suillarum bubalorum ovillarumque carnium esu ab-<text:line-break/>stinere, harum quidem ut valentium et aegre coctilium,<text:line-break/>alii vero ut aeris et corrodentis; a clamore autem, ut-<text:line-break/>pote qui non solum prius rupta vasta amplius dilacerare,<text:line-break/>sed etiam nihil dum mali in instrumentis spirabilibus passa<text:line-break/>dirumpere possit , tensionem quandam , caliditatem et in-<text:line-break/>stationem in ipsis efficiens. Manifestum est autem haec ab</text:p>
      <text:p text:style-name="P3">Hippocrate exemplorum instar dicta esse. Consulit autem<text:line-break/>ab omnibus difficulter coctilibus, ab omnibus acribus, ab<text:line-break/>omnibus pravum humorem creantibus , , ab omnibus prae-<text:line-break/>terea violentam quandam tensionem instrumentis fpiratio-<text:line-break/>nis inferentibus abstinere. .</text:p>
      <text:h text:style-name="Heading_20_2" text:outline-level="2">VI.</text:h>
      <text:p text:style-name="Normal"><text:span text:style-name="Default_20_Paragraph_20_Font"><text:span text:style-name="T11">Cu</text:span></text:span>i i<text:span text:style-name="Default_20_Paragraph_20_Font"><text:span text:style-name="T11">n cap</text:span></text:span>it<text:span text:style-name="Default_20_Paragraph_20_Font"><text:span text:style-name="T11">e depasceba</text:span></text:span>t<text:span text:style-name="Default_20_Paragraph_20_Font"><text:span text:style-name="T11">ur tumor ,. pr</text:span></text:span>i<text:span text:style-name="Default_20_Paragraph_20_Font"><text:span text:style-name="T11">m</text:span></text:span>o <text:span text:style-name="Default_20_Paragraph_20_Font"><text:span text:style-name="T11">alu</text:span></text:span>m<text:span text:style-name="Default_20_Paragraph_20_Font"><text:span text:style-name="T11">en e</text:span></text:span>om-<text:line-break/><text:span text:style-name="Default_20_Paragraph_20_Font"><text:span text:style-name="T11">bustu</text:span></text:span>m <text:span text:style-name="Default_20_Paragraph_20_Font"><text:span text:style-name="T11">u</text:span></text:span>ti<text:span text:style-name="Default_20_Paragraph_20_Font"><text:span text:style-name="T11">le su</text:span></text:span>it. <text:span text:style-name="Default_20_Paragraph_20_Font"><text:span text:style-name="T11">Habu</text:span></text:span>it <text:span text:style-name="Default_20_Paragraph_20_Font"><text:span text:style-name="T11">alsum pri</text:span></text:span>o<text:span text:style-name="Default_20_Paragraph_20_Font"><text:span text:style-name="T11">rem abscessem,<text:line-break/>farte quon</text:span></text:span>i<text:span text:style-name="Default_20_Paragraph_20_Font"><text:span text:style-name="T11">am o</text:span></text:span>s <text:span text:style-name="Default_20_Paragraph_20_Font"><text:span text:style-name="T11">absce</text:span></text:span>s<text:span text:style-name="Default_20_Paragraph_20_Font"><text:span text:style-name="T11">surum erat. sexagesimo d</text:span></text:span>i<text:span text:style-name="Default_20_Paragraph_20_Font"><text:span text:style-name="T11">e re-<text:line-break/>celsa. supra aurem</text:span></text:span> i<text:span text:style-name="Default_20_Paragraph_20_Font"><text:span text:style-name="T11">n sum</text:span></text:span>m<text:span text:style-name="Default_20_Paragraph_20_Font"><text:span text:style-name="T11">o ad verticem vulnu</text:span></text:span>s <text:span text:style-name="Default_20_Paragraph_20_Font"><text:span text:style-name="T11">era</text:span></text:span>t.</text:p>
      <text:p text:style-name="P1">Nonnulla exita scriptis forsan ipsi scriptori ad remi-.<text:line-break/>nifcentiam faciebant, fed nobis in haec incidentibus haud<text:line-break/>fatis evidens ex ipsis fructus percipitur. Narrat enim<text:line-break/>cuiusdam in capite excedens ulcus primo a combusto alu-<text:line-break/>mine ad melius fuisse redactum et illi eidem alia in parte<text:line-break/>abscessum fuisse, ubi et .os postea fejunctum suit. Ad-</text:p>
      <text:p text:style-name="P3">scripta est etiam capitis affecta pars. Sed rem usque adeo.<text:line-break/>raram et nullum praeceptum scripsit, nuda ea quae eve-<text:line-break/>nerunt perfequutus.</text:p>
      <text:h text:style-name="Heading_20_2" text:outline-level="2">VII.</text:h>
      <text:p text:style-name="P4"><text:span text:style-name="Default_20_Paragraph_20_Font"><text:span text:style-name="T11">Cola habet cani sim</text:span></text:span>i<text:span text:style-name="Default_20_Paragraph_20_Font"><text:span text:style-name="T11">lia, </text:span></text:span>m<text:span text:style-name="Default_20_Paragraph_20_Font"><text:span text:style-name="T11">asura autem ex mise</text:span></text:span>r<text:span text:style-name="Default_20_Paragraph_20_Font"><text:span text:style-name="T11">a</text:span></text:span>tis /<text:span text:style-name="Default_20_Paragraph_20_Font"><text:span text:style-name="T11">usu<text:line-break/>pensu sun</text:span></text:span>t. <text:span text:style-name="Default_20_Paragraph_20_Font"><text:span text:style-name="T11">Haec vero ex nervi</text:span></text:span>s <text:span text:style-name="Default_20_Paragraph_20_Font"><text:span text:style-name="T11">a dorso .</text:span></text:span>i<text:span text:style-name="Default_20_Paragraph_20_Font"><text:span text:style-name="T11">n ven</text:span></text:span>t<text:span text:style-name="Default_20_Paragraph_20_Font"><text:span text:style-name="T11">rem.</text:span></text:span></text:p>
      <text:p text:style-name="P1">In aperto est et haec ipsum sibi reminescentiae causa<text:line-break/>scripsisse, quae ad dissecandorum corporum praecepta per-<text:line-break/>tinent. Homo enim similem cani habet .colorum naturam,<text:line-break/>fed ipsis et majora esse dicit et ex mesocolis dependere,<text:line-break/>veluti si ex mefenterlis dixisset; communius est enim hoc.<text:line-break/>nomen mefeuteriorum , pressius autem. mesocolorum. Tale<text:line-break/>vero aliud de jejuno intestino aut aliis gracilibus <text:span text:style-name="Default_20_Paragraph_20_Font"><text:span text:style-name="T11">n</text:span></text:span>omen<text:line-break/>no<text:span text:style-name="Default_20_Paragraph_20_Font"><text:span text:style-name="T11">n</text:span></text:span> reperitur; <text:span text:style-name="Default_20_Paragraph_20_Font"><text:span text:style-name="T11">n</text:span></text:span>am mesouestiou, id est mediojejuuium<text:line-break/>aut id genus aliud nemo unquam dixit. Continua quidem<text:line-break/>mefeuteria funt tenuium atque crassiorum intestinorum,</text:p>
      <text:p text:style-name="P3">nihilominus distinctiones quaedam propriae apparent; ac<text:line-break/>praecipue per venas in ipsis positas separantur, una sioui-<text:line-break/>dem propria vena in gracilium intestinorum mefenterium<text:line-break/>derivatur. Item et in crassiorum, quae cola nominant,<text:line-break/>altera propria delabitur simul cum utraque vena arteria<text:line-break/>quoque discurrente. Vinculum autem mesenterii, perinde<text:line-break/>atque mesocoli : continuum enim tutum , ut dixi, ad unam<text:line-break/>quandam lumborum vertebra<text:span text:style-name="Default_20_Paragraph_20_Font"><text:span text:style-name="T11">t</text:span></text:span>o post feptum transversum<text:line-break/>positam pervenit, haec autem sub ventriculo esu Hoc<text:line-break/>quidem vinculum totum nervo simillimum est, quamvis<text:line-break/>ejusdem cum ligamento substantiae sit. Quaecunque enim<text:line-break/>ex ossibus orta exsanguia corpora similia nervis sunt,.<text:line-break/>copulativus nervos ea multi mediet nominant, a nervis<text:line-break/>voluntatis motui servientibus ipsa ex appositu distinguen-<text:line-break/>tes; quamobrem et in hac quoque parte nervorum appel-<text:line-break/>latione ob similitudinem .vocata funt.</text:p>
      <text:h text:style-name="P25" text:outline-level="2">VIII.</text:h>
      <text:p text:style-name="P4">.L<text:span text:style-name="Default_20_Paragraph_20_Font"><text:span text:style-name="T11">aborantibus gratiae, ut munde palare p</text:span></text:span>ur<text:span text:style-name="Default_20_Paragraph_20_Font"><text:span text:style-name="T11">ulenta aut<text:line-break/>esculenta. Quae videt molliter, quaecunque tangit.<text:line-break/>Aliae non valde aut noxa non sacile emendabili , ut<text:line-break/>s</text:span></text:span>i<text:span text:style-name="Default_20_Paragraph_20_Font"><text:span text:style-name="T11">gilla, ubi hac opus tst.</text:span></text:span></text:p>
      <text:p text:style-name="P1">Quae medicum laborantibus grata concedere aut quae<text:line-break/>non concedere oporteat, hoc in volumine persecte nobis con-<text:line-break/>abunde erit, temptatis quemadmodum de aliis omnibus fa-<text:line-break/>cere consueVimus ; nam cum femel aliquid exacte docuimus,<text:line-break/>nunquam iterum in aliis locis univerfum repetimus, fed lllm-<text:line-break/>matim duntaxat perstringimus. Dictum Iane et in aphorismis<text:line-break/>est ad hanc rem aliquid, ipso ita scribente : paulo deterior po-<text:line-break/>tus et cibus, sed suavior, melioribus quidem, infuavioribus<text:line-break/>autem potius dandus. Porro primo intuitu laborantibus ali-<text:line-break/>quid oblectamenti causa gratisicari videtur, non tamen re<text:line-break/>vera id faciens: omnia enim libentius atque suavius as-<text:line-break/>sumta, etsi paulo deteriore natura sint, melius concoqui-</text:p>
      <text:p text:style-name="P3">mus; longe vero utilissimum aegrotis est assumtus cibos et<text:line-break/>potus recte confici. At in proposita oratione alterius<text:line-break/>generis atque rei mentionem facit, per quam medicus<text:line-break/>nequaquam morbum exasperans, aegrotis rem gratum vo-<text:line-break/>luptatemque affert, ut cum immature lavari et bibere et<text:line-break/>fructibus quibusdam ve<text:span text:style-name="Default_20_Paragraph_20_Font"><text:span text:style-name="T11">t</text:span></text:span>ui aut frigidam potare permiserit.<text:line-break/>Interdum enim cujusque dictorum tempus idoneum atque<text:line-break/>utile postero die fuerit; aegroti vero medicos diem unum<text:line-break/>pervertere cogunt<text:span text:style-name="Default_20_Paragraph_20_Font"><text:span text:style-name="T11">P</text:span></text:span> ^Nonnulli praeterea aegrotantibus ista<text:line-break/>plerumque facile Concedunt, ut .plus lucri faciant eorum<text:line-break/>cupiditatibus morem gerentes: verum haec profecto non<text:line-break/>fecundum artis decreta patrantur. Quod autem in apho-<text:line-break/>risinis dictum sciret quaecunque hac ru parte recenset,<text:line-break/>utiliter laborantibus mediet praestantissimi largiuntur. Isto-<text:line-break/>rum autem , quae nunc deinceps ab ipfo scribuntur, usus<text:line-break/>est ut aegros medicis magis obloquentes reddant. Nam<text:line-break/>quos libenter adspiciunt, illis magis obtemperant. Qua-<text:line-break/>propter mater et pater filio cibos fastidienti suaserunt, ut</text:p>
      <text:p text:style-name="P3">se ipfum ad eos assumendos impelleret, cum nullus alius<text:line-break/>id -persuadere potuisset,- ita quoque filius patri suasit et<text:line-break/>matri et frater fratri et amicus amico. At illis, quos mo-<text:line-break/>lesse vident homines, etsi utilia consulant, obedire tamen<text:line-break/>recusant. Ad hanc igitur aegri obedientiam comparandam<text:line-break/>Hippocrates dicebat et praedictiones nobis esse utiles at-<text:line-break/>que omnino aegro admirationi esse medicum. lta sane et<text:line-break/>apud nos Pergami qui a deo - curantur ei obsequentes<text:line-break/>cernimus, illis plerumque per quindecim integros dies, ut<text:line-break/>a potu penitus abstinerent, imperanti, qui profecto nulli<text:line-break/>medico id jubenti obtemperassent. Nam ad aegrotum<text:line-break/>omnibus jussis obedientem reddendum magnam vim ha-<text:line-break/>bet, si pro certo sibi persuaserit . magnam inde ad <text:span text:style-name="Default_20_Paragraph_20_Font"><text:span text:style-name="T11">t</text:span></text:span>e<text:line-break/>utilitatem proventuram^ In his ponuntur ea, quae in<text:line-break/>propositis verbis enumerantur, de quibus jam singula di-<text:line-break/>stincte proponentes, loqui aggrediamur, ut munde parare<text:line-break/>poculenta aut esculenta. Multos multoties medicus aegro<text:line-break/>potus et cibos offert, contra quam ipsis vellet eos prae-</text:p>
      <text:p text:style-name="P3">parans. Iubet autem eos munde parari et in quibusdam<text:line-break/>codicibus vice hujus particulae, <text:span text:style-name="Default_20_Paragraph_20_Font"><text:span text:style-name="T22">καθαρῶς</text:span></text:span><text:span text:style-name="Default_20_Paragraph_20_Font"><text:span text:style-name="T26">, </text:span></text:span>id est munde,<text:line-break/><text:span text:style-name="Default_20_Paragraph_20_Font"><text:span text:style-name="T22">καθαρίως</text:span></text:span><text:span text:style-name="Default_20_Paragraph_20_Font"><text:span text:style-name="T26">, </text:span></text:span>legitur, quod idem significati ld vero fit pri-<text:line-break/>mo, fi vafcula ru quibus potus cibique feruntur nihil for-<text:line-break/>dis Imbuerint; secundo, si nullum aliud eorum per quae<text:line-break/>laboranti ministrantur. Saepius enim vasta cibos et .potus<text:line-break/>continentia mundissima erunt, illud vero quo frigidam<text:line-break/>ferves aut calidam feret, confpurcatum adspicies; quem-<text:line-break/>admodum et aliorum vasculorum ad ministerium pertinen-<text:line-break/>tium quodpiam nonnunquam immundum cernitur. Ad<text:line-break/>haec et ipse medicus in primis et maxime manus quam<text:line-break/>purissimas habeto et faciem et pilos in barba et capita,<text:line-break/>deinceps et alias. corporis partes, quemadmodum et ve-<text:line-break/>stem nitidam, quae intuetur; inquit, aegrotans. Haec<text:line-break/>ipfa inquam et aegrotantis curam gerentes et reliqua omnia;<text:line-break/>quae in aedibus, ubi aegrotat, sunt, -ita habentur, ut<text:line-break/>istorum nihil ipfe iniucunde et tristi animo conspiciat.<text:line-break/>Quin etiam et ex ministris illos plane adesse, -quibus ma-</text:p>
      <text:p text:style-name="P3">xime delectatur et ex gubernantibus eos qui gratissimi<text:line-break/>sunt apud ipsum commorari decet; alios vero duorum .al-<text:line-break/>lerum aut nunquam ejus cubiculum ingredi aut non diu-<text:line-break/>tius ante oculos^ ejus versari. Haec quidem curiose ex-<text:line-break/>plorans medicus ipse conficiet atque disponet. Nonnulla<text:line-break/>vero et abfque indagatio<text:span text:style-name="Default_20_Paragraph_20_Font"><text:span text:style-name="T11">n</text:span></text:span>e fponle dignoscuntur.. Saepius<text:line-break/><text:span text:style-name="Default_20_Paragraph_20_Font"><text:span text:style-name="T32">t</text:span></text:span><text:span text:style-name="Default_20_Paragraph_20_Font"><text:span text:style-name="T31"> </text:span></text:span>enim inspectante aegrotum atque curante medico <text:span text:style-name="Default_20_Paragraph_20_Font"><text:span text:style-name="T11">t</text:span></text:span>orvus<text:line-break/>aliquis ingressus certum quendam hominem venisse nu<text:span text:style-name="Default_20_Paragraph_20_Font"><text:span text:style-name="T11">n-<text:line-break/></text:span></text:span>clavis, qui ipfum visere ac salutare cupiat, tum protinus<text:line-break/>hoc audito aegrotans nonnunquam laetari visus est, uon-<text:line-break/>nunquam vero magnopere contristari, tanquam ab .homine<text:line-break/>ipfum non vere amante, <text:span text:style-name="Default_20_Paragraph_20_Font"><text:span text:style-name="T11">t</text:span></text:span>est simulante, molestiam passu-<text:line-break/>rus sit. Atqui tunc medicum oportet, quum quis ingressus<text:line-break/>est, quem laborans non libenti animo adspiciat, paulo<text:line-break/>post aliqua verisimili ratione quietem aegroto conserve<text:line-break/>dicere et hac de causa omnes ut ab eo recedant prae-<text:line-break/>cipere ; constat enim quod tunc una cum non: amicis<text:line-break/>amici egressi, huad itu multo post denuo introire pote-</text:p>
      <text:p text:style-name="P3">runti Hujusmodi sane spectacula aegroti mentem modo<text:line-break/>exhilarant, modo contristant, non per ipsum visorium<text:line-break/><text:span text:style-name="Default_20_Paragraph_20_Font"><text:span text:style-name="T11">t</text:span></text:span>ensum proprie., sed per cogitationem.. Ceterum quaedam<text:line-break/>visilia ratione visionis ipsius jucuuda sunt, quemadmodum<text:line-break/>et olfactilia. et gusiatilia et audibilia et tactilia- proprio<text:line-break/>quodque sensiti voluptatem afferunt. Attamen non est in<text:line-break/>omnibus istis aequalis oblectatio ; siquidem alii alios et<text:line-break/>colores et figuras et flores et stirpes et germina et pi-<text:line-break/>cturas, aliqua ut tristia.; aliqua ut jucunda contemplantur.<text:line-break/>Oportet itaque medicum ab aegrotantium domesticis per- .<text:line-break/>cunctatum, quibusnam ipsi delectentur, haec subere in<text:line-break/>cubicula, ubi jacent, inferri. Quaecunque mollia tangunt;<text:line-break/>fecundum 1pfam solam nudamqne tactoriam sensionem ju-<text:line-break/>cunda haec sunt; quemadmodum rursum. fleres , stirpes .et<text:line-break/>variegata aliaque omnia supradicta stolam oblectant visio-<text:line-break/>nem, .Adjiciemus igitur quaecunque ejusdem generis cum<text:line-break/>antedictis sunt, dimissa vero tanquam manifesta fuerunt.<text:line-break/>Duorum. enim- fensuum , visus scilicet et tactus suium. me-</text:p>
      <text:p text:style-name="P3">mmrt ; at tu olfactum adjice , gustatum et auditum. Et<text:line-break/>in auditu, quemadmodum et in vifu, dividito , nonnulla<text:line-break/>quidem ipsum sensum solum delectantia; ut suaves voces;<text:line-break/>aliqua per auditum animum conturbantla, ut cum tristia<text:line-break/>nunciantur;- e contrario alia quaedam oblectant et exhi-<text:line-break/>larunt ld sane et vulgus omne haud praeterit, nihil eo-<text:line-break/>rum quae tristi animo aeger auditurus sit, ipsi renuncia<text:span text:style-name="Default_20_Paragraph_20_Font"><text:span text:style-name="T11">v</text:span></text:span>i<text:line-break/>debere; . quemadmodum contra, omnia ipfum vehementer<text:line-break/>oblectatum renunciari convenit , quin et . aliqua .falsa ad-<text:line-break/>jicienda funi. ln loquenti sime particula nonnulla eorum,<text:line-break/>quae et hic omissa fuisse videbantur, resumens addit, aliae.<text:line-break/>Praescriptio haec est aliarum quae dicendae . fiunt gratia-<text:line-break/>rum. Nam quum praedixerit, laborantibus gratiae, deinde<text:line-break/>inquiens, munde parare poculenta aut esculenta, ac dein-<text:line-break/><text:span text:style-name="Default_20_Paragraph_20_Font"><text:span text:style-name="T27">ceps.de </text:span></text:span>omnibus, quae videntur, postea de tactui jucun-<text:line-break/>dis, sermone facto, praeter dictas alias fe dicturum gra-<text:line-break/>tias pollicetur, quas paulo post auditurus es. Porro quia<text:line-break/>dam hanc praescriptionem, aliae, de exemplaribus penis-<text:line-break/>tus deleverunt ; aliqui: vero non feminino . genere scribunt,</text:p>
      <text:p text:style-name="P3">fed in neutro vocato genere; alia ne valde laedant aut<text:line-break/>ne noxa non facile emendabili, ut frigida, ubi hac opus<text:line-break/>esu Non valde laedentia interdum exhibenda sunt, ve-<text:line-break/>hementer ipfa cupientibus, ac nisi acceperint; medicum<text:line-break/>tum o<text:span text:style-name="Default_20_Paragraph_20_Font"><text:span text:style-name="T11">l</text:span></text:span>oris tum aversaturis et nullum ejus praeceptum<text:line-break/>observat<text:span text:style-name="Default_20_Paragraph_20_Font"><text:span text:style-name="T11">o</text:span></text:span>ris. lgitur necesse interdum est quaedam illis<text:line-break/>exoptata concedere ,. nisi magnum lunt detrimentum alsa-<text:line-break/>tura. Praedicito autem ab his aegrum lae<text:span text:style-name="Default_20_Paragraph_20_Font"><text:span text:style-name="T11">t</text:span></text:span>um iri, tuque<text:line-break/>ipsi gratificandi cau<text:span text:style-name="Default_20_Paragraph_20_Font"><text:span text:style-name="T11">t</text:span></text:span>a ea concedere, <text:span text:style-name="Default_20_Paragraph_20_Font"><text:span text:style-name="T11">t</text:span></text:span>ed posterum te vi-<text:line-break/>cissim ah eo petere, ut in reliquis obedientem se<text:span text:style-name="Default_20_Paragraph_20_Font"><text:span text:style-name="T11">t</text:span></text:span>e ex-<text:line-break/>lubeat: novi enim quosdam ex ea medici liberalitate ob-<text:line-break/>scquentes evasisse. Hoc fane modo et ego multoties fri-<text:line-break/>gidam aquam in illis morbis exhibui , in quibus postridie<text:line-break/>ejus .usus requirebatur, id suium aegrotanti gratificatus, ut<text:line-break/>optimum scilicet propinandi tempus praeverterin<text:span text:style-name="Default_20_Paragraph_20_Font"><text:span text:style-name="T11">t</text:span></text:span> ; fimili-<text:line-break/>ter vero et de balneis, vino atque id genus omnibus me<text:line-break/>fecisse memini. Verum si morbus nec postridie, neque<text:line-break/>pro<text:span text:style-name="Default_20_Paragraph_20_Font"><text:span text:style-name="T11">t</text:span></text:span>ius unquam, ullo istorum egeat, aegroto nequaquam</text:p>
      <text:p text:style-name="P3">concedendum ; exiguam enim noxam futura posthac lau-<text:line-break/>guentis obedientia emendare poterit; noxa vero adeo<text:line-break/>magna, ut extremum periculum inferat aut morbum in<text:line-break/>longum tempus producat, non itidem deleri et in pristis<text:line-break/>num redigi poterit. Scribitur etiam proposita pars per<text:line-break/>alia verba , uno quidem modo sic , fed et valde nocere,<text:line-break/>ut frigidam, quum opus est, voce hac <text:span text:style-name="Default_20_Paragraph_20_Font"><text:span text:style-name="T22">βλάπτειν</text:span></text:span><text:span text:style-name="Default_20_Paragraph_20_Font"><text:span text:style-name="T26">, </text:span></text:span>id est<text:line-break/>nocere, <text:span text:style-name="Default_20_Paragraph_20_Font"><text:span text:style-name="T11">v</text:span></text:span> habente in fine et hanc quidem lectionem ve-<text:line-break/>teres explanatores agnoscunt. Alteram quoque in aliis<text:line-break/>exemplaribus detracta <text:span text:style-name="Default_20_Paragraph_20_Font"><text:span text:style-name="T11">v</text:span></text:span> littera ita <text:span text:style-name="Default_20_Paragraph_20_Font"><text:span text:style-name="T11">t</text:span></text:span>e habentem invenies,<text:line-break/>quae non valde nocent aut non facile emendabili noxa,<text:line-break/>ut frigida, ubi hac opus est; vult autem proposite oratio<text:line-break/>aut non facile emendabili noxa, ea significare quae non<text:line-break/>cito remediis cedere queant, ut impressa jam laesio remo-<text:line-break/>visatur. Ceterum hac de re, quaecunque prius dixi remi-<text:line-break/>nlscentibus, nullam aliam praeterea novam explanationem<text:line-break/>poscere co<text:span text:style-name="Default_20_Paragraph_20_Font"><text:span text:style-name="T11">n</text:span></text:span>venit.</text:p>
      <text:h text:style-name="P25" text:outline-level="2">IX<text:tab/><text:span text:style-name="Default_20_Paragraph_20_Font"><text:span text:style-name="T33">,.</text:span></text:span><text:span text:style-name="Default_20_Paragraph_20_Font"><text:span text:style-name="T34">η</text:span></text:span><text:span text:style-name="Default_20_Paragraph_20_Font"><text:span text:style-name="T33">-</text:span></text:span></text:h>
      <text:p text:style-name="P4">i<text:span text:style-name="Default_20_Paragraph_20_Font"><text:span text:style-name="T11">ntr</text:span></text:span>oi<text:span text:style-name="Default_20_Paragraph_20_Font"><text:span text:style-name="T11">tu</text:span></text:span>s, <text:span text:style-name="Default_20_Paragraph_20_Font"><text:span text:style-name="T11">serm</text:span></text:span>o<text:span text:style-name="Default_20_Paragraph_20_Font"><text:span text:style-name="T11">ne</text:span></text:span>s, <text:span text:style-name="Default_20_Paragraph_20_Font"><text:span text:style-name="T11">sigura, vesti</text:span></text:span>s <text:span text:style-name="Default_20_Paragraph_20_Font"><text:span text:style-name="T11">aegr</text:span></text:span>o<text:span text:style-name="Default_20_Paragraph_20_Font"><text:span text:style-name="T11">tan</text:span></text:span>ti, <text:span text:style-name="Default_20_Paragraph_20_Font"><text:span text:style-name="T11">t</text:span></text:span>o<text:span text:style-name="Default_20_Paragraph_20_Font"><text:span text:style-name="T11">nsura,<text:line-break/>ungue</text:span></text:span>s, <text:span text:style-name="Default_20_Paragraph_20_Font"><text:span text:style-name="T11">od</text:span></text:span>o<text:span text:style-name="Default_20_Paragraph_20_Font"><text:span text:style-name="T11">re</text:span></text:span>s.</text:p>
      <text:p text:style-name="P1">Ex istis omnia reliqua procul dubio ad medicum re-.<text:line-break/>feruntur, fed interea vox haec posita, <text:span text:style-name="Default_20_Paragraph_20_Font"><text:span text:style-name="T11">aegr</text:span></text:span>o<text:span text:style-name="Default_20_Paragraph_20_Font"><text:span text:style-name="T11">tan</text:span></text:span>ti, dubi-<text:line-break/>talionem quandam excitat. Unde quidam ea penitus de-<text:line-break/>tracta fele nequaquam eam invenisse .scriptam dissimula-<text:line-break/>runt, fed vetustissimi interpretes^ hanc quoque lectionem<text:line-break/>admittunt. Verum lingula dicta particulatim prius expen-<text:line-break/>dentes, fortassis aliquid verisimile ad ipsam interpretan-<text:line-break/>dam nacti erimus. Et primo quidem. introitus medicorum.<text:line-break/>ad aegrum quoscunque ipsi gratus faciunt,. siquidem non-<text:line-break/>nulli .aegri a saepius visentibus assiri fe molestia opi n a n-,<text:line-break/>tur; alii contra crebro fe videri magnopere laetantur.<text:line-break/>Quidam autem medici .sunt qui eo usque insaniant, ut<text:line-break/>etiam in dormientium conclave strepentes pedibus aut vo-</text:p>
      <text:p text:style-name="P3">ciferantes ingrediantur, ob quae expergefacti aegroti et<text:line-break/>illis irascuntur et maxime fe lae<text:span text:style-name="Default_20_Paragraph_20_Font"><text:span text:style-name="T11">t</text:span></text:span>os esse conqueruntur.<text:line-break/>Haec igitur omnis providere medicum oportet, ut neque<text:line-break/>non in tempore accedat, neque petulanter cum multo<text:line-break/>strepitu et elata voce aut incessu aut adspectu aut aliquo<text:line-break/>prorsum hujusmodi indecoro. Sermones.. Inter praecis<text:line-break/>pua Iunt et isti cum aegris a medicis recte aut non recte<text:line-break/>facti: quidam enim <text:span text:style-name="Default_20_Paragraph_20_Font"><text:span text:style-name="T11">s</text:span></text:span>ermones summe fatui funt, tales<text:line-break/>sane, qualem zeuxis a Bacchio scriptum esse testatur,<text:line-break/>callianacta fuisse Herophileum, in libro de memorabilibus<text:line-break/>Herophili et ejus sectae studiosorum. Iste aegrotanti cui-<text:line-break/>dam atque dicenti, moriar, hoc carmen respondens succi-<text:line-break/>unisse fertur : .</text:p>
      <text:p text:style-name="P1">P<text:span text:style-name="Default_20_Paragraph_20_Font"><text:span text:style-name="T11">u</text:span></text:span>l<text:span text:style-name="Default_20_Paragraph_20_Font"><text:span text:style-name="T11">chra et pelle m</text:span></text:span>i<text:span text:style-name="Default_20_Paragraph_20_Font"><text:span text:style-name="T11">can</text:span></text:span>s <text:span text:style-name="Default_20_Paragraph_20_Font"><text:span text:style-name="T11">n</text:span></text:span>i<text:span text:style-name="Default_20_Paragraph_20_Font"><text:span text:style-name="T11">si te La</text:span></text:span>t<text:span text:style-name="Default_20_Paragraph_20_Font"><text:span text:style-name="T11">ona creasset.<text:line-break/></text:span></text:span>Alteri quoque moriar dicenti respondisse:.</text:p>
      <text:p text:style-name="P1"><text:span text:style-name="Default_20_Paragraph_20_Font"><text:span text:style-name="T11">E</text:span></text:span>t <text:span text:style-name="Default_20_Paragraph_20_Font"><text:span text:style-name="T11">Pa</text:span></text:span>t<text:span text:style-name="Default_20_Paragraph_20_Font"><text:span text:style-name="T11">ro olus ob</text:span></text:span>i<text:span text:style-name="Default_20_Paragraph_20_Font"><text:span text:style-name="T11">t, qui te praestant</text:span></text:span>io<text:span text:style-name="Default_20_Paragraph_20_Font"><text:span text:style-name="T11">r</text:span></text:span> i<text:span text:style-name="Default_20_Paragraph_20_Font"><text:span text:style-name="T11">psa.</text:span></text:span></text:p>
      <text:p text:style-name="P7">caranus ror<text:span text:style-name="Default_20_Paragraph_20_Font"><text:span text:style-name="T11">e. </text:span></text:span>xvir. rani rr.</text:p>
      <text:p text:style-name="P3">Ceterum quidam hujusce tempestatis medici, etsi modera-<text:line-break/>tiores Callianacte. sint, .aspere tamen et ipsi erga laborau-<text:line-break/>t-es: fe. .gerunt , adeo ut odio ipsis sint, sicut aliqui e con-.<text:line-break/>trario serviliter adulantes .ob id ipsum contemtui fuerunt.<text:line-break/>Quemadmodum autem aegro medicum <text:span text:style-name="Default_20_Paragraph_20_Font"><text:span text:style-name="T11">a</text:span></text:span>diu<text:span text:style-name="Default_20_Paragraph_20_Font"><text:span text:style-name="T11">t</text:span></text:span>um videri non<text:line-break/>convenit, ita neque contemnendum, sed humanus, mode-<text:line-break/><text:span text:style-name="Default_20_Paragraph_20_Font"><text:span text:style-name="T11">r</text:span></text:span>atus suavisque quum sit., gravitatem etiam servare debet.<text:line-break/>Nisi enim medicum. aeger ut deum quendam admiretur, -<text:line-break/>nunquam illius praeceptis obtemperaverit. Antiquissimum<text:line-break/>igitur. fuerit neque adeo medicum <text:span text:style-name="Default_20_Paragraph_20_Font"><text:span text:style-name="T11">t</text:span></text:span>e submittere atque<text:line-break/>adulari, ut fui contemtum pariat, neque rursum perinde<text:line-break/>atque Callianactem <text:span text:style-name="Default_20_Paragraph_20_Font"><text:span text:style-name="T11">t</text:span></text:span>e rusticum atque afperum exhibere.<text:line-break/>Id fiet autem, fi et. ab adspectu et voce et omni corporis<text:line-break/>habitu medici gravitatem retineat aegrotautemque iis<text:line-break/>quae. ip<text:span text:style-name="Default_20_Paragraph_20_Font"><text:span text:style-name="T11">t</text:span></text:span>e praecipiat morem gerere . edoceat. Sermones<text:line-break/>vero multiformes sunt, trbique exempli causa aliquem<text:line-break/>proponere me non pigebit. Poterit sane medicus a prooe-<text:line-break/>tnio verisimili exorsus .omnia ea deinceps aegrotanti re-</text:p>
      <text:p text:style-name="P3">censere, quae in hanc rem ab Hippocrate tradita sunt:<text:line-break/>primo quidem in aphorismis ita dicente; oportet autem<text:line-break/>non modo se ipsum exhibere ea, quae oportet, facientem,<text:line-break/>fed etiam aegrum et assistentes et exteriora; et in primo<text:line-break/>de morbis popularibus: ars per tria, morbus, aegrotus,<text:line-break/>medicus. Adversari morbo aegrotum una cum medico<text:line-break/>oportet. Quumque tres sint, medicus, morbus et aegro-<text:line-break/>tus, si medicum solum cum morbo pugnantem aeger de-<text:line-break/>ferat, vel etiam ad morbum transfugiens medico repugnet,<text:line-break/>medicum a morbo superari continget. At si morbo re-<text:line-break/>lictu, medico subsidium contra illum ferat, duobus homi-<text:line-break/>cibus contra unum morbum pugnantibus, futurae victo-<text:line-break/>riae magna spes est; sicut e contrario desperandum sit, si<text:line-break/>aeger a mo<text:span text:style-name="Default_20_Paragraph_20_Font"><text:span text:style-name="T11">r</text:span></text:span>bo stans medico adversetur: salus enim ipse<text:line-break/>relictus, a duobus hostibus expugnari poterit. Id exem-<text:line-break/>plum tibi satis esto ; a simili enim multos id genus alios<text:line-break/>fermones cogitare poteris a medicis cum aegrotis fieri.</text:p>
      <text:p text:style-name="P3">Non siclum autem sermonum a medicis cum aegris facien-<text:line-break/>dorum talem esse sententiam convenit , fed etiam vocis<text:line-break/>magnitudinem et tonum et omnem actionem sententiae<text:line-break/>respondere sermonum. Quod si quis cum erudito viro<text:line-break/>colloquatur, ne soloecismis barbarifmisque utatur, caveto;<text:line-break/>nam ex hoc medici aegrotis spernendi videntur. Figura.<text:line-break/>Et figuram corporis totius in introeundo atque sedendo<text:line-break/>medicus, neque humilem prae <text:span text:style-name="Default_20_Paragraph_20_Font"><text:span text:style-name="T11">t</text:span></text:span>e ferat, ut contemtum<text:line-break/>mereatur, neque fastu quodam atque arrogantia turgentem.<text:line-break/>Quidam enim extenti ac patentes introeunt ac fedent;<text:line-break/>nonnulli fracti et molles; alii vero incurvi atque abjecti<text:span text:style-name="Default_20_Paragraph_20_Font"><text:span text:style-name="T11">r<text:line-break/></text:span></text:span>Itaque omnes excessus devitandi sunt et inter eos medio-<text:line-break/>erem esse tentandum esu Quod si nonnunquam, raro ta-<text:line-break/>men id evenit , aeger humilitatem et abiectionem quan-<text:line-break/>dam amare tibi videatur , - a mediocritate ad humilius te<text:line-break/>paulum defcendere humilioremque te ipfum effingere fa-<text:line-break/>tius fuerit. At si e contrario fe<text:span text:style-name="Default_20_Paragraph_20_Font"><text:span text:style-name="T11">t</text:span></text:span>e habeat, et tu contraria<text:line-break/>facito , paulum a mediocri et a naturali statu ad alter-</text:p>
      <text:p text:style-name="P3">utrum latus declinans. Vestis. Et ipsi, eadem ratione<text:line-break/>mediocris esto; neque valde fnmtuosa, ut arrogantiam in-<text:line-break/>dicet, neque sordida et nimium vilis, nisi si aeger ipse<text:line-break/>immoderatius, aut pretiosa vestimenta amet aut sordidis<text:line-break/>oblectetur: tunc enim a mediocritate ad illud quod ae-<text:line-break/>groto magis placeat descendito, quatenus id languenti<text:line-break/>arridere coniectura assecutus fueris. Hanc appellationem,<text:line-break/>aegrotanti, reliquis interjectam, obscuritatem offundere<text:line-break/><text:span text:style-name="Default_20_Paragraph_20_Font"><text:span text:style-name="T11">t</text:span></text:span>upra dixi ; at si initio fermonis aut in fine posita foret,<text:line-break/>nihil plane dubitationis attulisset, omnia haec scilicet, ut<text:line-break/>aegrotanti iucundiora fiunt, medico esse praestanda, iutroi-<text:line-break/>tus, sermones , figuram totius corporis, vestem, tonsuram<text:line-break/>capillorum, unguium decentem modum, odorem. Etenim<text:line-break/>in introitu alius ad alium -aegrotantem, ut paulo ante<text:line-break/>posuimus, modus est. In sermonibus similiter: nonnulli<text:line-break/>enim medicis fabellas narrantibus delectantur, nonnulli<text:line-break/>eos fastidiunt; aliqui gravibus et feriis sermonibus gau-<text:line-break/>dent, aliqui facetis et lepidis. Et de figuris corporis et</text:p>
      <text:p text:style-name="P3">vestimentis , quonam pacto jucundiora aegrotanti coniicere<text:line-break/>oporteat supra comprehensum esu Tonsura capillorum.<text:line-break/>Tonsura naturaliter quidem optima fuerit, si ad capitis<text:line-break/>sanitatem conservandam fiat: aliis enim alsa tonsurae spe-<text:line-break/>cies convenit; aegrotis vero non omnibus idem tonsurae<text:line-break/>genus placet. Hoc igitur te quoque considerare oportet<text:line-break/>ejus, quem medicaris, rationem habentem, quemadmodum<text:line-break/>Antonio Commodi patre imperante omnes ejus familiares<text:line-break/>faciebant, ad cutem usque detonsi. Lucius vero eos mi-<text:line-break/>mos appellabat et idcirco rursum, qui cum ipfo verfa-<text:line-break/>bantur, comam nutriveru<text:span text:style-name="Default_20_Paragraph_20_Font"><text:span text:style-name="T11">n</text:span></text:span>t. Ungues. Quantos medicis<text:line-break/>ungues esse. oporteat, ipfe in libro de agendis in medica-<text:line-break/>trina edocuit, illud addens, ipforunr decentem modum ad-<text:line-break/>spectantibus esse jucundum. De unguibus autem, scabie,<text:line-break/>aut aliquo alio id genus vitio affectis, quemadmodum et<text:line-break/>de pilorum capitis affectibus , alopecia scilicet et porrigine,<text:line-break/>neque ferino faciendus est: haec enim ut jam praeter na-<text:line-break/>tutatu medicum pati, sicut et morbum articularem vehe-</text:p>
      <text:p text:style-name="P3">mentionem et aliquid ejusmodi.aliud turpissimum est. odor.<text:line-break/>Porro totius corporis odor et oris praecipue nonnullis<text:line-break/>quidem natura putidus est, sicut aliis quibusdam sine vi-<text:line-break/>tio, nonnunquam per incuriam tuter odor fit, quum me-<text:line-break/>dici nihil errare fe putant, si caepas aut allium redolentes<text:line-break/>aegrotos vi<text:span text:style-name="Default_20_Paragraph_20_Font"><text:span text:style-name="T11">t</text:span></text:span>ant. Quinto sime ciri nostro Romae medior-<text:line-break/>nam exercenti id contigit. A prandio divitem quendam<text:line-break/>ac praepotentem hominem vini odorem vehementer fpi-<text:line-break/>rans invisit. Aeger itaque cum capitis dolore magnam<text:line-break/>febrem habens, atque ideo vini odorem exeuntem aegre<text:line-break/>ferens, Quintum, .ut longius aliquanto recederet rogavit,<text:line-break/>quoniam vinum immoderatius redolens ipsum contristaret<text:line-break/>et quidem aegrotus modeste dicere videbatur. At Quin-<text:line-break/>tus ipsi stolidius refpondens odorem ut aequo animo fer-<text:line-break/>ret .praecepit, nam et <text:span text:style-name="Default_20_Paragraph_20_Font"><text:span text:style-name="T11">t</text:span></text:span>e quoque aegrotum ex febri male<text:line-break/>olentem sustinere dicebat, multum autem interesse sc-<text:line-break/>bremue quis aut vinum redoleret. Alter fuit medicus in<text:line-break/>nostra Asse, cui axillae adeo foedum odorem exspirabant,</text:p>
      <text:p text:style-name="P3">ut vir nullus elegantior ejus accessum aegrotans ferre<text:line-break/>posset. oportebat igitur eum prius suo ipsius fymptomati<text:line-break/>mederi atque ita ad alios curandos feste accingere. Nam<text:line-break/>etsi, ut hircis, ingenitus putor infit, ad mediocritatem<text:line-break/>tamen quandam redigi potest; <text:span text:style-name="Default_20_Paragraph_20_Font"><text:span text:style-name="T11">c</text:span></text:span>urium haec mediocritas<text:line-break/>quotidianis infpersionibus, foetorem obtundeutibus mitigari<text:line-break/>poterit. Alius igitur quidam os naturaliter putidum ha-<text:line-break/>bens, ejus putorem et purgatione et medicamentorum ad<text:line-break/>id facientium potu mitigabat, atque quotidie aut amomi<text:line-break/>aut folii mal<text:span text:style-name="Default_20_Paragraph_20_Font"><text:span text:style-name="T11">o</text:span></text:span>bathri aut aliorum id genus odoratorum, in<text:line-break/>insum pauxillum quiddam coniiciens, ita ex aedibus pro-<text:line-break/>ficsscebatur.</text:p>
      <text:h text:style-name="Heading_20_2" text:outline-level="2">x.</text:h>
      <text:p text:style-name="P4"><text:span text:style-name="Default_20_Paragraph_20_Font"><text:span text:style-name="T1">A</text:span></text:span><text:span text:style-name="Default_20_Paragraph_20_Font"><text:span text:style-name="T11">qua decocta</text:span></text:span><text:span text:style-name="Default_20_Paragraph_20_Font"><text:span text:style-name="T1"> t</text:span></text:span><text:span text:style-name="Default_20_Paragraph_20_Font"><text:span text:style-name="T11">um quidem ut atrem adm</text:span></text:span><text:span text:style-name="Default_20_Paragraph_20_Font"><text:span text:style-name="T1">i</text:span></text:span><text:span text:style-name="Default_20_Paragraph_20_Font"><text:span text:style-name="T11">t</text:span></text:span><text:span text:style-name="Default_20_Paragraph_20_Font"><text:span text:style-name="T1">t</text:span></text:span><text:span text:style-name="Default_20_Paragraph_20_Font"><text:span text:style-name="T11">at</text:span></text:span><text:span text:style-name="Default_20_Paragraph_20_Font"><text:span text:style-name="T1"> t</text:span></text:span><text:span text:style-name="Default_20_Paragraph_20_Font"><text:span text:style-name="T11">u</text:span></text:span><text:span text:style-name="Default_20_Paragraph_20_Font"><text:span text:style-name="T1">m </text:span></text:span><text:span text:style-name="Default_20_Paragraph_20_Font"><text:span text:style-name="T11">vero<text:line-break/>ne plenum sit et operculum habeat.</text:span></text:span></text:p>
      <text:p text:style-name="P2">In quibus affectibus aut cujus utilitatis causa aquam<text:line-break/>decoquere aut quamcunque. aut vitiosam tantum conve-<text:line-break/>urat, in verbis istis declaratum non est; quamobrem ne-<text:line-break/>que ullum ex ipsis fructum percipimus. Videtur namque<text:line-break/>Hippocrates, sicut alia. multa in his libris quaerendi ma-<text:line-break/>gis cauta quam in vulgus edendi adnotavit, ita hunc<text:line-break/>quoque sermonem conscripsisse, nobis quidem imperfectum,<text:line-break/>sibi vero ipsi ad recordationem integrum. - At si nobis<text:line-break/>ipsis hunc modum explicandum proponamus, qualem aquam<text:line-break/>prius decoquere conveniat, atque ita deinde refrigeratam<text:line-break/>bibere , siquidem ipsam frigidam bibere volumus ; et con-<text:line-break/>tra rursus , quam calidam aquam bibere volentes , haud<text:line-break/>perinde coquemus, fedhuic operculum facientes, vasi, in<text:line-break/>quo calefacta est, magnitudine respondens; illi vero nul-<text:line-break/>lum tegmen imponentes, fed calentem aquam in nudo de-<text:line-break/>tectoque vase, fnh dio expositam dimittentes; et quaere-<text:line-break/>mus deluceps, qui affectus calidas quive frigidas aquas<text:line-break/>postulent; nos quidem utile aliquid inveniemus, nihil ta-</text:p>
      <text:p text:style-name="P3">men ad inventionem ex propositis - verbis proficiemus,<text:line-break/>quandoquidem initium nullum clarum habent. Quocirca<text:line-break/>et nonnulli ipsa cum supra positis copulant, ut Artemido-<text:line-break/>rus voluit cognomento Capito ; fed plurimi ipsis ab illis<text:line-break/>separantes seorsum considerant. Igitur si cum antepositis<text:line-break/>coniungantur , hujusmodi eorum <text:span text:style-name="Default_20_Paragraph_20_Font"><text:span text:style-name="T11">t</text:span></text:span>ensus erit, laborantibus<text:line-break/>gratiae, ut munde parare aut potulenta aut esculenta et<text:line-break/>cetera quae deinceps dixit Hippocrates. Deinde post ni-<text:line-break/>lima verba, aqua vero et ipfis interdum frigida propi-<text:line-break/>nanda, quum aut offensam prorsus nullam aut perexiguam,<text:line-break/>ex ejus potu fore metuamus. Deinde sibi ipsi ad remi-<text:line-break/>niscentiam, ut ajunt, deinceps modum ipsius praeparan-<text:line-break/>dae tradidit, fortasse nequaquam volens fontanam aquam<text:line-break/>prius quam incaluerit exhiberi; fortasse vero et aliquam<text:line-break/>distinctionem nactus, quibus calefacta prius et mox re-<text:line-break/>frigerata, aut quibus, omissa calefactione, potui danda sit.<text:line-break/>Aut forsan optimam aquam non coctam, vitiosam vero<text:line-break/>coctam praebere voluit. Fortassis etiam optimae aquae</text:p>
      <text:p text:style-name="P3">duplicem refrigerationem prodit , unam quidem quam<text:line-break/>circumfusus aer efficit.- Porro in Alexandria totaque Ae.-<text:line-break/>gypto ipsius aquam in testaceis quibusdam vasis hoc modo<text:line-break/>refrigerare conspexi. Occidente fele aquam. prius cale-<text:line-break/>sactam in vascula fundebant; deinde sublime totum hoc<text:line-break/>vas in fenestris vento adversis , ut - ibi per totam noctem<text:line-break/>refrigesceret, suspendebant ;. postea ante solis ortum vas<text:line-break/>humi depositum frigidam aquam circumfpergentes , frigida<text:line-break/>etiam folia toti vasi circumdabant, nonnunquam vitium<text:line-break/>aut lactucae, nonnunquam vero et aliarum id genus her-<text:line-break/>barum, ut frigus id quod sub nocturno aere acquisiverat<text:line-break/>diutius permaneret; multo vero magis ad hujusmodi. ap-<text:line-break/>paratum , quum optimae aquae ipsis facultas non esset,<text:line-break/>homines devenere. Dico autem optimam aquam et omni<text:line-break/>vitio carentem quae neque limi. quicquam habet., neque<text:line-break/>male olet et gustantibus nullam qualitatem prae fe fert.<text:line-break/>Quaedam enim pravas qualitates permissas habent, falis<text:line-break/>aut nitri aut sulphuris aut bituminis aut aluminis alio-</text:p>
      <text:p text:style-name="P3">rumque id genus. In quibus omnibus praestat, quemad--<text:line-break/>modum legumina multa praeclixantes idonea afui praepa—<text:line-break/>ramus et olera et fructus et animalium partes, eadem<text:line-break/>ratione et aquam prius decoctione ad meliorem naturam<text:line-break/>permutantes ita propinare. Praeterea et ob alium sane<text:line-break/>ri<text:span text:style-name="Default_20_Paragraph_20_Font"><text:span text:style-name="T11">t</text:span></text:span>um aquam percalefactum resiigeramus, etsi neque sapore,<text:line-break/>neque odore malo depravata sit, neque sic exquisite pura,<text:line-break/>quando in ventriculo ipfam diutius commorari aut per-<text:line-break/>cellere aut instare aut degravato ventriculum perceperimus.<text:line-break/>Sunt enim profecto et id genus multae , quarum praecis<text:line-break/>pue ab optimis aquis discretionem Hippocrates mihi fcri-<text:line-break/>pfisse vifirs est, ubi inquit: aqua cito incalescens ac cito<text:line-break/>resrigescens levissima. Neque enim in lutosis aut male<text:line-break/>olentibus aut quippiam medicamentusum gustatui impii-<text:line-break/>mentibus, hujusmodi signum usui esse potest, quum illae<text:line-break/>omnibus notae apertaeque sint; <text:span text:style-name="Default_20_Paragraph_20_Font"><text:span text:style-name="T11">t</text:span></text:span>est in illis, quae omnibus<text:line-break/>hisce qualitatibus careant. Aliud vero ex aeris corrupti<text:line-break/>missione vitium inest aut aliud quodpiam ipsi aquae inge<text:span text:style-name="Default_20_Paragraph_20_Font"><text:span text:style-name="T11">r</text:span></text:span></text:p>
      <text:p text:style-name="P3">nitum ab ignota causa proveniens. In his quidem fupra-<text:line-break/>dieta nota optimum diiudicandi instrumentum est; neque<text:line-break/>enim id genus aquae rito calefiunt aut refrigerantur.<text:line-break/>Aliud quoque indicium huic simile ab oleribus aut lego-<text:line-break/>missibus aut fructibus aut carnibus aut radicibus in nisa<text:line-break/>aqua incoctis accipitur: siquidem in optima aqua celer-<text:line-break/>rime, in vitiosa tardissime elixantur, vocantque hujus-<text:line-break/>modi vitiatus aquas veteres quidam indomitas, sive cru-<text:line-break/>das, sive incoctiles, perinde ac ipsa legumina, quae diffi-<text:line-break/>culter vixque elixantur. ob has itaque utilitates nonnun-<text:line-break/>quam praecalefactam aquam refrigeramus. Quin ipfam<text:line-break/>calidam bibituri, quum aut lutulenta aut limofa aut foe-<text:line-break/>tens est, hunc in modum praeparamus. Nam praecatus<text:line-break/>facta quum refrixit, tunc evidenter putorem, quem ex<text:line-break/>putredine plerumque contraxerat, abjicit omnisque pars<text:line-break/>terrea facile subsidet; quae cum tota aqua priusquam in-<text:line-break/>caluisset , minutatim permissa unaque cum ipsa epota aut<text:line-break/>contemnendam noxam infert, et maxime quibus renes aut</text:p>
      <text:p text:style-name="P3">vesica progignendis calculis proclives sunt. At sub dio<text:line-break/>quidem non aquam modo calentem , fed etiam alia quae-<text:line-break/>dam exponere istius separationis caula medici mihi ex-<text:line-break/>cogitasse videntur. Nam quaecunque ex diversae naturae<text:line-break/>materiis constant , per minutas pa<text:span text:style-name="Default_20_Paragraph_20_Font"><text:span text:style-name="T11">r</text:span></text:span>ticulas mixtione con-<text:line-break/>flata, haec post calefactionem resrigescentia facile secer-<text:line-break/>nuntur, sed statim a coctione antequam refrigerentur, ad-<text:line-break/>huc motione agitantur, atque ideo omnes eorum. particu-<text:line-break/>lae permixtae sunt; sed refrigeratis graves ac terreae fun-<text:line-break/>dum petunt, leves fuperfluitant. Itaque si cum praedictis,<text:line-break/>in quibus scripsit Hippocrates, laborantibus gratisicandum,<text:line-break/>de aquarum coctura sermo copuletur et ipsius utilitas evi-<text:line-break/>dens est, atque id quod dicitur, qualenam sit, exquisite<text:line-break/>fortasse invenerimus. Sin autem a praedictorum continui-<text:line-break/>tate modo proposita verba divellentes separatim pontem-<text:line-break/>plentur, plena dubitationum erit oratio. Prius igitur<text:line-break/>ipsum, ut superioribus annexum explanabimus, dicentes<text:line-break/>aquae ab ipsa praeparationem innoxiam .significari frigidam</text:p>
      <text:p text:style-name="P3">potaturis, quam et ego saepius facio, quum aegrotanti<text:line-break/>alicui frigidam aquam praebiturus sum, neque mihi fon-<text:line-break/>tis aqua bona scatentis facultas est. Romae namque. sicut<text:line-break/>et multa alia in ea urbe eximia funt, ita et fontium<text:line-break/>elegantia ac multitudo est admirabilis, eorum nullam sue-<text:line-break/>tidam aquam aut medicatam aut turbidam aut asperam<text:line-break/>crudamque effundente, sicut neque Pergam, in patria no-<text:line-break/>stra ; in multis autem aliis urbibus haud paucae deprava-<text:line-break/>tae aquae reperiuntur. Illae sane, quae ex Tiburtinis<text:line-break/>montibus per lapideas fistulas in Romanam civitatem deri-<text:line-break/>vantur, aliis quidem vitiis carentes, crudiusculae tamen<text:line-break/>funt, ut neque celeriter calefiant, ut urbani fontes, ne-<text:line-break/>que refrigerentur, neque celeriter in ipsis, ut in fontanis<text:line-break/>aquis, quaecunque inieceris, elixentur legumina et olera<text:line-break/>et carnes. Ex his autem aliae aliis in locis multo cru-.<text:line-break/>diores funt et ab ipsis indigenis dume gravesque nomi-<text:line-break/>nantur, quod ventriculum infestent et a potu onus quod-<text:line-break/>dam plures perciplant; nam fere et alias multes causas</text:p>
      <text:p text:style-name="P3">quicquam efficientes ab effectu denominare consueverunt;<text:line-break/>sic igitur et huic contrariam aquam , optimam scilicet<text:line-break/>laudantes, levem et mollem adpellant. Ceterum omnia<text:line-break/>haec enarrata cognitu quidem utilis furit, fed nihil ipfo-<text:line-break/>rum proposita verba docent, neque sine ostensione, ne-<text:line-break/>que cum ostensione^ neque breviter et obscurius, ne-<text:line-break/>que dilucide ac prolixius. Satius igitur mea quidem feu-<text:line-break/>tentis fuerit omnes hujusmodi orationes integras praeter-<text:line-break/>ire. Quamobrem si Hippocrates quo pacto aquam potui<text:line-break/>frigidam praeparare oporteat tradere proposuit, hujus-<text:line-break/>modi erit verborum len<text:span text:style-name="Default_20_Paragraph_20_Font"><text:span text:style-name="T11">t</text:span></text:span>us. Si aquam praedicti u<text:span text:style-name="Default_20_Paragraph_20_Font"><text:span text:style-name="T11">t</text:span></text:span>us<text:line-break/>cau<text:span text:style-name="Default_20_Paragraph_20_Font"><text:span text:style-name="T11">t</text:span></text:span>a decoquamus aut nihil vasculis, in quibus decoqui-<text:line-break/>tur, superimponemus; sied quae decoquitur, aquam in<text:line-break/>aere ambiente libere versari permittemus; aut e contrario<text:line-break/>aliquo operculo vafculum integentes aerem .excludemus.<text:line-break/>Rursum vero haec ipsis aut inter decoquendum aut ab<text:line-break/>decoctione inter refrigerandum fieri debere dictum esse<text:line-break/>intelligere possumus; sed in refrigeratione intelligi credi-</text:p>
      <text:p text:style-name="P3">bilius est, in decoctione vero incredibile. Neque enim<text:line-break/>docere. possumus cuinam usui inter coquendum aer am-<text:line-break/>bieus futurus sit, quae decoquuntur aquas ne. attingat<text:line-break/>exclufirs; fed in .resrigerando post cocturam; ubi alicujus<text:line-break/>putei, in quem vasculum demittamus, nobis facultas est<text:line-break/>aliquo tegmine vasculum claudere atque undique diligen-<text:line-break/>ter obstruere necesse esu Ubi vero puteo caremus, detectum<text:line-break/>vas, ut frigidum aerem admittat , relinquere convenit:<text:line-break/>Ceterum nonnulli explanatores verba haec a superioribus<text:line-break/>disjuncta legenda esse censentes Hippocrati de vitiosis<text:line-break/>aquis sermonem fieri ajunt, deque illis maxime, quaecun-<text:line-break/>que ob aliquam terream admixtam materiam hujusmodi<text:line-break/>funt. Mensuram autem temporis cocturae eam esse <text:span text:style-name="Default_20_Paragraph_20_Font"><text:span text:style-name="T35">lepor-<text:line-break/></text:span></text:span>tere, ut eo usque scilicet coquantur, donec purae <text:span text:style-name="Default_20_Paragraph_20_Font"><text:span text:style-name="T35">fiant,<text:line-break/></text:span></text:span>atque aerem. externum si admittant, perspicuae; <text:span text:style-name="Default_20_Paragraph_20_Font"><text:span text:style-name="T35">ob hujus<text:line-break/></text:span></text:span>enim admixtionem, non <text:span text:style-name="Default_20_Paragraph_20_Font"><text:span text:style-name="T11">t</text:span></text:span>uapte natura optimas <text:span text:style-name="Default_20_Paragraph_20_Font"><text:span text:style-name="T35">aquas<text:line-break/></text:span></text:span>splendidas apparere asseverant, atque ita de rerum <text:span text:style-name="Default_20_Paragraph_20_Font"><text:span text:style-name="T35">natura<text:line-break/></text:span></text:span>sermonem aggrediuntur, cujus ipsi nullam <text:span text:style-name="Default_20_Paragraph_20_Font"><text:span text:style-name="T35">rationem assi-</text:span></text:span></text:p>
      <text:p text:style-name="P3">gnare possunt. Splendida namque. pura aqua conspicitur,<text:line-break/>non aliqua splendida luce extrinsecus in ipsam incidente,<text:line-break/>fed ab occurrente lumine permutata, quemadmodum et<text:line-break/>aer neque ipse ex propria natura lucens, alioqui et noctu<text:line-break/>omnino luceret, verum summos ejus fines falari radio fe-<text:line-break/>riente, totus quum sit sibi ipse continuus, alterascit et<text:line-break/>commutatur. In aqua vero aut aere inania esse spatia,<text:line-break/>cum Epicuri et Asclepiadis de elementis opinione concor-<text:line-break/>dat. Aristotelis autem Stoicorumque placitis adver<text:span text:style-name="Default_20_Paragraph_20_Font"><text:span text:style-name="T11">t</text:span></text:span>atur,<text:line-break/>quod nullum in mu<text:span text:style-name="Default_20_Paragraph_20_Font"><text:span text:style-name="T11">n</text:span></text:span>do locum esse vacuum , sed omnia<text:line-break/>corporum plena esse sibi persuaserunt; neque enim in pu-<text:line-break/>mice cavitates terreis corporibus rnterjectae ipsis penitus<text:line-break/>vacuae videntur, sed intra ipsas aerem contineri testantur:<text:line-break/>in aqua quidem haud esse talem meatuum fabricam, qua-<text:line-break/>lis in pumice lapide conspicitur , fed quoquo ver<text:span text:style-name="Default_20_Paragraph_20_Font"><text:span text:style-name="T11">t</text:span></text:span>us ipsam<text:line-break/>sibi este continuam. Rectius igitur est id quod inquit, ut<text:line-break/>aerem suscipiat de va<text:span text:style-name="Default_20_Paragraph_20_Font"><text:span text:style-name="T11">t</text:span></text:span>e non operculato dictum esse. Nam</text:p>
      <text:p text:style-name="P3">quod deinceps scriptum est, dictam explanationem non<text:line-break/>admittit, ita fe habens.,. tum vero ne plenum sit et oper-<text:line-break/>culum Habeat, propositis sane Verbis opponitur, quae funt<text:line-break/>haec-: aqua coela, tum quidem, ut fufcipiat aerem; nam<text:line-break/>fecundae particulae subsequenti, quae vas contectum este<text:line-break/>vult, verba haec adversantia operculum vasi prorsus in-<text:line-break/>terdicunt, idque significat Hippocrates scribens; tum qui-<text:line-break/>dem ut aerem suscipiat :. vas enim operculatum aerem ex-<text:line-break/>clndet, delectum vero facile suscipiet. - At in aquis a fri-<text:line-break/>gido.aere refrigeratis id fieri nos dicimus quemadmodum<text:line-break/>Alexandriae facere consueverunt ; ubi vero torrentibus<text:line-break/>coctam aquam. subpetunt, tum vas aliqua ex parte inane<text:line-break/>esse melius fuerit, quo aer inter operculum et aquam in<text:line-break/>vafe positam contentus ipsc prius refrigeratus, sic deinde<text:line-break/>attactu . vicinam aquam. refrigeret. .Ut enim aqua facilius<text:line-break/>quam omnia terrena corpora calet atque frigescit, quippe<text:line-break/>cum illa tenuitate partium stuperet, pari ratione et aer</text:p>
      <text:p text:style-name="P3">quam aqua; admirandutnque mihi plane fuerit, nisi quis-<text:line-break/>piam hujusce rei quotidie evenientis experimentum <text:span text:style-name="Default_20_Paragraph_20_Font"><text:span text:style-name="T11">t</text:span></text:span>en-<text:line-break/>tiat. Vasorum namque vinariorum quod reclusum aper—<text:line-break/>tumque fuerit, ut vinum facile acescat, in causis est, sicut<text:line-break/>e c<text:span text:style-name="Default_20_Paragraph_20_Font"><text:span text:style-name="T11">o</text:span></text:span>ntrario bene Operculatum minus id patitur. Adhuc<text:line-break/>ver<text:span text:style-name="Default_20_Paragraph_20_Font"><text:span text:style-name="T11">o</text:span></text:span> minus plena vasa: nam quae aliquantulum vacua<text:line-break/>sunt,. quoniam aerem inclu<text:span text:style-name="Default_20_Paragraph_20_Font"><text:span text:style-name="T11">t</text:span></text:span>um habent, per illum medium<text:line-break/>celerius ab ambiente extrinsecus permutantur, fied plena<text:line-break/>ita ut vinum operculum attingat, per illum quidem im-<text:line-break/>hecilliter admodum atque obscure eo usque vitiantur, qu<text:span text:style-name="Default_20_Paragraph_20_Font"><text:span text:style-name="T11">o</text:span></text:span> u<text:span text:style-name="Default_20_Paragraph_20_Font"><text:span text:style-name="T11">t-<text:line-break/></text:span></text:span>que Iane tegumenti. deusitas pervenit. . Invenies itaque<text:line-break/>picam aut gypsata dolia diutius vina sincera conservare,<text:line-break/><text:span text:style-name="Default_20_Paragraph_20_Font"><text:span text:style-name="T11">t</text:span></text:span>ed quae solo corio, sicut et quae cuneis obstruunt, bre-<text:line-break/>vior: tempore durant; quocirca obstructa prius cuneis aut<text:line-break/>corio d<text:span text:style-name="Default_20_Paragraph_20_Font"><text:span text:style-name="T11">o</text:span></text:span>lia gypsi, deinde ac pice oblinunt. Hac erg<text:span text:style-name="Default_20_Paragraph_20_Font"><text:span text:style-name="T11">o</text:span></text:span> ra-<text:line-break/>tione quum aquam frigidissimam reddere voluerimus, ni-<text:line-break/>vem et ipsam prius calesactam, ut facilius permutetur;<text:line-break/>refrigerabimus ; nam qu<text:span text:style-name="Default_20_Paragraph_20_Font"><text:span text:style-name="T11">o</text:span></text:span>dque prius calefactum a vicinis</text:p>
      <text:p text:style-name="P3">insu totum alternationem p<text:span text:style-name="Default_20_Paragraph_20_Font"><text:span text:style-name="T11">r</text:span></text:span>omtius ob raritatem admit-<text:line-break/>tit-<text:span text:style-name="Default_20_Paragraph_20_Font"><text:span text:style-name="T11">v</text:span></text:span> ob praedictam vero causam ab aere frigido tanquam<text:line-break/>tangi artificiose molimur.- -Igitur. si coctae aquae refrige-<text:line-break/>randae causa. haec ab Hippocrate dicta fuere , verisimilem<text:line-break/>explanationem nacti fumus; arsi villulae aquae corrigen-<text:line-break/>dae , considerare deinceps debemus, a coctura iterum<text:line-break/>exorsi, quae totam aequabilite<text:span text:style-name="Default_20_Paragraph_20_Font"><text:span text:style-name="T11">r</text:span></text:span> aquam fundens, eam ad<text:line-break/>partium <text:span text:style-name="Default_20_Paragraph_20_Font"><text:span text:style-name="T11">s</text:span></text:span>eparationem idoneam reddit, . Permanente . enim<text:line-break/>adhuc in ipsa ob calefactionem motu, aliqua crassiora<text:line-break/>corpora innatantia sublimius efferri necesse est; motu. vero<text:line-break/>in totum desinente, terreae particulae ingenito pondere<text:line-break/>descendentes, in fundo continentis vasis residebunt, aquas<text:line-break/>vero super has fluitabit. Hanc paulatim in alterum vas<text:line-break/>transfundentes citra noxam deinde uti poterimus. Verum<text:line-break/>zeuxis nescio quomodo initium fecundae hujus orationis<text:line-break/>particulae ita explanavit: Vult, inquit, Hippocrates aquam</text:p>
      <text:p text:style-name="P3">non innatare ventricuIo, acutum scilicet tonum secundae<text:line-break/>syIlabae hujus nominis <text:span text:style-name="Default_20_Paragraph_20_Font"><text:span text:style-name="T22">ἐμπλέσν</text:span></text:span><text:span text:style-name="Default_20_Paragraph_20_Font"><text:span text:style-name="T26"> </text:span></text:span>superimponens , non, ut<text:line-break/>aiii, primae, per ipsum volens non vas plenum intelligi,<text:line-break/>ut illis visum fuit, sed ventriculo innatans, quod idem<text:line-break/>sonat, quod superfluitansi. Ceterum quoniam amans erga<text:line-break/>amatum caligat caecutitque idcirco, nostri ipsorum amor<text:line-break/>plerumque nos in nostris solis rebus caecos reddit, quam-<text:line-break/>vis aliena perspicacissime cernamus.</text:p>
      <text:h text:style-name="Heading_20_2" text:outline-level="2">XI.</text:h>
      <text:p text:style-name="Normal"><text:span text:style-name="Default_20_Paragraph_20_Font"><text:span text:style-name="T11">Quoniam ex sanguinis profluviis aqua subcutanea laborant.</text:span></text:span></text:p>
      <text:p text:style-name="P1">Horum verborum eodem atque istorum vis est, quo-<text:line-break/>niam sanguine prosuso disseruntur: utrumque enim re-<text:line-break/>frigerato corpore provenit.</text:p>
      <text:h text:style-name="P25" text:outline-level="2">XII.</text:h>
      <text:p text:style-name="Normal"><text:span text:style-name="Default_20_Paragraph_20_Font"><text:span text:style-name="T11">Si qualia purgari convenit purgentur et fecile tolerant.</text:span></text:span></text:p>
      <text:p text:style-name="P1">Nonnulli sine coniunctione et haec verba scribunt,<text:line-break/>quemadmodum et in libro aphorismorum ; plurimi vero<text:line-break/>conjunctionem <text:span text:style-name="Default_20_Paragraph_20_Font"><text:span text:style-name="T11">et</text:span></text:span> interponunt, volentes quidem hoc ver-<text:line-break/>bum, <text:span text:style-name="Default_20_Paragraph_20_Font"><text:span text:style-name="T11">confert, </text:span></text:span>nos subintelligere, quod expresse in verbis<text:line-break/>in aphorismis scriptis habetur, ea vero ita scribuntur: Ii<text:line-break/>qualia convenit purgari purgentur, consere et facile to-<text:line-break/>ierant. Hoc vero loco conjunctionem <text:span text:style-name="Default_20_Paragraph_20_Font"><text:span text:style-name="T11">et</text:span></text:span> additam indicare<text:line-break/>ajunt quod praeter id quod ipsis confert , per purgatio-<text:line-break/>nem facta inanitio, facile quoque eam tolerant, sive no-<text:line-break/>bis purgatoriam medicinam exhibentibus, sive et natura<text:line-break/>ipsa ex corpore infestos humores depellente evacuatio<text:line-break/>fiat: nam purgationes appellare consuevit Hippocrates non<text:line-break/>solum a medicamentis, sed etiam a natura factas. Thu-</text:p>
      <text:p text:style-name="P8">cydides autem et evacuationes in morbis inlpetu naturae<text:line-break/>per symptomata ratione morbi evenientes, purgationes et<text:line-break/>expurgatione appellavit, ita dicens: Et expurgationes bi-<text:line-break/>lis omnes, quaecunque a medicis nominatae sunt, acci-<text:line-break/>derunt. Haec vero ab ipso in pestilentiae narratione se-<text:line-break/>cundo historiarum volumine dicta sunt.</text:p>
      <text:h text:style-name="Heading_20_2" text:outline-level="2">XIII.</text:h>
      <text:p text:style-name="P4"><text:span text:style-name="Default_20_Paragraph_20_Font"><text:span text:style-name="T12">I</text:span></text:span><text:span text:style-name="Default_20_Paragraph_20_Font"><text:span text:style-name="T11">n Aeno legumina edentes assidue, semina, mares, cruri-<text:line-break/>bus imbecilli evadebant et permanebant. Verum etiam<text:line-break/>ervum comedentes , genuum dolorem contrahebant.</text:span></text:span></text:p>
      <text:h text:style-name="Heading_20_2" text:outline-level="2">XIV.</text:h>
      <text:p text:style-name="P4"><text:span text:style-name="Default_20_Paragraph_20_Font"><text:span text:style-name="T11">Evidenter vigilans calidior exterius; interius autem sc</text:span></text:span>i-i-<text:line-break/><text:span text:style-name="Default_20_Paragraph_20_Font"><text:span text:style-name="T11">dior. Dormiens e contrario.</text:span></text:span></text:p>
      <text:p text:style-name="P2">Initio partis istius posita haec vox, <text:span text:style-name="Default_20_Paragraph_20_Font"><text:span text:style-name="T11">evidenter, </text:span></text:span>idem<text:line-break/>signislcat, quod manifeste et dilucide; sequentia vero verba<text:line-break/>huic voci, <text:span text:style-name="Default_20_Paragraph_20_Font"><text:span text:style-name="T11">vigilans, </text:span></text:span>annexa, perspicua sunt, opinante<text:line-break/>Hippocrate extimas vigilantis partes calidiores, internas<text:line-break/>autenl frigidiores, dormienti vero contraria evenire. Id<text:line-break/>nempe aperte ex eo apparet, quod dormientes cum pluri-<text:line-break/>miS strangulis, tum et capitis egent tegumento, si frigi-<text:line-break/>dus, ut hiberno tempore, quo circumfunduntur, aër sit;<text:line-break/>atqui interdiu vigilantes haec non requirunt. Quin etiam<text:line-break/>major inspiratio plus caloriS in penetralibus corporis col-<text:line-break/>lectum esse testatur. Perinde et concoctiones in dormien-<text:line-break/>tibus essicacius quam in vigilantibus fieri non solum in<text:line-break/>ventriculo ingestorum ciborum, verum etiam humorum in<text:line-break/>jecore et venis, corporis abditaS fenes in dormientibus<text:line-break/>calidioreS essici signum est; quum a nobiS concessum et<text:line-break/>supra ostensum sit, ingenitum calorem omnium in corpore<text:line-break/>concoctionum praecipuum esse opificem. Ita sane et in<text:line-break/>libris aphorismorum memoriae prodidit de aetatibus , tem-</text:p>
      <text:p text:style-name="P3">poribus et vitae officiis, ubi ait: ventres hieme et vere<text:line-break/>calidissimi sunt natura et <text:span text:style-name="Default_20_Paragraph_20_Font"><text:span text:style-name="T11">t</text:span></text:span>omni longissimi; his igitur<text:line-break/>temporibus et plura alimenta danda sunt, .siquidem insitus<text:line-break/>calor multus; pluri igitur indigent esca: indicio sunt-<text:span text:style-name="Default_20_Paragraph_20_Font"><text:span text:style-name="T11">s</text:span></text:span>e-<text:line-break/>tales et athletae. In lusce quidemverbis breviter de ae-<text:line-break/>talibus loquutus est, i<text:span text:style-name="Default_20_Paragraph_20_Font"><text:span text:style-name="T11">n</text:span></text:span> altero aphorismo latius .atque<text:line-break/>ideo alarius ita inquiens: Crescentia corpora plurimum<text:line-break/>habent insiti calidi, plurimum .igitur requirunt alimeu-<text:line-break/>tum; sin minus, corpus digeritur p senibus vero exiguus<text:line-break/>calor inest, idcirco igitur paucis fomentis egent. Secun-<text:line-break/>dum aetates quidem haud intro forasque ingenito calore<text:line-break/>migrante , fed temporis progressu tabescente , senilis aetas<text:line-break/>omnium frigidissima efficitur. At hieme calore in peni-<text:line-break/>tiora fe condente, ventriculi quidem . et reliqua viscera<text:line-break/>calidiora;- snbcutaneae vero partes frigidiores- redduntur.<text:line-break/>Quemadmodum terrae profunditas hieme calida apparet,<text:line-break/>propter quod. et fontes calidiores fiunt et aliqui lu pro-</text:p>
      <text:p text:style-name="P18">fundum usque. fodientes , quum procul a terrae superficie<text:line-break/>recesserunt, evrdentem caliditatem-percipiunt.</text:p>
      <text:h text:style-name="Heading_20_2" text:outline-level="2"><text:span text:style-name="Default_20_Paragraph_20_Font"><text:span text:style-name="T28"><text:line-break/></text:span></text:span>XV.</text:h>
      <text:p text:style-name="Normal">P<text:span text:style-name="Default_20_Paragraph_20_Font"><text:span text:style-name="T11">ercal</text:span></text:span>i<text:span text:style-name="Default_20_Paragraph_20_Font"><text:span text:style-name="T11">d</text:span></text:span>a <text:span text:style-name="Default_20_Paragraph_20_Font"><text:span text:style-name="T11">natura refaigera</text:span></text:span>t<text:span text:style-name="Default_20_Paragraph_20_Font"><text:span text:style-name="T11">io, potus , aqua qu</text:span></text:span>i<text:span text:style-name="Default_20_Paragraph_20_Font"><text:span text:style-name="T11">escere.</text:span></text:span></text:p>
      <text:p text:style-name="P1">Quod his verbis praecipitur. clarum est. .Omnibus<text:line-break/>enim iis, qui calidiores quam deceat sunt, summam vi-<text:line-break/>otus rationis ad refrigerationem redigere expedit. Itaque<text:line-break/>frigidioris. temperaturae cibaria ipsis danda sunt et aquosa<text:line-break/>potio aut ipsa aqua. potui praebenda estpparumque exer-<text:line-break/>cendum . corpus est ,. soli namque ad .necessarias actiones<text:line-break/>motus sufficient. Nihilque dubii est ab ira et curis ve-<text:line-break/>hementioribus hujusmodi hominem abstinere debere. Quin<text:line-break/>etiam quotidie lavationibus aquarum dulcium uti, non<text:line-break/>semel tantum, verum etiam saepius, si velit, conducet.<text:line-break/>Nec non et ciborum quos comedit vis refrigeratoria</text:p>
      <text:p text:style-name="P3">esto. et aestate praecipue. Verum ante omnia illud in his<text:line-break/>sermonibus meminisse opus est, percalidas naturas appel-<text:line-break/>lore eas Hippocratem consuevisse, quae non ingenito ca-<text:line-break/>lore, led acri et mordaci abundant, quem adventitium et<text:line-break/>non naturalem esse arbitratur.</text:p>
      <text:h text:style-name="Heading_20_2" text:outline-level="2"><text:span text:style-name="Default_20_Paragraph_20_Font"><text:span text:style-name="T31">- </text:span></text:span>XVI.</text:h>
      <text:p text:style-name="Normal"><text:span text:style-name="Default_20_Paragraph_20_Font"><text:span text:style-name="T11">somnu</text:span></text:span>s <text:span text:style-name="Default_20_Paragraph_20_Font"><text:span text:style-name="T11">infa</text:span></text:span>i<text:span text:style-name="Default_20_Paragraph_20_Font"><text:span text:style-name="T11">g</text:span></text:span>o<text:span text:style-name="Default_20_Paragraph_20_Font"><text:span text:style-name="T11">re vestibu</text:span></text:span>s <text:span text:style-name="Default_20_Paragraph_20_Font"><text:span text:style-name="T11">tec</text:span></text:span>to.</text:p>
      <text:p text:style-name="P1">Plurimi huiusce libri interpretes hanc particulam ora-<text:line-break/>tionis separatim explanant. Mihi vero ipsam cum fupra-<text:line-break/>scripta coniungere satius esse videtur, atque unam iute.:<text:line-break/>grana orationem hoc .pacto instituere. Percalida natura<text:line-break/>refrigeratio, potus, aqua quiescere, somnus in frigore ve-<text:line-break/>stibus contecto, hanc Graecam vocem <text:span text:style-name="Default_20_Paragraph_20_Font"><text:span text:style-name="T22">ἐμψύχει</text:span></text:span><text:span text:style-name="Default_20_Paragraph_20_Font"><text:span text:style-name="T26"> </text:span></text:span>per literam<text:line-break/><text:span text:style-name="Default_20_Paragraph_20_Font"><text:span text:style-name="T28">v </text:span></text:span>scribentibus nobis ac proferentibus, non per <text:span text:style-name="Default_20_Paragraph_20_Font"><text:span text:style-name="T22">μ</text:span></text:span><text:span text:style-name="Default_20_Paragraph_20_Font"><text:span text:style-name="T26">, </text:span></text:span>quod<text:line-break/>idem est ac si cum .articulo quis- ita diceret <text:span text:style-name="Default_20_Paragraph_20_Font"><text:span text:style-name="T22">ἐν</text:span></text:span><text:span text:style-name="Default_20_Paragraph_20_Font"><text:span text:style-name="T26"> </text:span></text:span><text:span text:style-name="Default_20_Paragraph_20_Font"><text:span text:style-name="T22">τφ</text:span></text:span><text:span text:style-name="Default_20_Paragraph_20_Font"><text:span text:style-name="T26"> </text:span></text:span><text:span text:style-name="Default_20_Paragraph_20_Font"><text:span text:style-name="T22">ψυ</text:span></text:span><text:span text:style-name="Default_20_Paragraph_20_Font"><text:span text:style-name="T26">-<text:line-break/></text:span></text:span><text:span text:style-name="Default_20_Paragraph_20_Font"><text:span text:style-name="T22">χει</text:span></text:span><text:span text:style-name="Default_20_Paragraph_20_Font"><text:span text:style-name="T26">. </text:span></text:span>Eos enim qui immoderatius calida temperatura sunt,</text:p>
      <text:p text:style-name="P3">melius est in frigido loco dormientes aerem plane frigi-<text:line-break/>dum per inspirationem attrahere et maxime quoniam per<text:line-break/>somnum calor in interiora corporis mergitur. Ceterum si<text:line-break/>ut in fomno, calido exteriorem superficiem deferente in-<text:line-break/>terna corporis magis calent, sic et ambiente aere cutaneis<text:line-break/>partibus frigescens , corporis penitiora incalescant , haud<text:line-break/>per<text:span text:style-name="Default_20_Paragraph_20_Font"><text:span text:style-name="T11">l</text:span></text:span>ecte homo aeris- inspiratu refrigerabitur. Praestabit<text:line-break/>igitur stragulis calesactoriis iniectis, ad cutem calorem<text:line-break/>revocare , frigidum vero aerem per inspiratum admittere,<text:line-break/>ut utrimque temperaturae mediocritatem calidum corpus<text:line-break/>redigatur, optimum itaque,. ut dixi, fuerit cum supra-<text:line-break/>dictis haec verba coniungere. At multi huj<text:span text:style-name="Default_20_Paragraph_20_Font"><text:span text:style-name="T11">n</text:span></text:span>sce libri ex-<text:line-break/>planatores ipsa a superioribus disjungentes non percali-<text:line-break/>dis modo naturis , sed etiam omnibus hominibus generatim<text:line-break/>conferre, existimant in aere frigidiore somnum capere, ut<text:line-break/>contractus in profundum calor refrigeretur ; operimentis<text:line-break/>vero circumtegi; ne omnis calor immoderatius intro refu-</text:p>
      <text:p text:style-name="P3">giat calore eo, qui ob refrigeratas ab externo aere cuta-<text:line-break/>neas partes repellitur illi, qui per somnum intus colligi-<text:line-break/>tur, accedente. Id vero in multis naturis verum est,<text:line-break/>non tamen in omnibus: quemadmodum enim eos, quibus<text:line-break/>calidior supra modum natura est, refrigerare expedit,- ita<text:line-break/>frigidiore temperatura praeditos calefacere. Verum non-<text:line-break/>nulli proposita verba non folum a suprascriptis dissonae-<text:line-break/>runt, sed etiam haec ipfa separatim legentes. divsseruut,<text:line-break/>somnus <text:span text:style-name="Default_20_Paragraph_20_Font"><text:span text:style-name="T22">ἐμψύχει</text:span></text:span><text:span text:style-name="Default_20_Paragraph_20_Font"><text:span text:style-name="T26">, </text:span></text:span>id est refrigerat, primam syllabam hujus<text:line-break/>venbi <text:span text:style-name="Default_20_Paragraph_20_Font"><text:span text:style-name="T22">ἐμψύχει</text:span></text:span><text:span text:style-name="Default_20_Paragraph_20_Font"><text:span text:style-name="T26"> </text:span></text:span>per <text:span text:style-name="Default_20_Paragraph_20_Font"><text:span text:style-name="T22">μ</text:span></text:span><text:span text:style-name="Default_20_Paragraph_20_Font"><text:span text:style-name="T26"> </text:span></text:span>litteram scribentes, ut unum. verbum<text:line-break/>sit <text:span text:style-name="Default_20_Paragraph_20_Font"><text:span text:style-name="T22">ἐμψύχει</text:span></text:span><text:span text:style-name="Default_20_Paragraph_20_Font"><text:span text:style-name="T26">, </text:span></text:span>similiter dictum atque hoc, <text:span text:style-name="Default_20_Paragraph_20_Font"><text:span text:style-name="T22">καταψύχει</text:span></text:span><text:span text:style-name="Default_20_Paragraph_20_Font"><text:span text:style-name="T26"> </text:span></text:span>, quae.<text:line-break/>ambo refrigerat , significant ; et non duae orationis parti-.<text:line-break/>cuiae, prior quidem praepositio, fecunda vero nomen.<text:line-break/>Sed isti necessario sequentem orationem sin; propositae<text:line-break/>adjungentes ita Iane legunt, abjecto somnus firmus, ere-.<text:line-break/>ctorum dormitatio, asserentes hanc vocem, <text:span text:style-name="Default_20_Paragraph_20_Font"><text:span text:style-name="T11">abjec</text:span></text:span>t<text:span text:style-name="Default_20_Paragraph_20_Font"><text:span text:style-name="T11">o</text:span></text:span>, quam<text:line-break/>vestibus .tecto, interpretati fumus, pro hac i<text:span text:style-name="Default_20_Paragraph_20_Font"><text:span text:style-name="T11">acen</text:span></text:span>ti, esse<text:line-break/>positam. Id vero praeterquam quod haec vox ,. jacenti;</text:p>
      <text:p text:style-name="P3">violenter in hanc, abjeeto, mutata est et alioqui est igno-<text:line-break/>bile atque inutile, istis nos intelligere volentibus fumus-<text:line-break/>culofum corporis affectum, jacentibus firmum et stabilem<text:line-break/>fomnum ; stantibus vero dormitationem tantum conciliare.</text:p>
      <text:h text:style-name="Heading_20_2" text:outline-level="2">XVH.</text:h>
      <text:p text:style-name="P17"><text:line-break/><text:span text:style-name="Default_20_Paragraph_20_Font"><text:span text:style-name="T11">somnu</text:span></text:span>s <text:span text:style-name="Default_20_Paragraph_20_Font"><text:span text:style-name="T11">stab</text:span></text:span>i<text:span text:style-name="Default_20_Paragraph_20_Font"><text:span text:style-name="T11">l</text:span></text:span>is, <text:span text:style-name="Default_20_Paragraph_20_Font"><text:span text:style-name="T11">erec</text:span></text:span>to<text:span text:style-name="Default_20_Paragraph_20_Font"><text:span text:style-name="T11">rum dor</text:span></text:span>m<text:span text:style-name="Default_20_Paragraph_20_Font"><text:span text:style-name="T11">i</text:span></text:span>t<text:span text:style-name="Default_20_Paragraph_20_Font"><text:span text:style-name="T11">a</text:span></text:span>ti<text:span text:style-name="Default_20_Paragraph_20_Font"><text:span text:style-name="T11">o.</text:span></text:span></text:p>
      <text:p text:style-name="P1">Quae plurimi interpretes his verbis explanandis tra-<text:line-break/>diderint silentio transire praestat; quae vero inter illos<text:line-break/>magis veritati adhaerere existimati dixerint, hujusmodi<text:line-break/>lunt. Vigiliam refrigerare corpus asserunt hujusque in-<text:line-break/>dicium pallorem vigilantibus accidentem statuunt. Quum<text:line-break/>igitur dicunt, per calidam temperaturam refrigerare vo-<text:line-break/>lumus , praeter superius ab Hippocrate dicta , illud etiam<text:line-break/>abiciendum est, ut prius cogitationibus aliquibus et ne-<text:line-break/>gotiis afflicti vigilent; aut si hoc facere nequeant, ne cu-<text:line-break/>bantes dormiant, arcendi funt: coguntur enim duorum</text:p>
      <text:p text:style-name="P3">alterutrum facere, aut sedere aut flere. Sedentium quidem<text:line-break/>sirmnum hedraeon a fede, id est firmum, vocatum esse<text:line-break/>inquiunt; respondere autem horum somnum stantium<text:line-break/>demutationi. Atque ideo, inquit ipse, somnus hedraeos,<text:line-break/>hoc est firmus, erectorum dormitatio, perinde ac si tota<text:line-break/>oratio hunc in modum prolata esset: percalidae naturae a.<text:line-break/>plurimi somni usis arcendae sunt; ipsis enim et vigilare<text:line-break/>et aliquid agere. magis conducit. Hi quidem maxime et<text:line-break/>a sedendo arcendi fiant; sin minus, concedendum fa ire<text:line-break/>suerit id, quod simile est flentium dormitationi : ne pro-<text:line-break/>cumbant autem prohibendum. Sed nonnulli stabilem<text:line-break/>fomnum, hoc est prostrndum dictum, esse putant, eorum<text:line-break/>scilicet qui ita <text:span text:style-name="Default_20_Paragraph_20_Font"><text:span text:style-name="T11">t</text:span></text:span>e habeant, ut stantes jam conniveant,<text:line-break/>fed cujus utilitatis causa haec scripserint non addentes,<text:line-break/>imperfectam orationem reddiderunt. Verumtamen haec ab<text:line-break/>ipsi, dicta stmt, nobis consulente ut eos, quos firmiter,<text:line-break/>hoc est profunde, dormire volumus, tantisper vigilantes<text:line-break/>custodiamus, dum nisi conniventes consistere non possint:</text:p>
      <text:p text:style-name="P3">nam si ad hoc pervenerint, in. altum postea saporem ver-<text:line-break/>tuntur. Nam multos ego quod citius cubitum irent, male<text:line-break/>dormientes, diutius vigilare cogens, ut postea suavissime<text:line-break/>dormirent, effeci; sicut quosdam . amissum ciborum ap.pe-<text:line-break/>ritum conquerentes, ad multum diem inedia macerans usu-<text:line-break/>rie<text:span text:style-name="Default_20_Paragraph_20_Font"><text:span text:style-name="T11">n</text:span></text:span>tes reddidi. Antequam enim somnum aut cibum na-<text:line-break/>tura desideret,. .ad hos accedentes .in dicta symptomata<text:line-break/>incidunt. Non oportet autem naturae intempestive vim<text:line-break/>inferre, sed ei in tempore subvenire. Ego mehercule,<text:line-break/>qui aliquis in propositis verbis explanandis verisimiliter<text:line-break/>posse dicere mihi videbatur, exposui. Putantes vero<text:line-break/>somnum semper refrigerare, praecipuum quoddam in arte<text:line-break/>ignorare opinor: semper enim siomnus humectat, sicut<text:line-break/>vigilia semper exsiccat ; hocque .nos ipse edocuit , non<text:line-break/>semper autem calefacere aut refrigerare natura aptus esu<text:line-break/>Verum quum in febre carentibus aut pituitosos aut ero-<text:line-break/>dos aut frigidos utcunque succos in corpore offendens<text:line-break/>confecerit et coxerit, ex ipsissimum, sanguinem procreans,</text:p>
      <text:p text:style-name="P3">hominem insiti caloris incremento calefacit. Quum vero<text:line-break/>ex hujusmodi humorum putredine jam febricitantes occu-<text:line-break/>paverit, eos refrigerat, febrilem exstinguens calorem, pro-<text:line-break/>prium. vero et ingenitum augens. At si cum febre aut<text:line-break/>sine febre succi biliosi redundaverint, ipsius separare, dein<text:line-break/>excernere valens, ad mediocritatem salubris temperantiae<text:line-break/>corpus redigit. Haec si praestare nequeat, eandem fervat<text:line-break/>temperiem. Quod si ex visceris phlegmone quis febrici-<text:line-break/>tans , accessionis initio , fomno corripiatur ; intempestivus<text:line-break/>iste somnus phlegmonem augens, una cum ipsa et febrem<text:line-break/>magis accendet; quocirca et calore alieno corpus calidius<text:line-break/>efficiet, Contingit quidem et uno modo interdum calidius<text:line-break/>juxta atque frigidius simul a fomno corpus evadere:<text:line-break/>quandoquidem caloris in corpore humano duplex genus est,<text:line-break/>unum familiare et congenitum , alterum alienum et prae-<text:line-break/>ter naturam. Quando itaque horum unum somnus auxe-<text:line-break/>rit et roboraverit, alterum tabefecerit et exstinxerit, quo-<text:line-break/>modo quispiam rationabiliter corpus uno tempore calidius</text:p>
      <text:p text:style-name="P3">simul atque frigidius fe ipfo a r<text:span text:style-name="Default_20_Paragraph_20_Font"><text:span text:style-name="T11">a</text:span></text:span>mno affectum esse nega-<text:line-break/>verit ? Ceterum et haec ab luitio plerique Hippocratis<text:line-break/>voluminum explanatores ignoranti Id autem ita sis ha-<text:line-break/>bere quod dico , ex Lyci sermonibus percipies , quibus<text:line-break/>Hippocratem reprehendit in aphorismis ita dicentem: cre-<text:line-break/>fcentes plurimo ingenito calido abundant. At quod eo-<text:line-break/>rum ignoratione, quae recte Hippocrates de calorum.<text:line-break/>discrimine prodidit, ipsum calumniis vexare Lycus ausus<text:line-break/>fuerit, per unum integrum librum a me ostensum est,<text:line-break/>cujus haec est inscriptio; Quod nihil in eo aphorismo er-<text:line-break/>ratum sit, cujus initium est, crescentes plurimo ahun-<text:line-break/>dant insitu calido , igitur plurimo egent alimento.</text:p>
      <text:h text:style-name="Heading_20_2" text:outline-level="2">XVIII.</text:h>
      <text:p text:style-name="Normal">f<text:span text:style-name="Default_20_Paragraph_20_Font"><text:span text:style-name="T11">mbec</text:span></text:span>i<text:span text:style-name="Default_20_Paragraph_20_Font"><text:span text:style-name="T11">ll</text:span></text:span>i <text:span text:style-name="Default_20_Paragraph_20_Font"><text:span text:style-name="T11">victu</text:span></text:span>s <text:span text:style-name="Default_20_Paragraph_20_Font"><text:span text:style-name="T11">fulgid</text:span></text:span>i, <text:span text:style-name="Default_20_Paragraph_20_Font"><text:span text:style-name="T11">valen</text:span></text:span>t<text:span text:style-name="Default_20_Paragraph_20_Font"><text:span text:style-name="T11">e</text:span></text:span>s <text:span text:style-name="Default_20_Paragraph_20_Font"><text:span text:style-name="T11">vero cal</text:span></text:span>i<text:span text:style-name="Default_20_Paragraph_20_Font"><text:span text:style-name="T11">d</text:span></text:span>i.</text:p>
      <text:p text:style-name="P1">Victus imbecillos aut eos, qui ex imbecillis vitae<text:line-break/>officiis, cibis ac potibus constant aut imbecillum animal</text:p>
      <text:p text:style-name="P3">reddentes,. appellarit; frigidi vero sive ob Tuam ipsorum<text:line-break/>temperaturam, sive ob affectum, quem in nobis efficiunt,<text:line-break/>ita nominentur, nihil inter su different. Imbecilla igitur<text:line-break/>vitae .officia illa dici possunt, quae ex lenibus corporis<text:line-break/>motionibus constant; sicut contra valentia, quae ex veae-<text:line-break/>mentibus. Cibi quidem imbecilli funt , quicunque neque<text:line-break/>odorem validum spirant, neque gustatui vehementem ullam<text:line-break/>qualitatem acoris, dulcedinis, salsuginis, amaritiei, acer-<text:line-break/>lutatis acrimoniaeve repraesentant, fed .mediocri dulcedine<text:line-break/>aut mediocri adstrictione gustatum afficiunt, ac pariter -<text:line-break/>modice calefaciunt ; valentes vero funt istis contrarii. Ita-<text:line-break/>que si omnia et vitae studia et cibi debiles corpori adhi-<text:line-break/>beantur, vehementer refrigerabitur; quemadmodum si va-<text:line-break/>lentes, magnifice incalescat. Quod si aliqua imbecilla,<text:line-break/>aliqua robusta adhibeas, fecundum missionis potionem aut<text:line-break/>propius ad alterutrum extremorum accedet aut longius<text:line-break/>removebitur.</text:p>
      <text:h text:style-name="P25" text:outline-level="2">XIX.</text:h>
      <text:p text:style-name="P4"><text:span text:style-name="Default_20_Paragraph_20_Font"><text:span text:style-name="T11">Aquarum arte carent</text:span></text:span>i<text:span text:style-name="Default_20_Paragraph_20_Font"><text:span text:style-name="T11">um, quae ab ae</text:span></text:span>t<text:span text:style-name="Default_20_Paragraph_20_Font"><text:span text:style-name="T11">here excre</text:span></text:span>t<text:span text:style-name="Default_20_Paragraph_20_Font"><text:span text:style-name="T11">a est aut<text:line-break/>cum</text:span></text:span> t<text:span text:style-name="Default_20_Paragraph_20_Font"><text:span text:style-name="T11">on</text:span></text:span>it<text:span text:style-name="Default_20_Paragraph_20_Font"><text:span text:style-name="T11">ru opportuna; procel</text:span></text:span>l<text:span text:style-name="Default_20_Paragraph_20_Font"><text:span text:style-name="T11">osa ver</text:span></text:span>o m<text:span text:style-name="Default_20_Paragraph_20_Font"><text:span text:style-name="T11">a</text:span></text:span>l<text:span text:style-name="Default_20_Paragraph_20_Font"><text:span text:style-name="T11">a.</text:span></text:span></text:p>
      <text:p text:style-name="P1">Ea quibus secundum medicae artis praecepta non su-<text:line-break/>lum in aegris, verum etiam ru recte valentibus corpori-<text:line-break/>bus utimur, materiae artis jure nominantur et a medicis<text:line-break/>quibusdam libri conscripti sunt., quibus inscriptio haec<text:line-break/>proposita est , de materia. Porro interdum sponte natis<text:line-break/>corporibus ad curationem et salubrem victus rationem<text:line-break/>utimur; interdum et nos aliquid ad praeparandam mate-<text:line-break/>riam facimus, aliqua elixantes, aliqua comburentes, ali-<text:line-break/>qua lavantes aut prius condientes aut prius madefactus-<text:line-break/>tes aut refrigerantes aut aliquid hujusmodi aliud .esiicieu-<text:line-break/>tes. Sic itaque et in praeparandis aquis artificiosum ali-<text:line-break/>quid molimur, quemadmodum ipse paulo ante dicebat.<text:line-break/>Aqua decocta , tum . quidem ut fufripiat aerem. Etenim<text:line-break/>fit. ipfa decoctio et postea refrigeratio aut per ambientem</text:p>
      <text:p text:style-name="P3">nos aerem aut vento aliquo aut in aedibus frigidum aerem<text:line-break/>includentibus: sunt enim domus quaedam frigidis fpetun-<text:line-break/>cis persimiles. Interdum et perhumida refrigeratio acqui-<text:line-break/>ritur, ut per nivem circumdatam, aut si fusi fonte rapide<text:line-break/>labente ponatur; aut in puteo, idque bifariam, nonnun-<text:line-break/>quam quidem in ipsam putei aquam nobis vafculum de-<text:line-break/>mittentibus, in quo aqua calefacta continetur, nonnnn-<text:line-break/>quam vafculum supra aquam suspendentibus, sicut etiam<text:line-break/>per testas raras interdum turbulentas aquas percolentes;<text:line-break/>ut Alexandriae et in Aegypto percolantur per quaedam<text:line-break/>non simpliciter testacea vasa, sed artificiose, ut rara sint,<text:line-break/>praeparata: quemadmodum et- per linteolum hujusmodi<text:line-break/>va<text:span text:style-name="Default_20_Paragraph_20_Font"><text:span text:style-name="T11">t</text:span></text:span>e carentes excolare fetent. Haec Iane omnia artificiose<text:line-break/>parantur, sicut etiam quaecunque circa fontanarum aqua-<text:line-break/>rum ductus machinamur, illos non ex quocunque lapide<text:line-break/>fabricantes interiusque illinentes interdum; haud enim<text:line-break/>parvum discrimen in ipsu illitu est, sive picem, sive gy-<text:line-break/>psum illiveris, sive uitra illitum; laterem ustum aut lapi-</text:p>
      <text:p text:style-name="P3">dem improba aliqua aut bona aut nulla prorsus existenti<text:line-break/>qualitate affectum imposueris. Quin etiam puteos saepius<text:line-break/>in diver<text:span text:style-name="Default_20_Paragraph_20_Font"><text:span text:style-name="T11">t</text:span></text:span>a terra defodimus et aquam per canales et fistu-<text:line-break/>las ab aliquo sunte , quae meliorem aut deteriorem ipfam<text:line-break/>reddere valeant aut etiam nulla ratione permutent, deri-<text:line-break/>vamus: nempe haec ad aquam praeparandam artificiose<text:line-break/>praestantur. At quum ex terra ejus lori, in quo degimus,<text:line-break/>aquam sumimus aut ex lacu aut praeterlabente flumine<text:line-break/>haurimus aut pluviatilem, quae vocatur, colligimus, proti-<text:line-break/>sus nihil artis huic adhibemus. Propter hoc igitur inquit<text:line-break/>Hippocrates aquarum arte carentium, ipsas artificio praepa-<text:line-break/>ratis opponens, quas arte carentibus comparantes artificiosas<text:line-break/>adpellamus. Quemadmodum autum paulo ante non de omni-<text:line-break/>bus aquis arte paratis locutus est, sicut si librum, ut in pu-<text:line-break/>blicum ederetur, conscripsisset ,. fed unius tantum praepa-<text:line-break/>randi rationis mentionem habuit, utpote sibi ipsi commeu-<text:line-break/>tariolum recordationis causa conficiens, ita et hoc loco<text:line-break/><text:span text:style-name="Default_20_Paragraph_20_Font"><text:span text:style-name="T27">noa.de </text:span></text:span>omnibus aquis arte carentibus , hoc est sponte</text:p>
      <text:p text:style-name="P3">naturae talibus procreatis, fed de una stola specie, quam,<text:line-break/>ut dixi, pluviatilem vocamus, sermonem fecit. Istius vero<text:line-break/>duas prodidit differentias, alteram quidem,. quam et aperte<text:line-break/>vituperat, malam esse dicens, procellosam scilicet; alte-<text:line-break/>ram vero deinceps non constat, an reprehensione..folum<text:line-break/>carere dicat, an et: aliquid aliud ei tribuat; procellosam<text:line-break/>autum putavit incommodam; siquidem ab aere excretam<text:line-break/>aut cum tonitru , Graeco vocabulo adpellat boream, satine<text:line-break/>dixeris temporariam . vel tempestivam. vel. opportunam.<text:line-break/>contingit autem temporariam aquam ut. congruo tempore<text:line-break/>provenientem-spsum laudantem appellare; contingit autum<text:line-break/>et eam solam quae aestate media per imbres effunditur<text:line-break/>temporariam nominare, quandoquidem hanc anui partem<text:line-break/>Graeci potissimum <text:span text:style-name="Default_20_Paragraph_20_Font"><text:span text:style-name="T22">ῶραν</text:span></text:span><text:span text:style-name="Default_20_Paragraph_20_Font"><text:span text:style-name="T26">, </text:span></text:span>id est tempus, appellant. Verum<text:line-break/>tamen et autumno at hiemi et veri temporis appellatio-<text:line-break/>-uem accommoda<text:span text:style-name="Default_20_Paragraph_20_Font"><text:span text:style-name="T11">n</text:span></text:span>t, <text:span text:style-name="Default_20_Paragraph_20_Font"><text:span text:style-name="T11">t</text:span></text:span>est per excellentiam . interdum eam<text:line-break/>anni partem tempus nomina<text:span text:style-name="Default_20_Paragraph_20_Font"><text:span text:style-name="T11">n</text:span></text:span>t, in qua fructus teuipora-<text:line-break/>rios vocatos ..maturescere accidit. td igitur quantum ad<text:line-break/>verba Hippocratis attinet, obscurum est, .nisi si nos ipsi</text:p>
      <text:p text:style-name="P3">aliquid ex iis quae vidimus aut ex naturali rerum indica-<text:line-break/>alone adpetamus, ac praeterea, cur procellosam aquam<text:line-break/>improbet,^ aetheream vero. qum tonitru effusam non im-<text:line-break/>probet. lncertum quoque est, utrum ipsam nos ad po-<text:line-break/>tum an ad medicinae usus praeparare jusserit: nam ocu-<text:line-break/>lorum medicamentis componendis hujusmodi aquam adhi-<text:line-break/>bemus et ex ipsa aqueum. vocatum medicamentum conti-<text:line-break/>cimus. Porro temporariam intelligere satius fuerit, non<text:line-break/>vernam, cum impetu- delapfam, ut npnnullf stulte acci-<text:line-break/>piunt, nullus enim per excellentiam tempus anni ver<text:line-break/>nuncupavit, fed quemadmodum et alias anui partes, ab-<text:line-break/>folute tempus, neque tunc temporis effusus imber aliqua<text:line-break/>eximia virtute praeditus esse cognoscitur. Sed multo au-<text:line-break/>tiquius fuerit putare, ipsum temporariam aquam dicere,<text:line-break/>quam eo sane tempore pluerit., quod anni tempus Graeci<text:line-break/>nominant: huic enim <text:span text:style-name="Default_20_Paragraph_20_Font"><text:span text:style-name="T11">s</text:span></text:span>ententiae et illud fane favere vi-<text:line-break/>debitur, quod ab ipfo. dictum est et aqua ab aethere .ex.-<text:line-break/>creta: nam veteres Graeci coelum , nos ambiens exquifite<text:line-break/>purum, aethera; caligluofum vero aut nubibus .opacum,</text:p>
      <text:p text:style-name="P3">aerem vocare consueverunt. Haec eadem igitur ratione<text:line-break/>et locum supra nubes aethera nominant, idque clare et<text:line-break/>posita significavit, inquiens;</text:p>
      <text:p text:style-name="Normal"><text:span text:style-name="Default_20_Paragraph_20_Font"><text:span text:style-name="T11">co</text:span></text:span>istilit, <text:span text:style-name="Default_20_Paragraph_20_Font"><text:span text:style-name="T11">ac</text:span></text:span> l<text:span text:style-name="Default_20_Paragraph_20_Font"><text:span text:style-name="T11">ev</text:span></text:span>it<text:span text:style-name="Default_20_Paragraph_20_Font"><text:span text:style-name="T11">er scandens tunc ab</text:span></text:span>i<text:span text:style-name="Default_20_Paragraph_20_Font"><text:span text:style-name="T11">e</text:span></text:span>t<text:span text:style-name="Default_20_Paragraph_20_Font"><text:span text:style-name="T11">e in al</text:span></text:span>t<text:span text:style-name="Default_20_Paragraph_20_Font"><text:span text:style-name="T11">a<text:line-break/>Aethera , quae ex Jda surgen</text:span></text:span>s <text:span text:style-name="Default_20_Paragraph_20_Font"><text:span text:style-name="T11">ultra aera ad</text:span></text:span>i<text:span text:style-name="Default_20_Paragraph_20_Font"><text:span text:style-name="T11">bat.</text:span></text:span></text:p>
      <text:p text:style-name="Normal">contra vero quum dixit:.</text:p>
      <text:p text:style-name="P1"><text:span text:style-name="Default_20_Paragraph_20_Font"><text:span text:style-name="T11">Aera sed erasum Juno su pr</text:span></text:span>o<text:span text:style-name="Default_20_Paragraph_20_Font"><text:span text:style-name="T11">pu</text:span></text:span>li<text:span text:style-name="Default_20_Paragraph_20_Font"><text:span text:style-name="T11">t ante.</text:span></text:span></text:p>
      <text:p text:style-name="Normal">Profundum hunc nostrum aerem per ea verba insinuare<text:line-break/>ridetur; atque iterum quum dixit:</text:p>
      <text:p text:style-name="Normal"><text:span text:style-name="Default_20_Paragraph_20_Font"><text:span text:style-name="T11">Aer densa</text:span></text:span>s <text:span text:style-name="Default_20_Paragraph_20_Font"><text:span text:style-name="T11">erat nave</text:span></text:span>s <text:span text:style-name="Default_20_Paragraph_20_Font"><text:span text:style-name="T11">c</text:span></text:span>om<text:span text:style-name="Default_20_Paragraph_20_Font"><text:span text:style-name="T11">plexu</text:span></text:span>s, <text:span text:style-name="Default_20_Paragraph_20_Font"><text:span text:style-name="T11">ol</text:span></text:span>ym<text:span text:style-name="Default_20_Paragraph_20_Font"><text:span text:style-name="T11">p</text:span></text:span>o<text:line-break/>N<text:span text:style-name="Default_20_Paragraph_20_Font"><text:span text:style-name="T11">ub</text:span></text:span>i<text:span text:style-name="Default_20_Paragraph_20_Font"><text:span text:style-name="T11">bu</text:span></text:span>s <text:span text:style-name="Default_20_Paragraph_20_Font"><text:span text:style-name="T11">obscu</text:span></text:span>ris <text:span text:style-name="Default_20_Paragraph_20_Font"><text:span text:style-name="T11">c</text:span></text:span>i<text:span text:style-name="Default_20_Paragraph_20_Font"><text:span text:style-name="T11">rcumda</text:span></text:span>t<text:span text:style-name="Default_20_Paragraph_20_Font"><text:span text:style-name="T11">a Luna la</text:span></text:span>t<text:span text:style-name="Default_20_Paragraph_20_Font"><text:span text:style-name="T11">ebat.</text:span></text:span></text:p>
      <text:p text:style-name="Normal">ltaque cum aestate aqua ejus temporis calore attenuata<text:line-break/>in halitus invisibiles dissipata fuerit, atque idcirco clam<text:line-break/>nobis in aerem supra terram fubvolaverit, ac deinde pro-<text:line-break/>pter aliquam ad frigidum mutationem ac ventis inter fe<text:line-break/>reflantibus denfatoque aere praetenuatos halitus iterum</text:p>
      <text:p text:style-name="P3">cogi et in aquam sensibilem evadere contigerit, tunc i m-<text:line-break/>brem illum temporarium vel tempestivum esse dicemus,<text:line-break/>extenuata aqua, ac prius ab aeris calore elaborata, atque<text:line-break/>ideo meliorem ipsam esse nimbosis, utpote neque con-<text:line-break/>fectis , neque ulla mutatione elaboratis, quales in non-<text:line-break/>nullis fontibus aquae scaturiunt, a veteribus indomitae<text:line-break/>crudaeque nominatae. . Verum cur tonitrualem , ut ita<text:line-break/>dicam, aquam potius quam nimhofam approbet, deinceps<text:line-break/>rideamus. ld profecto mihi ea ratione fecisse videtur,<text:line-break/>quod tonitrua duorum modorum alterutro fieri noverit aut<text:line-break/>ob ignem interceptum, qui erumpens, circumplexam nu-<text:line-break/>hem veluti dilaceret, .quo etiam tempore fulmina decidunt<text:line-break/>aut inter fe allisis attritisque nubibus. Neutrum in nim-<text:line-break/>bofa aqua inest: siquidem in hujusmodi statu aer confpif-<text:line-break/>fatus est , una continua utraque nube ipsum totum occu-<text:line-break/>pante. Quapropter haud immerito in hoc aeris terram<text:line-break/>ambientis fletu nequaquam tonat : namque diversis nubi-<text:line-break/>bus ac propria circumscriptione vagantibus, q<text:span text:style-name="Default_20_Paragraph_20_Font"><text:span text:style-name="T11">d</text:span></text:span>um inter</text:p>
      <text:p text:style-name="P3">fe concorrunt , ratio postulat fieri attritionem ; unius au-<text:line-break/>tem totius continuae perpetuaeque nubis conflictus fieri<text:line-break/>non potest. Quamobrem neque fulmina in hac coeli con-<text:line-break/><text:span text:style-name="Default_20_Paragraph_20_Font"><text:span text:style-name="T11">filia</text:span></text:span>tione cadunt , quum quia calidus aer intra nubes non<text:line-break/>includitur, tuor quod neque ipfae inter fe magno impetu<text:line-break/>concurrunt. Nam quando .inter fe concursantes nubes<text:line-break/>igneum illud, . quod intervenerat, intra fe ipsas compel-<text:line-break/>lentes et constringentes exquisite denfaverint, tunc utique<text:line-break/>fulmen nonnunquam furium versus aut in obliquum, non-<text:line-break/>nunquam vero et in terram extruditur. Hanc solam ful-<text:line-break/>minis expulsionem nos conspicimus, aliae vero mortalibus<text:line-break/>ignotae sunt. Porro a me brevibus ad proposita verba<text:line-break/>explananda ut tonitrua fiant dictum est; curque toni-<text:line-break/>trualem aquam ; ut ipsius verbo utar, quam ex nimbo<text:line-break/>provenientem meliorem esse asseruit. Summe vero munda<text:line-break/>ac tenuis est temporaria. aqua elaborata. luter hanc au-<text:line-break/>tem et procellosam . tonitrualis est, quae quantum a tem-<text:line-break/>poraria vincitur; tantum procellosam seperat. lgitur in</text:p>
      <text:p text:style-name="P3">promtu jam est istis omnia vituperantibus dicere, haud<text:line-break/>medici munus esse tam longam de rerum natura orationem<text:line-break/>habere. Ceterum ut his respondeam , si nullam rationem<text:line-break/>asserens simpliciter asseverassem, temporariam aquam nim-<text:line-break/>bofa esse meliorem , inter has vero tonitrualem mediocrem,<text:line-break/>aliquam Iane eorum quae dixissem rationem me adlicere<text:line-break/>praecepissent, neque <text:span text:style-name="Default_20_Paragraph_20_Font"><text:span text:style-name="T11">t</text:span></text:span>e dictis meis tanquam legibus ere-<text:line-break/>flere justum esse, neque ipsis ut tyrannicis praeceptis pa-<text:line-break/>rere necessum esse dixissent. Quocirca, si illiteratorum<text:line-break/>juxta flagitlosorumque hominum latratus evitari non pot-<text:line-break/>est, praestat autem ob res meliores ab istis male audire,<text:line-break/>profecto rectissime tonitrui causas naturales rimati firmus:<text:line-break/>quod enim probatione curet, omnibus hominibus incredi-<text:line-break/>blle esse videtur. Neque admodum recte dictum videtur,<text:line-break/>quod a medico videlicet <text:span text:style-name="Default_20_Paragraph_20_Font"><text:span text:style-name="T11">t</text:span></text:span>ernae de natura faciendus non<text:line-break/>fit, indicatque hos ipsius, qui ita pronunciant, nobis ut<text:line-break/>sibi tanquam tyrannis edicta proponentibus obtemperemus<text:line-break/>imperare. Verum praestabat sime non tyrannico more</text:p>
      <text:p text:style-name="P3">imperare, fed potius docere aut sermoni absque ratione<text:line-break/>magis quam rationem reddenti fidem esse habendam aut<text:line-break/>in referenda causa a nobis aliquid non vere fuisse tradi-<text:line-break/>tum. At isti horum neutrum faciunt; imo utrumque vi-<text:line-break/>superant, si nullam probationem attulerimus, nos proba-<text:line-break/>tione carentia effutire, est rationem aliquam adjecerimus,<text:line-break/>non esse medici, ut physici munus, de veritate aliquid<text:line-break/>disputare, metantes.</text:p>
      <text:h text:style-name="Heading_20_2" text:outline-level="2"><text:span text:style-name="Default_20_Paragraph_20_Font">XX.</text:span></text:h>
      <text:p text:style-name="Normal"><text:span text:style-name="Default_20_Paragraph_20_Font"><text:span text:style-name="T11">Aqua edax, v</text:span></text:span>i<text:span text:style-name="Default_20_Paragraph_20_Font"><text:span text:style-name="T11">g</text:span></text:span>i<text:span text:style-name="Default_20_Paragraph_20_Font"><text:span text:style-name="T11">lia edax.</text:span></text:span></text:p>
      <text:p text:style-name="P1"><text:span text:style-name="Default_20_Paragraph_20_Font"><text:span text:style-name="T1">.Ab </text:span></text:span>iis quae et vigilia et aqua efficere aptae sunt,<text:line-break/>ipsis .appellationem imposuit, utramque edacem nominans,<text:line-break/>quod mos scilicet edaces reddat; quandoquidem et hae<text:line-break/>etiam tempestate in nostra Asia Graeci omnes, edaces bo-<text:line-break/>mi nes, qui multa comeste valent, usitato vocabulo appel-<text:line-break/>litant. Didicistis autem cibi appetitiones ab aquae potu</text:p>
      <text:p text:style-name="P3">ea plane ratione excitari , qua et gelidam bibentes aut<text:line-break/>frigidum cibarium adstringensve assumentes appetenti o-<text:line-break/>res evadunt. Alibi namque ostensum est quaeque ventri-<text:line-break/>culi tunicarum sanguinem . in arctum constringentia ap-<text:line-break/>petentias augere et procreare; contra vero calefacientia<text:line-break/>sundentiaque sanguinem dejicere finireque appeteutias.<text:line-break/>Hac itaque ratione aqua vorax existit: alia vero ratione<text:line-break/>vigilia; quod scilicet corpus digerat atque dissolvat : de<text:line-break/>hac etenim jam sicut et de foinno notitiam habuistis. Con-<text:line-break/>coquit plane somnus utpote calido tunc interiora petente;<text:line-break/>dissipat vigilia, insito calido, dum exterius emicat, <text:span text:style-name="Default_20_Paragraph_20_Font"><text:span text:style-name="T11">t</text:span></text:span>ecum<text:line-break/>haud exiguas corporeae substantiae particulas educente.<text:line-break/>Igitur propterea aqua et vigilia edaces dictae <text:span text:style-name="Default_20_Paragraph_20_Font"><text:span text:style-name="T11">t</text:span></text:span>unc At<text:line-break/>tu ne perperam accipito, neve idem esse existimato multa<text:line-break/>comesse et multa concoquere atque conficere. Siquidem<text:line-break/>vinum aquae praestat non <text:span text:style-name="Default_20_Paragraph_20_Font"><text:span text:style-name="T11">t</text:span></text:span>otum ad coctionem , quae in<text:line-break/>ventriculo fit, adjuvandam, sed etiam ad concocta distri-<text:line-break/>buenda , ad sanguinem creandum , ad nutriendum , ad lo-</text:p>
      <text:p text:style-name="P3">tium citandum et ad corpora diffianda in recte valentibus.<text:line-break/>Nemini vero dubium est de iis in prae<text:span text:style-name="Default_20_Paragraph_20_Font"><text:span text:style-name="T11">t</text:span></text:span>entis sermonem ab<text:line-break/>Hippocrate fuisse factum, quum inter omnes constet, plu-<text:line-break/>ritnis aegrotis vinum officere. Verum et vigilia bifariam<text:line-break/>adhibita duplicem quoque a cibis finem consequitur. Nam<text:line-break/>si quippiam noctu agentes, ut in celebritatibus illis quas<text:line-break/>pernoctationes vocant, totam noctem insomnem traducant,<text:line-break/>corpus quidem inane- redditur, fed nullum insigne virium<text:line-break/>detrimentum inde consequitur. sit si cubantes aliquod<text:line-break/>noctis tempus somno capti quiescamus , reliquum autem<text:line-break/>vigilemus, vires profecto debilitantur: neque enim melius<text:line-break/>appetimus, nequo concoquimus , neque concoctione fequen-<text:line-break/>tia naturalia munera inviolata perfectaque obimus, lan-<text:line-break/>guidiores omnino quam qui bene dormierint evadentes.</text:p>
      <text:h text:style-name="Heading_20_2" text:outline-level="2">XXI.</text:h>
      <text:p text:style-name="P4"><text:span text:style-name="Default_20_Paragraph_20_Font"><text:span text:style-name="T11">percal</text:span></text:span>i<text:span text:style-name="Default_20_Paragraph_20_Font"><text:span text:style-name="T11">dam naturam cal</text:span></text:span>i<text:span text:style-name="Default_20_Paragraph_20_Font"><text:span text:style-name="T11">do tempore, in fulgore cubile<text:line-break/>crustam redd</text:span></text:span>i<text:span text:style-name="Default_20_Paragraph_20_Font"><text:span text:style-name="T11">t</text:span></text:span>, i<text:span text:style-name="Default_20_Paragraph_20_Font"><text:span text:style-name="T11">n calid</text:span></text:span>o <text:span text:style-name="Default_20_Paragraph_20_Font"><text:span text:style-name="T11">a</text:span></text:span>tt<text:span text:style-name="Default_20_Paragraph_20_Font"><text:span text:style-name="T11">enuat.</text:span></text:span></text:p>
      <text:p text:style-name="P2">Dictionem hanc percalrdam aphorismi hujus initio<text:line-break/>praepositam a recto casu percalida deflexam esse constat,<text:line-break/>sed vocem hanc, <text:span text:style-name="Default_20_Paragraph_20_Font"><text:span text:style-name="T22">ἔνθερμος</text:span></text:span><text:span text:style-name="Default_20_Paragraph_20_Font"><text:span text:style-name="T26">, </text:span></text:span>in fine positam quispiam ita<text:line-break/>posset accipere, ac si ex propositione <text:span text:style-name="Default_20_Paragraph_20_Font"><text:span text:style-name="T22">ἐν</text:span></text:span><text:span text:style-name="Default_20_Paragraph_20_Font"><text:span text:style-name="T26">, </text:span></text:span>id est in, et cafu<text:line-break/>dativo <text:span text:style-name="Default_20_Paragraph_20_Font"><text:span text:style-name="T22">θέρμω</text:span></text:span><text:span text:style-name="Default_20_Paragraph_20_Font"><text:span text:style-name="T26"> </text:span></text:span>esset composita, quemadmodum fiane omnes<text:line-break/>fere interpretes acceperunt, nonnulli quidem orationem<text:line-break/>hanc in duas perliti, perinde ac si utraque propria ex-<text:line-break/>planatione indigeret; alii vero totam, ut unam interpre-<text:line-break/>tali. Porro Diosco<text:span text:style-name="Default_20_Paragraph_20_Font"><text:span text:style-name="T11">r</text:span></text:span>ides et ipsam. in clariorem permutavit,<text:line-break/>ut in obscuris locutionibus facere consuevit. Separatim<text:line-break/>quidem scripsit, perculissent naturam . calido tempore his<text:line-break/>verbis adliciens hanc vocem, <text:span text:style-name="Default_20_Paragraph_20_Font"><text:span text:style-name="T11">ex</text:span></text:span>t<text:span text:style-name="Default_20_Paragraph_20_Font"><text:span text:style-name="T11">enuat, </text:span></text:span>nobis significare<text:line-break/>valens, percalidam naturam, hoc est multo calore ferveo-<text:line-break/>tem, calido tempore, id est aestivo, extenuari , alilaben-<text:line-break/>teui atque evanescentem per eam quae ah omnibus messi-<text:line-break/>cis recentioribus jam trita et usitata voce ratione per-<text:line-break/>ceptilis diffiatio nominatur; quam etiam altera appellatione^<text:line-break/>quidam sensui ignotam per spirationem nominant , quae</text:p>
      <text:p text:style-name="P3">nobis omnibus per totum vitae curriculum inest, verum<text:line-break/>secundum aetates, anni tempora ftudiaque ac, ut brevi-<text:line-break/>bus eXpediasn , secundum omnem quam degimus vitae ra-<text:line-break/>Donem evariat. Sed in omnibus his differentiis illud<text:line-break/>commune inest, calidioribus quidem temporibus, regioni-<text:line-break/>bus, aetatibus, naturis et victus rationibus, de corpore<text:line-break/>haud exiguam substantiae nostrae portionem essiuere; con-<text:line-break/>tra in frigidioribus, fpilsefcente cute, plurimum retineri,<text:line-break/>exiguum dissipari. Hac igitur ratione percalidam naturam<text:line-break/>tempore calido extenuari verum est, duplicato f<text:span text:style-name="Default_20_Paragraph_20_Font"><text:span text:style-name="T11">o</text:span></text:span>dicet<text:line-break/>essiuxu : nempe ex proprio calore insitum habentes, no-<text:line-break/>vum praeterea exterius a calido tempore accedentem ac-<text:line-break/>quirunt. Verum neque in alio ullo exemplari hanc lectio-<text:line-break/>nem inveni, neque ullus explanator ipsam agnovit. Sed<text:line-break/>Dioscorides ipsa in libri sponte inscripsit, sese in duobus<text:line-break/>solis exemplaribus ita conscripta verba nactum esse, per-<text:line-break/>calidam naturam calido tempore, in frigore cubile crassam<text:line-break/>reddit, in caIido extenuat. Verumtamen nos non in</text:p>
      <text:p text:style-name="P3">duobus <text:span text:style-name="Default_20_Paragraph_20_Font"><text:span text:style-name="T28">, </text:span></text:span><text:span text:style-name="Default_20_Paragraph_20_Font"><text:span text:style-name="T11">t</text:span></text:span>ed in omnibus quaecunque legimus , ita fe ha-<text:line-break/>bere hanc o<text:span text:style-name="Default_20_Paragraph_20_Font"><text:span text:style-name="T11">r</text:span></text:span>ationem comperimus, quum de industria<text:line-break/>omnia et quae. in publicis bibliothecis reposita fiunt et<text:line-break/>quae apud amicos invenimus, exemplaria inspexerimus.<text:line-break/>Sed jam ad explananda verba convertamur, omnibus iis<text:line-break/>quae prave ab inle<text:span text:style-name="Default_20_Paragraph_20_Font"><text:span text:style-name="T11">r</text:span></text:span>pretibus dicta sint praetermissis.<text:line-break/>Mihi (ane prior aphorismi pars ita perficienda esse vide-<text:line-break/>tur: per calidam naturam calido tempore in frigore cu-<text:line-break/>bile crassam <text:span text:style-name="Default_20_Paragraph_20_Font"><text:span text:style-name="T11">r</text:span></text:span>eddit, has voces, <text:span text:style-name="Default_20_Paragraph_20_Font"><text:span text:style-name="T11">cal</text:span></text:span>i<text:span text:style-name="Default_20_Paragraph_20_Font"><text:span text:style-name="T11">do</text:span></text:span> t<text:span text:style-name="Default_20_Paragraph_20_Font"><text:span text:style-name="T11">empore, lo t</text:span></text:span>exto<text:line-break/>ca<text:span text:style-name="Default_20_Paragraph_20_Font"><text:span text:style-name="T11">t</text:span></text:span>u nobis. legentibus., perinde ac si in calido tempore<text:line-break/>dictum esset; illud vero in frigore , idem est ac si dictum<text:line-break/>esset in aere frigido <text:span text:style-name="Default_20_Paragraph_20_Font"><text:span text:style-name="T28">, </text:span></text:span>ex duabus orationis partibus dictione<text:line-break/>composita, praepositione scilicet <text:span text:style-name="Default_20_Paragraph_20_Font"><text:span text:style-name="T11">in, </text:span></text:span>et nomine ful<text:span text:style-name="Default_20_Paragraph_20_Font"><text:span text:style-name="T11">gore.<text:line-break/></text:span></text:span>Erit enim integra sententia hujusmodi; utile est percali-<text:line-break/>dae naturae, in calido tempore, in frigido cubiculo sum-<text:line-break/>num capere, ita namque crassescet. Nempe haud iniuria<text:line-break/>in valde calidis naturis. haec nos facere praecepit Hippo-<text:line-break/>crates ; quandoquidem calida natura quum sponte ob effiu-</text:p>
      <text:p text:style-name="P3">xum immodicum ad extenuandum idonea sit, si tempore<text:line-break/>calido accedente, evacuatio duplicata sit, quin etiam ter-<text:line-break/>tia quaedam alia inanitio in calido loco et calido strato<text:line-break/>cubante homine adjuncta. fuerit, tum corpus triplici dige-<text:line-break/>stione exhaustum dissipari emaciarique continget. Quod<text:line-break/>si duabus necessariis inanitionibus a natura atque tempore<text:line-break/>provenientibus, quas effugere non licet, tertia saltem in<text:line-break/>contrarium abducatur, non dissipare, sed coercere dissis-<text:line-break/>tiones potens, ad extremam evacuationem homo non per-<text:line-break/>veniet ; quin imo pinguescet magis quam extenuabitur.<text:line-break/>Frigido enim cubili non modo lectos frigidos, sed stra-<text:line-break/>gula, quae ex linteis- crassioribus et attritis, atque id ge-<text:line-break/>nus aliis vestibus constant, significante; aliud quoddam<text:line-break/>maximum remedium excessus ratione temporis et natu-<text:line-break/>ratis temperamenti provenientis adiungitur, ut scilicet per<text:line-break/>frigidam inspirationem corpus refrigeretur. Id quidem<text:line-break/>jam et antea a nobis dictum fuit, sed nunc mentio lecti<text:line-break/>adjecta est, ut undique corpus refrigescat ac diffiationis</text:p>
      <text:p text:style-name="P3">excessus ad salubrem commoderationem redigatur. Altera<text:line-break/>quidem aphorismi pars, prior scilicet, ita sane ab aliquo<text:line-break/>potissimum explanari posse mihi videtur. Reliqua pars,<text:line-break/>ubi ait, in calido attenuat, dilucida sane foret, si ei voci,<text:line-break/><text:span text:style-name="Default_20_Paragraph_20_Font"><text:span text:style-name="T11">cal</text:span></text:span>i<text:span text:style-name="Default_20_Paragraph_20_Font"><text:span text:style-name="T11">do, </text:span></text:span>aere adscriptum esset, tota oratione per haec<text:line-break/>verba manifeste explicata : calidiori naturae, calido tem-<text:line-break/>pore, cubile in aere frigido si accedat, crass<text:span text:style-name="Default_20_Paragraph_20_Font"><text:span text:style-name="T11">a</text:span></text:span>m reddit;<text:line-break/>in calido autem aere cubile extenuat. Per rectos quidem<text:line-break/>ca<text:span text:style-name="Default_20_Paragraph_20_Font"><text:span text:style-name="T11">t</text:span></text:span>us ita maxime aperte explanata oratio fuerit. Quod<text:line-break/>si per tertios et <text:span text:style-name="Default_20_Paragraph_20_Font"><text:span text:style-name="T11">t</text:span></text:span>extos loqui voluerimus, narratio sane<text:line-break/>hujusmodi fuerit. Calidiori naturae, tempore calido et<text:line-break/>cubili in aere frigido crassescere accidit: hoc eodem vero<text:line-break/>cubili in aere- calido posito extenuari continget.</text:p>
      <text:h text:style-name="Heading_20_2" text:outline-level="2">XXII.<text:tab/>. <text:span text:style-name="Default_20_Paragraph_20_Font"><text:span text:style-name="T28">....:iu .</text:span></text:span></text:h>
      <text:p text:style-name="P4"><text:span text:style-name="Default_20_Paragraph_20_Font"><text:span text:style-name="T11">er</text:span></text:span>ofasti<text:span text:style-name="Default_20_Paragraph_20_Font"><text:span text:style-name="T11">o tuendae san</text:span></text:span>it<text:span text:style-name="Default_20_Paragraph_20_Font"><text:span text:style-name="T11">at</text:span></text:span>is, <text:span text:style-name="Default_20_Paragraph_20_Font"><text:span text:style-name="T11">non satur</text:span></text:span>i<text:span text:style-name="Default_20_Paragraph_20_Font"><text:span text:style-name="T11">ta</text:span></text:span>s <text:span text:style-name="Default_20_Paragraph_20_Font"><text:span text:style-name="T11">c</text:span></text:span>i<text:span text:style-name="Default_20_Paragraph_20_Font"><text:span text:style-name="T11">b</text:span></text:span>i, i<text:span text:style-name="Default_20_Paragraph_20_Font"><text:span text:style-name="T11">mp</text:span></text:span>i<text:span text:style-name="Default_20_Paragraph_20_Font"><text:span text:style-name="T11">gri</text:span></text:span>t<text:span text:style-name="Default_20_Paragraph_20_Font"><text:span text:style-name="T11">a</text:span></text:span>s<text:line-break/><text:span text:style-name="Default_20_Paragraph_20_Font"><text:span text:style-name="T11">ad lab</text:span></text:span>o<text:span text:style-name="Default_20_Paragraph_20_Font"><text:span text:style-name="T11">re</text:span></text:span>s.</text:p>
      <text:p text:style-name="P2">Neque repleri usque ad saturitatem impigrumque esse<text:line-break/>ad exercitationes salubris victus caput esse opinatur.</text:p>
      <text:h text:style-name="Heading_20_2" text:outline-level="2">XXIII.</text:h>
      <text:p text:style-name="P4">I<text:span text:style-name="Default_20_Paragraph_20_Font"><text:span text:style-name="T11">nter vigilandum siti in superj</text:span></text:span>i<text:span text:style-name="Default_20_Paragraph_20_Font"><text:span text:style-name="T11">cie somnus medela</text:span></text:span> Ist;<text:line-break/><text:span text:style-name="Default_20_Paragraph_20_Font"><text:span text:style-name="T11">siti vero ex somno vigilia quibusdam.</text:span></text:span></text:p>
      <text:p text:style-name="P1">In superficie sitim intelligere oportet valde exiguam,<text:line-break/>quae neque a toto corpore, neque magno ventriculi par-<text:line-break/>Cium affectu excitata est, sed, ut dixit ErafistratuS , are-<text:line-break/>silentibus aut incalescentibus locis illis, per quae ab ore<text:line-break/>in ventriculum humor delabitur. Huic itaque siti somnus<text:line-break/>remedio est, corporis penitioribus madescet) ti bus , utpote<text:line-break/>per somnum sanguine ad interiora agente; contra vero<text:line-break/>expergefactis, quum in superficie sitis adest, vigilantibus<text:line-break/>facile sedatur. Hujusmodi namque sitis oritur incalescen-</text:p>
      <text:p text:style-name="P3">tibus nonnunquam particulis, quarum dicebam Erasistra-<text:line-break/>tum meminisse. Calescunt autem dum in stomacho cibi<text:line-break/>concoquuntur. Nam quum hujusmodi concoctio ab infito<text:line-break/>calido perinde atque elixatio fiat, quemadfnodum in illa<text:line-break/>calidus quidam halitus effertur, ita nonnunquam et in<text:line-break/>ventriculo et maxime vinum meracius epotis contingit.<text:line-break/>Verum si vigilantibus ipsis stomachus inanitus nullos prae-<text:line-break/>terea vapores suggerat et calesactarum partium calor eVa-<text:line-break/>nuerit, siti liberantur. Porro nonnulli a somno ob ci-<text:line-break/>borum pot.ionumque calorem ventriculo ex calesacto siti-<text:line-break/>Gulosi fiunt, quorum sitis fine externo subfidio non tolli-<text:line-break/>tur; quocirca nonnullis frig<text:span text:style-name="Default_20_Paragraph_20_Font"><text:span text:style-name="T11">i</text:span></text:span>dam potare solitis hoc tem-<text:line-break/>pore ante balneum ac cibi assumtionem gelidae aquae<text:line-break/>potus nonnunquam ufui fuit. Propterea igitur in fecunda<text:line-break/>sitis differentia ad<text:span text:style-name="Default_20_Paragraph_20_Font"><text:span text:style-name="T11">i</text:span></text:span>ecit hanc particulam, <text:span text:style-name="Default_20_Paragraph_20_Font"><text:span text:style-name="T11">quibusdam</text:span></text:span>, neque<text:line-break/>enim omnibus, ut ostensum est, a somno sitientibus idem<text:line-break/>allectus oboritur. Hallc lectionem autem et veteres ex-</text:p>
      <text:p text:style-name="Normal"><text:span text:style-name="Default_20_Paragraph_20_Font"><text:span text:style-name="T28">v</text:span></text:span></text:p>
      <text:p text:style-name="P3">planatores agnofcunt et in castigatissimi exemplaribus in-<text:line-break/>veni lur.</text:p>
      <text:h text:style-name="Heading_20_2" text:outline-level="2">XXIV.</text:h>
      <text:p text:style-name="P4"><text:span text:style-name="Default_20_Paragraph_20_Font"><text:span text:style-name="T11">Quibus plurimum calidum in</text:span></text:span>e<text:span text:style-name="Default_20_Paragraph_20_Font"><text:span text:style-name="T11">st, vobaltssimi sunt, scigidus<text:line-break/>enim aer plurimus. Ex duobus autem magnis magna<text:line-break/>et quae oriuntur ex</text:span></text:span>i<text:span text:style-name="Default_20_Paragraph_20_Font"><text:span text:style-name="T11">stunt.</text:span></text:span></text:p>
      <text:p text:style-name="P1">Modo praedixi huiusce orationis Iectlonem antiquam<text:line-break/>non ita inveniri, sed hoc modo, quibusdam pluri mum<text:line-break/>calidum, ficque illi interpretes Iegunt, qui de superiorum<text:line-break/>verborum fine hanc particulam, <text:span text:style-name="Default_20_Paragraph_20_Font"><text:span text:style-name="T11">quibu</text:span></text:span>s<text:span text:style-name="Default_20_Paragraph_20_Font"><text:span text:style-name="T11">dam, </text:span></text:span>detraxerunt.<text:line-break/>Igitur de propositae sententiae veritate jam differemus.<text:line-break/>Quibuscunque enim plurimum calidum inest, in corde<text:line-break/>scilicet, hoc namque veluti focum laresque ingeniti calo-<text:line-break/>risi esse declaravimus, et aërem qui inspiratu adducitur,<text:line-break/>plurimum esse necesse est: nam et hoc in libro de usu</text:p>
      <text:p text:style-name="P3">respirandi explicatum est. Quod si plus caloris hujusmodi<text:line-break/>naturis inest multusque inspiratur aër atque iterum ex-<text:line-break/>spiratur, propter hoc fi vocem magnam fieri dicemus, ita<text:line-break/>absolute citra ullam distinctionem sententiam proserentesi<text:line-break/>fallemur: nam in commentariis de voce ostensum est vo-<text:line-break/>cem ingentem fieri, quin multus aër celeriter exspiretur,<text:line-break/>nequaquam posse; id vero fit, si aspera arteria et guttur<text:line-break/>latius pateant. Si pectus vero totufn amplum sit , no<text:span text:style-name="Default_20_Paragraph_20_Font"><text:span text:style-name="T11">n<text:line-break/></text:span></text:span>solum ingentem vocem homines edere, sed etiam diu Iisti -<text:line-break/>me vociferari posse ibidem declaravimus : ut praeconesi,<text:line-break/>quum pedem vocatum canant, essicere IoIent. Igitur quo-<text:line-break/>niam cor statim ab initio, quum formatur in utero, am-<text:line-break/>pIificatur increfcitque , in quibus infitusi caIor plurimusi<text:line-break/>inest; ad cordis vero potionem et pectus plerumque<text:line-break/>magnum efficitur et hoc iterum pulmonum magnitudo<text:line-break/>necessario consequitur, nec non et istis asperae arteriae<text:line-break/>magnitudo respondet et huic plerumque gutturis: haud<text:line-break/>abs re saepissime pervalidae naturae homines vocalioresi</text:p>
      <text:p text:style-name="P2">esse contingit. Etenim si semper et omnino ad portionem<text:line-break/>magnitudinis cordis pectus auctum esset et nunquam ei<text:line-break/>prava conformatio accideret, percalidos homines non ple-<text:line-break/>rumque, fed semper magnam vocem edere dixissem; ve-<text:line-break/>rumtamen neque ut pulmonum magnitudo pectori semper<text:line-break/>respondere invenitur, ita et ipsorum magnitudini in ipsis<text:line-break/>contenta tria vasorum genera respondent. Conspicitur<text:line-break/>vero et in animalium dissectionibus proportio llaec non<text:line-break/>exquifite servari, sed in hujusmodi sane partibus aliquod<text:line-break/>pauxillum excellere, aliquod e contrario deficere inveni-<text:line-break/>tur. ld vero in corde, ratione pectoris, mfigne accidit,<text:line-break/>quod et in causa est maxime, ut inter aeque calidos Ilo-<text:line-break/>minesi nonnunquam in vocis magnitudine multum intersit.<text:line-break/>Hippocrates quidem soli aëris multitudini magnitudinem<text:line-break/>vocis attribuit; verum haec inter causas magnam vocem<text:line-break/>efficientes neque sola neque dignitate prima est: magnae<text:line-break/>enim vocis materia est, ut in commentariis de vocibus<text:line-break/><text:span text:style-name="Default_20_Paragraph_20_Font"><text:span text:style-name="T28">l </text:span></text:span>disputavimus.</text:p>
      <text:h text:style-name="P25" text:outline-level="2">XXV.</text:h>
      <text:p text:style-name="Normal">v<text:span text:style-name="Default_20_Paragraph_20_Font"><text:span text:style-name="T11">entriculo calidi, scigidi carne et graciles. Illi venosi et<text:line-break/>iracundiores.</text:span></text:span></text:p>
      <text:p text:style-name="P1">Quod geminum in animalium corpore calidum agno-<text:line-break/>vit Hippocrates , aIterum quidem , quod ipfe ingenitum<text:line-break/>vocat, essentiam in sanguine fanguineisque vifceribusi re-<text:line-break/>positam habens, aIterum vero acre, mordax et igneum,<text:line-break/>sub quo genere et febris est, in mustis pridem ipsius vo-<text:line-break/>luminibus decIaratum fuit. Quin etiam ego de hoc in<text:line-break/>quodam meo commentariolo accuratissime disserui. <text:span text:style-name="Default_20_Paragraph_20_Font"><text:span text:style-name="T11">E</text:span></text:span>jus<text:line-break/>libelli inscriptio haec est, nullum errorem esse Commissum <text:span text:style-name="Default_20_Paragraph_20_Font"><text:span text:style-name="T28">,<text:line-break/></text:span></text:span>in eo aphorismo, cujus initium est, crescentes plurimum<text:line-break/>habent innatum calidum. In eo sane Hippocrati^ partes<text:line-break/>tueor , Lyci adversus aphorismum criminationes diluens,<text:line-break/>ipfumque ob optimorum praeceptorum ignorationem Hip-<text:line-break/>pocrati infensum esse demonstrans, verum hujuSce caloris</text:p>
      <text:p text:style-name="P2">differentiam, neque Lycus, neque alius quispiam aut.<text:line-break/>Erafistrati aut Herophili sectator aut empiricus internovit;<text:line-break/>quapropter et- multa Hippocratis scripta prave admodum<text:line-break/>interpretati stant. At Hippoeraticos viros saltem non de-<text:line-break/>cebat Hippocratis decreta improbare , ea perinde inter-<text:line-break/>pretantes, ac si unus genere calor in animantibus existe-<text:line-break/>ret-. Sed quum Hippocratern aut alium quempiam audi-<text:line-break/>verint, aliquos ventriculo calidos nominantes, ut nomen<text:line-break/>illud acceptum esset, considerare praestabat, utrum qui<text:line-break/>vocem eam protulit aut scripsit naturale calidum in ven-<text:line-break/><text:span text:style-name="Default_20_Paragraph_20_Font"><text:span text:style-name="T30">.r</text:span></text:span><text:span text:style-name="Default_20_Paragraph_20_Font"><text:span text:style-name="T28"> </text:span></text:span>triculo copiosum esse assereret aut alterum intelligeret,<text:line-break/>quod saepius acquisititium, interdum non naturale, non-<text:line-break/>nunquam et a natura alienum vocatur , quo calido inca-<text:line-break/>leutes , mordax calidumque exspirare, atque idcirco simul<text:line-break/>atque cutis den<text:span text:style-name="Default_20_Paragraph_20_Font"><text:span text:style-name="T11">t</text:span></text:span>ata fuerit , febre vexari. Quemadmodum<text:line-break/>illi qui altero calido uberrime affluunt, suppressa diffiatione<text:line-break/>pleniores quidem fiunt, fed in febrem non incidunt, pro-<text:line-break/>pterea .... Illud etiam constat, in ventriculo ciborum</text:p>
      <text:p text:style-name="P3">concoctiones ab hoc insito calido exuberante optimas fieri,<text:line-break/>ut ipsis in aphorismis ita loquens edocuit; ventres hieme<text:line-break/>et vere calidissimi natura et somni longissimi. His itaque<text:line-break/>temporibus cibaria plura exhibenda: etenim insitum cati-<text:line-break/>dum multum; pluri igitur alimento egent, argumento sunt<text:line-break/>aetates et athletae. Itaque sicut abfoluta ciborum con-<text:line-break/>lectio hujusmodi ventriculorum indicium est, ita frigidis-<text:line-break/>rum quidem in acidum c<text:span text:style-name="Default_20_Paragraph_20_Font"><text:span text:style-name="T11">o</text:span></text:span>nverfi<text:span text:style-name="Default_20_Paragraph_20_Font"><text:span text:style-name="T11">o</text:span></text:span> ; .calidiorem autem in<text:line-break/>nidorosam qualitatem mutatio. Quamobrem cibos recte<text:line-break/>concoquentibus et fanguis optimus inest et mediocris caro<text:line-break/>progignitur, vel et interdum quam deceat copiosior,<text:line-break/>quum otiosiorem vitam degunt et frequenti lavatione utun-<text:line-break/>tur, sed minus bona caro est, neque corporis habitui<text:line-break/>congruens; postquam vero multa copia c<text:span text:style-name="Default_20_Paragraph_20_Font"><text:span text:style-name="T11">o</text:span></text:span>ngesta fuerit,<text:line-break/>t<text:span text:style-name="Default_20_Paragraph_20_Font"><text:span text:style-name="T11">o</text:span></text:span>tum c<text:span text:style-name="Default_20_Paragraph_20_Font"><text:span text:style-name="T11">o</text:span></text:span>rpus in morb<text:span text:style-name="Default_20_Paragraph_20_Font"><text:span text:style-name="T11">o</text:span></text:span>s praecipitati At ob ventriculi<text:line-break/>intemperiem male c<text:span text:style-name="Default_20_Paragraph_20_Font"><text:span text:style-name="T11">o</text:span></text:span>ncoquentibus et cibos in fumidam<text:line-break/>nidorofamque qualitatem corrumpentibus vitiosus in venis</text:p>
      <text:p text:style-name="P3"><text:span text:style-name="Default_20_Paragraph_20_Font"><text:span text:style-name="T35">fanguis contrahitur pravaque in toto corpore fit nutrica--<text:line-break/></text:span></text:span>tio. <text:span text:style-name="Default_20_Paragraph_20_Font"><text:span text:style-name="T35">De iis igitur propositum sermonem intelligere debes.<text:line-break/>In jecore namque et in corde multus ab initio insitus ca-<text:line-break/>lor inest, in carnes vero e sanguine profunditur, atque<text:line-break/>ideo in hujuscemodi corporum naturis, quales et nunc de-<text:line-break/>fcripsit Hippocrates, carnes frigidas esse necesse est, ut-<text:line-break/>pote sanguine </text:span></text:span>non <text:span text:style-name="Default_20_Paragraph_20_Font"><text:span text:style-name="T35">copioso , sed pauco et ipsis quidem<text:line-break/>villoso , irrigatas. Utrumque enim ventriculo igneo ca-<text:line-break/>lore intemperato laborantibus evenit ut cibaria corrupta<text:line-break/>descendant et proinde paucum ex iis alimentum corpori<text:line-break/>impertiatur, idque ni</text:span></text:span><text:span text:style-name="Default_20_Paragraph_20_Font"><text:span text:style-name="T36">t</text:span></text:span><text:span text:style-name="Default_20_Paragraph_20_Font"><text:span text:style-name="T35">unt non recte concoctum improbum<text:line-break/>sit: non coctis enim corruptisque .in ventriculo cibis, bo-<text:line-break/>nus in jecore venrsque sanguis creari non potest. Quod<text:line-break/>si paucus quidem , fed non malus in venis sanguis foret,<text:line-break/>carnes utique hunc attraherent, ipsas minus nutrientem<text:line-break/>et venas inanes relinquentem, ut contractae essent vixque<text:line-break/>apparerent. Quando vero non paucus modo, sed etiam</text:span></text:span></text:p>
      <text:p text:style-name="P3"><text:span text:style-name="Default_20_Paragraph_20_Font"><text:span text:style-name="T35">pravus .est, .tunc neque ipfum , quamvis egeant, attrahunt^<text:line-break/>perinde. </text:span></text:span>ac <text:span text:style-name="Default_20_Paragraph_20_Font"><text:span text:style-name="T35">neque mos ipsi cibos nidore aut. altera quapiam<text:line-break/>improba qualitate infectos et si vehementius escam appe-<text:line-break/>tamus, admittimus ; etenim. appetitus ipfe hujusmodi cibo<text:line-break/>degustato exstinguitur. Eadem igitur ratione carnes exi-<text:line-break/>guum, quod videlicet ad nutriendum pernecessarium est,<text:line-break/>de venis exhauriunt; quare .paulatim longiore. tempore in<text:line-break/>venis plus sanguinis depravati contrahitur. Quapropter<text:line-break/>in venae lectionibus nunquam ab hujuscemodi hominibus<text:line-break/>rubrum sanguinem profluere conspicies; fed alio calore,<text:line-break/>ut quis eum nominare velit, affectus invenitur, quam-<text:line-break/>primum vero et male olet. Quod si jampridem homo<text:line-break/>purgatus noh suerit, ater etiam qui rescisse vena pro-<text:line-break/>funditur fanguis apparet, alias aliam in crassitudine et<text:line-break/>tenuitate constitutionem habens, nonnunquam fe</text:span></text:span><text:span text:style-name="Default_20_Paragraph_20_Font"><text:span text:style-name="T36">t</text:span></text:span><text:span text:style-name="Default_20_Paragraph_20_Font"><text:span text:style-name="T35">osus et.<text:line-break/>tenuior, nonnunquam vero crassior., quemadmodum sane<text:line-break/>interdum et valde crassas et niger, liquidae pici persimi-<text:line-break/>lis : cernitur. Haec igitur omnia nunc per capita enume-</text:span></text:span></text:p>
      <text:p text:style-name="P3">rata in aliis qulbusdam ex antedictis commentariis et<text:line-break/>praecipue de curandi methodo absolute disputata sunt; in<text:line-break/>praefeutia vero ab explanatoribus praetermissa, brevibus<text:line-break/>a me perstricta fuere; solent enim ubi nihil refert, esse<text:line-break/>loquaces, in rebus autem utilissimis deficere. Ego itaque<text:line-break/>quum prae<text:span text:style-name="Default_20_Paragraph_20_Font"><text:span text:style-name="T11">t</text:span></text:span>ens oratio perutilis sit, ipsam repetens per<text:line-break/>capita rursum explicabo et cum interpretationepropofitum.<text:line-break/>verborum coniungant. Ventriculo calidos ipfum dicere<text:line-break/>putandum est, non quemadmodum pueros et .athletas in-<text:line-break/>sito abundare calido testatus est; neque, ut hieme ventres<text:line-break/>calore naturali maxime calere dixit, fed ut mordacem<text:line-break/>improbumque calorem haud exiguum in intemperato ven-<text:line-break/>triculo possidentes. Hos autem carnibus frigidos merito<text:line-break/>nominavit, utpote bonae juxta et copulae alimoniae pe-<text:line-break/>nuria tabescentes, quam ex sanguine naturaliter fe<text:span text:style-name="Default_20_Paragraph_20_Font"><text:span text:style-name="T11">l</text:span></text:span>e ha-<text:line-break/>bente in temperatis corporibus hauriunt. Ex sanguinis<text:line-break/>autem inopia fit ut carnes refrigerentur, acquisititium<text:line-break/>sane calorem a sanguine, non proprium; non insitum, ut</text:p>
      <text:p text:style-name="P2">jecur et cor possidentes. Isti vero carnibus deficientibus<text:line-break/>graciles necessario redduntur; ipfarum enim subtractiones<text:line-break/>et incrementa tenue et massum. totum corpus efficiunt.<text:line-break/>Dicit autem hos ipsius venosius esse perinde atque si et ita<text:line-break/>dixisset : istis conspicuae venae funt , hoc est eminentes,<text:line-break/>quippe quae sanguinis plenae et carnium ipsas contegen-<text:line-break/>timn paucitate nudae appareant. Quin etiam ipfosira-<text:line-break/>cnndiores esse dixit, non absolute iracundos, neque per<text:line-break/>^excellentiam iracundissimus, quod plane ipfis accideret, si<text:line-break/>calor in corde permultos redundaret; sied calor in ven-<text:line-break/>triculo , os ejus contristans iracundiores efficit. Siquidem<text:line-break/>alibi declaratum est, hanc particulam in con<text:span text:style-name="Default_20_Paragraph_20_Font"><text:span text:style-name="T11">t</text:span></text:span>en<text:span text:style-name="Default_20_Paragraph_20_Font"><text:span text:style-name="T11">t</text:span></text:span>um sui<text:line-break/>affectus et animam adducere: tardiores enim ad intelli-<text:line-break/>gendum atque agendum homines reddit, quo tempore<text:line-break/>ipsa frigidior evaserit; contra promtiores atque irascentes,<text:line-break/>quum magis incaluerit , haud naturali calore scilicet , fed<text:line-break/>adventitio et a natura alieno , de quo ferino iste totus a</text:p>
      <text:p text:style-name="P3">nobis confectus esu Quapropter eos, qui fe Hippocrati-<text:line-break/>cos nominant et praecipua^ Hippoeraticae artis decreta,<text:line-break/>quibus et experimento evidentia adstipulantur, ignorant,<text:line-break/>accusare aequum est, quod aliter atque nos diximus, in-<text:line-break/>terpretati funi. Existimant enim in calidioribus ventri-<text:line-break/>culis insitum calorem in profundum refugere et extimas<text:line-break/>partes de<text:span text:style-name="Default_20_Paragraph_20_Font"><text:span text:style-name="T11">t</text:span></text:span>erere, atque ideo frigidas hominum carnes eva-<text:line-break/>dere. Verum hujusmodi caloris motiones pro ratione tem-<text:line-break/>porum et regionum. et prorsum coeli status, praeterea<text:line-break/>pro ratione vigiliae et- fomni , nec non et animi pertur-<text:line-break/>bationum, ut moeroris et timoris et corporis voluptatum<text:line-break/>et animi oblectationum evariant. At neque corporis na-<text:line-break/>turdis fabrica, neque aetas talem ingenitae caliditatis<text:line-break/>mutationem efficit. Sed quemadmodum et in libris de<text:line-break/>tuenda sanitate monstravimus , pravae corporis constito-<text:line-break/>tiones <text:span text:style-name="Default_20_Paragraph_20_Font"><text:span text:style-name="T11">t</text:span></text:span>unt nonnullae quidem cum totius animalis intem-<text:line-break/>perie , aliquae vero cum partium inaequali statu , qualis<text:line-break/>et ista, quae in propositis verbis habetur de ventriculi</text:p>
      <text:p text:style-name="P3">vitiofam constitutionem habentibus et non optimam, veluti<text:line-break/>quae nativo calore multo affluentes et idcirco ad bonam<text:line-break/>carnem procreandam maxime conducentes, corporis habi-<text:line-break/>tum pleniorem efficiunt, non extenuant, .non emaciant,<text:line-break/>ut intemperatae.</text:p>
      <text:h text:style-name="Heading_20_2" text:outline-level="2">XXVI<text:span text:style-name="Default_20_Paragraph_20_Font"><text:span text:style-name="T11">i</text:span></text:span></text:h>
      <text:p text:style-name="Normal"><text:span text:style-name="Default_20_Paragraph_20_Font"><text:span text:style-name="T11">Terra sicc</text:span></text:span>it<text:span text:style-name="Default_20_Paragraph_20_Font"><text:span text:style-name="T11">a</text:span></text:span>ti<text:span text:style-name="Default_20_Paragraph_20_Font"><text:span text:style-name="T11">bu</text:span></text:span>s <text:span text:style-name="Default_20_Paragraph_20_Font"><text:span text:style-name="T11">suua</text:span></text:span>l<text:span text:style-name="Default_20_Paragraph_20_Font"><text:span text:style-name="T11">ente , avium genu</text:span></text:span>s <text:span text:style-name="Default_20_Paragraph_20_Font"><text:span text:style-name="T11">bene habet.</text:span></text:span></text:p>
      <text:p text:style-name="P1">Aves enim utpote aridiore quam nos temperatura<text:line-break/>constantes, siccis temporibus rectius valent. Nos vero<text:line-break/>non praeterit et aridioribus ipfas cibis velci et pauco potu<text:line-break/>esse contentas, non perinde ut fi<text:span text:style-name="Default_20_Paragraph_20_Font"><text:span text:style-name="T11">n</text:span></text:span>es, qui aqua adsidue pro-<text:line-break/>lui et immodico adsidue potu repleri cupiunt.</text:p>
      <text:h text:style-name="Heading_20_2" text:outline-level="2"><text:span text:style-name="Default_20_Paragraph_20_Font"><text:span text:style-name="T28">.<text:tab/></text:span></text:span>XXVII.</text:h>
      <text:p text:style-name="P4">t<text:span text:style-name="Default_20_Paragraph_20_Font"><text:span text:style-name="T11">suum h</text:span></text:span>i<text:span text:style-name="Default_20_Paragraph_20_Font"><text:span text:style-name="T11">rcesu</text:span></text:span>it , <text:span text:style-name="Default_20_Paragraph_20_Font"><text:span text:style-name="T11">u</text:span></text:span>t<text:span text:style-name="Default_20_Paragraph_20_Font"><text:span text:style-name="T11">er exteriu</text:span></text:span>s t<text:span text:style-name="Default_20_Paragraph_20_Font"><text:span text:style-name="T11">est</text:span></text:span>is <text:span text:style-name="Default_20_Paragraph_20_Font"><text:span text:style-name="T11">apparuerit , si dex</text:span></text:span>t<text:span text:style-name="Default_20_Paragraph_20_Font"><text:span text:style-name="T11">er,<text:line-break/></text:span></text:span>m<text:span text:style-name="Default_20_Paragraph_20_Font"><text:span text:style-name="T11">a</text:span></text:span>s , <text:span text:style-name="Default_20_Paragraph_20_Font"><text:span text:style-name="T11">sin</text:span></text:span>i<text:span text:style-name="Default_20_Paragraph_20_Font"><text:span text:style-name="T11">ster vero fa</text:span></text:span>mi<text:span text:style-name="Default_20_Paragraph_20_Font"><text:span text:style-name="T11">na.</text:span></text:span></text:p>
      <text:p text:style-name="P2">Quum puerilis aetas in adolescentiam transit , quenr-<text:line-break/>admodum ipsis femen et pili in locis genitalibus erum-<text:line-break/>pere incipiunt, perinde et testes subito increscunt; quem-<text:line-break/>admodum et puellis virginibus mammae extuberant, una<text:line-break/>et men<text:span text:style-name="Default_20_Paragraph_20_Font"><text:span text:style-name="T11">t</text:span></text:span>es ferri incipiunt. Tunc igitur et vocis mutatio<text:line-break/>in maribus fit praecipue : nam quum prius ipsis acuta<text:line-break/>vox esset, quum perfecte in puberes evaserunt, gravior<text:line-break/>redditur; tempore autem medio veluti raucam ipsi vocem<text:line-break/>edunt. Quamobrem autem praedicta aetate omnia ista<text:line-break/>eveniant praesens oratio explorare non postulat, sed<text:line-break/>omnia haec .apparere experientia demonstrat, sicut et<text:line-break/>illud , si dexter prius testis intumuerit , hofce adolescentes<text:line-break/>factos, lu aetatemque virilem quum evaserint, filios ma-<text:line-break/>res potius quam feminas genituras; quod si sinister, e<text:line-break/>contrario. Idem et de utero sensit, in aphorismis enim ita<text:line-break/>scripsit: foetus mares in dextris, feminae vero in sini-<text:line-break/>stria magis. Quae igitur a me hac de re in aphorismo-</text:p>
      <text:p text:style-name="P3">rum explanatione dicta rent, ad hunc locum accommodes,<text:line-break/>quum una sit communis in maribus atque seminis causa,<text:line-break/>ob quam sinistrae partes seminarunt , dextrae marium<text:line-break/>opifices sint. Verum et de hoc in libro de usu partium<text:line-break/>tractatum esu</text:p>
      <text:h text:style-name="Heading_20_2" text:outline-level="2">XXVlll<text:span text:style-name="Default_20_Paragraph_20_Font"><text:span text:style-name="T11">i</text:span></text:span></text:h>
      <text:p text:style-name="P16"><text:span text:style-name="Default_20_Paragraph_20_Font"><text:span text:style-name="T11"><text:line-break/>ocu</text:span></text:span>li <text:span text:style-name="Default_20_Paragraph_20_Font"><text:span text:style-name="T11">u</text:span></text:span>t <text:span text:style-name="Default_20_Paragraph_20_Font"><text:span text:style-name="T11">valen</text:span></text:span>t, <text:span text:style-name="Default_20_Paragraph_20_Font"><text:span text:style-name="T11">ita et corpus. sit color</text:span></text:span> i<text:span text:style-name="Default_20_Paragraph_20_Font"><text:span text:style-name="T11">n de</text:span></text:span>t<text:span text:style-name="Default_20_Paragraph_20_Font"><text:span text:style-name="T11">erius au</text:span></text:span>t<text:line-break/>m<text:span text:style-name="Default_20_Paragraph_20_Font"><text:span text:style-name="T11">e</text:span></text:span>li<text:span text:style-name="Default_20_Paragraph_20_Font"><text:span text:style-name="T11">us lab</text:span></text:span>it<text:span text:style-name="Default_20_Paragraph_20_Font"><text:span text:style-name="T11">ur.</text:span></text:span></text:p>
      <text:p text:style-name="P1">constat autem ita oportere subintelligi, ut oculi va-<text:line-break/>lidi sunt, quod nonnulli et adscripserunt. Sententia igi-<text:line-break/>tur verborum, ut quispiam judicio meo, plurimorum fal-<text:line-break/>fam interpretationem omittens rectissime explanare potest,<text:line-break/>haec potissimum suerit: Hippocratem docere arbitror, quo-<text:line-break/>nam modo quis ab oculis totius corporis affectum percr-<text:line-break/>piat, quandoquidem isti maxime firmissimam nobis noti-</text:p>
      <text:p text:style-name="P3">tiam exhibent. Porro in illis, quibus anima deficit aut<text:line-break/>aliter vires collabuntur, neque manum quis. intuitus, ne-<text:line-break/>que crus adspiciens aut faciei reliquas partes, omissis<text:line-break/>ocnlis , aliquid explorati habere poterit, quod ipsi vires<text:line-break/>imbecilles esse aut validas patefaciat ; quod si oculos in-<text:line-break/>fpexerit, compertum habebit; clarissime namque in ipsis<text:line-break/>robur iufirmitasque elucescit , nonnullis quidem acute eer-<text:line-break/>nentibus, palpebris patentibus,, <text:span text:style-name="Default_20_Paragraph_20_Font"><text:span text:style-name="T11">n</text:span></text:span>onnullis autem neque<text:line-break/>perfecte ipsas aperire valentibus. Quin etiam ipforum<text:line-break/>color et moles aliquid de viribus nunciant.- Viribus enim<text:line-break/>infirmis oculi cavi, <text:span text:style-name="Default_20_Paragraph_20_Font"><text:span text:style-name="T11">s</text:span></text:span>qualidi et decolores apparent, robu-<text:line-break/>stis autem florido colore vigent, pleniori mole consta<text:span text:style-name="Default_20_Paragraph_20_Font"><text:span text:style-name="T11">n</text:span></text:span>t et<text:line-break/>splendidum humorem habent. Haec plane fieri evidenter<text:line-break/>conspicimus, etiamsi causa ob quam fiant nos lateat.<text:line-break/>Verum et cau<text:span text:style-name="Default_20_Paragraph_20_Font"><text:span text:style-name="T11">t</text:span></text:span>a patet, qualisnam oculorum sit natura,<text:line-break/>scientibus, quod alibi et in sermonibus de visione deda-<text:line-break/>r<text:span text:style-name="Default_20_Paragraph_20_Font"><text:span text:style-name="T11">e</text:span></text:span>ximus, animalem scilicet spiritum luminosum e cere-<text:line-break/>bro in oculos plurimum proficisci ; iste igitur quum aut</text:p>
      <text:p text:style-name="P3">imbecillus aut paucus In oculis fuerit, modo enumerata<text:line-break/>fymptomata eveniunt. Et color melior fit, inquit, aut de-<text:line-break/>terior. Id autem clarum est, sive de oculis etiamnum<text:line-break/>sive de totius corporis colore sermonem faciat:- utrumque<text:line-break/>enim verum est, oculis quidem ut firmitatem atque im-<text:line-break/>hecillitatem , ita et bonum foedumque colorem permutan-<text:line-break/>tibus, hos quoque totius corporis affectu comitante. Nam<text:line-break/>:si bene colorati oeuli sunt et gyon<text:span text:style-name="Default_20_Paragraph_20_Font"><text:span text:style-name="T11">i</text:span></text:span> hoc est corpus totum<text:line-break/>salubriter fe habere significant, aliquo autem turpi colore<text:line-break/>inquinati illico et totum osten<text:span text:style-name="Default_20_Paragraph_20_Font"><text:span text:style-name="T11">t</text:span></text:span>um esse indicant. Celerius<text:line-break/>vero in oculis quam in aliis partibus colorum mutatio<text:line-break/>ob eorum munditiam nitoremque conspicitur. At non fe-<text:line-break/>lum id significare haec verba possunt, fed etiam in toto<text:line-break/>corpore coloris mutationem signis in oculo apparentibus<text:line-break/>accidere et subsequi. Ab oculis igitur hoc modo ad tu-<text:line-break/>tum corpus cognitio traduci potest. Per fe autem verba<text:line-break/>haec, omissa parte de oculis, explanari possunt, si quis</text:p>
      <text:p text:style-name="P3">ip<text:span text:style-name="Default_20_Paragraph_20_Font"><text:span text:style-name="T11">t</text:span></text:span>a cum sequentibus coniungat. Deinceps igitur ab alio<text:line-break/>principio sic ipsis interpretabor.</text:p>
      <text:h text:style-name="Heading_20_2" text:outline-level="2">XXIX.<text:tab/>.<text:span text:style-name="Default_20_Paragraph_20_Font"><text:span text:style-name="T11">i</text:span></text:span></text:h>
      <text:p text:style-name="Normal"><text:span text:style-name="Default_20_Paragraph_20_Font"><text:span text:style-name="T11">E</text:span></text:span>t <text:span text:style-name="Default_20_Paragraph_20_Font"><text:span text:style-name="T11">col</text:span></text:span>o<text:span text:style-name="Default_20_Paragraph_20_Font"><text:span text:style-name="T11">r in pe</text:span></text:span>j<text:span text:style-name="Default_20_Paragraph_20_Font"><text:span text:style-name="T11">u</text:span></text:span>s <text:span text:style-name="Default_20_Paragraph_20_Font"><text:span text:style-name="T11">au</text:span></text:span>t <text:span text:style-name="Default_20_Paragraph_20_Font"><text:span text:style-name="T11">me</text:span></text:span>l<text:span text:style-name="Default_20_Paragraph_20_Font"><text:span text:style-name="T11">iu</text:span></text:span>s <text:span text:style-name="Default_20_Paragraph_20_Font"><text:span text:style-name="T11">vergit,; Aequum st au</text:span></text:span>t<text:span text:style-name="Default_20_Paragraph_20_Font"><text:span text:style-name="T11">em<text:line-break/>ut se habet a</text:span></text:span>l<text:span text:style-name="Default_20_Paragraph_20_Font"><text:span text:style-name="T11">i</text:span></text:span>m<text:span text:style-name="Default_20_Paragraph_20_Font"><text:span text:style-name="T11">en</text:span></text:span>t<text:span text:style-name="Default_20_Paragraph_20_Font"><text:span text:style-name="T11">um-, ita e</text:span></text:span>t <text:span text:style-name="Default_20_Paragraph_20_Font"><text:span text:style-name="T11">quod ext</text:span></text:span>i<text:span text:style-name="Default_20_Paragraph_20_Font"><text:span text:style-name="T11">mu</text:span></text:span>m <text:span text:style-name="Default_20_Paragraph_20_Font"><text:span text:style-name="T11">est., sequi.</text:span></text:span></text:p>
      <text:p text:style-name="P1">Co<text:span text:style-name="Default_20_Paragraph_20_Font"><text:span text:style-name="T11">l</text:span></text:span>orem alimento, id est sanguini, proportione rcspon-<text:line-break/>dentern, in pejus aut melius vergere inquit. Sanguinem<text:line-break/>autem nunc appellat omnem in vasculis inclusum firmum,<text:line-break/>in quo et pituita et bilis utraque et tenues serosique hu-<text:line-break/>mores continentur. Hoc enim mistum et melius et dete-<text:line-break/>rius redditur. In eo vero contentus humor, qui proprie<text:line-break/>Ianguis dicitur et a cujus dominatu tota congeries nomi-<text:line-break/>natur, pravus dici nequaquam potest, perinde ut neque<text:line-break/>alium habere. colorem quam rubrum.</text:p>
      <text:h text:style-name="P25" text:outline-level="2">XXX.</text:h>
      <text:p text:style-name="P4"><text:span text:style-name="Default_20_Paragraph_20_Font"><text:span text:style-name="T11">s</text:span></text:span>i<text:span text:style-name="Default_20_Paragraph_20_Font"><text:span text:style-name="T11">gna mort</text:span></text:span>i<text:span text:style-name="Default_20_Paragraph_20_Font"><text:span text:style-name="T11">scra per cu</text:span></text:span>t<text:span text:style-name="Default_20_Paragraph_20_Font"><text:span text:style-name="T11">em nares, cal</text:span></text:span>i<text:span text:style-name="Default_20_Paragraph_20_Font"><text:span text:style-name="T11">du</text:span></text:span>s <text:span text:style-name="Default_20_Paragraph_20_Font"><text:span text:style-name="T11">vap</text:span></text:span>o<text:span text:style-name="Default_20_Paragraph_20_Font"><text:span text:style-name="T11">r. priu</text:span></text:span>s<text:line-break/><text:span text:style-name="Default_20_Paragraph_20_Font"><text:span text:style-name="T11">nare</text:span></text:span>s <text:span text:style-name="Default_20_Paragraph_20_Font"><text:span text:style-name="T11">fulg</text:span></text:span>i<text:span text:style-name="Default_20_Paragraph_20_Font"><text:span text:style-name="T11">du</text:span></text:span>m <text:span text:style-name="Default_20_Paragraph_20_Font"><text:span text:style-name="T11">spir</text:span></text:span>it<text:span text:style-name="Default_20_Paragraph_20_Font"><text:span text:style-name="T11">u</text:span></text:span>m <text:span text:style-name="Default_20_Paragraph_20_Font"><text:span text:style-name="T11">reddunt.</text:span></text:span></text:p>
      <text:p text:style-name="P1">Sive in casibus accusativis scriptum sit, calidum va-<text:line-break/>porem,. sive in rectis calidus vapor, utroque modo aliquid<text:line-break/>subintelligitur. Verba enim bane sententiam habere de-<text:line-break/>bent: inter signa mortifera et haec funtp calidum vapo-<text:line-break/>rem per cutem evacuari, quum prius per exspirationem<text:line-break/>frigidus spiritus redditus siti At si in rectis casibus ean-<text:line-break/>dem sententiam explicare velis, ita sime dixeris; maxime<text:line-break/>signa mortifera per cutem calidus vapor exie<text:span text:style-name="Default_20_Paragraph_20_Font"><text:span text:style-name="T11">n</text:span></text:span>s , post frigi-<text:line-break/>dum fpiritum prius exspiratione egressum. Ceterum id ipsimi<text:line-break/>quidem, frigidam scilicet exspi<text:span text:style-name="Default_20_Paragraph_20_Font"><text:span text:style-name="T11">r</text:span></text:span>ationem, perniciosissimum<text:line-break/>indicium esse , in libro de praesensionibus dictum est lusce<text:line-break/>ipsis verbis : frigidum autem per nares atque os exfpira-<text:line-break/>tum jam valde perniciosum est, nunc autem quoddam</text:p>
      <text:p text:style-name="P3">symptoma, ita fe habentibus, quod tamen non semper fit,<text:line-break/>addidit: calidus enim vapor multus subito de cute ema-<text:line-break/>nat, sed neque omnibus, ut dixi, .neque omni tempore.<text:line-break/>Atqui istos explanatores de quibus non opus est garrientes<text:line-break/>haec edocere praestabat.- Illis enim fotis id evenire com-<text:line-break/>peries, quorum mortem calidissima febrisantecessit; quae<text:line-break/>corpus ipsum cordis torruit, atque ideo postremo ipsum<text:line-break/>refrigeravit. Vitali e<text:span text:style-name="Default_20_Paragraph_20_Font"><text:span text:style-name="T11">r</text:span></text:span>go tenore, moriente jam corde,<text:line-break/>evanescente, in aliis quidam sudores syncopen inferentes<text:line-break/>proveniunt, multorum fcilicet humorum pleno corpore :<text:line-break/>illis autem qui ex praefervida febre antea exaruerunt,<text:line-break/>pro sudoribus calidus vapor tangenti tibi dissiari videbi-<text:line-break/>fur. Neque tamen et iste quoque morbi tempore,- sed<text:line-break/>quum diu jam progresso morbo, cutis, exhausta halituofa<text:line-break/>substantia refrigeratur , quae ob ardentiorem febrem alte-<text:line-break/>nuatis succis, morbo rigente contracta fuerat; neque enim<text:line-break/>eo rane tempore, quo jam cor emoritur, excitari potest</text:p>
      <text:p text:style-name="P3">nedum calidus vapor, sied neque frigidus aut tepidus.<text:line-break/>omne igitur cor prope mortem frigida intemperie asse-<text:line-break/>ctum est, fed non iu quolibet mortifero morbo hujusmodi<text:line-break/>femper est ; verum in ardentissimis febribus .plerumque<text:line-break/>calidissimum , ut dictum esu Igitur quum frigida intensi.<text:line-break/>perie cor aegrotat, calidum vaporem emanare nunquam<text:line-break/>reperies, quando jam vicinus morti constitutus aeger. fri-<text:line-break/>nidum reddere spiritum inceperit, neque ita <text:span text:style-name="Default_20_Paragraph_20_Font"><text:span text:style-name="T11">t</text:span></text:span>e habenti-<text:line-break/>bus humores praetenuati sunt, neque i ardenti febre isti<text:line-break/>laborant, neque fuccos biliosus habent, qui temperie ea-<text:line-break/>Uda, corpore tenui sunt, siquidem frigidae temperaturae<text:line-break/>pituitosos, crudos, crass<text:span text:style-name="Default_20_Paragraph_20_Font"><text:span text:style-name="T11">a</text:span></text:span>s et proritum frigidos fuccos, non<text:line-break/>biliosus , calidos tenuesque abunde procreant.</text:p>
      <text:h text:style-name="Heading_20_2" text:outline-level="2">XXXI.</text:h>
      <text:p text:style-name="Normal">V<text:span text:style-name="Default_20_Paragraph_20_Font"><text:span text:style-name="T11">italia vero c</text:span></text:span>o<text:span text:style-name="Default_20_Paragraph_20_Font"><text:span text:style-name="T11">ntraria.</text:span></text:span></text:p>
      <text:p text:style-name="P2">Hoc illis maniseste repugnat, qui dictum fuisse pu-<text:line-break/>tant mortiferum esse signum, in na<text:span text:style-name="Default_20_Paragraph_20_Font"><text:span text:style-name="T11">t</text:span></text:span>o calidissimam. febrem:<text:line-break/>nam tanquam respondens verbis illis stupra dictis, signa<text:line-break/>mortifera, nunc sit bj unxit: <text:span text:style-name="Default_20_Paragraph_20_Font"><text:span text:style-name="T11">v</text:span></text:span>i<text:span text:style-name="Default_20_Paragraph_20_Font"><text:span text:style-name="T11">talia ver</text:span></text:span>o <text:span text:style-name="Default_20_Paragraph_20_Font"><text:span text:style-name="T11">contrar</text:span></text:span>i<text:span text:style-name="Default_20_Paragraph_20_Font"><text:span text:style-name="T11">a. </text:span></text:span>Atqui<text:line-break/>fecundum eorum explanationem .his verbis, <text:span text:style-name="Default_20_Paragraph_20_Font"><text:span text:style-name="T11">mort</text:span></text:span>i<text:span text:style-name="Default_20_Paragraph_20_Font"><text:span text:style-name="T11">fera<text:line-break/>signa</text:span></text:span>; conjuncta-non sunt haec ita scripta, per nares ca-<text:line-break/>lidissimum, sibi adjectum non habent, sitire letale signum,<text:line-break/>an. non sit,. Neque enim . mortiferum est, nisi quod ab<text:line-break/>Hippocrate dictum est, praecesserit, prius nares frigidum<text:line-break/>spiritum residunt n nam si citra. hoc vapor calidissimus per<text:line-break/>cutem emanet, potest id quidem fuscorum calidiore febre,<text:line-break/>attenuatorum <text:span text:style-name="Default_20_Paragraph_20_Font"><text:span text:style-name="T11">s</text:span></text:span>ymptomata esse, non mortis pr<text:span text:style-name="Default_20_Paragraph_20_Font"><text:span text:style-name="T11">a</text:span></text:span>nsus indi-<text:line-break/>cium. Quin imo interdum et extenuati humores utiliter<text:line-break/>difflantur, quos, quum pinguiores funt, per sensiles exere-<text:line-break/>tiones natura e corpore propellit, sudores citans aut lotii<text:line-break/>dejectionumve multitudinem aut vomitum movens. Erunt<text:line-break/>igitur omnia contraria praedictis mortiferis signis, vitalia<text:line-break/>neque frigidum exspirare, neque per cutem calidum va-</text:p>
      <text:p text:style-name="P3">porem exhalare. Haud abs re autem . et zeuxis sectatores<text:line-break/>prius separatim, mortifera signa, interpretati, omnia haec<text:line-break/>verba deleverant, quae ita se habent, vitalia autem con-<text:line-break/>tracia ad sanitatem.</text:p>
      <text:h text:style-name="P21" text:outline-level="1">HIPPOCRATIS EPIDEM. VI. ET<text:line-break/>CALENI IN ILLUM COMMEN-<text:line-break/>TARIUS V. SECTIO V.</text:h>
      <text:h text:style-name="Heading_20_2" text:outline-level="2"><text:span text:style-name="Default_20_Paragraph_20_Font">I.</text:span></text:h>
      <text:p text:style-name="P1">oi t<text:span text:style-name="Default_20_Paragraph_20_Font"><text:span text:style-name="T11">oru</text:span></text:span>m <text:span text:style-name="Default_20_Paragraph_20_Font"><text:span text:style-name="T11">na</text:span></text:span>t<text:span text:style-name="Default_20_Paragraph_20_Font"><text:span text:style-name="T11">urae</text:span></text:span> m<text:span text:style-name="Default_20_Paragraph_20_Font"><text:span text:style-name="T11">edicae.</text:span></text:span></text:p>
      <text:p text:style-name="P1">Crebro superius a me dictum est hujusmodi lectio-<text:line-break/>nes , per quas quod dicitur permutatur, fed eadem pror-<text:line-break/>fus sententia permanet, dijudicare mihi non esse propo-<text:line-break/>situm, quippe qui longitudinem commentariorum vitare<text:line-break/>instituerim; verum et nunc id ipsimi recordationis causa</text:p>
      <text:p text:style-name="P3">dictum volui, quandoquidem et in sequentibus nihil prae-<text:line-break/>terea de hujuscemodi lectionibus afferam. Verborum igi-<text:line-break/>tur sententia, si quis simpliciter quod dicitur accipiat,<text:line-break/>perspicua est, suam ipsius mentem Hippocrate declarante,<text:line-break/>se videlicet non esse ex illorum coetu, qui naturam arte<text:line-break/>carere arbitrantur, sed eam esse artificem animalibusque<text:line-break/>consulere. Verum hoc loco per id nomen , <text:span text:style-name="Default_20_Paragraph_20_Font"><text:span text:style-name="T11">na</text:span></text:span>t<text:span text:style-name="Default_20_Paragraph_20_Font"><text:span text:style-name="T11">urae, </text:span></text:span>vim<text:line-break/>quandam intelligere convenit lu his ipsis corporibus, quae<text:line-break/>ab ea reguntur, luhabitantem; cujus essentia quaenam sit<text:line-break/>in praesentia quaerere, sicut et de nostra anima aut de<text:line-break/>ejus principe parte, minime necesse est: nihil enim istorum<text:line-break/>praesens oratio postulat, sest illud solum, recte scilicet<text:line-break/>Hippocratem opinatum fuisse , naturam esse morborum<text:line-break/>medicam. Forsan enim quispiam hac oratione artem me-<text:line-break/>dicam tolli suspicabitur; quocirca non simpliciter verba<text:line-break/>haec accipienda sunt, morborum naturae medicae , altior<text:line-break/>enim sensus accuratiore indigens explicatione hujuscemodi<text:line-break/>in verbis delitescit; neque dum usquam superius hanc</text:p>
      <text:p text:style-name="P3">rem explanavimus. Amicis autem nostrum institutum co-<text:line-break/>gnofcentibus , quibus gratificantes ad huiusce libri inter-<text:line-break/>pr<text:span text:style-name="Default_20_Paragraph_20_Font"><text:span text:style-name="T11">o</text:span></text:span>lationem accessimus et nunc in memoriam revocabimus,<text:line-break/>quodque decretum efficaci probatione indigens, quum ali-<text:line-break/>cubi semel exquisite tractavi , me alio in libro iterum<text:line-break/>non scribere, loquacitatem videlicet supervacuam accidere<text:line-break/>cognoscentem, si iisdem de rebus quispiam eadem repetat,<text:line-break/>quemadmodum nonnulli puriores medici fecerant, non bis<text:line-break/>modo aut ter, fed quater vel etiam saepius in multis<text:line-break/>commentariis et libris eadem de iisdem conscribentes. At<text:line-break/>ego aliquid cum femel rationibus declarari , postea reli-<text:line-break/>quis in libris eo utor, folles tantum fummae mentionem<text:line-break/>faciens admonensque a me alio in voIumine ostensum esse.<text:line-break/>Etmunc igitur femel de natura sermonem faciam et quare<text:line-break/>ipsimi morborum este curatricem . Hippocrates asserat et<text:line-break/>quod ab hoc decreto. nequaquam artem medicam everti<text:line-break/>tollique contingat. Tu vero qui haec nostra commentaria<text:line-break/>evolvis, jam mihi orationem exordienti animum adverte.</text:p>
      <text:p text:style-name="P3">Morbos ab <text:span text:style-name="Default_20_Paragraph_20_Font"><text:span text:style-name="T35">alimento; </text:span></text:span>congruenti qualitate et <text:span text:style-name="Default_20_Paragraph_20_Font"><text:span text:style-name="T35">copia; </text:span></text:span>in<text:line-break/>tempore exhibito, ab humido fomento, <text:span text:style-name="Default_20_Paragraph_20_Font"><text:span text:style-name="T35">a </text:span></text:span>cataplasmatibus<text:line-break/><text:span text:style-name="Default_20_Paragraph_20_Font"><text:span text:style-name="T35">a clysteribus, </text:span></text:span>a venae sectione <text:span text:style-name="Default_20_Paragraph_20_Font"><text:span text:style-name="T35">et a quibusque id genus<text:line-break/>aliis, propulsari, </text:span></text:span>si quis <text:span text:style-name="Default_20_Paragraph_20_Font"><text:span text:style-name="T35">dicat, .non .utique mentietur,<text:line-break/>sicut neque ille </text:span></text:span>.qui <text:span text:style-name="Default_20_Paragraph_20_Font"><text:span text:style-name="T35">a </text:span></text:span>medicis <text:span text:style-name="Default_20_Paragraph_20_Font"><text:span text:style-name="T35">morbos curari asseveret,<text:line-break/></text:span></text:span>nec qui <text:span text:style-name="Default_20_Paragraph_20_Font"><text:span text:style-name="T35">artem </text:span></text:span>medicam <text:span text:style-name="Default_20_Paragraph_20_Font"><text:span text:style-name="T35">laborantium fanatricem esse te-<text:line-break/>stetur.^ Quemadmodum vero. haec praedicans, ut mendax<text:line-break/>reprehendi non poterit, </text:span></text:span>eadem <text:span text:style-name="Default_20_Paragraph_20_Font"><text:span text:style-name="T35">fane rati</text:span></text:span><text:span text:style-name="Default_20_Paragraph_20_Font"><text:span text:style-name="T36">o</text:span></text:span><text:span text:style-name="Default_20_Paragraph_20_Font"><text:span text:style-name="T35">ne neque ille<text:line-break/>qui naturam servandi </text:span></text:span>animalis <text:span text:style-name="Default_20_Paragraph_20_Font"><text:span text:style-name="T35">cau</text:span></text:span><text:span text:style-name="Default_20_Paragraph_20_Font"><text:span text:style-name="T36">t</text:span></text:span><text:span text:style-name="Default_20_Paragraph_20_Font"><text:span text:style-name="T35">a omnia administrare<text:line-break/>existimet. </text:span></text:span>Hoc <text:span text:style-name="Default_20_Paragraph_20_Font"><text:span text:style-name="T35">vero </text:span></text:span>et illud <text:span text:style-name="Default_20_Paragraph_20_Font"><text:span text:style-name="T35">consequitur, eam primum<text:line-break/>languoribus mederi </text:span></text:span>et maxime quum <text:span text:style-name="Default_20_Paragraph_20_Font"><text:span text:style-name="T35">evidenter hominem<text:line-break/>sanat , sudorem </text:span></text:span>copiosum profundens <text:span text:style-name="Default_20_Paragraph_20_Font"><text:span text:style-name="T35">aut per lotium aut<text:line-break/>per dejectiones aut per </text:span></text:span>vomitus, <text:span text:style-name="Default_20_Paragraph_20_Font"><text:span text:style-name="T35">infestos humores eliciens.<text:line-break/></text:span></text:span>Quodnam <text:span text:style-name="Default_20_Paragraph_20_Font"><text:span text:style-name="T35">igitur </text:span></text:span>dignitate <text:span text:style-name="Default_20_Paragraph_20_Font"><text:span text:style-name="T35">primarium sit, </text:span></text:span>quod <text:span text:style-name="Default_20_Paragraph_20_Font"><text:span text:style-name="T35">fecundas,<text:line-break/></text:span></text:span>quod tertias habeat inter haec omnia, <text:span text:style-name="Default_20_Paragraph_20_Font"><text:span text:style-name="T35">quae sanitatem fa-<text:line-break/>cere diximus </text:span></text:span>p contemplare <text:span text:style-name="Default_20_Paragraph_20_Font"><text:span text:style-name="T35">convenit, eo etiam. magis,<text:line-break/>quod et alia quaedam, </text:span></text:span>per quae morbi <text:span text:style-name="Default_20_Paragraph_20_Font"><text:span text:style-name="T35">curantur, accedunt,<text:line-break/>quorum omnium pro dignitate ordinem internosse prae-</text:span></text:span></text:p>
      <text:p text:style-name="P3">stiterit-. Nobis enim melius dici videtur et naturam mor-<text:line-break/>bos medicari, recte vero et artem medicam et medicum,<text:line-break/>vere quoque et ejus ministrum et venae scissuram et per<text:line-break/>ipfam factum sanguinis profluvium. Fortassis autem scuis-<text:line-break/>piam putaverit et coquum aliquid conferre et textorem<text:line-break/>et aedificatorem et ferrarium fabrum et alios quosdam<text:line-break/>artifices,. quorum opificiis utimur ad eorum ministratio-<text:line-break/>nem, quae hominibus sanitatis causa praeparantur. Ve-<text:line-break/>rum istorum quaedam auxiliorum materiae , non auxilia<text:line-break/>fiunt; nonnulla vero instrumenta auxiliantibus idonea, sied<text:line-break/>tunc auxilia fiunt, quando in tempore atque ut decet ea<text:line-break/>medici applicant. Nam vinum aegrotis propinatum si ju-<text:line-break/>verit, ejus propinatio auxilium - est; at si importune ob-<text:line-break/>latum delirium aut phrenitida concitet, tunc morbifera,<text:line-break/>non salubris causa neque auxiliumfuerit. Quis igitur test<text:line-break/>faciendi auxilii auctor? occasionis scilicet inventor. Quo<text:line-break/>nomine autem hunc Graeci appellant? non ne et hoc homi-<text:line-break/>albus patet, medicum scilicet ipfum appellari? Quapro-</text:p>
      <text:p text:style-name="P3">pter medicus vino potior est ad naturalem factitiamque<text:line-break/>sanitatem. Etenim vinum in tempore exhibitum et tem-<text:line-break/>peranter epotum recte valentibus prodest; languores au-<text:line-break/>tem, quum opus est, assumtum discutit. Ceterum medicus<text:line-break/>non quod animai sit aut pedestris aut bipes aut rationis<text:line-break/>particeps aut civilis, eo cujusque materiae tempus ido-<text:line-break/>neum ac modum novit, sed quoniam artem salubria at-<text:line-break/>que morbosa distinguentem addidicit: nam si perilla haec<text:line-break/>nosset, omnes pIane homines eandem callerent scientiam.<text:line-break/>Quare dignitate prior medicis ars est, per quam medici<text:line-break/>fiunt, nam ejus vi illi utentes, morbos pellunt. Sed<text:line-break/>quam rationem materia atque instrumenta ad medicum<text:line-break/>ejusque artem, eandem ipsa rursum atque ars, ad ejus<text:line-break/>qui curatur naturam habent. Illa namque est omnia con-<text:line-break/>gfuentia in animalium corporibus faciens et aiens quidem<text:line-break/>cum aIimento opus est; sibi autem sanguinem praeparans,<text:line-break/>per quem alimenti egenas particuIas nutriat; atque ite-<text:line-break/>rum , ut fanguis ipse creari possit, cibum in ventricu<text:span text:style-name="Default_20_Paragraph_20_Font"><text:span text:style-name="T11">l</text:span></text:span>o</text:p>
      <text:p text:style-name="P3">praeparans atque conficiens. Quod si devorata cibaria<text:line-break/>neque recte- concocta sint, neque .digesta, neque in. fan-<text:line-break/>guinem. versis, neque .alendarum. partium -vim invenerint,<text:line-break/>statim mehercule, neque corporis. nostri. alimentum fuisse<text:line-break/>dicentur. Quemadmodum .vero ad .nutriendas partes re-<text:line-break/>sectionis egentes ripi<text:span text:style-name="Default_20_Paragraph_20_Font"><text:span text:style-name="T11">s</text:span></text:span>; nutriens. facultas. longe princeps<text:line-break/>causa. est, eadem sane pacto et ventriculi vis ad cibos<text:line-break/>coucoquendos..et jeco.ris veuarumque facultas ad concoctum<text:line-break/>in sanguinem convertendum fe<text:span text:style-name="Default_20_Paragraph_20_Font"><text:span text:style-name="T11">t</text:span></text:span>e habent. Verum. enim-<text:line-break/>vero cuncta me naturae opera particulatim nunc recen-<text:line-break/><text:span text:style-name="Default_20_Paragraph_20_Font"><text:span text:style-name="T11">t</text:span></text:span>ere necesse non esu Nam memoria repetere fatis fuerit,<text:line-break/>in commentariis de naturalibus viribus, omnes naturae<text:line-break/>communes facultates fuisse explicatas , - .numero quatuor,<text:line-break/>quibus animal. agens omnia molitur ac perficit : primam<text:line-break/>quidem propriorum attractricem ; fecundam vero, horum<text:line-break/>ipsorum commutatricetn et concoctricem ; tertiam utilium<text:line-break/>retentricem et quartam alienorum expultricem. His ita.-<text:line-break/>que potestatibus non modo sanum animal tuetur, <text:span text:style-name="Default_20_Paragraph_20_Font"><text:span text:style-name="T11">t</text:span></text:span>est etiam</text:p>
      <text:p text:style-name="P3">aegro sanitatem restituit. Et ex his abunde constat,<text:line-break/>quantum sanitatis effeetricis causas natura dignitate alite-<text:line-break/>cellat: omnia enim reliqua materiam ipsi parant et fug-<text:line-break/>gerunt ; quemadmodum exterius quoque artem aliam alii<text:line-break/>ministrantem videmus. Textori namque radios textorios<text:line-break/>et pectines lignarius faber molitur; huic vero ligna ma-<text:line-break/>terrae exedor ; securim item et dolabram ferrarius artifex.<text:line-break/>Ferrario autem. ipsi ferrum metallorum effossor comparat;<text:line-break/>rarumque est artem effectivam invenire nulla alsa .egen-<text:line-break/>tum, quae aut instrumenta fabricetur aut materiam operi<text:line-break/>idoneam reddat. Ita sane et medico multae artes aptas mate-<text:line-break/>rias praeparant,- perinde ut ipse rursum naturae cum qui-<text:line-break/>busdam ministris suppeditat. Quam enim proportionem<text:line-break/>architectus erga aedificatores lignariosque fabros et alios<text:line-break/>quibus imperat artifices, eandem et medicus erga minis<text:line-break/>ficos suos gerit. Isti vero sunt herbarii, unguentarii, co-<text:line-break/>qui, cataplasmata adhibentes , humore conspergentes , cly-<text:line-break/>flerem suffundenles , scarificantes , venam scindentes , cu-</text:p>
      <text:p text:style-name="P3">curbitulas affigentes. At. si nos etiam haec:. didicimus et<text:line-break/>facimus, perinde facimus atque. gubernator.- remigandi<text:line-break/>peritus et facile summum malum conscendere volens. et<text:line-break/>omnia alia. nautarum .munera cognoscens <text:span text:style-name="Default_20_Paragraph_20_Font"><text:span text:style-name="T28">, </text:span></text:span>et exsequens.<text:line-break/>Etenim multi imperatores saepe et arcu uti et jaeulari et<text:line-break/>pugnare gladio. hastaque sciunt .et faciunt sit. reges, pariter.;<text:line-break/>sed non ut rex, ut .imperator erat Alexander Macedo,<text:line-break/>aut ejus pater Philippus,. sed per alias artes. imperato-<text:line-break/>riae atque regiae inservientes haec militaria munera .obi;<text:line-break/>haut. - ltaque et nos ut medici, cuiuscunque..auxilii qua-<text:line-break/>lrtatem , quantitatem, occasionem. et. .utendi. modum cogno.<text:span text:style-name="Default_20_Paragraph_20_Font"><text:span text:style-name="T11">r<text:line-break/></text:span></text:span>scitnus; ut ministri vero venam rescindimus. ec cucsirintu-<text:line-break/>las admovemus. et reliqua manibus operamur, Dignitate<text:line-break/>igitur. ars .medica medicis. praestat,. medicus arti. servienti,<text:line-break/>illa ministris, ministri artibus sibi- instrumenta materias-<text:line-break/>que parantibus illae artificibus per ipsas agentibus, arti-<text:line-break/>fines vero praeparatis materiis atque instrumentis, Con-</text:p>
      <text:p text:style-name="P3">versio igitur ordine firmioris notitiae atque memoriae causa;<text:line-break/>enumerandis artibus accidit, ad servandam essiciendamque<text:line-break/>sanitatem nobilitate ultimos .esse, qui nobis clysteres;<text:line-break/>scalpella, specilla, forfices et reliqua medicae artis in-<text:line-break/>strumenta fabricantur, cum his et eos qui materias . prae--<text:line-break/>parant, quos radicum. excisores et herbarios vocant; nec<text:line-break/>non et qui ex .metallis effossa aliaque id genus praebent;<text:line-break/>fupra hos vero. ap<text:span text:style-name="Default_20_Paragraph_20_Font"><text:span text:style-name="T11">t</text:span></text:span>orum artes, supra quos et ministros<text:line-break/>medicorum, .his quoque superiorem ipsorum . artem , . ea<text:line-break/>superiores medicos esset . medicis artem medicam , quae<text:line-break/>rur<text:span text:style-name="Default_20_Paragraph_20_Font"><text:span text:style-name="T11">t</text:span></text:span>um naturae ministra .est. Atqui inter ipsius naturae<text:line-break/>facultates nonnullae quidem sunt primariae, per quas<text:span text:style-name="Default_20_Paragraph_20_Font"><text:span text:style-name="T11">t</text:span></text:span>ci-<text:line-break/>licet animal. in vita- servatur ,. summam. nobilitatem ad<text:line-break/>optimam corporis.; vitam possidentes; optimam autem vi-<text:line-break/>-tam nomino, quae in sanitate videlicet agitur r.. urava<text:line-break/>-enim in morbis vitia est; alterae sunt vero istarum mitti-<text:line-break/>sicae facultates, deinde illarum item aliae. Itaque postea-</text:p>
      <text:p text:style-name="P3">quam hoc in <text:span text:style-name="Default_20_Paragraph_20_Font"><text:span text:style-name="T11">s</text:span></text:span>ermone artes omnes ac potestates sanitati<text:line-break/>vitaeqne necessarias, nunquam alibi eas prosecutus, recen-<text:line-break/>fere constitui, neque regentium nos potestatum dignitates<text:line-break/>adiicere me piguerit. Primae igitur sunt salubrem ani-<text:line-break/>mantis moderationem in quali et quanto conservantes.<text:line-break/>Quum enim corporis nostri substantia nec magnitudinem<text:line-break/>nec qualitatem eandem retineat, fed magnitudo per sen-<text:line-break/>sus latentem exhalationem dilabatur, qualitas vero, tem-<text:line-break/>peratum fupra variante, permutetur non ab aere solum<text:line-break/>ambiente, fed etiam ex nobis, quemadmodum in libris de<text:line-break/>tuenda sanitate explicavimus, ad magnitudinem sarciendam<text:line-break/>altrix potestas in nobis inest; ad qualitatem corrigendam<text:line-break/>et respiratio et per totum corpus diffiatio comparatae<text:line-break/>sunt. Sed cum nutriendae partes idohea ac propria ma-<text:line-break/>turia egerent, alia quaedam in nobis vis inest, quam haud<text:line-break/>alienum fuerit brevis ac dilucidae doctrinae cau<text:span text:style-name="Default_20_Paragraph_20_Font"><text:span text:style-name="T11">t</text:span></text:span>a fac-<text:line-break/>guificam nominare ; cui turium alia vis praesto in ventri-<text:line-break/>culo, concoctrix scilicet, omnibus autem dictis viribus</text:p>
      <text:p text:style-name="P3">communes aliae quatuor sirnt, quas paulo ante memoravi<text:line-break/>et clarioris doctrinae causa propriis nominibus appellavi,<text:line-break/>attractorium scilicet, retentricem, commutatoriam et ex-<text:line-break/>pu l tricent. Haec igitur vos meminisse dignum puto, illud<text:line-break/>fcientes , me hoc. loco tantum hunc siermonem fecisse,<text:line-break/>naturam omnium artium ad medendum primariam atque<text:line-break/>potissimam esse declarantem.</text:p>
      <text:h text:style-name="Heading_20_2" text:outline-level="2"><text:span text:style-name="Default_20_Paragraph_20_Font">II.</text:span></text:h>
      <text:p text:style-name="P4"><text:span text:style-name="Default_20_Paragraph_20_Font"><text:span text:style-name="T11">Ad</text:span></text:span>i<text:span text:style-name="Default_20_Paragraph_20_Font"><text:span text:style-name="T11">nven</text:span></text:span>i<text:span text:style-name="Default_20_Paragraph_20_Font"><text:span text:style-name="T11">t natura sibi</text:span></text:span> i<text:span text:style-name="Default_20_Paragraph_20_Font"><text:span text:style-name="T11">psi acce</text:span></text:span>n<text:span text:style-name="Default_20_Paragraph_20_Font"><text:span text:style-name="T11">sus non cogi</text:span></text:span>t<text:span text:style-name="Default_20_Paragraph_20_Font"><text:span text:style-name="T11">at</text:span></text:span>i<text:span text:style-name="Default_20_Paragraph_20_Font"><text:span text:style-name="T11">one; par-<text:line-break/>t</text:span></text:span>i<text:span text:style-name="Default_20_Paragraph_20_Font"><text:span text:style-name="T11">m qu</text:span></text:span>i<text:span text:style-name="Default_20_Paragraph_20_Font"><text:span text:style-name="T11">de</text:span></text:span>m <text:span text:style-name="Default_20_Paragraph_20_Font"><text:span text:style-name="T11">ut c</text:span></text:span>o<text:span text:style-name="Default_20_Paragraph_20_Font"><text:span text:style-name="T11">nnivere, par</text:span></text:span>ti<text:span text:style-name="Default_20_Paragraph_20_Font"><text:span text:style-name="T11">m ver</text:span></text:span>o <text:span text:style-name="Default_20_Paragraph_20_Font"><text:span text:style-name="T11">e</text:span></text:span>t <text:span text:style-name="Default_20_Paragraph_20_Font"><text:span text:style-name="T11">l</text:span></text:span>i<text:span text:style-name="Default_20_Paragraph_20_Font"><text:span text:style-name="T11">ngua sub</text:span></text:span>mi-.<text:line-break/><text:span text:style-name="Default_20_Paragraph_20_Font"><text:span text:style-name="T11">n</text:span></text:span>i<text:span text:style-name="Default_20_Paragraph_20_Font"><text:span text:style-name="T11">stra</text:span></text:span>t <text:span text:style-name="Default_20_Paragraph_20_Font"><text:span text:style-name="T11">e</text:span></text:span>t i<text:span text:style-name="Default_20_Paragraph_20_Font"><text:span text:style-name="T11">d genus a</text:span></text:span>li<text:span text:style-name="Default_20_Paragraph_20_Font"><text:span text:style-name="T11">a quaeque. Jnerud</text:span></text:span>i<text:span text:style-name="Default_20_Paragraph_20_Font"><text:span text:style-name="T11">ta na</text:span></text:span>t<text:span text:style-name="Default_20_Paragraph_20_Font"><text:span text:style-name="T11">ura et<text:line-break/></text:span></text:span>i<text:span text:style-name="Default_20_Paragraph_20_Font"><text:span text:style-name="T11">nd</text:span></text:span>o<text:span text:style-name="Default_20_Paragraph_20_Font"><text:span text:style-name="T11">c</text:span></text:span>t<text:span text:style-name="Default_20_Paragraph_20_Font"><text:span text:style-name="T11">a quae opu</text:span></text:span>s <text:span text:style-name="Default_20_Paragraph_20_Font"><text:span text:style-name="T11">sunt efac</text:span></text:span>i<text:span text:style-name="Default_20_Paragraph_20_Font"><text:span text:style-name="T11">t.</text:span></text:span></text:p>
      <text:p text:style-name="P1">Accessus naturae appellavit perinde ac si et vias aut<text:line-break/>impetus ad agendum dixisset, non, ut nos prius mente<text:line-break/>volventes et prius eligentes facimus, ita et ipfa faciente.</text:p>
      <text:p text:style-name="P3">Connivere igitur, sic autem dicitur quum quis clausas palo<text:line-break/>pebras cito iterum aperit, statim ortis animalibus et a<text:line-break/>nullo edoctis illico inest. Certum est autem hujusmodi<text:line-break/>actionem maximam oculis utilitatem afferre: fatigarentur<text:line-break/>enim palpebrae, si toto. vigiliae tempore paterent, nmlta-<text:line-break/>que exterius in oculos ipsorum tunicas violantis incide-<text:line-break/>rent. Praeterea longe isto admirabilius est naturae opus,<text:line-break/>quod non vulgares modo, fed etiam plures medici, etsi<text:line-break/>quotidie fiat, negligenter tamen praetereunt. Nam si bimo<text:line-break/>puero panem ostendens, eum hoc ipsi, nomine simul de-<text:line-break/>monstrans panem voces, idque bis .torque. feceris , - puer<text:line-break/>et demonstrati corporis hanc vocem, <text:span text:style-name="Default_20_Paragraph_20_Font"><text:span text:style-name="T11">pan</text:span></text:span>is, signum esse<text:line-break/>intellexit, ipfamque imitatus pronunciat, quum a .nullo<text:line-break/>ut linguam movere oporteat ipsis. didicerit. Idem vero<text:line-break/>quod in hoc et aliis omnibus motibus quos appellant<text:line-break/>voluntarios, ab omnibus fit animalibus. Igitur si volue-<text:line-break/>rint aliquem artuum inflectere, id .statim efficient, etsi<text:line-break/>musculum illum a quo inflectitur membrum non cogn<text:span text:style-name="Default_20_Paragraph_20_Font"><text:span text:style-name="T11">o-</text:span></text:span></text:p>
      <text:p text:style-name="P3">fcanL Eadem ratione ostendere volentia per alterum<text:line-break/>musculum extendent; sed neque quis musculus iste sit,<text:line-break/>neque quo pacto agere possit, moventi animali notum sit.<text:line-break/>Quo enim modo ea comprehendere potest, quae multis<text:line-break/>etiam medicis incognita sunt^<text:span text:style-name="Default_20_Paragraph_20_Font"><text:span text:style-name="T11">l</text:span></text:span> quid dico multis, quum<text:line-break/>nonnullos musculos quidam dissectoriae artis vel peritissimi<text:line-break/>ante nos ignoraVerint, ut eum qui intra articulationem<text:line-break/>abditus poplitem incurvat; nihil minus tamen omnes bo-<text:line-break/>mines ipsius genu articulum, simulatque voluerint, in-<text:line-break/>flectunt. Quin non in solis hominibus, sed etiam in aliis<text:line-break/>cunctis animantibus hujusmodi actionis species reperitur,<text:line-break/>usque adeo naturae vis ad ea, quae animalibus condu-<text:line-break/>eunt, rectius praestanda, qualibet arte potentior est. Quo-<text:line-break/>circa et Hippocrates de palpebrarum motu, quod scilicet<text:line-break/>ipsas alteri etiam negotio incumbentes agitamus, mentio-<text:line-break/>nem fecit , dicens: <text:span text:style-name="Default_20_Paragraph_20_Font"><text:span text:style-name="T11">ut connivere;</text:span></text:span> motum vero in loquendo<text:line-break/>linguae, per ea verba commemoravit, lingua vero et sub-</text:p>
      <text:p text:style-name="P3">ministrat; nobis enim quamque vocem praeferre volenti-<text:line-break/>bus lingua ad ipsam articulandam promte obsequitur.<text:line-break/>Pueri igitur voces prolatu difficiles nunc primum audiens<text:line-break/>tes, ut strax et sphlux, statim ap<text:span text:style-name="Default_20_Paragraph_20_Font"><text:span text:style-name="T11">t</text:span></text:span>as nos imitantes eloquun-<text:line-break/>tur; neque quos linguae musculos movere oporteat neque<text:line-break/>quomodo ipsam extendere aut flectere aut circumvolvere<text:line-break/>aut superius palato aut prioribus dentibus aut alii cui-<text:line-break/>piam auris ^particulae admovere stabilireque conveniat<text:line-break/>agnoscentes. Quumdixit autem et alia quaeque volunta-<text:line-break/>rias motiones, in memoriam tibi revocat; in quibus, ut<text:line-break/>dixi, animalia cuncta non lotum musculorum motus, sed<text:line-break/>etiam ipsos musculos ignorantia, simulatque membrum in-<text:line-break/>curvare aut extendere voluerint, confestim id faciunt,<text:line-break/>sicut etiam si in obliquum abducere et convertere aut cir-<text:line-break/>cumvolvere, sive utcunque aliter movere statuerint. - Id-<text:line-break/>circo et istis ipsis dictis acclamavit, inerudita natura non<text:line-break/>edocta congruentia - facit. Vocantur quidem quamlibet<text:line-break/>disciplinam edocti lu illa esse eruditi; natura autem ita</text:p>
      <text:p text:style-name="P3">erudita est, <text:span text:style-name="Default_20_Paragraph_20_Font"><text:span text:style-name="T28">i: </text:span></text:span>ut maxima fine doctore noverit. -Qualem<text:line-break/>fuisse Themistoclem Tsiucydides memoriae prodidit, ita<text:line-break/>inquiens: propria namque intelligentia neque prius. est<text:line-break/>ipsam pertinens quidquam neque; posterius edoctus et de<text:line-break/>eorum, .quae de improvis<text:span text:style-name="Default_20_Paragraph_20_Font"><text:span text:style-name="T11">a</text:span></text:span> incidebant,^ celerrimo consilio<text:line-break/>deprehensio optimus et eorum quae. longe posterius ventura<text:line-break/>essent perspicacissimus coniector.</text:p>
      <text:h text:style-name="Heading_20_2" text:outline-level="2">HE</text:h>
      <text:p text:style-name="P9"><text:span text:style-name="Default_20_Paragraph_20_Font"><text:span text:style-name="T11">Lacr</text:span></text:span>ym<text:span text:style-name="Default_20_Paragraph_20_Font"><text:span text:style-name="T11">ae, narium hu</text:span></text:span>m<text:span text:style-name="Default_20_Paragraph_20_Font"><text:span text:style-name="T11">or, sternutamenta, auris sorde</text:span></text:span>s,<text:line-break/><text:span text:style-name="Default_20_Paragraph_20_Font"><text:span text:style-name="T11">auri</text:span></text:span>s <text:span text:style-name="Default_20_Paragraph_20_Font"><text:span text:style-name="T11">sal</text:span></text:span>i<text:span text:style-name="Default_20_Paragraph_20_Font"><text:span text:style-name="T11">vae refec</text:span></text:span>t<text:span text:style-name="Default_20_Paragraph_20_Font"><text:span text:style-name="T11">i</text:span></text:span>o, spi<text:span text:style-name="Default_20_Paragraph_20_Font"><text:span text:style-name="T11">r</text:span></text:span>it<text:span text:style-name="Default_20_Paragraph_20_Font"><text:span text:style-name="T11">u</text:span></text:span>s i<text:span text:style-name="Default_20_Paragraph_20_Font"><text:span text:style-name="T11">ntro</text:span></text:span>it<text:span text:style-name="Default_20_Paragraph_20_Font"><text:span text:style-name="T11">u</text:span></text:span>s, <text:span text:style-name="Default_20_Paragraph_20_Font"><text:span text:style-name="T11">ex</text:span></text:span>i<text:span text:style-name="Default_20_Paragraph_20_Font"><text:span text:style-name="T11">tu</text:span></text:span>s, o<text:span text:style-name="Default_20_Paragraph_20_Font"><text:span text:style-name="T11">scitat</text:span></text:span>i<text:span text:style-name="Default_20_Paragraph_20_Font"><text:span text:style-name="T11">o,<text:line-break/>tusu</text:span></text:span>s, <text:span text:style-name="Default_20_Paragraph_20_Font"><text:span text:style-name="T11">singul</text:span></text:span>t<text:span text:style-name="Default_20_Paragraph_20_Font"><text:span text:style-name="T11">u</text:span></text:span>s, ,:o<text:span text:style-name="Default_20_Paragraph_20_Font"><text:span text:style-name="T11">n.su</text:span></text:span>s<text:span text:style-name="Default_20_Paragraph_20_Font"><text:span text:style-name="T11">dem</text:span></text:span>om<text:span text:style-name="Default_20_Paragraph_20_Font"><text:span text:style-name="T11">s</text:span></text:span>ia<text:span text:style-name="Default_20_Paragraph_20_Font"><text:span text:style-name="T11">o</text:span></text:span>m.,<text:span text:style-name="Default_20_Paragraph_20_Font"><text:span text:style-name="T11">d</text:span></text:span>i.<text:tab/>.</text:p>
      <text:p text:style-name="P1">Cum ea. quae mihi optime ad haec verba explananda<text:line-break/>quispiam dicere posse videtur prius retulero, deinde ad<text:line-break/>hujus libri interpretes .transibo, qui omnes verba haec a<text:line-break/>superioribus disiunxerunt, omnisque ap<text:span text:style-name="Default_20_Paragraph_20_Font"><text:span text:style-name="T11">t</text:span></text:span>a singulatim tan-</text:p>
      <text:p text:style-name="P3">qudmad praesensionem: facientia interpretati Iun t<text:span text:style-name="Default_20_Paragraph_20_Font"><text:span text:style-name="T11">r</text:span></text:span>- Ve-<text:line-break/>rum tamen nobis videtur Hippocrates propositum <text:span text:style-name="Default_20_Paragraph_20_Font"><text:span text:style-name="T11">t</text:span></text:span>uum ab<text:line-break/>initio. et; in praesentia per totum hunc sermonem consiti-<text:line-break/>mare; ipsis vero naturam- sal utis hominum causa omnia, fa-<text:line-break/><text:span text:style-name="Default_20_Paragraph_20_Font"><text:span text:style-name="T35">mentem </text:span></text:span>demonstrare constituerat. Itdque ab operibus ejus<text:line-break/>exorsus, quaecunque in corporibus recte valentium ani- -<text:line-break/>mantium facit ipsisque superiori . narratione enumeratis,<text:line-break/>deinceps quaecunque in morbosis affectibus aut sanorum<text:line-break/>languentium que corporum communibus, ad animalis fatu-<text:line-break/>tem natura moliatur, praesenti oratione declarati Quorum<text:line-break/>unumquodque ego particulatim. proponens , nonnulla qui-<text:line-break/><text:span text:style-name="Default_20_Paragraph_20_Font"><text:span text:style-name="T35">dem, ut </text:span></text:span>dixi, morbosorum affectuum propria, nonnulla<text:line-break/>aegrotantium sttnorumque communia esse demonstrabo. At-<text:line-break/>que in aegrotantibus lacrymae quidem nonnunquam fiunt,<text:line-break/>morbosi oculorum affectus modum sequentes , ut quando-<text:line-break/><text:span text:style-name="Default_20_Paragraph_20_Font"><text:span text:style-name="T35">ipsi </text:span></text:span>phlegmoue tentantur.;; nonnunquam .vero natura su-<text:line-break/>pervacnum humorem <text:span text:style-name="Default_20_Paragraph_20_Font"><text:span text:style-name="T35">, </text:span></text:span>expellente aut deficientem in glan-<text:line-break/>dulosis ipsorum carnibus procreante. Nempe et hoc modo</text:p>
      <text:p text:style-name="P3">narium humor excrementis in cerebro cullectis, per ipsas<text:line-break/>effluentibus accidit. : Sternutamenta vero et ipsa super<text:line-break/><text:span text:style-name="Default_20_Paragraph_20_Font"><text:span text:style-name="T11">n</text:span></text:span>aturae opus fiunt , ab affectibus autem morbosis prove-<text:line-break/>niunt; at morbosus affectus voco non solum . quum. ali-<text:line-break/>qui jam aegrotant , sed etiam quum quispiam istorum as-<text:line-break/>luctuum exoriri incipit.-. Qualis enim in oculis est proti<text:line-break/>prie vocata turbatio, quae phlegmones quoddam initium<text:line-break/>est, tales multi. morbosi affectus consistere incipientes dis-<text:line-break/>solvuntur-, natura vapores et succos eorum opifices ex-<text:line-break/>cernente. Verum de his omnibus lu libris de symptoma-<text:line-break/>tum causis. disputatum esu Nam ipsorum quaedam sem-<text:line-break/>per a natura fiunt, quae morbofos affectus aut jam na-<text:line-break/>luentes aut futuros impediunt, sicut alia jam factos et<text:line-break/>absolutos tollunt; adque est quod . explanatores fefellit;<text:line-break/>nunc scilicet ab Hippocrate de naturae operibus sermonem<text:line-break/>non credentes fieri. Sed tribus commentariis , in quibus<text:line-break/>de symptomatum causis disputo, totus isse sermo diligen-.<text:line-break/>ter a me confectus est, omnia id genus symptomata, qui-:</text:p>
      <text:p text:style-name="P2">bus praesens habetur oratio, a natura effectrice manare<text:line-break/>ostendente. Aurium namque fordes ab illa, cerebri ex-<text:line-break/>crementa purgante, colliguntur. Tussim quoque, ut fpi-<text:line-break/>ritus itinera emundarentur , fieri osten<text:span text:style-name="Default_20_Paragraph_20_Font"><text:span text:style-name="T11">t</text:span></text:span>um est: quemad-<text:line-break/>modum et singultus et oscitatio et pandiculatio , purga-<text:line-break/>mentorum expellendorum causa proveniunt. At nonnulla<text:line-break/>in proposita oratione dicta neque symptomata omnino<text:line-break/>sunt, ut respiratio et per totum corpus. diffiatio. Ab<text:line-break/>ipso vero de respiratione explicatum est, ubi ait-, spiritus<text:line-break/><text:span text:style-name="Default_20_Paragraph_20_Font"><text:span text:style-name="T28">. </text:span></text:span>introitus, exitus; de difllatione autem posterius; ubi ite-<text:line-break/>rum scripsit, alimenti et spirationis. At salivae in ore<text:line-break/>generatio inter ea, quae provide a natura fiunt, connu-<text:line-break/>me<text:span text:style-name="Default_20_Paragraph_20_Font"><text:span text:style-name="T11">t</text:span></text:span>antur, -quemadmodum et fputi ex pectore atque pul-<text:line-break/>mone rejectio. De hoc vero et in praesenti parte per<text:line-break/>haec verba dictum est: oris salivae rejectio et oportet<text:line-break/>quidem oris salivae per <text:span text:style-name="Default_20_Paragraph_20_Font"><text:span text:style-name="T11">t</text:span></text:span>e proferre, hanc vocem autem,<text:line-break/><text:span text:style-name="Default_20_Paragraph_20_Font"><text:span text:style-name="T11">refec</text:span></text:span>ti<text:span text:style-name="Default_20_Paragraph_20_Font"><text:span text:style-name="T11">o</text:span></text:span> , separatim addita hac dictione, <text:span text:style-name="Default_20_Paragraph_20_Font"><text:span text:style-name="T11">sput</text:span></text:span>i, quae for.,<text:line-break/>tasse quidem statim ab initio a primo librario vitiato pri-</text:p>
      <text:p text:style-name="P3">mo exemplari ; fortasse et ab ipsi, Hippocrate praetermissum<text:line-break/>est, utpote qui sibi ipsi quandam veluti designationem et<text:line-break/>non librum in vulgus edendum conscriberet. Extrema<text:line-break/>autem illa verba non ejusdem omnino modi id sibi vo-<text:line-break/>lunt, omnia scilicet enumerata non eodem in omnibus<text:line-break/>dictis Ie modo habere. Ut enim ostendimus, nonnulla<text:line-break/>solis recte valentibus, quaedam solis languentibus, quem-<text:line-break/>admodum rursum alia utrisque eveniunt-; item ex his<text:line-break/>aliqua solius naturae opera <text:span text:style-name="Default_20_Paragraph_20_Font"><text:span text:style-name="T11">t</text:span></text:span>unc Explanatoribus autem<text:line-break/>varie haec verba scribentibus paulo post varias eorum<text:line-break/>lectiones recitabo. Nunc vero prius, quod ex toto sermone<text:line-break/>adhuc restat, in quo naturae opera recenset, explicabo.</text:p>
      <text:h text:style-name="Heading_20_2" text:outline-level="2">IV.</text:h>
      <text:p text:style-name="P4"><text:span text:style-name="Default_20_Paragraph_20_Font"><text:span text:style-name="T11">L</text:span></text:span>olii <text:span text:style-name="Default_20_Paragraph_20_Font"><text:span text:style-name="T11">desection</text:span></text:span>is <text:span text:style-name="Default_20_Paragraph_20_Font"><text:span text:style-name="T11">e</text:span></text:span>t <text:span text:style-name="Default_20_Paragraph_20_Font"><text:span text:style-name="T11">statu</text:span></text:span>s <text:span text:style-name="Default_20_Paragraph_20_Font"><text:span text:style-name="T11">e</text:span></text:span>t <text:span text:style-name="Default_20_Paragraph_20_Font"><text:span text:style-name="T11">huju</text:span></text:span>s <text:span text:style-name="Default_20_Paragraph_20_Font"><text:span text:style-name="T11">utr</text:span></text:span>im<text:span text:style-name="Default_20_Paragraph_20_Font"><text:span text:style-name="T11">que alim</text:span></text:span>o<text:span text:style-name="Default_20_Paragraph_20_Font"><text:span text:style-name="T11">n</text:span></text:span>i<text:span text:style-name="Default_20_Paragraph_20_Font"><text:span text:style-name="T11">ae,<text:line-break/>et sp</text:span></text:span>i<text:span text:style-name="Default_20_Paragraph_20_Font"><text:span text:style-name="T11">r</text:span></text:span>it<text:span text:style-name="Default_20_Paragraph_20_Font"><text:span text:style-name="T11">u</text:span></text:span>s <text:span text:style-name="Default_20_Paragraph_20_Font"><text:span text:style-name="T11">et sum</text:span></text:span>i<text:span text:style-name="Default_20_Paragraph_20_Font"><text:span text:style-name="T11">ni</text:span></text:span>s, <text:span text:style-name="Default_20_Paragraph_20_Font"><text:span text:style-name="T11">Et</text:span></text:span> i<text:span text:style-name="Default_20_Paragraph_20_Font"><text:span text:style-name="T11">n alio c</text:span></text:span>o<text:span text:style-name="Default_20_Paragraph_20_Font"><text:span text:style-name="T11">rpore sudore</text:span></text:span>s, <text:span text:style-name="Default_20_Paragraph_20_Font"><text:span text:style-name="T11">suat-<text:line-break/>ptu</text:span></text:span>s, <text:span text:style-name="Default_20_Paragraph_20_Font"><text:span text:style-name="T11">pand</text:span></text:span>i<text:span text:style-name="Default_20_Paragraph_20_Font"><text:span text:style-name="T11">culat</text:span></text:span>i<text:span text:style-name="Default_20_Paragraph_20_Font"><text:span text:style-name="T11">ones e</text:span></text:span>t <text:span text:style-name="Default_20_Paragraph_20_Font"><text:span text:style-name="T11">quaecunque hu</text:span></text:span>j<text:span text:style-name="Default_20_Paragraph_20_Font"><text:span text:style-name="T11">usmod</text:span></text:span>i <text:span text:style-name="Default_20_Paragraph_20_Font"><text:span text:style-name="T11">sunt,</text:span></text:span></text:p>
      <text:p text:style-name="P2">Scribunt sane ha<text:span text:style-name="Default_20_Paragraph_20_Font"><text:span text:style-name="T11">n</text:span></text:span>c orationem alii aliter. verum ego<text:line-break/>et lectionem bon tempore a pluribus probatam et toti<text:line-break/>verberum sententiae congruentem atque in vetustis casti-<text:line-break/>gatisque exemplaribus repertam delegi. Ejus vero senius<text:line-break/>talis est: quemadmodum in superius positis symptomatibus<text:line-break/>naturae fine disciplina edoctae opera ad animalis salutem<text:line-break/>facta narravit, eodem modo et in prae<text:span text:style-name="Default_20_Paragraph_20_Font"><text:span text:style-name="T11">t</text:span></text:span>enti urinam, de-<text:line-break/>jectionem, duplicem flatum commemoravit, item et ali-<text:line-break/>mentum et diffiationem et quae in fotis feminei generis<text:line-break/>animantibus inferit; postea deinceps et sudores et sical-<text:line-break/>ptus et pandiculationes. Etenim urinae secretio, si, quo<text:line-break/>modo fiat , recordatus fueris , mirabilem tibi in regendis<text:line-break/>animantibus providentiam indicabit et renum fabricae<text:line-break/>causa et urinariorum meatuum originis, quam ex renum<text:line-break/>ventriculis habent ; et operculorum , quae meatuum ofcu-<text:line-break/>lis in vesicam feste inserentibus imposita funi; et musculi<text:line-break/>qui astrictorio in fede posito proportione respondens,<text:line-break/>vesicae collo circumdatus est; et aliorum, quae minora</text:p>
      <text:p text:style-name="P3">quidem funt et minus admiranda , tantum vero ad rem<text:line-break/>conficiendam opis afferentia, ut nisi .hunc in modum<text:line-break/>omnia structa essent, prave aut nullo - etiam pacto urina<text:line-break/>fecerni et evacuari posset. Haud aliter et quae adde-<text:line-break/>jectionern attinent ,. hoc est quae ad excrementorum cibi<text:line-break/>aridorum expulsionem, a natura condendis nutritionis in-<text:span text:style-name="Default_20_Paragraph_20_Font"><text:span text:style-name="T11">t<text:line-break/></text:span></text:span>str<text:span text:style-name="Default_20_Paragraph_20_Font"><text:span text:style-name="T11">a</text:span></text:span>mentis parata sunt, ipsius erga animalia providentiam<text:line-break/>ac sapientiam demonstrant, quae omnia in libris de usu<text:line-break/>particularum comprehensa reperias; nunc vero capita so-<text:line-break/>lunriperstrinxisse satis fit. Nempe quidem utramque vo-<text:line-break/>cem luitio hujus sermonis scriptum , ipfam per se solam<text:line-break/>legentes, lolii, ipfum hoc loco et stercoris mentionem<text:line-break/>facere tradunt. Quidam rursus ambas voces copulantes<text:line-break/>dejectionem urinae , hoc est evacuationem per ipsa verba<text:line-break/>significari dicunt, perinde atque si et urinae excretionem<text:line-break/>dixisset. Igitur isti sermonis. initio scripserunt, stercoris<text:line-break/>et urinae dejectio , ac si ita dictum esset stercoris et uri-<text:line-break/>nae evacuatio. Verum quemadmodum cibi recrementa</text:p>
      <text:p text:style-name="P3">mirabile artificium- in secernendo prae fe ferunt, itidem<text:line-break/>quoque in utriusque. flatus secretione, tam ejus qui per<text:line-break/>intestinum rectum, quam ejus qui. per gulam expellitur,<text:line-break/>quem ructum vocant, naturae providentia conspicitur, ad<text:line-break/>extrudendum utrumque fletum instrumentis, in quibus<text:line-break/>colligitur, insurgentibus. Flatus enim hos excerni depre-<text:line-break/>hendes et si dormiant illi qui istis. repleti funt et si in<text:line-break/>fomnum propensius labantur, et si catalepsi, veterno, fo-<text:line-break/>pore, delirio et profundo somno correpti sint. Aeque in-<text:line-break/>veneris etiam naturae artem, si ea cuncta didiceris, quae<text:line-break/>in administando alimento atque spiritu machinatur. Et<text:line-break/>longe adhuc magis demiraberis, si omnia noveris, quae<text:line-break/>in feminis concipiendi foetus causa molita esu Istis simi-<text:line-break/>lia funt et quae in toto corpore ad sudores excernendos,<text:line-break/>ad scalptus, ad pandiculationes pertinent. Vocant autem<text:line-break/>fcalptum, frictionem motunrque per ungues effectum, quod<text:line-break/>in prurientibus particulis animalia naturaliter sariunt, id-<text:line-break/>que in ipsis omnibus reperiuntirr. Vidistis quidem et du-</text:p>
      <text:p text:style-name="P3">dum, quum viventem capram gravidam dissecarem , sue-<text:line-break/>tus ex ip<text:span text:style-name="Default_20_Paragraph_20_Font"><text:span text:style-name="T11">t</text:span></text:span>a ligata extractus, ut humi depositus quatuor-<text:line-break/>pedibus ambulare inceperit a nullo edoctus , ambulandi<text:line-break/>causa haec esse corpori subjecta et paulo posterius sirper-<text:line-break/>vacuum humorem, quo ejus cutis exterius circumfusa<text:line-break/>erat, excusserit, atque iterum paulo post uno ex pedibus<text:line-break/>costas sibi sculpserit, ex quo vos omnes prae<text:span text:style-name="Default_20_Paragraph_20_Font"><text:span text:style-name="T11">t</text:span></text:span>entus ex-<text:line-break/>clamavistis; primum quidem quod ipfe symptomatis me-<text:line-break/>delam ab<text:span text:style-name="Default_20_Paragraph_20_Font"><text:span text:style-name="T11">t</text:span></text:span>que doctore invenerit, fecundo quod per hoc<text:line-break/>membrum fotum id fieri posset, tertio quod ad hunc mo-<text:line-break/>dum. At panniculari<text:span text:style-name="Default_20_Paragraph_20_Font"><text:span text:style-name="T11">a</text:span></text:span> tale quidem in omnibus, ut puto,<text:line-break/>musculis symptoma est, quale in oscitatione solis inferio-<text:line-break/>ris marillae musicalis accidit. In libris autem de fympto-<text:line-break/>malum causis, si memoriter modo tenetis, evacuandorutn<text:line-break/>in musculis halituoforum excrementorum cau<text:span text:style-name="Default_20_Paragraph_20_Font"><text:span text:style-name="T11">t</text:span></text:span>a et id a<text:line-break/>natura fieri demonstravimus r infantes autem et reliqua<text:line-break/>animalia id sine doctrina facere cernuntur, Haec itaque<text:line-break/>omnia et quaecunque cum ipsis dicebamus, quemadmodum</text:p>
      <text:p text:style-name="P3">et excutere humorem paulo ante de hoedo per dissectio-.<text:line-break/>nem extracto narravimus, admirabilem. quandam naturae<text:line-break/>erga animalia providentiam indicant, per quam et fecunda<text:line-break/>valetudine fruentia conservantur et aegrotantia morbo li-<text:line-break/>berantur.</text:p>
      <text:h text:style-name="Heading_20_2" text:outline-level="2"><text:span text:style-name="Default_20_Paragraph_20_Font">V.</text:span></text:h>
      <text:p text:style-name="P10"><text:span text:style-name="Default_20_Paragraph_20_Font"><text:span text:style-name="T11">Hom</text:span></text:span>i<text:span text:style-name="Default_20_Paragraph_20_Font"><text:span text:style-name="T11">nis an</text:span></text:span>i<text:span text:style-name="Default_20_Paragraph_20_Font"><text:span text:style-name="T11">ma se</text:span></text:span>m<text:span text:style-name="Default_20_Paragraph_20_Font"><text:span text:style-name="T11">per produc</text:span></text:span>it<text:span text:style-name="Default_20_Paragraph_20_Font"><text:span text:style-name="T11">ur usique ad mor</text:span></text:span>t<text:span text:style-name="Default_20_Paragraph_20_Font"><text:span text:style-name="T11">em. sin<text:line-break/>autem</text:span></text:span> i<text:span text:style-name="Default_20_Paragraph_20_Font"><text:span text:style-name="T11">gnescat, si</text:span></text:span>m<text:span text:style-name="Default_20_Paragraph_20_Font"><text:span text:style-name="T11">ul cum morbo et animi corpu</text:span></text:span>s <text:span text:style-name="Default_20_Paragraph_20_Font"><text:span text:style-name="T11">de-<text:line-break/>pasc</text:span></text:span>i<text:span text:style-name="Default_20_Paragraph_20_Font"><text:span text:style-name="T11">tur.<text:tab/></text:span></text:span><text:span text:style-name="Default_20_Paragraph_20_Font"><text:span text:style-name="T30">-</text:span></text:span></text:p>
      <text:p text:style-name="P1">Divinatione potius opus est quam aliqua methodo,<text:line-break/>per quam intelligere quispiam p<text:span text:style-name="Default_20_Paragraph_20_Font"><text:span text:style-name="T11">o</text:span></text:span>ssit, quidnam significare<text:line-break/>volens Hippocrates scripsit hoc verbum <text:span text:style-name="Default_20_Paragraph_20_Font"><text:span text:style-name="T22">φύεται</text:span></text:span><text:span text:style-name="Default_20_Paragraph_20_Font"><text:span text:style-name="T26">, </text:span></text:span>id est<text:line-break/><text:span text:style-name="Default_20_Paragraph_20_Font"><text:span text:style-name="T11">produc</text:span></text:span>it<text:span text:style-name="Default_20_Paragraph_20_Font"><text:span text:style-name="T11">ur: </text:span></text:span>potest enim significare et <text:span text:style-name="Default_20_Paragraph_20_Font"><text:span text:style-name="T11">generatur, </text:span></text:span>sicut<text:line-break/>Asclepiades p<text:span text:style-name="Default_20_Paragraph_20_Font"><text:span text:style-name="T11">o</text:span></text:span>sterius existimavit : potest ver<text:span text:style-name="Default_20_Paragraph_20_Font"><text:span text:style-name="T11">o</text:span></text:span> significare<text:line-break/>et <text:span text:style-name="Default_20_Paragraph_20_Font"><text:span text:style-name="T11">augetur;</text:span></text:span> potest etiam, ut quidam intellexerunt, idem<text:line-break/>so<text:span text:style-name="Default_20_Paragraph_20_Font"><text:span text:style-name="T11">n</text:span></text:span>are quod <text:span text:style-name="Default_20_Paragraph_20_Font"><text:span text:style-name="T11">c</text:span></text:span>o<text:span text:style-name="Default_20_Paragraph_20_Font"><text:span text:style-name="T11">nserva</text:span></text:span>t<text:span text:style-name="Default_20_Paragraph_20_Font"><text:span text:style-name="T11">ur, </text:span></text:span>alimento et respiratione nobis</text:p>
      <text:p text:style-name="P3">utentibus. Quicunque enim animam spiritum esse censent,<text:line-break/>ipsam et ex sanguinis halitu et ex aere intra corpus re-<text:line-break/>spiratione per a<text:span text:style-name="Default_20_Paragraph_20_Font"><text:span text:style-name="T11">t</text:span></text:span>peram arteriam adducto , conservari te-<text:line-break/>stantum lllud vero et in aperto est, nihil .eorum, quae<text:line-break/>diri, nos posse tanquam verum sit; contendentes enuu-<text:line-break/>clare, nisi prius animae substantiam exquisite compertam<text:line-break/>habeamus. Profecto si,. ut in libro de septimanis auctor<text:line-break/>ille manifeste de animae sunstantia disseruit , sic et in alio<text:line-break/>quopiam indubitanter legitimo Hippocratis libro dictum<text:line-break/>inveniretur, aliquid plane haberem , quod de hoc verbo,<text:line-break/><text:span text:style-name="Default_20_Paragraph_20_Font"><text:span text:style-name="T11">produc</text:span></text:span>i<text:span text:style-name="Default_20_Paragraph_20_Font"><text:span text:style-name="T11">tur</text:span></text:span> dici posset; quoniam vero nusquam. iir legiti-<text:line-break/>mis voluminibus Hippocrates^ clare explicavit , quidnam<text:line-break/>hoc verbum, <text:span text:style-name="Default_20_Paragraph_20_Font"><text:span text:style-name="T11">producitur</text:span></text:span>, sibi velit, praeter id quod istud<text:line-break/>ignoro , neque animae substantiam firmiter sitire mihi per-<text:line-break/>fuadeo. Nempe cerebrum sensus voluntariaeque motionis<text:line-break/><text:span text:style-name="Default_20_Paragraph_20_Font"><text:span text:style-name="T28">. </text:span></text:span>principem cau<text:span text:style-name="Default_20_Paragraph_20_Font"><text:span text:style-name="T11">t</text:span></text:span>am esse omuibusque aliis particulis distribuere,<text:line-break/>in libris de Hippocratis Platonisque decretis ostendimus.<text:line-break/>lllud praeterea periura<text:span text:style-name="Default_20_Paragraph_20_Font"><text:span text:style-name="T11">t</text:span></text:span>um habeo, spiritum in ejus caris</text:p>
      <text:p text:style-name="P3">positum primarium esse animae instrumentum , quem ut<text:line-break/>animae substantiam esse dicerem, mihi temere inclinabat<text:line-break/>animus. Sive autem tota cerebri natura ex quatuor ele-<text:line-break/>mentorum temperatione ad eam substantiam vel proprie-<text:line-break/>tatem redacta sit, per quam <text:span text:style-name="Default_20_Paragraph_20_Font"><text:span text:style-name="T11">t</text:span></text:span>ensus motusque voluntarii<text:line-break/>in animali primus auctor habeatur et memoriae scilicet<text:line-break/>et intelligentiae, sive quaedam alia vis corpore vacans a<text:line-break/>nostro conditore cerebro indita fuerit et morientibus ani-<text:line-break/>masseus recedat, nullam hac de re firmam rationem ha-<text:line-break/>beo; quin et eos qui de hoc quidquam affirmarunt, au-<text:line-break/>dacia magis quam sapientia nobis antecedere existimamus.<text:line-break/>Ceterum medicis quoque supervacuam de animae fubstan-<text:line-break/>tia notitiam esse arbitror. Satis est enim artem medicam<text:line-break/>cum ratione tractantibus illud nosse, quoad scilicet ipsius<text:line-break/>cerebri ac spiritus in ejus sinibus contenti, naturalis tem-<text:line-break/>peries inviolata servatur, vivere posse animal; si vero<text:line-break/>contentus spiritus aut pronum corruptus sit aut a natu-<text:line-break/>rali temperatura una cum ea quae in cerebro est longissime</text:p>
      <text:p text:style-name="P3">discesserit, mortem necessario sequi. .Haec agnoscens me-<text:line-break/>dicus ipsorum bonae temperaturae ac permansioni sem-<text:line-break/>per consulet , methodos a nobis in commentariis de tuenda<text:line-break/>fauitate et de morborum curatione traditas persequens,<text:line-break/>quas. omnes Hippocratem primum docuisse memoravimus.<text:line-break/>Quamobrem uieque legitimam hanc ejus esse particulam<text:line-break/>censeo, sed ab aliquo, ut plerasque alias, fuisse interpo-<text:line-break/>sitam. Forsan vero et ejus filium Thessalum patris rudes<text:line-break/>annotationes collegisse ajunt, in chartis et coriis et tabel-<text:line-break/>Iis eas nactum et hujus generis quasdam particulas inje-<text:line-break/>cisse. Nonnulli sane qui commentaria in propositum li-<text:line-break/>hrum ediderunt pro his verbis, <text:span text:style-name="Default_20_Paragraph_20_Font"><text:span text:style-name="T11">produc</text:span></text:span>i<text:span text:style-name="Default_20_Paragraph_20_Font"><text:span text:style-name="T11">tur</text:span></text:span> m<text:span text:style-name="Default_20_Paragraph_20_Font"><text:span text:style-name="T11">el</text:span></text:span>i<text:span text:style-name="Default_20_Paragraph_20_Font"><text:span text:style-name="T11">or, sit<text:line-break/></text:span></text:span>scriptum fuisse contendunt; ipsam vero procedente aetate<text:line-break/>scientiae ac sapientiae incumbentibus meliorem evadere<text:line-break/>arbitrantur. At neque ad medicum pertinens sermo est<text:line-break/>neque iis quae sequu<text:span text:style-name="Default_20_Paragraph_20_Font"><text:span text:style-name="T11">n</text:span></text:span>tur consentaneus, nam de ipsius<text:line-break/>substantia hoc verbum, <text:span text:style-name="Default_20_Paragraph_20_Font"><text:span text:style-name="T11">produc</text:span></text:span>i<text:span text:style-name="Default_20_Paragraph_20_Font"><text:span text:style-name="T11">tur , </text:span></text:span>dictum esse, ex eo<text:line-break/>constat, quod ipsa subjecit, si vero ignescat una cum</text:p>
      <text:p text:style-name="P3">morbo et anima corpus depascitur. Atqui verbum hoc<text:line-break/>i<text:span text:style-name="Default_20_Paragraph_20_Font"><text:span text:style-name="T11">gnesca</text:span></text:span>t indicare videtur ex Hippocratis sententia, ani-<text:line-break/>mae substantiam calorem esse naturalem, quem naturalium<text:line-break/>operum multis in locis auctorem esse testatur. Maximum<text:line-break/>vero hoc loco placitum agitatur, de quo et inter pullo-<text:line-break/>fophos dissensio esu Nonnulli quidem unam este animae<text:line-break/>naturaeque substantiam arbitrantur, aliqui in spiritu, alii<text:line-break/>in corporis proprietate eas consistere statuentes. Quidam<text:line-break/>vero non unam, fed propriam ac separatam utriusque<text:line-break/>substantiam esse, nec parvo quodam intervallo, sini toto<text:line-break/>genere inter <text:span text:style-name="Default_20_Paragraph_20_Font"><text:span text:style-name="T11">t</text:span></text:span>e differre confirmant; siquidem naturae cor-<text:line-break/>ruptioni obnoxiam , animae vero immortalem esse strb-<text:line-break/>stantiam arbitrantur. Aristoteles fiane atque Plato una<text:line-break/>appellatione utramque potestatem comprehendunt, non<text:line-break/>eam modo, qua ratiocinamur atque recordamur, animam<text:line-break/>vocantes, sied etiam eam quae in stirpibus est, qua et<text:line-break/>aluntur et crescunt et servantur, quoad temporis longin-<text:line-break/>quitate consumtae exarescant. Stoicorum autem mos est</text:p>
      <text:p text:style-name="P3">naturam vocare, qua stirpes reguntur, animam vero qua<text:line-break/>animalia ; utriusque vero . substantiam ingenitum spiritum<text:line-break/>statuunt differreque inter <text:span text:style-name="Default_20_Paragraph_20_Font"><text:span text:style-name="T11">t</text:span></text:span>e qualitate arbitrantur: nam<text:line-break/>sicciorem animae spiritum , humidiorem autem esse natu-<text:line-break/>rae ; utrumque autem ut permaneat non alimento solum,<text:line-break/><text:span text:style-name="Default_20_Paragraph_20_Font"><text:span text:style-name="T11">t</text:span></text:span>ed etiam aere indigere. Et quicunque hujusce decreti<text:line-break/>principem Hippocratem fuisse opinantur, ut in libro de<text:line-break/>septimanis dictum est, hoc verbum, <text:span text:style-name="Default_20_Paragraph_20_Font"><text:span text:style-name="T11">pr</text:span></text:span>o<text:span text:style-name="Default_20_Paragraph_20_Font"><text:span text:style-name="T11">duc</text:span></text:span>i<text:span text:style-name="Default_20_Paragraph_20_Font"><text:span text:style-name="T11">tur</text:span></text:span>, dictum<text:line-break/>esse ajunt de instauratione, quae in ipsis fit ex utraque<text:line-break/>substantia, alimenti scilicet atque aeris, ut evidenter ap-<text:line-break/>paret et utriusque utilitatem cognoscimus: alibi namque<text:line-break/>respirationem ingeniti caloris moderationem servare , cibo-<text:line-break/>rum vero assumtionem corporeae substantiae, quod dela-<text:line-break/>psum est, resarcire, declaratum esu Atque si corporis<text:line-break/>quaedam forma anima est, jure sane produci usque ad<text:line-break/>mortem diceretur. At si a natura, quam Aristoteles al-<text:line-break/>tricem, appetitricem Plato nominat , altera quaedam ipsius<text:line-break/>sententia sit, verum sane quod dictum est fuerit, fed de</text:p>
      <text:p text:style-name="P3">cogitatrice anima vere id diri non poterit. Nempe quod<text:line-break/>insitum calidum , cui maxime . corporea opera Hippocrates<text:line-break/>tribuit, igneum factum, non fotum priora munera obire<text:line-break/>non possit, fed neque corpus nostrum alere, quod ipsius<text:line-break/>erat primarium officium; imo contra perdat, atque ut<text:line-break/>ignis, liquefaciat, nobis ratione contemplantibus et cor-<text:line-break/>poris eliquationes a perurentibus <text:span text:style-name="Default_20_Paragraph_20_Font"><text:span text:style-name="T11">t</text:span></text:span>ebribus factas. evidenter<text:line-break/>cernentibus apertum esu Verum quum in tota hac ha-<text:line-break/>bita oratione tertia anima praetermissa sit , sive facultas,<text:line-break/>sive utcunque eam nominare veliis, quam Plato iracundiam<text:line-break/>appellavit et de ipsa aliquid dicere fatuis fuerit, ut <text:span text:style-name="Default_20_Paragraph_20_Font"><text:span text:style-name="T11">n</text:span></text:span>ihil<text:line-break/>praeterea in sermone de anima dicendum relinquatur.<text:line-break/>Calor sane quidam naturalis, per quem sanguis creatur,<text:line-break/>in jecore continetur; calor etiam alter in corde major<text:line-break/>inest ad iram excitandam nobis datus: nam et ipsius qui-<text:line-break/>dam usus est, ut in libris de Hippocrati^ Platonisque<text:line-break/>decretis explicarimus. Et hic quidem calor spiratione<text:line-break/>eget, alter diffiatione, ita enim medicis vocare mos est</text:p>
      <text:p text:style-name="P3">duplicent in toto corpore arteriarum actionem,. fuliginofum<text:line-break/>excrementum per compressionem expellentium, aerem vero<text:line-break/>circumfusum per distentionem attrahentium.</text:p>
      <text:h text:style-name="Heading_20_2" text:outline-level="2">VI.</text:h>
      <text:p text:style-name="P4"><text:span text:style-name="Default_20_Paragraph_20_Font"><text:span text:style-name="T11">Morb</text:span></text:span>i sim<text:span text:style-name="Default_20_Paragraph_20_Font"><text:span text:style-name="T11">ul nutriti</text:span></text:span> i<text:span text:style-name="Default_20_Paragraph_20_Font"><text:span text:style-name="T11">n senec</text:span></text:span>t<text:span text:style-name="Default_20_Paragraph_20_Font"><text:span text:style-name="T11">a relinquunt et per matura-<text:line-break/>t</text:span></text:span>io<text:span text:style-name="Default_20_Paragraph_20_Font"><text:span text:style-name="T11">ne</text:span></text:span>m <text:span text:style-name="Default_20_Paragraph_20_Font"><text:span text:style-name="T11">et so</text:span></text:span>l<text:span text:style-name="Default_20_Paragraph_20_Font"><text:span text:style-name="T11">ut</text:span></text:span>i<text:span text:style-name="Default_20_Paragraph_20_Font"><text:span text:style-name="T11">onem et rare</text:span></text:span>f<text:span text:style-name="Default_20_Paragraph_20_Font"><text:span text:style-name="T11">act</text:span></text:span>i<text:span text:style-name="Default_20_Paragraph_20_Font"><text:span text:style-name="T11">ones.</text:span></text:span></text:p>
      <text:p text:style-name="P1">Non de. omnibus connutritis morbis Hippocratis fer-<text:line-break/>mo est; ita vero eos appellant, qui longinquo tempore<text:line-break/>hominum corpora infestant. Id enim accidere non cerni-<text:line-break/>tur, neque ipfum latet clare in aphorismis dicentem:<text:line-break/><text:span text:style-name="Default_20_Paragraph_20_Font"><text:span text:style-name="T11">t</text:span></text:span>enes quam juvenes plerumque rarius aegrotant; quicu<text:span text:style-name="Default_20_Paragraph_20_Font"><text:span text:style-name="T11">n-<text:line-break/></text:span></text:span>que vero ipsis diuturni morbi eveniunt, laepius comato-<text:line-break/>riuntur. lgitur quum i<text:span text:style-name="Default_20_Paragraph_20_Font"><text:span text:style-name="T11">n</text:span></text:span> hoc sermone , <text:span text:style-name="Default_20_Paragraph_20_Font"><text:span text:style-name="T11">saepiu</text:span></text:span>s , addiderit,<text:line-break/>neque universe protulerit, quousque scilicet diuturnos<text:line-break/>morbos commori, aperte indicat <text:span text:style-name="Default_20_Paragraph_20_Font"><text:span text:style-name="T11">t</text:span></text:span>e nonnullos ante senum</text:p>
      <text:p text:style-name="P3">mortem dissolvi cognoscere. Quinam igitur sint isti, quem-<text:line-break/>admodum etiam quinam ante mortem non abeuntes, in<text:line-break/>aphorismis ipfe patesecit sic scribens: raucitates et gra-<text:line-break/>vedines in valde senioribus non maturescunt. Igitur quum<text:line-break/>is frigidorum meminerit, constat et ipfum concedere quos-<text:line-break/>dam ex calidis in seniori aetate posse dissolvi, siquidem<text:line-break/>contraria contrariorum medicamina sunt. Rari autem hi<text:line-break/>sunt, ut calidae cephaleae et heterocr antae vocati dolores<text:line-break/>capitis et renum calidi assectus et articulares dolores,<text:line-break/>quicunque ex valde calida affectione oriuntur. Iste .qui-<text:line-break/>dem ex senectae proveniens temperatura solutionis modus<text:line-break/>inter maturationes reponitur, maturatione scilicet omnem<text:line-break/>ad mediocre temperamentum adductionem significante, ut<text:line-break/>in maturescentibus fructibus conspicitur ; alios autem duos<text:line-break/>adhuc rariores .concoctionis mestos adlicit et per ratefa-<text:line-break/>etionetn et eum qui ambigue dictus est, sive per dissolu-<text:line-break/>tlonetn, sive per solutionem intelligere oporteat. Fit iste<text:line-break/>autem ipsa corporea substantia, quae omnibus tam ani-:</text:p>
      <text:p text:style-name="P3">mutis quam inanimis communis est, dilabente: aliquid<text:line-break/>enim omnino ex ipsis diffinit, sed plurimum ex molliori-<text:line-break/>bus, minus ex minus mollibus. Ita Iane et quidam a<text:line-break/>natura alieni tumores paulatim longiori tempore, dila-<text:line-break/>bente materia, dissolvuntur, idque recta victus ratione<text:line-break/>utentibus evenit; nam qui largiore cibo vescuntur, humo-<text:line-break/>rem affectis partibus influentem digesto aequalem famen-<text:line-break/>tes, affectus servant. Tertium vero solutionis modum<text:line-break/>narravit, corporis raritatem, a medicis quidem consulto<text:line-break/>effectam, a fenili autem aetate raro; cum labefactatis xi-<text:line-break/>ribus , extenuato corporis habitu et male nutrita cute la-<text:line-break/>xiores meatus evaserint. Nos itaque sic verba interpre-<text:line-break/>tamur, quum semper ipsius sermones iis, quae in aegrotis<text:line-break/>cernuntur, consentaneos esse demonstrare conemur; plu- .<text:line-break/>ritui autem explanatores omnia potius alia quam id fa-<text:line-break/>ciunt,. qui et hoc loco tanquam de omnibus morbis fer-<text:line-break/>mone facto causas afferre nitu<text:span text:style-name="Default_20_Paragraph_20_Font"><text:span text:style-name="T11">n</text:span></text:span>tur. Magis etiam absurda</text:p>
      <text:p text:style-name="P3">illi dicunt, qui in fenecta hujusmodi affectiones fedari<text:line-break/>ajunt; animae quidem iracundiam, avaritiam, superstitio-<text:line-break/>nem, corporis autem amatorias perturbationes.</text:p>
      <text:h text:style-name="Heading_20_2" text:outline-level="2"><text:span text:style-name="Default_20_Paragraph_20_Font">VII.</text:span></text:h>
      <text:p text:style-name="Normal"><text:span text:style-name="Default_20_Paragraph_20_Font"><text:span text:style-name="T11">Med</text:span></text:span>i<text:span text:style-name="Default_20_Paragraph_20_Font"><text:span text:style-name="T11">cat</text:span></text:span>io, <text:span text:style-name="Default_20_Paragraph_20_Font"><text:span text:style-name="T11">con</text:span></text:span>t<text:span text:style-name="Default_20_Paragraph_20_Font"><text:span text:style-name="T11">rar</text:span></text:span>i<text:span text:style-name="Default_20_Paragraph_20_Font"><text:span text:style-name="T11">um cog</text:span></text:span>i<text:span text:style-name="Default_20_Paragraph_20_Font"><text:span text:style-name="T11">tan</text:span></text:span>s, <text:span text:style-name="Default_20_Paragraph_20_Font"><text:span text:style-name="T11">n</text:span></text:span>o<text:span text:style-name="Default_20_Paragraph_20_Font"><text:span text:style-name="T11">n c</text:span></text:span>o<text:span text:style-name="Default_20_Paragraph_20_Font"><text:span text:style-name="T11">nsen</text:span></text:span>ti<text:span text:style-name="Default_20_Paragraph_20_Font"><text:span text:style-name="T11">re aspectu</text:span></text:span>i.</text:p>
      <text:p text:style-name="P1">Sermo iste eandem vim habet quam ille; contraria<text:line-break/>contrariorum medicamenta, de quo saepius jam dispu-<text:line-break/>tavimus.</text:p>
      <text:h text:style-name="Heading_20_2" text:outline-level="2"><text:span text:style-name="Default_20_Paragraph_20_Font">VHI.</text:span></text:h>
      <text:p text:style-name="Normal">A<text:span text:style-name="Default_20_Paragraph_20_Font"><text:span text:style-name="T11">lg</text:span></text:span>i<text:span text:style-name="Default_20_Paragraph_20_Font"><text:span text:style-name="T11">dum et aux</text:span></text:span>ili<text:span text:style-name="Default_20_Paragraph_20_Font"><text:span text:style-name="T11">atur et toll</text:span></text:span>i<text:span text:style-name="Default_20_Paragraph_20_Font"><text:span text:style-name="T11">t quaecunque a cal</text:span></text:span>i<text:span text:style-name="Default_20_Paragraph_20_Font"><text:span text:style-name="T11">do.</text:span></text:span></text:p>
      <text:p text:style-name="P1">Et hoc sibi ipsi memoriae cau<text:span text:style-name="Default_20_Paragraph_20_Font"><text:span text:style-name="T11">t</text:span></text:span>a scripsit, quod pro-<text:line-break/>ximae sententiae universalis pars esu Etenim frigidum<text:line-break/>frigidis affectibus opitulatur, calidos autem morbos tollit:</text:p>
      <text:p text:style-name="P3">nam ab uno tanquam exemplo ad omnia contraria tradu-<text:line-break/>cere sermonem oportet.</text:p>
      <text:h text:style-name="Heading_20_2" text:outline-level="2">IX.</text:h>
      <text:p text:style-name="P4"><text:span text:style-name="Default_20_Paragraph_20_Font"><text:span text:style-name="T11">Excandescen</text:span></text:span>ti<text:span text:style-name="Default_20_Paragraph_20_Font"><text:span text:style-name="T11">a attrah</text:span></text:span>i<text:span text:style-name="Default_20_Paragraph_20_Font"><text:span text:style-name="T11">t et cor et pu</text:span></text:span>lm<text:span text:style-name="Default_20_Paragraph_20_Font"><text:span text:style-name="T11">onem</text:span></text:span> i<text:span text:style-name="Default_20_Paragraph_20_Font"><text:span text:style-name="T11">n se ipsa et<text:line-break/>in caput et cal</text:span></text:span>i<text:span text:style-name="Default_20_Paragraph_20_Font"><text:span text:style-name="T11">da et hu</text:span></text:span>mi<text:span text:style-name="Default_20_Paragraph_20_Font"><text:span text:style-name="T11">du</text:span></text:span>m. <text:span text:style-name="Default_20_Paragraph_20_Font"><text:span text:style-name="T11">Lae</text:span></text:span>titi<text:span text:style-name="Default_20_Paragraph_20_Font"><text:span text:style-name="T11">a au</text:span></text:span>t<text:span text:style-name="Default_20_Paragraph_20_Font"><text:span text:style-name="T11">em</text:span></text:span> r<text:span text:style-name="Default_20_Paragraph_20_Font"><text:span text:style-name="T11">ela-<text:line-break/>xa</text:span></text:span>t.</text:p>
      <text:p text:style-name="P1">Obsicure admodum haec locutio perplexa est, quo-<text:line-break/>circa et ejus plures lectiones Iectionibusque consentaneas<text:line-break/>explicationes fecerunt:. verius autem quispiam dixerit,<text:line-break/>non. lectionibus explicationes, sed prius cogitatis explana-<text:line-break/>tionibus eos deinde lectiones affluxisse et accommodasse.<text:line-break/>Statim igitur haec vox, <text:span text:style-name="Default_20_Paragraph_20_Font"><text:span text:style-name="T11">a</text:span></text:span>tt<text:span text:style-name="Default_20_Paragraph_20_Font"><text:span text:style-name="T11">rah</text:span></text:span>it , in hoc sermone quid<text:line-break/>significat? - Cor atque pulmonem ob iracundiam attrahi;<text:line-break/>ipsum dicere interpretabimur? fed quum haec verba. est-<text:line-break/>jecta sint, insu ipfa. et in .caput, alter hujusmodi tensus</text:p>
      <text:p text:style-name="P3">innuitur, cor et pulmo attrahunt et in fe ipfos et in caput<text:line-break/>calida et humidum. Atqui ista vox, <text:span text:style-name="Default_20_Paragraph_20_Font"><text:span text:style-name="T11">cal</text:span></text:span>i<text:span text:style-name="Default_20_Paragraph_20_Font"><text:span text:style-name="T11">da</text:span></text:span>, paene intelligi<text:line-break/>non potest: potius enim calidum quam calida dixisse<text:line-break/>oportuit. Satius igitur fortasse fuerit, omisse singulorum<text:line-break/>in hoc fermone verborum declaratione, utpote confusa,<text:line-break/>ipsius ecphrasiu facere aut paraphrasin , sive ut lubet quis<text:line-break/>ntuninet, id est per plura verba enarrationem. Id vero<text:line-break/>fieri nequit, nisi unum falsem nomen interpretemur, quod<text:line-break/>est attrahere. Duorum enim alterutrum in excandefcen-<text:line-break/>tris dicendum est, aut pulmonem et cor ad: caput attrahi,<text:line-break/>autcor et pulmonem et caput ex inferioribus locis calo-.<text:line-break/>rem humoremque ad fe ipsos attrahere: verisimile nam-<text:line-break/>que est ex jecoris regionibus , unde fanguinis distributio<text:line-break/>fit, et calorem et humorem hauriri; Porro i<text:span text:style-name="Default_20_Paragraph_20_Font"><text:span text:style-name="T11">n</text:span></text:span> excande-<text:line-break/>ruentia cor atque infimus per totum animal discurrentes<text:line-break/>arteriae majorem vehementioremque pullatum efficere<text:line-break/>cernuntur. Aequum est; autem et cordis dilatationem ini-</text:p>
      <text:p text:style-name="P3">plentia tunc plura adduci. In caput vero plus humoris<text:line-break/>caloiisque efferri, oculos totamque faciem occupans rubor<text:line-break/>significat; quin etiam si tetigeris, calidiores evasisse tibi ,<text:line-break/>hae partes apparebunt. Evidenter quoque et oculi emi-<text:line-break/>eant, unaque praeminentiores facti esse ridentur et uni-<text:line-break/>verstrm caput calidius. At laetitia, inquit, relaxat cor,<text:line-break/>hoc est ipsum derelinquunt antedicta. Nempe praedicto-<text:line-break/>rum cognitio utilis est, ut rica evitetur nonnunquam, in-<text:line-break/>terdum de industria excitetur. - Videtur quidem, quum<text:line-break/>cor- et caput naturali intemperie fupra modum calidiora<text:line-break/>sirnt aut aliquo adventitio calido affectu laborant; exui-<text:line-break/>tetur autem in frigidis vitiis et natura frigidiore corde et<text:line-break/>capite. Eodem modo et totius- corporis temperatura, si<text:line-break/>calidior quam par sit aut morbo aut natura fuerit, magno-<text:line-break/>pere iracundia offendetur; illi autem contraria magnopere<text:line-break/>hac juvabitur. Id enim et in fecundo de morbis popu-<text:line-break/>faribus ab nisio suesse traditum ostendimus, ubi dicebat:</text:p>
      <text:p text:style-name="P11">danda est opera ut ira excitetur et coloris et succi. recu-<text:line-break/>perandi cau<text:span text:style-name="Default_20_Paragraph_20_Font"><text:span text:style-name="T11">t</text:span></text:span>a. </text:p>
      <text:h text:style-name="Heading_20_2" text:outline-level="2">x.</text:h>
      <text:p text:style-name="Normal"><text:span text:style-name="Default_20_Paragraph_20_Font"><text:span text:style-name="T11">Lab</text:span></text:span>o<text:span text:style-name="Default_20_Paragraph_20_Font"><text:span text:style-name="T11">r ar</text:span></text:span>ti<text:span text:style-name="Default_20_Paragraph_20_Font"><text:span text:style-name="T11">culis et carn</text:span></text:span>i<text:span text:style-name="Default_20_Paragraph_20_Font"><text:span text:style-name="T11">bu</text:span></text:span>s; <text:span text:style-name="Default_20_Paragraph_20_Font"><text:span text:style-name="T11">c</text:span></text:span>i<text:span text:style-name="Default_20_Paragraph_20_Font"><text:span text:style-name="T11">bu</text:span></text:span>s, som<text:span text:style-name="Default_20_Paragraph_20_Font"><text:span text:style-name="T11">nu</text:span></text:span>s <text:span text:style-name="Default_20_Paragraph_20_Font"><text:span text:style-name="T11">visceribu</text:span></text:span>s.</text:p>
      <text:p text:style-name="P1">Quoniam hoc nomen <text:span text:style-name="Default_20_Paragraph_20_Font"><text:span text:style-name="T11">lab</text:span></text:span>o<text:span text:style-name="Default_20_Paragraph_20_Font"><text:span text:style-name="T11">r</text:span></text:span> saepius confuerit Hippo-<text:line-break/>crates pro exercitatione accipere , interdum .pro dolore,<text:line-break/>aut absolute pro qualibet noxa, ut in multis commenta-<text:line-break/>riis antea didicistis, idcirco igitur ex libri . explanatoribus<text:line-break/>alius aliud trium significatorum accipiens, aliquis arbitra-<text:line-break/>tur lane ap<text:span text:style-name="Default_20_Paragraph_20_Font"><text:span text:style-name="T11">t</text:span></text:span>um dicere, exercitationem articulis carnibus-<text:line-break/>que veluti cibum esse, id est alimentum, robur, adj.umen-<text:line-break/>tum; illico e<text:span text:style-name="Default_20_Paragraph_20_Font"><text:span text:style-name="T11">n</text:span></text:span>im augeri, confirmari ac roborari exercita-<text:line-break/>tionibus haud femus quam estus, Quidam vero articulis<text:line-break/>et carnibus multitudinem orbi dolorem cruciatumqueaf-<text:line-break/>ferre, per haec verba significari intellexit: nam repletio-</text:p>
      <text:p text:style-name="P3">nem haud solum articulos ad motum tardos reddere et<text:line-break/>carnes, hoc est musculos, in istis enim carnium genus<text:line-break/>continetur , fed etiam fluxiones movere et ex eo dolorem<text:line-break/>excitare. Huic vero sententiae eL illud consentit; quod<text:line-break/>per tertium significatum intelligitur, nonnullis opluautibus<text:line-break/>multum cibum, hoc est plenitudinem,- articulis et carni-<text:line-break/>bus nocere. At non solum carnibus et articulis , . fed<text:line-break/>etiam omnibus corporis partibus plenitudo ,et noxam et<text:line-break/>dolores infer<text:span text:style-name="Default_20_Paragraph_20_Font"><text:span text:style-name="T11">r</text:span></text:span>e consuevit. Secunda quidem aphorismi<text:line-break/>hujus particula, ubi dicit, somnus visceribus, hanc habe-<text:line-break/>bit sententiam : quemadmodum labor articulis et carni-<text:line-break/>bus, sic et somnus visceribus aut exercitatio erit bonum<text:line-break/>creans habitum aut dolorem noxam ve inferet. Exerceri<text:line-break/>siquidem in <text:span text:style-name="Default_20_Paragraph_20_Font"><text:span text:style-name="T11">t</text:span></text:span>omnis viscera, quatenus tunc operantur ma-<text:line-break/>time et alimentum conficiunt, recte quispiam intelligere<text:line-break/>potest; noxam vero aliquam et dolorem in somnis exui-<text:line-break/>tari, id verum non est: indolentiam enim potius et re-<text:line-break/>medium quam contrarium afferre somnus <text:span text:style-name="Default_20_Paragraph_20_Font"><text:span text:style-name="T11">t</text:span></text:span>uapte natura</text:p>
      <text:p text:style-name="P3">idoneus est, nisi. quispiam initiis accessionum haec ipsum<text:line-break/>facere dixerit ; . verum hoc loco sine ulla distinctione fcri-<text:line-break/>ptis verbis fermo neutiquam verus fuerit. <text:span text:style-name="Default_20_Paragraph_20_Font"><text:span text:style-name="T30">i</text:span></text:span><text:span text:style-name="Default_20_Paragraph_20_Font"><text:span text:style-name="T28">. </text:span></text:span>Num igitur<text:line-break/>fortasse hoc modo legere satius est? labor articulis et car-<text:line-break/>nibus, deinde ab altero principio, cibus somnus visceri-<text:line-break/>hus, ut oratio hujusmodi sit: exercitatio quidem articulis<text:line-break/>et carnibus utilitatem praebet <text:span text:style-name="Default_20_Paragraph_20_Font"><text:span text:style-name="T22">γ</text:span></text:span><text:span text:style-name="Default_20_Paragraph_20_Font"><text:span text:style-name="T26"> </text:span></text:span>cibus vero et fomnus<text:line-break/>visceribus. Naturali enim calido in profundum vergente<text:line-break/>ut ipfe tradidit et ciborum co<text:span text:style-name="Default_20_Paragraph_20_Font"><text:span text:style-name="T11">n</text:span></text:span>coctiones meliores fiunt et<text:line-break/>tunc. vifcera nutriuntur; at in vigilia naturali calido ad<text:line-break/>cutem profuso, viscera fe ipsis frigidiora eyadunt et quae<text:line-break/>ipsis in simmia inerant, haec artubus omnibusque extimis<text:line-break/>partibus in vigilia.</text:p>
      <text:h text:style-name="Heading_20_2" text:outline-level="2">XI.</text:h>
      <text:p text:style-name="Normal">Ani<text:span text:style-name="Default_20_Paragraph_20_Font"><text:span text:style-name="T11">mae deambu</text:span></text:span>l<text:span text:style-name="Default_20_Paragraph_20_Font"><text:span text:style-name="T11">ati</text:span></text:span>o , <text:span text:style-name="Default_20_Paragraph_20_Font"><text:span text:style-name="T11">c</text:span></text:span>o<text:span text:style-name="Default_20_Paragraph_20_Font"><text:span text:style-name="T11">gitat</text:span></text:span>i<text:span text:style-name="Default_20_Paragraph_20_Font"><text:span text:style-name="T11">o hom</text:span></text:span>i<text:span text:style-name="Default_20_Paragraph_20_Font"><text:span text:style-name="T11">nibu</text:span></text:span>s. .</text:p>
      <text:p text:style-name="P2">Deambulationem pro exercitatione omnes libri inter-<text:line-break/>pretes acceperunt, ut oratio ita se habeat: Hominis co-<text:line-break/>gitationes exercitatio, appellatione deambulationis pro<text:line-break/>exercitatione suscepta l vox enim haec, deambulatio, spe-<text:line-break/>ciem quandam exercitationis lignificat. Quum autem as-<text:line-break/>fectata quaedam narratio sit, haud iniuria ipsam Diofcori-<text:line-break/>deS repudianS, non scripsit, pelipatos , hoc est deambula-<text:line-break/>tio, sed litteram <text:span text:style-name="Default_20_Paragraph_20_Font"><text:span text:style-name="T22">ν</text:span></text:span><text:span text:style-name="Default_20_Paragraph_20_Font"><text:span text:style-name="T26"> </text:span></text:span>adiiciens legit, <text:span text:style-name="Default_20_Paragraph_20_Font"><text:span text:style-name="T22">περὶ</text:span></text:span><text:span text:style-name="Default_20_Paragraph_20_Font"><text:span text:style-name="T26"> </text:span></text:span><text:span text:style-name="Default_20_Paragraph_20_Font"><text:span text:style-name="T22">παντὸς</text:span></text:span><text:span text:style-name="Default_20_Paragraph_20_Font"><text:span text:style-name="T26">, </text:span></text:span>hoc est de<text:line-break/>omni, ut locutio talis sit: animae de omni cogitatio bo-<text:line-break/>millibus. Ejus vero sententia est, in qualibet re homines<text:line-break/>vim rationis exercitare debent: nam mentis volutationes<text:line-break/>cogitationes adpeIlantur. Unde et Socratem cogitatorem<text:line-break/>vocabant et prudentia hominis consilia cogitationes nomi-<text:line-break/>nabant, ut in AristophaniS Nebulis invenire Iicet, ubi So-<text:line-break/>cratem lacerat et tanquam inania garrientem vituperat.<text:line-break/>Si cui vero philosophicam speculationem , non medicina -<text:line-break/>lem sermone iste sapere videatur, primum animadvertite,<text:line-break/>ipsum omnium rationalium artium esse communem, in<text:line-break/>quibus vim ratiocinandi exercere convenit, ut et ab aliis</text:p>
      <text:p text:style-name="P3">multis medicis et ab Erasistrato non raro dictum. Deinde<text:line-break/>et altia quaedam oboriuntur, .aliqua vires animae cogi-<text:line-break/>tandi ac memorandi. veluti stupefacientis , aliqua stupores<text:line-break/>graves atque profundos inducentia.- Sic affectis igitur<text:line-break/>utiles esse cogitationes putandumest, ut alibi ipfe pro-<text:line-break/>didit: excandescentia<text:span text:style-name="Default_20_Paragraph_20_Font"><text:span text:style-name="T11">e</text:span></text:span> utiles esse ad bonos. succos crean-<text:line-break/>dos et naturalem habitum recuperandum.</text:p>
      <text:h text:style-name="Heading_20_2" text:outline-level="2">XII.</text:h>
      <text:p text:style-name="P4"><text:span text:style-name="Default_20_Paragraph_20_Font"><text:span text:style-name="T11">Ln vu</text:span></text:span>l<text:span text:style-name="Default_20_Paragraph_20_Font"><text:span text:style-name="T11">neribu</text:span></text:span>s <text:span text:style-name="Default_20_Paragraph_20_Font"><text:span text:style-name="T11">fangui</text:span></text:span>s <text:span text:style-name="Default_20_Paragraph_20_Font"><text:span text:style-name="T11">c</text:span></text:span>o<text:span text:style-name="Default_20_Paragraph_20_Font"><text:span text:style-name="T11">ncurr</text:span></text:span>i<text:span text:style-name="Default_20_Paragraph_20_Font"><text:span text:style-name="T11">t. subveniendu</text:span></text:span>m <text:span text:style-name="Default_20_Paragraph_20_Font"><text:span text:style-name="T11">ut vacuum<text:line-break/>i</text:span></text:span>m<text:span text:style-name="Default_20_Paragraph_20_Font"><text:span text:style-name="T11">p</text:span></text:span>l<text:span text:style-name="Default_20_Paragraph_20_Font"><text:span text:style-name="T11">eatur.</text:span></text:span></text:p>
      <text:p text:style-name="P1">obscura involutaque est et hujusmodi locutio : neque<text:line-break/>enim quid illud- verbum, <text:span text:style-name="Default_20_Paragraph_20_Font"><text:span text:style-name="T11">c</text:span></text:span>o<text:span text:style-name="Default_20_Paragraph_20_Font"><text:span text:style-name="T11">ncurrere</text:span></text:span>, significet, clarum<text:line-break/>est , neque item quid illud , <text:span text:style-name="Default_20_Paragraph_20_Font"><text:span text:style-name="T11">u</text:span></text:span>t <text:span text:style-name="Default_20_Paragraph_20_Font"><text:span text:style-name="T11">vacuum</text:span></text:span> im<text:span text:style-name="Default_20_Paragraph_20_Font"><text:span text:style-name="T11">pleatur.</text:span></text:span> Pro-<text:line-break/>pterea ergo nonnulli interpretes de sanguinis in vulueri-<text:line-break/>hus profluvio sermonem hunc este ajunt; aliqui de fuper-<text:line-break/>venieute inflammatione. Utrique enim in vulneratam</text:p>
      <text:p text:style-name="P3">partem confluere sanguinem censent et in . omni corpore<text:line-break/>venas inaniri , quibus prospiciendum esse dicunt, ut ite-<text:line-break/>rum scilicet repleantur: ipsarum autem repletionem esse<text:line-break/>duplicem vulneratae partis, sanguine per frigida ad-<text:line-break/>strictoriaque medicamenta represso et per idoneum mem-<text:line-break/>bri situm relabente^ Alii vero quidam non de vulneribus<text:line-break/>solum., fed etiam de ossibus valde. contractis, maximeque<text:line-break/>ubi ap<text:span text:style-name="Default_20_Paragraph_20_Font"><text:span text:style-name="T11">t</text:span></text:span>orum aliqua pars extra cutem emineat; similiter<text:line-break/>vero et de hujusmodi omnibus t<text:span text:style-name="Default_20_Paragraph_20_Font"><text:span text:style-name="T11">a</text:span></text:span>xationibus verberib usque<text:line-break/>magnam in corpore contusionem facientibus sermonem<text:line-break/>hunc audiendum esse contendunt: . tromata enim , hoc est<text:line-break/>ictus, nominat Hippocrates, magnas noxas ab aliquo ex-<text:line-break/>terno etiam fine vulnere illatas. Quod autem concurrat<text:line-break/>ad haec sanguis et quod evacuatus repleatur , eodem et<text:line-break/>haec dicentes modo explanant. Verum quod Hippocrates<text:line-break/>hujusmodi laesiones tromata vocare consueverit, jam in<text:line-break/>multis ipsius libris didicimus; numquid vero et <text:span text:style-name="Default_20_Paragraph_20_Font"><text:span text:style-name="T22">ηρηο</text:span></text:span><text:span text:style-name="Default_20_Paragraph_20_Font"><text:span text:style-name="T26"> </text:span></text:span>ita<text:line-break/>intellexerit, temerarium est affirmare. Aliqui autem in</text:p>
      <text:p text:style-name="P3">vulneribus sanguine manantibus replere opus esse dixe-<text:line-break/>runt, idoneis videlicet medicinis ac linamentis impositis.</text:p>
      <text:h text:style-name="Heading_20_2" text:outline-level="2">Xlll.</text:h>
      <text:p text:style-name="P4"><text:span text:style-name="Default_20_Paragraph_20_Font"><text:span text:style-name="T11">Sin auris doleat, lana dig</text:span></text:span>n<text:span text:style-name="Default_20_Paragraph_20_Font"><text:span text:style-name="T11">o circumdata unguen calidum<text:line-break/>insundito. Deinde inliciens interius in volam, lanam<text:line-break/>auri subiicito, ut ipsi aliquid efeluere videatur. Deinde<text:line-break/>in ignem proiicite dolo.</text:span></text:span></text:p>
      <text:p text:style-name="P1">Nonnulli propter vocem in calce positam, <text:span text:style-name="Default_20_Paragraph_20_Font"><text:span text:style-name="T11">dolo</text:span></text:span>, hunc<text:line-break/>sermonem haud immerito aduIterinum interjectumque esse<text:line-break/>sufpicati funt. Narratio enim ante ipsam talis quodam<text:line-break/>modo est: si cui auris doleat, Ianam, digito indici vide-<text:line-break/>licet, interdum etiam postici circumdatam, unguine, id<text:line-break/>est aut oIeo aut adipe Iiquata lanam imbuens, in aurem<text:line-break/>instillato, quemadmodum et hisce temporibus Iacere sole-<text:line-break/>mus per specillum lana involutum non unguen solum, ut<text:line-break/>ipse nominavit, fed omne aliud liquidum medicamen in-</text:p>
      <text:p text:style-name="P2">fundentes. Esto autem liquidum illud medicamen, quo<text:line-break/>lanam inficimus., ad lucernae flammam aut ad candelam<text:line-break/>ceream calefactum. lnstillare autem -.non . femeI. aut bis,<text:line-break/>sed saepius convenit; ut aliquid ad extimam partem fora-<text:line-break/>minis auditorii profluat; istud vero emanans, fubjecta<text:line-break/>dumtaxat lana nos excipiamus. lubet autem Hippocrates<text:line-break/>lanam hanc humorem ex ..ore defluentem exceptur<text:span text:style-name="Default_20_Paragraph_20_Font"><text:span text:style-name="T11">u</text:span></text:span>m in<text:line-break/>vola manus -nostrae, sinistrae scilicet poni. Ex eo constat,<text:line-break/>non. semel aut bis, sed etiam saepius nos infundere ab<text:line-break/>eo praecipi, Quod sequitur autem, si absolute quidem<text:line-break/>scriptum esset, deinde in ignem projicito, recte eos inter-<text:line-break/>pretari diceremus, qui ipfum propterea dicunt igni inii-<text:line-break/>ciendum esse putare , ut ab odore , qualenam sit , investi-<text:line-break/>getur; ap<text:span text:style-name="Default_20_Paragraph_20_Font"><text:span text:style-name="T11">t</text:span></text:span>e namque hoc pactum et quod ex pulmone per<text:line-break/>tussim extruditur, examinavit. Quoniam vero huic ora-<text:line-break/>- tioni adjectum est, ut ipsi aliquid effluere videatur, et haec<text:line-break/>vox, <text:span text:style-name="Default_20_Paragraph_20_Font"><text:span text:style-name="T11">v</text:span></text:span>i<text:span text:style-name="Default_20_Paragraph_20_Font"><text:span text:style-name="T11">deatur, </text:span></text:span>extremo hujus totius narrationis verbo,<text:line-break/>dolo scilicet respondere comprehenditur, propterea et ma-</text:p>
      <text:p text:style-name="P3">gis laudati interpretes in hanc opinionem devenerunt; ut<text:line-break/>decipiendi aegroti: causa ad hoc. agendum accessisse Hip-<text:line-break/>pocratem. dicant:. interdum enim ex his rebus solatium<text:line-break/>capere aegrotantes, arbitrarique diligentiorem de fe ipsis<text:line-break/>curam haberi. Atqui majbra etiam quam sint vitia , la-<text:line-break/>borantibus apparere, utile esse tradunt, ut ne medicis<text:line-break/>tanquam non celeriter ea curantibus irascantur, utque<text:line-break/>certae et exquisitae victus rationi obtemperent; nonnulli<text:line-break/>etiam .addu<text:span text:style-name="Default_20_Paragraph_20_Font"><text:span text:style-name="T11">n</text:span></text:span>t et mercedes majores et munera ampliora,<text:line-break/>qui sanati fuerint, medicis esse daturos, utpote magnis<text:line-break/>languoribus fe Liberatos esse arbitrantes. - Hoc nonnulli<text:line-break/>rurfum haud fecundum Hippocratis sententiam esse du-<text:line-break/>eunt; ideoque totam. hanc partem ab alio interjecta<text:span text:style-name="Default_20_Paragraph_20_Font"><text:span text:style-name="T11">t</text:span></text:span>n esse<text:line-break/>suspica<text:span text:style-name="Default_20_Paragraph_20_Font"><text:span text:style-name="T11">n</text:span></text:span>tur. Neque enim de propositis verbis illud di-<text:line-break/>cendum est, quod nonnulli probabiliter invenisse sie exi.-<text:line-break/>sumant , doloris mitigatio<text:span text:style-name="Default_20_Paragraph_20_Font"><text:span text:style-name="T11">n</text:span></text:span>em dolum vocatum este putan-<text:line-break/>tes, perinde ac non idem sit et morbosum affectum cu-<text:line-break/>rare, radicem veluti exstirpantes et dolorem mitigantes</text:p>
      <text:p text:style-name="P3">lenire. Porro nonnunquam id ipsum totum affectum pe-<text:line-break/>jorem reddit, quemadmodum in intestini laxioris dolori-<text:line-break/>bus antidota ex apio et alterco et mandragora et styrace<text:line-break/>composita: ita namque membra circum refrigerantia, ut<text:line-break/>iterum ab iisdem causis offendantur, paratiora efficiunt.<text:line-break/>Sed neque ob mitigandum dolorem, ut dixi, haec vox,<text:line-break/><text:span text:style-name="Default_20_Paragraph_20_Font"><text:span text:style-name="T11">d</text:span></text:span>ol<text:span text:style-name="Default_20_Paragraph_20_Font"><text:span text:style-name="T11">u</text:span></text:span>s, feu deceptio adscribi potuit: adversatur enim illis<text:line-break/>verbis, ut aliquid ipsi exire videatur , eo , qui ita scripsit,<text:line-break/>indicante, decipiendorum aegrotantium caula ad hanc ma-<text:line-break/>nu ariam operam medicos accedere. Satius igitur fuerit,<text:line-break/>haec verba nequaquam esse Hippocratis existimare. <text:span text:style-name="Default_20_Paragraph_20_Font"><text:span text:style-name="T31">o</text:span></text:span></text:p>
      <text:h text:style-name="Heading_20_2" text:outline-level="2">XIV.</text:h>
      <text:p text:style-name="P4"><text:span text:style-name="Default_20_Paragraph_20_Font"><text:span text:style-name="T11">L</text:span></text:span>i<text:span text:style-name="Default_20_Paragraph_20_Font"><text:span text:style-name="T11">ngua lo</text:span></text:span>ti<text:span text:style-name="Default_20_Paragraph_20_Font"><text:span text:style-name="T11">um significat, l</text:span></text:span>i<text:span text:style-name="Default_20_Paragraph_20_Font"><text:span text:style-name="T11">nguae v</text:span></text:span>i<text:span text:style-name="Default_20_Paragraph_20_Font"><text:span text:style-name="T11">ride</text:span></text:span>s <text:span text:style-name="Default_20_Paragraph_20_Font"><text:span text:style-name="T11">bi</text:span></text:span>l<text:span text:style-name="Default_20_Paragraph_20_Font"><text:span text:style-name="T11">i</text:span></text:span>o<text:span text:style-name="Default_20_Paragraph_20_Font"><text:span text:style-name="T11">sus. R</text:span></text:span>i<text:span text:style-name="Default_20_Paragraph_20_Font"><text:span text:style-name="T11">l</text:span></text:span>io-<text:line-break/><text:span text:style-name="Default_20_Paragraph_20_Font"><text:span text:style-name="T11">sum aute</text:span></text:span>m <text:span text:style-name="Default_20_Paragraph_20_Font"><text:span text:style-name="T11">a pingui,. rubrae vero a sanguine, nigrae<text:line-break/>ab atra b</text:span></text:span>i<text:span text:style-name="Default_20_Paragraph_20_Font"><text:span text:style-name="T11">le, ar</text:span></text:span>i<text:span text:style-name="Default_20_Paragraph_20_Font"><text:span text:style-name="T11">dae asulig</text:span></text:span>i<text:span text:style-name="Default_20_Paragraph_20_Font"><text:span text:style-name="T11">nosu exustione et ab uterino<text:line-break/></text:span></text:span>m<text:span text:style-name="Default_20_Paragraph_20_Font"><text:span text:style-name="T11">embro , alb</text:span></text:span>i<text:span text:style-name="Default_20_Paragraph_20_Font"><text:span text:style-name="T11">das ver</text:span></text:span>o <text:span text:style-name="Default_20_Paragraph_20_Font"><text:span text:style-name="T11">a p</text:span></text:span>it<text:span text:style-name="Default_20_Paragraph_20_Font"><text:span text:style-name="T11">ui</text:span></text:span>t<text:span text:style-name="Default_20_Paragraph_20_Font"><text:span text:style-name="T11">a.</text:span></text:span></text:p>
      <text:p text:style-name="P2">Linguam cujusmodi sit lotium indicare ait, ut proprie<text:line-break/>sic vocatum quod quotidie mictu elicimus, aut succo<text:span text:style-name="Default_20_Paragraph_20_Font"><text:span text:style-name="T11">r</text:span></text:span>um<text:line-break/>fe<text:span text:style-name="Default_20_Paragraph_20_Font"><text:span text:style-name="T11">r</text:span></text:span>um. Uterque autem modus in eandem sententiam re-<text:line-break/>cidit: etenim lingua sicut et urina succorum affectiones<text:line-break/>detegit. Atque ita fructu ex his ve<text:span text:style-name="Default_20_Paragraph_20_Font"><text:span text:style-name="T11">r</text:span></text:span>bis decerpto, quidnam<text:line-break/>lotium significet, ex abundanti perqui<text:span text:style-name="Default_20_Paragraph_20_Font"><text:span text:style-name="T11">r</text:span></text:span>emus. Utile autem,<text:line-break/>quod in tota hac pa<text:span text:style-name="Default_20_Paragraph_20_Font"><text:span text:style-name="T11">r</text:span></text:span>te nos edocet , istud est , linguas<text:line-break/>aliquas bilis abundantiam significare; aliquas sanguinis aut<text:line-break/>id genus aliorum cuiuspiam , de quibus omnibus in fequeu-<text:line-break/>tlbus speculabimu<text:span text:style-name="Default_20_Paragraph_20_Font"><text:span text:style-name="T11">r. .</text:span></text:span> In luis enim, quae ad artis opera<text:line-break/>conducunt, diu ver<text:span text:style-name="Default_20_Paragraph_20_Font"><text:span text:style-name="T11">t</text:span></text:span>andum censeo; praete<text:span text:style-name="Default_20_Paragraph_20_Font"><text:span text:style-name="T11">r</text:span></text:span>eunda autem<text:line-break/>ea, quaecunque sophistice investigata <text:span text:style-name="Default_20_Paragraph_20_Font"><text:span text:style-name="T11">t</text:span></text:span>unt. Virides ita-<text:line-break/>que linguas dixit, ut in communi vitae usis mortales no-<text:line-break/>minant virides quosdam su vidisse dicentes, quibus in<text:line-break/>biliosis color mutatus suerit ob pallidam scilicet bilem.<text:line-break/>Hanc enim simpliciter appellant, non sicut alias cum ad-<text:line-break/>jectione aut atram aut aeruginosam aut rubram aut flavam<text:line-break/>aut vitellinam appellantes. Flava quidem bilis proxima</text:p>
      <text:p text:style-name="P3">pallidae est et ejusdem fere generis. Dicunt autem ple-<text:line-break/>rumque non adiicientes pallidam , ita absolute hominem<text:line-break/>vomuisse bilem , fed de flava <text:span text:style-name="Default_20_Paragraph_20_Font"><text:span text:style-name="T11">r</text:span></text:span>aro quispiam absolute pro-,<text:line-break/>tulisse invenitur, statim enim ipsi coloris nomen adjiciunt,<text:line-break/>flavam bilem vomuisse quempiam dicentes aut puram bi-<text:line-break/>lem. Aeruginosam vero et atram bilem nullus neque<text:line-break/>medicus neque plebeius fine adjectione nominavit, quem-<text:line-break/>admodum neque isatodem , id est ifatidi herbae similem,<text:line-break/>nec porraceanr nec vitellinam : nam haec bilis nomlua a<text:line-break/>quibusdam medicis reperta sunt et a coloribus quibus in-<text:line-break/>fecta est derivata. Sic vero et rubram bilem vocant,<text:line-break/>quae sanguinis ferum est:, fed vitellina, flava bile <text:span text:style-name="Default_20_Paragraph_20_Font"><text:span text:style-name="T11">t</text:span></text:span>pisse-<text:line-break/>scente-, progignitur, quemadmodum pallida ex eadem<text:line-break/>aqueam quandam substantiam accipiente. Virides igitur<text:line-break/>linguae nunc evidenter pro eo, quod est pallidae, dictae<text:line-break/>sunt , a pallida scilicet bile coloratae. Etenim grandio-<text:line-break/>ribus venis praedita lingua et inani substantia <text:span text:style-name="Default_20_Paragraph_20_Font"><text:span text:style-name="T11">t</text:span></text:span>ponglam<text:line-break/>re<text:span text:style-name="Default_20_Paragraph_20_Font"><text:span text:style-name="T11">t</text:span></text:span>erens, aliis duris deusisque particulis paratior est, ut</text:p>
      <text:p text:style-name="P3">sum<text:span text:style-name="Default_20_Paragraph_20_Font"><text:span text:style-name="T11">t</text:span></text:span>os intra <text:span text:style-name="Default_20_Paragraph_20_Font"><text:span text:style-name="T11">t</text:span></text:span>e humores admittat, ab illisque colores in-<text:line-break/>star lanarum suscipiat. lnterjectum est autem his verbis<text:line-break/>illud, biliosum a pingui, indicante Hippocrate biliosum<text:line-break/>sirccum plurimum ex pingui alime<text:span text:style-name="Default_20_Paragraph_20_Font"><text:span text:style-name="T11">nti </text:span></text:span>parte procreari.<text:line-break/>Pingue vero intelligendum est non suium ungui<text:span text:style-name="Default_20_Paragraph_20_Font"><text:span text:style-name="T11">n</text:span></text:span>osum,<text:line-break/>fed etiam dulce eti pronum quod naturaliter <text:span text:style-name="Default_20_Paragraph_20_Font"><text:span text:style-name="T11">t</text:span></text:span>e habenti-<text:line-break/>bus suave est: soli namque extra naturalem statum con-<text:line-break/>stituti, amaris, acerbis acidisque cibariis delectantur;<text:line-break/>naturaliter autem <text:span text:style-name="Default_20_Paragraph_20_Font"><text:span text:style-name="T11">t</text:span></text:span>e habentes et ab excrementis vacui<text:line-break/>pinguibus et dulcibus et nulla vehementi qualitate prae-<text:line-break/>ditis cum voluptate vefcuntur. omnia haec igitur nihil<text:line-break/>aliud quam pingue. in alimento funt. Quocirca pinguem<text:line-break/>agrum et unguinosum regionem multi veteres appellarunt,<text:line-break/>per ea vocabula illorum fructuum feracem indicantes, qui<text:line-break/>a nobis recte valentibus line ulla. noxa comeduntur. Ex<text:line-break/>melle autem omninoque ex dulcibus, quum vehementius<text:line-break/>incaluerint, amarae bilis. contrahi humorem, in quarto<text:line-break/>de simplicium medicaminum viribus commentario declara-</text:p>
      <text:p text:style-name="P3">tum esu Quum hoc etiam , quam haec diutius in ventri-<text:line-break/>culo morata fuerint, neque prius distributa, neque con-<text:line-break/>coela sint, luteam ex ipsis bilem procreari evidenter per-<text:line-break/>cepi<text:span text:style-name="Default_20_Paragraph_20_Font"><text:span text:style-name="T11">t</text:span></text:span>nus. Quisquis igitur tunc evomuit, hujusmodi bilem<text:line-break/>evomuit. De pallida quidem lingua abunde haec sint.<text:line-break/>Rubras autem a sanguine fieri ait. Neque enim vel co-<text:line-break/>gitari potest ab alio abundante humore ulla in parte ru-<text:line-break/>bruna colorem fieri: color enim succorum est dominantium<text:line-break/>et exuberantium, non deficientium. Similiter e C nigras<text:line-break/>linguas a nigra bile fieri dicit, eadem enim ratio et in<text:line-break/>his est : aridas autem, id est admodum siccas, a perurente<text:line-break/>febre, quae ignis instar fauguluem inflammans fuligini<text:line-break/>potius quam vapori similem exhalationem efficit. Idcirco<text:line-break/>et nigrae saepius hujusmodi linguae efficiuntur. Tales<text:line-break/>vero linguae et ab uterino membro , id est ab utero fae-<text:line-break/>pius fiunt: nam et hoc phlegmone correpto calidissimae<text:line-break/>febres adveniunt. Verum quemadmodum pallidae linguae</text:p>
      <text:p text:style-name="P3">a pallida bile, atrae ab atra, rubrae a sanguine, sic a pi-<text:line-break/>tuita albulae tinguntur. Nempe dictis signis omnino quae<text:line-break/>significantur eveniunt; rebus autem non accidunt signa<text:line-break/>necessario. Inflammato enim utero haud semper febres<text:line-break/>aestuantes adveniunt, quemadmodum neque redundante<text:line-break/>sanguine lingua rubescit, quin etiam atra bile in liene<text:line-break/>aut in aliquibus inferioribus venis contenta linguae color<text:line-break/>non evariat, sicut neque ob pallidam bilem, neque ob<text:line-break/>pituitam, sed quum aut in ventriculo hujusmodi aliquid<text:line-break/>continebitur aut multo calore fundente atque in spiritum<text:line-break/>humores vertente, in sublime halitus ferentur. In uni-<text:line-break/>versum igitur dicendum est, quodlibet ex narratis de lin-<text:line-break/>gua signis aut febrem perurentem adesse , fimulque singu-<text:line-break/>los succos ab Hippocrate dictos abundare, sive in ventri-<text:line-break/>culo contineri ostendere.</text:p>
      <text:h text:style-name="P25" text:outline-level="2">XV.</text:h>
      <text:p text:style-name="P4">U<text:span text:style-name="Default_20_Paragraph_20_Font"><text:span text:style-name="T11">rina c</text:span></text:span>i<text:span text:style-name="Default_20_Paragraph_20_Font"><text:span text:style-name="T11">bo e</text:span></text:span>t <text:span text:style-name="Default_20_Paragraph_20_Font"><text:span text:style-name="T11">potu</text:span></text:span>i <text:span text:style-name="Default_20_Paragraph_20_Font"><text:span text:style-name="T11">concolor a</text:span></text:span>t<text:span text:style-name="Default_20_Paragraph_20_Font"><text:span text:style-name="T11">que tali</text:span></text:span>s, <text:span text:style-name="Default_20_Paragraph_20_Font"><text:span text:style-name="T11">ut consuevit,<text:line-break/>ub</text:span></text:span>i <text:span text:style-name="Default_20_Paragraph_20_Font"><text:span text:style-name="T11">hu</text:span></text:span>mi<text:span text:style-name="Default_20_Paragraph_20_Font"><text:span text:style-name="T11">d</text:span></text:span>it<text:span text:style-name="Default_20_Paragraph_20_Font"><text:span text:style-name="T11">a</text:span></text:span>s, <text:span text:style-name="Default_20_Paragraph_20_Font"><text:span text:style-name="T11">coll</text:span></text:span>i<text:span text:style-name="Default_20_Paragraph_20_Font"><text:span text:style-name="T11">qua</text:span></text:span>ti<text:span text:style-name="Default_20_Paragraph_20_Font"><text:span text:style-name="T11">o.</text:span></text:span></text:p>
      <text:p text:style-name="P1">Urina ei nonnumquam, quod epotum est, colore simi-<text:line-break/>lis apparet, neque mutatis, neque in sanguinem recte<text:line-break/>versis cibis, cum quibus et ipse potus commutatur; non-<text:line-break/>nunquam et aliqua corporis particula liquescente , ut Sa-<text:line-break/>binus scripsit. Haec igitur utraque non ex naturae pro-<text:line-break/>posito administrato corpore eveniunt, naturaliter autem se<text:line-break/>habente creandis succis una commutatus potus et colore<text:line-break/>infectus, urinarum differentias facit, neque epoti humoris,<text:line-break/>neque membrorum in corpore liquatorum qualitatibus,<text:line-break/>sed creatorum humorum formis respondentes, quemadmo-<text:line-break/>dum et supra alias ostensum est. Quin igitur lotium rei<text:line-break/>potae colorem retinuerit, si aquae aut alicuius albi tenuis-<text:line-break/>que vini poti<text:span text:style-name="Default_20_Paragraph_20_Font"><text:span text:style-name="T11">o</text:span></text:span> fuerit; aqueum albumque conspicitur; si<text:line-break/>vinum orassem nigrumque fuerit, nigrior urina et crassior</text:p>
      <text:p text:style-name="P3">apparebit, quemadmodum et flavior, si vetustum fulvum-<text:line-break/>que vinum sit. Indicat autem colliquatorum membrorum<text:line-break/>colorem, quum partes aliquae erui et hordei speciem re-<text:line-break/>ferentes una cum ipsa exeunt: a Iecore enim hujusmodi<text:line-break/>corpuscula veniunt, sicut carnosiora a renibus. Ita vero<text:line-break/>et foliorum similia a vesica ; unguinofa ab adipe : hordea-<text:line-break/>cea quidem magnitudine et duritie, fied nou albida, col-<text:line-break/>liquatae carnis notae funt; sicut et nigra lienis magis.<text:line-break/>Urinae quidem jumentorum lotio similes eliquationem non<text:line-break/>indicant , ut Sabi<text:span text:style-name="Default_20_Paragraph_20_Font"><text:span text:style-name="T11">n</text:span></text:span>us censebat; nam in aphorismorum ex-<text:line-break/>piscationibus id genus urinas eorum esse explicavimus,<text:line-break/>in quibus humor, qui crudus vocatur, plurimus abundat<text:line-break/>et a calore fusus est; tu<text:span text:style-name="Default_20_Paragraph_20_Font"><text:span text:style-name="T11">n</text:span></text:span>c enim ipsum in spiritum ver-<text:line-break/><text:span text:style-name="Default_20_Paragraph_20_Font"><text:span text:style-name="T11">t</text:span></text:span>um flatuofas exhalatio<text:span text:style-name="Default_20_Paragraph_20_Font"><text:span text:style-name="T11">n</text:span></text:span>es ad caput submittere contingit,<text:line-break/>unde et dolores capitis excitantur.</text:p>
      <text:h text:style-name="P25" text:outline-level="2">XVI.</text:h>
      <text:p text:style-name="P12"><text:span text:style-name="Default_20_Paragraph_20_Font"><text:span text:style-name="T11">L</text:span></text:span>i<text:span text:style-name="Default_20_Paragraph_20_Font"><text:span text:style-name="T11">ngua ex</text:span></text:span>t<text:span text:style-name="Default_20_Paragraph_20_Font"><text:span text:style-name="T11">ensionibus c</text:span></text:span>o<text:span text:style-name="Default_20_Paragraph_20_Font"><text:span text:style-name="T11">ncolor. Qu</text:span></text:span>o<text:span text:style-name="Default_20_Paragraph_20_Font"><text:span text:style-name="T11">circa ex</text:span></text:span> i<text:span text:style-name="Default_20_Paragraph_20_Font"><text:span text:style-name="T11">stis succos<text:line-break/>cognosc</text:span></text:span>im<text:span text:style-name="Default_20_Paragraph_20_Font"><text:span text:style-name="T11">u</text:span></text:span>s.<text:tab/><text:span text:style-name="Default_20_Paragraph_20_Font"><text:span text:style-name="T28">..</text:span></text:span></text:p>
      <text:p text:style-name="P1">Obscura hoc loco est haec vox, extensionibus non-<text:line-break/>nullis extensiones succorum e ventriculo adscendentium,<text:line-break/>dictas esse, nonnullis. vero concretos in llugua, aliquibus<text:line-break/>et ipsam malefacientes humores significari putantibus.<text:line-break/>Sed istos omnes intelligere praestiterit, ut de succis ut-<text:line-break/>cunque linguam attingentibus sermo fiat; ipsis enim con-<text:line-break/>color lingua apparet et si ex ventriculo fursum repant et<text:line-break/>si per venas ejus altrices affluxerint et si per vapores<text:line-break/>quosdam sublatos exterius ipsi adhaeserint ; atque peni-<text:line-break/>tiora minime humectantes circumcreti fuerint. Propter<text:line-break/>hoc igitur ipsum et humores internoscimus , siquidem vi-<text:line-break/>ridis lingua fuerit, biliosus; si vero nigra, melancholicos;<text:line-break/>ad istorum autem similitudinem et alios, de quibus dudum</text:p>
      <text:p text:style-name="P3">dicebamus, quum eam partem explanaremus , in qua di-<text:line-break/>cit: linguae virides biliofae.</text:p>
      <text:h text:style-name="Heading_20_2" text:outline-level="2">XVII.</text:h>
      <text:p text:style-name="Normal"><text:span text:style-name="Default_20_Paragraph_20_Font"><text:span text:style-name="T11">s</text:span></text:span>i fal<text:span text:style-name="Default_20_Paragraph_20_Font"><text:span text:style-name="T11">sus carne</text:span></text:span>s <text:span text:style-name="Default_20_Paragraph_20_Font"><text:span text:style-name="T11">gustant</text:span></text:span>i, <text:span text:style-name="Default_20_Paragraph_20_Font"><text:span text:style-name="T11">supervacuae mater</text:span></text:span>i<text:span text:style-name="Default_20_Paragraph_20_Font"><text:span text:style-name="T11">ae signu</text:span></text:span>m.</text:p>
      <text:p text:style-name="P1">Non modo linguae color, sied ejus etiam vis gustatu-<text:line-break/>ria supervacuos humores ostendit. Sic igitur quibusdam<text:line-break/>amaro sapore infectam linguam. habentibus omnia quamvis<text:line-break/>dulcissima indicantur amara, quemadmodum exempli<text:line-break/>causa regio morbo languentibus; nonnullis vero falsa<text:line-break/>propter saporem , qui - <text:span text:style-name="Default_20_Paragraph_20_Font"><text:span text:style-name="T11">l</text:span></text:span>assus dicitur. Hujus vero rei per-<text:line-break/>spieuum indicium in ipsis recte valentibus esu Si quis<text:line-break/>enim absinthio gustato , continuo ah ipfo aliquid degustet,<text:line-break/>amarum id apparebit et <text:span text:style-name="Default_20_Paragraph_20_Font"><text:span text:style-name="T11">t</text:span></text:span>ale commanducato, si quid aliud<text:line-break/>confestim post ipfum adfumtum fuerit, istud quoque gu-<text:line-break/>flatu falsum videbitur. Quamobrem sic et in morbosis<text:line-break/>affectibus cum lingua impura et excrementis affluens sit,</text:p>
      <text:p text:style-name="P3">pro excrementi natura ciborum sapor linguae impressum<text:line-break/>saporem refert, si modo quae degustatur esca omni veho-<text:line-break/>tuenti qualitate spoliata fuerit. Sin fiscus fe habeat , mi-<text:line-break/>stus quidam in lingua duorum saporum Tensus erit, et ejus<text:line-break/>qui in ipfa excellit et ejus qui in cibo assumto domina-<text:line-break/>tur: quaedam enim admodum falsa sunt, quaedam amara,<text:line-break/>quaedam aeria, sicut iterum alia acida, alia dulcia, mix-<text:line-break/>tus igitur , ut dicebam , si quis haec gustaverit , fiet sapo-<text:line-break/><text:span text:style-name="Default_20_Paragraph_20_Font"><text:span text:style-name="T35">rutu </text:span></text:span>istorum perceptio ..et ejus qui jam linguam infecerat<text:line-break/>et ejus qui extrinsecus ipfam attingit. Propterea igitur<text:line-break/>Hippocrates unum quoddam ex his memoriae causa sibi<text:line-break/>ipsi litteris mandavit, quemadmodum lusce in commenta-<text:line-break/>riis facere consuevit.</text:p>
      <text:h text:style-name="Heading_20_2" text:outline-level="2"><text:span text:style-name="Default_20_Paragraph_20_Font"><text:span text:style-name="T35">i<text:tab/></text:span></text:span>XVIII.</text:h>
      <text:p text:style-name="P4"><text:span text:style-name="Default_20_Paragraph_20_Font"><text:span text:style-name="T11">s</text:span></text:span>i <text:span text:style-name="Default_20_Paragraph_20_Font"><text:span text:style-name="T11">mammaru</text:span></text:span>m <text:span text:style-name="Default_20_Paragraph_20_Font"><text:span text:style-name="T11">pap</text:span></text:span>i<text:span text:style-name="Default_20_Paragraph_20_Font"><text:span text:style-name="T11">llae e</text:span></text:span>t <text:span text:style-name="Default_20_Paragraph_20_Font"><text:span text:style-name="T11">rubru</text:span></text:span>m <text:span text:style-name="Default_20_Paragraph_20_Font"><text:span text:style-name="T11">viride sit , aegro</text:span></text:span>t<text:span text:style-name="Default_20_Paragraph_20_Font"><text:span text:style-name="T11">at<text:line-break/>concep</text:span></text:span>t<text:span text:style-name="Default_20_Paragraph_20_Font"><text:span text:style-name="T11">aculum.</text:span></text:span></text:p>
      <text:p text:style-name="P2">Uterum appellare conceptaculum Hippocratis phrasin<text:line-break/>non sapit , tamen quod dicitur perspicuum esu Nam si<text:line-break/>aliquod ex dictis signis mammis accidat, languere uterum<text:line-break/>significat : faepius enim alias uterum mammasque societate<text:line-break/>conjungi didicistis.</text:p>
      <text:h text:style-name="Heading_20_2" text:outline-level="2">XIX.</text:h>
      <text:p text:style-name="P4"><text:span text:style-name="Default_20_Paragraph_20_Font"><text:span text:style-name="T11">H</text:span></text:span>o<text:span text:style-name="Default_20_Paragraph_20_Font"><text:span text:style-name="T11">m</text:span></text:span>i<text:span text:style-name="Default_20_Paragraph_20_Font"><text:span text:style-name="T11">nibu</text:span></text:span>s <text:span text:style-name="Default_20_Paragraph_20_Font"><text:span text:style-name="T11">sorde</text:span></text:span>s i<text:span text:style-name="Default_20_Paragraph_20_Font"><text:span text:style-name="T11">n aur</text:span></text:span>i<text:span text:style-name="Default_20_Paragraph_20_Font"><text:span text:style-name="T11">bu</text:span></text:span>s, <text:span text:style-name="Default_20_Paragraph_20_Font"><text:span text:style-name="T11">dulcis qu</text:span></text:span>i<text:span text:style-name="Default_20_Paragraph_20_Font"><text:span text:style-name="T11">dem</text:span></text:span> mo<text:span text:style-name="Default_20_Paragraph_20_Font"><text:span text:style-name="T11">rtifera,<text:line-break/>amara au</text:span></text:span>t<text:span text:style-name="Default_20_Paragraph_20_Font"><text:span text:style-name="T11">e</text:span></text:span>m <text:span text:style-name="Default_20_Paragraph_20_Font"><text:span text:style-name="T11">non.</text:span></text:span></text:p>
      <text:p text:style-name="P1">Fortassis quispiam aegrotans ipsis auris sordem degu-<text:line-break/>stare sustinuerit, medico autem id praecipue turpe ac de-<text:line-break/>testabile fuerit. Clarum est autem non alio tempore au-<text:line-break/>rium sordem fieri dulcem posse quam quo cerebrum ae-<text:line-break/>grotat, naturaliter enim amara videtur. Atque ideo ipsam<text:line-break/>dulcem; liquescente cerebro , fieri ducunt.</text:p>
      <text:h text:style-name="P25" text:outline-level="2">XX.<text:span text:style-name="Default_20_Paragraph_20_Font"><text:span text:style-name="T24"><text:tab/></text:span></text:span><text:span text:style-name="Default_20_Paragraph_20_Font"><text:span text:style-name="T29">. </text:span></text:span><text:span text:style-name="Default_20_Paragraph_20_Font"><text:span text:style-name="T30">e</text:span></text:span><text:span text:style-name="Default_20_Paragraph_20_Font"><text:span text:style-name="T28">i.,<text:tab/>.i </text:span></text:span><text:span text:style-name="Default_20_Paragraph_20_Font"><text:span text:style-name="T31">-m</text:span></text:span></text:h>
      <text:p text:style-name="Normal"><text:span text:style-name="Default_20_Paragraph_20_Font"><text:span text:style-name="T11">s</text:span></text:span>o<text:span text:style-name="Default_20_Paragraph_20_Font"><text:span text:style-name="T11">lu</text:span></text:span>m <text:span text:style-name="Default_20_Paragraph_20_Font"><text:span text:style-name="T11">vertere</text:span></text:span> i<text:span text:style-name="Default_20_Paragraph_20_Font"><text:span text:style-name="T11">n l</text:span></text:span>o<text:span text:style-name="Default_20_Paragraph_20_Font"><text:span text:style-name="T11">ng</text:span></text:span>is mo<text:span text:style-name="Default_20_Paragraph_20_Font"><text:span text:style-name="T11">rbi</text:span></text:span>s <text:span text:style-name="Default_20_Paragraph_20_Font"><text:span text:style-name="T11">c</text:span></text:span>o<text:span text:style-name="Default_20_Paragraph_20_Font"><text:span text:style-name="T11">nven</text:span></text:span>i<text:span text:style-name="Default_20_Paragraph_20_Font"><text:span text:style-name="T11">t.</text:span></text:span></text:p>
      <text:p text:style-name="P1">Sive navigans , sive terrestre iter faciens quispiam in<text:line-break/>alteram regionem migraverit vel motus in itinere aut na-<text:line-break/>vigatione vel acris mutatio proderit , et maxime quum<text:line-break/>in aerem contrariae temperaturae discesserit. Contrariam<text:line-break/>autem dico non solum aeris propriae aegrotanti regionis<text:line-break/>temperamento, sied etiam ipsius morbi: nam si humidus<text:line-break/>morbus sit, in sicciorem aerem migrandum erit; si siccus,<text:line-break/>in humidiorem. Eadem quoque ratione si calidus morbus<text:line-break/>sit, in frigidiorem; si frigidus, in calidiorem. Similiter<text:line-break/>si calidus sit morbus et siccus, ad humidiorem frigidio-<text:line-break/>remque aerem abeundum est; sic et in reliquis coniuga-<text:line-break/>lienibus. Adhuc vere magis iste terram mutans juvabi-<text:line-break/>tur, si pro modo, quo morbus a naturali statu discessit,<text:line-break/>ad contrarium aerem mutatio fiat. Morbus enim ad paulo<text:line-break/>frigidiorem a naturali temperie recedens, aerem paulo</text:p>
      <text:p text:style-name="P3">mediocri temperie calidiorem postulat; morbus vero lon-<text:line-break/>gius recedens et multo in contrarium excessu eget. De<text:line-break/>regionibus quoque eundem sermonem tibi dictum putato;<text:line-break/>exquisite namque lute<text:span text:style-name="Default_20_Paragraph_20_Font"><text:span text:style-name="T11">e</text:span></text:span> fe contraria funt, a commoderato<text:line-break/>atque medio ad utrumque latus aequaliter recedentia.</text:p>
      <text:h text:style-name="Heading_20_2" text:outline-level="2">XXI.</text:h>
      <text:p text:style-name="Normal">J<text:span text:style-name="Default_20_Paragraph_20_Font"><text:span text:style-name="T11">mbecill</text:span></text:span>i<text:span text:style-name="Default_20_Paragraph_20_Font"><text:span text:style-name="T11">ora cibaria breve</text:span></text:span>m <text:span text:style-name="Default_20_Paragraph_20_Font"><text:span text:style-name="T11">v</text:span></text:span>it<text:span text:style-name="Default_20_Paragraph_20_Font"><text:span text:style-name="T11">a</text:span></text:span>m.</text:p>
      <text:p text:style-name="P1">Imbecillus cibus haud alius intelligi potest quam<text:line-break/>qui parum alimenti corpori exhibet: talia vero sunt et<text:line-break/>olera et plurimi arborum fructus. Isti igitur, inquit, bre-<text:line-break/>vem vitam habent, id est ipsis vescentes brevis vitae red-<text:line-break/>dere apti funt, quoniam cibaris ipsa celeriter a corpore<text:line-break/>evacuantur. Sed affectatum quoddam est, ciborum in<text:line-break/>corpore moram vitam ipsorum intelligere.</text:p>
      <text:h text:style-name="P25" text:outline-level="2">XXII.</text:h>
      <text:p text:style-name="P4"><text:span text:style-name="Default_20_Paragraph_20_Font"><text:span text:style-name="T11">Cum adsunt cedmata , venae</text:span></text:span> i<text:span text:style-name="Default_20_Paragraph_20_Font"><text:span text:style-name="T11">n aur</text:span></text:span>i<text:span text:style-name="Default_20_Paragraph_20_Font"><text:span text:style-name="T11">bus p</text:span></text:span>o<text:span text:style-name="Default_20_Paragraph_20_Font"><text:span text:style-name="T11">steri</text:span></text:span>o<text:span text:style-name="Default_20_Paragraph_20_Font"><text:span text:style-name="T11">re</text:span></text:span>s sei<text:span text:style-name="Default_20_Paragraph_20_Font"><text:span text:style-name="T11">n-<text:line-break/>dendae sunt.</text:span></text:span></text:p>
      <text:p text:style-name="P1">Cedmata vocat fluxiones ru crura decumbentes et ex<text:line-break/>ipsis eas maxime quae primum articulum, ubi coxendix<text:line-break/>est, occupant. Non tamen de secanda vena praeceptum<text:line-break/>verum esse mihi persuadeo , quemadmodum etiam nulli<text:line-break/>eorum qui id laudant, exacte perfuafum est: id enim opere<text:line-break/>ipso significant, quum nunquam in aegrotantibus ad hoc<text:line-break/>remedium confugiant. In his quidem verbis locutio im-<text:line-break/>propria et viti<text:span text:style-name="Default_20_Paragraph_20_Font"><text:span text:style-name="T11">at</text:span></text:span>a est, ipso scribente, venas in auribus:<text:line-break/>neque enim venas in auribus, sed ciccum aures dicere<text:line-break/>oportebat; siquidem venae quaedam post aures grandiores<text:line-break/>sunt, in ipsis vero auribus perexiguae vixque adspectans-<text:line-break/>les et .plerumque neque perspicuae.</text:p>
      <text:h text:style-name="P25" text:outline-level="2">XXIII.</text:h>
      <text:p text:style-name="P15"><text:line-break/><text:span text:style-name="Default_20_Paragraph_20_Font"><text:span text:style-name="T11">renu</text:span></text:span>s <text:span text:style-name="Default_20_Paragraph_20_Font"><text:span text:style-name="T11">a pi</text:span></text:span>t<text:span text:style-name="Default_20_Paragraph_20_Font"><text:span text:style-name="T11">uita</text:span></text:span> m<text:span text:style-name="Default_20_Paragraph_20_Font"><text:span text:style-name="T11">orbi</text:span></text:span>s <text:span text:style-name="Default_20_Paragraph_20_Font"><text:span text:style-name="T11">remed</text:span></text:span>io <text:span text:style-name="Default_20_Paragraph_20_Font"><text:span text:style-name="T11">est.</text:span></text:span></text:p>
      <text:p text:style-name="P1">Non cunctis ex pituita laborantibus , fed quibus vi-<text:line-break/>res firmae funt veneris usus prodest. Imbecilli namque<text:line-break/>ab ipfa in extremam debilitatem redacti magnopere Iae-<text:line-break/>dentur; at qui viribus excellunt, non dissolventur, fed<text:line-break/>contra Iuvabuntur veneris usu pituitae copiam resudante.<text:line-break/>Didicistis enim concubitum , quemadmodum et vigiliam<text:line-break/>exsiccare, quoniam scilicet humores abunde digerant. Quin<text:line-break/>etiam coitus robustorum corpus calefacit, infi<text:span text:style-name="Default_20_Paragraph_20_Font"><text:span text:style-name="T11">r</text:span></text:span>morum au-<text:line-break/>tem continuo quidem calefacit, fed postea vehementer re-<text:line-break/>frigerat.</text:p>
      <text:h text:style-name="Heading_20_2" text:outline-level="2">XXIV.</text:h>
      <text:p text:style-name="P4"><text:span text:style-name="Default_20_Paragraph_20_Font"><text:span text:style-name="T11">Eo</text:span></text:span>s <text:span text:style-name="Default_20_Paragraph_20_Font"><text:span text:style-name="T11">qu</text:span></text:span>i <text:span text:style-name="Default_20_Paragraph_20_Font"><text:span text:style-name="T11">cal</text:span></text:span>i<text:span text:style-name="Default_20_Paragraph_20_Font"><text:span text:style-name="T11">d</text:span></text:span>o <text:span text:style-name="Default_20_Paragraph_20_Font"><text:span text:style-name="T11">ven</text:span></text:span>t<text:span text:style-name="Default_20_Paragraph_20_Font"><text:span text:style-name="T11">r</text:span></text:span>i<text:span text:style-name="Default_20_Paragraph_20_Font"><text:span text:style-name="T11">cu</text:span></text:span>lo <text:span text:style-name="Default_20_Paragraph_20_Font"><text:span text:style-name="T11">sunt, va</text:span></text:span>li<text:span text:style-name="Default_20_Paragraph_20_Font"><text:span text:style-name="T11">d</text:span></text:span>i <text:span text:style-name="Default_20_Paragraph_20_Font"><text:span text:style-name="T11">potu</text:span></text:span>s <text:span text:style-name="Default_20_Paragraph_20_Font"><text:span text:style-name="T11">et c</text:span></text:span>i<text:span text:style-name="Default_20_Paragraph_20_Font"><text:span text:style-name="T11">b</text:span></text:span>i <text:span text:style-name="Default_20_Paragraph_20_Font"><text:span text:style-name="T11">per-<text:line-break/>turban</text:span></text:span>t.</text:p>
      <text:p text:style-name="P2">Non quemadmodum supra validum victum ciborum<text:line-break/>multum nutrientium esse dicebamus, ita et hoc loco ac-<text:line-break/>cipere debemus validos potus et cibos, hoc est multum<text:line-break/>alimentum corpori exhibentes, sed eos qui acrem vim ha-<text:line-break/>beht, hujusmodi sirnt caepae et allium et silphii succus<text:line-break/>et vinum vetustissimum, idque genus alia naturalem intem-<text:line-break/>periem augentia, huic autem contraria utilissima. Naturas<text:line-break/>namque omni labe carentes juvari a similibus; intempera-<text:line-break/>tas autem, quemadmodum et morbos ab iis quae eorum<text:line-break/>temperamentis adver<text:span text:style-name="Default_20_Paragraph_20_Font"><text:span text:style-name="T11">t</text:span></text:span>antur juvari saepius alibi didicistis.<text:line-break/>Verum aliqui voluminis hujus interpretes sequentis partis<text:line-break/>initium bujusce propositae finem esse voluerunt hoc pacto<text:line-break/>scribentes, iis qui calido ventriculo fiunt, validi potus et<text:line-break/>cibi perturbationem faciunt atrae bilis. Quod autem eo-<text:line-break/>runa potissimum, quae in ventriculo funt, ipsimi calidum<text:line-break/>habentibus talia perturbationem faciant, clarum est, non<text:line-break/>tamen in omnibus similiter ea perturbant, quae in toto<text:line-break/>corpore funt, fed quibus universi corporis temperamentum<text:line-break/>aut calidum est aut aridum aut utraque qualitate immo-</text:p>
      <text:p text:style-name="P3">dica praeditum; quapropter in his non atram bilem fo-<text:line-break/>lum, fed etiam flavam hujusmodi cibaria perturbant. At-<text:line-break/>qui forsan atra bilis conturbata majus affert detrimentum,<text:line-break/>propterea et de ipsa per excellentiam sermonem intelligi<text:line-break/>noluerunt. Sed plurimi hoc sermone ipsi, per <text:span text:style-name="Default_20_Paragraph_20_Font"><text:span text:style-name="T11">t</text:span></text:span>e circum-<text:line-break/>script<text:span text:style-name="Default_20_Paragraph_20_Font"><text:span text:style-name="T11">o</text:span></text:span>, initium sequentis hoc fecerunt.</text:p>
      <text:h text:style-name="Heading_20_2" text:outline-level="2">XXU</text:h>
      <text:p text:style-name="Normal"><text:span text:style-name="Default_20_Paragraph_20_Font"><text:span text:style-name="T11">Atrae b</text:span></text:span>i<text:span text:style-name="Default_20_Paragraph_20_Font"><text:span text:style-name="T11">lis ad sim</text:span></text:span>i<text:span text:style-name="Default_20_Paragraph_20_Font"><text:span text:style-name="T11">le h</text:span></text:span>a<text:span text:style-name="Default_20_Paragraph_20_Font"><text:span text:style-name="T11">emorrho</text:span></text:span>i<text:span text:style-name="Default_20_Paragraph_20_Font"><text:span text:style-name="T11">des</text:span></text:span> o<text:span text:style-name="Default_20_Paragraph_20_Font"><text:span text:style-name="T11">ffendun</text:span></text:span>t.</text:p>
      <text:p text:style-name="P1">Morbum sime melancholicum vocatum per haemor-<text:line-break/>rhoides levari evidenter constat, multosque clausis illis<text:line-break/>insanivisse animadvertimus; quosdam vero non fotum fe-<text:line-break/>mel aut bis , fed etiam ter et quater , simul atque hae-<text:line-break/>morrhois suppressa sit, in melancholiam incidisse. Non-<text:line-break/>nullos vero et singulis annis hoc vitio tentari solitos, nisi<text:line-break/>aut per venas hasce praesidium prius senserint aut atra<text:line-break/>bile medicamento purgata malum anteverterim. Nempe</text:p>
      <text:p text:style-name="P3">istorum hominum plurimis ater sanguis per haemorrhoissa<text:line-break/>profunditur, attamen non omnibus. At vocata haemor-<text:line-break/>rhois, id est per sedis venas sanguinis profluvium, non<text:line-break/>una de causis efficitur, modo ipsis natura nigri fellis suc-<text:line-break/>cum repurgante, modo multitudinem evacua<text:span text:style-name="Default_20_Paragraph_20_Font"><text:span text:style-name="T11">n</text:span></text:span>te, quemad-<text:line-break/>modum et sanguinem per nares effundentibus accidit, non-<text:line-break/>nunquam vena sanguinis impetu in ipsam irruentis pate-<text:line-break/>facta, non id provide faciente natura; eo fit ut effusus<text:line-break/>fanguis interdum niger non fit. Quin etiam natura atri<text:line-break/>sanguinis evacuandi causa venam aperiente , nonnunquam<text:line-break/>accidit evacuato malo bonum subsequi, nisi prius con-<text:line-break/>ceptaculum occludatur, fed diutius patefactum maneat.<text:line-break/>In propositis igitur verbis non hoc ipsimi dicere cenfen-<text:line-break/>dum est, quod omnis haemorrhois atram bilem evacuet;<text:line-break/>atque ideo, quum fit, melancholicis prosit, repressa vero<text:line-break/>noceat, quodque ipfa si claudatur, operienda siti</text:p>
      <text:h text:style-name="P25" text:outline-level="2">XXVI.</text:h>
      <text:p text:style-name="P14"><text:span text:style-name="Default_20_Paragraph_20_Font"><text:span text:style-name="T26"><text:tab/>.<text:line-break/></text:span></text:span>f<text:span text:style-name="Default_20_Paragraph_20_Font"><text:span text:style-name="T11">ncrescentes morb</text:span></text:span>o<text:span text:style-name="Default_20_Paragraph_20_Font"><text:span text:style-name="T11">s m</text:span></text:span>i<text:span text:style-name="Default_20_Paragraph_20_Font"><text:span text:style-name="T11">stio.</text:span></text:span></text:p>
      <text:p text:style-name="P1">Utrum ipsius juvet missio aut laedat omissum est.<text:line-break/>omnibusque interpretibus, u<text:span text:style-name="Default_20_Paragraph_20_Font"><text:span text:style-name="T11">n</text:span></text:span>o Hercule Erythraeo ex-<text:line-break/>cepto , micio quo modo ipsius juvari pro certo habentibus<text:line-break/>et missionem pro concubitu cum muliere intelligentibus,<text:line-break/>omnibusque inter fe de significatu hujus vocis , i<text:span text:style-name="Default_20_Paragraph_20_Font"><text:span text:style-name="T11">ncresuen-<text:line-break/>tes</text:span></text:span>, dissidentibus, quod mihi ut in obscuris dictis fit,<text:line-break/>verisimillimum videtur, id siclum asseram r morbos incre-<text:line-break/>fcentes eos intelligo, qui procedente tempore augentur<text:line-break/>siemperque nisi prius solvantur, labuntur in pejus , ut po-<text:line-break/>dagras, articulorum dolores, renum vitia, comitiales, me-<text:line-break/>lanchollas, quae omnes coitu exacerbantur. Sabinus autem<text:line-break/>increscentes morbos eos esse vult, qui pueros corripiunt,-<text:line-break/>unaque cum ipsis ufque ad aetatem veneri aptam luere-<text:line-break/>fcunt, ut ipfe nominatim recensuit, comitialem morbum<text:line-break/>et renum affectum et quartanas febres et dolorem capitis.</text:p>
      <text:p text:style-name="P3">Verum non omnes vitia haec iufestare videntur, praeter<text:line-break/>sacrum morbum, quem propter id ipsum a veteribus pue-<text:line-break/>rilem affectum nominari contigit. Creatur etiam pueris<text:line-break/>in vesica lapillus, sed haud ita multos, ut lacer morbus,<text:line-break/>invadit, quem quidem in puerulis aetatis mutatione ple-<text:line-break/>rumque, nisi magnopere in victu delinquant, removeri<text:line-break/>contingit, at vesicae calculus non aetatis lapsu , sed ma-<text:line-break/>unum opera dumtaxat curari potest. Porr<text:span text:style-name="Default_20_Paragraph_20_Font"><text:span text:style-name="T11">o</text:span></text:span> n<text:span text:style-name="Default_20_Paragraph_20_Font"><text:span text:style-name="T11">o</text:span></text:span>s et abs-<text:line-break/>que istis verbis cogn<text:span text:style-name="Default_20_Paragraph_20_Font"><text:span text:style-name="T11">o</text:span></text:span>scentes comitialem et omnes allos<text:line-break/>pituitosos morbos, ob mutationem ex puerili aetate in<text:line-break/>adolescentiam, omisso etiam venereorum usu, mirifice ju-<text:line-break/>vari; ad haec et illud scientes , neque renum vitia, ne-<text:line-break/>que quartanam febrem, neque articulorum dolores, coitu<text:line-break/>fedari, a propositis verbis perplexis et tenebricosis nihil<text:line-break/>addiscimus, quemadmodum neque ab ullis id genus aliis:<text:line-break/>concubitus enim interdum refrigerando prodest, foliis illis<text:line-break/>subveniens, inquilina ob naturalem intemperiem fuligi-</text:p>
      <text:p text:style-name="P3">nosi halitus fumidique redundant. . Qui si retenti fuerint,<text:line-break/>illis graviter nocent , iidem et a veneris usu in tempore<text:line-break/>modiceque adhibito utilitatem capiunt.</text:p>
      <text:h text:style-name="Heading_20_2" text:outline-level="2">XXVII.</text:h>
      <text:p text:style-name="Normal">R<text:span text:style-name="Default_20_Paragraph_20_Font"><text:span text:style-name="T11">esmgera</text:span></text:span>ti<text:span text:style-name="Default_20_Paragraph_20_Font"><text:span text:style-name="T11">o quae</text:span></text:span> i<text:span text:style-name="Default_20_Paragraph_20_Font"><text:span text:style-name="T11">n ven</text:span></text:span>t<text:span text:style-name="Default_20_Paragraph_20_Font"><text:span text:style-name="T11">re sunt durat.</text:span></text:span></text:p>
      <text:p text:style-name="P1">In hac quoque parte aliquid est omnibus artem e<text:span text:style-name="Default_20_Paragraph_20_Font"><text:span text:style-name="T11">s</text:span></text:span>er-<text:line-break/>censibus utile, sive empirici sint sive dogmatici; aliquid<text:line-break/>vero solis cujusque affectus caulas scire velle sibi propo-<text:line-break/>nentlbus conducit. Dicam vero de eo prius quod omni-<text:line-break/>bus utile esu In hisce igitur verbis , : refrigeratio quae<text:line-break/>in ventre sunt durat,- omnes quos ego felem communi-<text:line-break/>ter de deiectionibus ab ipfo sermonem. fieri intellexerunt,<text:line-break/>qui idem velit atque ille in aphorismis.- Sin autem coe-<text:line-break/>lum sit aquilonium, tusses, fauces, ventres duri; utrum</text:p>
      <text:p text:style-name="P3">vero extimarum corporis partium refrigerationem folum<text:line-break/>dicat, quae et in aquiloniis constitutionibus siti, an et in-<text:line-break/>ternarum, inter quae et ventris locus est, interpretes conside-<text:line-break/>rare omiserunt, quum tamen inter eas discrimen haud<text:line-break/>exiguum versetur. Etenim nos quae hominibus eveniunt<text:line-break/>observantes exteriorum refrigerationem semper ventrem<text:line-break/>durare cognoscimus; interiorum autem contra humectare,<text:line-break/>quae coeliacos etiam qui vocantur assectus, id est ventris<text:line-break/>profluvia, interdum concitat, quo tempore ipsis quidem<text:line-break/>interiorum membrorum corpora duriora fieri. contingit;<text:line-break/>liquida autem cibis neque recte concoctis neque distribu-<text:line-break/>tris dejicI. Haec plane medicis omnibus cognitu necessa-<text:line-break/>ria sunt, ipsorum autem causae solis praestantissimis. Ne-<text:line-break/>que enim quod hanc partem interpretantes dicunt, verum<text:line-break/>est, frigidum scilicet quae attingat corpora, cogens atque<text:line-break/>congelans , ita duriora efficere. Hoc enim de refrigeratis<text:line-break/>partibus, quae interius abstrusae non sunt, recte dici<text:line-break/>potest; partes autem ventris ideo rigere nequeunt, ut cibi</text:p>
      <text:p text:style-name="P3">potusque congelati obdurentur, sicut alia extra corpus no-<text:line-break/>strum hieme frigore concreta durescunt: prius enim quam<text:line-break/>ita fingeret , homo interiret. Verum eo tempore demta-<text:line-break/>xat, quo ab aere extima corporis, iis quae in ventre funt<text:line-break/>incolumibus refrigerantur , dejectiones obduratae cernun-<text:line-break/>tur, calidiore scilicet ventre. reddito, ut ipfe dicebat:<text:line-break/>ventres hieme et vere calidissimi funt natura, atque sem-<text:line-break/>per dicentes explanatores invenies calidum a frigido cir-<text:line-break/>cumcessum in penetralia corporis refugere, quum exteriora<text:line-break/>frigesacta funt. Sic igitur et in praesentia dico, ventre<text:line-break/>calidiore affecto, dejectionibusque suppressis, ob cau<text:span text:style-name="Default_20_Paragraph_20_Font"><text:span text:style-name="T11">t</text:span></text:span>am<text:line-break/>paulo posterius dicendam, simul optime concoqui cibum<text:line-break/>et: omnem ex ipsi, succum dispertiri; ex quo dejectiones<text:line-break/>exsiccari consequens est, ex hoc vero et ip<text:span text:style-name="Default_20_Paragraph_20_Font"><text:span text:style-name="T11">t</text:span></text:span>as durescere<text:line-break/>accidit. Duae namque cau<text:span text:style-name="Default_20_Paragraph_20_Font"><text:span text:style-name="T11">t</text:span></text:span>ae quum sint corpora quibus<text:line-break/>appropinquant obdurantes, quarum una refrigerans est,<text:line-break/>altera exsiccans ; cau<text:span text:style-name="Default_20_Paragraph_20_Font"><text:span text:style-name="T11">t</text:span></text:span>a quidem refrigerans , ad ea quae in</text:p>
      <text:p text:style-name="P3">ventre continentur, vivis nobis pervenire non potest, al-<text:line-break/>tera autem ob longam moram interius, quum neque con-<text:line-break/>coctio neque distributio lae<text:span text:style-name="Default_20_Paragraph_20_Font"><text:span text:style-name="T11">t</text:span></text:span>a fuerit, omnino continget.<text:line-break/>Adhuc autem illud quod hucusque distulimus, explicet,-<text:line-break/>dum fuperest, qua de causa quum coelum nos ambiens<text:line-break/>frigidius fuerit, quae in ventre funt, diutius ibi moran-<text:line-break/>tur. Quod autem evenit tale esu Naturale fane opus<text:line-break/>est ciborum per intestina delatio et in commentariis de<text:line-break/>facultatibus naturalibus, intestinorum circum illos con-<text:line-break/>strictione eam fleri monstratum; imis autem partibus mu-<text:line-break/>sicuti felem claudentes impositi funt, qui per frigus co-<text:line-break/>guntur, con stringo n torque contra affecti, atque quum<text:line-break/>quis eos calida aqua perfundit: tunc enim remollescunt,<text:line-break/>excreme<text:span text:style-name="Default_20_Paragraph_20_Font"><text:span text:style-name="T11">n</text:span></text:span>taque impulsu et constrictione intestinorum in<text:line-break/>felem detrusa. et maxime calido provocante suscipiunt;<text:line-break/>hoc enim et inter omnes -constat , excretiones a calido<text:line-break/>provocari. Partibus autem quae in fede funt frigescenti-<text:line-break/>bus, atque ideo contractis et in angustum redactis, con-</text:p>
      <text:p text:style-name="P3">trarium symptoma sequitur, constrictoriam scilicet iutesti-<text:line-break/>norum actionem ab inferioribus partibus incipientem, fur-<text:line-break/><text:span text:style-name="Default_20_Paragraph_20_Font"><text:span text:style-name="T11">t</text:span></text:span>um versus contenta propellere, quemadmodum evidenter<text:line-break/>plerumque conspicitur, quando aut bilem et mordacia ex-<text:line-break/>crementa ad sedem effusa sponte retinemus aut inviti;<text:line-break/>nonnunquam aliquo negotio illo tempore occupati aut a<text:line-break/>latrina procul absentes : sursum enim velociter recurrunt,<text:line-break/>ut neque vi facta postea. prom te obediant atque descen-<text:line-break/>dant. Causa plane ob quam cibi potionesque aere nos<text:line-break/>ambiente frigefacto, diutius in ventre morentur, jam pa-<text:line-break/>tefacta est et hanc siccitatem con<text:span text:style-name="Default_20_Paragraph_20_Font"><text:span text:style-name="T11">t</text:span></text:span>emti monstravimus,<text:line-break/>quemadmodum et siccitati duritia evidenter accidit. Quod<text:line-break/>si ventris particularum corpora contingat frigescere, ex<text:line-break/>eo et concoctionem violari et per eam dejectiones eli-<text:line-break/>quari magis quam siccescere necessum erit. Hactenus vero<text:line-break/>toto de priore lectione confecto fermone ad alias iutus<text:line-break/>rina scriptas transeamus.</text:p>
      <text:h text:style-name="P25" text:outline-level="2">XXVlll.</text:h>
      <text:p text:style-name="Normal"><text:span text:style-name="Default_20_Paragraph_20_Font"><text:span text:style-name="T11">.l</text:span></text:span>thsti<text:span text:style-name="Default_20_Paragraph_20_Font"><text:span text:style-name="T11">o quae</text:span></text:span> i<text:span text:style-name="Default_20_Paragraph_20_Font"><text:span text:style-name="T11">n ventre sunt dura</text:span></text:span>t.</text:p>
      <text:p text:style-name="P1">omne corpus venere exsiccari constat, fed non sem-<text:line-break/>per alvi excrementa propte<text:span text:style-name="Default_20_Paragraph_20_Font"><text:span text:style-name="T11">r</text:span></text:span>ea sicciora fieri cernuntur.<text:line-break/>Verum, quando ab ipsis valde oppressa fuerit et quando<text:line-break/>vires labefactatae et membra a quibus alimentum confici-<text:line-break/>tur et in ventre contenta distribuuntur, refrigerata fue-<text:line-break/>rint, tum coitus quae in ventre sunt frigefacit et du-<text:line-break/>riora reddit: volunt enim ex coitu in ventre contenta fri—<text:line-break/>gescere et frigore durari, atque duritiam non frigoris,<text:line-break/>fed siccitatis ratione evenire monstravimus. Ceterum<text:line-break/>quod in superioribus dicere dimisimus, forsitan hoc loco<text:line-break/>nar<text:span text:style-name="Default_20_Paragraph_20_Font"><text:span text:style-name="T11">r</text:span></text:span>are praestiterit. Nam cum extimorum refrigerationem<text:line-break/>dejectiones durare ostenderimus, forte quispiam fotam<text:line-break/>hanc durandi, quae in ventre funt, causam esse arbitra-<text:line-break/>retur. Non est autem sida haec, sed et ipsius constricto-</text:p>
      <text:p text:style-name="P3">riae intestinorum facultatis imbecillitas et contentrscis ro-<text:line-break/>bur et ejus per quam ex ventre in jecuf fit distributio,<text:line-break/>praeterea et obtu<text:span text:style-name="Default_20_Paragraph_20_Font"><text:span text:style-name="T11">t</text:span></text:span>us intestinorum <text:span text:style-name="Default_20_Paragraph_20_Font"><text:span text:style-name="T11">t</text:span></text:span>ensus et alimenti qua-<text:line-break/>litas morsu carens. Si quis vero adstringentes cibos et<text:line-break/>potus a nobis silentio praeteritos esse opinabitur, .falso<text:line-break/>opinabitur: nam inter ea quae contentricem potestatem<text:line-break/>corroborant, reponuntur,</text:p>
      <text:h text:style-name="Heading_20_2" text:outline-level="2">XXIX.</text:h>
      <text:p text:style-name="P4"><text:span text:style-name="Default_20_Paragraph_20_Font"><text:span text:style-name="T11">rer atru</text:span></text:span>m <text:span text:style-name="Default_20_Paragraph_20_Font"><text:span text:style-name="T11">epotum si ce</text:span></text:span>l<text:span text:style-name="Default_20_Paragraph_20_Font"><text:span text:style-name="T11">eriu</text:span></text:span>s <text:span text:style-name="Default_20_Paragraph_20_Font"><text:span text:style-name="T11">purgare vi</text:span></text:span>s, <text:span text:style-name="Default_20_Paragraph_20_Font"><text:span text:style-name="T11">lavare aut c</text:span></text:span>i-<text:line-break/><text:span text:style-name="Default_20_Paragraph_20_Font"><text:span text:style-name="T11">bum su</text:span></text:span>m<text:span text:style-name="Default_20_Paragraph_20_Font"><text:span text:style-name="T11">ere oportet.</text:span></text:span></text:p>
      <text:p text:style-name="P1">Generalis quidem et cujusque purgationis communis<text:line-break/>ratio per hunc aphorismum traditur. Corpora ubi quis<text:line-break/>vult purgare, prius convenit fluxa facere. Hoc loco au-<text:line-break/>tem exemplo unius violentissime purgantis medicaminis,<text:line-break/>unius ad facilem fluxum praeparationis meminit, lavacri</text:p>
      <text:p text:style-name="P3">scilicet humores quidem fundentis, ac ss qua in parte<text:line-break/>contentum duratumque corpus fuerit, relaxantis. Itaque<text:line-break/>veratro utentes lavare conducit; neque multo ante neque<text:line-break/>multo post quam ipfum acceperint , fed maxime quidem<text:line-break/>ante assumtionem, nonnunquam vero et illico postea fieri<text:line-break/>potest. Quod si purgatione aut jam incipiente aut mox<text:line-break/>inceptura, hominem laves, humorum a purga<text:span text:style-name="Default_20_Paragraph_20_Font"><text:span text:style-name="T11">n</text:span></text:span>te medicina<text:line-break/>tractorum ad interiora inclinationem retrahes ac retarda-<text:line-break/>bis. Quemadmodum igitur quibus sanguis crassas est , iis<text:line-break/>prius lotis nos venam rescindere, sic et in his qui pur-<text:line-break/>gaudi furit , balneo prius uti praecepit, quo celerius simul<text:line-break/>ac minus moleste purgatio fiat. Ipfe vero nunc suium<text:line-break/>ut celerius fiat memoravit. Satius autem fuerit non eo<text:line-break/>dumtaxat, quo medicinam assumit, die lavare <text:span text:style-name="Default_20_Paragraph_20_Font"><text:span text:style-name="T28">. </text:span></text:span>hominem,<text:line-break/>fed etiam superioribus, quibus ad purgationem fele prae-<text:line-break/>parabat. Ipfe namque Hippocrates et id in aphori<text:span text:style-name="Default_20_Paragraph_20_Font"><text:span text:style-name="T11">s</text:span></text:span>mis<text:line-break/>praeceperat, quum scripsit: ad veratra iis qui non facile<text:line-break/>purgantur, prius humectare corpus oportet alimento et</text:p>
      <text:p text:style-name="P3">quiete. Quod si quiete et alimento et omnino corpus<text:line-break/>humectare imperat, constat etiam lavationibus nos pluri-<text:line-break/>rihus uti in aquis potabilibus ipsum velle , siquidem et<text:line-break/>hae humectant. Nunc vero et huic parti addidit, cibum<text:line-break/>fumere aut eo scilicet tempore , quo et veratrum homo<text:line-break/>devoravit aut etiam in superiore victus. ratione, cujus et<text:line-break/>aliud quoddam propositum este dicebamus, attenuare vi-<text:line-break/>delicet s<text:span text:style-name="Default_20_Paragraph_20_Font"><text:span text:style-name="T11">o</text:span></text:span>ccos et itinera humoribus in ventrem defcenden-<text:line-break/>tibus expedire: in illis enim verbis ; fluxa facere, quid<text:line-break/>in aphorifmis praecepit, haec continentur.</text:p>
      <text:h text:style-name="Heading_20_2" text:outline-level="2">XXX.</text:h>
      <text:p text:style-name="Normal"><text:span text:style-name="Default_20_Paragraph_20_Font"><text:span text:style-name="T11">sangu</text:span></text:span>is <text:span text:style-name="Default_20_Paragraph_20_Font"><text:span text:style-name="T11">in so</text:span></text:span>m<text:span text:style-name="Default_20_Paragraph_20_Font"><text:span text:style-name="T11">no ad in</text:span></text:span>t<text:span text:style-name="Default_20_Paragraph_20_Font"><text:span text:style-name="T11">erna mag</text:span></text:span>is <text:span text:style-name="Default_20_Paragraph_20_Font"><text:span text:style-name="T11">refugit.</text:span></text:span></text:p>
      <text:p text:style-name="P1">Superiore quoque aphorismo hanc scripsit sententiam:<text:line-break/>vigilanti exteriora magis calent, interiora magis frigent;<text:line-break/>dormienti res contra fe habet. Et nunc igitur ejus loci<text:line-break/>explanationem propositorum verborum communem . esse</text:p>
      <text:p text:style-name="P3">putato. Nam. quae de caloris motu.Iocique in vigilantibus<text:line-break/>ac. dormientibus transmutatione audivisti, ea et de san-<text:line-break/>guine te audivisse existimato : natu<text:span text:style-name="Default_20_Paragraph_20_Font"><text:span text:style-name="T11">r</text:span></text:span>alis enim calor. in hoc<text:line-break/>et in iis quae ex hoc nutriuntur .maxima ex parte<text:line-break/>consistit.</text:p>
      <text:h text:style-name="Heading_20_2" text:outline-level="2">XXXI.</text:h>
      <text:p text:style-name="Normal">Eli<text:span text:style-name="Default_20_Paragraph_20_Font"><text:span text:style-name="T11">gor a super</text:span></text:span>i<text:span text:style-name="Default_20_Paragraph_20_Font"><text:span text:style-name="T11">ore ventre</text:span></text:span>, i<text:span text:style-name="Default_20_Paragraph_20_Font"><text:span text:style-name="T11">gni</text:span></text:span>s <text:span text:style-name="Default_20_Paragraph_20_Font"><text:span text:style-name="T11">autem ab</text:span></text:span> i<text:span text:style-name="Default_20_Paragraph_20_Font"><text:span text:style-name="T11">nferiore mag</text:span></text:span>is.</text:p>
      <text:p text:style-name="P1">Ventris pars superior rigorem magis, inferior vero<text:line-break/>febrem gignit aut fenili aut inchoat; quod et maxime<text:line-break/>verisimile est et propter id ipfum hanc vocem, <text:span text:style-name="Default_20_Paragraph_20_Font"><text:span text:style-name="T11">mag</text:span></text:span>is,<text:line-break/>additam puto , tanquam se<text:span text:style-name="Default_20_Paragraph_20_Font"><text:span text:style-name="T11">t</text:span></text:span>e vicissim solae dictae partes<text:line-break/>contineant.. Verum etiam si istud concesserimus <text:span text:style-name="Default_20_Paragraph_20_Font"><text:span text:style-name="T11">i</text:span></text:span> altera<text:line-break/>quaedam exoritur dubitatio nobis ignorantibus utrum<text:line-break/>dictis partibus inflammatis istud accidere dicat, an quando<text:line-break/>in ipsas ex corpore succi aliqui mordaces confluxerint,<text:line-break/>an quando alimentum corruptum fuerit. Atqui rectius</text:p>
      <text:p text:style-name="P3">illud mihi existimandum esse videtur, de noxa ex humo-:<text:line-break/>ribus contracta et. de illa sequente ciborum corruptione,<text:line-break/>ab Hippocrate sermonem fieri. Nam quum frigidus aut<text:line-break/>mordax soccus in ore ventriculi insederit, ex corruptis<text:line-break/>cibis aut prava qualitate vel etiam confluxu ex corpore<text:line-break/>contractus initium rigoris inde efficitur. ln commenta-<text:line-break/>rio namque de rigore monstravimus , ob frigidam aut mor-<text:line-break/>dacem cau<text:span text:style-name="Default_20_Paragraph_20_Font"><text:span text:style-name="T11">t</text:span></text:span>am , quae per sensoria corpora moveatur et<text:line-break/>impetu feratur, rigorem excitari. Quemadmodum vero id<text:line-break/>accidere conspicitur, ita et nonnunquam febrem ex cor-<text:line-break/>ruptis cibis accendi deprehendimus , quando scilicet cor-<text:line-break/>ruptus cibus in inferiorem ventrem depulsus fuerit ; tunc<text:line-break/>autem rigor non praevenit, sicuti quando ventriculi ostium<text:line-break/>mordebatur.</text:p>
      <text:h text:style-name="Heading_20_2" text:outline-level="2">. XXXll.</text:h>
      <text:p text:style-name="P4"><text:span text:style-name="Default_20_Paragraph_20_Font"><text:span text:style-name="T11">At</text:span></text:span>t<text:span text:style-name="Default_20_Paragraph_20_Font"><text:span text:style-name="T11">rac</text:span></text:span>tio, <text:span text:style-name="Default_20_Paragraph_20_Font"><text:span text:style-name="T11">pulm</text:span></text:span>o, <text:span text:style-name="Default_20_Paragraph_20_Font"><text:span text:style-name="T11">ar</text:span></text:span>i<text:span text:style-name="Default_20_Paragraph_20_Font"><text:span text:style-name="T11">du</text:span></text:span>s <text:span text:style-name="Default_20_Paragraph_20_Font"><text:span text:style-name="T11">aestus, evacuatum sicca</text:span></text:span>t <text:span text:style-name="Default_20_Paragraph_20_Font"><text:span text:style-name="T11">sum-<text:line-break/>nu</text:span></text:span>s <text:span text:style-name="Default_20_Paragraph_20_Font"><text:span text:style-name="T11">mul</text:span></text:span>t<text:span text:style-name="Default_20_Paragraph_20_Font"><text:span text:style-name="T11">u</text:span></text:span>s.</text:p>
      <text:p text:style-name="P2">Quod evacuatum somnus multus exsiccet et experi-<text:line-break/>mento quidem, quo omnes rationes dijudicantur, perci-<text:line-break/>ples et ante experimentum ad huic dicto assentiendum ex<text:line-break/>iis quae antea didicisti adduceris. Porro si in somnis<text:line-break/>sanguis et cum eo naturale calidum interius abditur, lu<text:line-break/>vigilia vero ad extima profunditur, quae in ventriculo et<text:line-break/>jecore sunt, per quietem concoquantur , in vigilia vero<text:line-break/>totum corpus aletur. Itaque si in exhaustis calor interius<text:line-break/>vergat, nihil habens quod conficiat, languescit et interit;<text:line-break/>primus enim omnium, ut ignis lignorum materia, ita ipse<text:line-break/>alimento nutritur. Caute autem adulta est ea vox, m<text:span text:style-name="Default_20_Paragraph_20_Font"><text:span text:style-name="T11">ul-<text:line-break/></text:span></text:span>t<text:span text:style-name="Default_20_Paragraph_20_Font"><text:span text:style-name="T11">us</text:span></text:span>: -paucus enim praegressum laborem tollit, quando per<text:line-break/>ventrem homo evacuatus est; deinde si in jecore et in<text:line-break/>primis venis adsint crudorum humorum reliquiae , eas<text:line-break/>omnes concoquit. Haec quidem hujusce orationis secunda<text:line-break/>pars nullum insignem in verbis errorem habent. Sed<text:line-break/>prior hoc pacto scripta, <text:span text:style-name="Default_20_Paragraph_20_Font"><text:span text:style-name="T11">a</text:span></text:span>t<text:span text:style-name="Default_20_Paragraph_20_Font"><text:span text:style-name="T11">tract</text:span></text:span>io, pulmo aridus aestus,</text:p>
      <text:p text:style-name="P3">multum a Graecorum dicendi consuetudine distat: sic enim<text:line-break/>ipsam enunciare oportuit; attractio .fit,.. quoniam aridus<text:line-break/>aestus in pulmonis temperatura est, attractionem nobis<text:line-break/>interpretantibus inspirationem. At Quintus, nec quia sic-<text:line-break/>cus calidtrsque esset pulmo, ob id celerem frequentemque<text:line-break/>spirationem fieri , sied . contra propter talem . spirationem<text:line-break/>siccari et incalescere pulmonem dixit. Attractionem nam-<text:line-break/>que haud simpliciter spirationem quamque, fed celerem<text:line-break/>tantum et frequentem significare voluit , a crebra vero<text:line-break/>spiratione pulmonem siccescere et in libro de acutorum<text:line-break/>victu ab. ipso comprehensum est.</text:p>
      <text:h text:style-name="Heading_20_2" text:outline-level="2">XXXHI.</text:h>
      <text:p text:style-name="Normal"><text:span text:style-name="Default_20_Paragraph_20_Font"><text:span text:style-name="T11">Erig</text:span></text:span>i<text:span text:style-name="Default_20_Paragraph_20_Font"><text:span text:style-name="T11">d</text:span></text:span>i<text:span text:style-name="Default_20_Paragraph_20_Font"><text:span text:style-name="T11">fum</text:span></text:span>i xi<text:span text:style-name="Default_20_Paragraph_20_Font"><text:span text:style-name="T11">bi len</text:span></text:span>t<text:span text:style-name="Default_20_Paragraph_20_Font"><text:span text:style-name="T11">e</text:span></text:span>s, <text:span text:style-name="Default_20_Paragraph_20_Font"><text:span text:style-name="T11">m</text:span></text:span>i<text:span text:style-name="Default_20_Paragraph_20_Font"><text:span text:style-name="T11">l</text:span></text:span>i<text:span text:style-name="Default_20_Paragraph_20_Font"><text:span text:style-name="T11">um, cucurbitae.</text:span></text:span></text:p>
      <text:p text:style-name="Normal"><text:span text:style-name="Default_20_Paragraph_20_Font"><text:span text:style-name="T37">r- </text:span></text:span>..Milium et cucurbita frigidi cibi evidenter sunt, etsi<text:line-break/>non frigidissimi; lentem vero haud sane frigidum cibum<text:line-break/>esse concesserim. Nam quemadmodum cucurbitae et cum</text:p>
      <text:p text:style-name="P3">ipsis atriplex, bliton , lactuca et chondrilla et ex frumen-<text:line-break/>taceis hordeum atque milium, certissime refrigerare no.-<text:line-break/>fcuntur. Contrario pacto lens fe habet; nullam enim re-<text:line-break/>frigerationem prae fe fert aut statim ingesta in superiore<text:line-break/>ventre adhuc contenta, ut posterius in tenuia intestina<text:line-break/>vel in crassiora delapsa. At forsan quoniam in libris. de<text:line-break/>simplicibus medicamentis refrigeratorium quiddam in ad-<text:line-break/>stringente succo inesse monstravimus, lentem quispiam re-<text:line-break/>frigerare putaverit. . Sed iste in iisdem commentariis di-<text:line-break/>ctum fuisse non meminit, .quaeque id genus medicamenta<text:line-break/>simplicia videri atque dici, si ad ea quae per nos .per<text:line-break/>compositionem fiunt comparentur, non tamen exacte sim-<text:line-break/>plicis esse. ln primo namque de alimentorum potestati-<text:line-break/>bus libro mentem ex contrariis constare naturis asserui-<text:line-break/>mus, altera quidem alvum coercente, altera vero citante.<text:line-break/>Ex iis igitur .quae supprimit,; frigida terreaque est; quae<text:line-break/>citat, calida.. Quocirca siccum quidem edulium lens in-</text:p>
      <text:p text:style-name="P3">est , frigidum vero <text:span text:style-name="Default_20_Paragraph_20_Font"><text:span text:style-name="T11">n</text:span></text:span>on , sicut neque calidum , sied ex utro-<text:line-break/>que mixtum , ac medium aut parum admodum a medio<text:line-break/>ad calidius recedens. Quando igitur neque absolute fri-<text:line-break/>gidam lentem quis concedere potest, qui ipsam excelle<text:span text:style-name="Default_20_Paragraph_20_Font"><text:span text:style-name="T11">n-<text:line-break/></text:span></text:span>ter frigidissimam concesserit. Quin etiam inflammatis ul-<text:line-break/>ceribus instar cataplasmatis fuperdata lens, humores in<text:line-break/>asseclam partem defluentes coercere atque repellere vide-<text:line-break/>tur, per vim adstrictoriam id scilicet faciens, quin et vi<text:line-break/>quadam concoctrice et fuppuratoria praedita certe est,<text:line-break/>quod frigidis nequaquam inesse reperitur. Sive igitur<text:line-break/>ipse Hippocrates ita scripsit, sive quis alius haec verba<text:line-break/>interposuit, haud recte de lentium vilibus opinatus esu</text:p>
      <text:h text:style-name="Heading_20_2" text:outline-level="2">XXXIV.</text:h>
      <text:p text:style-name="P13">U<text:span text:style-name="Default_20_Paragraph_20_Font"><text:span text:style-name="T11">lcera exoriuntur, si n</text:span></text:span>o<text:span text:style-name="Default_20_Paragraph_20_Font"><text:span text:style-name="T11">n purga</text:span></text:span>t<text:span text:style-name="Default_20_Paragraph_20_Font"><text:span text:style-name="T11">u</text:span></text:span>s <text:span text:style-name="Default_20_Paragraph_20_Font"><text:span text:style-name="T11">laboret.</text:span></text:span></text:p>
      <text:p text:style-name="P1">In laboribus , hoc est in exercitationibus , calorem<text:line-break/>auctum ex profundo ad cutem succos evacare atque uls-</text:p>
      <text:p text:style-name="P3">sectere , alibi didicimus. Quando igitur prius in corpore<text:line-break/>hi vitiosi contracti sunt, acrimonia cutem erodit atque<text:line-break/>ulcera efficit. Quemadmodum, quum crassi glutinosique<text:line-break/>humores sunt, jecur renesque obstruunt, in cute autem<text:line-break/>affectus cum tumore excitant;</text:p>
      <text:h text:style-name="Heading_20_2" text:outline-level="2">XXXV.</text:h>
      <text:p text:style-name="P4"><text:span text:style-name="Default_20_Paragraph_20_Font"><text:span text:style-name="T11">Mul</text:span></text:span>i<text:span text:style-name="Default_20_Paragraph_20_Font"><text:span text:style-name="T11">er, caprae, ela</text:span></text:span>t<text:span text:style-name="Default_20_Paragraph_20_Font"><text:span text:style-name="T11">er</text:span></text:span>i<text:span text:style-name="Default_20_Paragraph_20_Font"><text:span text:style-name="T11">u</text:span></text:span>m <text:span text:style-name="Default_20_Paragraph_20_Font"><text:span text:style-name="T11">au</text:span></text:span>t <text:span text:style-name="Default_20_Paragraph_20_Font"><text:span text:style-name="T11">cucu</text:span></text:span>m<text:span text:style-name="Default_20_Paragraph_20_Font"><text:span text:style-name="T11">ere</text:span></text:span>m <text:span text:style-name="Default_20_Paragraph_20_Font"><text:span text:style-name="T11">silvat</text:span></text:span>i<text:span text:style-name="Default_20_Paragraph_20_Font"><text:span text:style-name="T11">cu</text:span></text:span>m<text:line-break/><text:span text:style-name="Default_20_Paragraph_20_Font"><text:span text:style-name="T11">edente</text:span></text:span>s, <text:span text:style-name="Default_20_Paragraph_20_Font"><text:span text:style-name="T11">puer</text:span></text:span>is <text:span text:style-name="Default_20_Paragraph_20_Font"><text:span text:style-name="T11">purgati</text:span></text:span>o.</text:p>
      <text:p text:style-name="P1">Non elaterio dumtaxat, quod cucumeris silvatici fuc-<text:line-break/>cus est , quemadmodum neque ip<text:span text:style-name="Default_20_Paragraph_20_Font"><text:span text:style-name="T11">t</text:span></text:span>o cucumere susum ve-<text:line-break/>luentes, lac puerorum lactentium purgatorium gignunt,<text:line-break/>verum etiam si quod aliud medicamentum fubductorium,<text:line-break/>quod vocant, assumserit. Sive autem a muliere elaterio,<text:line-break/>a capra ip<text:span text:style-name="Default_20_Paragraph_20_Font"><text:span text:style-name="T11">t</text:span></text:span>o cucumere , sive utroque ab . utraque comesu,</text:p>
      <text:p text:style-name="P3">infantes earum lacte purgari dicat, nihil interest, qnem-<text:line-break/>admodum neque si, comesi, aut devorato quis scrip<text:span text:style-name="Default_20_Paragraph_20_Font"><text:span text:style-name="T11">s</text:span></text:span>erit.<text:line-break/>Conducit autem haec oratio et ad medicorum usum et ad<text:line-break/>naturale decretum. Infantulos enim purgare volentes aut<text:line-break/>matri infantulum lactanti aut caprae hujusmodi aliquid<text:line-break/>afui dantes , sic eos purgabimus. Et ad naturalis decreti,<text:line-break/>de quo altercatio est , diiudicationem id utile esu Etenim<text:line-break/>quidam nullam vim ex iis, quae ab initio in alimentis<text:line-break/>erant, post concoctionem et in sanguinem conversionem,<text:line-break/>remanere contendunt. Aliqui e contrario validas vires<text:line-break/>diutius remanere volunt, adeo ut etiam sudores ipsos re-<text:line-break/>doleant. Huic vero sententiae, quae modo dicta suere,<text:line-break/>suffragantur: in istis enim comesurum qualitas fer<text:span text:style-name="Default_20_Paragraph_20_Font"><text:span text:style-name="T11">r</text:span></text:span>ata re-<text:line-break/>peritur. Quin et apud nos verno tempore, quando ca-<text:line-break/>prae scammoniae germina depastae suerunt, purgatorium<text:line-break/>ipsa leae generant, quod si tithymalo vescantur, idem acci-<text:line-break/>diti Nec non et in Doride et Boeotia et Thessalla omni-<text:line-break/>busque finitimis locis multi ex coturnicum efu musculorum</text:p>
      <text:p text:style-name="P3">distentionibus correpti funt, quoniam veratrum scilicet<text:line-break/>illae comedunt. lstud idem et Athenis quibusdam acci-<text:line-break/>disse novimus, qui coturnicibus largiter nimis feste im-<text:line-break/>pleverant.</text:p>
      <text:h text:style-name="Heading_20_2" text:outline-level="2">XXXVI.</text:h>
      <text:p text:style-name="P4"><text:span text:style-name="Default_20_Paragraph_20_Font"><text:span text:style-name="T11">Cal</text:span></text:span>i<text:span text:style-name="Default_20_Paragraph_20_Font"><text:span text:style-name="T11">d</text:span></text:span>i<text:span text:style-name="Default_20_Paragraph_20_Font"><text:span text:style-name="T11">ori qu</text:span></text:span>o<text:span text:style-name="Default_20_Paragraph_20_Font"><text:span text:style-name="T11">d comesu</text:span></text:span>m <text:span text:style-name="Default_20_Paragraph_20_Font"><text:span text:style-name="T11">est , intu</text:span></text:span>s <text:span text:style-name="Default_20_Paragraph_20_Font"><text:span text:style-name="T11">resu</text:span></text:span>i<text:span text:style-name="Default_20_Paragraph_20_Font"><text:span text:style-name="T11">gerat</text:span></text:span>io , <text:span text:style-name="Default_20_Paragraph_20_Font"><text:span text:style-name="T11">ex</text:span></text:span>t<text:span text:style-name="Default_20_Paragraph_20_Font"><text:span text:style-name="T11">er</text:span></text:span>i<text:span text:style-name="Default_20_Paragraph_20_Font"><text:span text:style-name="T11">u</text:span></text:span>s<text:line-break/><text:span text:style-name="Default_20_Paragraph_20_Font"><text:span text:style-name="T11">labor, sule</text:span></text:span>, i<text:span text:style-name="Default_20_Paragraph_20_Font"><text:span text:style-name="T11">gne, veste, a</text:span></text:span>esti<text:span text:style-name="Default_20_Paragraph_20_Font"><text:span text:style-name="T11">v</text:span></text:span>o <text:span text:style-name="Default_20_Paragraph_20_Font"><text:span text:style-name="T11">te</text:span></text:span>m<text:span text:style-name="Default_20_Paragraph_20_Font"><text:span text:style-name="T11">pore, con</text:span></text:span>t<text:span text:style-name="Default_20_Paragraph_20_Font"><text:span text:style-name="T11">rar</text:span></text:span>i<text:span text:style-name="Default_20_Paragraph_20_Font"><text:span text:style-name="T11">o au-<text:line-break/>te</text:span></text:span>m <text:span text:style-name="Default_20_Paragraph_20_Font"><text:span text:style-name="T11">c</text:span></text:span>o<text:span text:style-name="Default_20_Paragraph_20_Font"><text:span text:style-name="T11">n</text:span></text:span>t<text:span text:style-name="Default_20_Paragraph_20_Font"><text:span text:style-name="T11">raria.</text:span></text:span></text:p>
      <text:p text:style-name="P1">Valde calido natura refrigerationem et aquae potum<text:line-break/>conducere dicebat et praeterea quiescere , hoc est a vehe-<text:line-break/>mentioribus exercitationibus abstinere. Quo pacto igitur<text:line-break/>hoc loco , ut nonnulli interpretantur, exercitari jubet,<text:line-break/>quo pacto in fole et ad ignem calefieri? Nam balneis id<text:line-break/>genus temperaturas frigefieri monstratum est, fuliginosis-<text:line-break/>que vaporibus qui fere in hujusmodi tempe<text:span text:style-name="Default_20_Paragraph_20_Font"><text:span text:style-name="T11">r</text:span></text:span>aturis absim-<text:line-break/>dant , discutiendis et inlidis membris humiditate refrige-</text:p>
      <text:p text:style-name="P3">rante irrigandis; ignis autem et fol calefacit, similiter et<text:line-break/>vestis et tempus aestivum. Et ipfe igitur in aphorismis<text:line-break/>ita loquitur: tempore quidem veris et extrema aestate<text:line-break/>pueri et his aetate proximi optime degunt et rectissime<text:line-break/>valent , aestate vero et auctumno quadam tenus <text:span text:style-name="Default_20_Paragraph_20_Font"><text:span text:style-name="T11">t</text:span></text:span>enes ; re-<text:line-break/>liqua ejus partu et hieme qui medias aetates agunt. Ita-<text:line-break/>que fi calida aetas hieme, frigida vero aestate rectius ha-<text:line-break/>bet, valde calidos natura e side et igne et aestivo tem-<text:line-break/>pore non modo non juvari ,- feti etiam laedi ipsimi putere<text:line-break/>credendum esu Vox ergo illa initio sermonis posita, <text:span text:style-name="Default_20_Paragraph_20_Font"><text:span text:style-name="T11">ca-<text:line-break/>l</text:span></text:span>i<text:span text:style-name="Default_20_Paragraph_20_Font"><text:span text:style-name="T11">d</text:span></text:span>i<text:span text:style-name="Default_20_Paragraph_20_Font"><text:span text:style-name="T11">or</text:span></text:span>i, aliquid ipsi addendum subintelligi postulat, <text:span text:style-name="Default_20_Paragraph_20_Font"><text:span text:style-name="T35">aut<text:line-break/></text:span></text:span>temperaturae aut naturae aut corpori aut homini. <text:span text:style-name="Default_20_Paragraph_20_Font"><text:span text:style-name="T35">Sed<text:line-break/></text:span></text:span>eo quod in fine opposuit praecipitur corpori et <text:span text:style-name="Default_20_Paragraph_20_Font"><text:span text:style-name="T35">homini<text:line-break/></text:span></text:span>magis quam temperaturae aut naturae subintelligendum:<text:line-break/>omnino enim dixisset, contrariae autem contraria, femi-<text:line-break/>nei generis articulum femininis nominibus , non musculi<text:line-break/>mafculis anteponens. Tota igitur narratio talis fuerit:<text:line-break/>calidiori corpori per cibos ac potiones interius refrigera-</text:p>
      <text:p text:style-name="P3">tro conveniens est, . noxia vero caliditas exterior a Iule<text:line-break/>et igne et tempore aestivo et vestimentis, quibus omnibus<text:line-break/>arida caliditas significatur, humidam namque et medio-<text:line-break/>crem , qualis balneorum est, potestate refrigerare declara-<text:line-break/>vimus.. Liquet autem. nos in istis sermonibus consueta<text:line-break/>haec balnea intelligere, ubi non apponimus aquarum<text:line-break/>sponte .nascentium aut marinarum, aut sulphurearum , aut<text:line-break/>aluminosarum, quandoquidem illae. siccant balefaciuntque<text:line-break/>et non refrigerantur. Contrariae autem naturae corpori<text:line-break/>contraria rursum hic subintelligere oportet, juvantibus<text:line-break/>iuvantia et nocentibus nocentia, ea quidem ut eligantur,<text:line-break/>haec vero ut leniantur. Etenim si calidiores naturas ci-<text:line-break/>bis ac potionibus refrigerare jussit, frigidiores certe con-<text:line-break/>tramis calefacere praecipiet. Item si calidiores naturas a<text:line-break/>sole, igne et aestate male haberi dicebat, frigidiores uti-<text:line-break/>que ab his juvari , a contrariis laesum iri significat.</text:p>
      <text:p text:style-name="P2">Solus ex his quos novi Capito pro hac voce , t<text:span text:style-name="Default_20_Paragraph_20_Font"><text:span text:style-name="T11">arde<text:line-break/></text:span></text:span>scripsit, <text:span text:style-name="Default_20_Paragraph_20_Font"><text:span text:style-name="T11">contrarie, </text:span></text:span>orationem hoc pacto instituens: ciba.<text:line-break/>ria aliqua quidem celeriter vincuntur , aliqua vero con.<text:line-break/>trarie. Porro sententia in utraque lectione eadem est<text:line-break/>quae enim eduntur ; differre ea ratione inter <text:span text:style-name="Default_20_Paragraph_20_Font"><text:span text:style-name="T11">t</text:span></text:span>e inquit<text:line-break/>quod aliqua cito a corpore superantur, aliqua tarde. su.<text:line-break/>telligendum est autem superari, hoc est immutari, coneo-<text:line-break/>qui et apponi et corpori simile effici. Singulorum igitm<text:line-break/>ciborum alii quidem cito concoquuntur et in sanguineo<text:line-break/>mutantur et nutriunt, alii vero tardius; quae in tribue<text:line-break/>commentariis habentur, ubi de alimentorum viribus omni:<text:line-break/>diligenter persecutus <text:span text:style-name="Default_20_Paragraph_20_Font"><text:span text:style-name="T11">t</text:span></text:span>um.</text:p>
      <text:h text:style-name="P21" text:outline-level="1"><text:span text:style-name="Default_20_Paragraph_20_Font">HIPPOCRATIS EPIDEM. VI. ET<text:line-break/>CALENI IN ILLUM QOMMEN-<text:line-break/>TARIUS VI. SECTIO VI.</text:span></text:h>
      <text:h text:style-name="Heading_20_2" text:outline-level="2"><text:span text:style-name="Default_20_Paragraph_20_Font">I.</text:span></text:h>
      <text:p text:style-name="P4"><text:span text:style-name="Default_20_Paragraph_20_Font"><text:span text:style-name="T11">-vernes attractrices ex ventre et extrinsecus. s</text:span></text:span>i<text:span text:style-name="Default_20_Paragraph_20_Font"><text:span text:style-name="T11">gnificat<text:line-break/>sensus, qu</text:span></text:span>o<text:span text:style-name="Default_20_Paragraph_20_Font"><text:span text:style-name="T11">n</text:span></text:span>i<text:span text:style-name="Default_20_Paragraph_20_Font"><text:span text:style-name="T11">am exsp</text:span></text:span>i<text:span text:style-name="Default_20_Paragraph_20_Font"><text:span text:style-name="T11">rab</text:span></text:span>i<text:span text:style-name="Default_20_Paragraph_20_Font"><text:span text:style-name="T11">le e</text:span></text:span>t i<text:span text:style-name="Default_20_Paragraph_20_Font"><text:span text:style-name="T11">nspirabile.</text:span></text:span></text:p>
      <text:p text:style-name="P1">Trahere ad se ni<text:span text:style-name="Default_20_Paragraph_20_Font"><text:span text:style-name="T11">t</text:span></text:span>as inquit carnes ex ventre et ex-<text:line-break/>trinfecus: ex ventre quidem, id est ex ventriculo ciborum<text:line-break/>potionumque unde nutriuntur, succum; extrinsecus vero</text:p>
      <text:p text:style-name="P3">non item similiter. Incertum est autem alimentumne<text:line-break/>dicat an aerem. Possunt enim carnes quemadmodum ex<text:line-break/>ventriculo alimentum hauriunt, sic et ab extimis partibus<text:line-break/>in profundum revocare; potest. et aer per arterias ad cu-<text:line-break/>tem pertinentes ad .carnes ferri ab ipsis attractus, quod<text:line-break/>etiam omni -verborum contextui magis quadrat. Verum<text:line-break/>de attractione decretum controversum est. Nonnulli enim<text:line-break/>philosophi ac medici funditus ipsam fttbstulerunt, non-<text:line-break/>nulli esse quidem affirmant, fed in carnibus esse negant.<text:line-break/>omnium autem rationes in commentariis explanaturus<text:line-break/>reddi non posse diximus:. multoties enim eadem saepius<text:line-break/>repetere cogeremur, commentariaque in longitudinem ac<text:line-break/>multitudinem paene innumerabilem excrescerent. Quin<text:line-break/>neque universum vitae tempus ad Hippocrati^ libros in-<text:line-break/>terpretandos satis esset, si cujusque dogmatis semper in<text:line-break/>qualibet particula ostensiones afferri debeant : lecturis<text:line-break/>praeterea molesta res esset et commentaria comparatoris,</text:p>
      <text:p text:style-name="P3">longo tempore magnisque s<text:span text:style-name="Default_20_Paragraph_20_Font"><text:span text:style-name="T11">a</text:span></text:span>lutibus conscriberentur. Sa-<text:line-break/>tius itaque fore existimavi, si in lusce commentariis cujus-<text:line-break/>que partis sententiam enuclearem-, quod explanaturus oro-<text:line-break/>prium munus est; interdum vero et dictis ab ipfo caulas<text:line-break/>alibi demonstratis placitis congruentes adlicerent, ipfa<text:line-break/>autem placita hoc loco non adstruerem , fed quibus in li-<text:line-break/>bria olim a me scriptis asserta fuerint, tantum in- mento-<text:line-break/>riam revocarem, quemadmodum et nunc faciam. Iis enim<text:line-break/>quae nutriuntur, ad fe proprium soccum attrahentibus,<text:line-break/>ad ipfa moveri alimentum in commentariis da viribus na-<text:line-break/>toralibus disputatum esu Exfpirabile vero atque inspira-<text:line-break/>bile omne corpus esse, in commentario de usu spirandi<text:line-break/>et in libello de usu pulsuum egimus : in priore quidem<text:line-break/>utilitatem spirationis esse declaravimus, ut cordis calor<text:line-break/>moderatus fervetur; in fecundo vero, in toto corpore ca-<text:line-break/>loris mediocritatem arteriarum opera custodiri. Haec ita-<text:line-break/>que sula abunde sint ad prioris verborum Hippocratis par-</text:p>
      <text:p text:style-name="P3">riculae explanaticnem. Ad secundam jam deveniamus, in<text:line-break/>qua illud, <text:span text:style-name="Default_20_Paragraph_20_Font"><text:span text:style-name="T11">significa</text:span></text:span>t <text:span text:style-name="Default_20_Paragraph_20_Font"><text:span text:style-name="T11">sensus, </text:span></text:span>neque secundum Hippocrate<text:line-break/>morem., neque omnino secundum .Graecam locutionem<text:line-break/>dictum est. Unde aliqui castigantes in dativo cafu pro-<text:line-break/>tulerunt <text:span text:style-name="Default_20_Paragraph_20_Font"><text:span text:style-name="T11">sensu</text:span></text:span>i scribentes; ut quod ab eo dicitur tale fit:<text:line-break/>perspicuum sensui est totum animalis corpus exspirabile<text:line-break/>esse atque inspirabile. Atque his deinde subjicitur illud,<text:line-break/>carnes attractrices ex ventre et extrinsecus, sensu teste<text:line-break/>confirmatum, quod idem est ac si diceret, ab iis, quae<text:line-break/>evidenter sensibus nostris apparent. Nonnullos profecto<text:line-break/>vulgares audivi, quod ipfis ex potabilium aquarum balneis<text:line-break/>acciderat admirantes. Prius enim per flagrantem salem<text:line-break/>confecto itinere domum reversi squalidum corpus osque<text:line-break/>aridissimum fe habere dicebant, nec non et ardentissima<text:line-break/>siti cruciari ; a lavatione autem sitim exstinctam esse,<text:line-break/>os humectatum pariterque corpus totum molle atque hu-<text:line-break/>midum affectum priorem deposuisse squalorem fatebantur.<text:line-break/>Alii vero et in fotis corpus <text:span text:style-name="Default_20_Paragraph_20_Font"><text:span text:style-name="T11">t</text:span></text:span>uum ad aquam attrahere in-</text:p>
      <text:p text:style-name="P3">dubitanter se percepisse affirmarunt. Haec sane , quae vel<text:line-break/>imperitis patent, decreti testimonia ah ipsi, fen<text:span text:style-name="Default_20_Paragraph_20_Font"><text:span text:style-name="T11">ta</text:span></text:span> acceptu<text:line-break/><text:span text:style-name="Default_20_Paragraph_20_Font"><text:span text:style-name="T11">t</text:span></text:span>unt; aliqua vero ex subtilioribus rationibus a medicis<text:line-break/>inventa sunt, quarum una et illa est., quam ipse posterius<text:line-break/>affert, quamque in sequentibus verbis .cognoscetis. Nam<text:line-break/>ad proposita intelligenda et haec satis funt, nobis ex recte<text:line-break/>dictis et prave ab explanatoribus scripta deprehendere<text:line-break/>valentibus.</text:p>
      <text:h text:style-name="Heading_20_2" text:outline-level="2">II.</text:h>
      <text:p text:style-name="P4"><text:span text:style-name="Default_20_Paragraph_20_Font"><text:span text:style-name="T11">Cal</text:span></text:span>i<text:span text:style-name="Default_20_Paragraph_20_Font"><text:span text:style-name="T11">di</text:span></text:span>o<text:span text:style-name="Default_20_Paragraph_20_Font"><text:span text:style-name="T11">r venula sangu</text:span></text:span>i<text:span text:style-name="Default_20_Paragraph_20_Font"><text:span text:style-name="T11">n</text:span></text:span>is <text:span text:style-name="Default_20_Paragraph_20_Font"><text:span text:style-name="T11">mult</text:span></text:span>i<text:span text:style-name="Default_20_Paragraph_20_Font"><text:span text:style-name="T11">tud</text:span></text:span>i<text:span text:style-name="Default_20_Paragraph_20_Font"><text:span text:style-name="T11">ne exustum procreat<text:line-break/></text:span></text:span>i<text:span text:style-name="Default_20_Paragraph_20_Font"><text:span text:style-name="T11">lli</text:span></text:span>s<text:span text:style-name="Default_20_Paragraph_20_Font"><text:span text:style-name="T11">que secernit..</text:span></text:span></text:p>
      <text:p text:style-name="P1">Per venulam calidiorem arteriam intelligite, omnibus<text:line-break/>Hippocraticorum librorum interpretibus venas non ab hoc<text:line-break/>solo , sed etiam a multis aliis veteribus et arterias appel-<text:line-break/>fari, confitentibus. Haec igitur, inquit, venula sanguinis</text:p>
      <text:p text:style-name="P3">multitudi<text:span text:style-name="Default_20_Paragraph_20_Font"><text:span text:style-name="T11">n</text:span></text:span>e incalescens, exustum procreat et fecernit:<text:line-break/>exustum dicens quod ex calore gignitur, quod faeci ve-<text:line-break/>hementius calesacti tanquam- fuligo quaedam est ; id vero,<text:line-break/>utpote natura calidum et consistentia tenue, facile secerni-<text:line-break/>tui. Hanc ego probabiliorem explanationem esse ducoj<text:line-break/>siquidem oporteat verum simul et Hippocratis decretis<text:line-break/>consentaneum habere propositum. At placitum nunc a<text:line-break/>nobis memoratum verum esse, in commentariis de usu<text:line-break/>spirandi . et de usu pulsuum traditum est. <text:span text:style-name="Default_20_Paragraph_20_Font"><text:span text:style-name="T35">- </text:span></text:span>Nam infpira-<text:line-break/>tione qua per os et per omnem cutem animalia utuntur,<text:line-break/>duplicem capi utilitatem ostendimus, roborari quidem fem-<text:line-break/>per refrigeratum insitum calidum , ut ne dissipatum intereat<text:line-break/>et maxime quum ex qualibet cau<text:span text:style-name="Default_20_Paragraph_20_Font"><text:span text:style-name="T11">t</text:span></text:span>a adauctum est; excitari<text:line-break/>autem et valentius reddi, si quando frigidae materiae<text:line-break/>multitudine gravetur, quemadmodum et ignis ventilatio<text:span text:style-name="Default_20_Paragraph_20_Font"><text:span text:style-name="T11">n</text:span></text:span>e<text:line-break/>accenditur ; quin etiam et hunc duplicem motum ipsi pro-</text:p>
      <text:p text:style-name="P3">prium naturalemque exercitationem esse ejus vires instau-<text:line-break/>rantem, haec enim est exercitationum natura et utilitas.<text:line-break/>Postquam igitur autedixit Hippocrates , carnes attractrices<text:line-break/>ex ventre et extrinfecus, deinde huic adjiciens, ex<text:span text:style-name="Default_20_Paragraph_20_Font"><text:span text:style-name="T11">t</text:span></text:span>pira-<text:line-break/>bile et insperabile esse corpus, inspirationis quidem ipsius<text:line-break/>ortum et utilitatem per illud indicavit, carnes attractri-<text:line-break/>ces, de exspiratione vero nihil dixit, jure in propositis<text:line-break/>verbis ipsius meminit, de arteriis verba faciens, quae et<text:line-break/>cordi communia <text:span text:style-name="Default_20_Paragraph_20_Font"><text:span text:style-name="T11">t</text:span></text:span>um, licet obscuriora de illo videantur.<text:line-break/>Communem autem hunc sermonem esse inde patet. Ab<text:line-break/>insito calido (uliginosum excrementum in sanguine creari<text:line-break/>diximus, ac potissimum quando est calidior. lllud igitur<text:line-break/>excerni opus est; et id quoque natura molita est, quae a<text:line-break/>corde expellenda sunt, efflatione propellens; quae vero ab<text:line-break/>universi, tempore per arteriarum compressionem, exclu-<text:line-break/>dens<text:span text:style-name="Default_20_Paragraph_20_Font"><text:span text:style-name="T11">i</text:span></text:span> FuIiginosa igitur partim ex istis et ex venis, osten-<text:line-break/><text:span text:style-name="Default_20_Paragraph_20_Font"><text:span text:style-name="T11">t</text:span></text:span>um est enim inter ipsas communia ostiola interesse, per<text:line-break/>cutem quam primum arteriis compressis excluduntur; par-</text:p>
      <text:p text:style-name="P3">tinr ex corde pulmo prior suscipit, -qui ipsi, quum qui-<text:line-break/>dem dilatatur , attrahenti , quum vero comprimitur , ex-<text:line-break/>pellenti, tanquam quoddam spiritus promptuarium prae-<text:line-break/>paratus est. Nempe haec est nostra de propositis verbis<text:line-break/>sententia et sequentia verba his ipsis ac superioribus con-<text:line-break/>nexa esse paulo post ostendam. Quicunque autem hoc<text:line-break/>loco ipsum de ardentis febris ortu loqui crediderunt, pli-<text:line-break/>mum quidem <text:span text:style-name="Default_20_Paragraph_20_Font"><text:span text:style-name="T11">s</text:span></text:span>ermonem de ea parte carnes attractoriae,<text:line-break/>imperfecte dictum reliquerunt; non modo enim sibi cou-<text:line-break/>veniens attrahunt, fed etiam alienum abjloiunt. Attrahendi<text:line-break/>quidem utilitas evidentior, abiiciendi vero et excernendi<text:line-break/>ignotior est et aliquam rationem ad fidem orationi famen-<text:line-break/>datu postulati Descendamus igitur jam ad sequentem par-<text:line-break/>tem , quae et ipsa, ut dudum dicebam, ad meliorem ex—<text:line-break/>planationem internoscend<text:span text:style-name="Default_20_Paragraph_20_Font"><text:span text:style-name="T11">u</text:span></text:span>m aliquid facit.</text:p>
      <text:p text:style-name="P3"><text:span text:style-name="Default_20_Paragraph_20_Font"><text:span text:style-name="T11">Et qu</text:span></text:span>i<text:span text:style-name="Default_20_Paragraph_20_Font"><text:span text:style-name="T11">dem p</text:span></text:span>i<text:span text:style-name="Default_20_Paragraph_20_Font"><text:span text:style-name="T11">ngue, b</text:span></text:span>i<text:span text:style-name="Default_20_Paragraph_20_Font"><text:span text:style-name="T11">lis staoa; qu</text:span></text:span>i<text:span text:style-name="Default_20_Paragraph_20_Font"><text:span text:style-name="T11">bu</text:span></text:span>s <text:span text:style-name="Default_20_Paragraph_20_Font"><text:span text:style-name="T11">ver</text:span></text:span>o <text:span text:style-name="Default_20_Paragraph_20_Font"><text:span text:style-name="T11">fangu</text:span></text:span>i<text:span text:style-name="Default_20_Paragraph_20_Font"><text:span text:style-name="T11">s, a</text:span></text:span>t<text:span text:style-name="Default_20_Paragraph_20_Font"><text:span text:style-name="T11">ra.</text:span></text:span></text:p>
      <text:p text:style-name="P1">In proxime explanata parte duarum opinio<text:span text:style-name="Default_20_Paragraph_20_Font"><text:span text:style-name="T11">n</text:span></text:span>um me-<text:line-break/>minisse oportet. Nos enim diximus Hippocratem diffiatio-<text:line-break/>nis utilitatem demonstrare; per diffiationem autem intel-<text:line-break/>ligi spiritus per totum corpus ex arteriis emanationem,<text:line-break/>sicut ore factam exspirationem vocamus. Nonnulli vero<text:line-break/>de ardentis febris ortu sermonem esse putarunt, quibus<text:line-break/>non admodum favere illud dicebam, creat exustum et<text:line-break/>illico excernit: neque enim statim in ista ea excerni,<text:line-break/>quae ipsi vomitu aut per sedem evacuari dicunt, neque<text:line-break/>esse necesse aliquid ardentis febris symptomata in sermone<text:line-break/>de ejus ortu recenseri. At explanationem nostram me-<text:line-break/>liorem esse defendimus , primum quidem quod his crimi-<text:line-break/>nationibus caret; fecundo loco quod in hoc sermone omne<text:line-break/>de spiritus intro forasque motione decretum traditum esse</text:p>
      <text:p text:style-name="P3">conspicitur. Quam motionem in quibusdam nostris com-<text:line-break/>mentariis non siclum per oris respirationem , fed etiam<text:line-break/>per diffiationem a toto corpore fieri explanavimus, non-<text:line-break/>nullis quidem caula spiritus animalis genera<text:span text:style-name="Default_20_Paragraph_20_Font"><text:span text:style-name="T11">n</text:span></text:span>di, ut dixit<text:line-break/>Asclepiades; quibusdam vero, ut Erasistratus, non hujus<text:line-break/>tantum, <text:span text:style-name="Default_20_Paragraph_20_Font"><text:span text:style-name="T11">t</text:span></text:span>ed etiam vitalis; aliis praeterea spirituum isto-<text:line-break/>rum alendorum causis inspirationem fieri dicentibus, ex-<text:line-break/>spirationis autem usum referre dubitantibus, Hippocrates,<text:line-break/>ut in praedictis commentariis declaravimus, non modo<text:line-break/>per os exspirationis, <text:span text:style-name="Default_20_Paragraph_20_Font"><text:span text:style-name="T11">t</text:span></text:span>ed ejus etiam, quae ex qualibet<text:line-break/>corporis parte fit, usum in prae<text:span text:style-name="Default_20_Paragraph_20_Font"><text:span text:style-name="T11">t</text:span></text:span>enti sermone perstrinxit.<text:line-break/>Aliter vero interpretantes accusare aequum est, cuiusnam<text:line-break/>auctoris librum interpretentur, obliquos; neque <text:span text:style-name="Default_20_Paragraph_20_Font"><text:span text:style-name="T27">enim.ru<text:line-break/></text:span></text:span>aliorum virorum placitum deflexissent, eorum quae Hip-<text:line-break/>pocrates asseruit, con<text:span text:style-name="Default_20_Paragraph_20_Font"><text:span text:style-name="T11">t</text:span></text:span>en<text:span text:style-name="Default_20_Paragraph_20_Font"><text:span text:style-name="T11">t</text:span></text:span>um deferentes, ipsi, quidem cla-<text:line-break/>rissime dicente, carnes ex ventre et extrinsecus attrahere,<text:line-break/>quod longe ab ea opinione distat, quae cibi ex ventriculo</text:p>
      <text:p text:style-name="P3">in co<text:span text:style-name="Default_20_Paragraph_20_Font"><text:span text:style-name="T11">r</text:span></text:span>pus digestionem inanis consecutione fieri statuit.<text:line-break/>Primo quidem non modo vim propriorum attractricem, fed<text:line-break/>etiam alienorum expultricem inesse in carnibus animad-<text:line-break/>vertere oportuit: hoc enim illis convenit dicere , quae<text:line-break/>praedicant a natura saluti animalium consuli , inter quos<text:line-break/>etiam fuit Erasistratus. Secundo quidnam excretione egeat,<text:line-break/>dicere debuerant; neque enim sanguinem ex quo corpus<text:line-break/>alitur .dicenti Horum quidem neutrum illi fecerunt. At<text:line-break/>Hippocrates ex sensiti manifestis utrumque evidenter .con-<text:line-break/>state praefatus , deinceps ad usum ex omni corpore diffia-<text:line-break/><text:span text:style-name="Default_20_Paragraph_20_Font"><text:span text:style-name="T11">tin</text:span></text:span>nis explicandum transitum fecit, necessariam fuli<text:span text:style-name="Default_20_Paragraph_20_Font"><text:span text:style-name="T11">g</text:span></text:span>ino-<text:line-break/>surum excrementorum ortus causam asserens : etenim in<text:line-break/>corpore animantium calor hujusmodi recrementa perpetua<text:line-break/>evacuatio<text:span text:style-name="Default_20_Paragraph_20_Font"><text:span text:style-name="T11">n</text:span></text:span>e indigentia procreat . Hac igitur. in parte Ito-<text:line-break/>rum excrementorum generandorum materiam ostendit; nam<text:line-break/>sicut major ipsa generare aptus est, ita et materiae quae-<text:line-break/>dam istis generandis habiles reperiuntur. Recta. igitur<text:line-break/>ratione bilis atrae meminit-: ipsam enim dupliciter con-</text:p>
      <text:p text:style-name="P3">trahi didicistis, ex crasso sanguine et ex flava bile com-<text:line-break/>busta; quod li de ardentis febris ortu fermo ipsi [oret,<text:line-break/>frustra bilis atrae meminisset. Quamobrem et ex hoc<text:line-break/>perspicuum est, explanationem nostram veram esse, juxta<text:line-break/>et Hippocratis decretis consentaneam, illorum autem dis-<text:line-break/>sentientem. Ad haec eadem plane verba in alia libri<text:line-break/>parte confcripfit nosque ipsi ea fuperius enodavimus, ubi<text:line-break/>et illud dicebamus, pingue non folum de unguinoso et<text:line-break/>adipali, sed etiam de omni dulci, dictum esse putandum,<text:line-break/>ut eo sermone mel contineatur et firaeum, quod hepsema,<text:line-break/>hoc est sapam in nostra Afia Graeci nominant.</text:p>
      <text:h text:style-name="Heading_20_2" text:outline-level="2">IV.</text:h>
      <text:p text:style-name="P4"><text:span text:style-name="Default_20_Paragraph_20_Font"><text:span text:style-name="T11">.Mentis , memoriae, olsactus , aliorum etiam sumis insunt-<text:line-break/>men</text:span></text:span>s<text:span text:style-name="Default_20_Paragraph_20_Font"><text:span text:style-name="T11">orum exercitio. </text:span></text:span>L<text:span text:style-name="Default_20_Paragraph_20_Font"><text:span text:style-name="T11">abores, cibi, potus, somnus, res<text:line-break/>venereae, omnia medi</text:span></text:span>o<text:span text:style-name="Default_20_Paragraph_20_Font"><text:span text:style-name="T11">cria. Frigidior sagulo in tem-<text:line-break/>p ore et regione, calidior erit.</text:span></text:span></text:p>
      <text:p text:style-name="P3">Quod neque affectu aliquo, neque ob aetatem, frigi-<text:line-break/>dior in frigida regione et tempore possit calidior essici,<text:line-break/>omnes confitentur. Idcirco et Sabini sectatores de natura<text:line-break/>frigidioribus verum esse fermonem tradunt. Verum tamen<text:line-break/>neque de istis absolute prolatus verum est, nisi hujusmodi<text:line-break/>conditiones additae sint. Frigidum exterius circumfusum,<text:line-break/>quod denset resrigeretque cutaneas partes , -inter eVidenter<text:line-break/>apparentia ponendum est, non tamen corporis penetralia<text:line-break/>similiter assiciL Sed quemadmodum in aphorismis defini-<text:line-break/>tum est ea in parte, ubi inquit: nonnunquam in disten-<text:line-break/>tione sine ulcere juveni carnoso, aestate media , frigidae<text:line-break/>multae inspersio calorem revocat, sic et hoc loco a nobis<text:line-break/>definiendum est. Frigida namque corpori nostro iniecta<text:line-break/>aut ita alte subit, ut intima aeque atque extima refingo-<text:line-break/>ret aut sola cutanea frigore percellit. Ad profundum<text:line-break/>igitur descendens partes eas refrigerat et non levi noxa<text:line-break/>totum animal afficit. , ipfiusi frigore concussis labefactatis-</text:p>
      <text:p text:style-name="P3">que viribus ; at quae superficiem tantum corporis laedit,<text:line-break/>non solum interiora non resrigerabit , sed etiam calidiora<text:line-break/>mutto, quam ipsorum prior temperatura esset, essicit.<text:line-break/>Ceterum quicunque de raram cutem rarasque sub ipsa<text:line-break/>carnes habentibus ipsum Ioquutum esse existimant, nunc<text:line-break/>quoniam ob difflatum calorem istos frigidiores affectos esse<text:line-break/>dicunt, atque ideo fpissefcente cute, retentoque quod<text:line-break/>prius exhalabat calido, incalescere, aliquid sane videri<text:line-break/>dicunt, sed eos opinari non decebat, qui ita digerantur,<text:line-break/>frigidiores dictos esse. Haec enim , ut didicistis , humidis<text:line-break/>calidisque corporibus maxime insunt; fecundo calidis,<text:line-break/>licet fine humore talia sint, nullum autem frigidum cor-<text:line-break/>pus facile dissolvitur, sed minusi quidem humida, magis<text:line-break/>autem arida hoc sustinent, utriusque vero naturaIiter ca—<text:line-break/>sida praestatu.. Hac itaque ratione isti mihi falsi esse<text:line-break/>videntur.</text:p>
      <text:h text:style-name="P25" text:outline-level="2">V.</text:h>
      <text:p text:style-name="P4">I<text:span text:style-name="Default_20_Paragraph_20_Font"><text:span text:style-name="T11">n doloribus proximum ventrem purgare oportet et sun-<text:line-break/>guin</text:span></text:span>i<text:span text:style-name="Default_20_Paragraph_20_Font"><text:span text:style-name="T11">s ventrem rescindere.</text:span></text:span> s<text:span text:style-name="Default_20_Paragraph_20_Font"><text:span text:style-name="T11">sti</text:span></text:span>o, <text:span text:style-name="Default_20_Paragraph_20_Font"><text:span text:style-name="T11">sectio, calesactio, re-<text:line-break/>feigeratio, sternutatio. , Stirpium humores, in quibus<text:line-break/>vim habent et c</text:span></text:span>y<text:span text:style-name="Default_20_Paragraph_20_Font"><text:span text:style-name="T11">ceon; male</text:span></text:span>d<text:span text:style-name="Default_20_Paragraph_20_Font"><text:span text:style-name="T11">icorum, lac, allium, vinum<text:line-break/>fervesuctum, acetum, sal.</text:span></text:span></text:p>
      <text:p text:style-name="P1">Remedia hoc loco enumerat et levibus et saevis do-<text:line-break/>Ioribus succurrentia, sicut in aphorismis oculorum tantum<text:line-break/>dolentium remedia scripsit, ubi inquit: dolores oculorum<text:line-break/>meri potio tollit aut balneum aut fomentum aut venae<text:line-break/>solutio aut cum medicamento purgatio. Hoc loco quae-<text:line-break/>dam adjecit remedia, oculorum doloribus non convenien-<text:line-break/>tia. Primum quidem omnium hoc in sermone enumera-<text:line-break/>tum purgatio est, quam in . . victoriae studiosa, irri-<text:line-break/>tant, neque stulta . . auxilia penitus, quemadmodum<text:line-break/>scripsit, explicaVdmus. Primum vero inter deinceps ensi-<text:line-break/>merata ustio est, quae pessime affectis locis ob pravorum</text:p>
      <text:p text:style-name="P3">luccorum exuberantiam, ut in perquam ma<text:span text:style-name="Default_20_Paragraph_20_Font"><text:span text:style-name="T11">l</text:span></text:span>ignis u<text:span text:style-name="Default_20_Paragraph_20_Font"><text:span text:style-name="T11">l</text:span></text:span>ceri-<text:line-break/>bus evenit, adhibendum nonnunquam palam candentibus<text:line-break/>ferramentis, nonnunquam ustoriisi medicaminibuS , ea no-<text:line-break/>biS utentibus. Post ustionem sectio posita est et ipsa lo-<text:line-break/>corum multum jam pusi habentium dolorem finiens, post-<text:line-break/>quam ingentes phlegmonae praegressae sunt. Deinde cale-<text:line-break/>sactio , levationibusi scilicet atque fomentis arcessita. Alias<text:line-break/>vero fomentorum materias edocti estis, quibus vitiis do-<text:line-break/>lorem excitantibus admovenda sint, ut pectoris morbis<text:line-break/>per ea quae ipse in libro do ratione victus acutorum re-<text:line-break/>cenluit; oculis autem per mollem spongiam, non ferente<text:line-break/>loco per lacculos et cataplasmata calesactionesi ; quin et<text:line-break/>ex oleo conspersio in mediisi corporis partibus et capite,<text:line-break/>calelactio quum sit, doloribus remedio est. Ex aquae<text:line-break/>calissae Iotu extremorum membrorum dolor tollitur. At-<text:line-break/>que srequentissimusi et plurimus in dolentibus particuIis<text:line-break/>caIesactionisi usus apud medicos est, nam et contensa re-<text:line-break/>laxat, completa evacuat, resrigerata calesacit. Resrigera-</text:p>
      <text:p text:style-name="P3">tione autem rarius sedandis doloribus utimur, membrorum<text:line-break/>quidem exteriorem superficiem densante et propterea dis-<text:line-break/>stationes impediente, distensa vero magis intendente.<text:line-break/>Solas igitur calidas intemperies sine materiae multitudine<text:line-break/>fractus refrigeratio discutiet; sicut in capitis dolore ob<text:line-break/>solis aestum aut febrium ardorem. Caput igitur oleo ro-<text:line-break/>sacco frigido perfundentes fymptoma Voramus et eryfipe.-<text:line-break/>lata, ob excellentem calorem dolorem inferentia . .<text:line-break/>nec non et podagras, in quibus biliosa calidave fluxio<text:line-break/>est. Post dicta autem deinceps scriptum est, stirpium<text:line-break/>humores, in quibus vim habent, quorum item verborum<text:line-break/>sententia talis plane mihi esse videtur. Dolorum medsci-<text:line-break/>nae tibi nonnunquam suerint et stirpium humores; isti<text:line-break/>vero permulti sunt, quidam liquidi permanentes, aliqui<text:line-break/>spiisescentesi. In primis sane oleum per multam nobis uti-<text:line-break/>litatem tollendis sedandisque doloribus, si calidum adhi-<text:line-break/>beatur, praestat. Deinde et alia multa longe plusquam<text:line-break/>ipsum calefacientia, ut Iaufistulll, cedrinum, recininum,</text:p>
      <text:p text:style-name="P3">sinapmum et raphaninum. Haec quidem liquida : concreta<text:line-break/>vero alia plus, alia minus et resinae, maximeque inter<text:line-break/>eas, quae sponte sua destillant et thapfia et euphorbium<text:line-break/>et succi omnes, Cyrenaeus, Parthicus, medicuS, Assyrius,<text:line-break/>sagapeniusi , ex tethymalis, ex panace, qui et proprie<text:line-break/>opopanax dicitur. Hujus generis sunt et chaIbana et alia<text:line-break/>musta, quae omnia in commentariis de simpIicium medi-<text:line-break/>cinarum viribus didicisti: <text:span text:style-name="Default_20_Paragraph_20_Font"><text:span text:style-name="T31">, </text:span></text:span>sive enim succus sit alicujusi,<text:line-break/>sive Iiquor, sub humoris adpeIIatione comprehenditur.<text:line-break/>Hujus itaque generis sunt et liquida pix et piceum, quod<text:line-break/>vocatur et in Cilicia capnelaeon , aliaque innumerabilia,<text:line-break/>aliqua ex herbis, aliqua ex fruticibus, aliqua ex arbori-<text:line-break/>bus consecta, quorum commune vocabulum stirps habe-<text:line-break/>tur, cujus hoc loco Hippocrates meminit dicensi : stirpium<text:line-break/>humores. His vero adiecit, in quibusi vim habent, obfcu-<text:line-break/>rum brevitate sermonem faciens. Igitur haud abs re ex-<text:line-break/>planatores dissident, alius aliter non modo interpretantes,<text:line-break/>sed etiam fcIibentesi. Quamobrem, ne nimia fcribam, eosi</text:p>
      <text:p text:style-name="P3">omittens, quae mihi simillima veri videantur, ea sola re-<text:line-break/>feram. Medicamentorum igitur quaecunque dolores se-<text:line-break/>dare apta sunt , sicut aliud alii affectui , ita et iliud alii<text:line-break/>membro prodesse idoneum est. Hac de re autem sermo<text:line-break/>quia commentarii modum excedit, breviter ipsum per<text:line-break/>exempla perstringere constitui. Porro quod non omnes<text:line-break/>cum dolore affectuS iisdem egeant medicamentis, istud tibi<text:line-break/>exemplo esto. Mordacibus fuccis in intestinis contentis<text:line-break/>cluentia quum prius per inferiores partes immiserimus,<text:line-break/>inter quae mulsa est, ptisanae cremor et excreta haec<text:line-break/>fuerint, morsus deinde mitigantia et quaecunque iubae-<text:line-break/>rentia et intestinorum tunicas operientia superne inciden-<text:line-break/>tes mordaces humores arcent, in sedem damus; edulia<text:line-break/>praeterea ipsis bonum succum creantia et quae difficulter<text:line-break/>corrumpantur, exhibemus. At in superiore ventre et<text:line-break/>maxime in ejus ostiolo id genus contractiS IrumoribuS in<text:line-break/>primiS eoS vomere jubemus. Quod si ad vomitum parati<text:line-break/>non sint , simplex oleum aut cum aqua temperatum aut</text:p>
      <text:p text:style-name="P3">quiddam simile sorbendum praebemus, per quod citato<text:line-break/>vomitu exterius aliquid adstringenS odoratumque super-<text:line-break/>imponimus ; sumendos autem cibos exhibemus boni succi,<text:line-break/>aegre dissolubiles et nonnulla adstringendi vi praeditos.<text:line-break/>Oculis vero dolentibus horum nihil facimus, sed universi<text:line-break/>corporiS inutilem materiam priuS medicamento educimus.<text:line-break/>Quod si redundet fanguis, ad cubiti venam exteriorem,<text:line-break/>quam humeralem vocant, scindendam accedimus; deinceps<text:line-break/>medicamine aliquo quam mollissimo et neutiquam mordaci<text:line-break/>utimur; deinde per totum diem usque ad vesperam jeju-<text:line-break/>nantem ad balneum ducimus. Quod fi neque purgatione,<text:line-break/>neque venae scissione indigeat, dictis medicamentis et post<text:line-break/>ipsa IaVatione, sicut noVistisi, ejusmodi dolores medicamur,<text:line-break/>neque ad ventris morsus collyrion aliquod immittentes,<text:line-break/>neque oculis tragi succum aut caprae adipem aut seratum<text:line-break/>morlu vacans aut id genus aliquid adhibentes, quale in<text:line-break/>sedem injicere soliti sumus. Haec exempli causa dixisse<text:line-break/>satis esto ad illud edocendum eundem affectum diversis</text:p>
      <text:p text:style-name="P3">locis excitatum non eadem remedia postulare. Ostendere<text:line-break/>enim propofitum est, in quo fenfu Hippocrates dixerit,<text:line-break/>stirpium humores in quibus vim habent: illud enim in<text:line-break/>quibus aut membris aut affectibus aut modiS utendi, in-<text:line-break/>telligere necesse est. Dico autem utendi modos, quum<text:line-break/>aut ipsam causam, ob quam affecta pars dolet, remove-<text:line-break/>mus aut flatuosilm spiritum ex illa creatum discutimus;<text:line-break/>idque ipsum duobuS modiS essicimus aut spiritali crassam<text:line-break/>flatuosamque partem extenuanteS aut continenS ipsum cor-<text:line-break/>puS raresacientes. Quin etiam ad haec moduS alius in-<text:line-break/>dolentia^ effector est, scilicet qui sensum habetat ac stu-<text:line-break/>pefacit, in quo prudentiae non vulgaris est, stupefactorio<text:line-break/>medicamento alia permiscere, neque eo solo uti. Quem<text:line-break/>enim praeterit, a Philonio, quod vocatur, medicamine,<text:line-break/>dolori finem stupore sensus imponi; stuporem vero et tor-<text:line-break/>porem papaveris succus et alterci semen essiciunt. Haec<text:line-break/>fi sola perpauca exhibeantur, dolorem sedare non pote-<text:line-break/>runt; quod si tantum ex istis detur, quantum acceptum</text:p>
      <text:p text:style-name="P3">fedare dolorem possit, insigni noxa membrum dolens assi-<text:line-break/>cietur. Igitur ne ipsum magnopere offendatur, neque<text:line-break/>sensus obtorpeat, aliorum medicaminum permissio a Phi-<text:line-break/>lone excogitata est. Quaenam vero sit methodus, qua<text:line-break/>quis utens hanc medicamentorum structuram moliatur, in<text:line-break/>libris de ipsorum compositione proditum est. Et de Ilis<text:line-break/>hactenus. Nunc quae sequuntur, confideramus, inter quae<text:line-break/>prima est Vox illa, cyceon , nempe quod vinum dolores<text:line-break/>oculorum ex obstructione orientes mitiget , ex aphorismo-<text:line-break/>rum interpretationibus didicistis. Nunc vero aliorum,<text:line-break/>quicunque eadem ratione concitantur, dolorum nonnun-<text:line-break/>quam ob sanguinis crassitudinem, nonnunquam ob frigus,<text:line-break/>vobis in mentem veniat, quam faepiusi et in ventris do-<text:line-break/>Ioribus et in dolore capitis vocato hemicraera seu hemi-<text:line-break/>cranea, meracius vinum sumtum confestim quidem mani-<text:line-break/>felle juvifle , accedente deinde somno, in totum dolorem<text:line-break/>sustulisse , videritis. Vidisti autem me non illico jejuno,<text:line-break/>sed ab assumto cibo exhibere. At hoo loco Hippocrates</text:p>
      <text:p text:style-name="P3">utrumque miscuit et cibum et potum : tale enim quiddam<text:line-break/>cyceon est , quemadmodum et apud Humerum didicistis,<text:line-break/>miscentibus quidem alia cum vino, commune vero omnium<text:line-break/>ipsum habentibus; fortasse et cum polenta vinum misce-<text:line-break/>banL Necessario autem et alia misceri ex hoc nomine,<text:line-break/>cyceon veteresi signare quispiam putaverit, sic eos adpel-<text:line-break/>lationem hanc in eum sensum magisi accipere indicans.<text:line-break/>Aliquando autem ego quempiam dolore vexatum sine cibo,<text:line-break/>vino uti jubens, ut opinionem meam confirmarem, multis<text:line-break/>subito caIidiS vaporibuS affectum Iocum peteotibusi, eum,<text:line-break/>uti fui veritus, cruciatum animadVerli: ab istis enim et<text:line-break/>inaequale intemperieS et repletio membro acciderunt.<text:line-break/>Alibi vero nos explicavimus repletionem quoquo verfus<text:line-break/>corpora distendentem, imbeciIIis partibus doIorem inferre,<text:line-break/>fed inaequalem intemperiem ea ratione, quod aliquae<text:line-break/>partes adhuc naturaliter affectae sint, aliquae refrigeratae<text:line-break/>ipsis sint proximae: in istis enim a male affectis partibus<text:line-break/>ad recte valentes molesta quaedam frigoris distributio fit ;</text:p>
      <text:p text:style-name="P3">utrumque miscuit et cibum et potum: tale enim quiddam<text:line-break/>cyceonest, quemadmodum et apud Humerum didicistis,<text:line-break/>miscentibus quidem. alia cum vino, commune vero omnium<text:line-break/>ipsum habentibus; fortasse et cum polenta vinum mifce-<text:line-break/>bauto Necessario autem et alia misceri ex hoc nomine,<text:line-break/>cyceon veteres signare quispiam putaverit, sic eos adpel-<text:line-break/>lationem hanc in eunt <text:span text:style-name="Default_20_Paragraph_20_Font"><text:span text:style-name="T11">t</text:span></text:span>ensum magis accipere indicans.<text:line-break/>Aliquando autem ego quempiam dolore vexatum sine cibo,<text:line-break/>vino utiqubens, ut opinionem meam confirmarem, multis<text:line-break/>fubito calidis vaporibus affectum locutu petentibus, eum,<text:line-break/>uti -fui veritus, cruciatum animadverti: ab illis enim et<text:line-break/>inaequalis intemperies et repletio membro^ acciderunt.<text:line-break/>Alibi vero nos explicavimus repletionem quoquo ver<text:span text:style-name="Default_20_Paragraph_20_Font"><text:span text:style-name="T11">t</text:span></text:span>us<text:line-break/>corpora distendentem, imbecillis partibus dolorem inferre,<text:line-break/>fed inaequalem intemperiem ea ratione, quod aliquae<text:line-break/>partes adhuc naturaliter asseclae. sint, aliquae refrigeratae<text:line-break/>ipsis sint proximae^ in istis enim a male affectis partibus<text:line-break/>ad recte valentes molesta. quaedam frigoris distributio sit;</text:p>
      <text:p text:style-name="P3">cohaerere a me ostensum est et male ab interpretibus in<text:line-break/>plures sermones fuisse di<text:span text:style-name="Default_20_Paragraph_20_Font"><text:span text:style-name="T5">v</text:span></text:span>isa. Ad sequentem igitur partem<text:line-break/>transeamus, quae pIus etiam ab omnibus prioribus , quam<text:line-break/>istae inter se distare videtur. Potest autem et ipsa, ut<text:line-break/>ego sentio, de doloribus, sicut. et silae , suissa prolata,<text:line-break/>sed ab illis differre malitia. Exoriuntur enim dolores<text:line-break/>quidam maligni a maleficis seu medicamentis , quae dele-<text:line-break/>tersa, id est mortifera vocant, seu seris venenum ictu<text:line-break/>fundentibus, sive succis aliquibus ex improbo victu aut<text:line-break/>pestilenti coelo in corpore genitis. Ad hos itaque id ge-<text:line-break/>nus remedia enumerata fuisse dicimus, lac, allium, vinum<text:line-break/>fervefactum, acetum, salem. Lac namque venenis ero-<text:line-break/>sione interficientibus adVersatur, siquidem attemperatione<text:line-break/>opus est. Allium vehementi frigore laedentibus resistit,<text:line-break/>vinum mediocriter frigidis; sed quum ipsi adfectum fue-<text:line-break/>rit<text:span text:style-name="Default_20_Paragraph_20_Font"><text:span text:style-name="T11">, fervefectum</text:span></text:span>, intelligere possumus admodum calidum.<text:line-break/>Potest etiam intelligi vinum ita decoctum, ut sapa, quam<text:line-break/>vocant, facta sit: etenim haec corrodentes acrimonias tem-</text:p>
      <text:p text:style-name="P3">p erat. Acetum vero, ut glutinosos, quales fungorum esit<text:line-break/>creantur, succos dissecet vel etiam refrigerandi cau<text:span text:style-name="Default_20_Paragraph_20_Font"><text:span text:style-name="T11">t</text:span></text:span>a, sicut<text:line-break/>adverfirs thapfiam requiritur. Postremo falam, ut totam<text:line-break/>maleficorum humorum medicameutorumque substantiam<text:line-break/>consumere possit. Ceterum quoniam utilitates et noxae<text:line-break/>non solum per simplices nos attingenti<text:span text:style-name="Default_20_Paragraph_20_Font"><text:span text:style-name="T11">a</text:span></text:span>m qualitates, sed<text:line-break/>etiam per totam substantiam corporibus nostris adveniunt,<text:line-break/>et hoc enim ex aliis commentariis didicistis, jure sane<text:line-break/>optimo et illud dictum suerit , stirpium humores et in<text:line-break/>quibus vim habenti Proprietates namque ex tota <text:span text:style-name="Default_20_Paragraph_20_Font"><text:span text:style-name="T11">t</text:span></text:span>uli-<text:line-break/>stantia progenitae aut corporibus nostris congruentes aut<text:line-break/>alienae, quatuor materiis continentur: aut enim purgato-<text:line-break/>riae medicinae fiunt aut alimenta aut ad haec tertio ea<text:line-break/>quae hic Hippocrates malefica nominavit aut quarto ipso-<text:line-break/>vum remedia. Quum vero tertium materiae genus et in<text:line-break/>medicamenta deleteria, hoc est mortifera vocata et fera-<text:line-break/>rutu venena, distribuatur, duplex. et.isse curantium ma-<text:line-break/>teria est. Adpellantur autem Graeco vocabulo alexiphar-</text:p>
      <text:p text:style-name="P3">m aea , id est medicamentorum auxilia , quae mortiferis<text:line-break/>medicamentis adversantur; theriaca vero quae ferarum<text:line-break/>morsibus medentur. Verum fortasse quis existimavit et<text:line-break/>purgantium medicamentorum materiam inter mortifera esse<text:line-break/>censendam , nam et haec ultra modum assumta nos inter-<text:line-break/>finiunt.. Id si concesserimus, consequens erit etiam ut<text:line-break/>alexipharmaca et theriaea in mortiferis enumeremus, quan-<text:line-break/>doquidem et haec nos perdere possi<text:span text:style-name="Default_20_Paragraph_20_Font"><text:span text:style-name="T11">n</text:span></text:span>t, nisi si quis ex ipsis<text:line-break/>omnino valde. parum assumserit. Verum ea de caula mihi<text:line-break/>plura medicamenta non vocare mortifera medici viden-<text:line-break/>tur, quod ipforum temporibus quibusdam utilitas necessa-<text:line-break/>ria sit; ea vero appellare deleteria, id est perniciosa, quae<text:line-break/>nullo unquam tempore neque aegrotis hominibus neque<text:line-break/>valentibus operam ferunt, neque enim aconitum, neque<text:line-break/>argentum vivum, neque argenti fpuma, neque marinus<text:line-break/>lepus, intra corpus accepta, .ullum .nobis afferunt emole-<text:line-break/>mentum, quemadmodum et alia. pleraque, de quibus et in<text:line-break/>illis commentariis actum est, ubi de juvautibus atque no-<text:line-break/>censibus per totius substantiae proprietatem disputavimus.</text:p>
      <text:h text:style-name="P25" text:outline-level="2">VI.</text:h>
      <text:p text:style-name="P4"><text:span text:style-name="Default_20_Paragraph_20_Font"><text:span text:style-name="T11">Domo ex lassitudinibus ab itinere, imbecillitas, gravitas<text:line-break/>exspuit , tussiebat enim ex vertice. Febris acuta . ma-<text:line-break/>num submorden</text:span></text:span>n <text:span text:style-name="Default_20_Paragraph_20_Font"><text:span text:style-name="T11">Secundo die caput grave, lingua<text:line-break/>exusta suit, nares unguibus resicistae , sanguis non ma-<text:line-break/>navit; sinister lienis magnus et durus dolore insultabatur.</text:span></text:span></text:p>
      <text:p text:style-name="P1">Quaenam huic aegroto acciderint, narravit Hippocra-<text:line-break/>tes ; mortuusine fit an eraserit, quorum causa reliqua omnia<text:line-break/>scripta sunt, dicere praetermisit. At forsan quid ego de<text:line-break/>aegro hoc futurum esse praedicerem quispiam audire desse<text:line-break/>deret, cui vera hunc in modum dicenda funt. Si quis<text:line-break/>ejus mihi urinam ostendisset, clare sane quid de eo sen-<text:line-break/>tirem attulissem. Quantum enim ad dicta pertinet, per-<text:line-break/>niciose aegrotabat; at si urina optima fuisset, hominem<text:line-break/>quidam evasurum , sed a<text:span text:style-name="Default_20_Paragraph_20_Font"><text:span text:style-name="T11">c</text:span></text:span>uto aegrotaturum esse praedixis-<text:line-break/>sem ; sin autem prava apparuisset urina, brevi interiturum.<text:line-break/>Si mediocris, ut neque laudanda esset, neque vituperanda,</text:p>
      <text:p text:style-name="P3">longiori tempori superstitem., tandem moriturum esse assit-<text:line-break/>arassent. Alia porro symptomata media quodam modo in-<text:line-break/>ter perniciem atque salutem sunt. Illud vero , nares au-<text:line-break/>tem unguibus rescissae, delude non. effundentes sanguinem :<text:line-break/>ita enim scripsit zeuxis , nares unguibus rescissae non<text:line-break/>effuderunt sanguinem ,. pessimum signum. esu Quod si<text:line-break/>scriptum esset, quemadmodum et in pluribus exemplari-<text:line-break/>bus scriptum reperitur, nares unguibus rescissae, sanguis<text:line-break/>non ma<text:span text:style-name="Default_20_Paragraph_20_Font"><text:span text:style-name="T11">n</text:span></text:span>avit, perniciosum quidem et hoc esset, sed mi-<text:line-break/>nus quam nullo modo sanguinem emittere. Patet autem<text:line-break/>quod et ma<text:span text:style-name="Default_20_Paragraph_20_Font"><text:span text:style-name="T11">n</text:span></text:span>us opera rite adhibita, fanguis tamen non<text:line-break/>emanavit ; neque enim ab initio hac in parte scripsisset,<text:line-break/>unguibus quidem nares esse proscissis , neque tamen fa<text:span text:style-name="Default_20_Paragraph_20_Font"><text:span text:style-name="T11">n-<text:line-break/></text:span></text:span>guinis effluvium accidisse , si .absque manus opera id eve—<text:line-break/>ni<text:span text:style-name="Default_20_Paragraph_20_Font"><text:span text:style-name="T11">t</text:span></text:span>e potuisset. Referunt autem veteres medicos non pro-<text:line-break/>priis unguibus modo, fed etiam ferramento quodam ad id<text:line-break/>ipsum praeparato nares dissecare solitos. Videnturque in<text:line-break/>aegrota<text:span text:style-name="Default_20_Paragraph_20_Font"><text:span text:style-name="T11">n</text:span></text:span>te , de quo nunc sermo fit , ad ipsarum dissectio-<text:line-break/>nem propter capitis gravitatem curantes hominem medici<text:line-break/>devenisse. Illud vero de liene dictum, sinister lienis mag-</text:p>
      <text:p text:style-name="P3">nus, nonnulli ita additum esse sinister putant, ut Iacti<text:line-break/>album poeta adjecit et iuibus humi cubantes, quum nul-<text:line-break/>lum lac non album sit, nulli sues non humi cubantes<text:line-break/>* * * dissecta non erupit sahguis sinistra , tanquam<text:line-break/>dixisset^ ex sinistra nare et ea lieni e regione opposita esu<text:line-break/>Atque verisimile est medicum ad manus operam huic nari.<text:line-break/>adhibendam fuisse permotum. Errante autem primo Ii--<text:line-break/>brario accidit, ut erratum remaneret. Praeterea, quum<text:line-break/>in proposito sermone illud etiam sit , tussire ipsum ex<text:line-break/>vertice, de hoc etiam inter libri interpretes magna dis-<text:line-break/>sensio est orta, nonnullis quidem ex capite fieri tussim<text:line-break/>dice<text:span text:style-name="Default_20_Paragraph_20_Font"><text:span text:style-name="T11">n</text:span></text:span>tibus, non, sicut crebrius fieri consuerit,. ex pectore<text:line-break/>et pulmone et afpera arteria, quando haec primo affecta<text:line-break/>sunt ; aliquibus autem ex vertice proprie dictum esse pu-<text:line-break/>tantibus, ut non solum ex capite destillatio aliqua tussis<text:line-break/>caula sit, fed etiam ab ipsius capitis parte illa, quam<text:line-break/>verticem nominamus.</text:p>
      <text:h text:style-name="P25" text:outline-level="2">VII.</text:h>
      <text:p text:style-name="P4"><text:span text:style-name="Default_20_Paragraph_20_Font"><text:span text:style-name="T11">Quartana lab</text:span></text:span>o<text:span text:style-name="Default_20_Paragraph_20_Font"><text:span text:style-name="T11">ran</text:span></text:span>t<text:span text:style-name="Default_20_Paragraph_20_Font"><text:span text:style-name="T11">es</text:span></text:span> m<text:span text:style-name="Default_20_Paragraph_20_Font"><text:span text:style-name="T11">agno morbo non cap</text:span></text:span>i<text:span text:style-name="Default_20_Paragraph_20_Font"><text:span text:style-name="T11">un</text:span></text:span>t<text:span text:style-name="Default_20_Paragraph_20_Font"><text:span text:style-name="T11">ur. s</text:span></text:span>i<text:line-break/><text:span text:style-name="Default_20_Paragraph_20_Font"><text:span text:style-name="T11">pr</text:span></text:span>i<text:span text:style-name="Default_20_Paragraph_20_Font"><text:span text:style-name="T11">u</text:span></text:span>s <text:span text:style-name="Default_20_Paragraph_20_Font"><text:span text:style-name="T11">au</text:span></text:span>t<text:span text:style-name="Default_20_Paragraph_20_Font"><text:span text:style-name="T11">em cap</text:span></text:span>i<text:span text:style-name="Default_20_Paragraph_20_Font"><text:span text:style-name="T11">an</text:span></text:span>t<text:span text:style-name="Default_20_Paragraph_20_Font"><text:span text:style-name="T11">ur et quar</text:span></text:span>t<text:span text:style-name="Default_20_Paragraph_20_Font"><text:span text:style-name="T11">ana superven</text:span></text:span>i<text:span text:style-name="Default_20_Paragraph_20_Font"><text:span text:style-name="T11">at, l</text:span></text:span>i<text:span text:style-name="Default_20_Paragraph_20_Font"><text:span text:style-name="T11">beran</text:span></text:span>t<text:span text:style-name="Default_20_Paragraph_20_Font"><text:span text:style-name="T11">ur.</text:span></text:span></text:p>
      <text:p text:style-name="P1">comitialem veteres et magnum morbum et affectum<text:line-break/>puerilem adpellant, ut ipfe Hippocrates in libro de aquis<text:line-break/>et aere et locis , quoniam pueritia tempore abundat. Non-<text:line-break/>nulli et Herculeum ipfum vocaverunt, non quod Hercules<text:line-break/>eo vexaretur; fed videntur illi, sicut alii etiam nomini-<text:line-break/>bus ejus faevitiam exprimere voluerunt , ita et nomen<text:line-break/>boe magnitudinem significans; herculeum scilicet effinxisse.<text:line-break/>Alii fac<text:span text:style-name="Default_20_Paragraph_20_Font"><text:span text:style-name="T11">t</text:span></text:span>um morbum, falsa opinione decepti, appella<text:span text:style-name="Default_20_Paragraph_20_Font"><text:span text:style-name="T11">r</text:span></text:span>e-<text:line-break/>runt, sicut in libro de sacro morbo explicatum esu ori-<text:line-break/>tur sane et ab aliis affectis partibus nonnunquam vitium<text:line-break/>hoc, fed in plurimis primum ipsum cerebrum afficitur,<text:line-break/>non alio affecto consentiens. Morbi autem cau<text:span text:style-name="Default_20_Paragraph_20_Font"><text:span text:style-name="T11">t</text:span></text:span>a frigidus<text:line-break/>crassusque humor est in cerebri sinibus collectus, nervo-</text:p>
      <text:p text:style-name="P3">rumque origines ac praecipue dorsi medullae primum prin-<text:line-break/>cipium occupans. Huic humori igitur et aliae quidem<text:line-break/>febres prof<text:span text:style-name="Default_20_Paragraph_20_Font"><text:span text:style-name="T11">a</text:span></text:span>n<text:span text:style-name="Default_20_Paragraph_20_Font"><text:span text:style-name="T11">i, </text:span></text:span>fed maxime diuturnae et ex his omnibus<text:line-break/>quartana potissimum, itemque ea ipsis quartana , quae<text:line-break/>longissima sit et cum rigore invadat, ipsis namque rigor.<text:line-break/>* * * * vectes * * * * cerebri quidem<text:line-break/>initium hoc. obstruente humore, febris autem caliditas<text:line-break/>prius attenuans et ipsum discutere apta est, praeterea et<text:line-break/>totam temperaturam vehementibus rigoribus mutare et<text:line-break/>humidam eam frigidamque ad calidius sicciusque redigere.<text:line-break/>Ab hac vero pituitosos humor interdum procreatur in cor-<text:line-break/>pore, al excretiones sequuntur convulsionem juvantes, per<text:line-break/>fudores quidem saepius, aut vomitum, aut alui subductio-<text:line-break/>nem , quare et per haec expurgatur materia juxta id quod<text:line-break/>dixit in aphorismis, febrem convulsioni rectius accidere<text:line-break/>quam convulsionem fabri; comitialis autem est totius cor-</text:p>
      <text:p text:style-name="P3">poris convulsio. ln primo quidem de morbis popularibus<text:line-break/>ita fcripsit de quartana: tutissima quidem omnium est et<text:line-break/>facillima, fed longissima quartana; neque enim ipsa stilum<text:line-break/>per fe ipsa talis est, fed etiam ab aliis ingentibus morbis<text:line-break/>tutum praestat. Id vero nulli dubium est, quod prius<text:line-break/>quartana febre laborantes comitialis morbus adoriri ne-<text:line-break/>quit, quandoquidem jam adortum superveniens quartana<text:line-break/>discutere consuevit; quocirca multo sane magis f alum<text:line-break/>nondum factum fieri non permittit.</text:p>
      <text:h text:style-name="Heading_20_2" text:outline-level="2">VllI.</text:h>
      <text:p text:style-name="Normal"><text:span text:style-name="Default_20_Paragraph_20_Font"><text:span text:style-name="T11">Pro quibu</text:span></text:span>s <text:span text:style-name="Default_20_Paragraph_20_Font"><text:span text:style-name="T11">qu</text:span></text:span>i m<text:span text:style-name="Default_20_Paragraph_20_Font"><text:span text:style-name="T11">orb</text:span></text:span>i.</text:p>
      <text:p text:style-name="P1">Hoc supra positis congruit, hanc sententiam intuens.<text:line-break/>Pro quibus morbis qui morbi oriantur ferre bonum est;<text:line-break/>id vero subaudire opus esu Quemadmodum enim quar-<text:line-break/>ta<text:span text:style-name="Default_20_Paragraph_20_Font"><text:span text:style-name="T11">n</text:span></text:span>am comitialem sanat et febris quaeque convulsionem<text:line-break/>vel etiam destillationem et suspirium , eodem pacto ocu-</text:p>
      <text:p text:style-name="P3"/>
      <text:p text:style-name="Normal">lorum phlegmonem, alui profluvium, laevitatem intestino-<text:line-break/>rum , acida eructatio et lateris phlegmone pulmonariam,<text:line-break/>vetemhm phrenitis; contra vero non utiliter phrenitis in<text:line-break/>veternum , phlegmone lateris in pulmonariam fe conver-<text:line-break/>tunt. Quin etiam atram bilem .haemorrhois plerumque<text:line-break/>incipientem prohibuisse al jam affectam removisse, nec<text:line-break/>non et duratum lienem fanavisse, conspecta esu At va-<text:line-break/>rices quoque hos ipsius morbos, podagras propterea et<text:line-break/>articularios dolores discutiunt.</text:p>
      <text:p text:style-name="P1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7a</dc:title>
    <dc:subject>Galien</dc:subject>
    <meta:keyword>https:/archive.org/details/BIUSante_45674x17a</meta:keyword>
    <meta:initial-creator>Galien;Kühn, Karl Gottlob (éd.)</meta:initial-creator>
    <meta:creation-date>2023-01-20T07:47:00Z</meta:creation-date>
    <dc:date>2023-01-24T15:36:12.963000000</dc:date>
    <meta:editing-cycles>68</meta:editing-cycles>
    <meta:editing-duration>PT2H17M25S</meta:editing-duration>
    <meta:document-statistic meta:table-count="0" meta:image-count="0" meta:object-count="0" meta:page-count="560" meta:paragraph-count="1134" meta:word-count="73759" meta:character-count="507134" meta:non-whitespace-character-count="434493"/>
    <meta:template xlink:type="simple" xlink:actuate="onRequest" xlink:title="" xlink:href="Normal.dotm"/>
  </office:meta>
</office:document-meta>
</file>